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0.02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7mm"/>
    </style:style>
    <style:style style:name="co5" style:family="table-column">
      <style:table-column-properties fo:break-before="auto" style:column-width="34.71mm"/>
    </style:style>
    <style:style style:name="co7" style:family="table-column">
      <style:table-column-properties fo:break-before="auto" style:column-width="32.77mm"/>
    </style:style>
    <style:style style:name="co8" style:family="table-column">
      <style:table-column-properties fo:break-before="auto" style:column-width="14.99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5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1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9"/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Times New Roman" fo:font-size="12pt" style:font-size-asian="12pt" style:font-size-complex="12pt"/>
    </style:style>
    <style:style style:name="ce14" style:family="table-cell" style:parent-style-name="Default" style:data-style-name="N1"/>
    <style:style style:name="ce15" style:family="table-cell" style:parent-style-name="Default" style:data-style-name="N117"/>
    <style:style style:name="ce16" style:family="table-cell" style:parent-style-name="Default" style:data-style-name="N11"/>
    <style:style style:name="ce17" style:family="table-cell" style:parent-style-name="Default" style:data-style-name="N3"/>
    <style:style style:name="ce18" style:family="table-cell" style:parent-style-name="Default" style:data-style-name="N3">
      <style:table-cell-properties fo:background-color="transparent"/>
    </style:style>
    <style:style style:name="ce19" style:family="table-cell" style:parent-style-name="Default" style:data-style-name="N121"/>
    <style:style style:name="ce20" style:family="table-cell" style:parent-style-name="Default" style:data-style-name="N2"/>
    <style:style style:name="ce22" style:family="table-cell" style:parent-style-name="Default" style:data-style-name="N1">
      <style:table-cell-properties fo:background-color="#ff420e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marker-start="Pijlpunt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lad1" table:style-name="ta1">
        <table:table-column table:style-name="co3" table:default-cell-style-name="ce4"/>
        <table:table-column table:style-name="co5" table:default-cell-style-name="ce8"/>
        <table:table-column table:style-name="co7" table:default-cell-style-name="ce8"/>
        <table:table-column table:style-name="co4" table:number-columns-repeated="2" table:default-cell-style-name="Default"/>
        <table:table-column table:style-name="co4" table:number-columns-repeated="2" table:default-cell-style-name="ce12"/>
        <table:table-column table:style-name="co4" table:number-columns-repeated="2" table:default-cell-style-name="Default"/>
        <table:table-column table:style-name="co4" table:number-columns-repeated="2" table:default-cell-style-name="ce14"/>
        <table:table-column table:style-name="co4" table:number-columns-repeated="2" table:default-cell-style-name="Default"/>
        <table:table-column table:style-name="co8" table:number-columns-repeated="4" table:default-cell-style-name="Default"/>
        <table:table-column table:style-name="co8" table:default-cell-style-name="ce20"/>
        <table:table-column table:style-name="co8" table:number-columns-repeated="2" table:default-cell-style-name="ce12"/>
        <table:table-column table:style-name="co8" table:number-columns-repeated="14" table:default-cell-style-name="Default"/>
        <table:table-column table:style-name="co4" table:default-cell-style-name="Default"/>
        <table:table-column table:style-name="co8" table:number-columns-repeated="21" table:default-cell-style-name="Default"/>
        <table:table-row table:style-name="ro2">
          <table:table-cell table:style-name="ce2" office:value-type="string" calcext:value-type="string" table:number-columns-spanned="3" table:number-rows-spanned="1">
            <text:p>This is part of the TXY table compiled</text:p>
            <text:p> by Herminio M. Brau</text:p>
          </table:table-cell>
          <table:covered-table-cell table:number-columns-repeated="2" table:style-name="ce2"/>
          <table:table-cell/>
          <table:table-cell table:style-name="ce10" office:value-type="string" calcext:value-type="string" table:number-columns-spanned="3" table:number-rows-spanned="1">
            <text:p>The resolution of the DS18B20 is 0.0625°C so all the values for the array are interpolated from the TXY table with the macro</text:p>
          </table:table-cell>
          <table:covered-table-cell table:number-columns-repeated="2" table:style-name="ce11"/>
          <table:table-cell/>
          <table:table-cell table:style-name="ce13" office:value-type="string" calcext:value-type="string" table:number-columns-spanned="3" table:number-rows-spanned="1">
            <text:p>The same table but now in Dallas values and pro mille. The pro mille value can be stored in a 2 bytes integer</text:p>
          </table:table-cell>
          <table:covered-table-cell table:number-columns-repeated="2" table:style-name="Default"/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3">
          <table:table-cell table:style-name="ce3"/>
          <table:table-cell table:style-name="ce2" table:number-columns-repeated="2"/>
          <table:table-cell/>
          <table:table-cell table:style-name="ce11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Interpolated</text:p>
          </table:table-cell>
          <table:table-cell/>
          <table:table-cell office:value-type="string" calcext:value-type="string">
            <text:p>Lower ABV's needs further improvement</text:p>
          </table:table-cell>
          <table:table-cell/>
          <table:table-cell table:style-name="Default" table:number-columns-repeated="3"/>
          <table:table-cell table:number-columns-repeated="16"/>
          <table:table-cell office:value-type="string" calcext:value-type="string">
            <text:p>Modified to unsigned byte to reduce memory footprint</text:p>
          </table:table-cell>
          <table:table-cell table:number-columns-repeated="19"/>
        </table:table-row>
        <table:table-row table:style-name="ro5">
          <table:table-cell table:style-name="ce3" office:value-type="string" calcext:value-type="string">
            <text:p>Boiling point °C</text:p>
          </table:table-cell>
          <table:table-cell table:style-name="ce2" office:value-type="string" calcext:value-type="string">
            <text:p>Liquid ABV</text:p>
          </table:table-cell>
          <table:table-cell table:style-name="ce2" office:value-type="string" calcext:value-type="string">
            <text:p>Vapor ABV</text:p>
          </table:table-cell>
          <table:table-cell/>
          <table:table-cell table:style-name="ce11" office:value-type="string" calcext:value-type="string">
            <text:p>Tc</text:p>
          </table:table-cell>
          <table:table-cell table:style-name="ce11" office:value-type="string" calcext:value-type="string">
            <text:p>Xabv</text:p>
          </table:table-cell>
          <table:table-cell table:style-name="ce11" office:value-type="string" calcext:value-type="string">
            <text:p>Yabv</text:p>
          </table:table-cell>
          <table:table-cell/>
          <table:table-cell office:value-type="string" calcext:value-type="string">
            <text:p>Dallas value</text:p>
          </table:table-cell>
          <table:table-cell table:style-name="Default" office:value-type="string" calcext:value-type="string">
            <text:p>xABV</text:p>
          </table:table-cell>
          <table:table-cell table:style-name="Default" office:value-type="string" calcext:value-type="string">
            <text:p>yABV</text:p>
          </table:table-cell>
          <table:table-cell table:number-columns-repeated="2"/>
          <table:table-cell office:value-type="string" calcext:value-type="string">
            <text:p>Liquid array</text:p>
          </table:table-cell>
          <table:table-cell table:number-columns-repeated="3"/>
          <table:table-cell table:style-name="Default" table:number-columns-repeated="3"/>
          <table:table-cell table:number-columns-repeated="36"/>
        </table:table-row>
        <table:table-row table:style-name="ro3">
          <table:table-cell table:style-name="ce3"/>
          <table:table-cell table:style-name="ce2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3">
          <table:table-cell office:value-type="float" office:value="78.3" calcext:value-type="float">
            <text:p>78,300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/>
          <table:table-cell office:value-type="float" office:value="78.1875" calcext:value-type="float">
            <text:p>78,1875</text:p>
          </table:table-cell>
          <table:table-cell table:formula="of:=PINTERP([.$A$15:.$A$205];[.$B$15:.$B$205];[.E5])" office:value-type="percentage" office:value="0.963897552083335" calcext:value-type="percentage">
            <text:p>96,4%</text:p>
          </table:table-cell>
          <table:table-cell table:formula="of:=PINTERP([.$A$15:.$A$205];[.$C$15:.$C$205];[.E5])" office:value-type="percentage" office:value="0.965207135416669" calcext:value-type="percentage">
            <text:p>96,5%</text:p>
          </table:table-cell>
          <table:table-cell/>
          <table:table-cell table:formula="of:=[.E5]/0.0625" office:value-type="float" office:value="1251" calcext:value-type="float">
            <text:p>1251</text:p>
          </table:table-cell>
          <table:table-cell table:formula="of:=[.F5]*1000" office:value-type="float" office:value="963.897552083336" calcext:value-type="float">
            <text:p>964</text:p>
          </table:table-cell>
          <table:table-cell table:formula="of:=[.G5]*1000" office:value-type="float" office:value="965.207135416669" calcext:value-type="float">
            <text:p>965</text:p>
          </table:table-cell>
          <table:table-cell table:number-columns-repeated="2"/>
          <table:table-cell table:style-name="ce15" table:number-columns-repeated="2"/>
          <table:table-cell table:number-columns-repeated="2"/>
          <table:table-cell table:style-name="Default" table:number-columns-repeated="3"/>
          <table:table-cell table:number-columns-repeated="36"/>
        </table:table-row>
        <table:table-row table:style-name="ro3">
          <table:table-cell office:value-type="float" office:value="78.27" calcext:value-type="float">
            <text:p>78,270</text:p>
          </table:table-cell>
          <table:table-cell office:value-type="percentage" office:value="0.997" calcext:value-type="percentage">
            <text:p>99,70%</text:p>
          </table:table-cell>
          <table:table-cell office:value-type="percentage" office:value="0.9963" calcext:value-type="percentage">
            <text:p>99,63%</text:p>
          </table:table-cell>
          <table:table-cell/>
          <table:table-cell office:value-type="float" office:value="78.25" calcext:value-type="float">
            <text:p>78,25</text:p>
          </table:table-cell>
          <table:table-cell table:formula="of:=PINTERP([.$A$15:.$A$205];[.$B$15:.$B$205];[.E6])" office:value-type="percentage" office:value="0.9494640625" calcext:value-type="percentage">
            <text:p>94,9%</text:p>
          </table:table-cell>
          <table:table-cell table:formula="of:=PINTERP([.$A$15:.$A$205];[.$C$15:.$C$205];[.E6])" office:value-type="percentage" office:value="0.953028571428571" calcext:value-type="percentage">
            <text:p>95,3%</text:p>
          </table:table-cell>
          <table:table-cell/>
          <table:table-cell table:formula="of:=[.E6]/0.0625" office:value-type="float" office:value="1252" calcext:value-type="float">
            <text:p>1252</text:p>
          </table:table-cell>
          <table:table-cell table:formula="of:=[.F6]*1000" office:value-type="float" office:value="949.4640625" calcext:value-type="float">
            <text:p>949</text:p>
          </table:table-cell>
          <table:table-cell table:formula="of:=[.G6]*1000" office:value-type="float" office:value="953.028571428571" calcext:value-type="float">
            <text:p>953</text:p>
          </table:table-cell>
          <table:table-cell table:number-columns-repeated="2"/>
          <table:table-cell table:style-name="ce15"/>
          <table:table-cell table:style-name="ce14" office:value-type="float" office:value="1251" calcext:value-type="float">
            <text:p>1251</text:p>
          </table:table-cell>
          <table:table-cell table:style-name="ce14" office:value-type="float" office:value="1252" calcext:value-type="float">
            <text:p>1252</text:p>
          </table:table-cell>
          <table:table-cell table:style-name="ce14" office:value-type="float" office:value="1253" calcext:value-type="float">
            <text:p>1253</text:p>
          </table:table-cell>
          <table:table-cell table:style-name="ce14" office:value-type="float" office:value="1254" calcext:value-type="float">
            <text:p>1254</text:p>
          </table:table-cell>
          <table:table-cell table:style-name="ce14" office:value-type="float" office:value="1255" calcext:value-type="float">
            <text:p>125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4" office:value-type="float" office:value="1257" calcext:value-type="float">
            <text:p>1257</text:p>
          </table:table-cell>
          <table:table-cell table:style-name="ce14" office:value-type="float" office:value="1258" calcext:value-type="float">
            <text:p>1258</text:p>
          </table:table-cell>
          <table:table-cell table:style-name="ce14" office:value-type="float" office:value="1259" calcext:value-type="float">
            <text:p>1259</text:p>
          </table:table-cell>
          <table:table-cell table:style-name="ce14" office:value-type="float" office:value="1260" calcext:value-type="float">
            <text:p>1260</text:p>
          </table:table-cell>
          <table:table-cell table:style-name="ce14" office:value-type="float" office:value="1261" calcext:value-type="float">
            <text:p>1261</text:p>
          </table:table-cell>
          <table:table-cell table:style-name="ce14" office:value-type="float" office:value="1262" calcext:value-type="float">
            <text:p>1262</text:p>
          </table:table-cell>
          <table:table-cell table:style-name="ce14" office:value-type="float" office:value="1263" calcext:value-type="float">
            <text:p>1263</text:p>
          </table:table-cell>
          <table:table-cell table:style-name="ce14" office:value-type="float" office:value="1264" calcext:value-type="float">
            <text:p>1264</text:p>
          </table:table-cell>
          <table:table-cell table:style-name="ce14" office:value-type="float" office:value="1265" calcext:value-type="float">
            <text:p>126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4" office:value-type="float" office:value="1267" calcext:value-type="float">
            <text:p>1267</text:p>
          </table:table-cell>
          <table:table-cell table:style-name="ce14" office:value-type="float" office:value="1268" calcext:value-type="float">
            <text:p>1268</text:p>
          </table:table-cell>
          <table:table-cell table:style-name="ce14" office:value-type="float" office:value="1269" calcext:value-type="float">
            <text:p>1269</text:p>
          </table:table-cell>
          <table:table-cell table:style-name="ce14" office:value-type="float" office:value="1270" calcext:value-type="float">
            <text:p>1270</text:p>
          </table:table-cell>
          <table:table-cell table:style-name="ce14"/>
          <table:table-cell/>
          <table:table-cell table:style-name="ce14" office:value-type="float" office:value="1251" calcext:value-type="float">
            <text:p>1251</text:p>
          </table:table-cell>
          <table:table-cell table:style-name="ce14" office:value-type="float" office:value="1252" calcext:value-type="float">
            <text:p>1252</text:p>
          </table:table-cell>
          <table:table-cell table:style-name="ce14" office:value-type="float" office:value="1253" calcext:value-type="float">
            <text:p>1253</text:p>
          </table:table-cell>
          <table:table-cell table:style-name="ce14" office:value-type="float" office:value="1254" calcext:value-type="float">
            <text:p>1254</text:p>
          </table:table-cell>
          <table:table-cell table:style-name="ce14" office:value-type="float" office:value="1255" calcext:value-type="float">
            <text:p>125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4" office:value-type="float" office:value="1257" calcext:value-type="float">
            <text:p>1257</text:p>
          </table:table-cell>
          <table:table-cell table:style-name="ce14" office:value-type="float" office:value="1258" calcext:value-type="float">
            <text:p>1258</text:p>
          </table:table-cell>
          <table:table-cell table:style-name="ce14" office:value-type="float" office:value="1259" calcext:value-type="float">
            <text:p>1259</text:p>
          </table:table-cell>
          <table:table-cell table:style-name="ce14" office:value-type="float" office:value="1260" calcext:value-type="float">
            <text:p>1260</text:p>
          </table:table-cell>
          <table:table-cell table:style-name="ce14" office:value-type="float" office:value="1261" calcext:value-type="float">
            <text:p>1261</text:p>
          </table:table-cell>
          <table:table-cell table:style-name="ce14" office:value-type="float" office:value="1262" calcext:value-type="float">
            <text:p>1262</text:p>
          </table:table-cell>
          <table:table-cell table:style-name="ce14" office:value-type="float" office:value="1263" calcext:value-type="float">
            <text:p>1263</text:p>
          </table:table-cell>
          <table:table-cell table:style-name="ce14" office:value-type="float" office:value="1264" calcext:value-type="float">
            <text:p>1264</text:p>
          </table:table-cell>
          <table:table-cell table:style-name="ce14" office:value-type="float" office:value="1265" calcext:value-type="float">
            <text:p>126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4" office:value-type="float" office:value="1267" calcext:value-type="float">
            <text:p>1267</text:p>
          </table:table-cell>
          <table:table-cell table:style-name="ce14" office:value-type="float" office:value="1268" calcext:value-type="float">
            <text:p>1268</text:p>
          </table:table-cell>
          <table:table-cell table:style-name="ce14" office:value-type="float" office:value="1269" calcext:value-type="float">
            <text:p>1269</text:p>
          </table:table-cell>
          <table:table-cell table:style-name="ce14" office:value-type="float" office:value="1270" calcext:value-type="float">
            <text:p>1270</text:p>
          </table:table-cell>
        </table:table-row>
        <table:table-row table:style-name="ro3">
          <table:table-cell office:value-type="float" office:value="78.243" calcext:value-type="float">
            <text:p>78,243</text:p>
          </table:table-cell>
          <table:table-cell office:value-type="percentage" office:value="0.9939" calcext:value-type="percentage">
            <text:p>99,39%</text:p>
          </table:table-cell>
          <table:table-cell office:value-type="percentage" office:value="0.9932" calcext:value-type="percentage">
            <text:p>99,32%</text:p>
          </table:table-cell>
          <table:table-cell/>
          <table:table-cell office:value-type="float" office:value="78.3125" calcext:value-type="float">
            <text:p>78,3125</text:p>
          </table:table-cell>
          <table:table-cell table:formula="of:=PINTERP([.$A$15:.$A$205];[.$B$15:.$B$205];[.E7])" office:value-type="percentage" office:value="0.93396893439108" calcext:value-type="percentage">
            <text:p>93,4%</text:p>
          </table:table-cell>
          <table:table-cell table:formula="of:=PINTERP([.$A$15:.$A$205];[.$C$15:.$C$205];[.E7])" office:value-type="percentage" office:value="0.94237833976558" calcext:value-type="percentage">
            <text:p>94,2%</text:p>
          </table:table-cell>
          <table:table-cell/>
          <table:table-cell table:formula="of:=[.E7]/0.0625" office:value-type="float" office:value="1253" calcext:value-type="float">
            <text:p>1253</text:p>
          </table:table-cell>
          <table:table-cell table:formula="of:=[.F7]*1000" office:value-type="float" office:value="933.96893439108" calcext:value-type="float">
            <text:p>934</text:p>
          </table:table-cell>
          <table:table-cell table:formula="of:=[.G7]*1000" office:value-type="float" office:value="942.37833976558" calcext:value-type="float">
            <text:p>942</text:p>
          </table:table-cell>
          <table:table-cell table:number-columns-repeated="2"/>
          <table:table-cell table:style-name="ce15" table:number-columns-repeated="2"/>
          <table:table-cell table:number-columns-repeated="2"/>
          <table:table-cell table:style-name="Default" table:number-columns-repeated="3"/>
          <table:table-cell table:number-columns-repeated="36"/>
        </table:table-row>
        <table:table-row table:style-name="ro3">
          <table:table-cell office:value-type="float" office:value="78.222" calcext:value-type="float">
            <text:p>78,222</text:p>
          </table:table-cell>
          <table:table-cell office:value-type="percentage" office:value="0.9907" calcext:value-type="percentage">
            <text:p>99,07%</text:p>
          </table:table-cell>
          <table:table-cell office:value-type="percentage" office:value="0.9901" calcext:value-type="percentage">
            <text:p>99,01%</text:p>
          </table:table-cell>
          <table:table-cell/>
          <table:table-cell office:value-type="float" office:value="78.375" calcext:value-type="float">
            <text:p>78,375</text:p>
          </table:table-cell>
          <table:table-cell table:formula="of:=PINTERP([.$A$15:.$A$205];[.$B$15:.$B$205];[.E8])" office:value-type="percentage" office:value="0.926376445782316" calcext:value-type="percentage">
            <text:p>92,6%</text:p>
          </table:table-cell>
          <table:table-cell table:formula="of:=PINTERP([.$A$15:.$A$205];[.$C$15:.$C$205];[.E8])" office:value-type="percentage" office:value="0.937643076064308" calcext:value-type="percentage">
            <text:p>93,8%</text:p>
          </table:table-cell>
          <table:table-cell/>
          <table:table-cell table:formula="of:=[.E8]/0.0625" office:value-type="float" office:value="1254" calcext:value-type="float">
            <text:p>1254</text:p>
          </table:table-cell>
          <table:table-cell table:formula="of:=[.F8]*1000" office:value-type="float" office:value="926.376445782316" calcext:value-type="float">
            <text:p>926</text:p>
          </table:table-cell>
          <table:table-cell table:formula="of:=[.G8]*1000" office:value-type="float" office:value="937.643076064308" calcext:value-type="float">
            <text:p>938</text:p>
          </table:table-cell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7" table:formula="of:=PINTERP([.$A$15:.$A$205];[.$B$15:.$B$205];([.O$6]*0.0625+[.$N8]))*1000" office:value-type="float" office:value="963.897552083336" calcext:value-type="float">
            <text:p>964</text:p>
          </table:table-cell>
          <table:table-cell table:style-name="ce17" table:formula="of:=PINTERP([.$A$15:.$A$205];[.$B$15:.$B$205];([.P$6]*0.0625+[.$N8]))*1000" office:value-type="float" office:value="949.4640625" calcext:value-type="float">
            <text:p>949</text:p>
          </table:table-cell>
          <table:table-cell table:style-name="ce17" table:formula="of:=PINTERP([.$A$15:.$A$205];[.$B$15:.$B$205];([.Q$6]*0.0625+[.$N8]))*1000" office:value-type="float" office:value="933.96893439108" calcext:value-type="float">
            <text:p>934</text:p>
          </table:table-cell>
          <table:table-cell table:style-name="ce17" table:formula="of:=PINTERP([.$A$15:.$A$205];[.$B$15:.$B$205];([.R$6]*0.0625+[.$N8]))*1000" office:value-type="float" office:value="926.376445782316" calcext:value-type="float">
            <text:p>926</text:p>
          </table:table-cell>
          <table:table-cell table:style-name="ce17" table:formula="of:=PINTERP([.$A$15:.$A$205];[.$B$15:.$B$205];([.S$6]*0.0625+[.$N8]))*1000" office:value-type="float" office:value="918.610787259615" calcext:value-type="float">
            <text:p>919</text:p>
          </table:table-cell>
          <table:table-cell table:style-name="ce17" table:formula="of:=PINTERP([.$A$15:.$A$205];[.$B$15:.$B$205];([.T$6]*0.0625+[.$N8]))*1000" office:value-type="float" office:value="913.249691484985" calcext:value-type="float">
            <text:p>913</text:p>
          </table:table-cell>
          <table:table-cell table:style-name="ce17" table:formula="of:=PINTERP([.$A$15:.$A$205];[.$B$15:.$B$205];([.U$6]*0.0625+[.$N8]))*1000" office:value-type="float" office:value="903.586259594299" calcext:value-type="float">
            <text:p>904</text:p>
          </table:table-cell>
          <table:table-cell table:style-name="ce17" table:formula="of:=PINTERP([.$A$15:.$A$205];[.$B$15:.$B$205];([.V$6]*0.0625+[.$N8]))*1000" office:value-type="float" office:value="897.220605000874" calcext:value-type="float">
            <text:p>897</text:p>
          </table:table-cell>
          <table:table-cell table:style-name="ce17" table:formula="of:=PINTERP([.$A$15:.$A$205];[.$B$15:.$B$205];([.W$6]*0.0625+[.$N8]))*1000" office:value-type="float" office:value="890.943662726066" calcext:value-type="float">
            <text:p>891</text:p>
          </table:table-cell>
          <table:table-cell table:style-name="ce17" table:formula="of:=PINTERP([.$A$15:.$A$205];[.$B$15:.$B$205];([.X$6]*0.0625+[.$N8]))*1000" office:value-type="float" office:value="884.520234118533" calcext:value-type="float">
            <text:p>885</text:p>
          </table:table-cell>
          <table:table-cell table:style-name="ce17" table:formula="of:=PINTERP([.$A$15:.$A$205];[.$B$15:.$B$205];([.Y$6]*0.0625+[.$N8]))*1000" office:value-type="float" office:value="878.435440289703" calcext:value-type="float">
            <text:p>878</text:p>
          </table:table-cell>
          <table:table-cell table:style-name="ce17" table:formula="of:=PINTERP([.$A$15:.$A$205];[.$B$15:.$B$205];([.Z$6]*0.0625+[.$N8]))*1000" office:value-type="float" office:value="871.545551191858" calcext:value-type="float">
            <text:p>872</text:p>
          </table:table-cell>
          <table:table-cell table:style-name="ce17" table:formula="of:=PINTERP([.$A$15:.$A$205];[.$B$15:.$B$205];([.AA$6]*0.0625+[.$N8]))*1000" office:value-type="float" office:value="865.867312269137" calcext:value-type="float">
            <text:p>866</text:p>
          </table:table-cell>
          <table:table-cell table:style-name="ce17" table:formula="of:=PINTERP([.$A$15:.$A$205];[.$B$15:.$B$205];([.AB$6]*0.0625+[.$N8]))*1000" office:value-type="float" office:value="859.726995690402" calcext:value-type="float">
            <text:p>860</text:p>
          </table:table-cell>
          <table:table-cell table:style-name="ce17" table:formula="of:=PINTERP([.$A$15:.$A$205];[.$B$15:.$B$205];([.AC$6]*0.0625+[.$N8]))*1000" office:value-type="float" office:value="853.65340605694" calcext:value-type="float">
            <text:p>854</text:p>
          </table:table-cell>
          <table:table-cell table:style-name="ce17" table:formula="of:=PINTERP([.$A$15:.$A$205];[.$B$15:.$B$205];([.AD$6]*0.0625+[.$N8]))*1000" office:value-type="float" office:value="847.426649688563" calcext:value-type="float">
            <text:p>847</text:p>
          </table:table-cell>
          <table:table-cell table:style-name="ce17" table:formula="of:=PINTERP([.$A$15:.$A$205];[.$B$15:.$B$205];([.AE$6]*0.0625+[.$N8]))*1000" office:value-type="float" office:value="842.080880206502" calcext:value-type="float">
            <text:p>842</text:p>
          </table:table-cell>
          <table:table-cell table:style-name="ce17" table:formula="of:=PINTERP([.$A$15:.$A$205];[.$B$15:.$B$205];([.AF$6]*0.0625+[.$N8]))*1000" office:value-type="float" office:value="836.157022191398" calcext:value-type="float">
            <text:p>836</text:p>
          </table:table-cell>
          <table:table-cell table:style-name="ce17" table:formula="of:=PINTERP([.$A$15:.$A$205];[.$B$15:.$B$205];([.AG$6]*0.0625+[.$N8]))*1000" office:value-type="float" office:value="830.232988650029" calcext:value-type="float">
            <text:p>830</text:p>
          </table:table-cell>
          <table:table-cell table:style-name="ce17" table:formula="of:=PINTERP([.$A$15:.$A$205];[.$B$15:.$B$205];([.AH$6]*0.0625+[.$N8]))*1000" office:value-type="float" office:value="824.396809352583" calcext:value-type="float">
            <text:p>824</text:p>
          </table:table-cell>
          <table:table-cell table:style-name="ce17"/>
          <table:table-cell table:style-name="ce14" office:value-type="float" office:value="0" calcext:value-type="float">
            <text:p>0</text:p>
          </table:table-cell>
          <table:table-cell table:style-name="ce14" table:formula="of:=[.O8]-(2^8)*3" office:value-type="float" office:value="195.897552083336" calcext:value-type="float">
            <text:p>196</text:p>
          </table:table-cell>
          <table:table-cell table:style-name="ce14" table:formula="of:=[.P8]-(2^8)*3" office:value-type="float" office:value="181.4640625" calcext:value-type="float">
            <text:p>181</text:p>
          </table:table-cell>
          <table:table-cell table:style-name="ce14" table:formula="of:=[.Q8]-(2^8)*3" office:value-type="float" office:value="165.96893439108" calcext:value-type="float">
            <text:p>166</text:p>
          </table:table-cell>
          <table:table-cell table:style-name="ce14" table:formula="of:=[.R8]-(2^8)*3" office:value-type="float" office:value="158.376445782316" calcext:value-type="float">
            <text:p>158</text:p>
          </table:table-cell>
          <table:table-cell table:style-name="ce14" table:formula="of:=[.S8]-(2^8)*3" office:value-type="float" office:value="150.610787259615" calcext:value-type="float">
            <text:p>151</text:p>
          </table:table-cell>
          <table:table-cell table:style-name="ce14" table:formula="of:=[.T8]-(2^8)*3" office:value-type="float" office:value="145.249691484985" calcext:value-type="float">
            <text:p>145</text:p>
          </table:table-cell>
          <table:table-cell table:style-name="ce14" table:formula="of:=[.U8]-(2^8)*3" office:value-type="float" office:value="135.586259594299" calcext:value-type="float">
            <text:p>136</text:p>
          </table:table-cell>
          <table:table-cell table:style-name="ce14" table:formula="of:=[.V8]-(2^8)*3" office:value-type="float" office:value="129.220605000874" calcext:value-type="float">
            <text:p>129</text:p>
          </table:table-cell>
          <table:table-cell table:style-name="ce14" table:formula="of:=[.W8]-(2^8)*3" office:value-type="float" office:value="122.943662726066" calcext:value-type="float">
            <text:p>123</text:p>
          </table:table-cell>
          <table:table-cell table:style-name="ce14" table:formula="of:=[.X8]-(2^8)*3" office:value-type="float" office:value="116.520234118533" calcext:value-type="float">
            <text:p>117</text:p>
          </table:table-cell>
          <table:table-cell table:style-name="ce14" table:formula="of:=[.Y8]-(2^8)*3" office:value-type="float" office:value="110.435440289703" calcext:value-type="float">
            <text:p>110</text:p>
          </table:table-cell>
          <table:table-cell table:style-name="ce14" table:formula="of:=[.Z8]-(2^8)*3" office:value-type="float" office:value="103.545551191857" calcext:value-type="float">
            <text:p>104</text:p>
          </table:table-cell>
          <table:table-cell table:style-name="ce14" table:formula="of:=[.AA8]-(2^8)*3" office:value-type="float" office:value="97.8673122691371" calcext:value-type="float">
            <text:p>98</text:p>
          </table:table-cell>
          <table:table-cell table:style-name="ce14" table:formula="of:=[.AB8]-(2^8)*3" office:value-type="float" office:value="91.7269956904024" calcext:value-type="float">
            <text:p>92</text:p>
          </table:table-cell>
          <table:table-cell table:style-name="ce14" table:formula="of:=[.AC8]-(2^8)*3" office:value-type="float" office:value="85.6534060569401" calcext:value-type="float">
            <text:p>86</text:p>
          </table:table-cell>
          <table:table-cell table:style-name="ce14" table:formula="of:=[.AD8]-(2^8)*3" office:value-type="float" office:value="79.4266496885628" calcext:value-type="float">
            <text:p>79</text:p>
          </table:table-cell>
          <table:table-cell table:style-name="ce14" table:formula="of:=[.AE8]-(2^8)*3" office:value-type="float" office:value="74.0808802065023" calcext:value-type="float">
            <text:p>74</text:p>
          </table:table-cell>
          <table:table-cell table:style-name="ce14" table:formula="of:=[.AF8]-(2^8)*3" office:value-type="float" office:value="68.1570221913984" calcext:value-type="float">
            <text:p>68</text:p>
          </table:table-cell>
          <table:table-cell table:style-name="ce14" table:formula="of:=[.AG8]-(2^8)*3" office:value-type="float" office:value="62.2329886500288" calcext:value-type="float">
            <text:p>62</text:p>
          </table:table-cell>
          <table:table-cell table:style-name="ce14" table:formula="of:=[.AH8]-(2^8)*3" office:value-type="float" office:value="56.3968093525832" calcext:value-type="float">
            <text:p>56</text:p>
          </table:table-cell>
        </table:table-row>
        <table:table-row table:style-name="ro3">
          <table:table-cell office:value-type="float" office:value="78.205" calcext:value-type="float">
            <text:p>78,205</text:p>
          </table:table-cell>
          <table:table-cell office:value-type="percentage" office:value="0.9876" calcext:value-type="percentage">
            <text:p>98,76%</text:p>
          </table:table-cell>
          <table:table-cell office:value-type="percentage" office:value="0.9863" calcext:value-type="percentage">
            <text:p>98,63%</text:p>
          </table:table-cell>
          <table:table-cell/>
          <table:table-cell office:value-type="float" office:value="78.4375" calcext:value-type="float">
            <text:p>78,4375</text:p>
          </table:table-cell>
          <table:table-cell table:formula="of:=PINTERP([.$A$15:.$A$205];[.$B$15:.$B$205];[.E9])" office:value-type="percentage" office:value="0.918610787259615" calcext:value-type="percentage">
            <text:p>91,9%</text:p>
          </table:table-cell>
          <table:table-cell table:formula="of:=PINTERP([.$A$15:.$A$205];[.$C$15:.$C$205];[.E9])" office:value-type="percentage" office:value="0.93314852764423" calcext:value-type="percentage">
            <text:p>93,3%</text:p>
          </table:table-cell>
          <table:table-cell/>
          <table:table-cell table:formula="of:=[.E9]/0.0625" office:value-type="float" office:value="1255" calcext:value-type="float">
            <text:p>1255</text:p>
          </table:table-cell>
          <table:table-cell table:formula="of:=[.F9]*1000" office:value-type="float" office:value="918.610787259615" calcext:value-type="float">
            <text:p>919</text:p>
          </table:table-cell>
          <table:table-cell table:formula="of:=[.G9]*1000" office:value-type="float" office:value="933.14852764423" calcext:value-type="float">
            <text:p>9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7" table:formula="of:=PINTERP([.$A$15:.$A$205];[.$B$15:.$B$205];([.O$6]*0.0625+[.$N9]*0.0625))*1000" office:value-type="float" office:value="818.445987860627" calcext:value-type="float">
            <text:p>818</text:p>
          </table:table-cell>
          <table:table-cell table:style-name="ce17" table:formula="of:=PINTERP([.$A$15:.$A$205];[.$B$15:.$B$205];([.P$6]*0.0625+[.$N9]*0.0625))*1000" office:value-type="float" office:value="813.438144699566" calcext:value-type="float">
            <text:p>813</text:p>
          </table:table-cell>
          <table:table-cell table:style-name="ce17" table:formula="of:=PINTERP([.$A$15:.$A$205];[.$B$15:.$B$205];([.Q$6]*0.0625+[.$N9]*0.0625))*1000" office:value-type="float" office:value="806.527301056562" calcext:value-type="float">
            <text:p>807</text:p>
          </table:table-cell>
          <table:table-cell table:style-name="ce17" table:formula="of:=PINTERP([.$A$15:.$A$205];[.$B$15:.$B$205];([.R$6]*0.0625+[.$N9]*0.0625))*1000" office:value-type="float" office:value="800.562545107725" calcext:value-type="float">
            <text:p>801</text:p>
          </table:table-cell>
          <table:table-cell table:style-name="ce17" table:formula="of:=PINTERP([.$A$15:.$A$205];[.$B$15:.$B$205];([.S$6]*0.0625+[.$N9]*0.0625))*1000" office:value-type="float" office:value="795.198094573059" calcext:value-type="float">
            <text:p>795</text:p>
          </table:table-cell>
          <table:table-cell table:style-name="ce17" table:formula="of:=PINTERP([.$A$15:.$A$205];[.$B$15:.$B$205];([.T$6]*0.0625+[.$N9]*0.0625))*1000" office:value-type="float" office:value="788.637204749823" calcext:value-type="float">
            <text:p>789</text:p>
          </table:table-cell>
          <table:table-cell table:style-name="ce17" table:formula="of:=PINTERP([.$A$15:.$A$205];[.$B$15:.$B$205];([.U$6]*0.0625+[.$N9]*0.0625))*1000" office:value-type="float" office:value="782.747638023758" calcext:value-type="float">
            <text:p>783</text:p>
          </table:table-cell>
          <table:table-cell table:style-name="ce17" table:formula="of:=PINTERP([.$A$15:.$A$205];[.$B$15:.$B$205];([.V$6]*0.0625+[.$N9]*0.0625))*1000" office:value-type="float" office:value="776.942529521031" calcext:value-type="float">
            <text:p>777</text:p>
          </table:table-cell>
          <table:table-cell table:style-name="ce17" table:formula="of:=PINTERP([.$A$15:.$A$205];[.$B$15:.$B$205];([.W$6]*0.0625+[.$N9]*0.0625))*1000" office:value-type="float" office:value="770.803764559331" calcext:value-type="float">
            <text:p>771</text:p>
          </table:table-cell>
          <table:table-cell table:style-name="ce17" table:formula="of:=PINTERP([.$A$15:.$A$205];[.$B$15:.$B$205];([.X$6]*0.0625+[.$N9]*0.0625))*1000" office:value-type="float" office:value="765" calcext:value-type="float">
            <text:p>765</text:p>
          </table:table-cell>
          <table:table-cell table:style-name="ce17" table:formula="of:=PINTERP([.$A$15:.$A$205];[.$B$15:.$B$205];([.Y$6]*0.0625+[.$N9]*0.0625))*1000" office:value-type="float" office:value="758.684991372894" calcext:value-type="float">
            <text:p>759</text:p>
          </table:table-cell>
          <table:table-cell table:style-name="ce17" table:formula="of:=PINTERP([.$A$15:.$A$205];[.$B$15:.$B$205];([.Z$6]*0.0625+[.$N9]*0.0625))*1000" office:value-type="float" office:value="753.105270026378" calcext:value-type="float">
            <text:p>753</text:p>
          </table:table-cell>
          <table:table-cell table:style-name="ce17" table:formula="of:=PINTERP([.$A$15:.$A$205];[.$B$15:.$B$205];([.AA$6]*0.0625+[.$N9]*0.0625))*1000" office:value-type="float" office:value="747.419522019334" calcext:value-type="float">
            <text:p>747</text:p>
          </table:table-cell>
          <table:table-cell table:style-name="ce17" table:formula="of:=PINTERP([.$A$15:.$A$205];[.$B$15:.$B$205];([.AB$6]*0.0625+[.$N9]*0.0625))*1000" office:value-type="float" office:value="741.399583333333" calcext:value-type="float">
            <text:p>741</text:p>
          </table:table-cell>
          <table:table-cell table:style-name="ce17" table:formula="of:=PINTERP([.$A$15:.$A$205];[.$B$15:.$B$205];([.AC$6]*0.0625+[.$N9]*0.0625))*1000" office:value-type="float" office:value="735.998168076923" calcext:value-type="float">
            <text:p>736</text:p>
          </table:table-cell>
          <table:table-cell table:style-name="ce17" table:formula="of:=PINTERP([.$A$15:.$A$205];[.$B$15:.$B$205];([.AD$6]*0.0625+[.$N9]*0.0625))*1000" office:value-type="float" office:value="730.251195016451" calcext:value-type="float">
            <text:p>730</text:p>
          </table:table-cell>
          <table:table-cell table:style-name="ce17" table:formula="of:=PINTERP([.$A$15:.$A$205];[.$B$15:.$B$205];([.AE$6]*0.0625+[.$N9]*0.0625))*1000" office:value-type="float" office:value="724.248591596759" calcext:value-type="float">
            <text:p>724</text:p>
          </table:table-cell>
          <table:table-cell table:style-name="ce17" table:formula="of:=PINTERP([.$A$15:.$A$205];[.$B$15:.$B$205];([.AF$6]*0.0625+[.$N9]*0.0625))*1000" office:value-type="float" office:value="718.781614628368" calcext:value-type="float">
            <text:p>719</text:p>
          </table:table-cell>
          <table:table-cell table:style-name="ce17" table:formula="of:=PINTERP([.$A$15:.$A$205];[.$B$15:.$B$205];([.AG$6]*0.0625+[.$N9]*0.0625))*1000" office:value-type="float" office:value="713.01862745098" calcext:value-type="float">
            <text:p>713</text:p>
          </table:table-cell>
          <table:table-cell table:style-name="ce17" table:formula="of:=PINTERP([.$A$15:.$A$205];[.$B$15:.$B$205];([.AH$6]*0.0625+[.$N9]*0.0625))*1000" office:value-type="float" office:value="707.180095106573" calcext:value-type="float">
            <text:p>707</text:p>
          </table:table-cell>
          <table:table-cell table:style-name="ce17"/>
          <table:table-cell office:value-type="float" office:value="20" calcext:value-type="float">
            <text:p>20</text:p>
          </table:table-cell>
          <table:table-cell table:style-name="ce14" table:formula="of:=[.O9]-(2^8)*3" office:value-type="float" office:value="50.4459878606275" calcext:value-type="float">
            <text:p>50</text:p>
          </table:table-cell>
          <table:table-cell table:style-name="ce14" table:formula="of:=[.P9]-(2^8)*3" office:value-type="float" office:value="45.4381446995661" calcext:value-type="float">
            <text:p>45</text:p>
          </table:table-cell>
          <table:table-cell table:style-name="ce14" table:formula="of:=[.Q9]-(2^8)*3" office:value-type="float" office:value="38.5273010565625" calcext:value-type="float">
            <text:p>39</text:p>
          </table:table-cell>
          <table:table-cell table:style-name="ce14" table:formula="of:=[.R9]-(2^8)*3" office:value-type="float" office:value="32.5625451077248" calcext:value-type="float">
            <text:p>33</text:p>
          </table:table-cell>
          <table:table-cell table:style-name="ce14" table:formula="of:=[.S9]-(2^8)*3" office:value-type="float" office:value="27.1980945730587" calcext:value-type="float">
            <text:p>27</text:p>
          </table:table-cell>
          <table:table-cell table:style-name="ce14" table:formula="of:=[.T9]-(2^8)*3" office:value-type="float" office:value="20.6372047498234" calcext:value-type="float">
            <text:p>21</text:p>
          </table:table-cell>
          <table:table-cell table:style-name="ce14" table:formula="of:=[.U9]-(2^8)*3" office:value-type="float" office:value="14.7476380237576" calcext:value-type="float">
            <text:p>15</text:p>
          </table:table-cell>
          <table:table-cell table:style-name="ce14" table:formula="of:=[.V9]-(2^8)*3" office:value-type="float" office:value="8.94252952103091" calcext:value-type="float">
            <text:p>9</text:p>
          </table:table-cell>
          <table:table-cell table:style-name="ce14" table:formula="of:=[.W9]-(2^8)*3" office:value-type="float" office:value="2.80376455933083" calcext:value-type="float">
            <text:p>3</text:p>
          </table:table-cell>
          <table:table-cell table:style-name="ce22" table:formula="of:=[.X9]-(2^8)*2" office:value-type="float" office:value="253" calcext:value-type="float">
            <text:p>253</text:p>
          </table:table-cell>
          <table:table-cell table:style-name="ce14" table:formula="of:=[.Y9]-(2^8)*2" office:value-type="float" office:value="246.684991372893" calcext:value-type="float">
            <text:p>247</text:p>
          </table:table-cell>
          <table:table-cell table:style-name="ce14" table:formula="of:=[.Z9]-(2^8)*2" office:value-type="float" office:value="241.105270026378" calcext:value-type="float">
            <text:p>241</text:p>
          </table:table-cell>
          <table:table-cell table:style-name="ce14" table:formula="of:=[.AA9]-(2^8)*2" office:value-type="float" office:value="235.419522019334" calcext:value-type="float">
            <text:p>235</text:p>
          </table:table-cell>
          <table:table-cell table:style-name="ce14" table:formula="of:=[.AB9]-(2^8)*2" office:value-type="float" office:value="229.399583333333" calcext:value-type="float">
            <text:p>229</text:p>
          </table:table-cell>
          <table:table-cell table:style-name="ce14" table:formula="of:=[.AC9]-(2^8)*2" office:value-type="float" office:value="223.998168076923" calcext:value-type="float">
            <text:p>224</text:p>
          </table:table-cell>
          <table:table-cell table:style-name="ce14" table:formula="of:=[.AD9]-(2^8)*2" office:value-type="float" office:value="218.251195016451" calcext:value-type="float">
            <text:p>218</text:p>
          </table:table-cell>
          <table:table-cell table:style-name="ce14" table:formula="of:=[.AE9]-(2^8)*2" office:value-type="float" office:value="212.248591596759" calcext:value-type="float">
            <text:p>212</text:p>
          </table:table-cell>
          <table:table-cell table:style-name="ce14" table:formula="of:=[.AF9]-(2^8)*2" office:value-type="float" office:value="206.781614628368" calcext:value-type="float">
            <text:p>207</text:p>
          </table:table-cell>
          <table:table-cell table:style-name="ce14" table:formula="of:=[.AG9]-(2^8)*2" office:value-type="float" office:value="201.01862745098" calcext:value-type="float">
            <text:p>201</text:p>
          </table:table-cell>
          <table:table-cell table:style-name="ce14" table:formula="of:=[.AH9]-(2^8)*2" office:value-type="float" office:value="195.180095106573" calcext:value-type="float">
            <text:p>195</text:p>
          </table:table-cell>
        </table:table-row>
        <table:table-row table:style-name="ro3">
          <table:table-cell office:value-type="float" office:value="78.191" calcext:value-type="float">
            <text:p>78,191</text:p>
          </table:table-cell>
          <table:table-cell office:value-type="percentage" office:value="0.9844" calcext:value-type="percentage">
            <text:p>98,44%</text:p>
          </table:table-cell>
          <table:table-cell office:value-type="percentage" office:value="0.9832" calcext:value-type="percentage">
            <text:p>98,32%</text:p>
          </table:table-cell>
          <table:table-cell/>
          <table:table-cell office:value-type="float" office:value="78.5" calcext:value-type="float">
            <text:p>78,5</text:p>
          </table:table-cell>
          <table:table-cell table:formula="of:=PINTERP([.$A$15:.$A$205];[.$B$15:.$B$205];[.E10])" office:value-type="percentage" office:value="0.913249691484985" calcext:value-type="percentage">
            <text:p>91,3%</text:p>
          </table:table-cell>
          <table:table-cell table:formula="of:=PINTERP([.$A$15:.$A$205];[.$C$15:.$C$205];[.E10])" office:value-type="percentage" office:value="0.929950904977375" calcext:value-type="percentage">
            <text:p>93,0%</text:p>
          </table:table-cell>
          <table:table-cell/>
          <table:table-cell table:formula="of:=[.E10]/0.0625" office:value-type="float" office:value="1256" calcext:value-type="float">
            <text:p>1256</text:p>
          </table:table-cell>
          <table:table-cell table:formula="of:=[.F10]*1000" office:value-type="float" office:value="913.249691484985" calcext:value-type="float">
            <text:p>913</text:p>
          </table:table-cell>
          <table:table-cell table:formula="of:=[.G10]*1000" office:value-type="float" office:value="929.950904977375" calcext:value-type="float">
            <text:p>93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7" table:formula="of:=PINTERP([.$A$15:.$A$205];[.$B$15:.$B$205];([.O$6]*0.0625+[.$N10]*0.0625))*1000" office:value-type="float" office:value="703.392051677581" calcext:value-type="float">
            <text:p>703</text:p>
          </table:table-cell>
          <table:table-cell table:style-name="ce17" table:formula="of:=PINTERP([.$A$15:.$A$205];[.$B$15:.$B$205];([.P$6]*0.0625+[.$N10]*0.0625))*1000" office:value-type="float" office:value="700.264727030052" calcext:value-type="float">
            <text:p>700</text:p>
          </table:table-cell>
          <table:table-cell table:style-name="ce17" table:formula="of:=PINTERP([.$A$15:.$A$205];[.$B$15:.$B$205];([.Q$6]*0.0625+[.$N10]*0.0625))*1000" office:value-type="float" office:value="695.363115530303" calcext:value-type="float">
            <text:p>695</text:p>
          </table:table-cell>
          <table:table-cell table:style-name="ce17" table:formula="of:=PINTERP([.$A$15:.$A$205];[.$B$15:.$B$205];([.R$6]*0.0625+[.$N10]*0.0625))*1000" office:value-type="float" office:value="690.232636363636" calcext:value-type="float">
            <text:p>690</text:p>
          </table:table-cell>
          <table:table-cell table:style-name="ce17" table:formula="of:=PINTERP([.$A$15:.$A$205];[.$B$15:.$B$205];([.S$6]*0.0625+[.$N10]*0.0625))*1000" office:value-type="float" office:value="684.348687499999" calcext:value-type="float">
            <text:p>684</text:p>
          </table:table-cell>
          <table:table-cell table:style-name="ce17" table:formula="of:=PINTERP([.$A$15:.$A$205];[.$B$15:.$B$205];([.T$6]*0.0625+[.$N10]*0.0625))*1000" office:value-type="float" office:value="677.3" calcext:value-type="float">
            <text:p>677</text:p>
          </table:table-cell>
          <table:table-cell table:style-name="ce17" table:formula="of:=PINTERP([.$A$15:.$A$205];[.$B$15:.$B$205];([.U$6]*0.0625+[.$N10]*0.0625))*1000" office:value-type="float" office:value="669.853652343751" calcext:value-type="float">
            <text:p>670</text:p>
          </table:table-cell>
          <table:table-cell table:style-name="ce17" table:formula="of:=PINTERP([.$A$15:.$A$205];[.$B$15:.$B$205];([.V$6]*0.0625+[.$N10]*0.0625))*1000" office:value-type="float" office:value="663.45" calcext:value-type="float">
            <text:p>663</text:p>
          </table:table-cell>
          <table:table-cell table:style-name="ce17" table:formula="of:=PINTERP([.$A$15:.$A$205];[.$B$15:.$B$205];([.W$6]*0.0625+[.$N10]*0.0625))*1000" office:value-type="float" office:value="657.465000000001" calcext:value-type="float">
            <text:p>657</text:p>
          </table:table-cell>
          <table:table-cell table:style-name="ce17" table:formula="of:=PINTERP([.$A$15:.$A$205];[.$B$15:.$B$205];([.X$6]*0.0625+[.$N10]*0.0625))*1000" office:value-type="float" office:value="651.38" calcext:value-type="float">
            <text:p>651</text:p>
          </table:table-cell>
          <table:table-cell table:style-name="ce17" table:formula="of:=PINTERP([.$A$15:.$A$205];[.$B$15:.$B$205];([.Y$6]*0.0625+[.$N10]*0.0625))*1000" office:value-type="float" office:value="645.3206875" calcext:value-type="float">
            <text:p>645</text:p>
          </table:table-cell>
          <table:table-cell table:style-name="ce17" table:formula="of:=PINTERP([.$A$15:.$A$205];[.$B$15:.$B$205];([.Z$6]*0.0625+[.$N10]*0.0625))*1000" office:value-type="float" office:value="639.173295454545" calcext:value-type="float">
            <text:p>639</text:p>
          </table:table-cell>
          <table:table-cell table:style-name="ce17" table:formula="of:=PINTERP([.$A$15:.$A$205];[.$B$15:.$B$205];([.AA$6]*0.0625+[.$N10]*0.0625))*1000" office:value-type="float" office:value="634.004166666667" calcext:value-type="float">
            <text:p>634</text:p>
          </table:table-cell>
          <table:table-cell table:style-name="ce17" table:formula="of:=PINTERP([.$A$15:.$A$205];[.$B$15:.$B$205];([.AB$6]*0.0625+[.$N10]*0.0625))*1000" office:value-type="float" office:value="628.087878787878" calcext:value-type="float">
            <text:p>628</text:p>
          </table:table-cell>
          <table:table-cell table:style-name="ce17" table:formula="of:=PINTERP([.$A$15:.$A$205];[.$B$15:.$B$205];([.AC$6]*0.0625+[.$N10]*0.0625))*1000" office:value-type="float" office:value="622.784374999999" calcext:value-type="float">
            <text:p>623</text:p>
          </table:table-cell>
          <table:table-cell table:style-name="ce17" table:formula="of:=PINTERP([.$A$15:.$A$205];[.$B$15:.$B$205];([.AD$6]*0.0625+[.$N10]*0.0625))*1000" office:value-type="float" office:value="616.55" calcext:value-type="float">
            <text:p>617</text:p>
          </table:table-cell>
          <table:table-cell table:style-name="ce17" table:formula="of:=PINTERP([.$A$15:.$A$205];[.$B$15:.$B$205];([.AE$6]*0.0625+[.$N10]*0.0625))*1000" office:value-type="float" office:value="610.319176136364" calcext:value-type="float">
            <text:p>610</text:p>
          </table:table-cell>
          <table:table-cell table:style-name="ce17" table:formula="of:=PINTERP([.$A$15:.$A$205];[.$B$15:.$B$205];([.AF$6]*0.0625+[.$N10]*0.0625))*1000" office:value-type="float" office:value="604.933333333334" calcext:value-type="float">
            <text:p>605</text:p>
          </table:table-cell>
          <table:table-cell table:style-name="ce17" table:formula="of:=PINTERP([.$A$15:.$A$205];[.$B$15:.$B$205];([.AG$6]*0.0625+[.$N10]*0.0625))*1000" office:value-type="float" office:value="598.845" calcext:value-type="float">
            <text:p>599</text:p>
          </table:table-cell>
          <table:table-cell table:style-name="ce17" table:formula="of:=PINTERP([.$A$15:.$A$205];[.$B$15:.$B$205];([.AH$6]*0.0625+[.$N10]*0.0625))*1000" office:value-type="float" office:value="592.5" calcext:value-type="float">
            <text:p>593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style-name="ce14" table:formula="of:=[.O10]-(2^8)*2" office:value-type="float" office:value="191.392051677581" calcext:value-type="float">
            <text:p>191</text:p>
          </table:table-cell>
          <table:table-cell table:style-name="ce14" table:formula="of:=[.P10]-(2^8)*2" office:value-type="float" office:value="188.264727030052" calcext:value-type="float">
            <text:p>188</text:p>
          </table:table-cell>
          <table:table-cell table:style-name="ce14" table:formula="of:=[.Q10]-(2^8)*2" office:value-type="float" office:value="183.363115530303" calcext:value-type="float">
            <text:p>183</text:p>
          </table:table-cell>
          <table:table-cell table:style-name="ce14" table:formula="of:=[.R10]-(2^8)*2" office:value-type="float" office:value="178.232636363636" calcext:value-type="float">
            <text:p>178</text:p>
          </table:table-cell>
          <table:table-cell table:style-name="ce14" table:formula="of:=[.S10]-(2^8)*2" office:value-type="float" office:value="172.348687499999" calcext:value-type="float">
            <text:p>172</text:p>
          </table:table-cell>
          <table:table-cell table:style-name="ce14" table:formula="of:=[.T10]-(2^8)*2" office:value-type="float" office:value="165.3" calcext:value-type="float">
            <text:p>165</text:p>
          </table:table-cell>
          <table:table-cell table:style-name="ce14" table:formula="of:=[.U10]-(2^8)*2" office:value-type="float" office:value="157.85365234375" calcext:value-type="float">
            <text:p>158</text:p>
          </table:table-cell>
          <table:table-cell table:style-name="ce14" table:formula="of:=[.V10]-(2^8)*2" office:value-type="float" office:value="151.45" calcext:value-type="float">
            <text:p>151</text:p>
          </table:table-cell>
          <table:table-cell table:style-name="ce14" table:formula="of:=[.W10]-(2^8)*2" office:value-type="float" office:value="145.465000000001" calcext:value-type="float">
            <text:p>145</text:p>
          </table:table-cell>
          <table:table-cell table:style-name="ce14" table:formula="of:=[.X10]-(2^8)*2" office:value-type="float" office:value="139.38" calcext:value-type="float">
            <text:p>139</text:p>
          </table:table-cell>
          <table:table-cell table:style-name="ce14" table:formula="of:=[.Y10]-(2^8)*2" office:value-type="float" office:value="133.3206875" calcext:value-type="float">
            <text:p>133</text:p>
          </table:table-cell>
          <table:table-cell table:style-name="ce14" table:formula="of:=[.Z10]-(2^8)*2" office:value-type="float" office:value="127.173295454545" calcext:value-type="float">
            <text:p>127</text:p>
          </table:table-cell>
          <table:table-cell table:style-name="ce14" table:formula="of:=[.AA10]-(2^8)*2" office:value-type="float" office:value="122.004166666667" calcext:value-type="float">
            <text:p>122</text:p>
          </table:table-cell>
          <table:table-cell table:style-name="ce14" table:formula="of:=[.AB10]-(2^8)*2" office:value-type="float" office:value="116.087878787878" calcext:value-type="float">
            <text:p>116</text:p>
          </table:table-cell>
          <table:table-cell table:style-name="ce14" table:formula="of:=[.AC10]-(2^8)*2" office:value-type="float" office:value="110.784375" calcext:value-type="float">
            <text:p>111</text:p>
          </table:table-cell>
          <table:table-cell table:style-name="ce14" table:formula="of:=[.AD10]-(2^8)*2" office:value-type="float" office:value="104.55" calcext:value-type="float">
            <text:p>105</text:p>
          </table:table-cell>
          <table:table-cell table:style-name="ce14" table:formula="of:=[.AE10]-(2^8)*2" office:value-type="float" office:value="98.3191761363639" calcext:value-type="float">
            <text:p>98</text:p>
          </table:table-cell>
          <table:table-cell table:style-name="ce14" table:formula="of:=[.AF10]-(2^8)*2" office:value-type="float" office:value="92.9333333333337" calcext:value-type="float">
            <text:p>93</text:p>
          </table:table-cell>
          <table:table-cell table:style-name="ce14" table:formula="of:=[.AG10]-(2^8)*2" office:value-type="float" office:value="86.8450000000003" calcext:value-type="float">
            <text:p>87</text:p>
          </table:table-cell>
          <table:table-cell table:style-name="ce14" table:formula="of:=[.AH10]-(2^8)*2" office:value-type="float" office:value="80.4999999999999" calcext:value-type="float">
            <text:p>80</text:p>
          </table:table-cell>
        </table:table-row>
        <table:table-row table:style-name="ro3">
          <table:table-cell office:value-type="float" office:value="78.181" calcext:value-type="float">
            <text:p>78,181</text:p>
          </table:table-cell>
          <table:table-cell office:value-type="percentage" office:value="0.9812" calcext:value-type="percentage">
            <text:p>98,12%</text:p>
          </table:table-cell>
          <table:table-cell office:value-type="percentage" office:value="0.9798" calcext:value-type="percentage">
            <text:p>97,98%</text:p>
          </table:table-cell>
          <table:table-cell/>
          <table:table-cell office:value-type="float" office:value="78.5625" calcext:value-type="float">
            <text:p>78,5625</text:p>
          </table:table-cell>
          <table:table-cell table:formula="of:=PINTERP([.$A$15:.$A$205];[.$B$15:.$B$205];[.E11])" office:value-type="percentage" office:value="0.903586259594299" calcext:value-type="percentage">
            <text:p>90,4%</text:p>
          </table:table-cell>
          <table:table-cell table:formula="of:=PINTERP([.$A$15:.$A$205];[.$C$15:.$C$205];[.E11])" office:value-type="percentage" office:value="0.9243683397948" calcext:value-type="percentage">
            <text:p>92,4%</text:p>
          </table:table-cell>
          <table:table-cell/>
          <table:table-cell table:formula="of:=[.E11]/0.0625" office:value-type="float" office:value="1257" calcext:value-type="float">
            <text:p>1257</text:p>
          </table:table-cell>
          <table:table-cell table:formula="of:=[.F11]*1000" office:value-type="float" office:value="903.586259594299" calcext:value-type="float">
            <text:p>904</text:p>
          </table:table-cell>
          <table:table-cell table:formula="of:=[.G11]*1000" office:value-type="float" office:value="924.3683397948" calcext:value-type="float">
            <text:p>924</text:p>
          </table:table-cell>
          <table:table-cell table:number-columns-repeated="2"/>
          <table:table-cell table:style-name="ce14" office:value-type="float" office:value="60" calcext:value-type="float">
            <text:p>60</text:p>
          </table:table-cell>
          <table:table-cell table:style-name="ce17" table:formula="of:=PINTERP([.$A$15:.$A$205];[.$B$15:.$B$205];([.O$6]*0.0625+[.$N11]*0.0625))*1000" office:value-type="float" office:value="586.148687499999" calcext:value-type="float">
            <text:p>586</text:p>
          </table:table-cell>
          <table:table-cell table:style-name="ce17" table:formula="of:=PINTERP([.$A$15:.$A$205];[.$B$15:.$B$205];([.P$6]*0.0625+[.$N11]*0.0625))*1000" office:value-type="float" office:value="580.566666666666" calcext:value-type="float">
            <text:p>581</text:p>
          </table:table-cell>
          <table:table-cell table:style-name="ce17" table:formula="of:=PINTERP([.$A$15:.$A$205];[.$B$15:.$B$205];([.Q$6]*0.0625+[.$N11]*0.0625))*1000" office:value-type="float" office:value="574.567414772727" calcext:value-type="float">
            <text:p>575</text:p>
          </table:table-cell>
          <table:table-cell table:style-name="ce17" table:formula="of:=PINTERP([.$A$15:.$A$205];[.$B$15:.$B$205];([.R$6]*0.0625+[.$N11]*0.0625))*1000" office:value-type="float" office:value="569.105659722222" calcext:value-type="float">
            <text:p>569</text:p>
          </table:table-cell>
          <table:table-cell table:style-name="ce17" table:formula="of:=PINTERP([.$A$15:.$A$205];[.$B$15:.$B$205];([.S$6]*0.0625+[.$N11]*0.0625))*1000" office:value-type="float" office:value="563.716666666666" calcext:value-type="float">
            <text:p>564</text:p>
          </table:table-cell>
          <table:table-cell table:style-name="ce17" table:formula="of:=PINTERP([.$A$15:.$A$205];[.$B$15:.$B$205];([.T$6]*0.0625+[.$N11]*0.0625))*1000" office:value-type="float" office:value="558.4" calcext:value-type="float">
            <text:p>558</text:p>
          </table:table-cell>
          <table:table-cell table:style-name="ce17" table:formula="of:=PINTERP([.$A$15:.$A$205];[.$B$15:.$B$205];([.U$6]*0.0625+[.$N11]*0.0625))*1000" office:value-type="float" office:value="552.289285714286" calcext:value-type="float">
            <text:p>552</text:p>
          </table:table-cell>
          <table:table-cell table:style-name="ce17" table:formula="of:=PINTERP([.$A$15:.$A$205];[.$B$15:.$B$205];([.V$6]*0.0625+[.$N11]*0.0625))*1000" office:value-type="float" office:value="547.591469155845" calcext:value-type="float">
            <text:p>548</text:p>
          </table:table-cell>
          <table:table-cell table:style-name="ce17" table:formula="of:=PINTERP([.$A$15:.$A$205];[.$B$15:.$B$205];([.W$6]*0.0625+[.$N11]*0.0625))*1000" office:value-type="float" office:value="541.329899779041" calcext:value-type="float">
            <text:p>541</text:p>
          </table:table-cell>
          <table:table-cell table:style-name="ce17" table:formula="of:=PINTERP([.$A$15:.$A$205];[.$B$15:.$B$205];([.X$6]*0.0625+[.$N11]*0.0625))*1000" office:value-type="float" office:value="535.933333333334" calcext:value-type="float">
            <text:p>536</text:p>
          </table:table-cell>
          <table:table-cell table:style-name="ce17" table:formula="of:=PINTERP([.$A$15:.$A$205];[.$B$15:.$B$205];([.Y$6]*0.0625+[.$N11]*0.0625))*1000" office:value-type="float" office:value="530.45" calcext:value-type="float">
            <text:p>530</text:p>
          </table:table-cell>
          <table:table-cell table:style-name="ce17" table:formula="of:=PINTERP([.$A$15:.$A$205];[.$B$15:.$B$205];([.Z$6]*0.0625+[.$N11]*0.0625))*1000" office:value-type="float" office:value="524.991666666666" calcext:value-type="float">
            <text:p>525</text:p>
          </table:table-cell>
          <table:table-cell table:style-name="ce17" table:formula="of:=PINTERP([.$A$15:.$A$205];[.$B$15:.$B$205];([.AA$6]*0.0625+[.$N11]*0.0625))*1000" office:value-type="float" office:value="519.516666666666" calcext:value-type="float">
            <text:p>520</text:p>
          </table:table-cell>
          <table:table-cell table:style-name="ce17" table:formula="of:=PINTERP([.$A$15:.$A$205];[.$B$15:.$B$205];([.AB$6]*0.0625+[.$N11]*0.0625))*1000" office:value-type="float" office:value="514.128522727273" calcext:value-type="float">
            <text:p>514</text:p>
          </table:table-cell>
          <table:table-cell table:style-name="ce17" table:formula="of:=PINTERP([.$A$15:.$A$205];[.$B$15:.$B$205];([.AC$6]*0.0625+[.$N11]*0.0625))*1000" office:value-type="float" office:value="507.955" calcext:value-type="float">
            <text:p>508</text:p>
          </table:table-cell>
          <table:table-cell table:style-name="ce17" table:formula="of:=PINTERP([.$A$15:.$A$205];[.$B$15:.$B$205];([.AD$6]*0.0625+[.$N11]*0.0625))*1000" office:value-type="float" office:value="502.075482954545" calcext:value-type="float">
            <text:p>502</text:p>
          </table:table-cell>
          <table:table-cell table:style-name="ce17" table:formula="of:=PINTERP([.$A$15:.$A$205];[.$B$15:.$B$205];([.AE$6]*0.0625+[.$N11]*0.0625))*1000" office:value-type="float" office:value="496.525" calcext:value-type="float">
            <text:p>497</text:p>
          </table:table-cell>
          <table:table-cell table:style-name="ce17" table:formula="of:=PINTERP([.$A$15:.$A$205];[.$B$15:.$B$205];([.AF$6]*0.0625+[.$N11]*0.0625))*1000" office:value-type="float" office:value="490.983333333334" calcext:value-type="float">
            <text:p>491</text:p>
          </table:table-cell>
          <table:table-cell table:style-name="ce17" table:formula="of:=PINTERP([.$A$15:.$A$205];[.$B$15:.$B$205];([.AG$6]*0.0625+[.$N11]*0.0625))*1000" office:value-type="float" office:value="485.374999999999" calcext:value-type="float">
            <text:p>485</text:p>
          </table:table-cell>
          <table:table-cell table:style-name="ce17" table:formula="of:=PINTERP([.$A$15:.$A$205];[.$B$15:.$B$205];([.AH$6]*0.0625+[.$N11]*0.0625))*1000" office:value-type="float" office:value="479.866840277777" calcext:value-type="float">
            <text:p>480</text:p>
          </table:table-cell>
          <table:table-cell table:style-name="ce17"/>
          <table:table-cell table:style-name="ce14" office:value-type="float" office:value="60" calcext:value-type="float">
            <text:p>60</text:p>
          </table:table-cell>
          <table:table-cell table:style-name="ce14" table:formula="of:=[.O11]-(2^8)*2" office:value-type="float" office:value="74.1486874999994" calcext:value-type="float">
            <text:p>74</text:p>
          </table:table-cell>
          <table:table-cell table:style-name="ce14" table:formula="of:=[.P11]-(2^8)*2" office:value-type="float" office:value="68.5666666666664" calcext:value-type="float">
            <text:p>69</text:p>
          </table:table-cell>
          <table:table-cell table:style-name="ce14" table:formula="of:=[.Q11]-(2^8)*2" office:value-type="float" office:value="62.5674147727267" calcext:value-type="float">
            <text:p>63</text:p>
          </table:table-cell>
          <table:table-cell table:style-name="ce14" table:formula="of:=[.R11]-(2^8)*2" office:value-type="float" office:value="57.1056597222218" calcext:value-type="float">
            <text:p>57</text:p>
          </table:table-cell>
          <table:table-cell table:style-name="ce14" table:formula="of:=[.S11]-(2^8)*2" office:value-type="float" office:value="51.7166666666665" calcext:value-type="float">
            <text:p>52</text:p>
          </table:table-cell>
          <table:table-cell table:style-name="ce14" table:formula="of:=[.T11]-(2^8)*2" office:value-type="float" office:value="46.4" calcext:value-type="float">
            <text:p>46</text:p>
          </table:table-cell>
          <table:table-cell table:style-name="ce14" table:formula="of:=[.U11]-(2^8)*2" office:value-type="float" office:value="40.2892857142857" calcext:value-type="float">
            <text:p>40</text:p>
          </table:table-cell>
          <table:table-cell table:style-name="ce14" table:formula="of:=[.V11]-(2^8)*2" office:value-type="float" office:value="35.5914691558446" calcext:value-type="float">
            <text:p>36</text:p>
          </table:table-cell>
          <table:table-cell table:style-name="ce14" table:formula="of:=[.W11]-(2^8)*2" office:value-type="float" office:value="29.3298997790407" calcext:value-type="float">
            <text:p>29</text:p>
          </table:table-cell>
          <table:table-cell table:style-name="ce14" table:formula="of:=[.X11]-(2^8)*2" office:value-type="float" office:value="23.933333333334" calcext:value-type="float">
            <text:p>24</text:p>
          </table:table-cell>
          <table:table-cell table:style-name="ce14" table:formula="of:=[.Y11]-(2^8)*2" office:value-type="float" office:value="18.4500000000002" calcext:value-type="float">
            <text:p>18</text:p>
          </table:table-cell>
          <table:table-cell table:style-name="ce14" table:formula="of:=[.Z11]-(2^8)*2" office:value-type="float" office:value="12.9916666666661" calcext:value-type="float">
            <text:p>13</text:p>
          </table:table-cell>
          <table:table-cell table:style-name="ce14" table:formula="of:=[.AA11]-(2^8)*2" office:value-type="float" office:value="7.51666666666642" calcext:value-type="float">
            <text:p>8</text:p>
          </table:table-cell>
          <table:table-cell table:style-name="ce14" table:formula="of:=[.AB11]-(2^8)*2" office:value-type="float" office:value="2.12852272727275" calcext:value-type="float">
            <text:p>2</text:p>
          </table:table-cell>
          <table:table-cell table:style-name="ce22" table:formula="of:=[.AC11]-(2^8)*1" office:value-type="float" office:value="251.955" calcext:value-type="float">
            <text:p>252</text:p>
          </table:table-cell>
          <table:table-cell table:style-name="ce14" table:formula="of:=[.AD11]-(2^8)*1" office:value-type="float" office:value="246.075482954545" calcext:value-type="float">
            <text:p>246</text:p>
          </table:table-cell>
          <table:table-cell table:style-name="ce14" table:formula="of:=[.AE11]-(2^8)*1" office:value-type="float" office:value="240.525" calcext:value-type="float">
            <text:p>241</text:p>
          </table:table-cell>
          <table:table-cell table:style-name="ce14" table:formula="of:=[.AF11]-(2^8)*1" office:value-type="float" office:value="234.983333333334" calcext:value-type="float">
            <text:p>235</text:p>
          </table:table-cell>
          <table:table-cell table:style-name="ce14" table:formula="of:=[.AG11]-(2^8)*1" office:value-type="float" office:value="229.374999999999" calcext:value-type="float">
            <text:p>229</text:p>
          </table:table-cell>
          <table:table-cell table:style-name="ce14" table:formula="of:=[.AH11]-(2^8)*1" office:value-type="float" office:value="223.866840277777" calcext:value-type="float">
            <text:p>224</text:p>
          </table:table-cell>
        </table:table-row>
        <table:table-row table:style-name="ro3">
          <table:table-cell office:value-type="float" office:value="78.179" calcext:value-type="float">
            <text:p>78,179</text:p>
          </table:table-cell>
          <table:table-cell office:value-type="percentage" office:value="0.9779" calcext:value-type="percentage">
            <text:p>97,79%</text:p>
          </table:table-cell>
          <table:table-cell office:value-type="percentage" office:value="0.9766" calcext:value-type="percentage">
            <text:p>97,66%</text:p>
          </table:table-cell>
          <table:table-cell/>
          <table:table-cell office:value-type="float" office:value="78.625" calcext:value-type="float">
            <text:p>78,625</text:p>
          </table:table-cell>
          <table:table-cell table:formula="of:=PINTERP([.$A$15:.$A$205];[.$B$15:.$B$205];[.E12])" office:value-type="percentage" office:value="0.897220605000874" calcext:value-type="percentage">
            <text:p>89,7%</text:p>
          </table:table-cell>
          <table:table-cell table:formula="of:=PINTERP([.$A$15:.$A$205];[.$C$15:.$C$205];[.E12])" office:value-type="percentage" office:value="0.920702280118902" calcext:value-type="percentage">
            <text:p>92,1%</text:p>
          </table:table-cell>
          <table:table-cell/>
          <table:table-cell table:formula="of:=[.E12]/0.0625" office:value-type="float" office:value="1258" calcext:value-type="float">
            <text:p>1258</text:p>
          </table:table-cell>
          <table:table-cell table:formula="of:=[.F12]*1000" office:value-type="float" office:value="897.220605000874" calcext:value-type="float">
            <text:p>897</text:p>
          </table:table-cell>
          <table:table-cell table:formula="of:=[.G12]*1000" office:value-type="float" office:value="920.702280118902" calcext:value-type="float">
            <text:p>92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17" table:formula="of:=PINTERP([.$A$15:.$A$205];[.$B$15:.$B$205];([.O$6]*0.0625+[.$N12]*0.0625))*1000" office:value-type="float" office:value="473.191938920455" calcext:value-type="float">
            <text:p>473</text:p>
          </table:table-cell>
          <table:table-cell table:style-name="ce17" table:formula="of:=PINTERP([.$A$15:.$A$205];[.$B$15:.$B$205];([.P$6]*0.0625+[.$N12]*0.0625))*1000" office:value-type="float" office:value="467.558875152625" calcext:value-type="float">
            <text:p>468</text:p>
          </table:table-cell>
          <table:table-cell table:style-name="ce17" table:formula="of:=PINTERP([.$A$15:.$A$205];[.$B$15:.$B$205];([.Q$6]*0.0625+[.$N12]*0.0625))*1000" office:value-type="float" office:value="461.999231423339" calcext:value-type="float">
            <text:p>462</text:p>
          </table:table-cell>
          <table:table-cell table:style-name="ce17" table:formula="of:=PINTERP([.$A$15:.$A$205];[.$B$15:.$B$205];([.R$6]*0.0625+[.$N12]*0.0625))*1000" office:value-type="float" office:value="457.207142857143" calcext:value-type="float">
            <text:p>457</text:p>
          </table:table-cell>
          <table:table-cell table:style-name="ce17" table:formula="of:=PINTERP([.$A$15:.$A$205];[.$B$15:.$B$205];([.S$6]*0.0625+[.$N12]*0.0625))*1000" office:value-type="float" office:value="452.296428571428" calcext:value-type="float">
            <text:p>452</text:p>
          </table:table-cell>
          <table:table-cell table:style-name="ce17" table:formula="of:=PINTERP([.$A$15:.$A$205];[.$B$15:.$B$205];([.T$6]*0.0625+[.$N12]*0.0625))*1000" office:value-type="float" office:value="447.474489795919" calcext:value-type="float">
            <text:p>447</text:p>
          </table:table-cell>
          <table:table-cell table:style-name="ce17" table:formula="of:=PINTERP([.$A$15:.$A$205];[.$B$15:.$B$205];([.U$6]*0.0625+[.$N12]*0.0625))*1000" office:value-type="float" office:value="442.5" calcext:value-type="float">
            <text:p>443</text:p>
          </table:table-cell>
          <table:table-cell table:style-name="ce17" table:formula="of:=PINTERP([.$A$15:.$A$205];[.$B$15:.$B$205];([.V$6]*0.0625+[.$N12]*0.0625))*1000" office:value-type="float" office:value="437.628571428572" calcext:value-type="float">
            <text:p>438</text:p>
          </table:table-cell>
          <table:table-cell table:style-name="ce17" table:formula="of:=PINTERP([.$A$15:.$A$205];[.$B$15:.$B$205];([.W$6]*0.0625+[.$N12]*0.0625))*1000" office:value-type="float" office:value="432.706218112245" calcext:value-type="float">
            <text:p>433</text:p>
          </table:table-cell>
          <table:table-cell table:style-name="ce17" table:formula="of:=PINTERP([.$A$15:.$A$205];[.$B$15:.$B$205];([.X$6]*0.0625+[.$N12]*0.0625))*1000" office:value-type="float" office:value="427.702448979592" calcext:value-type="float">
            <text:p>428</text:p>
          </table:table-cell>
          <table:table-cell table:style-name="ce17" table:formula="of:=PINTERP([.$A$15:.$A$205];[.$B$15:.$B$205];([.Y$6]*0.0625+[.$N12]*0.0625))*1000" office:value-type="float" office:value="422.954212184874" calcext:value-type="float">
            <text:p>423</text:p>
          </table:table-cell>
          <table:table-cell table:style-name="ce17" table:formula="of:=PINTERP([.$A$15:.$A$205];[.$B$15:.$B$205];([.Z$6]*0.0625+[.$N12]*0.0625))*1000" office:value-type="float" office:value="418.696006944445" calcext:value-type="float">
            <text:p>419</text:p>
          </table:table-cell>
          <table:table-cell table:style-name="ce17" table:formula="of:=PINTERP([.$A$15:.$A$205];[.$B$15:.$B$205];([.AA$6]*0.0625+[.$N12]*0.0625))*1000" office:value-type="float" office:value="414.880583639706" calcext:value-type="float">
            <text:p>415</text:p>
          </table:table-cell>
          <table:table-cell table:style-name="ce17" table:formula="of:=PINTERP([.$A$15:.$A$205];[.$B$15:.$B$205];([.AB$6]*0.0625+[.$N12]*0.0625))*1000" office:value-type="float" office:value="410.691462418301" calcext:value-type="float">
            <text:p>411</text:p>
          </table:table-cell>
          <table:table-cell table:style-name="ce17" table:formula="of:=PINTERP([.$A$15:.$A$205];[.$B$15:.$B$205];([.AC$6]*0.0625+[.$N12]*0.0625))*1000" office:value-type="float" office:value="406.219946289063" calcext:value-type="float">
            <text:p>406</text:p>
          </table:table-cell>
          <table:table-cell table:style-name="ce17" table:formula="of:=PINTERP([.$A$15:.$A$205];[.$B$15:.$B$205];([.AD$6]*0.0625+[.$N12]*0.0625))*1000" office:value-type="float" office:value="401.85146484375" calcext:value-type="float">
            <text:p>402</text:p>
          </table:table-cell>
          <table:table-cell table:style-name="ce17" table:formula="of:=PINTERP([.$A$15:.$A$205];[.$B$15:.$B$205];([.AE$6]*0.0625+[.$N12]*0.0625))*1000" office:value-type="float" office:value="397.478295898438" calcext:value-type="float">
            <text:p>397</text:p>
          </table:table-cell>
          <table:table-cell table:style-name="ce17" table:formula="of:=PINTERP([.$A$15:.$A$205];[.$B$15:.$B$205];([.AF$6]*0.0625+[.$N12]*0.0625))*1000" office:value-type="float" office:value="392.998628982843" calcext:value-type="float">
            <text:p>393</text:p>
          </table:table-cell>
          <table:table-cell table:style-name="ce17" table:formula="of:=PINTERP([.$A$15:.$A$205];[.$B$15:.$B$205];([.AG$6]*0.0625+[.$N12]*0.0625))*1000" office:value-type="float" office:value="388.875465516068" calcext:value-type="float">
            <text:p>389</text:p>
          </table:table-cell>
          <table:table-cell table:style-name="ce17" table:formula="of:=PINTERP([.$A$15:.$A$205];[.$B$15:.$B$205];([.AH$6]*0.0625+[.$N12]*0.0625))*1000" office:value-type="float" office:value="385.090219907408" calcext:value-type="float">
            <text:p>385</text:p>
          </table:table-cell>
          <table:table-cell table:style-name="ce17"/>
          <table:table-cell office:value-type="float" office:value="80" calcext:value-type="float">
            <text:p>80</text:p>
          </table:table-cell>
          <table:table-cell table:style-name="ce14" table:formula="of:=[.O12]-(2^8)*1" office:value-type="float" office:value="217.191938920455" calcext:value-type="float">
            <text:p>217</text:p>
          </table:table-cell>
          <table:table-cell table:style-name="ce14" table:formula="of:=[.P12]-(2^8)*1" office:value-type="float" office:value="211.558875152625" calcext:value-type="float">
            <text:p>212</text:p>
          </table:table-cell>
          <table:table-cell table:style-name="ce14" table:formula="of:=[.Q12]-(2^8)*1" office:value-type="float" office:value="205.999231423338" calcext:value-type="float">
            <text:p>206</text:p>
          </table:table-cell>
          <table:table-cell table:style-name="ce14" table:formula="of:=[.R12]-(2^8)*1" office:value-type="float" office:value="201.207142857143" calcext:value-type="float">
            <text:p>201</text:p>
          </table:table-cell>
          <table:table-cell table:style-name="ce14" table:formula="of:=[.S12]-(2^8)*1" office:value-type="float" office:value="196.296428571428" calcext:value-type="float">
            <text:p>196</text:p>
          </table:table-cell>
          <table:table-cell table:style-name="ce14" table:formula="of:=[.T12]-(2^8)*1" office:value-type="float" office:value="191.474489795919" calcext:value-type="float">
            <text:p>191</text:p>
          </table:table-cell>
          <table:table-cell table:style-name="ce14" table:formula="of:=[.U12]-(2^8)*1" office:value-type="float" office:value="186.5" calcext:value-type="float">
            <text:p>187</text:p>
          </table:table-cell>
          <table:table-cell table:style-name="ce14" table:formula="of:=[.V12]-(2^8)*1" office:value-type="float" office:value="181.628571428572" calcext:value-type="float">
            <text:p>182</text:p>
          </table:table-cell>
          <table:table-cell table:style-name="ce14" table:formula="of:=[.W12]-(2^8)*1" office:value-type="float" office:value="176.706218112245" calcext:value-type="float">
            <text:p>177</text:p>
          </table:table-cell>
          <table:table-cell table:style-name="ce14" table:formula="of:=[.X12]-(2^8)*1" office:value-type="float" office:value="171.702448979592" calcext:value-type="float">
            <text:p>172</text:p>
          </table:table-cell>
          <table:table-cell table:style-name="ce14" table:formula="of:=[.Y12]-(2^8)*1" office:value-type="float" office:value="166.954212184874" calcext:value-type="float">
            <text:p>167</text:p>
          </table:table-cell>
          <table:table-cell table:style-name="ce14" table:formula="of:=[.Z12]-(2^8)*1" office:value-type="float" office:value="162.696006944445" calcext:value-type="float">
            <text:p>163</text:p>
          </table:table-cell>
          <table:table-cell table:style-name="ce14" table:formula="of:=[.AA12]-(2^8)*1" office:value-type="float" office:value="158.880583639706" calcext:value-type="float">
            <text:p>159</text:p>
          </table:table-cell>
          <table:table-cell table:style-name="ce14" table:formula="of:=[.AB12]-(2^8)*1" office:value-type="float" office:value="154.691462418301" calcext:value-type="float">
            <text:p>155</text:p>
          </table:table-cell>
          <table:table-cell table:style-name="ce14" table:formula="of:=[.AC12]-(2^8)*1" office:value-type="float" office:value="150.219946289063" calcext:value-type="float">
            <text:p>150</text:p>
          </table:table-cell>
          <table:table-cell table:style-name="ce14" table:formula="of:=[.AD12]-(2^8)*1" office:value-type="float" office:value="145.85146484375" calcext:value-type="float">
            <text:p>146</text:p>
          </table:table-cell>
          <table:table-cell table:style-name="ce14" table:formula="of:=[.AE12]-(2^8)*1" office:value-type="float" office:value="141.478295898438" calcext:value-type="float">
            <text:p>141</text:p>
          </table:table-cell>
          <table:table-cell table:style-name="ce14" table:formula="of:=[.AF12]-(2^8)*1" office:value-type="float" office:value="136.998628982843" calcext:value-type="float">
            <text:p>137</text:p>
          </table:table-cell>
          <table:table-cell table:style-name="ce14" table:formula="of:=[.AG12]-(2^8)*1" office:value-type="float" office:value="132.875465516068" calcext:value-type="float">
            <text:p>133</text:p>
          </table:table-cell>
          <table:table-cell table:style-name="ce14" table:formula="of:=[.AH12]-(2^8)*1" office:value-type="float" office:value="129.090219907408" calcext:value-type="float">
            <text:p>129</text:p>
          </table:table-cell>
        </table:table-row>
        <table:table-row table:style-name="ro3">
          <table:table-cell office:value-type="float" office:value="78.174" calcext:value-type="float">
            <text:p>78,174</text:p>
          </table:table-cell>
          <table:table-cell office:value-type="percentage" office:value="0.97464" calcext:value-type="percentage">
            <text:p>97,46%</text:p>
          </table:table-cell>
          <table:table-cell office:value-type="percentage" office:value="0.97381" calcext:value-type="percentage">
            <text:p>97,38%</text:p>
          </table:table-cell>
          <table:table-cell/>
          <table:table-cell office:value-type="float" office:value="78.6875" calcext:value-type="float">
            <text:p>78,6875</text:p>
          </table:table-cell>
          <table:table-cell table:formula="of:=PINTERP([.$A$15:.$A$205];[.$B$15:.$B$205];[.E13])" office:value-type="percentage" office:value="0.890943662726066" calcext:value-type="percentage">
            <text:p>89,1%</text:p>
          </table:table-cell>
          <table:table-cell table:formula="of:=PINTERP([.$A$15:.$A$205];[.$C$15:.$C$205];[.E13])" office:value-type="percentage" office:value="0.917815953641094" calcext:value-type="percentage">
            <text:p>91,8%</text:p>
          </table:table-cell>
          <table:table-cell/>
          <table:table-cell table:formula="of:=[.E13]/0.0625" office:value-type="float" office:value="1259" calcext:value-type="float">
            <text:p>1259</text:p>
          </table:table-cell>
          <table:table-cell table:formula="of:=[.F13]*1000" office:value-type="float" office:value="890.943662726066" calcext:value-type="float">
            <text:p>891</text:p>
          </table:table-cell>
          <table:table-cell table:formula="of:=[.G13]*1000" office:value-type="float" office:value="917.815953641094" calcext:value-type="float">
            <text:p>91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7" table:formula="of:=PINTERP([.$A$15:.$A$205];[.$B$15:.$B$205];([.O$6]*0.0625+[.$N13]*0.0625))*1000" office:value-type="float" office:value="381.094462316176" calcext:value-type="float">
            <text:p>381</text:p>
          </table:table-cell>
          <table:table-cell table:style-name="ce17" table:formula="of:=PINTERP([.$A$15:.$A$205];[.$B$15:.$B$205];([.P$6]*0.0625+[.$N13]*0.0625))*1000" office:value-type="float" office:value="376.782026143791" calcext:value-type="float">
            <text:p>377</text:p>
          </table:table-cell>
          <table:table-cell table:style-name="ce17" table:formula="of:=PINTERP([.$A$15:.$A$205];[.$B$15:.$B$205];([.Q$6]*0.0625+[.$N13]*0.0625))*1000" office:value-type="float" office:value="372.291821289063" calcext:value-type="float">
            <text:p>372</text:p>
          </table:table-cell>
          <table:table-cell table:style-name="ce17" table:formula="of:=PINTERP([.$A$15:.$A$205];[.$B$15:.$B$205];([.R$6]*0.0625+[.$N13]*0.0625))*1000" office:value-type="float" office:value="367.84240770527" calcext:value-type="float">
            <text:p>368</text:p>
          </table:table-cell>
          <table:table-cell table:style-name="ce17" table:formula="of:=PINTERP([.$A$15:.$A$205];[.$B$15:.$B$205];([.S$6]*0.0625+[.$N13]*0.0625))*1000" office:value-type="float" office:value="363.457917336857" calcext:value-type="float">
            <text:p>363</text:p>
          </table:table-cell>
          <table:table-cell table:style-name="ce17" table:formula="of:=PINTERP([.$A$15:.$A$205];[.$B$15:.$B$205];([.T$6]*0.0625+[.$N13]*0.0625))*1000" office:value-type="float" office:value="359.460177404295" calcext:value-type="float">
            <text:p>359</text:p>
          </table:table-cell>
          <table:table-cell table:style-name="ce17" table:formula="of:=PINTERP([.$A$15:.$A$205];[.$B$15:.$B$205];([.U$6]*0.0625+[.$N13]*0.0625))*1000" office:value-type="float" office:value="354.935714285715" calcext:value-type="float">
            <text:p>355</text:p>
          </table:table-cell>
          <table:table-cell table:style-name="ce17" table:formula="of:=PINTERP([.$A$15:.$A$205];[.$B$15:.$B$205];([.V$6]*0.0625+[.$N13]*0.0625))*1000" office:value-type="float" office:value="349.965128968254" calcext:value-type="float">
            <text:p>350</text:p>
          </table:table-cell>
          <table:table-cell table:style-name="ce17" table:formula="of:=PINTERP([.$A$15:.$A$205];[.$B$15:.$B$205];([.W$6]*0.0625+[.$N13]*0.0625))*1000" office:value-type="float" office:value="345.94682401896" calcext:value-type="float">
            <text:p>346</text:p>
          </table:table-cell>
          <table:table-cell table:style-name="ce17" table:formula="of:=PINTERP([.$A$15:.$A$205];[.$B$15:.$B$205];([.X$6]*0.0625+[.$N13]*0.0625))*1000" office:value-type="float" office:value="342.027160493827" calcext:value-type="float">
            <text:p>342</text:p>
          </table:table-cell>
          <table:table-cell table:style-name="ce17" table:formula="of:=PINTERP([.$A$15:.$A$205];[.$B$15:.$B$205];([.Y$6]*0.0625+[.$N13]*0.0625))*1000" office:value-type="float" office:value="338.084375" calcext:value-type="float">
            <text:p>338</text:p>
          </table:table-cell>
          <table:table-cell table:style-name="ce17" table:formula="of:=PINTERP([.$A$15:.$A$205];[.$B$15:.$B$205];([.Z$6]*0.0625+[.$N13]*0.0625))*1000" office:value-type="float" office:value="334.119290123457" calcext:value-type="float">
            <text:p>334</text:p>
          </table:table-cell>
          <table:table-cell table:style-name="ce17" table:formula="of:=PINTERP([.$A$15:.$A$205];[.$B$15:.$B$205];([.AA$6]*0.0625+[.$N13]*0.0625))*1000" office:value-type="float" office:value="330.004934616634" calcext:value-type="float">
            <text:p>330</text:p>
          </table:table-cell>
          <table:table-cell table:style-name="ce17" table:formula="of:=PINTERP([.$A$15:.$A$205];[.$B$15:.$B$205];([.AB$6]*0.0625+[.$N13]*0.0625))*1000" office:value-type="float" office:value="326.16" calcext:value-type="float">
            <text:p>326</text:p>
          </table:table-cell>
          <table:table-cell table:style-name="ce17" table:formula="of:=PINTERP([.$A$15:.$A$205];[.$B$15:.$B$205];([.AC$6]*0.0625+[.$N13]*0.0625))*1000" office:value-type="float" office:value="322.535" calcext:value-type="float">
            <text:p>323</text:p>
          </table:table-cell>
          <table:table-cell table:style-name="ce17" table:formula="of:=PINTERP([.$A$15:.$A$205];[.$B$15:.$B$205];([.AD$6]*0.0625+[.$N13]*0.0625))*1000" office:value-type="float" office:value="318.520836582196" calcext:value-type="float">
            <text:p>319</text:p>
          </table:table-cell>
          <table:table-cell table:style-name="ce17" table:formula="of:=PINTERP([.$A$15:.$A$205];[.$B$15:.$B$205];([.AE$6]*0.0625+[.$N13]*0.0625))*1000" office:value-type="float" office:value="314.500381547295" calcext:value-type="float">
            <text:p>315</text:p>
          </table:table-cell>
          <table:table-cell table:style-name="ce17" table:formula="of:=PINTERP([.$A$15:.$A$205];[.$B$15:.$B$205];([.AF$6]*0.0625+[.$N13]*0.0625))*1000" office:value-type="float" office:value="310.5" calcext:value-type="float">
            <text:p>311</text:p>
          </table:table-cell>
          <table:table-cell table:style-name="ce17" table:formula="of:=PINTERP([.$A$15:.$A$205];[.$B$15:.$B$205];([.AG$6]*0.0625+[.$N13]*0.0625))*1000" office:value-type="float" office:value="305.894199346405" calcext:value-type="float">
            <text:p>306</text:p>
          </table:table-cell>
          <table:table-cell table:style-name="ce17" table:formula="of:=PINTERP([.$A$15:.$A$205];[.$B$15:.$B$205];([.AH$6]*0.0625+[.$N13]*0.0625))*1000" office:value-type="float" office:value="301.650827205882" calcext:value-type="float">
            <text:p>302</text:p>
          </table:table-cell>
          <table:table-cell table:style-name="ce17"/>
          <table:table-cell office:value-type="float" office:value="100" calcext:value-type="float">
            <text:p>100</text:p>
          </table:table-cell>
          <table:table-cell table:style-name="ce14" table:formula="of:=[.O13]-(2^8)*1" office:value-type="float" office:value="125.094462316176" calcext:value-type="float">
            <text:p>125</text:p>
          </table:table-cell>
          <table:table-cell table:style-name="ce14" table:formula="of:=[.P13]-(2^8)*1" office:value-type="float" office:value="120.782026143791" calcext:value-type="float">
            <text:p>121</text:p>
          </table:table-cell>
          <table:table-cell table:style-name="ce14" table:formula="of:=[.Q13]-(2^8)*1" office:value-type="float" office:value="116.291821289063" calcext:value-type="float">
            <text:p>116</text:p>
          </table:table-cell>
          <table:table-cell table:style-name="ce14" table:formula="of:=[.R13]-(2^8)*1" office:value-type="float" office:value="111.84240770527" calcext:value-type="float">
            <text:p>112</text:p>
          </table:table-cell>
          <table:table-cell table:style-name="ce14" table:formula="of:=[.S13]-(2^8)*1" office:value-type="float" office:value="107.457917336857" calcext:value-type="float">
            <text:p>107</text:p>
          </table:table-cell>
          <table:table-cell table:style-name="ce14" table:formula="of:=[.T13]-(2^8)*1" office:value-type="float" office:value="103.460177404295" calcext:value-type="float">
            <text:p>103</text:p>
          </table:table-cell>
          <table:table-cell table:style-name="ce14" table:formula="of:=[.U13]-(2^8)*1" office:value-type="float" office:value="98.9357142857147" calcext:value-type="float">
            <text:p>99</text:p>
          </table:table-cell>
          <table:table-cell table:style-name="ce14" table:formula="of:=[.V13]-(2^8)*1" office:value-type="float" office:value="93.9651289682539" calcext:value-type="float">
            <text:p>94</text:p>
          </table:table-cell>
          <table:table-cell table:style-name="ce14" table:formula="of:=[.W13]-(2^8)*1" office:value-type="float" office:value="89.9468240189596" calcext:value-type="float">
            <text:p>90</text:p>
          </table:table-cell>
          <table:table-cell table:style-name="ce14" table:formula="of:=[.X13]-(2^8)*1" office:value-type="float" office:value="86.0271604938275" calcext:value-type="float">
            <text:p>86</text:p>
          </table:table-cell>
          <table:table-cell table:style-name="ce14" table:formula="of:=[.Y13]-(2^8)*1" office:value-type="float" office:value="82.0843750000002" calcext:value-type="float">
            <text:p>82</text:p>
          </table:table-cell>
          <table:table-cell table:style-name="ce14" table:formula="of:=[.Z13]-(2^8)*1" office:value-type="float" office:value="78.1192901234566" calcext:value-type="float">
            <text:p>78</text:p>
          </table:table-cell>
          <table:table-cell table:style-name="ce14" table:formula="of:=[.AA13]-(2^8)*1" office:value-type="float" office:value="74.004934616634" calcext:value-type="float">
            <text:p>74</text:p>
          </table:table-cell>
          <table:table-cell table:style-name="ce14" table:formula="of:=[.AB13]-(2^8)*1" office:value-type="float" office:value="70.1599999999999" calcext:value-type="float">
            <text:p>70</text:p>
          </table:table-cell>
          <table:table-cell table:style-name="ce14" table:formula="of:=[.AC13]-(2^8)*1" office:value-type="float" office:value="66.5349999999996" calcext:value-type="float">
            <text:p>67</text:p>
          </table:table-cell>
          <table:table-cell table:style-name="ce14" table:formula="of:=[.AD13]-(2^8)*1" office:value-type="float" office:value="62.5208365821959" calcext:value-type="float">
            <text:p>63</text:p>
          </table:table-cell>
          <table:table-cell table:style-name="ce14" table:formula="of:=[.AE13]-(2^8)*1" office:value-type="float" office:value="58.5003815472947" calcext:value-type="float">
            <text:p>59</text:p>
          </table:table-cell>
          <table:table-cell table:style-name="ce14" table:formula="of:=[.AF13]-(2^8)*1" office:value-type="float" office:value="54.5" calcext:value-type="float">
            <text:p>55</text:p>
          </table:table-cell>
          <table:table-cell table:style-name="ce14" table:formula="of:=[.AG13]-(2^8)*1" office:value-type="float" office:value="49.8941993464052" calcext:value-type="float">
            <text:p>50</text:p>
          </table:table-cell>
          <table:table-cell table:style-name="ce14" table:formula="of:=[.AH13]-(2^8)*1" office:value-type="float" office:value="45.6508272058824" calcext:value-type="float">
            <text:p>46</text:p>
          </table:table-cell>
        </table:table-row>
        <table:table-row table:style-name="ro3">
          <table:table-cell office:value-type="float" office:value="78.174" calcext:value-type="float">
            <text:p>78,174</text:p>
          </table:table-cell>
          <table:table-cell table:number-columns-repeated="2" office:value-type="percentage" office:value="0.97184" calcext:value-type="percentage">
            <text:p>97,18%</text:p>
          </table:table-cell>
          <table:table-cell/>
          <table:table-cell office:value-type="float" office:value="78.75" calcext:value-type="float">
            <text:p>78,75</text:p>
          </table:table-cell>
          <table:table-cell table:formula="of:=PINTERP([.$A$15:.$A$205];[.$B$15:.$B$205];[.E14])" office:value-type="percentage" office:value="0.884520234118533" calcext:value-type="percentage">
            <text:p>88,5%</text:p>
          </table:table-cell>
          <table:table-cell table:formula="of:=PINTERP([.$A$15:.$A$205];[.$C$15:.$C$205];[.E14])" office:value-type="percentage" office:value="0.914607867972234" calcext:value-type="percentage">
            <text:p>91,5%</text:p>
          </table:table-cell>
          <table:table-cell/>
          <table:table-cell table:formula="of:=[.E14]/0.0625" office:value-type="float" office:value="1260" calcext:value-type="float">
            <text:p>1260</text:p>
          </table:table-cell>
          <table:table-cell table:formula="of:=[.F14]*1000" office:value-type="float" office:value="884.520234118533" calcext:value-type="float">
            <text:p>885</text:p>
          </table:table-cell>
          <table:table-cell table:formula="of:=[.G14]*1000" office:value-type="float" office:value="914.607867972234" calcext:value-type="float">
            <text:p>915</text:p>
          </table:table-cell>
          <table:table-cell table:number-columns-repeated="2"/>
          <table:table-cell table:style-name="ce14" office:value-type="float" office:value="120" calcext:value-type="float">
            <text:p>120</text:p>
          </table:table-cell>
          <table:table-cell table:style-name="ce17" table:formula="of:=PINTERP([.$A$15:.$A$205];[.$B$15:.$B$205];([.O$6]*0.0625+[.$N14]*0.0625))*1000" office:value-type="float" office:value="297.660609567901" calcext:value-type="float">
            <text:p>298</text:p>
          </table:table-cell>
          <table:table-cell table:style-name="ce17" table:formula="of:=PINTERP([.$A$15:.$A$205];[.$B$15:.$B$205];([.P$6]*0.0625+[.$N14]*0.0625))*1000" office:value-type="float" office:value="293.560493827161" calcext:value-type="float">
            <text:p>294</text:p>
          </table:table-cell>
          <table:table-cell table:style-name="ce17" table:formula="of:=PINTERP([.$A$15:.$A$205];[.$B$15:.$B$205];([.Q$6]*0.0625+[.$N14]*0.0625))*1000" office:value-type="float" office:value="289.4" calcext:value-type="float">
            <text:p>289</text:p>
          </table:table-cell>
          <table:table-cell table:style-name="ce17" table:formula="of:=PINTERP([.$A$15:.$A$205];[.$B$15:.$B$205];([.R$6]*0.0625+[.$N14]*0.0625))*1000" office:value-type="float" office:value="285.295260303195" calcext:value-type="float">
            <text:p>285</text:p>
          </table:table-cell>
          <table:table-cell table:style-name="ce17" table:formula="of:=PINTERP([.$A$15:.$A$205];[.$B$15:.$B$205];([.S$6]*0.0625+[.$N14]*0.0625))*1000" office:value-type="float" office:value="281.168485895515" calcext:value-type="float">
            <text:p>281</text:p>
          </table:table-cell>
          <table:table-cell table:style-name="ce17" table:formula="of:=PINTERP([.$A$15:.$A$205];[.$B$15:.$B$205];([.T$6]*0.0625+[.$N14]*0.0625))*1000" office:value-type="float" office:value="276.575" calcext:value-type="float">
            <text:p>277</text:p>
          </table:table-cell>
          <table:table-cell table:style-name="ce17" table:formula="of:=PINTERP([.$A$15:.$A$205];[.$B$15:.$B$205];([.U$6]*0.0625+[.$N14]*0.0625))*1000" office:value-type="float" office:value="272.147330172721" calcext:value-type="float">
            <text:p>272</text:p>
          </table:table-cell>
          <table:table-cell table:style-name="ce17" table:formula="of:=PINTERP([.$A$15:.$A$205];[.$B$15:.$B$205];([.V$6]*0.0625+[.$N14]*0.0625))*1000" office:value-type="float" office:value="268.647945512821" calcext:value-type="float">
            <text:p>269</text:p>
          </table:table-cell>
          <table:table-cell table:style-name="ce17" table:formula="of:=PINTERP([.$A$15:.$A$205];[.$B$15:.$B$205];([.W$6]*0.0625+[.$N14]*0.0625))*1000" office:value-type="float" office:value="266.6333065349" calcext:value-type="float">
            <text:p>267</text:p>
          </table:table-cell>
          <table:table-cell table:style-name="ce17" table:formula="of:=PINTERP([.$A$15:.$A$205];[.$B$15:.$B$205];([.X$6]*0.0625+[.$N14]*0.0625))*1000" office:value-type="float" office:value="265.079293447294" calcext:value-type="float">
            <text:p>265</text:p>
          </table:table-cell>
          <table:table-cell table:style-name="ce17" table:formula="of:=PINTERP([.$A$15:.$A$205];[.$B$15:.$B$205];([.Y$6]*0.0625+[.$N14]*0.0625))*1000" office:value-type="float" office:value="263.98590625" calcext:value-type="float">
            <text:p>264</text:p>
          </table:table-cell>
          <table:table-cell table:style-name="ce17" table:formula="of:=PINTERP([.$A$15:.$A$205];[.$B$15:.$B$205];([.Z$6]*0.0625+[.$N14]*0.0625))*1000" office:value-type="float" office:value="263.35314494302" calcext:value-type="float">
            <text:p>263</text:p>
          </table:table-cell>
          <table:table-cell table:style-name="ce17" table:formula="of:=PINTERP([.$A$15:.$A$205];[.$B$15:.$B$205];([.AA$6]*0.0625+[.$N14]*0.0625))*1000" office:value-type="float" office:value="262.6643022339" calcext:value-type="float">
            <text:p>263</text:p>
          </table:table-cell>
          <table:table-cell table:style-name="ce17" table:formula="of:=PINTERP([.$A$15:.$A$205];[.$B$15:.$B$205];([.AB$6]*0.0625+[.$N14]*0.0625))*1000" office:value-type="float" office:value="261.44983315706" calcext:value-type="float">
            <text:p>261</text:p>
          </table:table-cell>
          <table:table-cell table:style-name="ce17" table:formula="of:=PINTERP([.$A$15:.$A$205];[.$B$15:.$B$205];([.AC$6]*0.0625+[.$N14]*0.0625))*1000" office:value-type="float" office:value="260.239566644265" calcext:value-type="float">
            <text:p>260</text:p>
          </table:table-cell>
          <table:table-cell table:style-name="ce17" table:formula="of:=PINTERP([.$A$15:.$A$205];[.$B$15:.$B$205];([.AD$6]*0.0625+[.$N14]*0.0625))*1000" office:value-type="float" office:value="259.033502695517" calcext:value-type="float">
            <text:p>259</text:p>
          </table:table-cell>
          <table:table-cell table:style-name="ce17" table:formula="of:=PINTERP([.$A$15:.$A$205];[.$B$15:.$B$205];([.AE$6]*0.0625+[.$N14]*0.0625))*1000" office:value-type="float" office:value="257.831641310814" calcext:value-type="float">
            <text:p>258</text:p>
          </table:table-cell>
          <table:table-cell table:style-name="ce17" table:formula="of:=PINTERP([.$A$15:.$A$205];[.$B$15:.$B$205];([.AF$6]*0.0625+[.$N14]*0.0625))*1000" office:value-type="float" office:value="256.628757271285" calcext:value-type="float">
            <text:p>257</text:p>
          </table:table-cell>
          <table:table-cell table:style-name="ce17" table:formula="of:=PINTERP([.$A$15:.$A$205];[.$B$15:.$B$205];([.AG$6]*0.0625+[.$N14]*0.0625))*1000" office:value-type="float" office:value="255.421940166138" calcext:value-type="float">
            <text:p>255</text:p>
          </table:table-cell>
          <table:table-cell table:style-name="ce17" table:formula="of:=PINTERP([.$A$15:.$A$205];[.$B$15:.$B$205];([.AH$6]*0.0625+[.$N14]*0.0625))*1000" office:value-type="float" office:value="254.212988498149" calcext:value-type="float">
            <text:p>254</text:p>
          </table:table-cell>
          <table:table-cell table:style-name="ce17"/>
          <table:table-cell table:style-name="ce14" office:value-type="float" office:value="120" calcext:value-type="float">
            <text:p>120</text:p>
          </table:table-cell>
          <table:table-cell table:style-name="ce14" table:formula="of:=[.O14]-(2^8)*1" office:value-type="float" office:value="41.6606095679015" calcext:value-type="float">
            <text:p>42</text:p>
          </table:table-cell>
          <table:table-cell table:style-name="ce14" table:formula="of:=[.P14]-(2^8)*1" office:value-type="float" office:value="37.5604938271608" calcext:value-type="float">
            <text:p>38</text:p>
          </table:table-cell>
          <table:table-cell table:style-name="ce14" table:formula="of:=[.Q14]-(2^8)*1" office:value-type="float" office:value="33.3999999999999" calcext:value-type="float">
            <text:p>33</text:p>
          </table:table-cell>
          <table:table-cell table:style-name="ce14" table:formula="of:=[.R14]-(2^8)*1" office:value-type="float" office:value="29.295260303195" calcext:value-type="float">
            <text:p>29</text:p>
          </table:table-cell>
          <table:table-cell table:style-name="ce14" table:formula="of:=[.S14]-(2^8)*1" office:value-type="float" office:value="25.1684858955154" calcext:value-type="float">
            <text:p>25</text:p>
          </table:table-cell>
          <table:table-cell table:style-name="ce14" table:formula="of:=[.T14]-(2^8)*1" office:value-type="float" office:value="20.5749999999999" calcext:value-type="float">
            <text:p>21</text:p>
          </table:table-cell>
          <table:table-cell table:style-name="ce14" table:formula="of:=[.U14]-(2^8)*1" office:value-type="float" office:value="16.1473301727206" calcext:value-type="float">
            <text:p>16</text:p>
          </table:table-cell>
          <table:table-cell table:style-name="ce14" table:formula="of:=[.V14]-(2^8)*1" office:value-type="float" office:value="12.6479455128206" calcext:value-type="float">
            <text:p>13</text:p>
          </table:table-cell>
          <table:table-cell table:style-name="ce14" table:formula="of:=[.W14]-(2^8)*1" office:value-type="float" office:value="10.6333065349003" calcext:value-type="float">
            <text:p>11</text:p>
          </table:table-cell>
          <table:table-cell table:style-name="ce14" table:formula="of:=[.X14]-(2^8)*1" office:value-type="float" office:value="9.07929344729354" calcext:value-type="float">
            <text:p>9</text:p>
          </table:table-cell>
          <table:table-cell table:style-name="ce14" table:formula="of:=[.Y14]-(2^8)*1" office:value-type="float" office:value="7.98590625000003" calcext:value-type="float">
            <text:p>8</text:p>
          </table:table-cell>
          <table:table-cell table:style-name="ce14" table:formula="of:=[.Z14]-(2^8)*1" office:value-type="float" office:value="7.35314494301991" calcext:value-type="float">
            <text:p>7</text:p>
          </table:table-cell>
          <table:table-cell table:style-name="ce14" table:formula="of:=[.AA14]-(2^8)*1" office:value-type="float" office:value="6.66430223390023" calcext:value-type="float">
            <text:p>7</text:p>
          </table:table-cell>
          <table:table-cell table:style-name="ce14" table:formula="of:=[.AB14]-(2^8)*1" office:value-type="float" office:value="5.44983315705969" calcext:value-type="float">
            <text:p>5</text:p>
          </table:table-cell>
          <table:table-cell table:style-name="ce14" table:formula="of:=[.AC14]-(2^8)*1" office:value-type="float" office:value="4.23956664426515" calcext:value-type="float">
            <text:p>4</text:p>
          </table:table-cell>
          <table:table-cell table:style-name="ce14" table:formula="of:=[.AD14]-(2^8)*1" office:value-type="float" office:value="3.03350269551669" calcext:value-type="float">
            <text:p>3</text:p>
          </table:table-cell>
          <table:table-cell table:style-name="ce14" table:formula="of:=[.AE14]-(2^8)*1" office:value-type="float" office:value="1.83164131081429" calcext:value-type="float">
            <text:p>2</text:p>
          </table:table-cell>
          <table:table-cell table:style-name="ce14" table:formula="of:=[.AF14]-(2^8)*1" office:value-type="float" office:value="0.62875727128494" calcext:value-type="float">
            <text:p>1</text:p>
          </table:table-cell>
          <table:table-cell table:style-name="ce22" table:formula="of:=[.AG14]-(2^8)*0" office:value-type="float" office:value="255.421940166138" calcext:value-type="float">
            <text:p>255</text:p>
          </table:table-cell>
          <table:table-cell table:style-name="ce14" table:formula="of:=[.AH14]-(2^8)*0" office:value-type="float" office:value="254.212988498149" calcext:value-type="float">
            <text:p>254</text:p>
          </table:table-cell>
        </table:table-row>
        <table:table-row table:style-name="ro3">
          <table:table-cell office:value-type="float" office:value="78.174" calcext:value-type="float">
            <text:p>78,174</text:p>
          </table:table-cell>
          <table:table-cell office:value-type="percentage" office:value="0.97129" calcext:value-type="percentage">
            <text:p>97,13%</text:p>
          </table:table-cell>
          <table:table-cell office:value-type="percentage" office:value="0.97164" calcext:value-type="percentage">
            <text:p>97,16%</text:p>
          </table:table-cell>
          <table:table-cell/>
          <table:table-cell office:value-type="float" office:value="78.8125" calcext:value-type="float">
            <text:p>78,8125</text:p>
          </table:table-cell>
          <table:table-cell table:formula="of:=PINTERP([.$A$15:.$A$205];[.$B$15:.$B$205];[.E15])" office:value-type="percentage" office:value="0.878435440289703" calcext:value-type="percentage">
            <text:p>87,8%</text:p>
          </table:table-cell>
          <table:table-cell table:formula="of:=PINTERP([.$A$15:.$A$205];[.$C$15:.$C$205];[.E15])" office:value-type="percentage" office:value="0.911422238972275" calcext:value-type="percentage">
            <text:p>91,1%</text:p>
          </table:table-cell>
          <table:table-cell/>
          <table:table-cell table:formula="of:=[.E15]/0.0625" office:value-type="float" office:value="1261" calcext:value-type="float">
            <text:p>1261</text:p>
          </table:table-cell>
          <table:table-cell table:formula="of:=[.F15]*1000" office:value-type="float" office:value="878.435440289703" calcext:value-type="float">
            <text:p>878</text:p>
          </table:table-cell>
          <table:table-cell table:formula="of:=[.G15]*1000" office:value-type="float" office:value="911.422238972275" calcext:value-type="float">
            <text:p>91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17" table:formula="of:=PINTERP([.$A$15:.$A$205];[.$B$15:.$B$205];([.O$6]*0.0625+[.$N15]*0.0625))*1000" office:value-type="float" office:value="253.001902267319" calcext:value-type="float">
            <text:p>253</text:p>
          </table:table-cell>
          <table:table-cell table:style-name="ce17" table:formula="of:=PINTERP([.$A$15:.$A$205];[.$B$15:.$B$205];([.P$6]*0.0625+[.$N15]*0.0625))*1000" office:value-type="float" office:value="251.788681473647" calcext:value-type="float">
            <text:p>252</text:p>
          </table:table-cell>
          <table:table-cell table:style-name="ce17" table:formula="of:=PINTERP([.$A$15:.$A$205];[.$B$15:.$B$205];([.Q$6]*0.0625+[.$N15]*0.0625))*1000" office:value-type="float" office:value="250.814211538085" calcext:value-type="float">
            <text:p>251</text:p>
          </table:table-cell>
          <table:table-cell table:style-name="ce17" table:formula="of:=PINTERP([.$A$15:.$A$205];[.$B$15:.$B$205];([.R$6]*0.0625+[.$N15]*0.0625))*1000" office:value-type="float" office:value="249.80281667548" calcext:value-type="float">
            <text:p>250</text:p>
          </table:table-cell>
          <table:table-cell table:style-name="ce17" table:formula="of:=PINTERP([.$A$15:.$A$205];[.$B$15:.$B$205];([.S$6]*0.0625+[.$N15]*0.0625))*1000" office:value-type="float" office:value="248.612920334136" calcext:value-type="float">
            <text:p>249</text:p>
          </table:table-cell>
          <table:table-cell table:style-name="ce17" table:formula="of:=PINTERP([.$A$15:.$A$205];[.$B$15:.$B$205];([.T$6]*0.0625+[.$N15]*0.0625))*1000" office:value-type="float" office:value="247.244522514053" calcext:value-type="float">
            <text:p>247</text:p>
          </table:table-cell>
          <table:table-cell table:style-name="ce17" table:formula="of:=PINTERP([.$A$15:.$A$205];[.$B$15:.$B$205];([.U$6]*0.0625+[.$N15]*0.0625))*1000" office:value-type="float" office:value="245.69762321523" calcext:value-type="float">
            <text:p>246</text:p>
          </table:table-cell>
          <table:table-cell table:style-name="ce17" table:formula="of:=PINTERP([.$A$15:.$A$205];[.$B$15:.$B$205];([.V$6]*0.0625+[.$N15]*0.0625))*1000" office:value-type="float" office:value="243.418046296296" calcext:value-type="float">
            <text:p>243</text:p>
          </table:table-cell>
          <table:table-cell table:style-name="ce17" table:formula="of:=PINTERP([.$A$15:.$A$205];[.$B$15:.$B$205];([.W$6]*0.0625+[.$N15]*0.0625))*1000" office:value-type="float" office:value="240.886275462963" calcext:value-type="float">
            <text:p>241</text:p>
          </table:table-cell>
          <table:table-cell table:style-name="ce17" table:formula="of:=PINTERP([.$A$15:.$A$205];[.$B$15:.$B$205];([.X$6]*0.0625+[.$N15]*0.0625))*1000" office:value-type="float" office:value="238.3" calcext:value-type="float">
            <text:p>238</text:p>
          </table:table-cell>
          <table:table-cell table:style-name="ce17" table:formula="of:=PINTERP([.$A$15:.$A$205];[.$B$15:.$B$205];([.Y$6]*0.0625+[.$N15]*0.0625))*1000" office:value-type="float" office:value="235.8" calcext:value-type="float">
            <text:p>236</text:p>
          </table:table-cell>
          <table:table-cell table:style-name="ce17" table:formula="of:=PINTERP([.$A$15:.$A$205];[.$B$15:.$B$205];([.Z$6]*0.0625+[.$N15]*0.0625))*1000" office:value-type="float" office:value="233.3" calcext:value-type="float">
            <text:p>233</text:p>
          </table:table-cell>
          <table:table-cell table:style-name="ce17" table:formula="of:=PINTERP([.$A$15:.$A$205];[.$B$15:.$B$205];([.AA$6]*0.0625+[.$N15]*0.0625))*1000" office:value-type="float" office:value="230.8" calcext:value-type="float">
            <text:p>231</text:p>
          </table:table-cell>
          <table:table-cell table:style-name="ce17" table:formula="of:=PINTERP([.$A$15:.$A$205];[.$B$15:.$B$205];([.AB$6]*0.0625+[.$N15]*0.0625))*1000" office:value-type="float" office:value="228.3" calcext:value-type="float">
            <text:p>228</text:p>
          </table:table-cell>
          <table:table-cell table:style-name="ce17" table:formula="of:=PINTERP([.$A$15:.$A$205];[.$B$15:.$B$205];([.AC$6]*0.0625+[.$N15]*0.0625))*1000" office:value-type="float" office:value="225.743421052631" calcext:value-type="float">
            <text:p>226</text:p>
          </table:table-cell>
          <table:table-cell table:style-name="ce17" table:formula="of:=PINTERP([.$A$15:.$A$205];[.$B$15:.$B$205];([.AD$6]*0.0625+[.$N15]*0.0625))*1000" office:value-type="float" office:value="223.241486068111" calcext:value-type="float">
            <text:p>223</text:p>
          </table:table-cell>
          <table:table-cell table:style-name="ce17" table:formula="of:=PINTERP([.$A$15:.$A$205];[.$B$15:.$B$205];([.AE$6]*0.0625+[.$N15]*0.0625))*1000" office:value-type="float" office:value="220.898635835913" calcext:value-type="float">
            <text:p>221</text:p>
          </table:table-cell>
          <table:table-cell table:style-name="ce17" table:formula="of:=PINTERP([.$A$15:.$A$205];[.$B$15:.$B$205];([.AF$6]*0.0625+[.$N15]*0.0625))*1000" office:value-type="float" office:value="218.831623175586" calcext:value-type="float">
            <text:p>219</text:p>
          </table:table-cell>
          <table:table-cell table:style-name="ce17" table:formula="of:=PINTERP([.$A$15:.$A$205];[.$B$15:.$B$205];([.AG$6]*0.0625+[.$N15]*0.0625))*1000" office:value-type="float" office:value="216.890730042017" calcext:value-type="float">
            <text:p>217</text:p>
          </table:table-cell>
          <table:table-cell table:style-name="ce17" table:formula="of:=PINTERP([.$A$15:.$A$205];[.$B$15:.$B$205];([.AH$6]*0.0625+[.$N15]*0.0625))*1000" office:value-type="float" office:value="215.065528149642" calcext:value-type="float">
            <text:p>215</text:p>
          </table:table-cell>
          <table:table-cell table:style-name="ce17"/>
          <table:table-cell office:value-type="float" office:value="140" calcext:value-type="float">
            <text:p>140</text:p>
          </table:table-cell>
          <table:table-cell table:style-name="ce14" table:formula="of:=[.O15]-(2^8)*0" office:value-type="float" office:value="253.001902267319" calcext:value-type="float">
            <text:p>253</text:p>
          </table:table-cell>
          <table:table-cell table:style-name="ce14" table:formula="of:=[.P15]-(2^8)*0" office:value-type="float" office:value="251.788681473647" calcext:value-type="float">
            <text:p>252</text:p>
          </table:table-cell>
          <table:table-cell table:style-name="ce14" table:formula="of:=[.Q15]-(2^8)*0" office:value-type="float" office:value="250.814211538085" calcext:value-type="float">
            <text:p>251</text:p>
          </table:table-cell>
          <table:table-cell table:style-name="ce14" table:formula="of:=[.R15]-(2^8)*0" office:value-type="float" office:value="249.80281667548" calcext:value-type="float">
            <text:p>250</text:p>
          </table:table-cell>
          <table:table-cell table:style-name="ce14" table:formula="of:=[.S15]-(2^8)*0" office:value-type="float" office:value="248.612920334136" calcext:value-type="float">
            <text:p>249</text:p>
          </table:table-cell>
          <table:table-cell table:style-name="ce14" table:formula="of:=[.T15]-(2^8)*0" office:value-type="float" office:value="247.244522514053" calcext:value-type="float">
            <text:p>247</text:p>
          </table:table-cell>
          <table:table-cell table:style-name="ce14" table:formula="of:=[.U15]-(2^8)*0" office:value-type="float" office:value="245.69762321523" calcext:value-type="float">
            <text:p>246</text:p>
          </table:table-cell>
          <table:table-cell table:style-name="ce14" table:formula="of:=[.V15]-(2^8)*0" office:value-type="float" office:value="243.418046296296" calcext:value-type="float">
            <text:p>243</text:p>
          </table:table-cell>
          <table:table-cell table:style-name="ce14" table:formula="of:=[.W15]-(2^8)*0" office:value-type="float" office:value="240.886275462963" calcext:value-type="float">
            <text:p>241</text:p>
          </table:table-cell>
          <table:table-cell table:style-name="ce14" table:formula="of:=[.X15]-(2^8)*0" office:value-type="float" office:value="238.3" calcext:value-type="float">
            <text:p>238</text:p>
          </table:table-cell>
          <table:table-cell table:style-name="ce14" table:formula="of:=[.Y15]-(2^8)*0" office:value-type="float" office:value="235.8" calcext:value-type="float">
            <text:p>236</text:p>
          </table:table-cell>
          <table:table-cell table:style-name="ce14" table:formula="of:=[.Z15]-(2^8)*0" office:value-type="float" office:value="233.3" calcext:value-type="float">
            <text:p>233</text:p>
          </table:table-cell>
          <table:table-cell table:style-name="ce14" table:formula="of:=[.AA15]-(2^8)*0" office:value-type="float" office:value="230.8" calcext:value-type="float">
            <text:p>231</text:p>
          </table:table-cell>
          <table:table-cell table:style-name="ce14" table:formula="of:=[.AB15]-(2^8)*0" office:value-type="float" office:value="228.3" calcext:value-type="float">
            <text:p>228</text:p>
          </table:table-cell>
          <table:table-cell table:style-name="ce14" table:formula="of:=[.AC15]-(2^8)*0" office:value-type="float" office:value="225.743421052631" calcext:value-type="float">
            <text:p>226</text:p>
          </table:table-cell>
          <table:table-cell table:style-name="ce14" table:formula="of:=[.AD15]-(2^8)*0" office:value-type="float" office:value="223.241486068111" calcext:value-type="float">
            <text:p>223</text:p>
          </table:table-cell>
          <table:table-cell table:style-name="ce14" table:formula="of:=[.AE15]-(2^8)*0" office:value-type="float" office:value="220.898635835913" calcext:value-type="float">
            <text:p>221</text:p>
          </table:table-cell>
          <table:table-cell table:style-name="ce14" table:formula="of:=[.AF15]-(2^8)*0" office:value-type="float" office:value="218.831623175586" calcext:value-type="float">
            <text:p>219</text:p>
          </table:table-cell>
          <table:table-cell table:style-name="ce14" table:formula="of:=[.AG15]-(2^8)*0" office:value-type="float" office:value="216.890730042017" calcext:value-type="float">
            <text:p>217</text:p>
          </table:table-cell>
          <table:table-cell table:style-name="ce14" table:formula="of:=[.AH15]-(2^8)*0" office:value-type="float" office:value="215.065528149642" calcext:value-type="float">
            <text:p>215</text:p>
          </table:table-cell>
        </table:table-row>
        <table:table-row table:style-name="ro3">
          <table:table-cell office:value-type="float" office:value="78.177" calcext:value-type="float">
            <text:p>78,177</text:p>
          </table:table-cell>
          <table:table-cell office:value-type="percentage" office:value="0.9679" calcext:value-type="percentage">
            <text:p>96,79%</text:p>
          </table:table-cell>
          <table:table-cell office:value-type="percentage" office:value="0.9686" calcext:value-type="percentage">
            <text:p>96,86%</text:p>
          </table:table-cell>
          <table:table-cell/>
          <table:table-cell office:value-type="float" office:value="78.875" calcext:value-type="float">
            <text:p>78,875</text:p>
          </table:table-cell>
          <table:table-cell table:formula="of:=PINTERP([.$A$15:.$A$205];[.$B$15:.$B$205];[.E16])" office:value-type="percentage" office:value="0.871545551191857" calcext:value-type="percentage">
            <text:p>87,2%</text:p>
          </table:table-cell>
          <table:table-cell table:formula="of:=PINTERP([.$A$15:.$A$205];[.$C$15:.$C$205];[.E16])" office:value-type="percentage" office:value="0.908879769565975" calcext:value-type="percentage">
            <text:p>90,9%</text:p>
          </table:table-cell>
          <table:table-cell/>
          <table:table-cell table:formula="of:=[.E16]/0.0625" office:value-type="float" office:value="1262" calcext:value-type="float">
            <text:p>1262</text:p>
          </table:table-cell>
          <table:table-cell table:formula="of:=[.F16]*1000" office:value-type="float" office:value="871.545551191858" calcext:value-type="float">
            <text:p>872</text:p>
          </table:table-cell>
          <table:table-cell table:formula="of:=[.G16]*1000" office:value-type="float" office:value="908.879769565975" calcext:value-type="float">
            <text:p>90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7" table:formula="of:=PINTERP([.$A$15:.$A$205];[.$B$15:.$B$205];([.O$6]*0.0625+[.$N16]*0.0625))*1000" office:value-type="float" office:value="213.264999770768" calcext:value-type="float">
            <text:p>213</text:p>
          </table:table-cell>
          <table:table-cell table:style-name="ce17" table:formula="of:=PINTERP([.$A$15:.$A$205];[.$B$15:.$B$205];([.P$6]*0.0625+[.$N16]*0.0625))*1000" office:value-type="float" office:value="211.480231065468" calcext:value-type="float">
            <text:p>211</text:p>
          </table:table-cell>
          <table:table-cell table:style-name="ce17" table:formula="of:=PINTERP([.$A$15:.$A$205];[.$B$15:.$B$205];([.Q$6]*0.0625+[.$N16]*0.0625))*1000" office:value-type="float" office:value="209.711222033743" calcext:value-type="float">
            <text:p>210</text:p>
          </table:table-cell>
          <table:table-cell table:style-name="ce17" table:formula="of:=PINTERP([.$A$15:.$A$205];[.$B$15:.$B$205];([.R$6]*0.0625+[.$N16]*0.0625))*1000" office:value-type="float" office:value="207.868878103223" calcext:value-type="float">
            <text:p>208</text:p>
          </table:table-cell>
          <table:table-cell table:style-name="ce17" table:formula="of:=PINTERP([.$A$15:.$A$205];[.$B$15:.$B$205];([.S$6]*0.0625+[.$N16]*0.0625))*1000" office:value-type="float" office:value="205.997946659952" calcext:value-type="float">
            <text:p>206</text:p>
          </table:table-cell>
          <table:table-cell table:style-name="ce17" table:formula="of:=PINTERP([.$A$15:.$A$205];[.$B$15:.$B$205];([.T$6]*0.0625+[.$N16]*0.0625))*1000" office:value-type="float" office:value="204.108521777003" calcext:value-type="float">
            <text:p>204</text:p>
          </table:table-cell>
          <table:table-cell table:style-name="ce17" table:formula="of:=PINTERP([.$A$15:.$A$205];[.$B$15:.$B$205];([.U$6]*0.0625+[.$N16]*0.0625))*1000" office:value-type="float" office:value="202.182216264204" calcext:value-type="float">
            <text:p>202</text:p>
          </table:table-cell>
          <table:table-cell table:style-name="ce17" table:formula="of:=PINTERP([.$A$15:.$A$205];[.$B$15:.$B$205];([.V$6]*0.0625+[.$N16]*0.0625))*1000" office:value-type="float" office:value="200.265410511364" calcext:value-type="float">
            <text:p>200</text:p>
          </table:table-cell>
          <table:table-cell table:style-name="ce17" table:formula="of:=PINTERP([.$A$15:.$A$205];[.$B$15:.$B$205];([.W$6]*0.0625+[.$N16]*0.0625))*1000" office:value-type="float" office:value="198.373737503382" calcext:value-type="float">
            <text:p>198</text:p>
          </table:table-cell>
          <table:table-cell table:style-name="ce17" table:formula="of:=PINTERP([.$A$15:.$A$205];[.$B$15:.$B$205];([.X$6]*0.0625+[.$N16]*0.0625))*1000" office:value-type="float" office:value="196.559918831169" calcext:value-type="float">
            <text:p>197</text:p>
          </table:table-cell>
          <table:table-cell table:style-name="ce17" table:formula="of:=PINTERP([.$A$15:.$A$205];[.$B$15:.$B$205];([.Y$6]*0.0625+[.$N16]*0.0625))*1000" office:value-type="float" office:value="194.831961241883" calcext:value-type="float">
            <text:p>195</text:p>
          </table:table-cell>
          <table:table-cell table:style-name="ce17" table:formula="of:=PINTERP([.$A$15:.$A$205];[.$B$15:.$B$205];([.Z$6]*0.0625+[.$N16]*0.0625))*1000" office:value-type="float" office:value="193.134019209957" calcext:value-type="float">
            <text:p>193</text:p>
          </table:table-cell>
          <table:table-cell table:style-name="ce17" table:formula="of:=PINTERP([.$A$15:.$A$205];[.$B$15:.$B$205];([.AA$6]*0.0625+[.$N16]*0.0625))*1000" office:value-type="float" office:value="191.46609273539" calcext:value-type="float">
            <text:p>191</text:p>
          </table:table-cell>
          <table:table-cell table:style-name="ce17" table:formula="of:=PINTERP([.$A$15:.$A$205];[.$B$15:.$B$205];([.AB$6]*0.0625+[.$N16]*0.0625))*1000" office:value-type="float" office:value="189.806233766234" calcext:value-type="float">
            <text:p>190</text:p>
          </table:table-cell>
          <table:table-cell table:style-name="ce17" table:formula="of:=PINTERP([.$A$15:.$A$205];[.$B$15:.$B$205];([.AC$6]*0.0625+[.$N16]*0.0625))*1000" office:value-type="float" office:value="188.112088068182" calcext:value-type="float">
            <text:p>188</text:p>
          </table:table-cell>
          <table:table-cell table:style-name="ce17" table:formula="of:=PINTERP([.$A$15:.$A$205];[.$B$15:.$B$205];([.AD$6]*0.0625+[.$N16]*0.0625))*1000" office:value-type="float" office:value="186.383276515151" calcext:value-type="float">
            <text:p>186</text:p>
          </table:table-cell>
          <table:table-cell table:style-name="ce17" table:formula="of:=PINTERP([.$A$15:.$A$205];[.$B$15:.$B$205];([.AE$6]*0.0625+[.$N16]*0.0625))*1000" office:value-type="float" office:value="184.562619419643" calcext:value-type="float">
            <text:p>185</text:p>
          </table:table-cell>
          <table:table-cell table:style-name="ce17" table:formula="of:=PINTERP([.$A$15:.$A$205];[.$B$15:.$B$205];([.AF$6]*0.0625+[.$N16]*0.0625))*1000" office:value-type="float" office:value="182.641553571428" calcext:value-type="float">
            <text:p>183</text:p>
          </table:table-cell>
          <table:table-cell table:style-name="ce17" table:formula="of:=PINTERP([.$A$15:.$A$205];[.$B$15:.$B$205];([.AG$6]*0.0625+[.$N16]*0.0625))*1000" office:value-type="float" office:value="180.695587493236" calcext:value-type="float">
            <text:p>181</text:p>
          </table:table-cell>
          <table:table-cell table:style-name="ce17" table:formula="of:=PINTERP([.$A$15:.$A$205];[.$B$15:.$B$205];([.AH$6]*0.0625+[.$N16]*0.0625))*1000" office:value-type="float" office:value="178.735307791962" calcext:value-type="float">
            <text:p>179</text:p>
          </table:table-cell>
          <table:table-cell table:style-name="ce17"/>
          <table:table-cell office:value-type="float" office:value="160" calcext:value-type="float">
            <text:p>160</text:p>
          </table:table-cell>
          <table:table-cell table:style-name="ce14" table:formula="of:=[.O16]-(2^8)*0" office:value-type="float" office:value="213.264999770768" calcext:value-type="float">
            <text:p>213</text:p>
          </table:table-cell>
          <table:table-cell table:style-name="ce14" table:formula="of:=[.P16]-(2^8)*0" office:value-type="float" office:value="211.480231065468" calcext:value-type="float">
            <text:p>211</text:p>
          </table:table-cell>
          <table:table-cell table:style-name="ce14" table:formula="of:=[.Q16]-(2^8)*0" office:value-type="float" office:value="209.711222033743" calcext:value-type="float">
            <text:p>210</text:p>
          </table:table-cell>
          <table:table-cell table:style-name="ce14" table:formula="of:=[.R16]-(2^8)*0" office:value-type="float" office:value="207.868878103223" calcext:value-type="float">
            <text:p>208</text:p>
          </table:table-cell>
          <table:table-cell table:style-name="ce14" table:formula="of:=[.S16]-(2^8)*0" office:value-type="float" office:value="205.997946659952" calcext:value-type="float">
            <text:p>206</text:p>
          </table:table-cell>
          <table:table-cell table:style-name="ce14" table:formula="of:=[.T16]-(2^8)*0" office:value-type="float" office:value="204.108521777003" calcext:value-type="float">
            <text:p>204</text:p>
          </table:table-cell>
          <table:table-cell table:style-name="ce14" table:formula="of:=[.U16]-(2^8)*0" office:value-type="float" office:value="202.182216264204" calcext:value-type="float">
            <text:p>202</text:p>
          </table:table-cell>
          <table:table-cell table:style-name="ce14" table:formula="of:=[.V16]-(2^8)*0" office:value-type="float" office:value="200.265410511364" calcext:value-type="float">
            <text:p>200</text:p>
          </table:table-cell>
          <table:table-cell table:style-name="ce14" table:formula="of:=[.W16]-(2^8)*0" office:value-type="float" office:value="198.373737503382" calcext:value-type="float">
            <text:p>198</text:p>
          </table:table-cell>
          <table:table-cell table:style-name="ce14" table:formula="of:=[.X16]-(2^8)*0" office:value-type="float" office:value="196.559918831169" calcext:value-type="float">
            <text:p>197</text:p>
          </table:table-cell>
          <table:table-cell table:style-name="ce14" table:formula="of:=[.Y16]-(2^8)*0" office:value-type="float" office:value="194.831961241883" calcext:value-type="float">
            <text:p>195</text:p>
          </table:table-cell>
          <table:table-cell table:style-name="ce14" table:formula="of:=[.Z16]-(2^8)*0" office:value-type="float" office:value="193.134019209957" calcext:value-type="float">
            <text:p>193</text:p>
          </table:table-cell>
          <table:table-cell table:style-name="ce14" table:formula="of:=[.AA16]-(2^8)*0" office:value-type="float" office:value="191.46609273539" calcext:value-type="float">
            <text:p>191</text:p>
          </table:table-cell>
          <table:table-cell table:style-name="ce14" table:formula="of:=[.AB16]-(2^8)*0" office:value-type="float" office:value="189.806233766234" calcext:value-type="float">
            <text:p>190</text:p>
          </table:table-cell>
          <table:table-cell table:style-name="ce14" table:formula="of:=[.AC16]-(2^8)*0" office:value-type="float" office:value="188.112088068182" calcext:value-type="float">
            <text:p>188</text:p>
          </table:table-cell>
          <table:table-cell table:style-name="ce14" table:formula="of:=[.AD16]-(2^8)*0" office:value-type="float" office:value="186.383276515151" calcext:value-type="float">
            <text:p>186</text:p>
          </table:table-cell>
          <table:table-cell table:style-name="ce14" table:formula="of:=[.AE16]-(2^8)*0" office:value-type="float" office:value="184.562619419643" calcext:value-type="float">
            <text:p>185</text:p>
          </table:table-cell>
          <table:table-cell table:style-name="ce14" table:formula="of:=[.AF16]-(2^8)*0" office:value-type="float" office:value="182.641553571428" calcext:value-type="float">
            <text:p>183</text:p>
          </table:table-cell>
          <table:table-cell table:style-name="ce14" table:formula="of:=[.AG16]-(2^8)*0" office:value-type="float" office:value="180.695587493236" calcext:value-type="float">
            <text:p>181</text:p>
          </table:table-cell>
          <table:table-cell table:style-name="ce14" table:formula="of:=[.AH16]-(2^8)*0" office:value-type="float" office:value="178.735307791962" calcext:value-type="float">
            <text:p>179</text:p>
          </table:table-cell>
        </table:table-row>
        <table:table-row table:style-name="ro3">
          <table:table-cell office:value-type="float" office:value="78.186" calcext:value-type="float">
            <text:p>78,186</text:p>
          </table:table-cell>
          <table:table-cell office:value-type="percentage" office:value="0.9645" calcext:value-type="percentage">
            <text:p>96,45%</text:p>
          </table:table-cell>
          <table:table-cell office:value-type="percentage" office:value="0.9658" calcext:value-type="percentage">
            <text:p>96,58%</text:p>
          </table:table-cell>
          <table:table-cell/>
          <table:table-cell office:value-type="float" office:value="78.9375" calcext:value-type="float">
            <text:p>78,9375</text:p>
          </table:table-cell>
          <table:table-cell table:formula="of:=PINTERP([.$A$15:.$A$205];[.$B$15:.$B$205];[.E17])" office:value-type="percentage" office:value="0.865867312269137" calcext:value-type="percentage">
            <text:p>86,6%</text:p>
          </table:table-cell>
          <table:table-cell table:formula="of:=PINTERP([.$A$15:.$A$205];[.$C$15:.$C$205];[.E17])" office:value-type="percentage" office:value="0.905908155556312" calcext:value-type="percentage">
            <text:p>90,6%</text:p>
          </table:table-cell>
          <table:table-cell/>
          <table:table-cell table:formula="of:=[.E17]/0.0625" office:value-type="float" office:value="1263" calcext:value-type="float">
            <text:p>1263</text:p>
          </table:table-cell>
          <table:table-cell table:formula="of:=[.F17]*1000" office:value-type="float" office:value="865.867312269137" calcext:value-type="float">
            <text:p>866</text:p>
          </table:table-cell>
          <table:table-cell table:formula="of:=[.G17]*1000" office:value-type="float" office:value="905.908155556312" calcext:value-type="float">
            <text:p>906</text:p>
          </table:table-cell>
          <table:table-cell table:number-columns-repeated="2"/>
          <table:table-cell table:style-name="ce14" office:value-type="float" office:value="180" calcext:value-type="float">
            <text:p>180</text:p>
          </table:table-cell>
          <table:table-cell table:style-name="ce17" table:formula="of:=PINTERP([.$A$15:.$A$205];[.$B$15:.$B$205];([.O$6]*0.0625+[.$N17]*0.0625))*1000" office:value-type="float" office:value="176.824735441418" calcext:value-type="float">
            <text:p>177</text:p>
          </table:table-cell>
          <table:table-cell table:style-name="ce17" table:formula="of:=PINTERP([.$A$15:.$A$205];[.$B$15:.$B$205];([.P$6]*0.0625+[.$N17]*0.0625))*1000" office:value-type="float" office:value="174.955526289181" calcext:value-type="float">
            <text:p>175</text:p>
          </table:table-cell>
          <table:table-cell table:style-name="ce17" table:formula="of:=PINTERP([.$A$15:.$A$205];[.$B$15:.$B$205];([.Q$6]*0.0625+[.$N17]*0.0625))*1000" office:value-type="float" office:value="173.131395348837" calcext:value-type="float">
            <text:p>173</text:p>
          </table:table-cell>
          <table:table-cell table:style-name="ce17" table:formula="of:=PINTERP([.$A$15:.$A$205];[.$B$15:.$B$205];([.R$6]*0.0625+[.$N17]*0.0625))*1000" office:value-type="float" office:value="171.432709807887" calcext:value-type="float">
            <text:p>171</text:p>
          </table:table-cell>
          <table:table-cell table:style-name="ce17" table:formula="of:=PINTERP([.$A$15:.$A$205];[.$B$15:.$B$205];([.S$6]*0.0625+[.$N17]*0.0625))*1000" office:value-type="float" office:value="169.765621840243" calcext:value-type="float">
            <text:p>170</text:p>
          </table:table-cell>
          <table:table-cell table:style-name="ce17" table:formula="of:=PINTERP([.$A$15:.$A$205];[.$B$15:.$B$205];([.T$6]*0.0625+[.$N17]*0.0625))*1000" office:value-type="float" office:value="168.130131445905" calcext:value-type="float">
            <text:p>168</text:p>
          </table:table-cell>
          <table:table-cell table:style-name="ce17" table:formula="of:=PINTERP([.$A$15:.$A$205];[.$B$15:.$B$205];([.U$6]*0.0625+[.$N17]*0.0625))*1000" office:value-type="float" office:value="166.479948392401" calcext:value-type="float">
            <text:p>166</text:p>
          </table:table-cell>
          <table:table-cell table:style-name="ce17" table:formula="of:=PINTERP([.$A$15:.$A$205];[.$B$15:.$B$205];([.V$6]*0.0625+[.$N17]*0.0625))*1000" office:value-type="float" office:value="164.784109730849" calcext:value-type="float">
            <text:p>165</text:p>
          </table:table-cell>
          <table:table-cell table:style-name="ce17" table:formula="of:=PINTERP([.$A$15:.$A$205];[.$B$15:.$B$205];([.W$6]*0.0625+[.$N17]*0.0625))*1000" office:value-type="float" office:value="163.127281238582" calcext:value-type="float">
            <text:p>163</text:p>
          </table:table-cell>
          <table:table-cell table:style-name="ce17" table:formula="of:=PINTERP([.$A$15:.$A$205];[.$B$15:.$B$205];([.X$6]*0.0625+[.$N17]*0.0625))*1000" office:value-type="float" office:value="161.509462915601" calcext:value-type="float">
            <text:p>162</text:p>
          </table:table-cell>
          <table:table-cell table:style-name="ce17" table:formula="of:=PINTERP([.$A$15:.$A$205];[.$B$15:.$B$205];([.Y$6]*0.0625+[.$N17]*0.0625))*1000" office:value-type="float" office:value="160.077591148944" calcext:value-type="float">
            <text:p>160</text:p>
          </table:table-cell>
          <table:table-cell table:style-name="ce17" table:formula="of:=PINTERP([.$A$15:.$A$205];[.$B$15:.$B$205];([.Z$6]*0.0625+[.$N17]*0.0625))*1000" office:value-type="float" office:value="158.728710822226" calcext:value-type="float">
            <text:p>159</text:p>
          </table:table-cell>
          <table:table-cell table:style-name="ce17" table:formula="of:=PINTERP([.$A$15:.$A$205];[.$B$15:.$B$205];([.AA$6]*0.0625+[.$N17]*0.0625))*1000" office:value-type="float" office:value="157.38888201667" calcext:value-type="float">
            <text:p>157</text:p>
          </table:table-cell>
          <table:table-cell table:style-name="ce17" table:formula="of:=PINTERP([.$A$15:.$A$205];[.$B$15:.$B$205];([.AB$6]*0.0625+[.$N17]*0.0625))*1000" office:value-type="float" office:value="156.058104732277" calcext:value-type="float">
            <text:p>156</text:p>
          </table:table-cell>
          <table:table-cell table:style-name="ce17" table:formula="of:=PINTERP([.$A$15:.$A$205];[.$B$15:.$B$205];([.AC$6]*0.0625+[.$N17]*0.0625))*1000" office:value-type="float" office:value="154.67981168017" calcext:value-type="float">
            <text:p>155</text:p>
          </table:table-cell>
          <table:table-cell table:style-name="ce17" table:formula="of:=PINTERP([.$A$15:.$A$205];[.$B$15:.$B$205];([.AD$6]*0.0625+[.$N17]*0.0625))*1000" office:value-type="float" office:value="153.082957970849" calcext:value-type="float">
            <text:p>153</text:p>
          </table:table-cell>
          <table:table-cell table:style-name="ce17" table:formula="of:=PINTERP([.$A$15:.$A$205];[.$B$15:.$B$205];([.AE$6]*0.0625+[.$N17]*0.0625))*1000" office:value-type="float" office:value="151.492917411244" calcext:value-type="float">
            <text:p>151</text:p>
          </table:table-cell>
          <table:table-cell table:style-name="ce17" table:formula="of:=PINTERP([.$A$15:.$A$205];[.$B$15:.$B$205];([.AF$6]*0.0625+[.$N17]*0.0625))*1000" office:value-type="float" office:value="149.909690001357" calcext:value-type="float">
            <text:p>150</text:p>
          </table:table-cell>
          <table:table-cell table:style-name="ce17" table:formula="of:=PINTERP([.$A$15:.$A$205];[.$B$15:.$B$205];([.AG$6]*0.0625+[.$N17]*0.0625))*1000" office:value-type="float" office:value="148.422851819068" calcext:value-type="float">
            <text:p>148</text:p>
          </table:table-cell>
          <table:table-cell table:style-name="ce17" table:formula="of:=PINTERP([.$A$15:.$A$205];[.$B$15:.$B$205];([.AH$6]*0.0625+[.$N17]*0.0625))*1000" office:value-type="float" office:value="147.114157876832" calcext:value-type="float">
            <text:p>147</text:p>
          </table:table-cell>
          <table:table-cell table:style-name="ce17"/>
          <table:table-cell table:style-name="ce14" office:value-type="float" office:value="180" calcext:value-type="float">
            <text:p>180</text:p>
          </table:table-cell>
          <table:table-cell table:style-name="ce14" table:formula="of:=[.O17]-(2^8)*0" office:value-type="float" office:value="176.824735441418" calcext:value-type="float">
            <text:p>177</text:p>
          </table:table-cell>
          <table:table-cell table:style-name="ce14" table:formula="of:=[.P17]-(2^8)*0" office:value-type="float" office:value="174.955526289181" calcext:value-type="float">
            <text:p>175</text:p>
          </table:table-cell>
          <table:table-cell table:style-name="ce14" table:formula="of:=[.Q17]-(2^8)*0" office:value-type="float" office:value="173.131395348837" calcext:value-type="float">
            <text:p>173</text:p>
          </table:table-cell>
          <table:table-cell table:style-name="ce14" table:formula="of:=[.R17]-(2^8)*0" office:value-type="float" office:value="171.432709807887" calcext:value-type="float">
            <text:p>171</text:p>
          </table:table-cell>
          <table:table-cell table:style-name="ce14" table:formula="of:=[.S17]-(2^8)*0" office:value-type="float" office:value="169.765621840243" calcext:value-type="float">
            <text:p>170</text:p>
          </table:table-cell>
          <table:table-cell table:style-name="ce14" table:formula="of:=[.T17]-(2^8)*0" office:value-type="float" office:value="168.130131445905" calcext:value-type="float">
            <text:p>168</text:p>
          </table:table-cell>
          <table:table-cell table:style-name="ce14" table:formula="of:=[.U17]-(2^8)*0" office:value-type="float" office:value="166.479948392401" calcext:value-type="float">
            <text:p>166</text:p>
          </table:table-cell>
          <table:table-cell table:style-name="ce14" table:formula="of:=[.V17]-(2^8)*0" office:value-type="float" office:value="164.784109730849" calcext:value-type="float">
            <text:p>165</text:p>
          </table:table-cell>
          <table:table-cell table:style-name="ce14" table:formula="of:=[.W17]-(2^8)*0" office:value-type="float" office:value="163.127281238582" calcext:value-type="float">
            <text:p>163</text:p>
          </table:table-cell>
          <table:table-cell table:style-name="ce14" table:formula="of:=[.X17]-(2^8)*0" office:value-type="float" office:value="161.509462915601" calcext:value-type="float">
            <text:p>162</text:p>
          </table:table-cell>
          <table:table-cell table:style-name="ce14" table:formula="of:=[.Y17]-(2^8)*0" office:value-type="float" office:value="160.077591148944" calcext:value-type="float">
            <text:p>160</text:p>
          </table:table-cell>
          <table:table-cell table:style-name="ce14" table:formula="of:=[.Z17]-(2^8)*0" office:value-type="float" office:value="158.728710822226" calcext:value-type="float">
            <text:p>159</text:p>
          </table:table-cell>
          <table:table-cell table:style-name="ce14" table:formula="of:=[.AA17]-(2^8)*0" office:value-type="float" office:value="157.38888201667" calcext:value-type="float">
            <text:p>157</text:p>
          </table:table-cell>
          <table:table-cell table:style-name="ce14" table:formula="of:=[.AB17]-(2^8)*0" office:value-type="float" office:value="156.058104732277" calcext:value-type="float">
            <text:p>156</text:p>
          </table:table-cell>
          <table:table-cell table:style-name="ce14" table:formula="of:=[.AC17]-(2^8)*0" office:value-type="float" office:value="154.67981168017" calcext:value-type="float">
            <text:p>155</text:p>
          </table:table-cell>
          <table:table-cell table:style-name="ce14" table:formula="of:=[.AD17]-(2^8)*0" office:value-type="float" office:value="153.082957970849" calcext:value-type="float">
            <text:p>153</text:p>
          </table:table-cell>
          <table:table-cell table:style-name="ce14" table:formula="of:=[.AE17]-(2^8)*0" office:value-type="float" office:value="151.492917411244" calcext:value-type="float">
            <text:p>151</text:p>
          </table:table-cell>
          <table:table-cell table:style-name="ce14" table:formula="of:=[.AF17]-(2^8)*0" office:value-type="float" office:value="149.909690001357" calcext:value-type="float">
            <text:p>150</text:p>
          </table:table-cell>
          <table:table-cell table:style-name="ce14" table:formula="of:=[.AG17]-(2^8)*0" office:value-type="float" office:value="148.422851819068" calcext:value-type="float">
            <text:p>148</text:p>
          </table:table-cell>
          <table:table-cell table:style-name="ce14" table:formula="of:=[.AH17]-(2^8)*0" office:value-type="float" office:value="147.114157876832" calcext:value-type="float">
            <text:p>147</text:p>
          </table:table-cell>
        </table:table-row>
        <table:table-row table:style-name="ro3">
          <table:table-cell table:style-name="ce5" office:value-type="float" office:value="78.195" calcext:value-type="float">
            <text:p>78,195</text:p>
          </table:table-cell>
          <table:table-cell table:style-name="ce9" office:value-type="percentage" office:value="0.9611" calcext:value-type="percentage">
            <text:p>96,11%</text:p>
          </table:table-cell>
          <table:table-cell table:style-name="ce9" office:value-type="percentage" office:value="0.9624" calcext:value-type="percentage">
            <text:p>96,24%</text:p>
          </table:table-cell>
          <table:table-cell/>
          <table:table-cell office:value-type="float" office:value="79" calcext:value-type="float">
            <text:p>79</text:p>
          </table:table-cell>
          <table:table-cell table:formula="of:=PINTERP([.$A$15:.$A$205];[.$B$15:.$B$205];[.E18])" office:value-type="percentage" office:value="0.859726995690402" calcext:value-type="percentage">
            <text:p>86,0%</text:p>
          </table:table-cell>
          <table:table-cell table:formula="of:=PINTERP([.$A$15:.$A$205];[.$C$15:.$C$205];[.E18])" office:value-type="percentage" office:value="0.903627393717158" calcext:value-type="percentage">
            <text:p>90,4%</text:p>
          </table:table-cell>
          <table:table-cell/>
          <table:table-cell table:formula="of:=[.E18]/0.0625" office:value-type="float" office:value="1264" calcext:value-type="float">
            <text:p>1264</text:p>
          </table:table-cell>
          <table:table-cell table:formula="of:=[.F18]*1000" office:value-type="float" office:value="859.726995690402" calcext:value-type="float">
            <text:p>860</text:p>
          </table:table-cell>
          <table:table-cell table:formula="of:=[.G18]*1000" office:value-type="float" office:value="903.627393717158" calcext:value-type="float">
            <text:p>90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7" table:formula="of:=PINTERP([.$A$15:.$A$205];[.$B$15:.$B$205];([.O$6]*0.0625+[.$N18]*0.0625))*1000" office:value-type="float" office:value="145.830048745572" calcext:value-type="float">
            <text:p>146</text:p>
          </table:table-cell>
          <table:table-cell table:style-name="ce17" table:formula="of:=PINTERP([.$A$15:.$A$205];[.$B$15:.$B$205];([.P$6]*0.0625+[.$N18]*0.0625))*1000" office:value-type="float" office:value="144.570524425288" calcext:value-type="float">
            <text:p>145</text:p>
          </table:table-cell>
          <table:table-cell table:style-name="ce17" table:formula="of:=PINTERP([.$A$15:.$A$205];[.$B$15:.$B$205];([.Q$6]*0.0625+[.$N18]*0.0625))*1000" office:value-type="float" office:value="143.335584915979" calcext:value-type="float">
            <text:p>143</text:p>
          </table:table-cell>
          <table:table-cell table:style-name="ce17" table:formula="of:=PINTERP([.$A$15:.$A$205];[.$B$15:.$B$205];([.R$6]*0.0625+[.$N18]*0.0625))*1000" office:value-type="float" office:value="142.009320459552" calcext:value-type="float">
            <text:p>142</text:p>
          </table:table-cell>
          <table:table-cell table:style-name="ce17" table:formula="of:=PINTERP([.$A$15:.$A$205];[.$B$15:.$B$205];([.S$6]*0.0625+[.$N18]*0.0625))*1000" office:value-type="float" office:value="140.608535239318" calcext:value-type="float">
            <text:p>141</text:p>
          </table:table-cell>
          <table:table-cell table:style-name="ce17" table:formula="of:=PINTERP([.$A$15:.$A$205];[.$B$15:.$B$205];([.T$6]*0.0625+[.$N18]*0.0625))*1000" office:value-type="float" office:value="139.222035314682" calcext:value-type="float">
            <text:p>139</text:p>
          </table:table-cell>
          <table:table-cell table:style-name="ce17" table:formula="of:=PINTERP([.$A$15:.$A$205];[.$B$15:.$B$205];([.U$6]*0.0625+[.$N18]*0.0625))*1000" office:value-type="float" office:value="137.849820685644" calcext:value-type="float">
            <text:p>138</text:p>
          </table:table-cell>
          <table:table-cell table:style-name="ce17" table:formula="of:=PINTERP([.$A$15:.$A$205];[.$B$15:.$B$205];([.V$6]*0.0625+[.$N18]*0.0625))*1000" office:value-type="float" office:value="136.504618460287" calcext:value-type="float">
            <text:p>137</text:p>
          </table:table-cell>
          <table:table-cell table:style-name="ce17" table:formula="of:=PINTERP([.$A$15:.$A$205];[.$B$15:.$B$205];([.W$6]*0.0625+[.$N18]*0.0625))*1000" office:value-type="float" office:value="135.326644246408" calcext:value-type="float">
            <text:p>135</text:p>
          </table:table-cell>
          <table:table-cell table:style-name="ce17" table:formula="of:=PINTERP([.$A$15:.$A$205];[.$B$15:.$B$205];([.X$6]*0.0625+[.$N18]*0.0625))*1000" office:value-type="float" office:value="134.175142314991" calcext:value-type="float">
            <text:p>134</text:p>
          </table:table-cell>
          <table:table-cell table:style-name="ce17" table:formula="of:=PINTERP([.$A$15:.$A$205];[.$B$15:.$B$205];([.Y$6]*0.0625+[.$N18]*0.0625))*1000" office:value-type="float" office:value="133.050112666034" calcext:value-type="float">
            <text:p>133</text:p>
          </table:table-cell>
          <table:table-cell table:style-name="ce17" table:formula="of:=PINTERP([.$A$15:.$A$205];[.$B$15:.$B$205];([.Z$6]*0.0625+[.$N18]*0.0625))*1000" office:value-type="float" office:value="131.951555299539" calcext:value-type="float">
            <text:p>132</text:p>
          </table:table-cell>
          <table:table-cell table:style-name="ce17" table:formula="of:=PINTERP([.$A$15:.$A$205];[.$B$15:.$B$205];([.AA$6]*0.0625+[.$N18]*0.0625))*1000" office:value-type="float" office:value="130.879470215506" calcext:value-type="float">
            <text:p>131</text:p>
          </table:table-cell>
          <table:table-cell table:style-name="ce17" table:formula="of:=PINTERP([.$A$15:.$A$205];[.$B$15:.$B$205];([.AB$6]*0.0625+[.$N18]*0.0625))*1000" office:value-type="float" office:value="129.807904411765" calcext:value-type="float">
            <text:p>130</text:p>
          </table:table-cell>
          <table:table-cell table:style-name="ce17" table:formula="of:=PINTERP([.$A$15:.$A$205];[.$B$15:.$B$205];([.AC$6]*0.0625+[.$N18]*0.0625))*1000" office:value-type="float" office:value="128.712864296109" calcext:value-type="float">
            <text:p>129</text:p>
          </table:table-cell>
          <table:table-cell table:style-name="ce17" table:formula="of:=PINTERP([.$A$15:.$A$205];[.$B$15:.$B$205];([.AD$6]*0.0625+[.$N18]*0.0625))*1000" office:value-type="float" office:value="127.601189108456" calcext:value-type="float">
            <text:p>128</text:p>
          </table:table-cell>
          <table:table-cell table:style-name="ce17" table:formula="of:=PINTERP([.$A$15:.$A$205];[.$B$15:.$B$205];([.AE$6]*0.0625+[.$N18]*0.0625))*1000" office:value-type="float" office:value="126.472878848805" calcext:value-type="float">
            <text:p>126</text:p>
          </table:table-cell>
          <table:table-cell table:style-name="ce17" table:formula="of:=PINTERP([.$A$15:.$A$205];[.$B$15:.$B$205];([.AF$6]*0.0625+[.$N18]*0.0625))*1000" office:value-type="float" office:value="125.327933517157" calcext:value-type="float">
            <text:p>125</text:p>
          </table:table-cell>
          <table:table-cell table:style-name="ce17" table:formula="of:=PINTERP([.$A$15:.$A$205];[.$B$15:.$B$205];([.AG$6]*0.0625+[.$N18]*0.0625))*1000" office:value-type="float" office:value="124.144669627238" calcext:value-type="float">
            <text:p>124</text:p>
          </table:table-cell>
          <table:table-cell table:style-name="ce17" table:formula="of:=PINTERP([.$A$15:.$A$205];[.$B$15:.$B$205];([.AH$6]*0.0625+[.$N18]*0.0625))*1000" office:value-type="float" office:value="122.864100858337" calcext:value-type="float">
            <text:p>123</text:p>
          </table:table-cell>
          <table:table-cell table:style-name="ce17"/>
          <table:table-cell office:value-type="float" office:value="200" calcext:value-type="float">
            <text:p>200</text:p>
          </table:table-cell>
          <table:table-cell table:style-name="ce14" table:formula="of:=[.O18]-(2^8)*0" office:value-type="float" office:value="145.830048745572" calcext:value-type="float">
            <text:p>146</text:p>
          </table:table-cell>
          <table:table-cell table:style-name="ce14" table:formula="of:=[.P18]-(2^8)*0" office:value-type="float" office:value="144.570524425288" calcext:value-type="float">
            <text:p>145</text:p>
          </table:table-cell>
          <table:table-cell table:style-name="ce14" table:formula="of:=[.Q18]-(2^8)*0" office:value-type="float" office:value="143.335584915979" calcext:value-type="float">
            <text:p>143</text:p>
          </table:table-cell>
          <table:table-cell table:style-name="ce14" table:formula="of:=[.R18]-(2^8)*0" office:value-type="float" office:value="142.009320459552" calcext:value-type="float">
            <text:p>142</text:p>
          </table:table-cell>
          <table:table-cell table:style-name="ce14" table:formula="of:=[.S18]-(2^8)*0" office:value-type="float" office:value="140.608535239318" calcext:value-type="float">
            <text:p>141</text:p>
          </table:table-cell>
          <table:table-cell table:style-name="ce14" table:formula="of:=[.T18]-(2^8)*0" office:value-type="float" office:value="139.222035314682" calcext:value-type="float">
            <text:p>139</text:p>
          </table:table-cell>
          <table:table-cell table:style-name="ce14" table:formula="of:=[.U18]-(2^8)*0" office:value-type="float" office:value="137.849820685644" calcext:value-type="float">
            <text:p>138</text:p>
          </table:table-cell>
          <table:table-cell table:style-name="ce14" table:formula="of:=[.V18]-(2^8)*0" office:value-type="float" office:value="136.504618460287" calcext:value-type="float">
            <text:p>137</text:p>
          </table:table-cell>
          <table:table-cell table:style-name="ce14" table:formula="of:=[.W18]-(2^8)*0" office:value-type="float" office:value="135.326644246408" calcext:value-type="float">
            <text:p>135</text:p>
          </table:table-cell>
          <table:table-cell table:style-name="ce14" table:formula="of:=[.X18]-(2^8)*0" office:value-type="float" office:value="134.175142314991" calcext:value-type="float">
            <text:p>134</text:p>
          </table:table-cell>
          <table:table-cell table:style-name="ce14" table:formula="of:=[.Y18]-(2^8)*0" office:value-type="float" office:value="133.050112666034" calcext:value-type="float">
            <text:p>133</text:p>
          </table:table-cell>
          <table:table-cell table:style-name="ce14" table:formula="of:=[.Z18]-(2^8)*0" office:value-type="float" office:value="131.951555299539" calcext:value-type="float">
            <text:p>132</text:p>
          </table:table-cell>
          <table:table-cell table:style-name="ce14" table:formula="of:=[.AA18]-(2^8)*0" office:value-type="float" office:value="130.879470215506" calcext:value-type="float">
            <text:p>131</text:p>
          </table:table-cell>
          <table:table-cell table:style-name="ce14" table:formula="of:=[.AB18]-(2^8)*0" office:value-type="float" office:value="129.807904411765" calcext:value-type="float">
            <text:p>130</text:p>
          </table:table-cell>
          <table:table-cell table:style-name="ce14" table:formula="of:=[.AC18]-(2^8)*0" office:value-type="float" office:value="128.712864296109" calcext:value-type="float">
            <text:p>129</text:p>
          </table:table-cell>
          <table:table-cell table:style-name="ce14" table:formula="of:=[.AD18]-(2^8)*0" office:value-type="float" office:value="127.601189108456" calcext:value-type="float">
            <text:p>128</text:p>
          </table:table-cell>
          <table:table-cell table:style-name="ce14" table:formula="of:=[.AE18]-(2^8)*0" office:value-type="float" office:value="126.472878848805" calcext:value-type="float">
            <text:p>126</text:p>
          </table:table-cell>
          <table:table-cell table:style-name="ce14" table:formula="of:=[.AF18]-(2^8)*0" office:value-type="float" office:value="125.327933517157" calcext:value-type="float">
            <text:p>125</text:p>
          </table:table-cell>
          <table:table-cell table:style-name="ce14" table:formula="of:=[.AG18]-(2^8)*0" office:value-type="float" office:value="124.144669627238" calcext:value-type="float">
            <text:p>124</text:p>
          </table:table-cell>
          <table:table-cell table:style-name="ce14" table:formula="of:=[.AH18]-(2^8)*0" office:value-type="float" office:value="122.864100858337" calcext:value-type="float">
            <text:p>123</text:p>
          </table:table-cell>
        </table:table-row>
        <table:table-row table:style-name="ro3">
          <table:table-cell office:value-type="float" office:value="78.211" calcext:value-type="float">
            <text:p>78,211</text:p>
          </table:table-cell>
          <table:table-cell office:value-type="percentage" office:value="0.9576" calcext:value-type="percentage">
            <text:p>95,76%</text:p>
          </table:table-cell>
          <table:table-cell office:value-type="percentage" office:value="0.9597" calcext:value-type="percentage">
            <text:p>95,97%</text:p>
          </table:table-cell>
          <table:table-cell/>
          <table:table-cell office:value-type="float" office:value="79.0625" calcext:value-type="float">
            <text:p>79,0625</text:p>
          </table:table-cell>
          <table:table-cell table:formula="of:=PINTERP([.$A$15:.$A$205];[.$B$15:.$B$205];[.E19])" office:value-type="percentage" office:value="0.85365340605694" calcext:value-type="percentage">
            <text:p>85,4%</text:p>
          </table:table-cell>
          <table:table-cell table:formula="of:=PINTERP([.$A$15:.$A$205];[.$C$15:.$C$205];[.E19])" office:value-type="percentage" office:value="0.900542991780302" calcext:value-type="percentage">
            <text:p>90,1%</text:p>
          </table:table-cell>
          <table:table-cell/>
          <table:table-cell table:formula="of:=[.E19]/0.0625" office:value-type="float" office:value="1265" calcext:value-type="float">
            <text:p>1265</text:p>
          </table:table-cell>
          <table:table-cell table:formula="of:=[.F19]*1000" office:value-type="float" office:value="853.65340605694" calcext:value-type="float">
            <text:p>854</text:p>
          </table:table-cell>
          <table:table-cell table:formula="of:=[.G19]*1000" office:value-type="float" office:value="900.542991780302" calcext:value-type="float">
            <text:p>90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style-name="ce17" table:formula="of:=PINTERP([.$A$15:.$A$205];[.$B$15:.$B$205];([.O$6]*0.0625+[.$N19]*0.0625))*1000" office:value-type="float" office:value="121.57700391428" calcext:value-type="float">
            <text:p>122</text:p>
          </table:table-cell>
          <table:table-cell table:style-name="ce17" table:formula="of:=PINTERP([.$A$15:.$A$205];[.$B$15:.$B$205];([.P$6]*0.0625+[.$N19]*0.0625))*1000" office:value-type="float" office:value="120.283378795066" calcext:value-type="float">
            <text:p>120</text:p>
          </table:table-cell>
          <table:table-cell table:style-name="ce17" table:formula="of:=PINTERP([.$A$15:.$A$205];[.$B$15:.$B$205];([.Q$6]*0.0625+[.$N19]*0.0625))*1000" office:value-type="float" office:value="118.983225500697" calcext:value-type="float">
            <text:p>119</text:p>
          </table:table-cell>
          <table:table-cell table:style-name="ce17" table:formula="of:=PINTERP([.$A$15:.$A$205];[.$B$15:.$B$205];([.R$6]*0.0625+[.$N19]*0.0625))*1000" office:value-type="float" office:value="117.702410810174" calcext:value-type="float">
            <text:p>118</text:p>
          </table:table-cell>
          <table:table-cell table:style-name="ce17" table:formula="of:=PINTERP([.$A$15:.$A$205];[.$B$15:.$B$205];([.S$6]*0.0625+[.$N19]*0.0625))*1000" office:value-type="float" office:value="116.474029660692" calcext:value-type="float">
            <text:p>116</text:p>
          </table:table-cell>
          <table:table-cell table:style-name="ce17" table:formula="of:=PINTERP([.$A$15:.$A$205];[.$B$15:.$B$205];([.T$6]*0.0625+[.$N19]*0.0625))*1000" office:value-type="float" office:value="115.267922547043" calcext:value-type="float">
            <text:p>115</text:p>
          </table:table-cell>
          <table:table-cell table:style-name="ce17" table:formula="of:=PINTERP([.$A$15:.$A$205];[.$B$15:.$B$205];([.U$6]*0.0625+[.$N19]*0.0625))*1000" office:value-type="float" office:value="114.084089469226" calcext:value-type="float">
            <text:p>114</text:p>
          </table:table-cell>
          <table:table-cell table:style-name="ce17" table:formula="of:=PINTERP([.$A$15:.$A$205];[.$B$15:.$B$205];([.V$6]*0.0625+[.$N19]*0.0625))*1000" office:value-type="float" office:value="112.922530427241" calcext:value-type="float">
            <text:p>113</text:p>
          </table:table-cell>
          <table:table-cell table:style-name="ce17" table:formula="of:=PINTERP([.$A$15:.$A$205];[.$B$15:.$B$205];([.W$6]*0.0625+[.$N19]*0.0625))*1000" office:value-type="float" office:value="111.804849462572" calcext:value-type="float">
            <text:p>112</text:p>
          </table:table-cell>
          <table:table-cell table:style-name="ce17" table:formula="of:=PINTERP([.$A$15:.$A$205];[.$B$15:.$B$205];([.X$6]*0.0625+[.$N19]*0.0625))*1000" office:value-type="float" office:value="110.749591503268" calcext:value-type="float">
            <text:p>111</text:p>
          </table:table-cell>
          <table:table-cell table:style-name="ce17" table:formula="of:=PINTERP([.$A$15:.$A$205];[.$B$15:.$B$205];([.Y$6]*0.0625+[.$N19]*0.0625))*1000" office:value-type="float" office:value="109.69253839231" calcext:value-type="float">
            <text:p>110</text:p>
          </table:table-cell>
          <table:table-cell table:style-name="ce17" table:formula="of:=PINTERP([.$A$15:.$A$205];[.$B$15:.$B$205];([.Z$6]*0.0625+[.$N19]*0.0625))*1000" office:value-type="float" office:value="108.633690129698" calcext:value-type="float">
            <text:p>109</text:p>
          </table:table-cell>
          <table:table-cell table:style-name="ce17" table:formula="of:=PINTERP([.$A$15:.$A$205];[.$B$15:.$B$205];([.AA$6]*0.0625+[.$N19]*0.0625))*1000" office:value-type="float" office:value="107.573046715431" calcext:value-type="float">
            <text:p>108</text:p>
          </table:table-cell>
          <table:table-cell table:style-name="ce17" table:formula="of:=PINTERP([.$A$15:.$A$205];[.$B$15:.$B$205];([.AB$6]*0.0625+[.$N19]*0.0625))*1000" office:value-type="float" office:value="106.51060814951" calcext:value-type="float">
            <text:p>107</text:p>
          </table:table-cell>
          <table:table-cell table:style-name="ce17" table:formula="of:=PINTERP([.$A$15:.$A$205];[.$B$15:.$B$205];([.AC$6]*0.0625+[.$N19]*0.0625))*1000" office:value-type="float" office:value="105.396744472529" calcext:value-type="float">
            <text:p>105</text:p>
          </table:table-cell>
          <table:table-cell table:style-name="ce17" table:formula="of:=PINTERP([.$A$15:.$A$205];[.$B$15:.$B$205];([.AD$6]*0.0625+[.$N19]*0.0625))*1000" office:value-type="float" office:value="104.219841452206" calcext:value-type="float">
            <text:p>104</text:p>
          </table:table-cell>
          <table:table-cell table:style-name="ce17" table:formula="of:=PINTERP([.$A$15:.$A$205];[.$B$15:.$B$205];([.AE$6]*0.0625+[.$N19]*0.0625))*1000" office:value-type="float" office:value="103.020838120404" calcext:value-type="float">
            <text:p>103</text:p>
          </table:table-cell>
          <table:table-cell table:style-name="ce17" table:formula="of:=PINTERP([.$A$15:.$A$205];[.$B$15:.$B$205];([.AF$6]*0.0625+[.$N19]*0.0625))*1000" office:value-type="float" office:value="101.799734477124" calcext:value-type="float">
            <text:p>102</text:p>
          </table:table-cell>
          <table:table-cell table:style-name="ce17" table:formula="of:=PINTERP([.$A$15:.$A$205];[.$B$15:.$B$205];([.AG$6]*0.0625+[.$N19]*0.0625))*1000" office:value-type="float" office:value="100.556530522365" calcext:value-type="float">
            <text:p>101</text:p>
          </table:table-cell>
          <table:table-cell table:style-name="ce17" table:formula="of:=PINTERP([.$A$15:.$A$205];[.$B$15:.$B$205];([.AH$6]*0.0625+[.$N19]*0.0625))*1000" office:value-type="float" office:value="99.2785900297618" calcext:value-type="float">
            <text:p>99</text:p>
          </table:table-cell>
          <table:table-cell table:style-name="ce17"/>
          <table:table-cell office:value-type="float" office:value="220" calcext:value-type="float">
            <text:p>220</text:p>
          </table:table-cell>
          <table:table-cell table:style-name="ce14" table:formula="of:=[.O19]-(2^8)*0" office:value-type="float" office:value="121.57700391428" calcext:value-type="float">
            <text:p>122</text:p>
          </table:table-cell>
          <table:table-cell table:style-name="ce14" table:formula="of:=[.P19]-(2^8)*0" office:value-type="float" office:value="120.283378795066" calcext:value-type="float">
            <text:p>120</text:p>
          </table:table-cell>
          <table:table-cell table:style-name="ce14" table:formula="of:=[.Q19]-(2^8)*0" office:value-type="float" office:value="118.983225500697" calcext:value-type="float">
            <text:p>119</text:p>
          </table:table-cell>
          <table:table-cell table:style-name="ce14" table:formula="of:=[.R19]-(2^8)*0" office:value-type="float" office:value="117.702410810174" calcext:value-type="float">
            <text:p>118</text:p>
          </table:table-cell>
          <table:table-cell table:style-name="ce14" table:formula="of:=[.S19]-(2^8)*0" office:value-type="float" office:value="116.474029660692" calcext:value-type="float">
            <text:p>116</text:p>
          </table:table-cell>
          <table:table-cell table:style-name="ce14" table:formula="of:=[.T19]-(2^8)*0" office:value-type="float" office:value="115.267922547043" calcext:value-type="float">
            <text:p>115</text:p>
          </table:table-cell>
          <table:table-cell table:style-name="ce14" table:formula="of:=[.U19]-(2^8)*0" office:value-type="float" office:value="114.084089469226" calcext:value-type="float">
            <text:p>114</text:p>
          </table:table-cell>
          <table:table-cell table:style-name="ce14" table:formula="of:=[.V19]-(2^8)*0" office:value-type="float" office:value="112.922530427241" calcext:value-type="float">
            <text:p>113</text:p>
          </table:table-cell>
          <table:table-cell table:style-name="ce14" table:formula="of:=[.W19]-(2^8)*0" office:value-type="float" office:value="111.804849462572" calcext:value-type="float">
            <text:p>112</text:p>
          </table:table-cell>
          <table:table-cell table:style-name="ce14" table:formula="of:=[.X19]-(2^8)*0" office:value-type="float" office:value="110.749591503268" calcext:value-type="float">
            <text:p>111</text:p>
          </table:table-cell>
          <table:table-cell table:style-name="ce14" table:formula="of:=[.Y19]-(2^8)*0" office:value-type="float" office:value="109.69253839231" calcext:value-type="float">
            <text:p>110</text:p>
          </table:table-cell>
          <table:table-cell table:style-name="ce14" table:formula="of:=[.Z19]-(2^8)*0" office:value-type="float" office:value="108.633690129698" calcext:value-type="float">
            <text:p>109</text:p>
          </table:table-cell>
          <table:table-cell table:style-name="ce14" table:formula="of:=[.AA19]-(2^8)*0" office:value-type="float" office:value="107.573046715431" calcext:value-type="float">
            <text:p>108</text:p>
          </table:table-cell>
          <table:table-cell table:style-name="ce14" table:formula="of:=[.AB19]-(2^8)*0" office:value-type="float" office:value="106.51060814951" calcext:value-type="float">
            <text:p>107</text:p>
          </table:table-cell>
          <table:table-cell table:style-name="ce14" table:formula="of:=[.AC19]-(2^8)*0" office:value-type="float" office:value="105.396744472529" calcext:value-type="float">
            <text:p>105</text:p>
          </table:table-cell>
          <table:table-cell table:style-name="ce14" table:formula="of:=[.AD19]-(2^8)*0" office:value-type="float" office:value="104.219841452206" calcext:value-type="float">
            <text:p>104</text:p>
          </table:table-cell>
          <table:table-cell table:style-name="ce14" table:formula="of:=[.AE19]-(2^8)*0" office:value-type="float" office:value="103.020838120404" calcext:value-type="float">
            <text:p>103</text:p>
          </table:table-cell>
          <table:table-cell table:style-name="ce14" table:formula="of:=[.AF19]-(2^8)*0" office:value-type="float" office:value="101.799734477124" calcext:value-type="float">
            <text:p>102</text:p>
          </table:table-cell>
          <table:table-cell table:style-name="ce14" table:formula="of:=[.AG19]-(2^8)*0" office:value-type="float" office:value="100.556530522365" calcext:value-type="float">
            <text:p>101</text:p>
          </table:table-cell>
          <table:table-cell table:style-name="ce14" table:formula="of:=[.AH19]-(2^8)*0" office:value-type="float" office:value="99.2785900297618" calcext:value-type="float">
            <text:p>99</text:p>
          </table:table-cell>
        </table:table-row>
        <table:table-row table:style-name="ro3">
          <table:table-cell office:value-type="float" office:value="78.227" calcext:value-type="float">
            <text:p>78,227</text:p>
          </table:table-cell>
          <table:table-cell office:value-type="percentage" office:value="0.9541" calcext:value-type="percentage">
            <text:p>95,41%</text:p>
          </table:table-cell>
          <table:table-cell office:value-type="percentage" office:value="0.9569" calcext:value-type="percentage">
            <text:p>95,69%</text:p>
          </table:table-cell>
          <table:table-cell/>
          <table:table-cell office:value-type="float" office:value="79.125" calcext:value-type="float">
            <text:p>79,125</text:p>
          </table:table-cell>
          <table:table-cell table:formula="of:=PINTERP([.$A$15:.$A$205];[.$B$15:.$B$205];[.E20])" office:value-type="percentage" office:value="0.847426649688563" calcext:value-type="percentage">
            <text:p>84,7%</text:p>
          </table:table-cell>
          <table:table-cell table:formula="of:=PINTERP([.$A$15:.$A$205];[.$C$15:.$C$205];[.E20])" office:value-type="percentage" office:value="0.898223203883342" calcext:value-type="percentage">
            <text:p>89,8%</text:p>
          </table:table-cell>
          <table:table-cell/>
          <table:table-cell table:formula="of:=[.E20]/0.0625" office:value-type="float" office:value="1266" calcext:value-type="float">
            <text:p>1266</text:p>
          </table:table-cell>
          <table:table-cell table:formula="of:=[.F20]*1000" office:value-type="float" office:value="847.426649688563" calcext:value-type="float">
            <text:p>847</text:p>
          </table:table-cell>
          <table:table-cell table:formula="of:=[.G20]*1000" office:value-type="float" office:value="898.223203883342" calcext:value-type="float">
            <text:p>898</text:p>
          </table:table-cell>
          <table:table-cell table:number-columns-repeated="2"/>
          <table:table-cell table:style-name="ce14" office:value-type="float" office:value="240" calcext:value-type="float">
            <text:p>240</text:p>
          </table:table-cell>
          <table:table-cell table:style-name="ce17" table:formula="of:=PINTERP([.$A$15:.$A$205];[.$B$15:.$B$205];([.O$6]*0.0625+[.$N20]*0.0625))*1000" office:value-type="float" office:value="97.978838186553" calcext:value-type="float">
            <text:p>98</text:p>
          </table:table-cell>
          <table:table-cell table:style-name="ce17" table:formula="of:=PINTERP([.$A$15:.$A$205];[.$B$15:.$B$205];([.P$6]*0.0625+[.$N20]*0.0625))*1000" office:value-type="float" office:value="96.684476461039" calcext:value-type="float">
            <text:p>97</text:p>
          </table:table-cell>
          <table:table-cell table:style-name="ce17" table:formula="of:=PINTERP([.$A$15:.$A$205];[.$B$15:.$B$205];([.Q$6]*0.0625+[.$N20]*0.0625))*1000" office:value-type="float" office:value="95.3955048532197" calcext:value-type="float">
            <text:p>95</text:p>
          </table:table-cell>
          <table:table-cell table:style-name="ce17" table:formula="of:=PINTERP([.$A$15:.$A$205];[.$B$15:.$B$205];([.R$6]*0.0625+[.$N20]*0.0625))*1000" office:value-type="float" office:value="94.1119233630953" calcext:value-type="float">
            <text:p>94</text:p>
          </table:table-cell>
          <table:table-cell table:style-name="ce17" table:formula="of:=PINTERP([.$A$15:.$A$205];[.$B$15:.$B$205];([.S$6]*0.0625+[.$N20]*0.0625))*1000" office:value-type="float" office:value="92.874285385223" calcext:value-type="float">
            <text:p>93</text:p>
          </table:table-cell>
          <table:table-cell table:style-name="ce17" table:formula="of:=PINTERP([.$A$15:.$A$205];[.$B$15:.$B$205];([.T$6]*0.0625+[.$N20]*0.0625))*1000" office:value-type="float" office:value="91.6832982332984" calcext:value-type="float">
            <text:p>92</text:p>
          </table:table-cell>
          <table:table-cell table:style-name="ce17" table:formula="of:=PINTERP([.$A$15:.$A$205];[.$B$15:.$B$205];([.U$6]*0.0625+[.$N20]*0.0625))*1000" office:value-type="float" office:value="90.5154825889202" calcext:value-type="float">
            <text:p>91</text:p>
          </table:table-cell>
          <table:table-cell table:style-name="ce17" table:formula="of:=PINTERP([.$A$15:.$A$205];[.$B$15:.$B$205];([.V$6]*0.0625+[.$N20]*0.0625))*1000" office:value-type="float" office:value="89.3708384520886" calcext:value-type="float">
            <text:p>89</text:p>
          </table:table-cell>
          <table:table-cell table:style-name="ce17" table:formula="of:=PINTERP([.$A$15:.$A$205];[.$B$15:.$B$205];([.W$6]*0.0625+[.$N20]*0.0625))*1000" office:value-type="float" office:value="88.2493658228034" calcext:value-type="float">
            <text:p>88</text:p>
          </table:table-cell>
          <table:table-cell table:style-name="ce17" table:formula="of:=PINTERP([.$A$15:.$A$205];[.$B$15:.$B$205];([.X$6]*0.0625+[.$N20]*0.0625))*1000" office:value-type="float" office:value="87.1423994235677" calcext:value-type="float">
            <text:p>87</text:p>
          </table:table-cell>
          <table:table-cell table:style-name="ce17" table:formula="of:=PINTERP([.$A$15:.$A$205];[.$B$15:.$B$205];([.Y$6]*0.0625+[.$N20]*0.0625))*1000" office:value-type="float" office:value="86.0414458267433" calcext:value-type="float">
            <text:p>86</text:p>
          </table:table-cell>
          <table:table-cell table:style-name="ce17" table:formula="of:=PINTERP([.$A$15:.$A$205];[.$B$15:.$B$205];([.Z$6]*0.0625+[.$N20]*0.0625))*1000" office:value-type="float" office:value="84.9655652670811" calcext:value-type="float">
            <text:p>85</text:p>
          </table:table-cell>
          <table:table-cell table:style-name="ce17" table:formula="of:=PINTERP([.$A$15:.$A$205];[.$B$15:.$B$205];([.AA$6]*0.0625+[.$N20]*0.0625))*1000" office:value-type="float" office:value="83.9147577445811" calcext:value-type="float">
            <text:p>84</text:p>
          </table:table-cell>
          <table:table-cell table:style-name="ce17" table:formula="of:=PINTERP([.$A$15:.$A$205];[.$B$15:.$B$205];([.AB$6]*0.0625+[.$N20]*0.0625))*1000" office:value-type="float" office:value="82.8890232592432" calcext:value-type="float">
            <text:p>83</text:p>
          </table:table-cell>
          <table:table-cell table:style-name="ce17" table:formula="of:=PINTERP([.$A$15:.$A$205];[.$B$15:.$B$205];([.AC$6]*0.0625+[.$N20]*0.0625))*1000" office:value-type="float" office:value="81.8883618110675" calcext:value-type="float">
            <text:p>82</text:p>
          </table:table-cell>
          <table:table-cell table:style-name="ce17" table:formula="of:=PINTERP([.$A$15:.$A$205];[.$B$15:.$B$205];([.AD$6]*0.0625+[.$N20]*0.0625))*1000" office:value-type="float" office:value="81.0052325994425" calcext:value-type="float">
            <text:p>81</text:p>
          </table:table-cell>
          <table:table-cell table:style-name="ce17" table:formula="of:=PINTERP([.$A$15:.$A$205];[.$B$15:.$B$205];([.AE$6]*0.0625+[.$N20]*0.0625))*1000" office:value-type="float" office:value="80.2470983043513" calcext:value-type="float">
            <text:p>80</text:p>
          </table:table-cell>
          <table:table-cell table:style-name="ce17" table:formula="of:=PINTERP([.$A$15:.$A$205];[.$B$15:.$B$205];([.AF$6]*0.0625+[.$N20]*0.0625))*1000" office:value-type="float" office:value="79.4586557325491" calcext:value-type="float">
            <text:p>79</text:p>
          </table:table-cell>
          <table:table-cell table:style-name="ce17" table:formula="of:=PINTERP([.$A$15:.$A$205];[.$B$15:.$B$205];([.AG$6]*0.0625+[.$N20]*0.0625))*1000" office:value-type="float" office:value="78.6399048840358" calcext:value-type="float">
            <text:p>79</text:p>
          </table:table-cell>
          <table:table-cell table:style-name="ce17" table:formula="of:=PINTERP([.$A$15:.$A$205];[.$B$15:.$B$205];([.AH$6]*0.0625+[.$N20]*0.0625))*1000" office:value-type="float" office:value="77.7908457588116" calcext:value-type="float">
            <text:p>78</text:p>
          </table:table-cell>
          <table:table-cell table:style-name="ce17"/>
          <table:table-cell table:style-name="ce14" office:value-type="float" office:value="240" calcext:value-type="float">
            <text:p>240</text:p>
          </table:table-cell>
          <table:table-cell table:style-name="ce14" table:formula="of:=[.O20]-(2^8)*0" office:value-type="float" office:value="97.978838186553" calcext:value-type="float">
            <text:p>98</text:p>
          </table:table-cell>
          <table:table-cell table:style-name="ce14" table:formula="of:=[.P20]-(2^8)*0" office:value-type="float" office:value="96.684476461039" calcext:value-type="float">
            <text:p>97</text:p>
          </table:table-cell>
          <table:table-cell table:style-name="ce14" table:formula="of:=[.Q20]-(2^8)*0" office:value-type="float" office:value="95.3955048532197" calcext:value-type="float">
            <text:p>95</text:p>
          </table:table-cell>
          <table:table-cell table:style-name="ce14" table:formula="of:=[.R20]-(2^8)*0" office:value-type="float" office:value="94.1119233630953" calcext:value-type="float">
            <text:p>94</text:p>
          </table:table-cell>
          <table:table-cell table:style-name="ce14" table:formula="of:=[.S20]-(2^8)*0" office:value-type="float" office:value="92.874285385223" calcext:value-type="float">
            <text:p>93</text:p>
          </table:table-cell>
          <table:table-cell table:style-name="ce14" table:formula="of:=[.T20]-(2^8)*0" office:value-type="float" office:value="91.6832982332984" calcext:value-type="float">
            <text:p>92</text:p>
          </table:table-cell>
          <table:table-cell table:style-name="ce14" table:formula="of:=[.U20]-(2^8)*0" office:value-type="float" office:value="90.5154825889202" calcext:value-type="float">
            <text:p>91</text:p>
          </table:table-cell>
          <table:table-cell table:style-name="ce14" table:formula="of:=[.V20]-(2^8)*0" office:value-type="float" office:value="89.3708384520886" calcext:value-type="float">
            <text:p>89</text:p>
          </table:table-cell>
          <table:table-cell table:style-name="ce14" table:formula="of:=[.W20]-(2^8)*0" office:value-type="float" office:value="88.2493658228034" calcext:value-type="float">
            <text:p>88</text:p>
          </table:table-cell>
          <table:table-cell table:style-name="ce14" table:formula="of:=[.X20]-(2^8)*0" office:value-type="float" office:value="87.1423994235677" calcext:value-type="float">
            <text:p>87</text:p>
          </table:table-cell>
          <table:table-cell table:style-name="ce14" table:formula="of:=[.Y20]-(2^8)*0" office:value-type="float" office:value="86.0414458267433" calcext:value-type="float">
            <text:p>86</text:p>
          </table:table-cell>
          <table:table-cell table:style-name="ce14" table:formula="of:=[.Z20]-(2^8)*0" office:value-type="float" office:value="84.9655652670811" calcext:value-type="float">
            <text:p>85</text:p>
          </table:table-cell>
          <table:table-cell table:style-name="ce14" table:formula="of:=[.AA20]-(2^8)*0" office:value-type="float" office:value="83.9147577445811" calcext:value-type="float">
            <text:p>84</text:p>
          </table:table-cell>
          <table:table-cell table:style-name="ce14" table:formula="of:=[.AB20]-(2^8)*0" office:value-type="float" office:value="82.8890232592432" calcext:value-type="float">
            <text:p>83</text:p>
          </table:table-cell>
          <table:table-cell table:style-name="ce14" table:formula="of:=[.AC20]-(2^8)*0" office:value-type="float" office:value="81.8883618110675" calcext:value-type="float">
            <text:p>82</text:p>
          </table:table-cell>
          <table:table-cell table:style-name="ce14" table:formula="of:=[.AD20]-(2^8)*0" office:value-type="float" office:value="81.0052325994425" calcext:value-type="float">
            <text:p>81</text:p>
          </table:table-cell>
          <table:table-cell table:style-name="ce14" table:formula="of:=[.AE20]-(2^8)*0" office:value-type="float" office:value="80.2470983043513" calcext:value-type="float">
            <text:p>80</text:p>
          </table:table-cell>
          <table:table-cell table:style-name="ce14" table:formula="of:=[.AF20]-(2^8)*0" office:value-type="float" office:value="79.4586557325491" calcext:value-type="float">
            <text:p>79</text:p>
          </table:table-cell>
          <table:table-cell table:style-name="ce14" table:formula="of:=[.AG20]-(2^8)*0" office:value-type="float" office:value="78.6399048840358" calcext:value-type="float">
            <text:p>79</text:p>
          </table:table-cell>
          <table:table-cell table:style-name="ce14" table:formula="of:=[.AH20]-(2^8)*0" office:value-type="float" office:value="77.7908457588116" calcext:value-type="float">
            <text:p>78</text:p>
          </table:table-cell>
        </table:table-row>
        <table:table-row table:style-name="ro3">
          <table:table-cell table:style-name="ce5" office:value-type="float" office:value="78.241" calcext:value-type="float">
            <text:p>78,241</text:p>
          </table:table-cell>
          <table:table-cell table:style-name="ce9" office:value-type="percentage" office:value="0.9506" calcext:value-type="percentage">
            <text:p>95,06%</text:p>
          </table:table-cell>
          <table:table-cell table:style-name="ce9" office:value-type="percentage" office:value="0.9542" calcext:value-type="percentage">
            <text:p>95,42%</text:p>
          </table:table-cell>
          <table:table-cell/>
          <table:table-cell office:value-type="float" office:value="79.1875" calcext:value-type="float">
            <text:p>79,1875</text:p>
          </table:table-cell>
          <table:table-cell table:formula="of:=PINTERP([.$A$15:.$A$205];[.$B$15:.$B$205];[.E21])" office:value-type="percentage" office:value="0.842080880206502" calcext:value-type="percentage">
            <text:p>84,2%</text:p>
          </table:table-cell>
          <table:table-cell table:formula="of:=PINTERP([.$A$15:.$A$205];[.$C$15:.$C$205];[.E21])" office:value-type="percentage" office:value="0.896325370582029" calcext:value-type="percentage">
            <text:p>89,6%</text:p>
          </table:table-cell>
          <table:table-cell/>
          <table:table-cell table:formula="of:=[.E21]/0.0625" office:value-type="float" office:value="1267" calcext:value-type="float">
            <text:p>1267</text:p>
          </table:table-cell>
          <table:table-cell table:formula="of:=[.F21]*1000" office:value-type="float" office:value="842.080880206502" calcext:value-type="float">
            <text:p>842</text:p>
          </table:table-cell>
          <table:table-cell table:formula="of:=[.G21]*1000" office:value-type="float" office:value="896.325370582029" calcext:value-type="float">
            <text:p>896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17" table:formula="of:=PINTERP([.$A$15:.$A$205];[.$B$15:.$B$205];([.O$6]*0.0625+[.$N21]*0.0625))*1000" office:value-type="float" office:value="76.9114783568764" calcext:value-type="float">
            <text:p>77</text:p>
          </table:table-cell>
          <table:table-cell table:style-name="ce17" table:formula="of:=PINTERP([.$A$15:.$A$205];[.$B$15:.$B$205];([.P$6]*0.0625+[.$N21]*0.0625))*1000" office:value-type="float" office:value="76.0018026782301" calcext:value-type="float">
            <text:p>76</text:p>
          </table:table-cell>
          <table:table-cell table:style-name="ce17" table:formula="of:=PINTERP([.$A$15:.$A$205];[.$B$15:.$B$205];([.Q$6]*0.0625+[.$N21]*0.0625))*1000" office:value-type="float" office:value="75.0457801727021" calcext:value-type="float">
            <text:p>75</text:p>
          </table:table-cell>
          <table:table-cell table:style-name="ce17" table:formula="of:=PINTERP([.$A$15:.$A$205];[.$B$15:.$B$205];([.R$6]*0.0625+[.$N21]*0.0625))*1000" office:value-type="float" office:value="73.6836245342753" calcext:value-type="float">
            <text:p>74</text:p>
          </table:table-cell>
          <table:table-cell table:style-name="ce17" table:formula="of:=PINTERP([.$A$15:.$A$205];[.$B$15:.$B$205];([.S$6]*0.0625+[.$N21]*0.0625))*1000" office:value-type="float" office:value="72.3086612882005" calcext:value-type="float">
            <text:p>72</text:p>
          </table:table-cell>
          <table:table-cell table:style-name="ce17" table:formula="of:=PINTERP([.$A$15:.$A$205];[.$B$15:.$B$205];([.T$6]*0.0625+[.$N21]*0.0625))*1000" office:value-type="float" office:value="70.9208904344775" calcext:value-type="float">
            <text:p>71</text:p>
          </table:table-cell>
          <table:table-cell table:style-name="ce17" table:formula="of:=PINTERP([.$A$15:.$A$205];[.$B$15:.$B$205];([.U$6]*0.0625+[.$N21]*0.0625))*1000" office:value-type="float" office:value="69.5203119731063" calcext:value-type="float">
            <text:p>70</text:p>
          </table:table-cell>
          <table:table-cell table:style-name="ce17" table:formula="of:=PINTERP([.$A$15:.$A$205];[.$B$15:.$B$205];([.V$6]*0.0625+[.$N21]*0.0625))*1000" office:value-type="float" office:value="68.2558407569382" calcext:value-type="float">
            <text:p>68</text:p>
          </table:table-cell>
          <table:table-cell table:style-name="ce17" table:formula="of:=PINTERP([.$A$15:.$A$205];[.$B$15:.$B$205];([.W$6]*0.0625+[.$N21]*0.0625))*1000" office:value-type="float" office:value="67.1378020894819" calcext:value-type="float">
            <text:p>67</text:p>
          </table:table-cell>
          <table:table-cell table:style-name="ce17" table:formula="of:=PINTERP([.$A$15:.$A$205];[.$B$15:.$B$205];([.X$6]*0.0625+[.$N21]*0.0625))*1000" office:value-type="float" office:value="66.0611040568386" calcext:value-type="float">
            <text:p>66</text:p>
          </table:table-cell>
          <table:table-cell table:style-name="ce17" table:formula="of:=PINTERP([.$A$15:.$A$205];[.$B$15:.$B$205];([.Y$6]*0.0625+[.$N21]*0.0625))*1000" office:value-type="float" office:value="65.0257466590086" calcext:value-type="float">
            <text:p>65</text:p>
          </table:table-cell>
          <table:table-cell table:style-name="ce17" table:formula="of:=PINTERP([.$A$15:.$A$205];[.$B$15:.$B$205];([.Z$6]*0.0625+[.$N21]*0.0625))*1000" office:value-type="float" office:value="64.0317298959916" calcext:value-type="float">
            <text:p>64</text:p>
          </table:table-cell>
          <table:table-cell table:style-name="ce17" table:formula="of:=PINTERP([.$A$15:.$A$205];[.$B$15:.$B$205];([.AA$6]*0.0625+[.$N21]*0.0625))*1000" office:value-type="float" office:value="63.0790537677878" calcext:value-type="float">
            <text:p>63</text:p>
          </table:table-cell>
          <table:table-cell table:style-name="ce17" table:formula="of:=PINTERP([.$A$15:.$A$205];[.$B$15:.$B$205];([.AB$6]*0.0625+[.$N21]*0.0625))*1000" office:value-type="float" office:value="62.1570903021196" calcext:value-type="float">
            <text:p>62</text:p>
          </table:table-cell>
          <table:table-cell table:style-name="ce17" table:formula="of:=PINTERP([.$A$15:.$A$205];[.$B$15:.$B$205];([.AC$6]*0.0625+[.$N21]*0.0625))*1000" office:value-type="float" office:value="61.2326214232465" calcext:value-type="float">
            <text:p>61</text:p>
          </table:table-cell>
          <table:table-cell table:style-name="ce17" table:formula="of:=PINTERP([.$A$15:.$A$205];[.$B$15:.$B$205];([.AD$6]*0.0625+[.$N21]*0.0625))*1000" office:value-type="float" office:value="60.3058007313701" calcext:value-type="float">
            <text:p>60</text:p>
          </table:table-cell>
          <table:table-cell table:style-name="ce17" table:formula="of:=PINTERP([.$A$15:.$A$205];[.$B$15:.$B$205];([.AE$6]*0.0625+[.$N21]*0.0625))*1000" office:value-type="float" office:value="59.3766282264906" calcext:value-type="float">
            <text:p>59</text:p>
          </table:table-cell>
          <table:table-cell table:style-name="ce17" table:formula="of:=PINTERP([.$A$15:.$A$205];[.$B$15:.$B$205];([.AF$6]*0.0625+[.$N21]*0.0625))*1000" office:value-type="float" office:value="58.4451039086079" calcext:value-type="float">
            <text:p>58</text:p>
          </table:table-cell>
          <table:table-cell table:style-name="ce17" table:formula="of:=PINTERP([.$A$15:.$A$205];[.$B$15:.$B$205];([.AG$6]*0.0625+[.$N21]*0.0625))*1000" office:value-type="float" office:value="57.5112277777219" calcext:value-type="float">
            <text:p>58</text:p>
          </table:table-cell>
          <table:table-cell table:style-name="ce17" table:formula="of:=PINTERP([.$A$15:.$A$205];[.$B$15:.$B$205];([.AH$6]*0.0625+[.$N21]*0.0625))*1000" office:value-type="float" office:value="56.5749998338328" calcext:value-type="float">
            <text:p>57</text:p>
          </table:table-cell>
          <table:table-cell table:style-name="ce17"/>
          <table:table-cell office:value-type="float" office:value="260" calcext:value-type="float">
            <text:p>260</text:p>
          </table:table-cell>
          <table:table-cell table:style-name="ce14" table:formula="of:=[.O21]-(2^8)*0" office:value-type="float" office:value="76.9114783568764" calcext:value-type="float">
            <text:p>77</text:p>
          </table:table-cell>
          <table:table-cell table:style-name="ce14" table:formula="of:=[.P21]-(2^8)*0" office:value-type="float" office:value="76.0018026782301" calcext:value-type="float">
            <text:p>76</text:p>
          </table:table-cell>
          <table:table-cell table:style-name="ce14" table:formula="of:=[.Q21]-(2^8)*0" office:value-type="float" office:value="75.0457801727021" calcext:value-type="float">
            <text:p>75</text:p>
          </table:table-cell>
          <table:table-cell table:style-name="ce14" table:formula="of:=[.R21]-(2^8)*0" office:value-type="float" office:value="73.6836245342753" calcext:value-type="float">
            <text:p>74</text:p>
          </table:table-cell>
          <table:table-cell table:style-name="ce14" table:formula="of:=[.S21]-(2^8)*0" office:value-type="float" office:value="72.3086612882005" calcext:value-type="float">
            <text:p>72</text:p>
          </table:table-cell>
          <table:table-cell table:style-name="ce14" table:formula="of:=[.T21]-(2^8)*0" office:value-type="float" office:value="70.9208904344775" calcext:value-type="float">
            <text:p>71</text:p>
          </table:table-cell>
          <table:table-cell table:style-name="ce14" table:formula="of:=[.U21]-(2^8)*0" office:value-type="float" office:value="69.5203119731063" calcext:value-type="float">
            <text:p>70</text:p>
          </table:table-cell>
          <table:table-cell table:style-name="ce14" table:formula="of:=[.V21]-(2^8)*0" office:value-type="float" office:value="68.2558407569382" calcext:value-type="float">
            <text:p>68</text:p>
          </table:table-cell>
          <table:table-cell table:style-name="ce14" table:formula="of:=[.W21]-(2^8)*0" office:value-type="float" office:value="67.1378020894819" calcext:value-type="float">
            <text:p>67</text:p>
          </table:table-cell>
          <table:table-cell table:style-name="ce14" table:formula="of:=[.X21]-(2^8)*0" office:value-type="float" office:value="66.0611040568386" calcext:value-type="float">
            <text:p>66</text:p>
          </table:table-cell>
          <table:table-cell table:style-name="ce14" table:formula="of:=[.Y21]-(2^8)*0" office:value-type="float" office:value="65.0257466590086" calcext:value-type="float">
            <text:p>65</text:p>
          </table:table-cell>
          <table:table-cell table:style-name="ce14" table:formula="of:=[.Z21]-(2^8)*0" office:value-type="float" office:value="64.0317298959916" calcext:value-type="float">
            <text:p>64</text:p>
          </table:table-cell>
          <table:table-cell table:style-name="ce14" table:formula="of:=[.AA21]-(2^8)*0" office:value-type="float" office:value="63.0790537677878" calcext:value-type="float">
            <text:p>63</text:p>
          </table:table-cell>
          <table:table-cell table:style-name="ce14" table:formula="of:=[.AB21]-(2^8)*0" office:value-type="float" office:value="62.1570903021196" calcext:value-type="float">
            <text:p>62</text:p>
          </table:table-cell>
          <table:table-cell table:style-name="ce14" table:formula="of:=[.AC21]-(2^8)*0" office:value-type="float" office:value="61.2326214232465" calcext:value-type="float">
            <text:p>61</text:p>
          </table:table-cell>
          <table:table-cell table:style-name="ce14" table:formula="of:=[.AD21]-(2^8)*0" office:value-type="float" office:value="60.3058007313701" calcext:value-type="float">
            <text:p>60</text:p>
          </table:table-cell>
          <table:table-cell table:style-name="ce14" table:formula="of:=[.AE21]-(2^8)*0" office:value-type="float" office:value="59.3766282264906" calcext:value-type="float">
            <text:p>59</text:p>
          </table:table-cell>
          <table:table-cell table:style-name="ce14" table:formula="of:=[.AF21]-(2^8)*0" office:value-type="float" office:value="58.4451039086079" calcext:value-type="float">
            <text:p>58</text:p>
          </table:table-cell>
          <table:table-cell table:style-name="ce14" table:formula="of:=[.AG21]-(2^8)*0" office:value-type="float" office:value="57.5112277777219" calcext:value-type="float">
            <text:p>58</text:p>
          </table:table-cell>
          <table:table-cell table:style-name="ce14" table:formula="of:=[.AH21]-(2^8)*0" office:value-type="float" office:value="56.5749998338328" calcext:value-type="float">
            <text:p>57</text:p>
          </table:table-cell>
        </table:table-row>
        <table:table-row table:style-name="ro3">
          <table:table-cell table:style-name="ce5" office:value-type="float" office:value="78.259" calcext:value-type="float">
            <text:p>78,259</text:p>
          </table:table-cell>
          <table:table-cell table:style-name="ce9" office:value-type="percentage" office:value="0.9471" calcext:value-type="percentage">
            <text:p>94,71%</text:p>
          </table:table-cell>
          <table:table-cell table:style-name="ce9" office:value-type="percentage" office:value="0.9513" calcext:value-type="percentage">
            <text:p>95,13%</text:p>
          </table:table-cell>
          <table:table-cell/>
          <table:table-cell office:value-type="float" office:value="79.25" calcext:value-type="float">
            <text:p>79,25</text:p>
          </table:table-cell>
          <table:table-cell table:formula="of:=PINTERP([.$A$15:.$A$205];[.$B$15:.$B$205];[.E22])" office:value-type="percentage" office:value="0.836157022191398" calcext:value-type="percentage">
            <text:p>83,6%</text:p>
          </table:table-cell>
          <table:table-cell table:formula="of:=PINTERP([.$A$15:.$A$205];[.$C$15:.$C$205];[.E22])" office:value-type="percentage" office:value="0.894805310381651" calcext:value-type="percentage">
            <text:p>89,5%</text:p>
          </table:table-cell>
          <table:table-cell/>
          <table:table-cell table:formula="of:=[.E22]/0.0625" office:value-type="float" office:value="1268" calcext:value-type="float">
            <text:p>1268</text:p>
          </table:table-cell>
          <table:table-cell table:formula="of:=[.F22]*1000" office:value-type="float" office:value="836.157022191398" calcext:value-type="float">
            <text:p>836</text:p>
          </table:table-cell>
          <table:table-cell table:formula="of:=[.G22]*1000" office:value-type="float" office:value="894.805310381651" calcext:value-type="float">
            <text:p>89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style-name="ce17" table:formula="of:=PINTERP([.$A$15:.$A$205];[.$B$15:.$B$205];([.O$6]*0.0625+[.$N22]*0.0625))*1000" office:value-type="float" office:value="55.4881640370422" calcext:value-type="float">
            <text:p>55</text:p>
          </table:table-cell>
          <table:table-cell table:style-name="ce17" table:formula="of:=PINTERP([.$A$15:.$A$205];[.$B$15:.$B$205];([.P$6]*0.0625+[.$N22]*0.0625))*1000" office:value-type="float" office:value="54.4020252218914" calcext:value-type="float">
            <text:p>54</text:p>
          </table:table-cell>
          <table:table-cell table:style-name="ce17" table:formula="of:=PINTERP([.$A$15:.$A$205];[.$B$15:.$B$205];([.Q$6]*0.0625+[.$N22]*0.0625))*1000" office:value-type="float" office:value="53.3301394106118" calcext:value-type="float">
            <text:p>53</text:p>
          </table:table-cell>
          <table:table-cell table:style-name="ce17" table:formula="of:=PINTERP([.$A$15:.$A$205];[.$B$15:.$B$205];([.R$6]*0.0625+[.$N22]*0.0625))*1000" office:value-type="float" office:value="52.2725066032034" calcext:value-type="float">
            <text:p>52</text:p>
          </table:table-cell>
          <table:table-cell table:style-name="ce17" table:formula="of:=PINTERP([.$A$15:.$A$205];[.$B$15:.$B$205];([.S$6]*0.0625+[.$N22]*0.0625))*1000" office:value-type="float" office:value="51.2291267996661" calcext:value-type="float">
            <text:p>51</text:p>
          </table:table-cell>
          <table:table-cell table:style-name="ce17" table:formula="of:=PINTERP([.$A$15:.$A$205];[.$B$15:.$B$205];([.T$6]*0.0625+[.$N22]*0.0625))*1000" office:value-type="float" office:value="50.2" calcext:value-type="float">
            <text:p>50</text:p>
          </table:table-cell>
          <table:table-cell table:style-name="ce17" table:formula="of:=PINTERP([.$A$15:.$A$205];[.$B$15:.$B$205];([.U$6]*0.0625+[.$N22]*0.0625))*1000" office:value-type="float" office:value="49.4112949872527" calcext:value-type="float">
            <text:p>49</text:p>
          </table:table-cell>
          <table:table-cell table:style-name="ce17" table:formula="of:=PINTERP([.$A$15:.$A$205];[.$B$15:.$B$205];([.V$6]*0.0625+[.$N22]*0.0625))*1000" office:value-type="float" office:value="48.6468966898403" calcext:value-type="float">
            <text:p>49</text:p>
          </table:table-cell>
          <table:table-cell table:style-name="ce17" table:formula="of:=PINTERP([.$A$15:.$A$205];[.$B$15:.$B$205];([.W$6]*0.0625+[.$N22]*0.0625))*1000" office:value-type="float" office:value="47.9068051077628" calcext:value-type="float">
            <text:p>48</text:p>
          </table:table-cell>
          <table:table-cell table:style-name="ce17" table:formula="of:=PINTERP([.$A$15:.$A$205];[.$B$15:.$B$205];([.X$6]*0.0625+[.$N22]*0.0625))*1000" office:value-type="float" office:value="47.1910202410203" calcext:value-type="float">
            <text:p>47</text:p>
          </table:table-cell>
          <table:table-cell table:style-name="ce17" table:formula="of:=PINTERP([.$A$15:.$A$205];[.$B$15:.$B$205];([.Y$6]*0.0625+[.$N22]*0.0625))*1000" office:value-type="float" office:value="46.4995420896127" calcext:value-type="float">
            <text:p>46</text:p>
          </table:table-cell>
          <table:table-cell table:style-name="ce17" table:formula="of:=PINTERP([.$A$15:.$A$205];[.$B$15:.$B$205];([.Z$6]*0.0625+[.$N22]*0.0625))*1000" office:value-type="float" office:value="45.83237065354" calcext:value-type="float">
            <text:p>46</text:p>
          </table:table-cell>
          <table:table-cell table:style-name="ce17" table:formula="of:=PINTERP([.$A$15:.$A$205];[.$B$15:.$B$205];([.AA$6]*0.0625+[.$N22]*0.0625))*1000" office:value-type="float" office:value="45.1895059328023" calcext:value-type="float">
            <text:p>45</text:p>
          </table:table-cell>
          <table:table-cell table:style-name="ce17" table:formula="of:=PINTERP([.$A$15:.$A$205];[.$B$15:.$B$205];([.AB$6]*0.0625+[.$N22]*0.0625))*1000" office:value-type="float" office:value="44.5709479273996" calcext:value-type="float">
            <text:p>45</text:p>
          </table:table-cell>
          <table:table-cell table:style-name="ce17" table:formula="of:=PINTERP([.$A$15:.$A$205];[.$B$15:.$B$205];([.AC$6]*0.0625+[.$N22]*0.0625))*1000" office:value-type="float" office:value="43.9754960334914" calcext:value-type="float">
            <text:p>44</text:p>
          </table:table-cell>
          <table:table-cell table:style-name="ce17" table:formula="of:=PINTERP([.$A$15:.$A$205];[.$B$15:.$B$205];([.AD$6]*0.0625+[.$N22]*0.0625))*1000" office:value-type="float" office:value="43.3519808726591" calcext:value-type="float">
            <text:p>43</text:p>
          </table:table-cell>
          <table:table-cell table:style-name="ce17" table:formula="of:=PINTERP([.$A$15:.$A$205];[.$B$15:.$B$205];([.AE$6]*0.0625+[.$N22]*0.0625))*1000" office:value-type="float" office:value="42.707473407756" calcext:value-type="float">
            <text:p>43</text:p>
          </table:table-cell>
          <table:table-cell table:style-name="ce17" table:formula="of:=PINTERP([.$A$15:.$A$205];[.$B$15:.$B$205];([.AF$6]*0.0625+[.$N22]*0.0625))*1000" office:value-type="float" office:value="42.0419736387822" calcext:value-type="float">
            <text:p>42</text:p>
          </table:table-cell>
          <table:table-cell table:style-name="ce17" table:formula="of:=PINTERP([.$A$15:.$A$205];[.$B$15:.$B$205];([.AG$6]*0.0625+[.$N22]*0.0625))*1000" office:value-type="float" office:value="41.3554815657376" calcext:value-type="float">
            <text:p>41</text:p>
          </table:table-cell>
          <table:table-cell table:style-name="ce17" table:formula="of:=PINTERP([.$A$15:.$A$205];[.$B$15:.$B$205];([.AH$6]*0.0625+[.$N22]*0.0625))*1000" office:value-type="float" office:value="40.6479971886222" calcext:value-type="float">
            <text:p>41</text:p>
          </table:table-cell>
          <table:table-cell table:style-name="ce17"/>
          <table:table-cell office:value-type="float" office:value="280" calcext:value-type="float">
            <text:p>280</text:p>
          </table:table-cell>
          <table:table-cell table:style-name="ce14" table:formula="of:=[.O22]-(2^8)*0" office:value-type="float" office:value="55.4881640370422" calcext:value-type="float">
            <text:p>55</text:p>
          </table:table-cell>
          <table:table-cell table:style-name="ce14" table:formula="of:=[.P22]-(2^8)*0" office:value-type="float" office:value="54.4020252218914" calcext:value-type="float">
            <text:p>54</text:p>
          </table:table-cell>
          <table:table-cell table:style-name="ce14" table:formula="of:=[.Q22]-(2^8)*0" office:value-type="float" office:value="53.3301394106118" calcext:value-type="float">
            <text:p>53</text:p>
          </table:table-cell>
          <table:table-cell table:style-name="ce14" table:formula="of:=[.R22]-(2^8)*0" office:value-type="float" office:value="52.2725066032034" calcext:value-type="float">
            <text:p>52</text:p>
          </table:table-cell>
          <table:table-cell table:style-name="ce14" table:formula="of:=[.S22]-(2^8)*0" office:value-type="float" office:value="51.2291267996661" calcext:value-type="float">
            <text:p>51</text:p>
          </table:table-cell>
          <table:table-cell table:style-name="ce14" table:formula="of:=[.T22]-(2^8)*0" office:value-type="float" office:value="50.2" calcext:value-type="float">
            <text:p>50</text:p>
          </table:table-cell>
          <table:table-cell table:style-name="ce14" table:formula="of:=[.U22]-(2^8)*0" office:value-type="float" office:value="49.4112949872527" calcext:value-type="float">
            <text:p>49</text:p>
          </table:table-cell>
          <table:table-cell table:style-name="ce14" table:formula="of:=[.V22]-(2^8)*0" office:value-type="float" office:value="48.6468966898403" calcext:value-type="float">
            <text:p>49</text:p>
          </table:table-cell>
          <table:table-cell table:style-name="ce14" table:formula="of:=[.W22]-(2^8)*0" office:value-type="float" office:value="47.9068051077628" calcext:value-type="float">
            <text:p>48</text:p>
          </table:table-cell>
          <table:table-cell table:style-name="ce14" table:formula="of:=[.X22]-(2^8)*0" office:value-type="float" office:value="47.1910202410203" calcext:value-type="float">
            <text:p>47</text:p>
          </table:table-cell>
          <table:table-cell table:style-name="ce14" table:formula="of:=[.Y22]-(2^8)*0" office:value-type="float" office:value="46.4995420896127" calcext:value-type="float">
            <text:p>46</text:p>
          </table:table-cell>
          <table:table-cell table:style-name="ce14" table:formula="of:=[.Z22]-(2^8)*0" office:value-type="float" office:value="45.83237065354" calcext:value-type="float">
            <text:p>46</text:p>
          </table:table-cell>
          <table:table-cell table:style-name="ce14" table:formula="of:=[.AA22]-(2^8)*0" office:value-type="float" office:value="45.1895059328023" calcext:value-type="float">
            <text:p>45</text:p>
          </table:table-cell>
          <table:table-cell table:style-name="ce14" table:formula="of:=[.AB22]-(2^8)*0" office:value-type="float" office:value="44.5709479273996" calcext:value-type="float">
            <text:p>45</text:p>
          </table:table-cell>
          <table:table-cell table:style-name="ce14" table:formula="of:=[.AC22]-(2^8)*0" office:value-type="float" office:value="43.9754960334914" calcext:value-type="float">
            <text:p>44</text:p>
          </table:table-cell>
          <table:table-cell table:style-name="ce14" table:formula="of:=[.AD22]-(2^8)*0" office:value-type="float" office:value="43.3519808726591" calcext:value-type="float">
            <text:p>43</text:p>
          </table:table-cell>
          <table:table-cell table:style-name="ce14" table:formula="of:=[.AE22]-(2^8)*0" office:value-type="float" office:value="42.707473407756" calcext:value-type="float">
            <text:p>43</text:p>
          </table:table-cell>
          <table:table-cell table:style-name="ce14" table:formula="of:=[.AF22]-(2^8)*0" office:value-type="float" office:value="42.0419736387822" calcext:value-type="float">
            <text:p>42</text:p>
          </table:table-cell>
          <table:table-cell table:style-name="ce14" table:formula="of:=[.AG22]-(2^8)*0" office:value-type="float" office:value="41.3554815657376" calcext:value-type="float">
            <text:p>41</text:p>
          </table:table-cell>
          <table:table-cell table:style-name="ce14" table:formula="of:=[.AH22]-(2^8)*0" office:value-type="float" office:value="40.6479971886222" calcext:value-type="float">
            <text:p>41</text:p>
          </table:table-cell>
        </table:table-row>
        <table:table-row table:style-name="ro3">
          <table:table-cell office:value-type="float" office:value="78.265" calcext:value-type="float">
            <text:p>78,265</text:p>
          </table:table-cell>
          <table:table-cell office:value-type="percentage" office:value="0.9435" calcext:value-type="percentage">
            <text:p>94,35%</text:p>
          </table:table-cell>
          <table:table-cell office:value-type="percentage" office:value="0.9492" calcext:value-type="percentage">
            <text:p>94,92%</text:p>
          </table:table-cell>
          <table:table-cell/>
          <table:table-cell office:value-type="float" office:value="79.3125" calcext:value-type="float">
            <text:p>79,3125</text:p>
          </table:table-cell>
          <table:table-cell table:formula="of:=PINTERP([.$A$15:.$A$205];[.$B$15:.$B$205];[.E23])" office:value-type="percentage" office:value="0.830232988650029" calcext:value-type="percentage">
            <text:p>83,0%</text:p>
          </table:table-cell>
          <table:table-cell table:formula="of:=PINTERP([.$A$15:.$A$205];[.$C$15:.$C$205];[.E23])" office:value-type="percentage" office:value="0.892615350538568" calcext:value-type="percentage">
            <text:p>89,3%</text:p>
          </table:table-cell>
          <table:table-cell/>
          <table:table-cell table:formula="of:=[.E23]/0.0625" office:value-type="float" office:value="1269" calcext:value-type="float">
            <text:p>1269</text:p>
          </table:table-cell>
          <table:table-cell table:formula="of:=[.F23]*1000" office:value-type="float" office:value="830.232988650029" calcext:value-type="float">
            <text:p>830</text:p>
          </table:table-cell>
          <table:table-cell table:formula="of:=[.G23]*1000" office:value-type="float" office:value="892.615350538568" calcext:value-type="float">
            <text:p>893</text:p>
          </table:table-cell>
          <table:table-cell table:number-columns-repeated="2"/>
          <table:table-cell table:style-name="ce14" office:value-type="float" office:value="300" calcext:value-type="float">
            <text:p>300</text:p>
          </table:table-cell>
          <table:table-cell table:style-name="ce17" table:formula="of:=PINTERP([.$A$15:.$A$205];[.$B$15:.$B$205];([.O$6]*0.0625+[.$N23]*0.0625))*1000" office:value-type="float" office:value="39.9195205074361" calcext:value-type="float">
            <text:p>40</text:p>
          </table:table-cell>
          <table:table-cell table:style-name="ce17" table:formula="of:=PINTERP([.$A$15:.$A$205];[.$B$15:.$B$205];([.P$6]*0.0625+[.$N23]*0.0625))*1000" office:value-type="float" office:value="39.1700515221792" calcext:value-type="float">
            <text:p>39</text:p>
          </table:table-cell>
          <table:table-cell table:style-name="ce17" table:formula="of:=PINTERP([.$A$15:.$A$205];[.$B$15:.$B$205];([.Q$6]*0.0625+[.$N23]*0.0625))*1000" office:value-type="float" office:value="38.3995902328515" calcext:value-type="float">
            <text:p>38</text:p>
          </table:table-cell>
          <table:table-cell table:style-name="ce17" table:formula="of:=PINTERP([.$A$15:.$A$205];[.$B$15:.$B$205];([.R$6]*0.0625+[.$N23]*0.0625))*1000" office:value-type="float" office:value="37.5582363115608" calcext:value-type="float">
            <text:p>38</text:p>
          </table:table-cell>
          <table:table-cell table:style-name="ce17" table:formula="of:=PINTERP([.$A$15:.$A$205];[.$B$15:.$B$205];([.S$6]*0.0625+[.$N23]*0.0625))*1000" office:value-type="float" office:value="36.5504191619551" calcext:value-type="float">
            <text:p>37</text:p>
          </table:table-cell>
          <table:table-cell table:style-name="ce17" table:formula="of:=PINTERP([.$A$15:.$A$205];[.$B$15:.$B$205];([.T$6]*0.0625+[.$N23]*0.0625))*1000" office:value-type="float" office:value="35.5418464514209" calcext:value-type="float">
            <text:p>36</text:p>
          </table:table-cell>
          <table:table-cell table:style-name="ce17" table:formula="of:=PINTERP([.$A$15:.$A$205];[.$B$15:.$B$205];([.U$6]*0.0625+[.$N23]*0.0625))*1000" office:value-type="float" office:value="34.5325181799583" calcext:value-type="float">
            <text:p>35</text:p>
          </table:table-cell>
          <table:table-cell table:style-name="ce17" table:formula="of:=PINTERP([.$A$15:.$A$205];[.$B$15:.$B$205];([.V$6]*0.0625+[.$N23]*0.0625))*1000" office:value-type="float" office:value="33.5224343475673" calcext:value-type="float">
            <text:p>34</text:p>
          </table:table-cell>
          <table:table-cell table:style-name="ce17" table:formula="of:=PINTERP([.$A$15:.$A$205];[.$B$15:.$B$205];([.W$6]*0.0625+[.$N23]*0.0625))*1000" office:value-type="float" office:value="32.5115949542479" calcext:value-type="float">
            <text:p>33</text:p>
          </table:table-cell>
          <table:table-cell table:style-name="ce17" table:formula="of:=PINTERP([.$A$15:.$A$205];[.$B$15:.$B$205];([.X$6]*0.0625+[.$N23]*0.0625))*1000" office:value-type="float" office:value="31.5" calcext:value-type="float">
            <text:p>32</text:p>
          </table:table-cell>
          <table:table-cell table:style-name="ce17" table:formula="of:=PINTERP([.$A$15:.$A$205];[.$B$15:.$B$205];([.Y$6]*0.0625+[.$N23]*0.0625))*1000" office:value-type="float" office:value="30.7245496856866" calcext:value-type="float">
            <text:p>31</text:p>
          </table:table-cell>
          <table:table-cell table:style-name="ce17" table:formula="of:=PINTERP([.$A$15:.$A$205];[.$B$15:.$B$205];([.Z$6]*0.0625+[.$N23]*0.0625))*1000" office:value-type="float" office:value="29.9643663517334" calcext:value-type="float">
            <text:p>30</text:p>
          </table:table-cell>
          <table:table-cell table:style-name="ce17" table:formula="of:=PINTERP([.$A$15:.$A$205];[.$B$15:.$B$205];([.AA$6]*0.0625+[.$N23]*0.0625))*1000" office:value-type="float" office:value="29.2194499981401" calcext:value-type="float">
            <text:p>29</text:p>
          </table:table-cell>
          <table:table-cell table:style-name="ce17" table:formula="of:=PINTERP([.$A$15:.$A$205];[.$B$15:.$B$205];([.AB$6]*0.0625+[.$N23]*0.0625))*1000" office:value-type="float" office:value="28.489800624907" calcext:value-type="float">
            <text:p>28</text:p>
          </table:table-cell>
          <table:table-cell table:style-name="ce17" table:formula="of:=PINTERP([.$A$15:.$A$205];[.$B$15:.$B$205];([.AC$6]*0.0625+[.$N23]*0.0625))*1000" office:value-type="float" office:value="27.7754182320339" calcext:value-type="float">
            <text:p>28</text:p>
          </table:table-cell>
          <table:table-cell table:style-name="ce17" table:formula="of:=PINTERP([.$A$15:.$A$205];[.$B$15:.$B$205];([.AD$6]*0.0625+[.$N23]*0.0625))*1000" office:value-type="float" office:value="27.0763028195209" calcext:value-type="float">
            <text:p>27</text:p>
          </table:table-cell>
          <table:table-cell table:style-name="ce17" table:formula="of:=PINTERP([.$A$15:.$A$205];[.$B$15:.$B$205];([.AE$6]*0.0625+[.$N23]*0.0625))*1000" office:value-type="float" office:value="26.3924543873679" calcext:value-type="float">
            <text:p>26</text:p>
          </table:table-cell>
          <table:table-cell table:style-name="ce17" table:formula="of:=PINTERP([.$A$15:.$A$205];[.$B$15:.$B$205];([.AF$6]*0.0625+[.$N23]*0.0625))*1000" office:value-type="float" office:value="25.723872935575" calcext:value-type="float">
            <text:p>26</text:p>
          </table:table-cell>
          <table:table-cell table:style-name="ce17" table:formula="of:=PINTERP([.$A$15:.$A$205];[.$B$15:.$B$205];([.AG$6]*0.0625+[.$N23]*0.0625))*1000" office:value-type="float" office:value="25.0564879261363" calcext:value-type="float">
            <text:p>25</text:p>
          </table:table-cell>
          <table:table-cell table:style-name="ce17" table:formula="of:=PINTERP([.$A$15:.$A$205];[.$B$15:.$B$205];([.AH$6]*0.0625+[.$N23]*0.0625))*1000" office:value-type="float" office:value="24.3281676136363" calcext:value-type="float">
            <text:p>24</text:p>
          </table:table-cell>
          <table:table-cell table:style-name="ce17"/>
          <table:table-cell table:style-name="ce14" office:value-type="float" office:value="300" calcext:value-type="float">
            <text:p>300</text:p>
          </table:table-cell>
          <table:table-cell table:style-name="ce14" table:formula="of:=[.O23]-(2^8)*0" office:value-type="float" office:value="39.9195205074361" calcext:value-type="float">
            <text:p>40</text:p>
          </table:table-cell>
          <table:table-cell table:style-name="ce14" table:formula="of:=[.P23]-(2^8)*0" office:value-type="float" office:value="39.1700515221792" calcext:value-type="float">
            <text:p>39</text:p>
          </table:table-cell>
          <table:table-cell table:style-name="ce14" table:formula="of:=[.Q23]-(2^8)*0" office:value-type="float" office:value="38.3995902328515" calcext:value-type="float">
            <text:p>38</text:p>
          </table:table-cell>
          <table:table-cell table:style-name="ce14" table:formula="of:=[.R23]-(2^8)*0" office:value-type="float" office:value="37.5582363115608" calcext:value-type="float">
            <text:p>38</text:p>
          </table:table-cell>
          <table:table-cell table:style-name="ce14" table:formula="of:=[.S23]-(2^8)*0" office:value-type="float" office:value="36.5504191619551" calcext:value-type="float">
            <text:p>37</text:p>
          </table:table-cell>
          <table:table-cell table:style-name="ce14" table:formula="of:=[.T23]-(2^8)*0" office:value-type="float" office:value="35.5418464514209" calcext:value-type="float">
            <text:p>36</text:p>
          </table:table-cell>
          <table:table-cell table:style-name="ce14" table:formula="of:=[.U23]-(2^8)*0" office:value-type="float" office:value="34.5325181799583" calcext:value-type="float">
            <text:p>35</text:p>
          </table:table-cell>
          <table:table-cell table:style-name="ce14" table:formula="of:=[.V23]-(2^8)*0" office:value-type="float" office:value="33.5224343475673" calcext:value-type="float">
            <text:p>34</text:p>
          </table:table-cell>
          <table:table-cell table:style-name="ce14" table:formula="of:=[.W23]-(2^8)*0" office:value-type="float" office:value="32.5115949542479" calcext:value-type="float">
            <text:p>33</text:p>
          </table:table-cell>
          <table:table-cell table:style-name="ce14" table:formula="of:=[.X23]-(2^8)*0" office:value-type="float" office:value="31.5" calcext:value-type="float">
            <text:p>32</text:p>
          </table:table-cell>
          <table:table-cell table:style-name="ce14" table:formula="of:=[.Y23]-(2^8)*0" office:value-type="float" office:value="30.7245496856866" calcext:value-type="float">
            <text:p>31</text:p>
          </table:table-cell>
          <table:table-cell table:style-name="ce14" table:formula="of:=[.Z23]-(2^8)*0" office:value-type="float" office:value="29.9643663517334" calcext:value-type="float">
            <text:p>30</text:p>
          </table:table-cell>
          <table:table-cell table:style-name="ce14" table:formula="of:=[.AA23]-(2^8)*0" office:value-type="float" office:value="29.2194499981401" calcext:value-type="float">
            <text:p>29</text:p>
          </table:table-cell>
          <table:table-cell table:style-name="ce14" table:formula="of:=[.AB23]-(2^8)*0" office:value-type="float" office:value="28.489800624907" calcext:value-type="float">
            <text:p>28</text:p>
          </table:table-cell>
          <table:table-cell table:style-name="ce14" table:formula="of:=[.AC23]-(2^8)*0" office:value-type="float" office:value="27.7754182320339" calcext:value-type="float">
            <text:p>28</text:p>
          </table:table-cell>
          <table:table-cell table:style-name="ce14" table:formula="of:=[.AD23]-(2^8)*0" office:value-type="float" office:value="27.0763028195209" calcext:value-type="float">
            <text:p>27</text:p>
          </table:table-cell>
          <table:table-cell table:style-name="ce14" table:formula="of:=[.AE23]-(2^8)*0" office:value-type="float" office:value="26.3924543873679" calcext:value-type="float">
            <text:p>26</text:p>
          </table:table-cell>
          <table:table-cell table:style-name="ce14" table:formula="of:=[.AF23]-(2^8)*0" office:value-type="float" office:value="25.723872935575" calcext:value-type="float">
            <text:p>26</text:p>
          </table:table-cell>
          <table:table-cell table:style-name="ce14" table:formula="of:=[.AG23]-(2^8)*0" office:value-type="float" office:value="25.0564879261363" calcext:value-type="float">
            <text:p>25</text:p>
          </table:table-cell>
          <table:table-cell table:style-name="ce14" table:formula="of:=[.AH23]-(2^8)*0" office:value-type="float" office:value="24.3281676136363" calcext:value-type="float">
            <text:p>24</text:p>
          </table:table-cell>
        </table:table-row>
        <table:table-row table:style-name="ro3">
          <table:table-cell office:value-type="float" office:value="78.27" calcext:value-type="float">
            <text:p>78,270</text:p>
          </table:table-cell>
          <table:table-cell office:value-type="percentage" office:value="0.9399" calcext:value-type="percentage">
            <text:p>93,99%</text:p>
          </table:table-cell>
          <table:table-cell office:value-type="percentage" office:value="0.9463" calcext:value-type="percentage">
            <text:p>94,63%</text:p>
          </table:table-cell>
          <table:table-cell/>
          <table:table-cell office:value-type="float" office:value="79.375" calcext:value-type="float">
            <text:p>79,375</text:p>
          </table:table-cell>
          <table:table-cell table:formula="of:=PINTERP([.$A$15:.$A$205];[.$B$15:.$B$205];[.E24])" office:value-type="percentage" office:value="0.824396809352583" calcext:value-type="percentage">
            <text:p>82,4%</text:p>
          </table:table-cell>
          <table:table-cell table:formula="of:=PINTERP([.$A$15:.$A$205];[.$C$15:.$C$205];[.E24])" office:value-type="percentage" office:value="0.89039752073661" calcext:value-type="percentage">
            <text:p>89,0%</text:p>
          </table:table-cell>
          <table:table-cell/>
          <table:table-cell table:formula="of:=[.E24]/0.0625" office:value-type="float" office:value="1270" calcext:value-type="float">
            <text:p>1270</text:p>
          </table:table-cell>
          <table:table-cell table:formula="of:=[.F24]*1000" office:value-type="float" office:value="824.396809352583" calcext:value-type="float">
            <text:p>824</text:p>
          </table:table-cell>
          <table:table-cell table:formula="of:=[.G24]*1000" office:value-type="float" office:value="890.39752073661" calcext:value-type="float">
            <text:p>89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style-name="ce17" table:formula="of:=PINTERP([.$A$15:.$A$205];[.$B$15:.$B$205];([.O$6]*0.0625+[.$N24]*0.0625))*1000" office:value-type="float" office:value="23.5819140625" calcext:value-type="float">
            <text:p>24</text:p>
          </table:table-cell>
          <table:table-cell table:style-name="ce17" table:formula="of:=PINTERP([.$A$15:.$A$205];[.$B$15:.$B$205];([.P$6]*0.0625+[.$N24]*0.0625))*1000" office:value-type="float" office:value="22.8177272727272" calcext:value-type="float">
            <text:p>23</text:p>
          </table:table-cell>
          <table:table-cell table:style-name="ce17" table:formula="of:=PINTERP([.$A$15:.$A$205];[.$B$15:.$B$205];([.Q$6]*0.0625+[.$N24]*0.0625))*1000" office:value-type="float" office:value="22.0356072443181" calcext:value-type="float">
            <text:p>22</text:p>
          </table:table-cell>
          <table:table-cell table:style-name="ce17" table:formula="of:=PINTERP([.$A$15:.$A$205];[.$B$15:.$B$205];([.R$6]*0.0625+[.$N24]*0.0625))*1000" office:value-type="float" office:value="21.2355539772727" calcext:value-type="float">
            <text:p>21</text:p>
          </table:table-cell>
          <table:table-cell table:style-name="ce17" table:formula="of:=PINTERP([.$A$15:.$A$205];[.$B$15:.$B$205];([.S$6]*0.0625+[.$N24]*0.0625))*1000" office:value-type="float" office:value="20.4175674715909" calcext:value-type="float">
            <text:p>20</text:p>
          </table:table-cell>
          <table:table-cell table:style-name="ce17" table:formula="of:=PINTERP([.$A$15:.$A$205];[.$B$15:.$B$205];([.T$6]*0.0625+[.$N24]*0.0625))*1000" office:value-type="float" office:value="19.5816477272727" calcext:value-type="float">
            <text:p>20</text:p>
          </table:table-cell>
          <table:table-cell table:style-name="ce17" table:formula="of:=PINTERP([.$A$15:.$A$205];[.$B$15:.$B$205];([.U$6]*0.0625+[.$N24]*0.0625))*1000" office:value-type="float" office:value="18.6964255275974" calcext:value-type="float">
            <text:p>19</text:p>
          </table:table-cell>
          <table:table-cell table:style-name="ce17" table:formula="of:=PINTERP([.$A$15:.$A$205];[.$B$15:.$B$205];([.V$6]*0.0625+[.$N24]*0.0625))*1000" office:value-type="float" office:value="17.685036525974" calcext:value-type="float">
            <text:p>18</text:p>
          </table:table-cell>
          <table:table-cell table:style-name="ce17" table:formula="of:=PINTERP([.$A$15:.$A$205];[.$B$15:.$B$205];([.W$6]*0.0625+[.$N24]*0.0625))*1000" office:value-type="float" office:value="16.684453125" calcext:value-type="float">
            <text:p>17</text:p>
          </table:table-cell>
          <table:table-cell table:style-name="ce17" table:formula="of:=PINTERP([.$A$15:.$A$205];[.$B$15:.$B$205];([.X$6]*0.0625+[.$N24]*0.0625))*1000" office:value-type="float" office:value="15.6946753246753" calcext:value-type="float">
            <text:p>16</text:p>
          </table:table-cell>
          <table:table-cell table:style-name="ce17" table:formula="of:=PINTERP([.$A$15:.$A$205];[.$B$15:.$B$205];([.Y$6]*0.0625+[.$N24]*0.0625))*1000" office:value-type="float" office:value="14.715703125" calcext:value-type="float">
            <text:p>15</text:p>
          </table:table-cell>
          <table:table-cell table:style-name="ce17" table:formula="of:=PINTERP([.$A$15:.$A$205];[.$B$15:.$B$205];([.Z$6]*0.0625+[.$N24]*0.0625))*1000" office:value-type="float" office:value="13.7475365259741" calcext:value-type="float">
            <text:p>14</text:p>
          </table:table-cell>
          <table:table-cell table:style-name="ce17" table:formula="of:=PINTERP([.$A$15:.$A$205];[.$B$15:.$B$205];([.AA$6]*0.0625+[.$N24]*0.0625))*1000" office:value-type="float" office:value="12.7901755275974" calcext:value-type="float">
            <text:p>13</text:p>
          </table:table-cell>
          <table:table-cell table:style-name="ce17" table:formula="of:=PINTERP([.$A$15:.$A$205];[.$B$15:.$B$205];([.AB$6]*0.0625+[.$N24]*0.0625))*1000" office:value-type="float" office:value="11.9534902597403" calcext:value-type="float">
            <text:p>12</text:p>
          </table:table-cell>
          <table:table-cell table:style-name="ce17" table:formula="of:=PINTERP([.$A$15:.$A$205];[.$B$15:.$B$205];([.AC$6]*0.0625+[.$N24]*0.0625))*1000" office:value-type="float" office:value="11.1894125405845" calcext:value-type="float">
            <text:p>11</text:p>
          </table:table-cell>
          <table:table-cell table:style-name="ce17" table:formula="of:=PINTERP([.$A$15:.$A$205];[.$B$15:.$B$205];([.AD$6]*0.0625+[.$N24]*0.0625))*1000" office:value-type="float" office:value="10.4742897727273" calcext:value-type="float">
            <text:p>10</text:p>
          </table:table-cell>
          <table:table-cell table:style-name="ce17" table:formula="of:=PINTERP([.$A$15:.$A$205];[.$B$15:.$B$205];([.AE$6]*0.0625+[.$N24]*0.0625))*1000" office:value-type="float" office:value="9.80812195616889" calcext:value-type="float">
            <text:p>10</text:p>
          </table:table-cell>
          <table:table-cell table:style-name="ce17" table:formula="of:=PINTERP([.$A$15:.$A$205];[.$B$15:.$B$205];([.AF$6]*0.0625+[.$N24]*0.0625))*1000" office:value-type="float" office:value="9.19090909090915" calcext:value-type="float">
            <text:p>9</text:p>
          </table:table-cell>
          <table:table-cell table:style-name="ce17" table:formula="of:=PINTERP([.$A$15:.$A$205];[.$B$15:.$B$205];([.AG$6]*0.0625+[.$N24]*0.0625))*1000" office:value-type="float" office:value="8.62265117694811" calcext:value-type="float">
            <text:p>9</text:p>
          </table:table-cell>
          <table:table-cell table:style-name="ce17" table:formula="of:=PINTERP([.$A$15:.$A$205];[.$B$15:.$B$205];([.AH$6]*0.0625+[.$N24]*0.0625))*1000" office:value-type="float" office:value="8.10334821428577" calcext:value-type="float">
            <text:p>8</text:p>
          </table:table-cell>
          <table:table-cell table:style-name="ce17"/>
          <table:table-cell office:value-type="float" office:value="320" calcext:value-type="float">
            <text:p>320</text:p>
          </table:table-cell>
          <table:table-cell table:style-name="ce14" table:formula="of:=[.O24]-(2^8)*0" office:value-type="float" office:value="23.5819140625" calcext:value-type="float">
            <text:p>24</text:p>
          </table:table-cell>
          <table:table-cell table:style-name="ce14" table:formula="of:=[.P24]-(2^8)*0" office:value-type="float" office:value="22.8177272727272" calcext:value-type="float">
            <text:p>23</text:p>
          </table:table-cell>
          <table:table-cell table:style-name="ce14" table:formula="of:=[.Q24]-(2^8)*0" office:value-type="float" office:value="22.0356072443181" calcext:value-type="float">
            <text:p>22</text:p>
          </table:table-cell>
          <table:table-cell table:style-name="ce14" table:formula="of:=[.R24]-(2^8)*0" office:value-type="float" office:value="21.2355539772727" calcext:value-type="float">
            <text:p>21</text:p>
          </table:table-cell>
          <table:table-cell table:style-name="ce14" table:formula="of:=[.S24]-(2^8)*0" office:value-type="float" office:value="20.4175674715909" calcext:value-type="float">
            <text:p>20</text:p>
          </table:table-cell>
          <table:table-cell table:style-name="ce14" table:formula="of:=[.T24]-(2^8)*0" office:value-type="float" office:value="19.5816477272727" calcext:value-type="float">
            <text:p>20</text:p>
          </table:table-cell>
          <table:table-cell table:style-name="ce14" table:formula="of:=[.U24]-(2^8)*0" office:value-type="float" office:value="18.6964255275974" calcext:value-type="float">
            <text:p>19</text:p>
          </table:table-cell>
          <table:table-cell table:style-name="ce14" table:formula="of:=[.V24]-(2^8)*0" office:value-type="float" office:value="17.685036525974" calcext:value-type="float">
            <text:p>18</text:p>
          </table:table-cell>
          <table:table-cell table:style-name="ce14" table:formula="of:=[.W24]-(2^8)*0" office:value-type="float" office:value="16.684453125" calcext:value-type="float">
            <text:p>17</text:p>
          </table:table-cell>
          <table:table-cell table:style-name="ce14" table:formula="of:=[.X24]-(2^8)*0" office:value-type="float" office:value="15.6946753246753" calcext:value-type="float">
            <text:p>16</text:p>
          </table:table-cell>
          <table:table-cell table:style-name="ce14" table:formula="of:=[.Y24]-(2^8)*0" office:value-type="float" office:value="14.715703125" calcext:value-type="float">
            <text:p>15</text:p>
          </table:table-cell>
          <table:table-cell table:style-name="ce14" table:formula="of:=[.Z24]-(2^8)*0" office:value-type="float" office:value="13.7475365259741" calcext:value-type="float">
            <text:p>14</text:p>
          </table:table-cell>
          <table:table-cell table:style-name="ce14" table:formula="of:=[.AA24]-(2^8)*0" office:value-type="float" office:value="12.7901755275974" calcext:value-type="float">
            <text:p>13</text:p>
          </table:table-cell>
          <table:table-cell table:style-name="ce14" table:formula="of:=[.AB24]-(2^8)*0" office:value-type="float" office:value="11.9534902597403" calcext:value-type="float">
            <text:p>12</text:p>
          </table:table-cell>
          <table:table-cell table:style-name="ce14" table:formula="of:=[.AC24]-(2^8)*0" office:value-type="float" office:value="11.1894125405845" calcext:value-type="float">
            <text:p>11</text:p>
          </table:table-cell>
          <table:table-cell table:style-name="ce14" table:formula="of:=[.AD24]-(2^8)*0" office:value-type="float" office:value="10.4742897727273" calcext:value-type="float">
            <text:p>10</text:p>
          </table:table-cell>
          <table:table-cell table:style-name="ce14" table:formula="of:=[.AE24]-(2^8)*0" office:value-type="float" office:value="9.80812195616889" calcext:value-type="float">
            <text:p>10</text:p>
          </table:table-cell>
          <table:table-cell table:style-name="ce14" table:formula="of:=[.AF24]-(2^8)*0" office:value-type="float" office:value="9.19090909090915" calcext:value-type="float">
            <text:p>9</text:p>
          </table:table-cell>
          <table:table-cell table:style-name="ce14" table:formula="of:=[.AG24]-(2^8)*0" office:value-type="float" office:value="8.62265117694811" calcext:value-type="float">
            <text:p>9</text:p>
          </table:table-cell>
          <table:table-cell table:style-name="ce14" table:formula="of:=[.AH24]-(2^8)*0" office:value-type="float" office:value="8.10334821428577" calcext:value-type="float">
            <text:p>8</text:p>
          </table:table-cell>
        </table:table-row>
        <table:table-row table:style-name="ro3">
          <table:table-cell office:value-type="float" office:value="78.295" calcext:value-type="float">
            <text:p>78,295</text:p>
          </table:table-cell>
          <table:table-cell office:value-type="percentage" office:value="0.9363" calcext:value-type="percentage">
            <text:p>93,63%</text:p>
          </table:table-cell>
          <table:table-cell office:value-type="percentage" office:value="0.9442" calcext:value-type="percentage">
            <text:p>94,42%</text:p>
          </table:table-cell>
          <table:table-cell/>
          <table:table-cell office:value-type="float" office:value="79.4375" calcext:value-type="float">
            <text:p>79,4375</text:p>
          </table:table-cell>
          <table:table-cell table:formula="of:=PINTERP([.$A$15:.$A$205];[.$B$15:.$B$205];[.E25])" office:value-type="percentage" office:value="0.818445987860627" calcext:value-type="percentage">
            <text:p>81,8%</text:p>
          </table:table-cell>
          <table:table-cell table:formula="of:=PINTERP([.$A$15:.$A$205];[.$C$15:.$C$205];[.E25])" office:value-type="percentage" office:value="0.888195802799921" calcext:value-type="percentage">
            <text:p>88,8%</text:p>
          </table:table-cell>
          <table:table-cell/>
          <table:table-cell table:formula="of:=[.E25]/0.0625" office:value-type="float" office:value="1271" calcext:value-type="float">
            <text:p>1271</text:p>
          </table:table-cell>
          <table:table-cell table:formula="of:=[.F25]*1000" office:value-type="float" office:value="818.445987860627" calcext:value-type="float">
            <text:p>818</text:p>
          </table:table-cell>
          <table:table-cell table:formula="of:=[.G25]*1000" office:value-type="float" office:value="888.195802799921" calcext:value-type="float">
            <text:p>888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style-name="ce17" table:formula="of:=PINTERP([.$A$15:.$A$205];[.$B$15:.$B$205];([.O$6]*0.0625+[.$N25]*0.0625))*1000" office:value-type="float" office:value="7.63300020292213" calcext:value-type="float">
            <text:p>8</text:p>
          </table:table-cell>
          <table:table-cell table:style-name="ce17" table:formula="of:=PINTERP([.$A$15:.$A$205];[.$B$15:.$B$205];([.P$6]*0.0625+[.$N25]*0.0625))*1000" office:value-type="float" office:value="7.21160714285719" calcext:value-type="float">
            <text:p>7</text:p>
          </table:table-cell>
          <table:table-cell table:style-name="ce17" table:formula="of:=PINTERP([.$A$15:.$A$205];[.$B$15:.$B$205];([.Q$6]*0.0625+[.$N25]*0.0625))*1000" office:value-type="float" office:value="6.83916903409095" calcext:value-type="float">
            <text:p>7</text:p>
          </table:table-cell>
          <table:table-cell table:style-name="ce17" table:formula="of:=PINTERP([.$A$15:.$A$205];[.$B$15:.$B$205];([.R$6]*0.0625+[.$N25]*0.0625))*1000" office:value-type="float" office:value="6.51568587662341" calcext:value-type="float">
            <text:p>7</text:p>
          </table:table-cell>
          <table:table-cell table:style-name="ce17" table:formula="of:=PINTERP([.$A$15:.$A$205];[.$B$15:.$B$205];([.S$6]*0.0625+[.$N25]*0.0625))*1000" office:value-type="float" office:value="6.24115767045456" calcext:value-type="float">
            <text:p>6</text:p>
          </table:table-cell>
          <table:table-cell table:style-name="ce17" table:formula="of:=PINTERP([.$A$15:.$A$205];[.$B$15:.$B$205];([.T$6]*0.0625+[.$N25]*0.0625))*1000" office:value-type="float" office:value="6.01558441558442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11"/>
          <table:table-cell office:value-type="float" office:value="340" calcext:value-type="float">
            <text:p>340</text:p>
          </table:table-cell>
          <table:table-cell table:style-name="ce14" table:formula="of:=[.O25]-(2^8)*0" office:value-type="float" office:value="7.63300020292213" calcext:value-type="float">
            <text:p>8</text:p>
          </table:table-cell>
          <table:table-cell table:style-name="ce14" table:formula="of:=[.P25]-(2^8)*0" office:value-type="float" office:value="7.21160714285719" calcext:value-type="float">
            <text:p>7</text:p>
          </table:table-cell>
          <table:table-cell table:style-name="ce14" table:formula="of:=[.Q25]-(2^8)*0" office:value-type="float" office:value="6.83916903409095" calcext:value-type="float">
            <text:p>7</text:p>
          </table:table-cell>
          <table:table-cell table:style-name="ce14" table:formula="of:=[.R25]-(2^8)*0" office:value-type="float" office:value="6.51568587662341" calcext:value-type="float">
            <text:p>7</text:p>
          </table:table-cell>
          <table:table-cell table:style-name="ce14" table:formula="of:=[.S25]-(2^8)*0" office:value-type="float" office:value="6.24115767045456" calcext:value-type="float">
            <text:p>6</text:p>
          </table:table-cell>
          <table:table-cell table:style-name="ce14" table:formula="of:=[.T25]-(2^8)*0" office:value-type="float" office:value="6.01558441558442" calcext:value-type="float">
            <text:p>6</text:p>
          </table:table-cell>
          <table:table-cell table:style-name="ce14" table:formula="of:=[.U25]-(2^8)*0" office:value-type="float" office:value="5" calcext:value-type="float">
            <text:p>5</text:p>
          </table:table-cell>
          <table:table-cell table:style-name="ce14" table:formula="of:=[.V25]-(2^8)*0" office:value-type="float" office:value="4" calcext:value-type="float">
            <text:p>4</text:p>
          </table:table-cell>
          <table:table-cell table:style-name="ce14" table:formula="of:=[.W25]-(2^8)*0" office:value-type="float" office:value="2" calcext:value-type="float">
            <text:p>2</text:p>
          </table:table-cell>
          <table:table-cell table:style-name="ce14" table:formula="of:=[.X25]-(2^8)*0" office:value-type="float" office:value="0" calcext:value-type="float">
            <text:p>0</text:p>
          </table:table-cell>
          <table:table-cell table:style-name="ce14" table:number-columns-repeated="10"/>
        </table:table-row>
        <table:table-row table:style-name="ro3">
          <table:table-cell office:value-type="float" office:value="78.323" calcext:value-type="float">
            <text:p>78,323</text:p>
          </table:table-cell>
          <table:table-cell office:value-type="percentage" office:value="0.9326" calcext:value-type="percentage">
            <text:p>93,26%</text:p>
          </table:table-cell>
          <table:table-cell office:value-type="percentage" office:value="0.9413" calcext:value-type="percentage">
            <text:p>94,13%</text:p>
          </table:table-cell>
          <table:table-cell/>
          <table:table-cell office:value-type="float" office:value="79.5" calcext:value-type="float">
            <text:p>79,5</text:p>
          </table:table-cell>
          <table:table-cell table:formula="of:=PINTERP([.$A$15:.$A$205];[.$B$15:.$B$205];[.E26])" office:value-type="percentage" office:value="0.813438144699566" calcext:value-type="percentage">
            <text:p>81,3%</text:p>
          </table:table-cell>
          <table:table-cell table:formula="of:=PINTERP([.$A$15:.$A$205];[.$C$15:.$C$205];[.E26])" office:value-type="percentage" office:value="0.887095850029141" calcext:value-type="percentage">
            <text:p>88,7%</text:p>
          </table:table-cell>
          <table:table-cell/>
          <table:table-cell table:formula="of:=[.E26]/0.0625" office:value-type="float" office:value="1272" calcext:value-type="float">
            <text:p>1272</text:p>
          </table:table-cell>
          <table:table-cell table:formula="of:=[.F26]*1000" office:value-type="float" office:value="813.438144699566" calcext:value-type="float">
            <text:p>813</text:p>
          </table:table-cell>
          <table:table-cell table:formula="of:=[.G26]*1000" office:value-type="float" office:value="887.095850029141" calcext:value-type="float">
            <text:p>887</text:p>
          </table:table-cell>
          <table:table-cell table:number-columns-repeated="45"/>
        </table:table-row>
        <table:table-row table:style-name="ro3">
          <table:table-cell office:value-type="float" office:value="78.35" calcext:value-type="float">
            <text:p>78,350</text:p>
          </table:table-cell>
          <table:table-cell office:value-type="percentage" office:value="0.929" calcext:value-type="percentage">
            <text:p>92,90%</text:p>
          </table:table-cell>
          <table:table-cell office:value-type="percentage" office:value="0.9392" calcext:value-type="percentage">
            <text:p>93,92%</text:p>
          </table:table-cell>
          <table:table-cell/>
          <table:table-cell office:value-type="float" office:value="79.5625" calcext:value-type="float">
            <text:p>79,5625</text:p>
          </table:table-cell>
          <table:table-cell table:formula="of:=PINTERP([.$A$15:.$A$205];[.$B$15:.$B$205];[.E27])" office:value-type="percentage" office:value="0.806527301056562" calcext:value-type="percentage">
            <text:p>80,7%</text:p>
          </table:table-cell>
          <table:table-cell table:formula="of:=PINTERP([.$A$15:.$A$205];[.$C$15:.$C$205];[.E27])" office:value-type="percentage" office:value="0.884591553881512" calcext:value-type="percentage">
            <text:p>88,5%</text:p>
          </table:table-cell>
          <table:table-cell/>
          <table:table-cell table:formula="of:=[.E27]/0.0625" office:value-type="float" office:value="1273" calcext:value-type="float">
            <text:p>1273</text:p>
          </table:table-cell>
          <table:table-cell table:formula="of:=[.F27]*1000" office:value-type="float" office:value="806.527301056562" calcext:value-type="float">
            <text:p>807</text:p>
          </table:table-cell>
          <table:table-cell table:formula="of:=[.G27]*1000" office:value-type="float" office:value="884.591553881512" calcext:value-type="float">
            <text:p>885</text:p>
          </table:table-cell>
          <table:table-cell table:number-columns-repeated="9"/>
          <table:table-cell table:style-name="ce16"/>
          <table:table-cell table:number-columns-repeated="15"/>
          <table:table-cell office:value-type="string" calcext:value-type="string">
            <text:p>Modified to unsigned byte to reduce memory footprint</text:p>
          </table:table-cell>
          <table:table-cell table:number-columns-repeated="19"/>
        </table:table-row>
        <table:table-row table:style-name="ro3">
          <table:table-cell office:value-type="float" office:value="78.385" calcext:value-type="float">
            <text:p>78,385</text:p>
          </table:table-cell>
          <table:table-cell office:value-type="percentage" office:value="0.9253" calcext:value-type="percentage">
            <text:p>92,53%</text:p>
          </table:table-cell>
          <table:table-cell office:value-type="percentage" office:value="0.937" calcext:value-type="percentage">
            <text:p>93,70%</text:p>
          </table:table-cell>
          <table:table-cell/>
          <table:table-cell office:value-type="float" office:value="79.625" calcext:value-type="float">
            <text:p>79,625</text:p>
          </table:table-cell>
          <table:table-cell table:formula="of:=PINTERP([.$A$15:.$A$205];[.$B$15:.$B$205];[.E28])" office:value-type="percentage" office:value="0.800562545107725" calcext:value-type="percentage">
            <text:p>80,1%</text:p>
          </table:table-cell>
          <table:table-cell table:formula="of:=PINTERP([.$A$15:.$A$205];[.$C$15:.$C$205];[.E28])" office:value-type="percentage" office:value="0.882355991030045" calcext:value-type="percentage">
            <text:p>88,2%</text:p>
          </table:table-cell>
          <table:table-cell/>
          <table:table-cell table:formula="of:=[.E28]/0.0625" office:value-type="float" office:value="1274" calcext:value-type="float">
            <text:p>1274</text:p>
          </table:table-cell>
          <table:table-cell table:formula="of:=[.F28]*1000" office:value-type="float" office:value="800.562545107725" calcext:value-type="float">
            <text:p>801</text:p>
          </table:table-cell>
          <table:table-cell table:formula="of:=[.G28]*1000" office:value-type="float" office:value="882.355991030045" calcext:value-type="float">
            <text:p>882</text:p>
          </table:table-cell>
          <table:table-cell table:number-columns-repeated="2"/>
          <table:table-cell office:value-type="string" calcext:value-type="string">
            <text:p>Interpolated</text:p>
          </table:table-cell>
          <table:table-cell table:number-columns-repeated="42"/>
        </table:table-row>
        <table:table-row table:style-name="ro3">
          <table:table-cell office:value-type="float" office:value="78.411" calcext:value-type="float">
            <text:p>78,411</text:p>
          </table:table-cell>
          <table:table-cell office:value-type="percentage" office:value="0.9216" calcext:value-type="percentage">
            <text:p>92,16%</text:p>
          </table:table-cell>
          <table:table-cell office:value-type="percentage" office:value="0.9348" calcext:value-type="percentage">
            <text:p>93,48%</text:p>
          </table:table-cell>
          <table:table-cell/>
          <table:table-cell office:value-type="float" office:value="79.6875" calcext:value-type="float">
            <text:p>79,6875</text:p>
          </table:table-cell>
          <table:table-cell table:formula="of:=PINTERP([.$A$15:.$A$205];[.$B$15:.$B$205];[.E29])" office:value-type="percentage" office:value="0.795198094573059" calcext:value-type="percentage">
            <text:p>79,5%</text:p>
          </table:table-cell>
          <table:table-cell table:formula="of:=PINTERP([.$A$15:.$A$205];[.$C$15:.$C$205];[.E29])" office:value-type="percentage" office:value="0.881226328599944" calcext:value-type="percentage">
            <text:p>88,1%</text:p>
          </table:table-cell>
          <table:table-cell/>
          <table:table-cell table:formula="of:=[.E29]/0.0625" office:value-type="float" office:value="1275" calcext:value-type="float">
            <text:p>1275</text:p>
          </table:table-cell>
          <table:table-cell table:formula="of:=[.F29]*1000" office:value-type="float" office:value="795.198094573059" calcext:value-type="float">
            <text:p>795</text:p>
          </table:table-cell>
          <table:table-cell table:formula="of:=[.G29]*1000" office:value-type="float" office:value="881.226328599944" calcext:value-type="float">
            <text:p>881</text:p>
          </table:table-cell>
          <table:table-cell table:number-columns-repeated="2"/>
          <table:table-cell office:value-type="string" calcext:value-type="string">
            <text:p>Vapor array</text:p>
          </table:table-cell>
          <table:table-cell table:number-columns-repeated="6"/>
          <table:table-cell table:style-name="ce16"/>
          <table:table-cell table:number-columns-repeated="35"/>
        </table:table-row>
        <table:table-row table:style-name="ro3">
          <table:table-cell table:style-name="ce5" office:value-type="float" office:value="78.445" calcext:value-type="float">
            <text:p>78,445</text:p>
          </table:table-cell>
          <table:table-cell table:style-name="ce9" office:value-type="percentage" office:value="0.9178" calcext:value-type="percentage">
            <text:p>91,78%</text:p>
          </table:table-cell>
          <table:table-cell table:style-name="ce9" office:value-type="percentage" office:value="0.9327" calcext:value-type="percentage">
            <text:p>93,27%</text:p>
          </table:table-cell>
          <table:table-cell/>
          <table:table-cell office:value-type="float" office:value="79.75" calcext:value-type="float">
            <text:p>79,75</text:p>
          </table:table-cell>
          <table:table-cell table:formula="of:=PINTERP([.$A$15:.$A$205];[.$B$15:.$B$205];[.E30])" office:value-type="percentage" office:value="0.788637204749823" calcext:value-type="percentage">
            <text:p>78,9%</text:p>
          </table:table-cell>
          <table:table-cell table:formula="of:=PINTERP([.$A$15:.$A$205];[.$C$15:.$C$205];[.E30])" office:value-type="percentage" office:value="0.878763991174771" calcext:value-type="percentage">
            <text:p>87,9%</text:p>
          </table:table-cell>
          <table:table-cell/>
          <table:table-cell table:formula="of:=[.E30]/0.0625" office:value-type="float" office:value="1276" calcext:value-type="float">
            <text:p>1276</text:p>
          </table:table-cell>
          <table:table-cell table:formula="of:=[.F30]*1000" office:value-type="float" office:value="788.637204749823" calcext:value-type="float">
            <text:p>789</text:p>
          </table:table-cell>
          <table:table-cell table:formula="of:=[.G30]*1000" office:value-type="float" office:value="878.763991174771" calcext:value-type="float">
            <text:p>879</text:p>
          </table:table-cell>
          <table:table-cell table:number-columns-repeated="45"/>
        </table:table-row>
        <table:table-row table:style-name="ro3">
          <table:table-cell office:value-type="float" office:value="78.475" calcext:value-type="float">
            <text:p>78,475</text:p>
          </table:table-cell>
          <table:table-cell office:value-type="percentage" office:value="0.914" calcext:value-type="percentage">
            <text:p>91,40%</text:p>
          </table:table-cell>
          <table:table-cell office:value-type="percentage" office:value="0.9304" calcext:value-type="percentage">
            <text:p>93,04%</text:p>
          </table:table-cell>
          <table:table-cell/>
          <table:table-cell office:value-type="float" office:value="79.8125" calcext:value-type="float">
            <text:p>79,8125</text:p>
          </table:table-cell>
          <table:table-cell table:formula="of:=PINTERP([.$A$15:.$A$205];[.$B$15:.$B$205];[.E31])" office:value-type="percentage" office:value="0.782747638023758" calcext:value-type="percentage">
            <text:p>78,3%</text:p>
          </table:table-cell>
          <table:table-cell table:formula="of:=PINTERP([.$A$15:.$A$205];[.$C$15:.$C$205];[.E31])" office:value-type="percentage" office:value="0.87671433034826" calcext:value-type="percentage">
            <text:p>87,7%</text:p>
          </table:table-cell>
          <table:table-cell/>
          <table:table-cell table:formula="of:=[.E31]/0.0625" office:value-type="float" office:value="1277" calcext:value-type="float">
            <text:p>1277</text:p>
          </table:table-cell>
          <table:table-cell table:formula="of:=[.F31]*1000" office:value-type="float" office:value="782.747638023758" calcext:value-type="float">
            <text:p>783</text:p>
          </table:table-cell>
          <table:table-cell table:formula="of:=[.G31]*1000" office:value-type="float" office:value="876.71433034826" calcext:value-type="float">
            <text:p>877</text:p>
          </table:table-cell>
          <table:table-cell table:number-columns-repeated="3"/>
          <table:table-cell table:style-name="ce14" office:value-type="float" office:value="1251" calcext:value-type="float">
            <text:p>1251</text:p>
          </table:table-cell>
          <table:table-cell table:style-name="ce14" office:value-type="float" office:value="1252" calcext:value-type="float">
            <text:p>1252</text:p>
          </table:table-cell>
          <table:table-cell table:style-name="ce14" office:value-type="float" office:value="1253" calcext:value-type="float">
            <text:p>1253</text:p>
          </table:table-cell>
          <table:table-cell table:style-name="ce14" office:value-type="float" office:value="1254" calcext:value-type="float">
            <text:p>1254</text:p>
          </table:table-cell>
          <table:table-cell table:style-name="ce14" office:value-type="float" office:value="1255" calcext:value-type="float">
            <text:p>125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4" office:value-type="float" office:value="1257" calcext:value-type="float">
            <text:p>1257</text:p>
          </table:table-cell>
          <table:table-cell table:style-name="ce14" office:value-type="float" office:value="1258" calcext:value-type="float">
            <text:p>1258</text:p>
          </table:table-cell>
          <table:table-cell table:style-name="ce14" office:value-type="float" office:value="1259" calcext:value-type="float">
            <text:p>1259</text:p>
          </table:table-cell>
          <table:table-cell table:style-name="ce14" office:value-type="float" office:value="1260" calcext:value-type="float">
            <text:p>1260</text:p>
          </table:table-cell>
          <table:table-cell table:style-name="ce14" office:value-type="float" office:value="1261" calcext:value-type="float">
            <text:p>1261</text:p>
          </table:table-cell>
          <table:table-cell table:style-name="ce14" office:value-type="float" office:value="1262" calcext:value-type="float">
            <text:p>1262</text:p>
          </table:table-cell>
          <table:table-cell table:style-name="ce14" office:value-type="float" office:value="1263" calcext:value-type="float">
            <text:p>1263</text:p>
          </table:table-cell>
          <table:table-cell table:style-name="ce14" office:value-type="float" office:value="1264" calcext:value-type="float">
            <text:p>1264</text:p>
          </table:table-cell>
          <table:table-cell table:style-name="ce14" office:value-type="float" office:value="1265" calcext:value-type="float">
            <text:p>126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4" office:value-type="float" office:value="1267" calcext:value-type="float">
            <text:p>1267</text:p>
          </table:table-cell>
          <table:table-cell table:style-name="ce14" office:value-type="float" office:value="1268" calcext:value-type="float">
            <text:p>1268</text:p>
          </table:table-cell>
          <table:table-cell table:style-name="ce14" office:value-type="float" office:value="1269" calcext:value-type="float">
            <text:p>1269</text:p>
          </table:table-cell>
          <table:table-cell table:style-name="ce14" office:value-type="float" office:value="1270" calcext:value-type="float">
            <text:p>1270</text:p>
          </table:table-cell>
          <table:table-cell table:number-columns-repeated="2"/>
          <table:table-cell table:style-name="ce14" office:value-type="float" office:value="1251" calcext:value-type="float">
            <text:p>1251</text:p>
          </table:table-cell>
          <table:table-cell table:style-name="ce14" office:value-type="float" office:value="1252" calcext:value-type="float">
            <text:p>1252</text:p>
          </table:table-cell>
          <table:table-cell table:style-name="ce14" office:value-type="float" office:value="1253" calcext:value-type="float">
            <text:p>1253</text:p>
          </table:table-cell>
          <table:table-cell table:style-name="ce14" office:value-type="float" office:value="1254" calcext:value-type="float">
            <text:p>1254</text:p>
          </table:table-cell>
          <table:table-cell table:style-name="ce14" office:value-type="float" office:value="1255" calcext:value-type="float">
            <text:p>125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4" office:value-type="float" office:value="1257" calcext:value-type="float">
            <text:p>1257</text:p>
          </table:table-cell>
          <table:table-cell table:style-name="ce14" office:value-type="float" office:value="1258" calcext:value-type="float">
            <text:p>1258</text:p>
          </table:table-cell>
          <table:table-cell table:style-name="ce14" office:value-type="float" office:value="1259" calcext:value-type="float">
            <text:p>1259</text:p>
          </table:table-cell>
          <table:table-cell table:style-name="ce14" office:value-type="float" office:value="1260" calcext:value-type="float">
            <text:p>1260</text:p>
          </table:table-cell>
          <table:table-cell table:style-name="ce14" office:value-type="float" office:value="1261" calcext:value-type="float">
            <text:p>1261</text:p>
          </table:table-cell>
          <table:table-cell table:style-name="ce14" office:value-type="float" office:value="1262" calcext:value-type="float">
            <text:p>1262</text:p>
          </table:table-cell>
          <table:table-cell table:style-name="ce14" office:value-type="float" office:value="1263" calcext:value-type="float">
            <text:p>1263</text:p>
          </table:table-cell>
          <table:table-cell table:style-name="ce14" office:value-type="float" office:value="1264" calcext:value-type="float">
            <text:p>1264</text:p>
          </table:table-cell>
          <table:table-cell table:style-name="ce14" office:value-type="float" office:value="1265" calcext:value-type="float">
            <text:p>126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4" office:value-type="float" office:value="1267" calcext:value-type="float">
            <text:p>1267</text:p>
          </table:table-cell>
          <table:table-cell table:style-name="ce14" office:value-type="float" office:value="1268" calcext:value-type="float">
            <text:p>1268</text:p>
          </table:table-cell>
          <table:table-cell table:style-name="ce14" office:value-type="float" office:value="1269" calcext:value-type="float">
            <text:p>1269</text:p>
          </table:table-cell>
          <table:table-cell table:style-name="ce14" office:value-type="float" office:value="1270" calcext:value-type="float">
            <text:p>1270</text:p>
          </table:table-cell>
        </table:table-row>
        <table:table-row table:style-name="ro3">
          <table:table-cell office:value-type="float" office:value="78.53" calcext:value-type="float">
            <text:p>78,530</text:p>
          </table:table-cell>
          <table:table-cell office:value-type="percentage" office:value="0.9102" calcext:value-type="percentage">
            <text:p>91,02%</text:p>
          </table:table-cell>
          <table:table-cell office:value-type="percentage" office:value="0.9282" calcext:value-type="percentage">
            <text:p>92,82%</text:p>
          </table:table-cell>
          <table:table-cell/>
          <table:table-cell office:value-type="float" office:value="79.875" calcext:value-type="float">
            <text:p>79,875</text:p>
          </table:table-cell>
          <table:table-cell table:formula="of:=PINTERP([.$A$15:.$A$205];[.$B$15:.$B$205];[.E32])" office:value-type="percentage" office:value="0.776942529521031" calcext:value-type="percentage">
            <text:p>77,7%</text:p>
          </table:table-cell>
          <table:table-cell table:formula="of:=PINTERP([.$A$15:.$A$205];[.$C$15:.$C$205];[.E32])" office:value-type="percentage" office:value="0.875357857792656" calcext:value-type="percentage">
            <text:p>87,5%</text:p>
          </table:table-cell>
          <table:table-cell/>
          <table:table-cell table:formula="of:=[.E32]/0.0625" office:value-type="float" office:value="1278" calcext:value-type="float">
            <text:p>1278</text:p>
          </table:table-cell>
          <table:table-cell table:formula="of:=[.F32]*1000" office:value-type="float" office:value="776.942529521031" calcext:value-type="float">
            <text:p>777</text:p>
          </table:table-cell>
          <table:table-cell table:formula="of:=[.G32]*1000" office:value-type="float" office:value="875.357857792656" calcext:value-type="float">
            <text:p>875</text:p>
          </table:table-cell>
          <table:table-cell table:number-columns-repeated="45"/>
        </table:table-row>
        <table:table-row table:style-name="ro3">
          <table:table-cell office:value-type="float" office:value="78.543" calcext:value-type="float">
            <text:p>78,543</text:p>
          </table:table-cell>
          <table:table-cell office:value-type="percentage" office:value="0.9064" calcext:value-type="percentage">
            <text:p>90,64%</text:p>
          </table:table-cell>
          <table:table-cell office:value-type="percentage" office:value="0.926" calcext:value-type="percentage">
            <text:p>92,60%</text:p>
          </table:table-cell>
          <table:table-cell/>
          <table:table-cell office:value-type="float" office:value="79.9375" calcext:value-type="float">
            <text:p>79,9375</text:p>
          </table:table-cell>
          <table:table-cell table:formula="of:=PINTERP([.$A$15:.$A$205];[.$B$15:.$B$205];[.E33])" office:value-type="percentage" office:value="0.770803764559331" calcext:value-type="percentage">
            <text:p>77,1%</text:p>
          </table:table-cell>
          <table:table-cell table:formula="of:=PINTERP([.$A$15:.$A$205];[.$C$15:.$C$205];[.E33])" office:value-type="percentage" office:value="0.873129627928948" calcext:value-type="percentage">
            <text:p>87,3%</text:p>
          </table:table-cell>
          <table:table-cell/>
          <table:table-cell table:formula="of:=[.E33]/0.0625" office:value-type="float" office:value="1279" calcext:value-type="float">
            <text:p>1279</text:p>
          </table:table-cell>
          <table:table-cell table:formula="of:=[.F33]*1000" office:value-type="float" office:value="770.803764559331" calcext:value-type="float">
            <text:p>771</text:p>
          </table:table-cell>
          <table:table-cell table:formula="of:=[.G33]*1000" office:value-type="float" office:value="873.129627928949" calcext:value-type="float">
            <text:p>873</text:p>
          </table:table-cell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8" table:formula="of:=PINTERP([.$A$15:.$A$205];[.$C$15:.$C$205];([.O$31]*0.0625+[.$N33]*0.0625))*1000" office:value-type="float" office:value="965.207135416669" calcext:value-type="float">
            <text:p>965</text:p>
          </table:table-cell>
          <table:table-cell table:style-name="ce18" table:formula="of:=PINTERP([.$A$15:.$A$205];[.$C$15:.$C$205];([.P$31]*0.0625+[.$N33]*0.0625))*1000" office:value-type="float" office:value="953.028571428571" calcext:value-type="float">
            <text:p>953</text:p>
          </table:table-cell>
          <table:table-cell table:style-name="ce18" table:formula="of:=PINTERP([.$A$15:.$A$205];[.$C$15:.$C$205];([.Q$31]*0.0625+[.$N33]*0.0625))*1000" office:value-type="float" office:value="942.37833976558" calcext:value-type="float">
            <text:p>942</text:p>
          </table:table-cell>
          <table:table-cell table:style-name="ce18" table:formula="of:=PINTERP([.$A$15:.$A$205];[.$C$15:.$C$205];([.R$31]*0.0625+[.$N33]*0.0625))*1000" office:value-type="float" office:value="937.643076064308" calcext:value-type="float">
            <text:p>938</text:p>
          </table:table-cell>
          <table:table-cell table:style-name="ce18" table:formula="of:=PINTERP([.$A$15:.$A$205];[.$C$15:.$C$205];([.S$31]*0.0625+[.$N33]*0.0625))*1000" office:value-type="float" office:value="933.14852764423" calcext:value-type="float">
            <text:p>933</text:p>
          </table:table-cell>
          <table:table-cell table:style-name="ce18" table:formula="of:=PINTERP([.$A$15:.$A$205];[.$C$15:.$C$205];([.T$31]*0.0625+[.$N33]*0.0625))*1000" office:value-type="float" office:value="929.950904977375" calcext:value-type="float">
            <text:p>930</text:p>
          </table:table-cell>
          <table:table-cell table:style-name="ce18" table:formula="of:=PINTERP([.$A$15:.$A$205];[.$C$15:.$C$205];([.U$31]*0.0625+[.$N33]*0.0625))*1000" office:value-type="float" office:value="924.3683397948" calcext:value-type="float">
            <text:p>924</text:p>
          </table:table-cell>
          <table:table-cell table:style-name="ce18" table:formula="of:=PINTERP([.$A$15:.$A$205];[.$C$15:.$C$205];([.V$31]*0.0625+[.$N33]*0.0625))*1000" office:value-type="float" office:value="920.702280118902" calcext:value-type="float">
            <text:p>921</text:p>
          </table:table-cell>
          <table:table-cell table:style-name="ce18" table:formula="of:=PINTERP([.$A$15:.$A$205];[.$C$15:.$C$205];([.W$31]*0.0625+[.$N33]*0.0625))*1000" office:value-type="float" office:value="917.815953641094" calcext:value-type="float">
            <text:p>918</text:p>
          </table:table-cell>
          <table:table-cell table:style-name="ce18" table:formula="of:=PINTERP([.$A$15:.$A$205];[.$C$15:.$C$205];([.X$31]*0.0625+[.$N33]*0.0625))*1000" office:value-type="float" office:value="914.607867972234" calcext:value-type="float">
            <text:p>915</text:p>
          </table:table-cell>
          <table:table-cell table:style-name="ce18" table:formula="of:=PINTERP([.$A$15:.$A$205];[.$C$15:.$C$205];([.Y$31]*0.0625+[.$N33]*0.0625))*1000" office:value-type="float" office:value="911.422238972275" calcext:value-type="float">
            <text:p>911</text:p>
          </table:table-cell>
          <table:table-cell table:style-name="ce18" table:formula="of:=PINTERP([.$A$15:.$A$205];[.$C$15:.$C$205];([.Z$31]*0.0625+[.$N33]*0.0625))*1000" office:value-type="float" office:value="908.879769565975" calcext:value-type="float">
            <text:p>909</text:p>
          </table:table-cell>
          <table:table-cell table:style-name="ce18" table:formula="of:=PINTERP([.$A$15:.$A$205];[.$C$15:.$C$205];([.AA$31]*0.0625+[.$N33]*0.0625))*1000" office:value-type="float" office:value="905.908155556312" calcext:value-type="float">
            <text:p>906</text:p>
          </table:table-cell>
          <table:table-cell table:style-name="ce18" table:formula="of:=PINTERP([.$A$15:.$A$205];[.$C$15:.$C$205];([.AB$31]*0.0625+[.$N33]*0.0625))*1000" office:value-type="float" office:value="903.627393717158" calcext:value-type="float">
            <text:p>904</text:p>
          </table:table-cell>
          <table:table-cell table:style-name="ce18" table:formula="of:=PINTERP([.$A$15:.$A$205];[.$C$15:.$C$205];([.AC$31]*0.0625+[.$N33]*0.0625))*1000" office:value-type="float" office:value="900.542991780302" calcext:value-type="float">
            <text:p>901</text:p>
          </table:table-cell>
          <table:table-cell table:style-name="ce18" table:formula="of:=PINTERP([.$A$15:.$A$205];[.$C$15:.$C$205];([.AD$31]*0.0625+[.$N33]*0.0625))*1000" office:value-type="float" office:value="898.223203883342" calcext:value-type="float">
            <text:p>898</text:p>
          </table:table-cell>
          <table:table-cell table:style-name="ce18" table:formula="of:=PINTERP([.$A$15:.$A$205];[.$C$15:.$C$205];([.AE$31]*0.0625+[.$N33]*0.0625))*1000" office:value-type="float" office:value="896.325370582029" calcext:value-type="float">
            <text:p>896</text:p>
          </table:table-cell>
          <table:table-cell table:style-name="ce18" table:formula="of:=PINTERP([.$A$15:.$A$205];[.$C$15:.$C$205];([.AF$31]*0.0625+[.$N33]*0.0625))*1000" office:value-type="float" office:value="894.805310381651" calcext:value-type="float">
            <text:p>895</text:p>
          </table:table-cell>
          <table:table-cell table:style-name="ce18" table:formula="of:=PINTERP([.$A$15:.$A$205];[.$C$15:.$C$205];([.AG$31]*0.0625+[.$N33]*0.0625))*1000" office:value-type="float" office:value="892.615350538568" calcext:value-type="float">
            <text:p>893</text:p>
          </table:table-cell>
          <table:table-cell table:style-name="ce18" table:formula="of:=PINTERP([.$A$15:.$A$205];[.$C$15:.$C$205];([.AH$31]*0.0625+[.$N33]*0.0625))*1000" office:value-type="float" office:value="890.39752073661" calcext:value-type="float">
            <text:p>89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table:formula="of:=[.O33]-(2^8)*3" office:value-type="float" office:value="197.207135416669" calcext:value-type="float">
            <text:p>197</text:p>
          </table:table-cell>
          <table:table-cell table:style-name="ce14" table:formula="of:=[.P33]-(2^8)*3" office:value-type="float" office:value="185.028571428571" calcext:value-type="float">
            <text:p>185</text:p>
          </table:table-cell>
          <table:table-cell table:style-name="ce14" table:formula="of:=[.Q33]-(2^8)*3" office:value-type="float" office:value="174.37833976558" calcext:value-type="float">
            <text:p>174</text:p>
          </table:table-cell>
          <table:table-cell table:style-name="ce14" table:formula="of:=[.R33]-(2^8)*3" office:value-type="float" office:value="169.643076064308" calcext:value-type="float">
            <text:p>170</text:p>
          </table:table-cell>
          <table:table-cell table:style-name="ce14" table:formula="of:=[.S33]-(2^8)*3" office:value-type="float" office:value="165.148527644231" calcext:value-type="float">
            <text:p>165</text:p>
          </table:table-cell>
          <table:table-cell table:style-name="ce14" table:formula="of:=[.T33]-(2^8)*3" office:value-type="float" office:value="161.950904977375" calcext:value-type="float">
            <text:p>162</text:p>
          </table:table-cell>
          <table:table-cell table:style-name="ce14" table:formula="of:=[.U33]-(2^8)*3" office:value-type="float" office:value="156.3683397948" calcext:value-type="float">
            <text:p>156</text:p>
          </table:table-cell>
          <table:table-cell table:style-name="ce14" table:formula="of:=[.V33]-(2^8)*3" office:value-type="float" office:value="152.702280118902" calcext:value-type="float">
            <text:p>153</text:p>
          </table:table-cell>
          <table:table-cell table:style-name="ce14" table:formula="of:=[.W33]-(2^8)*3" office:value-type="float" office:value="149.815953641094" calcext:value-type="float">
            <text:p>150</text:p>
          </table:table-cell>
          <table:table-cell table:style-name="ce14" table:formula="of:=[.X33]-(2^8)*3" office:value-type="float" office:value="146.607867972234" calcext:value-type="float">
            <text:p>147</text:p>
          </table:table-cell>
          <table:table-cell table:style-name="ce14" table:formula="of:=[.Y33]-(2^8)*3" office:value-type="float" office:value="143.422238972275" calcext:value-type="float">
            <text:p>143</text:p>
          </table:table-cell>
          <table:table-cell table:style-name="ce14" table:formula="of:=[.Z33]-(2^8)*3" office:value-type="float" office:value="140.879769565975" calcext:value-type="float">
            <text:p>141</text:p>
          </table:table-cell>
          <table:table-cell table:style-name="ce14" table:formula="of:=[.AA33]-(2^8)*3" office:value-type="float" office:value="137.908155556312" calcext:value-type="float">
            <text:p>138</text:p>
          </table:table-cell>
          <table:table-cell table:style-name="ce14" table:formula="of:=[.AB33]-(2^8)*3" office:value-type="float" office:value="135.627393717158" calcext:value-type="float">
            <text:p>136</text:p>
          </table:table-cell>
          <table:table-cell table:style-name="ce14" table:formula="of:=[.AC33]-(2^8)*3" office:value-type="float" office:value="132.542991780302" calcext:value-type="float">
            <text:p>133</text:p>
          </table:table-cell>
          <table:table-cell table:style-name="ce14" table:formula="of:=[.AD33]-(2^8)*3" office:value-type="float" office:value="130.223203883342" calcext:value-type="float">
            <text:p>130</text:p>
          </table:table-cell>
          <table:table-cell table:style-name="ce14" table:formula="of:=[.AE33]-(2^8)*3" office:value-type="float" office:value="128.325370582029" calcext:value-type="float">
            <text:p>128</text:p>
          </table:table-cell>
          <table:table-cell table:style-name="ce14" table:formula="of:=[.AF33]-(2^8)*3" office:value-type="float" office:value="126.805310381651" calcext:value-type="float">
            <text:p>127</text:p>
          </table:table-cell>
          <table:table-cell table:style-name="ce14" table:formula="of:=[.AG33]-(2^8)*3" office:value-type="float" office:value="124.615350538568" calcext:value-type="float">
            <text:p>125</text:p>
          </table:table-cell>
          <table:table-cell table:style-name="ce14" table:formula="of:=[.AH33]-(2^8)*3" office:value-type="float" office:value="122.39752073661" calcext:value-type="float">
            <text:p>122</text:p>
          </table:table-cell>
        </table:table-row>
        <table:table-row table:style-name="ro3">
          <table:table-cell office:value-type="float" office:value="78.575" calcext:value-type="float">
            <text:p>78,575</text:p>
          </table:table-cell>
          <table:table-cell office:value-type="percentage" office:value="0.9026" calcext:value-type="percentage">
            <text:p>90,26%</text:p>
          </table:table-cell>
          <table:table-cell office:value-type="percentage" office:value="0.9238" calcext:value-type="percentage">
            <text:p>92,38%</text:p>
          </table:table-cell>
          <table:table-cell/>
          <table:table-cell office:value-type="float" office:value="80" calcext:value-type="float">
            <text:p>80</text:p>
          </table:table-cell>
          <table:table-cell table:formula="of:=PINTERP([.$A$15:.$A$205];[.$B$15:.$B$205];[.E34])" office:value-type="percentage" office:value="0.765" calcext:value-type="percentage">
            <text:p>76,5%</text:p>
          </table:table-cell>
          <table:table-cell table:formula="of:=PINTERP([.$A$15:.$A$205];[.$C$15:.$C$205];[.E34])" office:value-type="percentage" office:value="0.8718" calcext:value-type="percentage">
            <text:p>87,2%</text:p>
          </table:table-cell>
          <table:table-cell/>
          <table:table-cell table:formula="of:=[.E34]/0.0625" office:value-type="float" office:value="1280" calcext:value-type="float">
            <text:p>1280</text:p>
          </table:table-cell>
          <table:table-cell table:formula="of:=[.F34]*1000" office:value-type="float" office:value="765" calcext:value-type="float">
            <text:p>765</text:p>
          </table:table-cell>
          <table:table-cell table:formula="of:=[.G34]*1000" office:value-type="float" office:value="871.8" calcext:value-type="float">
            <text:p>87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8" table:formula="of:=PINTERP([.$A$15:.$A$205];[.$C$15:.$C$205];([.O$31]*0.0625+[.$N34]*0.0625))*1000" office:value-type="float" office:value="888.195802799921" calcext:value-type="float">
            <text:p>888</text:p>
          </table:table-cell>
          <table:table-cell table:style-name="ce18" table:formula="of:=PINTERP([.$A$15:.$A$205];[.$C$15:.$C$205];([.P$31]*0.0625+[.$N34]*0.0625))*1000" office:value-type="float" office:value="887.095850029141" calcext:value-type="float">
            <text:p>887</text:p>
          </table:table-cell>
          <table:table-cell table:style-name="ce18" table:formula="of:=PINTERP([.$A$15:.$A$205];[.$C$15:.$C$205];([.Q$31]*0.0625+[.$N34]*0.0625))*1000" office:value-type="float" office:value="884.591553881512" calcext:value-type="float">
            <text:p>885</text:p>
          </table:table-cell>
          <table:table-cell table:style-name="ce18" table:formula="of:=PINTERP([.$A$15:.$A$205];[.$C$15:.$C$205];([.R$31]*0.0625+[.$N34]*0.0625))*1000" office:value-type="float" office:value="882.355991030045" calcext:value-type="float">
            <text:p>882</text:p>
          </table:table-cell>
          <table:table-cell table:style-name="ce18" table:formula="of:=PINTERP([.$A$15:.$A$205];[.$C$15:.$C$205];([.S$31]*0.0625+[.$N34]*0.0625))*1000" office:value-type="float" office:value="881.226328599944" calcext:value-type="float">
            <text:p>881</text:p>
          </table:table-cell>
          <table:table-cell table:style-name="ce18" table:formula="of:=PINTERP([.$A$15:.$A$205];[.$C$15:.$C$205];([.T$31]*0.0625+[.$N34]*0.0625))*1000" office:value-type="float" office:value="878.763991174771" calcext:value-type="float">
            <text:p>879</text:p>
          </table:table-cell>
          <table:table-cell table:style-name="ce18" table:formula="of:=PINTERP([.$A$15:.$A$205];[.$C$15:.$C$205];([.U$31]*0.0625+[.$N34]*0.0625))*1000" office:value-type="float" office:value="876.71433034826" calcext:value-type="float">
            <text:p>877</text:p>
          </table:table-cell>
          <table:table-cell table:style-name="ce18" table:formula="of:=PINTERP([.$A$15:.$A$205];[.$C$15:.$C$205];([.V$31]*0.0625+[.$N34]*0.0625))*1000" office:value-type="float" office:value="875.357857792656" calcext:value-type="float">
            <text:p>875</text:p>
          </table:table-cell>
          <table:table-cell table:style-name="ce18" table:formula="of:=PINTERP([.$A$15:.$A$205];[.$C$15:.$C$205];([.W$31]*0.0625+[.$N34]*0.0625))*1000" office:value-type="float" office:value="873.129627928949" calcext:value-type="float">
            <text:p>873</text:p>
          </table:table-cell>
          <table:table-cell table:style-name="ce18" table:formula="of:=PINTERP([.$A$15:.$A$205];[.$C$15:.$C$205];([.X$31]*0.0625+[.$N34]*0.0625))*1000" office:value-type="float" office:value="871.8" calcext:value-type="float">
            <text:p>872</text:p>
          </table:table-cell>
          <table:table-cell table:style-name="ce18" table:formula="of:=PINTERP([.$A$15:.$A$205];[.$C$15:.$C$205];([.Y$31]*0.0625+[.$N34]*0.0625))*1000" office:value-type="float" office:value="869.798723814795" calcext:value-type="float">
            <text:p>870</text:p>
          </table:table-cell>
          <table:table-cell table:style-name="ce18" table:formula="of:=PINTERP([.$A$15:.$A$205];[.$C$15:.$C$205];([.Z$31]*0.0625+[.$N34]*0.0625))*1000" office:value-type="float" office:value="868.995690684437" calcext:value-type="float">
            <text:p>869</text:p>
          </table:table-cell>
          <table:table-cell table:style-name="ce18" table:formula="of:=PINTERP([.$A$15:.$A$205];[.$C$15:.$C$205];([.AA$31]*0.0625+[.$N34]*0.0625))*1000" office:value-type="float" office:value="867.123507915752" calcext:value-type="float">
            <text:p>867</text:p>
          </table:table-cell>
          <table:table-cell table:style-name="ce18" table:formula="of:=PINTERP([.$A$15:.$A$205];[.$C$15:.$C$205];([.AB$31]*0.0625+[.$N34]*0.0625))*1000" office:value-type="float" office:value="865.812504025765" calcext:value-type="float">
            <text:p>866</text:p>
          </table:table-cell>
          <table:table-cell table:style-name="ce18" table:formula="of:=PINTERP([.$A$15:.$A$205];[.$C$15:.$C$205];([.AC$31]*0.0625+[.$N34]*0.0625))*1000" office:value-type="float" office:value="864.264868290598" calcext:value-type="float">
            <text:p>864</text:p>
          </table:table-cell>
          <table:table-cell table:style-name="ce18" table:formula="of:=PINTERP([.$A$15:.$A$205];[.$C$15:.$C$205];([.AD$31]*0.0625+[.$N34]*0.0625))*1000" office:value-type="float" office:value="862.719484027199" calcext:value-type="float">
            <text:p>863</text:p>
          </table:table-cell>
          <table:table-cell table:style-name="ce18" table:formula="of:=PINTERP([.$A$15:.$A$205];[.$C$15:.$C$205];([.AE$31]*0.0625+[.$N34]*0.0625))*1000" office:value-type="float" office:value="861.309098358213" calcext:value-type="float">
            <text:p>861</text:p>
          </table:table-cell>
          <table:table-cell table:style-name="ce18" table:formula="of:=PINTERP([.$A$15:.$A$205];[.$C$15:.$C$205];([.AF$31]*0.0625+[.$N34]*0.0625))*1000" office:value-type="float" office:value="859.61532006231" calcext:value-type="float">
            <text:p>860</text:p>
          </table:table-cell>
          <table:table-cell table:style-name="ce18" table:formula="of:=PINTERP([.$A$15:.$A$205];[.$C$15:.$C$205];([.AG$31]*0.0625+[.$N34]*0.0625))*1000" office:value-type="float" office:value="858.562745098039" calcext:value-type="float">
            <text:p>859</text:p>
          </table:table-cell>
          <table:table-cell table:style-name="ce18" table:formula="of:=PINTERP([.$A$15:.$A$205];[.$C$15:.$C$205];([.AH$31]*0.0625+[.$N34]*0.0625))*1000" office:value-type="float" office:value="857.50732011654" calcext:value-type="float">
            <text:p>85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table:formula="of:=[.O34]-(2^8)*3" office:value-type="float" office:value="120.195802799921" calcext:value-type="float">
            <text:p>120</text:p>
          </table:table-cell>
          <table:table-cell table:style-name="ce14" table:formula="of:=[.P34]-(2^8)*3" office:value-type="float" office:value="119.095850029141" calcext:value-type="float">
            <text:p>119</text:p>
          </table:table-cell>
          <table:table-cell table:style-name="ce14" table:formula="of:=[.Q34]-(2^8)*3" office:value-type="float" office:value="116.591553881512" calcext:value-type="float">
            <text:p>117</text:p>
          </table:table-cell>
          <table:table-cell table:style-name="ce14" table:formula="of:=[.R34]-(2^8)*3" office:value-type="float" office:value="114.355991030045" calcext:value-type="float">
            <text:p>114</text:p>
          </table:table-cell>
          <table:table-cell table:style-name="ce14" table:formula="of:=[.S34]-(2^8)*3" office:value-type="float" office:value="113.226328599944" calcext:value-type="float">
            <text:p>113</text:p>
          </table:table-cell>
          <table:table-cell table:style-name="ce14" table:formula="of:=[.T34]-(2^8)*3" office:value-type="float" office:value="110.763991174771" calcext:value-type="float">
            <text:p>111</text:p>
          </table:table-cell>
          <table:table-cell table:style-name="ce14" table:formula="of:=[.U34]-(2^8)*3" office:value-type="float" office:value="108.71433034826" calcext:value-type="float">
            <text:p>109</text:p>
          </table:table-cell>
          <table:table-cell table:style-name="ce14" table:formula="of:=[.V34]-(2^8)*3" office:value-type="float" office:value="107.357857792656" calcext:value-type="float">
            <text:p>107</text:p>
          </table:table-cell>
          <table:table-cell table:style-name="ce14" table:formula="of:=[.W34]-(2^8)*3" office:value-type="float" office:value="105.129627928949" calcext:value-type="float">
            <text:p>105</text:p>
          </table:table-cell>
          <table:table-cell table:style-name="ce14" table:formula="of:=[.X34]-(2^8)*3" office:value-type="float" office:value="103.8" calcext:value-type="float">
            <text:p>104</text:p>
          </table:table-cell>
          <table:table-cell table:style-name="ce14" table:formula="of:=[.Y34]-(2^8)*3" office:value-type="float" office:value="101.798723814795" calcext:value-type="float">
            <text:p>102</text:p>
          </table:table-cell>
          <table:table-cell table:style-name="ce14" table:formula="of:=[.Z34]-(2^8)*3" office:value-type="float" office:value="100.995690684437" calcext:value-type="float">
            <text:p>101</text:p>
          </table:table-cell>
          <table:table-cell table:style-name="ce14" table:formula="of:=[.AA34]-(2^8)*3" office:value-type="float" office:value="99.1235079157522" calcext:value-type="float">
            <text:p>99</text:p>
          </table:table-cell>
          <table:table-cell table:style-name="ce14" table:formula="of:=[.AB34]-(2^8)*3" office:value-type="float" office:value="97.812504025765" calcext:value-type="float">
            <text:p>98</text:p>
          </table:table-cell>
          <table:table-cell table:style-name="ce14" table:formula="of:=[.AC34]-(2^8)*3" office:value-type="float" office:value="96.2648682905981" calcext:value-type="float">
            <text:p>96</text:p>
          </table:table-cell>
          <table:table-cell table:style-name="ce14" table:formula="of:=[.AD34]-(2^8)*3" office:value-type="float" office:value="94.7194840271991" calcext:value-type="float">
            <text:p>95</text:p>
          </table:table-cell>
          <table:table-cell table:style-name="ce14" table:formula="of:=[.AE34]-(2^8)*3" office:value-type="float" office:value="93.3090983582134" calcext:value-type="float">
            <text:p>93</text:p>
          </table:table-cell>
          <table:table-cell table:style-name="ce14" table:formula="of:=[.AF34]-(2^8)*3" office:value-type="float" office:value="91.6153200623102" calcext:value-type="float">
            <text:p>92</text:p>
          </table:table-cell>
          <table:table-cell table:style-name="ce14" table:formula="of:=[.AG34]-(2^8)*3" office:value-type="float" office:value="90.5627450980392" calcext:value-type="float">
            <text:p>91</text:p>
          </table:table-cell>
          <table:table-cell table:style-name="ce14" table:formula="of:=[.AH34]-(2^8)*3" office:value-type="float" office:value="89.5073201165402" calcext:value-type="float">
            <text:p>90</text:p>
          </table:table-cell>
        </table:table-row>
        <table:table-row table:style-name="ro3">
          <table:table-cell office:value-type="float" office:value="78.613" calcext:value-type="float">
            <text:p>78,613</text:p>
          </table:table-cell>
          <table:table-cell office:value-type="percentage" office:value="0.8987" calcext:value-type="percentage">
            <text:p>89,87%</text:p>
          </table:table-cell>
          <table:table-cell office:value-type="percentage" office:value="0.9216" calcext:value-type="percentage">
            <text:p>92,16%</text:p>
          </table:table-cell>
          <table:table-cell/>
          <table:table-cell office:value-type="float" office:value="80.0625" calcext:value-type="float">
            <text:p>80,0625</text:p>
          </table:table-cell>
          <table:table-cell table:formula="of:=PINTERP([.$A$15:.$A$205];[.$B$15:.$B$205];[.E35])" office:value-type="percentage" office:value="0.758684991372893" calcext:value-type="percentage">
            <text:p>75,9%</text:p>
          </table:table-cell>
          <table:table-cell table:formula="of:=PINTERP([.$A$15:.$A$205];[.$C$15:.$C$205];[.E35])" office:value-type="percentage" office:value="0.869798723814795" calcext:value-type="percentage">
            <text:p>87,0%</text:p>
          </table:table-cell>
          <table:table-cell/>
          <table:table-cell table:formula="of:=[.E35]/0.0625" office:value-type="float" office:value="1281" calcext:value-type="float">
            <text:p>1281</text:p>
          </table:table-cell>
          <table:table-cell table:formula="of:=[.F35]*1000" office:value-type="float" office:value="758.684991372894" calcext:value-type="float">
            <text:p>759</text:p>
          </table:table-cell>
          <table:table-cell table:formula="of:=[.G35]*1000" office:value-type="float" office:value="869.798723814795" calcext:value-type="float">
            <text:p>87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8" table:formula="of:=PINTERP([.$A$15:.$A$205];[.$C$15:.$C$205];([.O$31]*0.0625+[.$N35]*0.0625))*1000" office:value-type="float" office:value="856.580308620669" calcext:value-type="float">
            <text:p>857</text:p>
          </table:table-cell>
          <table:table-cell table:style-name="ce18" table:formula="of:=PINTERP([.$A$15:.$A$205];[.$C$15:.$C$205];([.P$31]*0.0625+[.$N35]*0.0625))*1000" office:value-type="float" office:value="855.406029342117" calcext:value-type="float">
            <text:p>855</text:p>
          </table:table-cell>
          <table:table-cell table:style-name="ce18" table:formula="of:=PINTERP([.$A$15:.$A$205];[.$C$15:.$C$205];([.Q$31]*0.0625+[.$N35]*0.0625))*1000" office:value-type="float" office:value="853.80342092803" calcext:value-type="float">
            <text:p>854</text:p>
          </table:table-cell>
          <table:table-cell table:style-name="ce18" table:formula="of:=PINTERP([.$A$15:.$A$205];[.$C$15:.$C$205];([.R$31]*0.0625+[.$N35]*0.0625))*1000" office:value-type="float" office:value="852.966363636364" calcext:value-type="float">
            <text:p>853</text:p>
          </table:table-cell>
          <table:table-cell table:style-name="ce18" table:formula="of:=PINTERP([.$A$15:.$A$205];[.$C$15:.$C$205];([.S$31]*0.0625+[.$N35]*0.0625))*1000" office:value-type="float" office:value="852.05109375" calcext:value-type="float">
            <text:p>852</text:p>
          </table:table-cell>
          <table:table-cell table:style-name="ce18" table:formula="of:=PINTERP([.$A$15:.$A$205];[.$C$15:.$C$205];([.T$31]*0.0625+[.$N35]*0.0625))*1000" office:value-type="float" office:value="849.9" calcext:value-type="float">
            <text:p>850</text:p>
          </table:table-cell>
          <table:table-cell table:style-name="ce18" table:formula="of:=PINTERP([.$A$15:.$A$205];[.$C$15:.$C$205];([.U$31]*0.0625+[.$N35]*0.0625))*1000" office:value-type="float" office:value="848.58568359375" calcext:value-type="float">
            <text:p>849</text:p>
          </table:table-cell>
          <table:table-cell table:style-name="ce18" table:formula="of:=PINTERP([.$A$15:.$A$205];[.$C$15:.$C$205];([.V$31]*0.0625+[.$N35]*0.0625))*1000" office:value-type="float" office:value="847.489875" calcext:value-type="float">
            <text:p>847</text:p>
          </table:table-cell>
          <table:table-cell table:style-name="ce18" table:formula="of:=PINTERP([.$A$15:.$A$205];[.$C$15:.$C$205];([.W$31]*0.0625+[.$N35]*0.0625))*1000" office:value-type="float" office:value="845.6545" calcext:value-type="float">
            <text:p>846</text:p>
          </table:table-cell>
          <table:table-cell table:style-name="ce18" table:formula="of:=PINTERP([.$A$15:.$A$205];[.$C$15:.$C$205];([.X$31]*0.0625+[.$N35]*0.0625))*1000" office:value-type="float" office:value="844.686" calcext:value-type="float">
            <text:p>845</text:p>
          </table:table-cell>
          <table:table-cell table:style-name="ce18" table:formula="of:=PINTERP([.$A$15:.$A$205];[.$C$15:.$C$205];([.Y$31]*0.0625+[.$N35]*0.0625))*1000" office:value-type="float" office:value="843.6605" calcext:value-type="float">
            <text:p>844</text:p>
          </table:table-cell>
          <table:table-cell table:style-name="ce18" table:formula="of:=PINTERP([.$A$15:.$A$205];[.$C$15:.$C$205];([.Z$31]*0.0625+[.$N35]*0.0625))*1000" office:value-type="float" office:value="841.858363636364" calcext:value-type="float">
            <text:p>842</text:p>
          </table:table-cell>
          <table:table-cell table:style-name="ce18" table:formula="of:=PINTERP([.$A$15:.$A$205];[.$C$15:.$C$205];([.AA$31]*0.0625+[.$N35]*0.0625))*1000" office:value-type="float" office:value="840.827045454545" calcext:value-type="float">
            <text:p>841</text:p>
          </table:table-cell>
          <table:table-cell table:style-name="ce18" table:formula="of:=PINTERP([.$A$15:.$A$205];[.$C$15:.$C$205];([.AB$31]*0.0625+[.$N35]*0.0625))*1000" office:value-type="float" office:value="839.871212121212" calcext:value-type="float">
            <text:p>840</text:p>
          </table:table-cell>
          <table:table-cell table:style-name="ce18" table:formula="of:=PINTERP([.$A$15:.$A$205];[.$C$15:.$C$205];([.AC$31]*0.0625+[.$N35]*0.0625))*1000" office:value-type="float" office:value="838.980255681818" calcext:value-type="float">
            <text:p>839</text:p>
          </table:table-cell>
          <table:table-cell table:style-name="ce18" table:formula="of:=PINTERP([.$A$15:.$A$205];[.$C$15:.$C$205];([.AD$31]*0.0625+[.$N35]*0.0625))*1000" office:value-type="float" office:value="837.89375" calcext:value-type="float">
            <text:p>838</text:p>
          </table:table-cell>
          <table:table-cell table:style-name="ce18" table:formula="of:=PINTERP([.$A$15:.$A$205];[.$C$15:.$C$205];([.AE$31]*0.0625+[.$N35]*0.0625))*1000" office:value-type="float" office:value="836.897869318182" calcext:value-type="float">
            <text:p>837</text:p>
          </table:table-cell>
          <table:table-cell table:style-name="ce18" table:formula="of:=PINTERP([.$A$15:.$A$205];[.$C$15:.$C$205];([.AF$31]*0.0625+[.$N35]*0.0625))*1000" office:value-type="float" office:value="835.986363636364" calcext:value-type="float">
            <text:p>836</text:p>
          </table:table-cell>
          <table:table-cell table:style-name="ce18" table:formula="of:=PINTERP([.$A$15:.$A$205];[.$C$15:.$C$205];([.AG$31]*0.0625+[.$N35]*0.0625))*1000" office:value-type="float" office:value="834.1455" calcext:value-type="float">
            <text:p>834</text:p>
          </table:table-cell>
          <table:table-cell table:style-name="ce18" table:formula="of:=PINTERP([.$A$15:.$A$205];[.$C$15:.$C$205];([.AH$31]*0.0625+[.$N35]*0.0625))*1000" office:value-type="float" office:value="833.06" calcext:value-type="float">
            <text:p>833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4" table:formula="of:=[.O35]-(2^8)*3" office:value-type="float" office:value="88.5803086206686" calcext:value-type="float">
            <text:p>89</text:p>
          </table:table-cell>
          <table:table-cell table:style-name="ce14" table:formula="of:=[.P35]-(2^8)*3" office:value-type="float" office:value="87.4060293421166" calcext:value-type="float">
            <text:p>87</text:p>
          </table:table-cell>
          <table:table-cell table:style-name="ce14" table:formula="of:=[.Q35]-(2^8)*3" office:value-type="float" office:value="85.8034209280303" calcext:value-type="float">
            <text:p>86</text:p>
          </table:table-cell>
          <table:table-cell table:style-name="ce14" table:formula="of:=[.R35]-(2^8)*3" office:value-type="float" office:value="84.9663636363637" calcext:value-type="float">
            <text:p>85</text:p>
          </table:table-cell>
          <table:table-cell table:style-name="ce14" table:formula="of:=[.S35]-(2^8)*3" office:value-type="float" office:value="84.0510937499998" calcext:value-type="float">
            <text:p>84</text:p>
          </table:table-cell>
          <table:table-cell table:style-name="ce14" table:formula="of:=[.T35]-(2^8)*3" office:value-type="float" office:value="81.9" calcext:value-type="float">
            <text:p>82</text:p>
          </table:table-cell>
          <table:table-cell table:style-name="ce14" table:formula="of:=[.U35]-(2^8)*3" office:value-type="float" office:value="80.5856835937502" calcext:value-type="float">
            <text:p>81</text:p>
          </table:table-cell>
          <table:table-cell table:style-name="ce14" table:formula="of:=[.V35]-(2^8)*3" office:value-type="float" office:value="79.489875" calcext:value-type="float">
            <text:p>79</text:p>
          </table:table-cell>
          <table:table-cell table:style-name="ce14" table:formula="of:=[.W35]-(2^8)*3" office:value-type="float" office:value="77.6545000000002" calcext:value-type="float">
            <text:p>78</text:p>
          </table:table-cell>
          <table:table-cell table:style-name="ce14" table:formula="of:=[.X35]-(2^8)*3" office:value-type="float" office:value="76.686" calcext:value-type="float">
            <text:p>77</text:p>
          </table:table-cell>
          <table:table-cell table:style-name="ce14" table:formula="of:=[.Y35]-(2^8)*3" office:value-type="float" office:value="75.6605000000001" calcext:value-type="float">
            <text:p>76</text:p>
          </table:table-cell>
          <table:table-cell table:style-name="ce14" table:formula="of:=[.Z35]-(2^8)*3" office:value-type="float" office:value="73.8583636363636" calcext:value-type="float">
            <text:p>74</text:p>
          </table:table-cell>
          <table:table-cell table:style-name="ce14" table:formula="of:=[.AA35]-(2^8)*3" office:value-type="float" office:value="72.8270454545454" calcext:value-type="float">
            <text:p>73</text:p>
          </table:table-cell>
          <table:table-cell table:style-name="ce14" table:formula="of:=[.AB35]-(2^8)*3" office:value-type="float" office:value="71.8712121212121" calcext:value-type="float">
            <text:p>72</text:p>
          </table:table-cell>
          <table:table-cell table:style-name="ce14" table:formula="of:=[.AC35]-(2^8)*3" office:value-type="float" office:value="70.9802556818181" calcext:value-type="float">
            <text:p>71</text:p>
          </table:table-cell>
          <table:table-cell table:style-name="ce14" table:formula="of:=[.AD35]-(2^8)*3" office:value-type="float" office:value="69.8937500000001" calcext:value-type="float">
            <text:p>70</text:p>
          </table:table-cell>
          <table:table-cell table:style-name="ce14" table:formula="of:=[.AE35]-(2^8)*3" office:value-type="float" office:value="68.8978693181818" calcext:value-type="float">
            <text:p>69</text:p>
          </table:table-cell>
          <table:table-cell table:style-name="ce14" table:formula="of:=[.AF35]-(2^8)*3" office:value-type="float" office:value="67.9863636363637" calcext:value-type="float">
            <text:p>68</text:p>
          </table:table-cell>
          <table:table-cell table:style-name="ce14" table:formula="of:=[.AG35]-(2^8)*3" office:value-type="float" office:value="66.1455000000001" calcext:value-type="float">
            <text:p>66</text:p>
          </table:table-cell>
          <table:table-cell table:style-name="ce14" table:formula="of:=[.AH35]-(2^8)*3" office:value-type="float" office:value="65.06" calcext:value-type="float">
            <text:p>65</text:p>
          </table:table-cell>
        </table:table-row>
        <table:table-row table:style-name="ro3">
          <table:table-cell office:value-type="float" office:value="78.645" calcext:value-type="float">
            <text:p>78,645</text:p>
          </table:table-cell>
          <table:table-cell office:value-type="percentage" office:value="0.8948" calcext:value-type="percentage">
            <text:p>89,48%</text:p>
          </table:table-cell>
          <table:table-cell office:value-type="percentage" office:value="0.9193" calcext:value-type="percentage">
            <text:p>91,93%</text:p>
          </table:table-cell>
          <table:table-cell/>
          <table:table-cell office:value-type="float" office:value="80.125" calcext:value-type="float">
            <text:p>80,125</text:p>
          </table:table-cell>
          <table:table-cell table:formula="of:=PINTERP([.$A$15:.$A$205];[.$B$15:.$B$205];[.E36])" office:value-type="percentage" office:value="0.753105270026378" calcext:value-type="percentage">
            <text:p>75,3%</text:p>
          </table:table-cell>
          <table:table-cell table:formula="of:=PINTERP([.$A$15:.$A$205];[.$C$15:.$C$205];[.E36])" office:value-type="percentage" office:value="0.868995690684437" calcext:value-type="percentage">
            <text:p>86,9%</text:p>
          </table:table-cell>
          <table:table-cell/>
          <table:table-cell table:formula="of:=[.E36]/0.0625" office:value-type="float" office:value="1282" calcext:value-type="float">
            <text:p>1282</text:p>
          </table:table-cell>
          <table:table-cell table:formula="of:=[.F36]*1000" office:value-type="float" office:value="753.105270026378" calcext:value-type="float">
            <text:p>753</text:p>
          </table:table-cell>
          <table:table-cell table:formula="of:=[.G36]*1000" office:value-type="float" office:value="868.995690684437" calcext:value-type="float">
            <text:p>869</text:p>
          </table:table-cell>
          <table:table-cell table:number-columns-repeated="2"/>
          <table:table-cell table:style-name="ce14" office:value-type="float" office:value="60" calcext:value-type="float">
            <text:p>60</text:p>
          </table:table-cell>
          <table:table-cell table:style-name="ce18" table:formula="of:=PINTERP([.$A$15:.$A$205];[.$C$15:.$C$205];([.O$31]*0.0625+[.$N36]*0.0625))*1000" office:value-type="float" office:value="831.9980625" calcext:value-type="float">
            <text:p>832</text:p>
          </table:table-cell>
          <table:table-cell table:style-name="ce18" table:formula="of:=PINTERP([.$A$15:.$A$205];[.$C$15:.$C$205];([.P$31]*0.0625+[.$N36]*0.0625))*1000" office:value-type="float" office:value="831.066666666667" calcext:value-type="float">
            <text:p>831</text:p>
          </table:table-cell>
          <table:table-cell table:style-name="ce18" table:formula="of:=PINTERP([.$A$15:.$A$205];[.$C$15:.$C$205];([.Q$31]*0.0625+[.$N36]*0.0625))*1000" office:value-type="float" office:value="830.035" calcext:value-type="float">
            <text:p>830</text:p>
          </table:table-cell>
          <table:table-cell table:style-name="ce18" table:formula="of:=PINTERP([.$A$15:.$A$205];[.$C$15:.$C$205];([.R$31]*0.0625+[.$N36]*0.0625))*1000" office:value-type="float" office:value="829.162743055556" calcext:value-type="float">
            <text:p>829</text:p>
          </table:table-cell>
          <table:table-cell table:style-name="ce18" table:formula="of:=PINTERP([.$A$15:.$A$205];[.$C$15:.$C$205];([.S$31]*0.0625+[.$N36]*0.0625))*1000" office:value-type="float" office:value="828.245486111111" calcext:value-type="float">
            <text:p>828</text:p>
          </table:table-cell>
          <table:table-cell table:style-name="ce18" table:formula="of:=PINTERP([.$A$15:.$A$205];[.$C$15:.$C$205];([.T$31]*0.0625+[.$N36]*0.0625))*1000" office:value-type="float" office:value="826.6" calcext:value-type="float">
            <text:p>827</text:p>
          </table:table-cell>
          <table:table-cell table:style-name="ce18" table:formula="of:=PINTERP([.$A$15:.$A$205];[.$C$15:.$C$205];([.U$31]*0.0625+[.$N36]*0.0625))*1000" office:value-type="float" office:value="825.693191964286" calcext:value-type="float">
            <text:p>826</text:p>
          </table:table-cell>
          <table:table-cell table:style-name="ce18" table:formula="of:=PINTERP([.$A$15:.$A$205];[.$C$15:.$C$205];([.V$31]*0.0625+[.$N36]*0.0625))*1000" office:value-type="float" office:value="824.73038961039" calcext:value-type="float">
            <text:p>825</text:p>
          </table:table-cell>
          <table:table-cell table:style-name="ce18" table:formula="of:=PINTERP([.$A$15:.$A$205];[.$C$15:.$C$205];([.W$31]*0.0625+[.$N36]*0.0625))*1000" office:value-type="float" office:value="822.868102114899" calcext:value-type="float">
            <text:p>823</text:p>
          </table:table-cell>
          <table:table-cell table:style-name="ce18" table:formula="of:=PINTERP([.$A$15:.$A$205];[.$C$15:.$C$205];([.X$31]*0.0625+[.$N36]*0.0625))*1000" office:value-type="float" office:value="822.027777777778" calcext:value-type="float">
            <text:p>822</text:p>
          </table:table-cell>
          <table:table-cell table:style-name="ce18" table:formula="of:=PINTERP([.$A$15:.$A$205];[.$C$15:.$C$205];([.Y$31]*0.0625+[.$N36]*0.0625))*1000" office:value-type="float" office:value="821.25859375" calcext:value-type="float">
            <text:p>821</text:p>
          </table:table-cell>
          <table:table-cell table:style-name="ce18" table:formula="of:=PINTERP([.$A$15:.$A$205];[.$C$15:.$C$205];([.Z$31]*0.0625+[.$N36]*0.0625))*1000" office:value-type="float" office:value="819.95" calcext:value-type="float">
            <text:p>820</text:p>
          </table:table-cell>
          <table:table-cell table:style-name="ce18" table:formula="of:=PINTERP([.$A$15:.$A$205];[.$C$15:.$C$205];([.AA$31]*0.0625+[.$N36]*0.0625))*1000" office:value-type="float" office:value="818.440234375" calcext:value-type="float">
            <text:p>818</text:p>
          </table:table-cell>
          <table:table-cell table:style-name="ce18" table:formula="of:=PINTERP([.$A$15:.$A$205];[.$C$15:.$C$205];([.AB$31]*0.0625+[.$N36]*0.0625))*1000" office:value-type="float" office:value="818.012840909091" calcext:value-type="float">
            <text:p>818</text:p>
          </table:table-cell>
          <table:table-cell table:style-name="ce18" table:formula="of:=PINTERP([.$A$15:.$A$205];[.$C$15:.$C$205];([.AC$31]*0.0625+[.$N36]*0.0625))*1000" office:value-type="float" office:value="816.950321969697" calcext:value-type="float">
            <text:p>817</text:p>
          </table:table-cell>
          <table:table-cell table:style-name="ce18" table:formula="of:=PINTERP([.$A$15:.$A$205];[.$C$15:.$C$205];([.AD$31]*0.0625+[.$N36]*0.0625))*1000" office:value-type="float" office:value="815.088522727273" calcext:value-type="float">
            <text:p>815</text:p>
          </table:table-cell>
          <table:table-cell table:style-name="ce18" table:formula="of:=PINTERP([.$A$15:.$A$205];[.$C$15:.$C$205];([.AE$31]*0.0625+[.$N36]*0.0625))*1000" office:value-type="float" office:value="813.950390625" calcext:value-type="float">
            <text:p>814</text:p>
          </table:table-cell>
          <table:table-cell table:style-name="ce18" table:formula="of:=PINTERP([.$A$15:.$A$205];[.$C$15:.$C$205];([.AF$31]*0.0625+[.$N36]*0.0625))*1000" office:value-type="float" office:value="813.164583333334" calcext:value-type="float">
            <text:p>813</text:p>
          </table:table-cell>
          <table:table-cell table:style-name="ce18" table:formula="of:=PINTERP([.$A$15:.$A$205];[.$C$15:.$C$205];([.AG$31]*0.0625+[.$N36]*0.0625))*1000" office:value-type="float" office:value="811.425" calcext:value-type="float">
            <text:p>811</text:p>
          </table:table-cell>
          <table:table-cell table:style-name="ce18" table:formula="of:=PINTERP([.$A$15:.$A$205];[.$C$15:.$C$205];([.AH$31]*0.0625+[.$N36]*0.0625))*1000" office:value-type="float" office:value="810.450902777778" calcext:value-type="float">
            <text:p>810</text:p>
          </table:table-cell>
          <table:table-cell/>
          <table:table-cell table:style-name="ce14" office:value-type="float" office:value="60" calcext:value-type="float">
            <text:p>60</text:p>
          </table:table-cell>
          <table:table-cell table:style-name="ce14" table:formula="of:=[.O36]-(2^8)*3" office:value-type="float" office:value="63.9980624999998" calcext:value-type="float">
            <text:p>64</text:p>
          </table:table-cell>
          <table:table-cell table:style-name="ce14" table:formula="of:=[.P36]-(2^8)*3" office:value-type="float" office:value="63.0666666666667" calcext:value-type="float">
            <text:p>63</text:p>
          </table:table-cell>
          <table:table-cell table:style-name="ce14" table:formula="of:=[.Q36]-(2^8)*3" office:value-type="float" office:value="62.035" calcext:value-type="float">
            <text:p>62</text:p>
          </table:table-cell>
          <table:table-cell table:style-name="ce14" table:formula="of:=[.R36]-(2^8)*3" office:value-type="float" office:value="61.1627430555556" calcext:value-type="float">
            <text:p>61</text:p>
          </table:table-cell>
          <table:table-cell table:style-name="ce14" table:formula="of:=[.S36]-(2^8)*3" office:value-type="float" office:value="60.2454861111112" calcext:value-type="float">
            <text:p>60</text:p>
          </table:table-cell>
          <table:table-cell table:style-name="ce14" table:formula="of:=[.T36]-(2^8)*3" office:value-type="float" office:value="58.6" calcext:value-type="float">
            <text:p>59</text:p>
          </table:table-cell>
          <table:table-cell table:style-name="ce14" table:formula="of:=[.U36]-(2^8)*3" office:value-type="float" office:value="57.6931919642857" calcext:value-type="float">
            <text:p>58</text:p>
          </table:table-cell>
          <table:table-cell table:style-name="ce14" table:formula="of:=[.V36]-(2^8)*3" office:value-type="float" office:value="56.7303896103899" calcext:value-type="float">
            <text:p>57</text:p>
          </table:table-cell>
          <table:table-cell table:style-name="ce14" table:formula="of:=[.W36]-(2^8)*3" office:value-type="float" office:value="54.8681021148989" calcext:value-type="float">
            <text:p>55</text:p>
          </table:table-cell>
          <table:table-cell table:style-name="ce14" table:formula="of:=[.X36]-(2^8)*3" office:value-type="float" office:value="54.0277777777778" calcext:value-type="float">
            <text:p>54</text:p>
          </table:table-cell>
          <table:table-cell table:style-name="ce14" table:formula="of:=[.Y36]-(2^8)*3" office:value-type="float" office:value="53.2585937499999" calcext:value-type="float">
            <text:p>53</text:p>
          </table:table-cell>
          <table:table-cell table:style-name="ce14" table:formula="of:=[.Z36]-(2^8)*3" office:value-type="float" office:value="51.9499999999998" calcext:value-type="float">
            <text:p>52</text:p>
          </table:table-cell>
          <table:table-cell table:style-name="ce14" table:formula="of:=[.AA36]-(2^8)*3" office:value-type="float" office:value="50.440234375" calcext:value-type="float">
            <text:p>50</text:p>
          </table:table-cell>
          <table:table-cell table:style-name="ce14" table:formula="of:=[.AB36]-(2^8)*3" office:value-type="float" office:value="50.012840909091" calcext:value-type="float">
            <text:p>50</text:p>
          </table:table-cell>
          <table:table-cell table:style-name="ce14" table:formula="of:=[.AC36]-(2^8)*3" office:value-type="float" office:value="48.9503219696969" calcext:value-type="float">
            <text:p>49</text:p>
          </table:table-cell>
          <table:table-cell table:style-name="ce14" table:formula="of:=[.AD36]-(2^8)*3" office:value-type="float" office:value="47.0885227272728" calcext:value-type="float">
            <text:p>47</text:p>
          </table:table-cell>
          <table:table-cell table:style-name="ce14" table:formula="of:=[.AE36]-(2^8)*3" office:value-type="float" office:value="45.9503906250002" calcext:value-type="float">
            <text:p>46</text:p>
          </table:table-cell>
          <table:table-cell table:style-name="ce14" table:formula="of:=[.AF36]-(2^8)*3" office:value-type="float" office:value="45.1645833333336" calcext:value-type="float">
            <text:p>45</text:p>
          </table:table-cell>
          <table:table-cell table:style-name="ce14" table:formula="of:=[.AG36]-(2^8)*3" office:value-type="float" office:value="43.425" calcext:value-type="float">
            <text:p>43</text:p>
          </table:table-cell>
          <table:table-cell table:style-name="ce14" table:formula="of:=[.AH36]-(2^8)*3" office:value-type="float" office:value="42.4509027777776" calcext:value-type="float">
            <text:p>42</text:p>
          </table:table-cell>
        </table:table-row>
        <table:table-row table:style-name="ro3">
          <table:table-cell table:style-name="ce5" office:value-type="float" office:value="78.688" calcext:value-type="float">
            <office:annotation draw:style-name="gr1" draw:text-style-name="P2" svg:width="28.99mm" svg:height="9.91mm" svg:x="37.87mm" svg:y="190.96mm" draw:caption-point-x="-6.1mm" draw:caption-point-y="15.1mm">
              <dc:date>2015-10-19T00:00:00</dc:date>
              <text:p text:style-name="P1"><text:span text:style-name="T1">Was 76,688 in original table</text:span></text:p>
            </office:annotation>
            <text:p>78,688</text:p>
          </table:table-cell>
          <table:table-cell table:style-name="ce9" office:value-type="percentage" office:value="0.8909" calcext:value-type="percentage">
            <text:p>89,09%</text:p>
          </table:table-cell>
          <table:table-cell table:style-name="ce9" office:value-type="percentage" office:value="0.9178" calcext:value-type="percentage">
            <text:p>91,78%</text:p>
          </table:table-cell>
          <table:table-cell/>
          <table:table-cell office:value-type="float" office:value="80.1875" calcext:value-type="float">
            <text:p>80,1875</text:p>
          </table:table-cell>
          <table:table-cell table:formula="of:=PINTERP([.$A$15:.$A$205];[.$B$15:.$B$205];[.E37])" office:value-type="percentage" office:value="0.747419522019334" calcext:value-type="percentage">
            <text:p>74,7%</text:p>
          </table:table-cell>
          <table:table-cell table:formula="of:=PINTERP([.$A$15:.$A$205];[.$C$15:.$C$205];[.E37])" office:value-type="percentage" office:value="0.867123507915752" calcext:value-type="percentage">
            <text:p>86,7%</text:p>
          </table:table-cell>
          <table:table-cell/>
          <table:table-cell table:formula="of:=[.E37]/0.0625" office:value-type="float" office:value="1283" calcext:value-type="float">
            <text:p>1283</text:p>
          </table:table-cell>
          <table:table-cell table:formula="of:=[.F37]*1000" office:value-type="float" office:value="747.419522019334" calcext:value-type="float">
            <text:p>747</text:p>
          </table:table-cell>
          <table:table-cell table:formula="of:=[.G37]*1000" office:value-type="float" office:value="867.123507915752" calcext:value-type="float">
            <text:p>86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18" table:formula="of:=PINTERP([.$A$15:.$A$205];[.$C$15:.$C$205];([.O$31]*0.0625+[.$N37]*0.0625))*1000" office:value-type="float" office:value="809.507585227273" calcext:value-type="float">
            <text:p>810</text:p>
          </table:table-cell>
          <table:table-cell table:style-name="ce18" table:formula="of:=PINTERP([.$A$15:.$A$205];[.$C$15:.$C$205];([.P$31]*0.0625+[.$N37]*0.0625))*1000" office:value-type="float" office:value="808.411935286935" calcext:value-type="float">
            <text:p>808</text:p>
          </table:table-cell>
          <table:table-cell table:style-name="ce18" table:formula="of:=PINTERP([.$A$15:.$A$205];[.$C$15:.$C$205];([.Q$31]*0.0625+[.$N37]*0.0625))*1000" office:value-type="float" office:value="806.847081861591" calcext:value-type="float">
            <text:p>807</text:p>
          </table:table-cell>
          <table:table-cell table:style-name="ce18" table:formula="of:=PINTERP([.$A$15:.$A$205];[.$C$15:.$C$205];([.R$31]*0.0625+[.$N37]*0.0625))*1000" office:value-type="float" office:value="806.086352040816" calcext:value-type="float">
            <text:p>806</text:p>
          </table:table-cell>
          <table:table-cell table:style-name="ce18" table:formula="of:=PINTERP([.$A$15:.$A$205];[.$C$15:.$C$205];([.S$31]*0.0625+[.$N37]*0.0625))*1000" office:value-type="float" office:value="804.472034438775" calcext:value-type="float">
            <text:p>804</text:p>
          </table:table-cell>
          <table:table-cell table:style-name="ce18" table:formula="of:=PINTERP([.$A$15:.$A$205];[.$C$15:.$C$205];([.T$31]*0.0625+[.$N37]*0.0625))*1000" office:value-type="float" office:value="802.915306122449" calcext:value-type="float">
            <text:p>803</text:p>
          </table:table-cell>
          <table:table-cell table:style-name="ce18" table:formula="of:=PINTERP([.$A$15:.$A$205];[.$C$15:.$C$205];([.U$31]*0.0625+[.$N37]*0.0625))*1000" office:value-type="float" office:value="801.9828125" calcext:value-type="float">
            <text:p>802</text:p>
          </table:table-cell>
          <table:table-cell table:style-name="ce18" table:formula="of:=PINTERP([.$A$15:.$A$205];[.$C$15:.$C$205];([.V$31]*0.0625+[.$N37]*0.0625))*1000" office:value-type="float" office:value="801.33737244898" calcext:value-type="float">
            <text:p>801</text:p>
          </table:table-cell>
          <table:table-cell table:style-name="ce18" table:formula="of:=PINTERP([.$A$15:.$A$205];[.$C$15:.$C$205];([.W$31]*0.0625+[.$N37]*0.0625))*1000" office:value-type="float" office:value="800.091677295919" calcext:value-type="float">
            <text:p>800</text:p>
          </table:table-cell>
          <table:table-cell table:style-name="ce18" table:formula="of:=PINTERP([.$A$15:.$A$205];[.$C$15:.$C$205];([.X$31]*0.0625+[.$N37]*0.0625))*1000" office:value-type="float" office:value="798.413163265306" calcext:value-type="float">
            <text:p>798</text:p>
          </table:table-cell>
          <table:table-cell table:style-name="ce18" table:formula="of:=PINTERP([.$A$15:.$A$205];[.$C$15:.$C$205];([.Y$31]*0.0625+[.$N37]*0.0625))*1000" office:value-type="float" office:value="797.219725577731" calcext:value-type="float">
            <text:p>797</text:p>
          </table:table-cell>
          <table:table-cell table:style-name="ce18" table:formula="of:=PINTERP([.$A$15:.$A$205];[.$C$15:.$C$205];([.Z$31]*0.0625+[.$N37]*0.0625))*1000" office:value-type="float" office:value="796.505555555556" calcext:value-type="float">
            <text:p>797</text:p>
          </table:table-cell>
          <table:table-cell table:style-name="ce18" table:formula="of:=PINTERP([.$A$15:.$A$205];[.$C$15:.$C$205];([.AA$31]*0.0625+[.$N37]*0.0625))*1000" office:value-type="float" office:value="795.325" calcext:value-type="float">
            <text:p>795</text:p>
          </table:table-cell>
          <table:table-cell table:style-name="ce18" table:formula="of:=PINTERP([.$A$15:.$A$205];[.$C$15:.$C$205];([.AB$31]*0.0625+[.$N37]*0.0625))*1000" office:value-type="float" office:value="794.432802287582" calcext:value-type="float">
            <text:p>794</text:p>
          </table:table-cell>
          <table:table-cell table:style-name="ce18" table:formula="of:=PINTERP([.$A$15:.$A$205];[.$C$15:.$C$205];([.AC$31]*0.0625+[.$N37]*0.0625))*1000" office:value-type="float" office:value="793.733251953125" calcext:value-type="float">
            <text:p>794</text:p>
          </table:table-cell>
          <table:table-cell table:style-name="ce18" table:formula="of:=PINTERP([.$A$15:.$A$205];[.$C$15:.$C$205];([.AD$31]*0.0625+[.$N37]*0.0625))*1000" office:value-type="float" office:value="792.66357421875" calcext:value-type="float">
            <text:p>793</text:p>
          </table:table-cell>
          <table:table-cell table:style-name="ce18" table:formula="of:=PINTERP([.$A$15:.$A$205];[.$C$15:.$C$205];([.AE$31]*0.0625+[.$N37]*0.0625))*1000" office:value-type="float" office:value="790.875854492188" calcext:value-type="float">
            <text:p>791</text:p>
          </table:table-cell>
          <table:table-cell table:style-name="ce18" table:formula="of:=PINTERP([.$A$15:.$A$205];[.$C$15:.$C$205];([.AF$31]*0.0625+[.$N37]*0.0625))*1000" office:value-type="float" office:value="789.391927083333" calcext:value-type="float">
            <text:p>789</text:p>
          </table:table-cell>
          <table:table-cell table:style-name="ce18" table:formula="of:=PINTERP([.$A$15:.$A$205];[.$C$15:.$C$205];([.AG$31]*0.0625+[.$N37]*0.0625))*1000" office:value-type="float" office:value="788.126991705247" calcext:value-type="float">
            <text:p>788</text:p>
          </table:table-cell>
          <table:table-cell table:style-name="ce18" table:formula="of:=PINTERP([.$A$15:.$A$205];[.$C$15:.$C$205];([.AH$31]*0.0625+[.$N37]*0.0625))*1000" office:value-type="float" office:value="787.05513117284" calcext:value-type="float">
            <text:p>787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4" table:formula="of:=[.O37]-(2^8)*3" office:value-type="float" office:value="41.5075852272728" calcext:value-type="float">
            <text:p>42</text:p>
          </table:table-cell>
          <table:table-cell table:style-name="ce14" table:formula="of:=[.P37]-(2^8)*3" office:value-type="float" office:value="40.4119352869352" calcext:value-type="float">
            <text:p>40</text:p>
          </table:table-cell>
          <table:table-cell table:style-name="ce14" table:formula="of:=[.Q37]-(2^8)*3" office:value-type="float" office:value="38.8470818615907" calcext:value-type="float">
            <text:p>39</text:p>
          </table:table-cell>
          <table:table-cell table:style-name="ce14" table:formula="of:=[.R37]-(2^8)*3" office:value-type="float" office:value="38.0863520408165" calcext:value-type="float">
            <text:p>38</text:p>
          </table:table-cell>
          <table:table-cell table:style-name="ce14" table:formula="of:=[.S37]-(2^8)*3" office:value-type="float" office:value="36.4720344387754" calcext:value-type="float">
            <text:p>36</text:p>
          </table:table-cell>
          <table:table-cell table:style-name="ce14" table:formula="of:=[.T37]-(2^8)*3" office:value-type="float" office:value="34.9153061224491" calcext:value-type="float">
            <text:p>35</text:p>
          </table:table-cell>
          <table:table-cell table:style-name="ce14" table:formula="of:=[.U37]-(2^8)*3" office:value-type="float" office:value="33.9828125000001" calcext:value-type="float">
            <text:p>34</text:p>
          </table:table-cell>
          <table:table-cell table:style-name="ce14" table:formula="of:=[.V37]-(2^8)*3" office:value-type="float" office:value="33.3373724489796" calcext:value-type="float">
            <text:p>33</text:p>
          </table:table-cell>
          <table:table-cell table:style-name="ce14" table:formula="of:=[.W37]-(2^8)*3" office:value-type="float" office:value="32.0916772959184" calcext:value-type="float">
            <text:p>32</text:p>
          </table:table-cell>
          <table:table-cell table:style-name="ce14" table:formula="of:=[.X37]-(2^8)*3" office:value-type="float" office:value="30.4131632653063" calcext:value-type="float">
            <text:p>30</text:p>
          </table:table-cell>
          <table:table-cell table:style-name="ce14" table:formula="of:=[.Y37]-(2^8)*3" office:value-type="float" office:value="29.2197255777311" calcext:value-type="float">
            <text:p>29</text:p>
          </table:table-cell>
          <table:table-cell table:style-name="ce14" table:formula="of:=[.Z37]-(2^8)*3" office:value-type="float" office:value="28.5055555555557" calcext:value-type="float">
            <text:p>29</text:p>
          </table:table-cell>
          <table:table-cell table:style-name="ce14" table:formula="of:=[.AA37]-(2^8)*3" office:value-type="float" office:value="27.3249999999999" calcext:value-type="float">
            <text:p>27</text:p>
          </table:table-cell>
          <table:table-cell table:style-name="ce14" table:formula="of:=[.AB37]-(2^8)*3" office:value-type="float" office:value="26.4328022875817" calcext:value-type="float">
            <text:p>26</text:p>
          </table:table-cell>
          <table:table-cell table:style-name="ce14" table:formula="of:=[.AC37]-(2^8)*3" office:value-type="float" office:value="25.7332519531252" calcext:value-type="float">
            <text:p>26</text:p>
          </table:table-cell>
          <table:table-cell table:style-name="ce14" table:formula="of:=[.AD37]-(2^8)*3" office:value-type="float" office:value="24.6635742187502" calcext:value-type="float">
            <text:p>25</text:p>
          </table:table-cell>
          <table:table-cell table:style-name="ce14" table:formula="of:=[.AE37]-(2^8)*3" office:value-type="float" office:value="22.8758544921876" calcext:value-type="float">
            <text:p>23</text:p>
          </table:table-cell>
          <table:table-cell table:style-name="ce14" table:formula="of:=[.AF37]-(2^8)*3" office:value-type="float" office:value="21.3919270833334" calcext:value-type="float">
            <text:p>21</text:p>
          </table:table-cell>
          <table:table-cell table:style-name="ce14" table:formula="of:=[.AG37]-(2^8)*3" office:value-type="float" office:value="20.1269917052471" calcext:value-type="float">
            <text:p>20</text:p>
          </table:table-cell>
          <table:table-cell table:style-name="ce14" table:formula="of:=[.AH37]-(2^8)*3" office:value-type="float" office:value="19.0551311728395" calcext:value-type="float">
            <text:p>19</text:p>
          </table:table-cell>
        </table:table-row>
        <table:table-row table:style-name="ro3">
          <table:table-cell office:value-type="float" office:value="78.7232" calcext:value-type="float">
            <text:p>78,723</text:p>
          </table:table-cell>
          <table:table-cell office:value-type="percentage" office:value="0.887" calcext:value-type="percentage">
            <text:p>88,70%</text:p>
          </table:table-cell>
          <table:table-cell office:value-type="percentage" office:value="0.9156" calcext:value-type="percentage">
            <text:p>91,56%</text:p>
          </table:table-cell>
          <table:table-cell/>
          <table:table-cell office:value-type="float" office:value="80.25" calcext:value-type="float">
            <text:p>80,25</text:p>
          </table:table-cell>
          <table:table-cell table:formula="of:=PINTERP([.$A$15:.$A$205];[.$B$15:.$B$205];[.E38])" office:value-type="percentage" office:value="0.741399583333333" calcext:value-type="percentage">
            <text:p>74,1%</text:p>
          </table:table-cell>
          <table:table-cell table:formula="of:=PINTERP([.$A$15:.$A$205];[.$C$15:.$C$205];[.E38])" office:value-type="percentage" office:value="0.865812504025765" calcext:value-type="percentage">
            <text:p>86,6%</text:p>
          </table:table-cell>
          <table:table-cell/>
          <table:table-cell table:formula="of:=[.E38]/0.0625" office:value-type="float" office:value="1284" calcext:value-type="float">
            <text:p>1284</text:p>
          </table:table-cell>
          <table:table-cell table:formula="of:=[.F38]*1000" office:value-type="float" office:value="741.399583333333" calcext:value-type="float">
            <text:p>741</text:p>
          </table:table-cell>
          <table:table-cell table:formula="of:=[.G38]*1000" office:value-type="float" office:value="865.812504025765" calcext:value-type="float">
            <text:p>86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8" table:formula="of:=PINTERP([.$A$15:.$A$205];[.$C$15:.$C$205];([.O$31]*0.0625+[.$N38]*0.0625))*1000" office:value-type="float" office:value="786.443336397059" calcext:value-type="float">
            <text:p>786</text:p>
          </table:table-cell>
          <table:table-cell table:style-name="ce18" table:formula="of:=PINTERP([.$A$15:.$A$205];[.$C$15:.$C$205];([.P$31]*0.0625+[.$N38]*0.0625))*1000" office:value-type="float" office:value="785.358823529412" calcext:value-type="float">
            <text:p>785</text:p>
          </table:table-cell>
          <table:table-cell table:style-name="ce18" table:formula="of:=PINTERP([.$A$15:.$A$205];[.$C$15:.$C$205];([.Q$31]*0.0625+[.$N38]*0.0625))*1000" office:value-type="float" office:value="783.888696289063" calcext:value-type="float">
            <text:p>784</text:p>
          </table:table-cell>
          <table:table-cell table:style-name="ce18" table:formula="of:=PINTERP([.$A$15:.$A$205];[.$C$15:.$C$205];([.R$31]*0.0625+[.$N38]*0.0625))*1000" office:value-type="float" office:value="782.489680989584" calcext:value-type="float">
            <text:p>782</text:p>
          </table:table-cell>
          <table:table-cell table:style-name="ce18" table:formula="of:=PINTERP([.$A$15:.$A$205];[.$C$15:.$C$205];([.S$31]*0.0625+[.$N38]*0.0625))*1000" office:value-type="float" office:value="781.156469726563" calcext:value-type="float">
            <text:p>781</text:p>
          </table:table-cell>
          <table:table-cell table:style-name="ce18" table:formula="of:=PINTERP([.$A$15:.$A$205];[.$C$15:.$C$205];([.T$31]*0.0625+[.$N38]*0.0625))*1000" office:value-type="float" office:value="779.984325396826" calcext:value-type="float">
            <text:p>780</text:p>
          </table:table-cell>
          <table:table-cell table:style-name="ce18" table:formula="of:=PINTERP([.$A$15:.$A$205];[.$C$15:.$C$205];([.U$31]*0.0625+[.$N38]*0.0625))*1000" office:value-type="float" office:value="778.625139508929" calcext:value-type="float">
            <text:p>779</text:p>
          </table:table-cell>
          <table:table-cell table:style-name="ce18" table:formula="of:=PINTERP([.$A$15:.$A$205];[.$C$15:.$C$205];([.V$31]*0.0625+[.$N38]*0.0625))*1000" office:value-type="float" office:value="777.107688492064" calcext:value-type="float">
            <text:p>777</text:p>
          </table:table-cell>
          <table:table-cell table:style-name="ce18" table:formula="of:=PINTERP([.$A$15:.$A$205];[.$C$15:.$C$205];([.W$31]*0.0625+[.$N38]*0.0625))*1000" office:value-type="float" office:value="775.856620645944" calcext:value-type="float">
            <text:p>776</text:p>
          </table:table-cell>
          <table:table-cell table:style-name="ce18" table:formula="of:=PINTERP([.$A$15:.$A$205];[.$C$15:.$C$205];([.X$31]*0.0625+[.$N38]*0.0625))*1000" office:value-type="float" office:value="774.155555555556" calcext:value-type="float">
            <text:p>774</text:p>
          </table:table-cell>
          <table:table-cell table:style-name="ce18" table:formula="of:=PINTERP([.$A$15:.$A$205];[.$C$15:.$C$205];([.Y$31]*0.0625+[.$N38]*0.0625))*1000" office:value-type="float" office:value="772.5125" calcext:value-type="float">
            <text:p>773</text:p>
          </table:table-cell>
          <table:table-cell table:style-name="ce18" table:formula="of:=PINTERP([.$A$15:.$A$205];[.$C$15:.$C$205];([.Z$31]*0.0625+[.$N38]*0.0625))*1000" office:value-type="float" office:value="771.28950617284" calcext:value-type="float">
            <text:p>771</text:p>
          </table:table-cell>
          <table:table-cell table:style-name="ce18" table:formula="of:=PINTERP([.$A$15:.$A$205];[.$C$15:.$C$205];([.AA$31]*0.0625+[.$N38]*0.0625))*1000" office:value-type="float" office:value="770.079506578947" calcext:value-type="float">
            <text:p>770</text:p>
          </table:table-cell>
          <table:table-cell table:style-name="ce18" table:formula="of:=PINTERP([.$A$15:.$A$205];[.$C$15:.$C$205];([.AB$31]*0.0625+[.$N38]*0.0625))*1000" office:value-type="float" office:value="768.675263157895" calcext:value-type="float">
            <text:p>769</text:p>
          </table:table-cell>
          <table:table-cell table:style-name="ce18" table:formula="of:=PINTERP([.$A$15:.$A$205];[.$C$15:.$C$205];([.AC$31]*0.0625+[.$N38]*0.0625))*1000" office:value-type="float" office:value="767.013256578947" calcext:value-type="float">
            <text:p>767</text:p>
          </table:table-cell>
          <table:table-cell table:style-name="ce18" table:formula="of:=PINTERP([.$A$15:.$A$205];[.$C$15:.$C$205];([.AD$31]*0.0625+[.$N38]*0.0625))*1000" office:value-type="float" office:value="765.116790935672" calcext:value-type="float">
            <text:p>765</text:p>
          </table:table-cell>
          <table:table-cell table:style-name="ce18" table:formula="of:=PINTERP([.$A$15:.$A$205];[.$C$15:.$C$205];([.AE$31]*0.0625+[.$N38]*0.0625))*1000" office:value-type="float" office:value="763.571765216503" calcext:value-type="float">
            <text:p>764</text:p>
          </table:table-cell>
          <table:table-cell table:style-name="ce18" table:formula="of:=PINTERP([.$A$15:.$A$205];[.$C$15:.$C$205];([.AF$31]*0.0625+[.$N38]*0.0625))*1000" office:value-type="float" office:value="762.3" calcext:value-type="float">
            <text:p>762</text:p>
          </table:table-cell>
          <table:table-cell table:style-name="ce18" table:formula="of:=PINTERP([.$A$15:.$A$205];[.$C$15:.$C$205];([.AG$31]*0.0625+[.$N38]*0.0625))*1000" office:value-type="float" office:value="760.190625" calcext:value-type="float">
            <text:p>760</text:p>
          </table:table-cell>
          <table:table-cell table:style-name="ce18" table:formula="of:=PINTERP([.$A$15:.$A$205];[.$C$15:.$C$205];([.AH$31]*0.0625+[.$N38]*0.0625))*1000" office:value-type="float" office:value="758.668106617647" calcext:value-type="float">
            <text:p>75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4" table:formula="of:=[.O38]-(2^8)*3" office:value-type="float" office:value="18.4433363970587" calcext:value-type="float">
            <text:p>18</text:p>
          </table:table-cell>
          <table:table-cell table:style-name="ce14" table:formula="of:=[.P38]-(2^8)*3" office:value-type="float" office:value="17.3588235294118" calcext:value-type="float">
            <text:p>17</text:p>
          </table:table-cell>
          <table:table-cell table:style-name="ce14" table:formula="of:=[.Q38]-(2^8)*3" office:value-type="float" office:value="15.8886962890625" calcext:value-type="float">
            <text:p>16</text:p>
          </table:table-cell>
          <table:table-cell table:style-name="ce14" table:formula="of:=[.R38]-(2^8)*3" office:value-type="float" office:value="14.4896809895835" calcext:value-type="float">
            <text:p>14</text:p>
          </table:table-cell>
          <table:table-cell table:style-name="ce14" table:formula="of:=[.S38]-(2^8)*3" office:value-type="float" office:value="13.1564697265627" calcext:value-type="float">
            <text:p>13</text:p>
          </table:table-cell>
          <table:table-cell table:style-name="ce14" table:formula="of:=[.T38]-(2^8)*3" office:value-type="float" office:value="11.9843253968255" calcext:value-type="float">
            <text:p>12</text:p>
          </table:table-cell>
          <table:table-cell table:style-name="ce14" table:formula="of:=[.U38]-(2^8)*3" office:value-type="float" office:value="10.6251395089287" calcext:value-type="float">
            <text:p>11</text:p>
          </table:table-cell>
          <table:table-cell table:style-name="ce14" table:formula="of:=[.V38]-(2^8)*3" office:value-type="float" office:value="9.10768849206363" calcext:value-type="float">
            <text:p>9</text:p>
          </table:table-cell>
          <table:table-cell table:style-name="ce14" table:formula="of:=[.W38]-(2^8)*3" office:value-type="float" office:value="7.85662064594374" calcext:value-type="float">
            <text:p>8</text:p>
          </table:table-cell>
          <table:table-cell table:style-name="ce14" table:formula="of:=[.X38]-(2^8)*3" office:value-type="float" office:value="6.15555555555568" calcext:value-type="float">
            <text:p>6</text:p>
          </table:table-cell>
          <table:table-cell table:style-name="ce14" table:formula="of:=[.Y38]-(2^8)*3" office:value-type="float" office:value="4.51250000000016" calcext:value-type="float">
            <text:p>5</text:p>
          </table:table-cell>
          <table:table-cell table:style-name="ce14" table:formula="of:=[.Z38]-(2^8)*3" office:value-type="float" office:value="3.28950617283954" calcext:value-type="float">
            <text:p>3</text:p>
          </table:table-cell>
          <table:table-cell table:style-name="ce14" table:formula="of:=[.AA38]-(2^8)*3" office:value-type="float" office:value="2.07950657894742" calcext:value-type="float">
            <text:p>2</text:p>
          </table:table-cell>
          <table:table-cell table:style-name="ce14" table:formula="of:=[.AB38]-(2^8)*3" office:value-type="float" office:value="0.675263157894847" calcext:value-type="float">
            <text:p>1</text:p>
          </table:table-cell>
          <table:table-cell table:style-name="ce22" table:formula="of:=[.AC38]-(2^8)*2" office:value-type="float" office:value="255.013256578947" calcext:value-type="float">
            <text:p>255</text:p>
          </table:table-cell>
          <table:table-cell table:style-name="ce14" table:formula="of:=[.AD38]-(2^8)*2" office:value-type="float" office:value="253.116790935672" calcext:value-type="float">
            <text:p>253</text:p>
          </table:table-cell>
          <table:table-cell table:style-name="ce14" table:formula="of:=[.AE38]-(2^8)*2" office:value-type="float" office:value="251.571765216503" calcext:value-type="float">
            <text:p>252</text:p>
          </table:table-cell>
          <table:table-cell table:style-name="ce14" table:formula="of:=[.AF38]-(2^8)*2" office:value-type="float" office:value="250.3" calcext:value-type="float">
            <text:p>250</text:p>
          </table:table-cell>
          <table:table-cell table:style-name="ce14" table:formula="of:=[.AG38]-(2^8)*2" office:value-type="float" office:value="248.190625" calcext:value-type="float">
            <text:p>248</text:p>
          </table:table-cell>
          <table:table-cell table:style-name="ce14" table:formula="of:=[.AH38]-(2^8)*2" office:value-type="float" office:value="246.668106617647" calcext:value-type="float">
            <text:p>247</text:p>
          </table:table-cell>
        </table:table-row>
        <table:table-row table:style-name="ro3">
          <table:table-cell office:value-type="float" office:value="78.767" calcext:value-type="float">
            <text:p>78,767</text:p>
          </table:table-cell>
          <table:table-cell office:value-type="percentage" office:value="0.883" calcext:value-type="percentage">
            <text:p>88,30%</text:p>
          </table:table-cell>
          <table:table-cell office:value-type="percentage" office:value="0.914" calcext:value-type="percentage">
            <text:p>91,40%</text:p>
          </table:table-cell>
          <table:table-cell/>
          <table:table-cell office:value-type="float" office:value="80.3125" calcext:value-type="float">
            <text:p>80,3125</text:p>
          </table:table-cell>
          <table:table-cell table:formula="of:=PINTERP([.$A$15:.$A$205];[.$B$15:.$B$205];[.E39])" office:value-type="percentage" office:value="0.735998168076923" calcext:value-type="percentage">
            <text:p>73,6%</text:p>
          </table:table-cell>
          <table:table-cell table:formula="of:=PINTERP([.$A$15:.$A$205];[.$C$15:.$C$205];[.E39])" office:value-type="percentage" office:value="0.864264868290598" calcext:value-type="percentage">
            <text:p>86,4%</text:p>
          </table:table-cell>
          <table:table-cell/>
          <table:table-cell table:formula="of:=[.E39]/0.0625" office:value-type="float" office:value="1285" calcext:value-type="float">
            <text:p>1285</text:p>
          </table:table-cell>
          <table:table-cell table:formula="of:=[.F39]*1000" office:value-type="float" office:value="735.998168076923" calcext:value-type="float">
            <text:p>736</text:p>
          </table:table-cell>
          <table:table-cell table:formula="of:=[.G39]*1000" office:value-type="float" office:value="864.264868290598" calcext:value-type="float">
            <text:p>864</text:p>
          </table:table-cell>
          <table:table-cell table:number-columns-repeated="2"/>
          <table:table-cell table:style-name="ce14" office:value-type="float" office:value="120" calcext:value-type="float">
            <text:p>120</text:p>
          </table:table-cell>
          <table:table-cell table:style-name="ce18" table:formula="of:=PINTERP([.$A$15:.$A$205];[.$C$15:.$C$205];([.O$31]*0.0625+[.$N39]*0.0625))*1000" office:value-type="float" office:value="757.333603395062" calcext:value-type="float">
            <text:p>757</text:p>
          </table:table-cell>
          <table:table-cell table:style-name="ce18" table:formula="of:=PINTERP([.$A$15:.$A$205];[.$C$15:.$C$205];([.P$31]*0.0625+[.$N39]*0.0625))*1000" office:value-type="float" office:value="755.513580246914" calcext:value-type="float">
            <text:p>756</text:p>
          </table:table-cell>
          <table:table-cell table:style-name="ce18" table:formula="of:=PINTERP([.$A$15:.$A$205];[.$C$15:.$C$205];([.Q$31]*0.0625+[.$N39]*0.0625))*1000" office:value-type="float" office:value="753.572743055555" calcext:value-type="float">
            <text:p>754</text:p>
          </table:table-cell>
          <table:table-cell table:style-name="ce18" table:formula="of:=PINTERP([.$A$15:.$A$205];[.$C$15:.$C$205];([.R$31]*0.0625+[.$N39]*0.0625))*1000" office:value-type="float" office:value="751.656933097313" calcext:value-type="float">
            <text:p>752</text:p>
          </table:table-cell>
          <table:table-cell table:style-name="ce18" table:formula="of:=PINTERP([.$A$15:.$A$205];[.$C$15:.$C$205];([.S$31]*0.0625+[.$N39]*0.0625))*1000" office:value-type="float" office:value="749.775933301561" calcext:value-type="float">
            <text:p>750</text:p>
          </table:table-cell>
          <table:table-cell table:style-name="ce18" table:formula="of:=PINTERP([.$A$15:.$A$205];[.$C$15:.$C$205];([.T$31]*0.0625+[.$N39]*0.0625))*1000" office:value-type="float" office:value="747.75" calcext:value-type="float">
            <text:p>748</text:p>
          </table:table-cell>
          <table:table-cell table:style-name="ce18" table:formula="of:=PINTERP([.$A$15:.$A$205];[.$C$15:.$C$205];([.U$31]*0.0625+[.$N39]*0.0625))*1000" office:value-type="float" office:value="745.764432425214" calcext:value-type="float">
            <text:p>746</text:p>
          </table:table-cell>
          <table:table-cell table:style-name="ce18" table:formula="of:=PINTERP([.$A$15:.$A$205];[.$C$15:.$C$205];([.V$31]*0.0625+[.$N39]*0.0625))*1000" office:value-type="float" office:value="744.116985576923" calcext:value-type="float">
            <text:p>744</text:p>
          </table:table-cell>
          <table:table-cell table:style-name="ce18" table:formula="of:=PINTERP([.$A$15:.$A$205];[.$C$15:.$C$205];([.W$31]*0.0625+[.$N39]*0.0625))*1000" office:value-type="float" office:value="743.048813167735" calcext:value-type="float">
            <text:p>743</text:p>
          </table:table-cell>
          <table:table-cell table:style-name="ce18" table:formula="of:=PINTERP([.$A$15:.$A$205];[.$C$15:.$C$205];([.X$31]*0.0625+[.$N39]*0.0625))*1000" office:value-type="float" office:value="742.159760683761" calcext:value-type="float">
            <text:p>742</text:p>
          </table:table-cell>
          <table:table-cell table:style-name="ce18" table:formula="of:=PINTERP([.$A$15:.$A$205];[.$C$15:.$C$205];([.Y$31]*0.0625+[.$N39]*0.0625))*1000" office:value-type="float" office:value="741.449828125" calcext:value-type="float">
            <text:p>741</text:p>
          </table:table-cell>
          <table:table-cell table:style-name="ce18" table:formula="of:=PINTERP([.$A$15:.$A$205];[.$C$15:.$C$205];([.Z$31]*0.0625+[.$N39]*0.0625))*1000" office:value-type="float" office:value="740.919015491453" calcext:value-type="float">
            <text:p>741</text:p>
          </table:table-cell>
          <table:table-cell table:style-name="ce18" table:formula="of:=PINTERP([.$A$15:.$A$205];[.$C$15:.$C$205];([.AA$31]*0.0625+[.$N39]*0.0625))*1000" office:value-type="float" office:value="740.367522117744" calcext:value-type="float">
            <text:p>740</text:p>
          </table:table-cell>
          <table:table-cell table:style-name="ce18" table:formula="of:=PINTERP([.$A$15:.$A$205];[.$C$15:.$C$205];([.AB$31]*0.0625+[.$N39]*0.0625))*1000" office:value-type="float" office:value="739.613750528821" calcext:value-type="float">
            <text:p>740</text:p>
          </table:table-cell>
          <table:table-cell table:style-name="ce18" table:formula="of:=PINTERP([.$A$15:.$A$205];[.$C$15:.$C$205];([.AC$31]*0.0625+[.$N39]*0.0625))*1000" office:value-type="float" office:value="738.862562219982" calcext:value-type="float">
            <text:p>739</text:p>
          </table:table-cell>
          <table:table-cell table:style-name="ce18" table:formula="of:=PINTERP([.$A$15:.$A$205];[.$C$15:.$C$205];([.AD$31]*0.0625+[.$N39]*0.0625))*1000" office:value-type="float" office:value="738.113957191227" calcext:value-type="float">
            <text:p>738</text:p>
          </table:table-cell>
          <table:table-cell table:style-name="ce18" table:formula="of:=PINTERP([.$A$15:.$A$205];[.$C$15:.$C$205];([.AE$31]*0.0625+[.$N39]*0.0625))*1000" office:value-type="float" office:value="737.367935442557" calcext:value-type="float">
            <text:p>737</text:p>
          </table:table-cell>
          <table:table-cell table:style-name="ce18" table:formula="of:=PINTERP([.$A$15:.$A$205];[.$C$15:.$C$205];([.AF$31]*0.0625+[.$N39]*0.0625))*1000" office:value-type="float" office:value="736.625531464834" calcext:value-type="float">
            <text:p>737</text:p>
          </table:table-cell>
          <table:table-cell table:style-name="ce18" table:formula="of:=PINTERP([.$A$15:.$A$205];[.$C$15:.$C$205];([.AG$31]*0.0625+[.$N39]*0.0625))*1000" office:value-type="float" office:value="735.882424037106" calcext:value-type="float">
            <text:p>736</text:p>
          </table:table-cell>
          <table:table-cell table:style-name="ce18" table:formula="of:=PINTERP([.$A$15:.$A$205];[.$C$15:.$C$205];([.AH$31]*0.0625+[.$N39]*0.0625))*1000" office:value-type="float" office:value="735.137182046536" calcext:value-type="float">
            <text:p>735</text:p>
          </table:table-cell>
          <table:table-cell/>
          <table:table-cell table:style-name="ce14" office:value-type="float" office:value="120" calcext:value-type="float">
            <text:p>120</text:p>
          </table:table-cell>
          <table:table-cell table:style-name="ce14" table:formula="of:=[.O39]-(2^8)*2" office:value-type="float" office:value="245.333603395062" calcext:value-type="float">
            <text:p>245</text:p>
          </table:table-cell>
          <table:table-cell table:style-name="ce14" table:formula="of:=[.P39]-(2^8)*2" office:value-type="float" office:value="243.513580246914" calcext:value-type="float">
            <text:p>244</text:p>
          </table:table-cell>
          <table:table-cell table:style-name="ce14" table:formula="of:=[.Q39]-(2^8)*2" office:value-type="float" office:value="241.572743055555" calcext:value-type="float">
            <text:p>242</text:p>
          </table:table-cell>
          <table:table-cell table:style-name="ce14" table:formula="of:=[.R39]-(2^8)*2" office:value-type="float" office:value="239.656933097313" calcext:value-type="float">
            <text:p>240</text:p>
          </table:table-cell>
          <table:table-cell table:style-name="ce14" table:formula="of:=[.S39]-(2^8)*2" office:value-type="float" office:value="237.775933301561" calcext:value-type="float">
            <text:p>238</text:p>
          </table:table-cell>
          <table:table-cell table:style-name="ce14" table:formula="of:=[.T39]-(2^8)*2" office:value-type="float" office:value="235.75" calcext:value-type="float">
            <text:p>236</text:p>
          </table:table-cell>
          <table:table-cell table:style-name="ce14" table:formula="of:=[.U39]-(2^8)*2" office:value-type="float" office:value="233.764432425214" calcext:value-type="float">
            <text:p>234</text:p>
          </table:table-cell>
          <table:table-cell table:style-name="ce14" table:formula="of:=[.V39]-(2^8)*2" office:value-type="float" office:value="232.116985576923" calcext:value-type="float">
            <text:p>232</text:p>
          </table:table-cell>
          <table:table-cell table:style-name="ce14" table:formula="of:=[.W39]-(2^8)*2" office:value-type="float" office:value="231.048813167735" calcext:value-type="float">
            <text:p>231</text:p>
          </table:table-cell>
          <table:table-cell table:style-name="ce14" table:formula="of:=[.X39]-(2^8)*2" office:value-type="float" office:value="230.159760683761" calcext:value-type="float">
            <text:p>230</text:p>
          </table:table-cell>
          <table:table-cell table:style-name="ce14" table:formula="of:=[.Y39]-(2^8)*2" office:value-type="float" office:value="229.449828125" calcext:value-type="float">
            <text:p>229</text:p>
          </table:table-cell>
          <table:table-cell table:style-name="ce14" table:formula="of:=[.Z39]-(2^8)*2" office:value-type="float" office:value="228.919015491453" calcext:value-type="float">
            <text:p>229</text:p>
          </table:table-cell>
          <table:table-cell table:style-name="ce14" table:formula="of:=[.AA39]-(2^8)*2" office:value-type="float" office:value="228.367522117744" calcext:value-type="float">
            <text:p>228</text:p>
          </table:table-cell>
          <table:table-cell table:style-name="ce14" table:formula="of:=[.AB39]-(2^8)*2" office:value-type="float" office:value="227.613750528821" calcext:value-type="float">
            <text:p>228</text:p>
          </table:table-cell>
          <table:table-cell table:style-name="ce14" table:formula="of:=[.AC39]-(2^8)*2" office:value-type="float" office:value="226.862562219982" calcext:value-type="float">
            <text:p>227</text:p>
          </table:table-cell>
          <table:table-cell table:style-name="ce14" table:formula="of:=[.AD39]-(2^8)*2" office:value-type="float" office:value="226.113957191227" calcext:value-type="float">
            <text:p>226</text:p>
          </table:table-cell>
          <table:table-cell table:style-name="ce14" table:formula="of:=[.AE39]-(2^8)*2" office:value-type="float" office:value="225.367935442557" calcext:value-type="float">
            <text:p>225</text:p>
          </table:table-cell>
          <table:table-cell table:style-name="ce14" table:formula="of:=[.AF39]-(2^8)*2" office:value-type="float" office:value="224.625531464833" calcext:value-type="float">
            <text:p>225</text:p>
          </table:table-cell>
          <table:table-cell table:style-name="ce14" table:formula="of:=[.AG39]-(2^8)*2" office:value-type="float" office:value="223.882424037106" calcext:value-type="float">
            <text:p>224</text:p>
          </table:table-cell>
          <table:table-cell table:style-name="ce14" table:formula="of:=[.AH39]-(2^8)*2" office:value-type="float" office:value="223.137182046536" calcext:value-type="float">
            <text:p>223</text:p>
          </table:table-cell>
        </table:table-row>
        <table:table-row table:style-name="ro3">
          <table:table-cell office:value-type="float" office:value="78.806" calcext:value-type="float">
            <text:p>78,806</text:p>
          </table:table-cell>
          <table:table-cell office:value-type="percentage" office:value="0.8791" calcext:value-type="percentage">
            <text:p>87,91%</text:p>
          </table:table-cell>
          <table:table-cell office:value-type="percentage" office:value="0.9117" calcext:value-type="percentage">
            <text:p>91,17%</text:p>
          </table:table-cell>
          <table:table-cell/>
          <table:table-cell office:value-type="float" office:value="80.375" calcext:value-type="float">
            <text:p>80,375</text:p>
          </table:table-cell>
          <table:table-cell table:formula="of:=PINTERP([.$A$15:.$A$205];[.$B$15:.$B$205];[.E40])" office:value-type="percentage" office:value="0.730251195016451" calcext:value-type="percentage">
            <text:p>73,0%</text:p>
          </table:table-cell>
          <table:table-cell table:formula="of:=PINTERP([.$A$15:.$A$205];[.$C$15:.$C$205];[.E40])" office:value-type="percentage" office:value="0.862719484027199" calcext:value-type="percentage">
            <text:p>86,3%</text:p>
          </table:table-cell>
          <table:table-cell/>
          <table:table-cell table:formula="of:=[.E40]/0.0625" office:value-type="float" office:value="1286" calcext:value-type="float">
            <text:p>1286</text:p>
          </table:table-cell>
          <table:table-cell table:formula="of:=[.F40]*1000" office:value-type="float" office:value="730.251195016451" calcext:value-type="float">
            <text:p>730</text:p>
          </table:table-cell>
          <table:table-cell table:formula="of:=[.G40]*1000" office:value-type="float" office:value="862.719484027199" calcext:value-type="float">
            <text:p>863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18" table:formula="of:=PINTERP([.$A$15:.$A$205];[.$C$15:.$C$205];([.O$31]*0.0625+[.$N40]*0.0625))*1000" office:value-type="float" office:value="734.389805493125" calcext:value-type="float">
            <text:p>734</text:p>
          </table:table-cell>
          <table:table-cell table:style-name="ce18" table:formula="of:=PINTERP([.$A$15:.$A$205];[.$C$15:.$C$205];([.P$31]*0.0625+[.$N40]*0.0625))*1000" office:value-type="float" office:value="733.640294376873" calcext:value-type="float">
            <text:p>734</text:p>
          </table:table-cell>
          <table:table-cell table:style-name="ce18" table:formula="of:=PINTERP([.$A$15:.$A$205];[.$C$15:.$C$205];([.Q$31]*0.0625+[.$N40]*0.0625))*1000" office:value-type="float" office:value="733.021265583074" calcext:value-type="float">
            <text:p>733</text:p>
          </table:table-cell>
          <table:table-cell table:style-name="ce18" table:formula="of:=PINTERP([.$A$15:.$A$205];[.$C$15:.$C$205];([.R$31]*0.0625+[.$N40]*0.0625))*1000" office:value-type="float" office:value="732.377093689406" calcext:value-type="float">
            <text:p>732</text:p>
          </table:table-cell>
          <table:table-cell table:style-name="ce18" table:formula="of:=PINTERP([.$A$15:.$A$205];[.$C$15:.$C$205];([.S$31]*0.0625+[.$N40]*0.0625))*1000" office:value-type="float" office:value="731.629100943553" calcext:value-type="float">
            <text:p>732</text:p>
          </table:table-cell>
          <table:table-cell table:style-name="ce18" table:formula="of:=PINTERP([.$A$15:.$A$205];[.$C$15:.$C$205];([.T$31]*0.0625+[.$N40]*0.0625))*1000" office:value-type="float" office:value="730.777287345516" calcext:value-type="float">
            <text:p>731</text:p>
          </table:table-cell>
          <table:table-cell table:style-name="ce18" table:formula="of:=PINTERP([.$A$15:.$A$205];[.$C$15:.$C$205];([.U$31]*0.0625+[.$N40]*0.0625))*1000" office:value-type="float" office:value="729.821652895293" calcext:value-type="float">
            <text:p>730</text:p>
          </table:table-cell>
          <table:table-cell table:style-name="ce18" table:formula="of:=PINTERP([.$A$15:.$A$205];[.$C$15:.$C$205];([.V$31]*0.0625+[.$N40]*0.0625))*1000" office:value-type="float" office:value="728.459342592593" calcext:value-type="float">
            <text:p>728</text:p>
          </table:table-cell>
          <table:table-cell table:style-name="ce18" table:formula="of:=PINTERP([.$A$15:.$A$205];[.$C$15:.$C$205];([.W$31]*0.0625+[.$N40]*0.0625))*1000" office:value-type="float" office:value="726.937988425926" calcext:value-type="float">
            <text:p>727</text:p>
          </table:table-cell>
          <table:table-cell table:style-name="ce18" table:formula="of:=PINTERP([.$A$15:.$A$205];[.$C$15:.$C$205];([.X$31]*0.0625+[.$N40]*0.0625))*1000" office:value-type="float" office:value="725.376" calcext:value-type="float">
            <text:p>725</text:p>
          </table:table-cell>
          <table:table-cell table:style-name="ce18" table:formula="of:=PINTERP([.$A$15:.$A$205];[.$C$15:.$C$205];([.Y$31]*0.0625+[.$N40]*0.0625))*1000" office:value-type="float" office:value="723.809854166667" calcext:value-type="float">
            <text:p>724</text:p>
          </table:table-cell>
          <table:table-cell table:style-name="ce18" table:formula="of:=PINTERP([.$A$15:.$A$205];[.$C$15:.$C$205];([.Z$31]*0.0625+[.$N40]*0.0625))*1000" office:value-type="float" office:value="722.149194444445" calcext:value-type="float">
            <text:p>722</text:p>
          </table:table-cell>
          <table:table-cell table:style-name="ce18" table:formula="of:=PINTERP([.$A$15:.$A$205];[.$C$15:.$C$205];([.AA$31]*0.0625+[.$N40]*0.0625))*1000" office:value-type="float" office:value="720.2688125" calcext:value-type="float">
            <text:p>720</text:p>
          </table:table-cell>
          <table:table-cell table:style-name="ce18" table:formula="of:=PINTERP([.$A$15:.$A$205];[.$C$15:.$C$205];([.AB$31]*0.0625+[.$N40]*0.0625))*1000" office:value-type="float" office:value="718.397111111111" calcext:value-type="float">
            <text:p>718</text:p>
          </table:table-cell>
          <table:table-cell table:style-name="ce18" table:formula="of:=PINTERP([.$A$15:.$A$205];[.$C$15:.$C$205];([.AC$31]*0.0625+[.$N40]*0.0625))*1000" office:value-type="float" office:value="716.711527046784" calcext:value-type="float">
            <text:p>717</text:p>
          </table:table-cell>
          <table:table-cell table:style-name="ce18" table:formula="of:=PINTERP([.$A$15:.$A$205];[.$C$15:.$C$205];([.AD$31]*0.0625+[.$N40]*0.0625))*1000" office:value-type="float" office:value="715.168487616099" calcext:value-type="float">
            <text:p>715</text:p>
          </table:table-cell>
          <table:table-cell table:style-name="ce18" table:formula="of:=PINTERP([.$A$15:.$A$205];[.$C$15:.$C$205];([.AE$31]*0.0625+[.$N40]*0.0625))*1000" office:value-type="float" office:value="713.656730118034" calcext:value-type="float">
            <text:p>714</text:p>
          </table:table-cell>
          <table:table-cell table:style-name="ce18" table:formula="of:=PINTERP([.$A$15:.$A$205];[.$C$15:.$C$205];([.AF$31]*0.0625+[.$N40]*0.0625))*1000" office:value-type="float" office:value="712.090807902108" calcext:value-type="float">
            <text:p>712</text:p>
          </table:table-cell>
          <table:table-cell table:style-name="ce18" table:formula="of:=PINTERP([.$A$15:.$A$205];[.$C$15:.$C$205];([.AG$31]*0.0625+[.$N40]*0.0625))*1000" office:value-type="float" office:value="710.551736475841" calcext:value-type="float">
            <text:p>711</text:p>
          </table:table-cell>
          <table:table-cell table:style-name="ce18" table:formula="of:=PINTERP([.$A$15:.$A$205];[.$C$15:.$C$205];([.AH$31]*0.0625+[.$N40]*0.0625))*1000" office:value-type="float" office:value="709.066764109206" calcext:value-type="float">
            <text:p>709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14" table:formula="of:=[.O40]-(2^8)*2" office:value-type="float" office:value="222.389805493125" calcext:value-type="float">
            <text:p>222</text:p>
          </table:table-cell>
          <table:table-cell table:style-name="ce14" table:formula="of:=[.P40]-(2^8)*2" office:value-type="float" office:value="221.640294376873" calcext:value-type="float">
            <text:p>222</text:p>
          </table:table-cell>
          <table:table-cell table:style-name="ce14" table:formula="of:=[.Q40]-(2^8)*2" office:value-type="float" office:value="221.021265583074" calcext:value-type="float">
            <text:p>221</text:p>
          </table:table-cell>
          <table:table-cell table:style-name="ce14" table:formula="of:=[.R40]-(2^8)*2" office:value-type="float" office:value="220.377093689406" calcext:value-type="float">
            <text:p>220</text:p>
          </table:table-cell>
          <table:table-cell table:style-name="ce14" table:formula="of:=[.S40]-(2^8)*2" office:value-type="float" office:value="219.629100943553" calcext:value-type="float">
            <text:p>220</text:p>
          </table:table-cell>
          <table:table-cell table:style-name="ce14" table:formula="of:=[.T40]-(2^8)*2" office:value-type="float" office:value="218.777287345516" calcext:value-type="float">
            <text:p>219</text:p>
          </table:table-cell>
          <table:table-cell table:style-name="ce14" table:formula="of:=[.U40]-(2^8)*2" office:value-type="float" office:value="217.821652895293" calcext:value-type="float">
            <text:p>218</text:p>
          </table:table-cell>
          <table:table-cell table:style-name="ce14" table:formula="of:=[.V40]-(2^8)*2" office:value-type="float" office:value="216.459342592593" calcext:value-type="float">
            <text:p>216</text:p>
          </table:table-cell>
          <table:table-cell table:style-name="ce14" table:formula="of:=[.W40]-(2^8)*2" office:value-type="float" office:value="214.937988425926" calcext:value-type="float">
            <text:p>215</text:p>
          </table:table-cell>
          <table:table-cell table:style-name="ce14" table:formula="of:=[.X40]-(2^8)*2" office:value-type="float" office:value="213.376" calcext:value-type="float">
            <text:p>213</text:p>
          </table:table-cell>
          <table:table-cell table:style-name="ce14" table:formula="of:=[.Y40]-(2^8)*2" office:value-type="float" office:value="211.809854166667" calcext:value-type="float">
            <text:p>212</text:p>
          </table:table-cell>
          <table:table-cell table:style-name="ce14" table:formula="of:=[.Z40]-(2^8)*2" office:value-type="float" office:value="210.149194444445" calcext:value-type="float">
            <text:p>210</text:p>
          </table:table-cell>
          <table:table-cell table:style-name="ce14" table:formula="of:=[.AA40]-(2^8)*2" office:value-type="float" office:value="208.2688125" calcext:value-type="float">
            <text:p>208</text:p>
          </table:table-cell>
          <table:table-cell table:style-name="ce14" table:formula="of:=[.AB40]-(2^8)*2" office:value-type="float" office:value="206.397111111111" calcext:value-type="float">
            <text:p>206</text:p>
          </table:table-cell>
          <table:table-cell table:style-name="ce14" table:formula="of:=[.AC40]-(2^8)*2" office:value-type="float" office:value="204.711527046784" calcext:value-type="float">
            <text:p>205</text:p>
          </table:table-cell>
          <table:table-cell table:style-name="ce14" table:formula="of:=[.AD40]-(2^8)*2" office:value-type="float" office:value="203.168487616099" calcext:value-type="float">
            <text:p>203</text:p>
          </table:table-cell>
          <table:table-cell table:style-name="ce14" table:formula="of:=[.AE40]-(2^8)*2" office:value-type="float" office:value="201.656730118034" calcext:value-type="float">
            <text:p>202</text:p>
          </table:table-cell>
          <table:table-cell table:style-name="ce14" table:formula="of:=[.AF40]-(2^8)*2" office:value-type="float" office:value="200.090807902108" calcext:value-type="float">
            <text:p>200</text:p>
          </table:table-cell>
          <table:table-cell table:style-name="ce14" table:formula="of:=[.AG40]-(2^8)*2" office:value-type="float" office:value="198.55173647584" calcext:value-type="float">
            <text:p>199</text:p>
          </table:table-cell>
          <table:table-cell table:style-name="ce14" table:formula="of:=[.AH40]-(2^8)*2" office:value-type="float" office:value="197.066764109206" calcext:value-type="float">
            <text:p>197</text:p>
          </table:table-cell>
        </table:table-row>
        <table:table-row table:style-name="ro3">
          <table:table-cell office:value-type="float" office:value="78.844" calcext:value-type="float">
            <text:p>78,844</text:p>
          </table:table-cell>
          <table:table-cell office:value-type="percentage" office:value="0.8751" calcext:value-type="percentage">
            <text:p>87,51%</text:p>
          </table:table-cell>
          <table:table-cell office:value-type="percentage" office:value="0.9102" calcext:value-type="percentage">
            <text:p>91,02%</text:p>
          </table:table-cell>
          <table:table-cell/>
          <table:table-cell office:value-type="float" office:value="80.4375" calcext:value-type="float">
            <text:p>80,4375</text:p>
          </table:table-cell>
          <table:table-cell table:formula="of:=PINTERP([.$A$15:.$A$205];[.$B$15:.$B$205];[.E41])" office:value-type="percentage" office:value="0.724248591596759" calcext:value-type="percentage">
            <text:p>72,4%</text:p>
          </table:table-cell>
          <table:table-cell table:formula="of:=PINTERP([.$A$15:.$A$205];[.$C$15:.$C$205];[.E41])" office:value-type="percentage" office:value="0.861309098358213" calcext:value-type="percentage">
            <text:p>86,1%</text:p>
          </table:table-cell>
          <table:table-cell/>
          <table:table-cell table:formula="of:=[.E41]/0.0625" office:value-type="float" office:value="1287" calcext:value-type="float">
            <text:p>1287</text:p>
          </table:table-cell>
          <table:table-cell table:formula="of:=[.F41]*1000" office:value-type="float" office:value="724.248591596759" calcext:value-type="float">
            <text:p>724</text:p>
          </table:table-cell>
          <table:table-cell table:formula="of:=[.G41]*1000" office:value-type="float" office:value="861.309098358213" calcext:value-type="float">
            <text:p>861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8" table:formula="of:=PINTERP([.$A$15:.$A$205];[.$C$15:.$C$205];([.O$31]*0.0625+[.$N41]*0.0625))*1000" office:value-type="float" office:value="707.686005500604" calcext:value-type="float">
            <text:p>708</text:p>
          </table:table-cell>
          <table:table-cell table:style-name="ce18" table:formula="of:=PINTERP([.$A$15:.$A$205];[.$C$15:.$C$205];([.P$31]*0.0625+[.$N41]*0.0625))*1000" office:value-type="float" office:value="706.317705391528" calcext:value-type="float">
            <text:p>706</text:p>
          </table:table-cell>
          <table:table-cell table:style-name="ce18" table:formula="of:=PINTERP([.$A$15:.$A$205];[.$C$15:.$C$205];([.Q$31]*0.0625+[.$N41]*0.0625))*1000" office:value-type="float" office:value="704.961863781978" calcext:value-type="float">
            <text:p>705</text:p>
          </table:table-cell>
          <table:table-cell table:style-name="ce18" table:formula="of:=PINTERP([.$A$15:.$A$205];[.$C$15:.$C$205];([.R$31]*0.0625+[.$N41]*0.0625))*1000" office:value-type="float" office:value="703.527999038182" calcext:value-type="float">
            <text:p>704</text:p>
          </table:table-cell>
          <table:table-cell table:style-name="ce18" table:formula="of:=PINTERP([.$A$15:.$A$205];[.$C$15:.$C$205];([.S$31]*0.0625+[.$N41]*0.0625))*1000" office:value-type="float" office:value="702.063666934342" calcext:value-type="float">
            <text:p>702</text:p>
          </table:table-cell>
          <table:table-cell table:style-name="ce18" table:formula="of:=PINTERP([.$A$15:.$A$205];[.$C$15:.$C$205];([.T$31]*0.0625+[.$N41]*0.0625))*1000" office:value-type="float" office:value="700.579253484321" calcext:value-type="float">
            <text:p>701</text:p>
          </table:table-cell>
          <table:table-cell table:style-name="ce18" table:formula="of:=PINTERP([.$A$15:.$A$205];[.$C$15:.$C$205];([.U$31]*0.0625+[.$N41]*0.0625))*1000" office:value-type="float" office:value="699.095774502841" calcext:value-type="float">
            <text:p>699</text:p>
          </table:table-cell>
          <table:table-cell table:style-name="ce18" table:formula="of:=PINTERP([.$A$15:.$A$205];[.$C$15:.$C$205];([.V$31]*0.0625+[.$N41]*0.0625))*1000" office:value-type="float" office:value="697.603507102273" calcext:value-type="float">
            <text:p>698</text:p>
          </table:table-cell>
          <table:table-cell table:style-name="ce18" table:formula="of:=PINTERP([.$A$15:.$A$205];[.$C$15:.$C$205];([.W$31]*0.0625+[.$N41]*0.0625))*1000" office:value-type="float" office:value="696.092828750676" calcext:value-type="float">
            <text:p>696</text:p>
          </table:table-cell>
          <table:table-cell table:style-name="ce18" table:formula="of:=PINTERP([.$A$15:.$A$205];[.$C$15:.$C$205];([.X$31]*0.0625+[.$N41]*0.0625))*1000" office:value-type="float" office:value="694.54917798111" calcext:value-type="float">
            <text:p>695</text:p>
          </table:table-cell>
          <table:table-cell table:style-name="ce18" table:formula="of:=PINTERP([.$A$15:.$A$205];[.$C$15:.$C$205];([.Y$31]*0.0625+[.$N41]*0.0625))*1000" office:value-type="float" office:value="692.971968436393" calcext:value-type="float">
            <text:p>693</text:p>
          </table:table-cell>
          <table:table-cell table:style-name="ce18" table:formula="of:=PINTERP([.$A$15:.$A$205];[.$C$15:.$C$205];([.Z$31]*0.0625+[.$N41]*0.0625))*1000" office:value-type="float" office:value="691.377195370917" calcext:value-type="float">
            <text:p>691</text:p>
          </table:table-cell>
          <table:table-cell table:style-name="ce18" table:formula="of:=PINTERP([.$A$15:.$A$205];[.$C$15:.$C$205];([.AA$31]*0.0625+[.$N41]*0.0625))*1000" office:value-type="float" office:value="689.764858784681" calcext:value-type="float">
            <text:p>690</text:p>
          </table:table-cell>
          <table:table-cell table:style-name="ce18" table:formula="of:=PINTERP([.$A$15:.$A$205];[.$C$15:.$C$205];([.AB$31]*0.0625+[.$N41]*0.0625))*1000" office:value-type="float" office:value="688.180023612751" calcext:value-type="float">
            <text:p>688</text:p>
          </table:table-cell>
          <table:table-cell table:style-name="ce18" table:formula="of:=PINTERP([.$A$15:.$A$205];[.$C$15:.$C$205];([.AC$31]*0.0625+[.$N41]*0.0625))*1000" office:value-type="float" office:value="686.569145144628" calcext:value-type="float">
            <text:p>687</text:p>
          </table:table-cell>
          <table:table-cell table:style-name="ce18" table:formula="of:=PINTERP([.$A$15:.$A$205];[.$C$15:.$C$205];([.AD$31]*0.0625+[.$N41]*0.0625))*1000" office:value-type="float" office:value="684.930134297521" calcext:value-type="float">
            <text:p>685</text:p>
          </table:table-cell>
          <table:table-cell table:style-name="ce18" table:formula="of:=PINTERP([.$A$15:.$A$205];[.$C$15:.$C$205];([.AE$31]*0.0625+[.$N41]*0.0625))*1000" office:value-type="float" office:value="683.230881696429" calcext:value-type="float">
            <text:p>683</text:p>
          </table:table-cell>
          <table:table-cell table:style-name="ce18" table:formula="of:=PINTERP([.$A$15:.$A$205];[.$C$15:.$C$205];([.AF$31]*0.0625+[.$N41]*0.0625))*1000" office:value-type="float" office:value="681.465535714286" calcext:value-type="float">
            <text:p>681</text:p>
          </table:table-cell>
          <table:table-cell table:style-name="ce18" table:formula="of:=PINTERP([.$A$15:.$A$205];[.$C$15:.$C$205];([.AG$31]*0.0625+[.$N41]*0.0625))*1000" office:value-type="float" office:value="679.67609273539" calcext:value-type="float">
            <text:p>680</text:p>
          </table:table-cell>
          <table:table-cell table:style-name="ce18" table:formula="of:=PINTERP([.$A$15:.$A$205];[.$C$15:.$C$205];([.AH$31]*0.0625+[.$N41]*0.0625))*1000" office:value-type="float" office:value="677.874534251769" calcext:value-type="float">
            <text:p>678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14" table:formula="of:=[.O41]-(2^8)*2" office:value-type="float" office:value="195.686005500604" calcext:value-type="float">
            <text:p>196</text:p>
          </table:table-cell>
          <table:table-cell table:style-name="ce14" table:formula="of:=[.P41]-(2^8)*2" office:value-type="float" office:value="194.317705391528" calcext:value-type="float">
            <text:p>194</text:p>
          </table:table-cell>
          <table:table-cell table:style-name="ce14" table:formula="of:=[.Q41]-(2^8)*2" office:value-type="float" office:value="192.961863781978" calcext:value-type="float">
            <text:p>193</text:p>
          </table:table-cell>
          <table:table-cell table:style-name="ce14" table:formula="of:=[.R41]-(2^8)*2" office:value-type="float" office:value="191.527999038182" calcext:value-type="float">
            <text:p>192</text:p>
          </table:table-cell>
          <table:table-cell table:style-name="ce14" table:formula="of:=[.S41]-(2^8)*2" office:value-type="float" office:value="190.063666934342" calcext:value-type="float">
            <text:p>190</text:p>
          </table:table-cell>
          <table:table-cell table:style-name="ce14" table:formula="of:=[.T41]-(2^8)*2" office:value-type="float" office:value="188.57925348432" calcext:value-type="float">
            <text:p>189</text:p>
          </table:table-cell>
          <table:table-cell table:style-name="ce14" table:formula="of:=[.U41]-(2^8)*2" office:value-type="float" office:value="187.095774502841" calcext:value-type="float">
            <text:p>187</text:p>
          </table:table-cell>
          <table:table-cell table:style-name="ce14" table:formula="of:=[.V41]-(2^8)*2" office:value-type="float" office:value="185.603507102273" calcext:value-type="float">
            <text:p>186</text:p>
          </table:table-cell>
          <table:table-cell table:style-name="ce14" table:formula="of:=[.W41]-(2^8)*2" office:value-type="float" office:value="184.092828750676" calcext:value-type="float">
            <text:p>184</text:p>
          </table:table-cell>
          <table:table-cell table:style-name="ce14" table:formula="of:=[.X41]-(2^8)*2" office:value-type="float" office:value="182.54917798111" calcext:value-type="float">
            <text:p>183</text:p>
          </table:table-cell>
          <table:table-cell table:style-name="ce14" table:formula="of:=[.Y41]-(2^8)*2" office:value-type="float" office:value="180.971968436393" calcext:value-type="float">
            <text:p>181</text:p>
          </table:table-cell>
          <table:table-cell table:style-name="ce14" table:formula="of:=[.Z41]-(2^8)*2" office:value-type="float" office:value="179.377195370917" calcext:value-type="float">
            <text:p>179</text:p>
          </table:table-cell>
          <table:table-cell table:style-name="ce14" table:formula="of:=[.AA41]-(2^8)*2" office:value-type="float" office:value="177.764858784681" calcext:value-type="float">
            <text:p>178</text:p>
          </table:table-cell>
          <table:table-cell table:style-name="ce14" table:formula="of:=[.AB41]-(2^8)*2" office:value-type="float" office:value="176.180023612751" calcext:value-type="float">
            <text:p>176</text:p>
          </table:table-cell>
          <table:table-cell table:style-name="ce14" table:formula="of:=[.AC41]-(2^8)*2" office:value-type="float" office:value="174.569145144628" calcext:value-type="float">
            <text:p>175</text:p>
          </table:table-cell>
          <table:table-cell table:style-name="ce14" table:formula="of:=[.AD41]-(2^8)*2" office:value-type="float" office:value="172.930134297521" calcext:value-type="float">
            <text:p>173</text:p>
          </table:table-cell>
          <table:table-cell table:style-name="ce14" table:formula="of:=[.AE41]-(2^8)*2" office:value-type="float" office:value="171.230881696429" calcext:value-type="float">
            <text:p>171</text:p>
          </table:table-cell>
          <table:table-cell table:style-name="ce14" table:formula="of:=[.AF41]-(2^8)*2" office:value-type="float" office:value="169.465535714286" calcext:value-type="float">
            <text:p>169</text:p>
          </table:table-cell>
          <table:table-cell table:style-name="ce14" table:formula="of:=[.AG41]-(2^8)*2" office:value-type="float" office:value="167.67609273539" calcext:value-type="float">
            <text:p>168</text:p>
          </table:table-cell>
          <table:table-cell table:style-name="ce14" table:formula="of:=[.AH41]-(2^8)*2" office:value-type="float" office:value="165.874534251769" calcext:value-type="float">
            <text:p>166</text:p>
          </table:table-cell>
        </table:table-row>
        <table:table-row table:style-name="ro3">
          <table:table-cell office:value-type="float" office:value="78.879" calcext:value-type="float">
            <text:p>78,879</text:p>
          </table:table-cell>
          <table:table-cell office:value-type="percentage" office:value="0.8711" calcext:value-type="percentage">
            <text:p>87,11%</text:p>
          </table:table-cell>
          <table:table-cell office:value-type="percentage" office:value="0.9087" calcext:value-type="percentage">
            <text:p>90,87%</text:p>
          </table:table-cell>
          <table:table-cell/>
          <table:table-cell office:value-type="float" office:value="80.5" calcext:value-type="float">
            <text:p>80,5</text:p>
          </table:table-cell>
          <table:table-cell table:formula="of:=PINTERP([.$A$15:.$A$205];[.$B$15:.$B$205];[.E42])" office:value-type="percentage" office:value="0.718781614628368" calcext:value-type="percentage">
            <text:p>71,9%</text:p>
          </table:table-cell>
          <table:table-cell table:formula="of:=PINTERP([.$A$15:.$A$205];[.$C$15:.$C$205];[.E42])" office:value-type="percentage" office:value="0.85961532006231" calcext:value-type="percentage">
            <text:p>86,0%</text:p>
          </table:table-cell>
          <table:table-cell/>
          <table:table-cell table:formula="of:=[.E42]/0.0625" office:value-type="float" office:value="1288" calcext:value-type="float">
            <text:p>1288</text:p>
          </table:table-cell>
          <table:table-cell table:formula="of:=[.F42]*1000" office:value-type="float" office:value="718.781614628368" calcext:value-type="float">
            <text:p>719</text:p>
          </table:table-cell>
          <table:table-cell table:formula="of:=[.G42]*1000" office:value-type="float" office:value="859.61532006231" calcext:value-type="float">
            <text:p>860</text:p>
          </table:table-cell>
          <table:table-cell table:number-columns-repeated="2"/>
          <table:table-cell table:style-name="ce14" office:value-type="float" office:value="180" calcext:value-type="float">
            <text:p>180</text:p>
          </table:table-cell>
          <table:table-cell table:style-name="ce18" table:formula="of:=PINTERP([.$A$15:.$A$205];[.$C$15:.$C$205];([.O$31]*0.0625+[.$N42]*0.0625))*1000" office:value-type="float" office:value="676.098209523509" calcext:value-type="float">
            <text:p>676</text:p>
          </table:table-cell>
          <table:table-cell table:style-name="ce18" table:formula="of:=PINTERP([.$A$15:.$A$205];[.$C$15:.$C$205];([.P$31]*0.0625+[.$N42]*0.0625))*1000" office:value-type="float" office:value="674.316157735086" calcext:value-type="float">
            <text:p>674</text:p>
          </table:table-cell>
          <table:table-cell table:style-name="ce18" table:formula="of:=PINTERP([.$A$15:.$A$205];[.$C$15:.$C$205];([.Q$31]*0.0625+[.$N42]*0.0625))*1000" office:value-type="float" office:value="672.527859628468" calcext:value-type="float">
            <text:p>673</text:p>
          </table:table-cell>
          <table:table-cell table:style-name="ce18" table:formula="of:=PINTERP([.$A$15:.$A$205];[.$C$15:.$C$205];([.R$31]*0.0625+[.$N42]*0.0625))*1000" office:value-type="float" office:value="670.719452372841" calcext:value-type="float">
            <text:p>671</text:p>
          </table:table-cell>
          <table:table-cell table:style-name="ce18" table:formula="of:=PINTERP([.$A$15:.$A$205];[.$C$15:.$C$205];([.S$31]*0.0625+[.$N42]*0.0625))*1000" office:value-type="float" office:value="668.901625949301" calcext:value-type="float">
            <text:p>669</text:p>
          </table:table-cell>
          <table:table-cell table:style-name="ce18" table:formula="of:=PINTERP([.$A$15:.$A$205];[.$C$15:.$C$205];([.T$31]*0.0625+[.$N42]*0.0625))*1000" office:value-type="float" office:value="667.07438035785" calcext:value-type="float">
            <text:p>667</text:p>
          </table:table-cell>
          <table:table-cell table:style-name="ce18" table:formula="of:=PINTERP([.$A$15:.$A$205];[.$C$15:.$C$205];([.U$31]*0.0625+[.$N42]*0.0625))*1000" office:value-type="float" office:value="665.227536087096" calcext:value-type="float">
            <text:p>665</text:p>
          </table:table-cell>
          <table:table-cell table:style-name="ce18" table:formula="of:=PINTERP([.$A$15:.$A$205];[.$C$15:.$C$205];([.V$31]*0.0625+[.$N42]*0.0625))*1000" office:value-type="float" office:value="663.367826480782" calcext:value-type="float">
            <text:p>663</text:p>
          </table:table-cell>
          <table:table-cell table:style-name="ce18" table:formula="of:=PINTERP([.$A$15:.$A$205];[.$C$15:.$C$205];([.W$31]*0.0625+[.$N42]*0.0625))*1000" office:value-type="float" office:value="661.520242914628" calcext:value-type="float">
            <text:p>662</text:p>
          </table:table-cell>
          <table:table-cell table:style-name="ce18" table:formula="of:=PINTERP([.$A$15:.$A$205];[.$C$15:.$C$205];([.X$31]*0.0625+[.$N42]*0.0625))*1000" office:value-type="float" office:value="659.684785388636" calcext:value-type="float">
            <text:p>660</text:p>
          </table:table-cell>
          <table:table-cell table:style-name="ce18" table:formula="of:=PINTERP([.$A$15:.$A$205];[.$C$15:.$C$205];([.Y$31]*0.0625+[.$N42]*0.0625))*1000" office:value-type="float" office:value="657.959340597129" calcext:value-type="float">
            <text:p>658</text:p>
          </table:table-cell>
          <table:table-cell table:style-name="ce18" table:formula="of:=PINTERP([.$A$15:.$A$205];[.$C$15:.$C$205];([.Z$31]*0.0625+[.$N42]*0.0625))*1000" office:value-type="float" office:value="656.263637062266" calcext:value-type="float">
            <text:p>656</text:p>
          </table:table-cell>
          <table:table-cell table:style-name="ce18" table:formula="of:=PINTERP([.$A$15:.$A$205];[.$C$15:.$C$205];([.AA$31]*0.0625+[.$N42]*0.0625))*1000" office:value-type="float" office:value="654.546191579161" calcext:value-type="float">
            <text:p>655</text:p>
          </table:table-cell>
          <table:table-cell table:style-name="ce18" table:formula="of:=PINTERP([.$A$15:.$A$205];[.$C$15:.$C$205];([.AB$31]*0.0625+[.$N42]*0.0625))*1000" office:value-type="float" office:value="652.807004147813" calcext:value-type="float">
            <text:p>653</text:p>
          </table:table-cell>
          <table:table-cell table:style-name="ce18" table:formula="of:=PINTERP([.$A$15:.$A$205];[.$C$15:.$C$205];([.AC$31]*0.0625+[.$N42]*0.0625))*1000" office:value-type="float" office:value="650.999083719136" calcext:value-type="float">
            <text:p>651</text:p>
          </table:table-cell>
          <table:table-cell table:style-name="ce18" table:formula="of:=PINTERP([.$A$15:.$A$205];[.$C$15:.$C$205];([.AD$31]*0.0625+[.$N42]*0.0625))*1000" office:value-type="float" office:value="648.985710470086" calcext:value-type="float">
            <text:p>649</text:p>
          </table:table-cell>
          <table:table-cell table:style-name="ce18" table:formula="of:=PINTERP([.$A$15:.$A$205];[.$C$15:.$C$205];([.AE$31]*0.0625+[.$N42]*0.0625))*1000" office:value-type="float" office:value="646.957684146486" calcext:value-type="float">
            <text:p>647</text:p>
          </table:table-cell>
          <table:table-cell table:style-name="ce18" table:formula="of:=PINTERP([.$A$15:.$A$205];[.$C$15:.$C$205];([.AF$31]*0.0625+[.$N42]*0.0625))*1000" office:value-type="float" office:value="644.915004748338" calcext:value-type="float">
            <text:p>645</text:p>
          </table:table-cell>
          <table:table-cell table:style-name="ce18" table:formula="of:=PINTERP([.$A$15:.$A$205];[.$C$15:.$C$205];([.AG$31]*0.0625+[.$N42]*0.0625))*1000" office:value-type="float" office:value="642.95219378592" calcext:value-type="float">
            <text:p>643</text:p>
          </table:table-cell>
          <table:table-cell table:style-name="ce18" table:formula="of:=PINTERP([.$A$15:.$A$205];[.$C$15:.$C$205];([.AH$31]*0.0625+[.$N42]*0.0625))*1000" office:value-type="float" office:value="641.142356987016" calcext:value-type="float">
            <text:p>641</text:p>
          </table:table-cell>
          <table:table-cell/>
          <table:table-cell table:style-name="ce14" office:value-type="float" office:value="180" calcext:value-type="float">
            <text:p>180</text:p>
          </table:table-cell>
          <table:table-cell table:style-name="ce14" table:formula="of:=[.O42]-(2^8)*2" office:value-type="float" office:value="164.098209523509" calcext:value-type="float">
            <text:p>164</text:p>
          </table:table-cell>
          <table:table-cell table:style-name="ce14" table:formula="of:=[.P42]-(2^8)*2" office:value-type="float" office:value="162.316157735086" calcext:value-type="float">
            <text:p>162</text:p>
          </table:table-cell>
          <table:table-cell table:style-name="ce14" table:formula="of:=[.Q42]-(2^8)*2" office:value-type="float" office:value="160.527859628468" calcext:value-type="float">
            <text:p>161</text:p>
          </table:table-cell>
          <table:table-cell table:style-name="ce14" table:formula="of:=[.R42]-(2^8)*2" office:value-type="float" office:value="158.71945237284" calcext:value-type="float">
            <text:p>159</text:p>
          </table:table-cell>
          <table:table-cell table:style-name="ce14" table:formula="of:=[.S42]-(2^8)*2" office:value-type="float" office:value="156.901625949301" calcext:value-type="float">
            <text:p>157</text:p>
          </table:table-cell>
          <table:table-cell table:style-name="ce14" table:formula="of:=[.T42]-(2^8)*2" office:value-type="float" office:value="155.07438035785" calcext:value-type="float">
            <text:p>155</text:p>
          </table:table-cell>
          <table:table-cell table:style-name="ce14" table:formula="of:=[.U42]-(2^8)*2" office:value-type="float" office:value="153.227536087096" calcext:value-type="float">
            <text:p>153</text:p>
          </table:table-cell>
          <table:table-cell table:style-name="ce14" table:formula="of:=[.V42]-(2^8)*2" office:value-type="float" office:value="151.367826480782" calcext:value-type="float">
            <text:p>151</text:p>
          </table:table-cell>
          <table:table-cell table:style-name="ce14" table:formula="of:=[.W42]-(2^8)*2" office:value-type="float" office:value="149.520242914628" calcext:value-type="float">
            <text:p>150</text:p>
          </table:table-cell>
          <table:table-cell table:style-name="ce14" table:formula="of:=[.X42]-(2^8)*2" office:value-type="float" office:value="147.684785388636" calcext:value-type="float">
            <text:p>148</text:p>
          </table:table-cell>
          <table:table-cell table:style-name="ce14" table:formula="of:=[.Y42]-(2^8)*2" office:value-type="float" office:value="145.959340597129" calcext:value-type="float">
            <text:p>146</text:p>
          </table:table-cell>
          <table:table-cell table:style-name="ce14" table:formula="of:=[.Z42]-(2^8)*2" office:value-type="float" office:value="144.263637062266" calcext:value-type="float">
            <text:p>144</text:p>
          </table:table-cell>
          <table:table-cell table:style-name="ce14" table:formula="of:=[.AA42]-(2^8)*2" office:value-type="float" office:value="142.546191579161" calcext:value-type="float">
            <text:p>143</text:p>
          </table:table-cell>
          <table:table-cell table:style-name="ce14" table:formula="of:=[.AB42]-(2^8)*2" office:value-type="float" office:value="140.807004147813" calcext:value-type="float">
            <text:p>141</text:p>
          </table:table-cell>
          <table:table-cell table:style-name="ce14" table:formula="of:=[.AC42]-(2^8)*2" office:value-type="float" office:value="138.999083719136" calcext:value-type="float">
            <text:p>139</text:p>
          </table:table-cell>
          <table:table-cell table:style-name="ce14" table:formula="of:=[.AD42]-(2^8)*2" office:value-type="float" office:value="136.985710470086" calcext:value-type="float">
            <text:p>137</text:p>
          </table:table-cell>
          <table:table-cell table:style-name="ce14" table:formula="of:=[.AE42]-(2^8)*2" office:value-type="float" office:value="134.957684146486" calcext:value-type="float">
            <text:p>135</text:p>
          </table:table-cell>
          <table:table-cell table:style-name="ce14" table:formula="of:=[.AF42]-(2^8)*2" office:value-type="float" office:value="132.915004748338" calcext:value-type="float">
            <text:p>133</text:p>
          </table:table-cell>
          <table:table-cell table:style-name="ce14" table:formula="of:=[.AG42]-(2^8)*2" office:value-type="float" office:value="130.95219378592" calcext:value-type="float">
            <text:p>131</text:p>
          </table:table-cell>
          <table:table-cell table:style-name="ce14" table:formula="of:=[.AH42]-(2^8)*2" office:value-type="float" office:value="129.142356987016" calcext:value-type="float">
            <text:p>129</text:p>
          </table:table-cell>
        </table:table-row>
        <table:table-row table:style-name="ro3">
          <table:table-cell office:value-type="float" office:value="78.925" calcext:value-type="float">
            <text:p>78,925</text:p>
          </table:table-cell>
          <table:table-cell office:value-type="percentage" office:value="0.867" calcext:value-type="percentage">
            <text:p>86,70%</text:p>
          </table:table-cell>
          <table:table-cell office:value-type="percentage" office:value="0.9064" calcext:value-type="percentage">
            <text:p>90,64%</text:p>
          </table:table-cell>
          <table:table-cell/>
          <table:table-cell office:value-type="float" office:value="80.5625" calcext:value-type="float">
            <text:p>80,5625</text:p>
          </table:table-cell>
          <table:table-cell table:formula="of:=PINTERP([.$A$15:.$A$205];[.$B$15:.$B$205];[.E43])" office:value-type="percentage" office:value="0.71301862745098" calcext:value-type="percentage">
            <text:p>71,3%</text:p>
          </table:table-cell>
          <table:table-cell table:formula="of:=PINTERP([.$A$15:.$A$205];[.$C$15:.$C$205];[.E43])" office:value-type="percentage" office:value="0.858562745098039" calcext:value-type="percentage">
            <text:p>85,9%</text:p>
          </table:table-cell>
          <table:table-cell/>
          <table:table-cell table:formula="of:=[.E43]/0.0625" office:value-type="float" office:value="1289" calcext:value-type="float">
            <text:p>1289</text:p>
          </table:table-cell>
          <table:table-cell table:formula="of:=[.F43]*1000" office:value-type="float" office:value="713.01862745098" calcext:value-type="float">
            <text:p>713</text:p>
          </table:table-cell>
          <table:table-cell table:formula="of:=[.G43]*1000" office:value-type="float" office:value="858.562745098039" calcext:value-type="float">
            <text:p>85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8" table:formula="of:=PINTERP([.$A$15:.$A$205];[.$C$15:.$C$205];([.O$31]*0.0625+[.$N43]*0.0625))*1000" office:value-type="float" office:value="639.317262698223" calcext:value-type="float">
            <text:p>639</text:p>
          </table:table-cell>
          <table:table-cell table:style-name="ce18" table:formula="of:=PINTERP([.$A$15:.$A$205];[.$C$15:.$C$205];([.P$31]*0.0625+[.$N43]*0.0625))*1000" office:value-type="float" office:value="637.476910919541" calcext:value-type="float">
            <text:p>637</text:p>
          </table:table-cell>
          <table:table-cell table:style-name="ce18" table:formula="of:=PINTERP([.$A$15:.$A$205];[.$C$15:.$C$205];([.Q$31]*0.0625+[.$N43]*0.0625))*1000" office:value-type="float" office:value="635.621301650969" calcext:value-type="float">
            <text:p>636</text:p>
          </table:table-cell>
          <table:table-cell table:style-name="ce18" table:formula="of:=PINTERP([.$A$15:.$A$205];[.$C$15:.$C$205];([.R$31]*0.0625+[.$N43]*0.0625))*1000" office:value-type="float" office:value="633.578244918101" calcext:value-type="float">
            <text:p>634</text:p>
          </table:table-cell>
          <table:table-cell table:style-name="ce18" table:formula="of:=PINTERP([.$A$15:.$A$205];[.$C$15:.$C$205];([.S$31]*0.0625+[.$N43]*0.0625))*1000" office:value-type="float" office:value="631.394233441569" calcext:value-type="float">
            <text:p>631</text:p>
          </table:table-cell>
          <table:table-cell table:style-name="ce18" table:formula="of:=PINTERP([.$A$15:.$A$205];[.$C$15:.$C$205];([.T$31]*0.0625+[.$N43]*0.0625))*1000" office:value-type="float" office:value="629.207265589217" calcext:value-type="float">
            <text:p>629</text:p>
          </table:table-cell>
          <table:table-cell table:style-name="ce18" table:formula="of:=PINTERP([.$A$15:.$A$205];[.$C$15:.$C$205];([.U$31]*0.0625+[.$N43]*0.0625))*1000" office:value-type="float" office:value="627.017341361044" calcext:value-type="float">
            <text:p>627</text:p>
          </table:table-cell>
          <table:table-cell table:style-name="ce18" table:formula="of:=PINTERP([.$A$15:.$A$205];[.$C$15:.$C$205];([.V$31]*0.0625+[.$N43]*0.0625))*1000" office:value-type="float" office:value="624.841407906854" calcext:value-type="float">
            <text:p>625</text:p>
          </table:table-cell>
          <table:table-cell table:style-name="ce18" table:formula="of:=PINTERP([.$A$15:.$A$205];[.$C$15:.$C$205];([.W$31]*0.0625+[.$N43]*0.0625))*1000" office:value-type="float" office:value="622.888055089505" calcext:value-type="float">
            <text:p>623</text:p>
          </table:table-cell>
          <table:table-cell table:style-name="ce18" table:formula="of:=PINTERP([.$A$15:.$A$205];[.$C$15:.$C$205];([.X$31]*0.0625+[.$N43]*0.0625))*1000" office:value-type="float" office:value="620.988495507311" calcext:value-type="float">
            <text:p>621</text:p>
          </table:table-cell>
          <table:table-cell table:style-name="ce18" table:formula="of:=PINTERP([.$A$15:.$A$205];[.$C$15:.$C$205];([.Y$31]*0.0625+[.$N43]*0.0625))*1000" office:value-type="float" office:value="619.142729160272" calcext:value-type="float">
            <text:p>619</text:p>
          </table:table-cell>
          <table:table-cell table:style-name="ce18" table:formula="of:=PINTERP([.$A$15:.$A$205];[.$C$15:.$C$205];([.Z$31]*0.0625+[.$N43]*0.0625))*1000" office:value-type="float" office:value="617.350756048387" calcext:value-type="float">
            <text:p>617</text:p>
          </table:table-cell>
          <table:table-cell table:style-name="ce18" table:formula="of:=PINTERP([.$A$15:.$A$205];[.$C$15:.$C$205];([.AA$31]*0.0625+[.$N43]*0.0625))*1000" office:value-type="float" office:value="615.612576171657" calcext:value-type="float">
            <text:p>616</text:p>
          </table:table-cell>
          <table:table-cell table:style-name="ce18" table:formula="of:=PINTERP([.$A$15:.$A$205];[.$C$15:.$C$205];([.AB$31]*0.0625+[.$N43]*0.0625))*1000" office:value-type="float" office:value="614.025865051903" calcext:value-type="float">
            <text:p>614</text:p>
          </table:table-cell>
          <table:table-cell table:style-name="ce18" table:formula="of:=PINTERP([.$A$15:.$A$205];[.$C$15:.$C$205];([.AC$31]*0.0625+[.$N43]*0.0625))*1000" office:value-type="float" office:value="612.464848480753" calcext:value-type="float">
            <text:p>612</text:p>
          </table:table-cell>
          <table:table-cell table:style-name="ce18" table:formula="of:=PINTERP([.$A$15:.$A$205];[.$C$15:.$C$205];([.AD$31]*0.0625+[.$N43]*0.0625))*1000" office:value-type="float" office:value="610.856355428201" calcext:value-type="float">
            <text:p>611</text:p>
          </table:table-cell>
          <table:table-cell table:style-name="ce18" table:formula="of:=PINTERP([.$A$15:.$A$205];[.$C$15:.$C$205];([.AE$31]*0.0625+[.$N43]*0.0625))*1000" office:value-type="float" office:value="609.200385894247" calcext:value-type="float">
            <text:p>609</text:p>
          </table:table-cell>
          <table:table-cell table:style-name="ce18" table:formula="of:=PINTERP([.$A$15:.$A$205];[.$C$15:.$C$205];([.AF$31]*0.0625+[.$N43]*0.0625))*1000" office:value-type="float" office:value="607.496939878893" calcext:value-type="float">
            <text:p>607</text:p>
          </table:table-cell>
          <table:table-cell table:style-name="ce18" table:formula="of:=PINTERP([.$A$15:.$A$205];[.$C$15:.$C$205];([.AG$31]*0.0625+[.$N43]*0.0625))*1000" office:value-type="float" office:value="605.661186273274" calcext:value-type="float">
            <text:p>606</text:p>
          </table:table-cell>
          <table:table-cell table:style-name="ce18" table:formula="of:=PINTERP([.$A$15:.$A$205];[.$C$15:.$C$205];([.AH$31]*0.0625+[.$N43]*0.0625))*1000" office:value-type="float" office:value="603.436222500593" calcext:value-type="float">
            <text:p>603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4" table:formula="of:=[.O43]-(2^8)*2" office:value-type="float" office:value="127.317262698223" calcext:value-type="float">
            <text:p>127</text:p>
          </table:table-cell>
          <table:table-cell table:style-name="ce14" table:formula="of:=[.P43]-(2^8)*2" office:value-type="float" office:value="125.476910919541" calcext:value-type="float">
            <text:p>125</text:p>
          </table:table-cell>
          <table:table-cell table:style-name="ce14" table:formula="of:=[.Q43]-(2^8)*2" office:value-type="float" office:value="123.621301650969" calcext:value-type="float">
            <text:p>124</text:p>
          </table:table-cell>
          <table:table-cell table:style-name="ce14" table:formula="of:=[.R43]-(2^8)*2" office:value-type="float" office:value="121.578244918101" calcext:value-type="float">
            <text:p>122</text:p>
          </table:table-cell>
          <table:table-cell table:style-name="ce14" table:formula="of:=[.S43]-(2^8)*2" office:value-type="float" office:value="119.394233441569" calcext:value-type="float">
            <text:p>119</text:p>
          </table:table-cell>
          <table:table-cell table:style-name="ce14" table:formula="of:=[.T43]-(2^8)*2" office:value-type="float" office:value="117.207265589217" calcext:value-type="float">
            <text:p>117</text:p>
          </table:table-cell>
          <table:table-cell table:style-name="ce14" table:formula="of:=[.U43]-(2^8)*2" office:value-type="float" office:value="115.017341361044" calcext:value-type="float">
            <text:p>115</text:p>
          </table:table-cell>
          <table:table-cell table:style-name="ce14" table:formula="of:=[.V43]-(2^8)*2" office:value-type="float" office:value="112.841407906854" calcext:value-type="float">
            <text:p>113</text:p>
          </table:table-cell>
          <table:table-cell table:style-name="ce14" table:formula="of:=[.W43]-(2^8)*2" office:value-type="float" office:value="110.888055089505" calcext:value-type="float">
            <text:p>111</text:p>
          </table:table-cell>
          <table:table-cell table:style-name="ce14" table:formula="of:=[.X43]-(2^8)*2" office:value-type="float" office:value="108.988495507311" calcext:value-type="float">
            <text:p>109</text:p>
          </table:table-cell>
          <table:table-cell table:style-name="ce14" table:formula="of:=[.Y43]-(2^8)*2" office:value-type="float" office:value="107.142729160272" calcext:value-type="float">
            <text:p>107</text:p>
          </table:table-cell>
          <table:table-cell table:style-name="ce14" table:formula="of:=[.Z43]-(2^8)*2" office:value-type="float" office:value="105.350756048387" calcext:value-type="float">
            <text:p>105</text:p>
          </table:table-cell>
          <table:table-cell table:style-name="ce14" table:formula="of:=[.AA43]-(2^8)*2" office:value-type="float" office:value="103.612576171657" calcext:value-type="float">
            <text:p>104</text:p>
          </table:table-cell>
          <table:table-cell table:style-name="ce14" table:formula="of:=[.AB43]-(2^8)*2" office:value-type="float" office:value="102.025865051903" calcext:value-type="float">
            <text:p>102</text:p>
          </table:table-cell>
          <table:table-cell table:style-name="ce14" table:formula="of:=[.AC43]-(2^8)*2" office:value-type="float" office:value="100.464848480753" calcext:value-type="float">
            <text:p>100</text:p>
          </table:table-cell>
          <table:table-cell table:style-name="ce14" table:formula="of:=[.AD43]-(2^8)*2" office:value-type="float" office:value="98.8563554282006" calcext:value-type="float">
            <text:p>99</text:p>
          </table:table-cell>
          <table:table-cell table:style-name="ce14" table:formula="of:=[.AE43]-(2^8)*2" office:value-type="float" office:value="97.2003858942475" calcext:value-type="float">
            <text:p>97</text:p>
          </table:table-cell>
          <table:table-cell table:style-name="ce14" table:formula="of:=[.AF43]-(2^8)*2" office:value-type="float" office:value="95.4969398788926" calcext:value-type="float">
            <text:p>95</text:p>
          </table:table-cell>
          <table:table-cell table:style-name="ce14" table:formula="of:=[.AG43]-(2^8)*2" office:value-type="float" office:value="93.6611862732743" calcext:value-type="float">
            <text:p>94</text:p>
          </table:table-cell>
          <table:table-cell table:style-name="ce14" table:formula="of:=[.AH43]-(2^8)*2" office:value-type="float" office:value="91.436222500593" calcext:value-type="float">
            <text:p>91</text:p>
          </table:table-cell>
        </table:table-row>
        <table:table-row table:style-name="ro3">
          <table:table-cell office:value-type="float" office:value="78.968" calcext:value-type="float">
            <text:p>78,968</text:p>
          </table:table-cell>
          <table:table-cell office:value-type="percentage" office:value="0.863" calcext:value-type="percentage">
            <text:p>86,30%</text:p>
          </table:table-cell>
          <table:table-cell office:value-type="percentage" office:value="0.9048" calcext:value-type="percentage">
            <text:p>90,48%</text:p>
          </table:table-cell>
          <table:table-cell/>
          <table:table-cell office:value-type="float" office:value="80.625" calcext:value-type="float">
            <text:p>80,625</text:p>
          </table:table-cell>
          <table:table-cell table:formula="of:=PINTERP([.$A$15:.$A$205];[.$B$15:.$B$205];[.E44])" office:value-type="percentage" office:value="0.707180095106573" calcext:value-type="percentage">
            <text:p>70,7%</text:p>
          </table:table-cell>
          <table:table-cell table:formula="of:=PINTERP([.$A$15:.$A$205];[.$C$15:.$C$205];[.E44])" office:value-type="percentage" office:value="0.85750732011654" calcext:value-type="percentage">
            <text:p>85,8%</text:p>
          </table:table-cell>
          <table:table-cell/>
          <table:table-cell table:formula="of:=[.E44]/0.0625" office:value-type="float" office:value="1290" calcext:value-type="float">
            <text:p>1290</text:p>
          </table:table-cell>
          <table:table-cell table:formula="of:=[.F44]*1000" office:value-type="float" office:value="707.180095106573" calcext:value-type="float">
            <text:p>707</text:p>
          </table:table-cell>
          <table:table-cell table:formula="of:=[.G44]*1000" office:value-type="float" office:value="857.50732011654" calcext:value-type="float">
            <text:p>85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style-name="ce18" table:formula="of:=PINTERP([.$A$15:.$A$205];[.$C$15:.$C$205];([.O$31]*0.0625+[.$N44]*0.0625))*1000" office:value-type="float" office:value="601.159766829489" calcext:value-type="float">
            <text:p>601</text:p>
          </table:table-cell>
          <table:table-cell table:style-name="ce18" table:formula="of:=PINTERP([.$A$15:.$A$205];[.$C$15:.$C$205];([.P$31]*0.0625+[.$N44]*0.0625))*1000" office:value-type="float" office:value="598.831819259962" calcext:value-type="float">
            <text:p>599</text:p>
          </table:table-cell>
          <table:table-cell table:style-name="ce18" table:formula="of:=PINTERP([.$A$15:.$A$205];[.$C$15:.$C$205];([.Q$31]*0.0625+[.$N44]*0.0625))*1000" office:value-type="float" office:value="596.452379792012" calcext:value-type="float">
            <text:p>596</text:p>
          </table:table-cell>
          <table:table-cell table:style-name="ce18" table:formula="of:=PINTERP([.$A$15:.$A$205];[.$C$15:.$C$205];([.R$31]*0.0625+[.$N44]*0.0625))*1000" office:value-type="float" office:value="594.114728016122" calcext:value-type="float">
            <text:p>594</text:p>
          </table:table-cell>
          <table:table-cell table:style-name="ce18" table:formula="of:=PINTERP([.$A$15:.$A$205];[.$C$15:.$C$205];([.S$31]*0.0625+[.$N44]*0.0625))*1000" office:value-type="float" office:value="591.914958160999" calcext:value-type="float">
            <text:p>592</text:p>
          </table:table-cell>
          <table:table-cell table:style-name="ce18" table:formula="of:=PINTERP([.$A$15:.$A$205];[.$C$15:.$C$205];([.T$31]*0.0625+[.$N44]*0.0625))*1000" office:value-type="float" office:value="589.734345598118" calcext:value-type="float">
            <text:p>590</text:p>
          </table:table-cell>
          <table:table-cell table:style-name="ce18" table:formula="of:=PINTERP([.$A$15:.$A$205];[.$C$15:.$C$205];([.U$31]*0.0625+[.$N44]*0.0625))*1000" office:value-type="float" office:value="587.572890327481" calcext:value-type="float">
            <text:p>588</text:p>
          </table:table-cell>
          <table:table-cell table:style-name="ce18" table:formula="of:=PINTERP([.$A$15:.$A$205];[.$C$15:.$C$205];([.V$31]*0.0625+[.$N44]*0.0625))*1000" office:value-type="float" office:value="585.430592349087" calcext:value-type="float">
            <text:p>585</text:p>
          </table:table-cell>
          <table:table-cell table:style-name="ce18" table:formula="of:=PINTERP([.$A$15:.$A$205];[.$C$15:.$C$205];([.W$31]*0.0625+[.$N44]*0.0625))*1000" office:value-type="float" office:value="583.323471328636" calcext:value-type="float">
            <text:p>583</text:p>
          </table:table-cell>
          <table:table-cell table:style-name="ce18" table:formula="of:=PINTERP([.$A$15:.$A$205];[.$C$15:.$C$205];([.X$31]*0.0625+[.$N44]*0.0625))*1000" office:value-type="float" office:value="581.250653594771" calcext:value-type="float">
            <text:p>581</text:p>
          </table:table-cell>
          <table:table-cell table:style-name="ce18" table:formula="of:=PINTERP([.$A$15:.$A$205];[.$C$15:.$C$205];([.Y$31]*0.0625+[.$N44]*0.0625))*1000" office:value-type="float" office:value="579.156294041054" calcext:value-type="float">
            <text:p>579</text:p>
          </table:table-cell>
          <table:table-cell table:style-name="ce18" table:formula="of:=PINTERP([.$A$15:.$A$205];[.$C$15:.$C$205];([.Z$31]*0.0625+[.$N44]*0.0625))*1000" office:value-type="float" office:value="577.040392667484" calcext:value-type="float">
            <text:p>577</text:p>
          </table:table-cell>
          <table:table-cell table:style-name="ce18" table:formula="of:=PINTERP([.$A$15:.$A$205];[.$C$15:.$C$205];([.AA$31]*0.0625+[.$N44]*0.0625))*1000" office:value-type="float" office:value="574.902949474061" calcext:value-type="float">
            <text:p>575</text:p>
          </table:table-cell>
          <table:table-cell table:style-name="ce18" table:formula="of:=PINTERP([.$A$15:.$A$205];[.$C$15:.$C$205];([.AB$31]*0.0625+[.$N44]*0.0625))*1000" office:value-type="float" office:value="572.743964460785" calcext:value-type="float">
            <text:p>573</text:p>
          </table:table-cell>
          <table:table-cell table:style-name="ce18" table:formula="of:=PINTERP([.$A$15:.$A$205];[.$C$15:.$C$205];([.AC$31]*0.0625+[.$N44]*0.0625))*1000" office:value-type="float" office:value="570.556599945191" calcext:value-type="float">
            <text:p>571</text:p>
          </table:table-cell>
          <table:table-cell table:style-name="ce18" table:formula="of:=PINTERP([.$A$15:.$A$205];[.$C$15:.$C$205];([.AD$31]*0.0625+[.$N44]*0.0625))*1000" office:value-type="float" office:value="568.290511036824" calcext:value-type="float">
            <text:p>568</text:p>
          </table:table-cell>
          <table:table-cell table:style-name="ce18" table:formula="of:=PINTERP([.$A$15:.$A$205];[.$C$15:.$C$205];([.AE$31]*0.0625+[.$N44]*0.0625))*1000" office:value-type="float" office:value="565.935944958566" calcext:value-type="float">
            <text:p>566</text:p>
          </table:table-cell>
          <table:table-cell table:style-name="ce18" table:formula="of:=PINTERP([.$A$15:.$A$205];[.$C$15:.$C$205];([.AF$31]*0.0625+[.$N44]*0.0625))*1000" office:value-type="float" office:value="563.492901710415" calcext:value-type="float">
            <text:p>563</text:p>
          </table:table-cell>
          <table:table-cell table:style-name="ce18" table:formula="of:=PINTERP([.$A$15:.$A$205];[.$C$15:.$C$205];([.AG$31]*0.0625+[.$N44]*0.0625))*1000" office:value-type="float" office:value="560.961381292373" calcext:value-type="float">
            <text:p>561</text:p>
          </table:table-cell>
          <table:table-cell table:style-name="ce18" table:formula="of:=PINTERP([.$A$15:.$A$205];[.$C$15:.$C$205];([.AH$31]*0.0625+[.$N44]*0.0625))*1000" office:value-type="float" office:value="558.222557810366" calcext:value-type="float">
            <text:p>558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14" table:formula="of:=[.O44]-(2^8)*2" office:value-type="float" office:value="89.1597668294888" calcext:value-type="float">
            <text:p>89</text:p>
          </table:table-cell>
          <table:table-cell table:style-name="ce14" table:formula="of:=[.P44]-(2^8)*2" office:value-type="float" office:value="86.8318192599619" calcext:value-type="float">
            <text:p>87</text:p>
          </table:table-cell>
          <table:table-cell table:style-name="ce14" table:formula="of:=[.Q44]-(2^8)*2" office:value-type="float" office:value="84.4523797920124" calcext:value-type="float">
            <text:p>84</text:p>
          </table:table-cell>
          <table:table-cell table:style-name="ce14" table:formula="of:=[.R44]-(2^8)*2" office:value-type="float" office:value="82.1147280161223" calcext:value-type="float">
            <text:p>82</text:p>
          </table:table-cell>
          <table:table-cell table:style-name="ce14" table:formula="of:=[.S44]-(2^8)*2" office:value-type="float" office:value="79.9149581609987" calcext:value-type="float">
            <text:p>80</text:p>
          </table:table-cell>
          <table:table-cell table:style-name="ce14" table:formula="of:=[.T44]-(2^8)*2" office:value-type="float" office:value="77.7343455981184" calcext:value-type="float">
            <text:p>78</text:p>
          </table:table-cell>
          <table:table-cell table:style-name="ce14" table:formula="of:=[.U44]-(2^8)*2" office:value-type="float" office:value="75.5728903274809" calcext:value-type="float">
            <text:p>76</text:p>
          </table:table-cell>
          <table:table-cell table:style-name="ce14" table:formula="of:=[.V44]-(2^8)*2" office:value-type="float" office:value="73.4305923490867" calcext:value-type="float">
            <text:p>73</text:p>
          </table:table-cell>
          <table:table-cell table:style-name="ce14" table:formula="of:=[.W44]-(2^8)*2" office:value-type="float" office:value="71.3234713286355" calcext:value-type="float">
            <text:p>71</text:p>
          </table:table-cell>
          <table:table-cell table:style-name="ce14" table:formula="of:=[.X44]-(2^8)*2" office:value-type="float" office:value="69.2506535947713" calcext:value-type="float">
            <text:p>69</text:p>
          </table:table-cell>
          <table:table-cell table:style-name="ce14" table:formula="of:=[.Y44]-(2^8)*2" office:value-type="float" office:value="67.156294041054" calcext:value-type="float">
            <text:p>67</text:p>
          </table:table-cell>
          <table:table-cell table:style-name="ce14" table:formula="of:=[.Z44]-(2^8)*2" office:value-type="float" office:value="65.0403926674836" calcext:value-type="float">
            <text:p>65</text:p>
          </table:table-cell>
          <table:table-cell table:style-name="ce14" table:formula="of:=[.AA44]-(2^8)*2" office:value-type="float" office:value="62.9029494740605" calcext:value-type="float">
            <text:p>63</text:p>
          </table:table-cell>
          <table:table-cell table:style-name="ce14" table:formula="of:=[.AB44]-(2^8)*2" office:value-type="float" office:value="60.7439644607845" calcext:value-type="float">
            <text:p>61</text:p>
          </table:table-cell>
          <table:table-cell table:style-name="ce14" table:formula="of:=[.AC44]-(2^8)*2" office:value-type="float" office:value="58.5565999451906" calcext:value-type="float">
            <text:p>59</text:p>
          </table:table-cell>
          <table:table-cell table:style-name="ce14" table:formula="of:=[.AD44]-(2^8)*2" office:value-type="float" office:value="56.2905110368239" calcext:value-type="float">
            <text:p>56</text:p>
          </table:table-cell>
          <table:table-cell table:style-name="ce14" table:formula="of:=[.AE44]-(2^8)*2" office:value-type="float" office:value="53.9359449585655" calcext:value-type="float">
            <text:p>54</text:p>
          </table:table-cell>
          <table:table-cell table:style-name="ce14" table:formula="of:=[.AF44]-(2^8)*2" office:value-type="float" office:value="51.4929017104153" calcext:value-type="float">
            <text:p>51</text:p>
          </table:table-cell>
          <table:table-cell table:style-name="ce14" table:formula="of:=[.AG44]-(2^8)*2" office:value-type="float" office:value="48.9613812923732" calcext:value-type="float">
            <text:p>49</text:p>
          </table:table-cell>
          <table:table-cell table:style-name="ce14" table:formula="of:=[.AH44]-(2^8)*2" office:value-type="float" office:value="46.2225578103663" calcext:value-type="float">
            <text:p>46</text:p>
          </table:table-cell>
        </table:table-row>
        <table:table-row table:style-name="ro3">
          <table:table-cell office:value-type="float" office:value="79.008" calcext:value-type="float">
            <text:p>79,008</text:p>
          </table:table-cell>
          <table:table-cell office:value-type="percentage" office:value="0.8589" calcext:value-type="percentage">
            <text:p>85,89%</text:p>
          </table:table-cell>
          <table:table-cell office:value-type="percentage" office:value="0.9033" calcext:value-type="percentage">
            <text:p>90,33%</text:p>
          </table:table-cell>
          <table:table-cell/>
          <table:table-cell office:value-type="float" office:value="80.6875" calcext:value-type="float">
            <text:p>80,6875</text:p>
          </table:table-cell>
          <table:table-cell table:formula="of:=PINTERP([.$A$15:.$A$205];[.$B$15:.$B$205];[.E45])" office:value-type="percentage" office:value="0.703392051677581" calcext:value-type="percentage">
            <text:p>70,3%</text:p>
          </table:table-cell>
          <table:table-cell table:formula="of:=PINTERP([.$A$15:.$A$205];[.$C$15:.$C$205];[.E45])" office:value-type="percentage" office:value="0.856580308620669" calcext:value-type="percentage">
            <text:p>85,7%</text:p>
          </table:table-cell>
          <table:table-cell/>
          <table:table-cell table:formula="of:=[.E45]/0.0625" office:value-type="float" office:value="1291" calcext:value-type="float">
            <text:p>1291</text:p>
          </table:table-cell>
          <table:table-cell table:formula="of:=[.F45]*1000" office:value-type="float" office:value="703.392051677581" calcext:value-type="float">
            <text:p>703</text:p>
          </table:table-cell>
          <table:table-cell table:formula="of:=[.G45]*1000" office:value-type="float" office:value="856.580308620669" calcext:value-type="float">
            <text:p>857</text:p>
          </table:table-cell>
          <table:table-cell table:number-columns-repeated="2"/>
          <table:table-cell table:style-name="ce14" office:value-type="float" office:value="240" calcext:value-type="float">
            <text:p>240</text:p>
          </table:table-cell>
          <table:table-cell table:style-name="ce18" table:formula="of:=PINTERP([.$A$15:.$A$205];[.$C$15:.$C$205];([.O$31]*0.0625+[.$N45]*0.0625))*1000" office:value-type="float" office:value="555.254379835612" calcext:value-type="float">
            <text:p>555</text:p>
          </table:table-cell>
          <table:table-cell table:style-name="ce18" table:formula="of:=PINTERP([.$A$15:.$A$205];[.$C$15:.$C$205];([.P$31]*0.0625+[.$N45]*0.0625))*1000" office:value-type="float" office:value="552.251098288472" calcext:value-type="float">
            <text:p>552</text:p>
          </table:table-cell>
          <table:table-cell table:style-name="ce18" table:formula="of:=PINTERP([.$A$15:.$A$205];[.$C$15:.$C$205];([.Q$31]*0.0625+[.$N45]*0.0625))*1000" office:value-type="float" office:value="549.212713168946" calcext:value-type="float">
            <text:p>549</text:p>
          </table:table-cell>
          <table:table-cell table:style-name="ce18" table:formula="of:=PINTERP([.$A$15:.$A$205];[.$C$15:.$C$205];([.R$31]*0.0625+[.$N45]*0.0625))*1000" office:value-type="float" office:value="546.139224477033" calcext:value-type="float">
            <text:p>546</text:p>
          </table:table-cell>
          <table:table-cell table:style-name="ce18" table:formula="of:=PINTERP([.$A$15:.$A$205];[.$C$15:.$C$205];([.S$31]*0.0625+[.$N45]*0.0625))*1000" office:value-type="float" office:value="543.227625372938" calcext:value-type="float">
            <text:p>543</text:p>
          </table:table-cell>
          <table:table-cell table:style-name="ce18" table:formula="of:=PINTERP([.$A$15:.$A$205];[.$C$15:.$C$205];([.T$31]*0.0625+[.$N45]*0.0625))*1000" office:value-type="float" office:value="540.454378404379" calcext:value-type="float">
            <text:p>540</text:p>
          </table:table-cell>
          <table:table-cell table:style-name="ce18" table:formula="of:=PINTERP([.$A$15:.$A$205];[.$C$15:.$C$205];([.U$31]*0.0625+[.$N45]*0.0625))*1000" office:value-type="float" office:value="537.698686531499" calcext:value-type="float">
            <text:p>538</text:p>
          </table:table-cell>
          <table:table-cell table:style-name="ce18" table:formula="of:=PINTERP([.$A$15:.$A$205];[.$C$15:.$C$205];([.V$31]*0.0625+[.$N45]*0.0625))*1000" office:value-type="float" office:value="534.9605497543" calcext:value-type="float">
            <text:p>535</text:p>
          </table:table-cell>
          <table:table-cell table:style-name="ce18" table:formula="of:=PINTERP([.$A$15:.$A$205];[.$C$15:.$C$205];([.W$31]*0.0625+[.$N45]*0.0625))*1000" office:value-type="float" office:value="532.239968072781" calcext:value-type="float">
            <text:p>532</text:p>
          </table:table-cell>
          <table:table-cell table:style-name="ce18" table:formula="of:=PINTERP([.$A$15:.$A$205];[.$C$15:.$C$205];([.X$31]*0.0625+[.$N45]*0.0625))*1000" office:value-type="float" office:value="529.479484715917" calcext:value-type="float">
            <text:p>529</text:p>
          </table:table-cell>
          <table:table-cell table:style-name="ce18" table:formula="of:=PINTERP([.$A$15:.$A$205];[.$C$15:.$C$205];([.Y$31]*0.0625+[.$N45]*0.0625))*1000" office:value-type="float" office:value="526.608032007373" calcext:value-type="float">
            <text:p>527</text:p>
          </table:table-cell>
          <table:table-cell table:style-name="ce18" table:formula="of:=PINTERP([.$A$15:.$A$205];[.$C$15:.$C$205];([.Z$31]*0.0625+[.$N45]*0.0625))*1000" office:value-type="float" office:value="523.74439377491" calcext:value-type="float">
            <text:p>524</text:p>
          </table:table-cell>
          <table:table-cell table:style-name="ce18" table:formula="of:=PINTERP([.$A$15:.$A$205];[.$C$15:.$C$205];([.AA$31]*0.0625+[.$N45]*0.0625))*1000" office:value-type="float" office:value="520.888570018529" calcext:value-type="float">
            <text:p>521</text:p>
          </table:table-cell>
          <table:table-cell table:style-name="ce18" table:formula="of:=PINTERP([.$A$15:.$A$205];[.$C$15:.$C$205];([.AB$31]*0.0625+[.$N45]*0.0625))*1000" office:value-type="float" office:value="518.04056073823" calcext:value-type="float">
            <text:p>518</text:p>
          </table:table-cell>
          <table:table-cell table:style-name="ce18" table:formula="of:=PINTERP([.$A$15:.$A$205];[.$C$15:.$C$205];([.AC$31]*0.0625+[.$N45]*0.0625))*1000" office:value-type="float" office:value="515.200365934012" calcext:value-type="float">
            <text:p>515</text:p>
          </table:table-cell>
          <table:table-cell table:style-name="ce18" table:formula="of:=PINTERP([.$A$15:.$A$205];[.$C$15:.$C$205];([.AD$31]*0.0625+[.$N45]*0.0625))*1000" office:value-type="float" office:value="512.65115467009" calcext:value-type="float">
            <text:p>513</text:p>
          </table:table-cell>
          <table:table-cell table:style-name="ce18" table:formula="of:=PINTERP([.$A$15:.$A$205];[.$C$15:.$C$205];([.AE$31]*0.0625+[.$N45]*0.0625))*1000" office:value-type="float" office:value="510.428432581309" calcext:value-type="float">
            <text:p>510</text:p>
          </table:table-cell>
          <table:table-cell table:style-name="ce18" table:formula="of:=PINTERP([.$A$15:.$A$205];[.$C$15:.$C$205];([.AF$31]*0.0625+[.$N45]*0.0625))*1000" office:value-type="float" office:value="508.061983686804" calcext:value-type="float">
            <text:p>508</text:p>
          </table:table-cell>
          <table:table-cell table:style-name="ce18" table:formula="of:=PINTERP([.$A$15:.$A$205];[.$C$15:.$C$205];([.AG$31]*0.0625+[.$N45]*0.0625))*1000" office:value-type="float" office:value="505.551807986573" calcext:value-type="float">
            <text:p>506</text:p>
          </table:table-cell>
          <table:table-cell table:style-name="ce18" table:formula="of:=PINTERP([.$A$15:.$A$205];[.$C$15:.$C$205];([.AH$31]*0.0625+[.$N45]*0.0625))*1000" office:value-type="float" office:value="502.897905480618" calcext:value-type="float">
            <text:p>503</text:p>
          </table:table-cell>
          <table:table-cell/>
          <table:table-cell table:style-name="ce14" office:value-type="float" office:value="240" calcext:value-type="float">
            <text:p>240</text:p>
          </table:table-cell>
          <table:table-cell table:style-name="ce14" table:formula="of:=[.O45]-(2^8)*2" office:value-type="float" office:value="43.2543798356124" calcext:value-type="float">
            <text:p>43</text:p>
          </table:table-cell>
          <table:table-cell table:style-name="ce14" table:formula="of:=[.P45]-(2^8)*2" office:value-type="float" office:value="40.2510982884724" calcext:value-type="float">
            <text:p>40</text:p>
          </table:table-cell>
          <table:table-cell table:style-name="ce14" table:formula="of:=[.Q45]-(2^8)*2" office:value-type="float" office:value="37.212713168946" calcext:value-type="float">
            <text:p>37</text:p>
          </table:table-cell>
          <table:table-cell table:style-name="ce14" table:formula="of:=[.R45]-(2^8)*2" office:value-type="float" office:value="34.1392244770334" calcext:value-type="float">
            <text:p>34</text:p>
          </table:table-cell>
          <table:table-cell table:style-name="ce14" table:formula="of:=[.S45]-(2^8)*2" office:value-type="float" office:value="31.2276253729382" calcext:value-type="float">
            <text:p>31</text:p>
          </table:table-cell>
          <table:table-cell table:style-name="ce14" table:formula="of:=[.T45]-(2^8)*2" office:value-type="float" office:value="28.4543784043788" calcext:value-type="float">
            <text:p>28</text:p>
          </table:table-cell>
          <table:table-cell table:style-name="ce14" table:formula="of:=[.U45]-(2^8)*2" office:value-type="float" office:value="25.6986865314993" calcext:value-type="float">
            <text:p>26</text:p>
          </table:table-cell>
          <table:table-cell table:style-name="ce14" table:formula="of:=[.V45]-(2^8)*2" office:value-type="float" office:value="22.9605497543" calcext:value-type="float">
            <text:p>23</text:p>
          </table:table-cell>
          <table:table-cell table:style-name="ce14" table:formula="of:=[.W45]-(2^8)*2" office:value-type="float" office:value="20.2399680727808" calcext:value-type="float">
            <text:p>20</text:p>
          </table:table-cell>
          <table:table-cell table:style-name="ce14" table:formula="of:=[.X45]-(2^8)*2" office:value-type="float" office:value="17.4794847159175" calcext:value-type="float">
            <text:p>17</text:p>
          </table:table-cell>
          <table:table-cell table:style-name="ce14" table:formula="of:=[.Y45]-(2^8)*2" office:value-type="float" office:value="14.6080320073731" calcext:value-type="float">
            <text:p>15</text:p>
          </table:table-cell>
          <table:table-cell table:style-name="ce14" table:formula="of:=[.Z45]-(2^8)*2" office:value-type="float" office:value="11.7443937749103" calcext:value-type="float">
            <text:p>12</text:p>
          </table:table-cell>
          <table:table-cell table:style-name="ce14" table:formula="of:=[.AA45]-(2^8)*2" office:value-type="float" office:value="8.88857001852932" calcext:value-type="float">
            <text:p>9</text:p>
          </table:table-cell>
          <table:table-cell table:style-name="ce14" table:formula="of:=[.AB45]-(2^8)*2" office:value-type="float" office:value="6.0405607382296" calcext:value-type="float">
            <text:p>6</text:p>
          </table:table-cell>
          <table:table-cell table:style-name="ce14" table:formula="of:=[.AC45]-(2^8)*2" office:value-type="float" office:value="3.20036593401153" calcext:value-type="float">
            <text:p>3</text:p>
          </table:table-cell>
          <table:table-cell table:style-name="ce14" table:formula="of:=[.AD45]-(2^8)*2" office:value-type="float" office:value="0.651154670090364" calcext:value-type="float">
            <text:p>1</text:p>
          </table:table-cell>
          <table:table-cell table:style-name="ce22" table:formula="of:=[.AE45]-(2^8)*1" office:value-type="float" office:value="254.428432581309" calcext:value-type="float">
            <text:p>254</text:p>
          </table:table-cell>
          <table:table-cell table:style-name="ce14" table:formula="of:=[.AF45]-(2^8)*1" office:value-type="float" office:value="252.061983686804" calcext:value-type="float">
            <text:p>252</text:p>
          </table:table-cell>
          <table:table-cell table:style-name="ce14" table:formula="of:=[.AG45]-(2^8)*1" office:value-type="float" office:value="249.551807986573" calcext:value-type="float">
            <text:p>250</text:p>
          </table:table-cell>
          <table:table-cell table:style-name="ce14" table:formula="of:=[.AH45]-(2^8)*1" office:value-type="float" office:value="246.897905480618" calcext:value-type="float">
            <text:p>247</text:p>
          </table:table-cell>
        </table:table-row>
        <table:table-row table:style-name="ro3">
          <table:table-cell office:value-type="float" office:value="79.05" calcext:value-type="float">
            <text:p>79,050</text:p>
          </table:table-cell>
          <table:table-cell office:value-type="percentage" office:value="0.8548" calcext:value-type="percentage">
            <text:p>85,48%</text:p>
          </table:table-cell>
          <table:table-cell office:value-type="percentage" office:value="0.901" calcext:value-type="percentage">
            <text:p>90,10%</text:p>
          </table:table-cell>
          <table:table-cell/>
          <table:table-cell office:value-type="float" office:value="80.75" calcext:value-type="float">
            <text:p>80,75</text:p>
          </table:table-cell>
          <table:table-cell table:formula="of:=PINTERP([.$A$15:.$A$205];[.$B$15:.$B$205];[.E46])" office:value-type="percentage" office:value="0.700264727030052" calcext:value-type="percentage">
            <text:p>70,0%</text:p>
          </table:table-cell>
          <table:table-cell table:formula="of:=PINTERP([.$A$15:.$A$205];[.$C$15:.$C$205];[.E46])" office:value-type="percentage" office:value="0.855406029342116" calcext:value-type="percentage">
            <text:p>85,5%</text:p>
          </table:table-cell>
          <table:table-cell/>
          <table:table-cell table:formula="of:=[.E46]/0.0625" office:value-type="float" office:value="1292" calcext:value-type="float">
            <text:p>1292</text:p>
          </table:table-cell>
          <table:table-cell table:formula="of:=[.F46]*1000" office:value-type="float" office:value="700.264727030052" calcext:value-type="float">
            <text:p>700</text:p>
          </table:table-cell>
          <table:table-cell table:formula="of:=[.G46]*1000" office:value-type="float" office:value="855.406029342117" calcext:value-type="float">
            <text:p>855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style-name="ce18" table:formula="of:=PINTERP([.$A$15:.$A$205];[.$C$15:.$C$205];([.O$31]*0.0625+[.$N46]*0.0625))*1000" office:value-type="float" office:value="500.100276168938" calcext:value-type="float">
            <text:p>500</text:p>
          </table:table-cell>
          <table:table-cell table:style-name="ce18" table:formula="of:=PINTERP([.$A$15:.$A$205];[.$C$15:.$C$205];([.P$31]*0.0625+[.$N46]*0.0625))*1000" office:value-type="float" office:value="497.158920051534" calcext:value-type="float">
            <text:p>497</text:p>
          </table:table-cell>
          <table:table-cell table:style-name="ce18" table:formula="of:=PINTERP([.$A$15:.$A$205];[.$C$15:.$C$205];([.Q$31]*0.0625+[.$N46]*0.0625))*1000" office:value-type="float" office:value="494.032583179478" calcext:value-type="float">
            <text:p>494</text:p>
          </table:table-cell>
          <table:table-cell table:style-name="ce18" table:formula="of:=PINTERP([.$A$15:.$A$205];[.$C$15:.$C$205];([.R$31]*0.0625+[.$N46]*0.0625))*1000" office:value-type="float" office:value="489.766157561374" calcext:value-type="float">
            <text:p>490</text:p>
          </table:table-cell>
          <table:table-cell table:style-name="ce18" table:formula="of:=PINTERP([.$A$15:.$A$205];[.$C$15:.$C$205];([.S$31]*0.0625+[.$N46]*0.0625))*1000" office:value-type="float" office:value="485.343952895096" calcext:value-type="float">
            <text:p>485</text:p>
          </table:table-cell>
          <table:table-cell table:style-name="ce18" table:formula="of:=PINTERP([.$A$15:.$A$205];[.$C$15:.$C$205];([.T$31]*0.0625+[.$N46]*0.0625))*1000" office:value-type="float" office:value="480.765969180643" calcext:value-type="float">
            <text:p>481</text:p>
          </table:table-cell>
          <table:table-cell table:style-name="ce18" table:formula="of:=PINTERP([.$A$15:.$A$205];[.$C$15:.$C$205];([.U$31]*0.0625+[.$N46]*0.0625))*1000" office:value-type="float" office:value="476.032206418017" calcext:value-type="float">
            <text:p>476</text:p>
          </table:table-cell>
          <table:table-cell table:style-name="ce18" table:formula="of:=PINTERP([.$A$15:.$A$205];[.$C$15:.$C$205];([.V$31]*0.0625+[.$N46]*0.0625))*1000" office:value-type="float" office:value="471.271724280543" calcext:value-type="float">
            <text:p>471</text:p>
          </table:table-cell>
          <table:table-cell table:style-name="ce18" table:formula="of:=PINTERP([.$A$15:.$A$205];[.$C$15:.$C$205];([.W$31]*0.0625+[.$N46]*0.0625))*1000" office:value-type="float" office:value="466.640454102176" calcext:value-type="float">
            <text:p>467</text:p>
          </table:table-cell>
          <table:table-cell table:style-name="ce18" table:formula="of:=PINTERP([.$A$15:.$A$205];[.$C$15:.$C$205];([.X$31]*0.0625+[.$N46]*0.0625))*1000" office:value-type="float" office:value="462.088772796456" calcext:value-type="float">
            <text:p>462</text:p>
          </table:table-cell>
          <table:table-cell table:style-name="ce18" table:formula="of:=PINTERP([.$A$15:.$A$205];[.$C$15:.$C$205];([.Y$31]*0.0625+[.$N46]*0.0625))*1000" office:value-type="float" office:value="457.616680363382" calcext:value-type="float">
            <text:p>458</text:p>
          </table:table-cell>
          <table:table-cell table:style-name="ce18" table:formula="of:=PINTERP([.$A$15:.$A$205];[.$C$15:.$C$205];([.Z$31]*0.0625+[.$N46]*0.0625))*1000" office:value-type="float" office:value="453.224176802956" calcext:value-type="float">
            <text:p>453</text:p>
          </table:table-cell>
          <table:table-cell table:style-name="ce18" table:formula="of:=PINTERP([.$A$15:.$A$205];[.$C$15:.$C$205];([.AA$31]*0.0625+[.$N46]*0.0625))*1000" office:value-type="float" office:value="448.911262115176" calcext:value-type="float">
            <text:p>449</text:p>
          </table:table-cell>
          <table:table-cell table:style-name="ce18" table:formula="of:=PINTERP([.$A$15:.$A$205];[.$C$15:.$C$205];([.AB$31]*0.0625+[.$N46]*0.0625))*1000" office:value-type="float" office:value="445.124615987969" calcext:value-type="float">
            <text:p>445</text:p>
          </table:table-cell>
          <table:table-cell table:style-name="ce18" table:formula="of:=PINTERP([.$A$15:.$A$205];[.$C$15:.$C$205];([.AC$31]*0.0625+[.$N46]*0.0625))*1000" office:value-type="float" office:value="441.780606702317" calcext:value-type="float">
            <text:p>442</text:p>
          </table:table-cell>
          <table:table-cell table:style-name="ce18" table:formula="of:=PINTERP([.$A$15:.$A$205];[.$C$15:.$C$205];([.AD$31]*0.0625+[.$N46]*0.0625))*1000" office:value-type="float" office:value="438.352868686143" calcext:value-type="float">
            <text:p>438</text:p>
          </table:table-cell>
          <table:table-cell table:style-name="ce18" table:formula="of:=PINTERP([.$A$15:.$A$205];[.$C$15:.$C$205];([.AE$31]*0.0625+[.$N46]*0.0625))*1000" office:value-type="float" office:value="434.841401939446" calcext:value-type="float">
            <text:p>435</text:p>
          </table:table-cell>
          <table:table-cell table:style-name="ce18" table:formula="of:=PINTERP([.$A$15:.$A$205];[.$C$15:.$C$205];([.AF$31]*0.0625+[.$N46]*0.0625))*1000" office:value-type="float" office:value="431.246206462227" calcext:value-type="float">
            <text:p>431</text:p>
          </table:table-cell>
          <table:table-cell table:style-name="ce18" table:formula="of:=PINTERP([.$A$15:.$A$205];[.$C$15:.$C$205];([.AG$31]*0.0625+[.$N46]*0.0625))*1000" office:value-type="float" office:value="427.567282254484" calcext:value-type="float">
            <text:p>428</text:p>
          </table:table-cell>
          <table:table-cell table:style-name="ce18" table:formula="of:=PINTERP([.$A$15:.$A$205];[.$C$15:.$C$205];([.AH$31]*0.0625+[.$N46]*0.0625))*1000" office:value-type="float" office:value="423.80462931622" calcext:value-type="float">
            <text:p>424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14" table:formula="of:=[.O46]-(2^8)*1" office:value-type="float" office:value="244.100276168938" calcext:value-type="float">
            <text:p>244</text:p>
          </table:table-cell>
          <table:table-cell table:style-name="ce14" table:formula="of:=[.P46]-(2^8)*1" office:value-type="float" office:value="241.158920051534" calcext:value-type="float">
            <text:p>241</text:p>
          </table:table-cell>
          <table:table-cell table:style-name="ce14" table:formula="of:=[.Q46]-(2^8)*1" office:value-type="float" office:value="238.032583179478" calcext:value-type="float">
            <text:p>238</text:p>
          </table:table-cell>
          <table:table-cell table:style-name="ce14" table:formula="of:=[.R46]-(2^8)*1" office:value-type="float" office:value="233.766157561374" calcext:value-type="float">
            <text:p>234</text:p>
          </table:table-cell>
          <table:table-cell table:style-name="ce14" table:formula="of:=[.S46]-(2^8)*1" office:value-type="float" office:value="229.343952895096" calcext:value-type="float">
            <text:p>229</text:p>
          </table:table-cell>
          <table:table-cell table:style-name="ce14" table:formula="of:=[.T46]-(2^8)*1" office:value-type="float" office:value="224.765969180643" calcext:value-type="float">
            <text:p>225</text:p>
          </table:table-cell>
          <table:table-cell table:style-name="ce14" table:formula="of:=[.U46]-(2^8)*1" office:value-type="float" office:value="220.032206418017" calcext:value-type="float">
            <text:p>220</text:p>
          </table:table-cell>
          <table:table-cell table:style-name="ce14" table:formula="of:=[.V46]-(2^8)*1" office:value-type="float" office:value="215.271724280543" calcext:value-type="float">
            <text:p>215</text:p>
          </table:table-cell>
          <table:table-cell table:style-name="ce14" table:formula="of:=[.W46]-(2^8)*1" office:value-type="float" office:value="210.640454102176" calcext:value-type="float">
            <text:p>211</text:p>
          </table:table-cell>
          <table:table-cell table:style-name="ce14" table:formula="of:=[.X46]-(2^8)*1" office:value-type="float" office:value="206.088772796456" calcext:value-type="float">
            <text:p>206</text:p>
          </table:table-cell>
          <table:table-cell table:style-name="ce14" table:formula="of:=[.Y46]-(2^8)*1" office:value-type="float" office:value="201.616680363382" calcext:value-type="float">
            <text:p>202</text:p>
          </table:table-cell>
          <table:table-cell table:style-name="ce14" table:formula="of:=[.Z46]-(2^8)*1" office:value-type="float" office:value="197.224176802956" calcext:value-type="float">
            <text:p>197</text:p>
          </table:table-cell>
          <table:table-cell table:style-name="ce14" table:formula="of:=[.AA46]-(2^8)*1" office:value-type="float" office:value="192.911262115176" calcext:value-type="float">
            <text:p>193</text:p>
          </table:table-cell>
          <table:table-cell table:style-name="ce14" table:formula="of:=[.AB46]-(2^8)*1" office:value-type="float" office:value="189.124615987969" calcext:value-type="float">
            <text:p>189</text:p>
          </table:table-cell>
          <table:table-cell table:style-name="ce14" table:formula="of:=[.AC46]-(2^8)*1" office:value-type="float" office:value="185.780606702317" calcext:value-type="float">
            <text:p>186</text:p>
          </table:table-cell>
          <table:table-cell table:style-name="ce14" table:formula="of:=[.AD46]-(2^8)*1" office:value-type="float" office:value="182.352868686143" calcext:value-type="float">
            <text:p>182</text:p>
          </table:table-cell>
          <table:table-cell table:style-name="ce14" table:formula="of:=[.AE46]-(2^8)*1" office:value-type="float" office:value="178.841401939446" calcext:value-type="float">
            <text:p>179</text:p>
          </table:table-cell>
          <table:table-cell table:style-name="ce14" table:formula="of:=[.AF46]-(2^8)*1" office:value-type="float" office:value="175.246206462227" calcext:value-type="float">
            <text:p>175</text:p>
          </table:table-cell>
          <table:table-cell table:style-name="ce14" table:formula="of:=[.AG46]-(2^8)*1" office:value-type="float" office:value="171.567282254484" calcext:value-type="float">
            <text:p>172</text:p>
          </table:table-cell>
          <table:table-cell table:style-name="ce14" table:formula="of:=[.AH46]-(2^8)*1" office:value-type="float" office:value="167.804629316219" calcext:value-type="float">
            <text:p>168</text:p>
          </table:table-cell>
        </table:table-row>
        <table:table-row table:style-name="ro3">
          <table:table-cell office:value-type="float" office:value="79.094" calcext:value-type="float">
            <text:p>79,094</text:p>
          </table:table-cell>
          <table:table-cell office:value-type="percentage" office:value="0.8507" calcext:value-type="percentage">
            <text:p>85,07%</text:p>
          </table:table-cell>
          <table:table-cell office:value-type="percentage" office:value="0.8995" calcext:value-type="percentage">
            <text:p>89,95%</text:p>
          </table:table-cell>
          <table:table-cell/>
          <table:table-cell office:value-type="float" office:value="80.8125" calcext:value-type="float">
            <text:p>80,8125</text:p>
          </table:table-cell>
          <table:table-cell table:formula="of:=PINTERP([.$A$15:.$A$205];[.$B$15:.$B$205];[.E47])" office:value-type="percentage" office:value="0.695363115530303" calcext:value-type="percentage">
            <text:p>69,5%</text:p>
          </table:table-cell>
          <table:table-cell table:formula="of:=PINTERP([.$A$15:.$A$205];[.$C$15:.$C$205];[.E47])" office:value-type="percentage" office:value="0.85380342092803" calcext:value-type="percentage">
            <text:p>85,4%</text:p>
          </table:table-cell>
          <table:table-cell/>
          <table:table-cell table:formula="of:=[.E47]/0.0625" office:value-type="float" office:value="1293" calcext:value-type="float">
            <text:p>1293</text:p>
          </table:table-cell>
          <table:table-cell table:formula="of:=[.F47]*1000" office:value-type="float" office:value="695.363115530303" calcext:value-type="float">
            <text:p>695</text:p>
          </table:table-cell>
          <table:table-cell table:formula="of:=[.G47]*1000" office:value-type="float" office:value="853.80342092803" calcext:value-type="float">
            <text:p>854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style-name="ce18" table:formula="of:=PINTERP([.$A$15:.$A$205];[.$C$15:.$C$205];([.O$31]*0.0625+[.$N47]*0.0625))*1000" office:value-type="float" office:value="418.454605038001" calcext:value-type="float">
            <text:p>418</text:p>
          </table:table-cell>
          <table:table-cell table:style-name="ce18" table:formula="of:=PINTERP([.$A$15:.$A$205];[.$C$15:.$C$205];([.P$31]*0.0625+[.$N47]*0.0625))*1000" office:value-type="float" office:value="412.961789468851" calcext:value-type="float">
            <text:p>413</text:p>
          </table:table-cell>
          <table:table-cell table:style-name="ce18" table:formula="of:=PINTERP([.$A$15:.$A$205];[.$C$15:.$C$205];([.Q$31]*0.0625+[.$N47]*0.0625))*1000" office:value-type="float" office:value="407.459921180475" calcext:value-type="float">
            <text:p>407</text:p>
          </table:table-cell>
          <table:table-cell table:style-name="ce18" table:formula="of:=PINTERP([.$A$15:.$A$205];[.$C$15:.$C$205];([.R$31]*0.0625+[.$N47]*0.0625))*1000" office:value-type="float" office:value="401.949000172875" calcext:value-type="float">
            <text:p>402</text:p>
          </table:table-cell>
          <table:table-cell table:style-name="ce18" table:formula="of:=PINTERP([.$A$15:.$A$205];[.$C$15:.$C$205];([.S$31]*0.0625+[.$N47]*0.0625))*1000" office:value-type="float" office:value="396.42902644605" calcext:value-type="float">
            <text:p>396</text:p>
          </table:table-cell>
          <table:table-cell table:style-name="ce18" table:formula="of:=PINTERP([.$A$15:.$A$205];[.$C$15:.$C$205];([.T$31]*0.0625+[.$N47]*0.0625))*1000" office:value-type="float" office:value="390.9" calcext:value-type="float">
            <text:p>391</text:p>
          </table:table-cell>
          <table:table-cell table:style-name="ce18" table:formula="of:=PINTERP([.$A$15:.$A$205];[.$C$15:.$C$205];([.U$31]*0.0625+[.$N47]*0.0625))*1000" office:value-type="float" office:value="387.336862529227" calcext:value-type="float">
            <text:p>387</text:p>
          </table:table-cell>
          <table:table-cell table:style-name="ce18" table:formula="of:=PINTERP([.$A$15:.$A$205];[.$C$15:.$C$205];([.V$31]*0.0625+[.$N47]*0.0625))*1000" office:value-type="float" office:value="383.841746856565" calcext:value-type="float">
            <text:p>384</text:p>
          </table:table-cell>
          <table:table-cell table:style-name="ce18" table:formula="of:=PINTERP([.$A$15:.$A$205];[.$C$15:.$C$205];([.W$31]*0.0625+[.$N47]*0.0625))*1000" office:value-type="float" office:value="380.414652982017" calcext:value-type="float">
            <text:p>380</text:p>
          </table:table-cell>
          <table:table-cell table:style-name="ce18" table:formula="of:=PINTERP([.$A$15:.$A$205];[.$C$15:.$C$205];([.X$31]*0.0625+[.$N47]*0.0625))*1000" office:value-type="float" office:value="377.055580905581" calcext:value-type="float">
            <text:p>377</text:p>
          </table:table-cell>
          <table:table-cell table:style-name="ce18" table:formula="of:=PINTERP([.$A$15:.$A$205];[.$C$15:.$C$205];([.Y$31]*0.0625+[.$N47]*0.0625))*1000" office:value-type="float" office:value="373.764530627258" calcext:value-type="float">
            <text:p>374</text:p>
          </table:table-cell>
          <table:table-cell table:style-name="ce18" table:formula="of:=PINTERP([.$A$15:.$A$205];[.$C$15:.$C$205];([.Z$31]*0.0625+[.$N47]*0.0625))*1000" office:value-type="float" office:value="370.541502147047" calcext:value-type="float">
            <text:p>371</text:p>
          </table:table-cell>
          <table:table-cell table:style-name="ce18" table:formula="of:=PINTERP([.$A$15:.$A$205];[.$C$15:.$C$205];([.AA$31]*0.0625+[.$N47]*0.0625))*1000" office:value-type="float" office:value="367.386495464948" calcext:value-type="float">
            <text:p>367</text:p>
          </table:table-cell>
          <table:table-cell table:style-name="ce18" table:formula="of:=PINTERP([.$A$15:.$A$205];[.$C$15:.$C$205];([.AB$31]*0.0625+[.$N47]*0.0625))*1000" office:value-type="float" office:value="364.299510580962" calcext:value-type="float">
            <text:p>364</text:p>
          </table:table-cell>
          <table:table-cell table:style-name="ce18" table:formula="of:=PINTERP([.$A$15:.$A$205];[.$C$15:.$C$205];([.AC$31]*0.0625+[.$N47]*0.0625))*1000" office:value-type="float" office:value="361.244482098596" calcext:value-type="float">
            <text:p>361</text:p>
          </table:table-cell>
          <table:table-cell table:style-name="ce18" table:formula="of:=PINTERP([.$A$15:.$A$205];[.$C$15:.$C$205];([.AD$31]*0.0625+[.$N47]*0.0625))*1000" office:value-type="float" office:value="357.256888650273" calcext:value-type="float">
            <text:p>357</text:p>
          </table:table-cell>
          <table:table-cell table:style-name="ce18" table:formula="of:=PINTERP([.$A$15:.$A$205];[.$C$15:.$C$205];([.AE$31]*0.0625+[.$N47]*0.0625))*1000" office:value-type="float" office:value="353.077668445745" calcext:value-type="float">
            <text:p>353</text:p>
          </table:table-cell>
          <table:table-cell table:style-name="ce18" table:formula="of:=PINTERP([.$A$15:.$A$205];[.$C$15:.$C$205];([.AF$31]*0.0625+[.$N47]*0.0625))*1000" office:value-type="float" office:value="348.706821485013" calcext:value-type="float">
            <text:p>349</text:p>
          </table:table-cell>
          <table:table-cell table:style-name="ce18" table:formula="of:=PINTERP([.$A$15:.$A$205];[.$C$15:.$C$205];([.AG$31]*0.0625+[.$N47]*0.0625))*1000" office:value-type="float" office:value="344.144347768076" calcext:value-type="float">
            <text:p>344</text:p>
          </table:table-cell>
          <table:table-cell table:style-name="ce18" table:formula="of:=PINTERP([.$A$15:.$A$205];[.$C$15:.$C$205];([.AH$31]*0.0625+[.$N47]*0.0625))*1000" office:value-type="float" office:value="339.390247294935" calcext:value-type="float">
            <text:p>339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14" table:formula="of:=[.O47]-(2^8)*1" office:value-type="float" office:value="162.454605038001" calcext:value-type="float">
            <text:p>162</text:p>
          </table:table-cell>
          <table:table-cell table:style-name="ce14" table:formula="of:=[.P47]-(2^8)*1" office:value-type="float" office:value="156.961789468851" calcext:value-type="float">
            <text:p>157</text:p>
          </table:table-cell>
          <table:table-cell table:style-name="ce14" table:formula="of:=[.Q47]-(2^8)*1" office:value-type="float" office:value="151.459921180475" calcext:value-type="float">
            <text:p>151</text:p>
          </table:table-cell>
          <table:table-cell table:style-name="ce14" table:formula="of:=[.R47]-(2^8)*1" office:value-type="float" office:value="145.949000172875" calcext:value-type="float">
            <text:p>146</text:p>
          </table:table-cell>
          <table:table-cell table:style-name="ce14" table:formula="of:=[.S47]-(2^8)*1" office:value-type="float" office:value="140.42902644605" calcext:value-type="float">
            <text:p>140</text:p>
          </table:table-cell>
          <table:table-cell table:style-name="ce14" table:formula="of:=[.T47]-(2^8)*1" office:value-type="float" office:value="134.9" calcext:value-type="float">
            <text:p>135</text:p>
          </table:table-cell>
          <table:table-cell table:style-name="ce14" table:formula="of:=[.U47]-(2^8)*1" office:value-type="float" office:value="131.336862529227" calcext:value-type="float">
            <text:p>131</text:p>
          </table:table-cell>
          <table:table-cell table:style-name="ce14" table:formula="of:=[.V47]-(2^8)*1" office:value-type="float" office:value="127.841746856565" calcext:value-type="float">
            <text:p>128</text:p>
          </table:table-cell>
          <table:table-cell table:style-name="ce14" table:formula="of:=[.W47]-(2^8)*1" office:value-type="float" office:value="124.414652982017" calcext:value-type="float">
            <text:p>124</text:p>
          </table:table-cell>
          <table:table-cell table:style-name="ce14" table:formula="of:=[.X47]-(2^8)*1" office:value-type="float" office:value="121.055580905581" calcext:value-type="float">
            <text:p>121</text:p>
          </table:table-cell>
          <table:table-cell table:style-name="ce14" table:formula="of:=[.Y47]-(2^8)*1" office:value-type="float" office:value="117.764530627258" calcext:value-type="float">
            <text:p>118</text:p>
          </table:table-cell>
          <table:table-cell table:style-name="ce14" table:formula="of:=[.Z47]-(2^8)*1" office:value-type="float" office:value="114.541502147047" calcext:value-type="float">
            <text:p>115</text:p>
          </table:table-cell>
          <table:table-cell table:style-name="ce14" table:formula="of:=[.AA47]-(2^8)*1" office:value-type="float" office:value="111.386495464948" calcext:value-type="float">
            <text:p>111</text:p>
          </table:table-cell>
          <table:table-cell table:style-name="ce14" table:formula="of:=[.AB47]-(2^8)*1" office:value-type="float" office:value="108.299510580962" calcext:value-type="float">
            <text:p>108</text:p>
          </table:table-cell>
          <table:table-cell table:style-name="ce14" table:formula="of:=[.AC47]-(2^8)*1" office:value-type="float" office:value="105.244482098596" calcext:value-type="float">
            <text:p>105</text:p>
          </table:table-cell>
          <table:table-cell table:style-name="ce14" table:formula="of:=[.AD47]-(2^8)*1" office:value-type="float" office:value="101.256888650273" calcext:value-type="float">
            <text:p>101</text:p>
          </table:table-cell>
          <table:table-cell table:style-name="ce14" table:formula="of:=[.AE47]-(2^8)*1" office:value-type="float" office:value="97.0776684457454" calcext:value-type="float">
            <text:p>97</text:p>
          </table:table-cell>
          <table:table-cell table:style-name="ce14" table:formula="of:=[.AF47]-(2^8)*1" office:value-type="float" office:value="92.706821485013" calcext:value-type="float">
            <text:p>93</text:p>
          </table:table-cell>
          <table:table-cell table:style-name="ce14" table:formula="of:=[.AG47]-(2^8)*1" office:value-type="float" office:value="88.1443477680762" calcext:value-type="float">
            <text:p>88</text:p>
          </table:table-cell>
          <table:table-cell table:style-name="ce14" table:formula="of:=[.AH47]-(2^8)*1" office:value-type="float" office:value="83.3902472949348" calcext:value-type="float">
            <text:p>83</text:p>
          </table:table-cell>
        </table:table-row>
        <table:table-row table:style-name="ro3">
          <table:table-cell office:value-type="float" office:value="79.133" calcext:value-type="float">
            <text:p>79,133</text:p>
          </table:table-cell>
          <table:table-cell office:value-type="percentage" office:value="0.8466" calcext:value-type="percentage">
            <text:p>84,66%</text:p>
          </table:table-cell>
          <table:table-cell office:value-type="percentage" office:value="0.8979" calcext:value-type="percentage">
            <text:p>89,79%</text:p>
          </table:table-cell>
          <table:table-cell/>
          <table:table-cell office:value-type="float" office:value="80.875" calcext:value-type="float">
            <text:p>80,875</text:p>
          </table:table-cell>
          <table:table-cell table:formula="of:=PINTERP([.$A$15:.$A$205];[.$B$15:.$B$205];[.E48])" office:value-type="percentage" office:value="0.690232636363636" calcext:value-type="percentage">
            <text:p>69,0%</text:p>
          </table:table-cell>
          <table:table-cell table:formula="of:=PINTERP([.$A$15:.$A$205];[.$C$15:.$C$205];[.E48])" office:value-type="percentage" office:value="0.852966363636364" calcext:value-type="percentage">
            <text:p>85,3%</text:p>
          </table:table-cell>
          <table:table-cell/>
          <table:table-cell table:formula="of:=[.E48]/0.0625" office:value-type="float" office:value="1294" calcext:value-type="float">
            <text:p>1294</text:p>
          </table:table-cell>
          <table:table-cell table:formula="of:=[.F48]*1000" office:value-type="float" office:value="690.232636363636" calcext:value-type="float">
            <text:p>690</text:p>
          </table:table-cell>
          <table:table-cell table:formula="of:=[.G48]*1000" office:value-type="float" office:value="852.966363636364" calcext:value-type="float">
            <text:p>853</text:p>
          </table:table-cell>
          <table:table-cell table:number-columns-repeated="2"/>
          <table:table-cell table:style-name="ce14" office:value-type="float" office:value="300" calcext:value-type="float">
            <text:p>300</text:p>
          </table:table-cell>
          <table:table-cell table:style-name="ce18" table:formula="of:=PINTERP([.$A$15:.$A$205];[.$C$15:.$C$205];([.O$31]*0.0625+[.$N48]*0.0625))*1000" office:value-type="float" office:value="334.444520065589" calcext:value-type="float">
            <text:p>334</text:p>
          </table:table-cell>
          <table:table-cell table:style-name="ce18" table:formula="of:=PINTERP([.$A$15:.$A$205];[.$C$15:.$C$205];([.P$31]*0.0625+[.$N48]*0.0625))*1000" office:value-type="float" office:value="329.307166080038" calcext:value-type="float">
            <text:p>329</text:p>
          </table:table-cell>
          <table:table-cell table:style-name="ce18" table:formula="of:=PINTERP([.$A$15:.$A$205];[.$C$15:.$C$205];([.Q$31]*0.0625+[.$N48]*0.0625))*1000" office:value-type="float" office:value="323.978185338283" calcext:value-type="float">
            <text:p>324</text:p>
          </table:table-cell>
          <table:table-cell table:style-name="ce18" table:formula="of:=PINTERP([.$A$15:.$A$205];[.$C$15:.$C$205];([.R$31]*0.0625+[.$N48]*0.0625))*1000" office:value-type="float" office:value="318.278440708228" calcext:value-type="float">
            <text:p>318</text:p>
          </table:table-cell>
          <table:table-cell table:style-name="ce18" table:formula="of:=PINTERP([.$A$15:.$A$205];[.$C$15:.$C$205];([.S$31]*0.0625+[.$N48]*0.0625))*1000" office:value-type="float" office:value="311.927367579229" calcext:value-type="float">
            <text:p>312</text:p>
          </table:table-cell>
          <table:table-cell table:style-name="ce18" table:formula="of:=PINTERP([.$A$15:.$A$205];[.$C$15:.$C$205];([.T$31]*0.0625+[.$N48]*0.0625))*1000" office:value-type="float" office:value="305.558160987948" calcext:value-type="float">
            <text:p>306</text:p>
          </table:table-cell>
          <table:table-cell table:style-name="ce18" table:formula="of:=PINTERP([.$A$15:.$A$205];[.$C$15:.$C$205];([.U$31]*0.0625+[.$N48]*0.0625))*1000" office:value-type="float" office:value="299.170820934385" calcext:value-type="float">
            <text:p>299</text:p>
          </table:table-cell>
          <table:table-cell table:style-name="ce18" table:formula="of:=PINTERP([.$A$15:.$A$205];[.$C$15:.$C$205];([.V$31]*0.0625+[.$N48]*0.0625))*1000" office:value-type="float" office:value="292.765347418539" calcext:value-type="float">
            <text:p>293</text:p>
          </table:table-cell>
          <table:table-cell table:style-name="ce18" table:formula="of:=PINTERP([.$A$15:.$A$205];[.$C$15:.$C$205];([.W$31]*0.0625+[.$N48]*0.0625))*1000" office:value-type="float" office:value="286.341740440411" calcext:value-type="float">
            <text:p>286</text:p>
          </table:table-cell>
          <table:table-cell table:style-name="ce18" table:formula="of:=PINTERP([.$A$15:.$A$205];[.$C$15:.$C$205];([.X$31]*0.0625+[.$N48]*0.0625))*1000" office:value-type="float" office:value="279.9" calcext:value-type="float">
            <text:p>280</text:p>
          </table:table-cell>
          <table:table-cell table:style-name="ce18" table:formula="of:=PINTERP([.$A$15:.$A$205];[.$C$15:.$C$205];([.Y$31]*0.0625+[.$N48]*0.0625))*1000" office:value-type="float" office:value="275.057883738602" calcext:value-type="float">
            <text:p>275</text:p>
          </table:table-cell>
          <table:table-cell table:style-name="ce18" table:formula="of:=PINTERP([.$A$15:.$A$205];[.$C$15:.$C$205];([.Z$31]*0.0625+[.$N48]*0.0625))*1000" office:value-type="float" office:value="270.175284467306" calcext:value-type="float">
            <text:p>270</text:p>
          </table:table-cell>
          <table:table-cell table:style-name="ce18" table:formula="of:=PINTERP([.$A$15:.$A$205];[.$C$15:.$C$205];([.AA$31]*0.0625+[.$N48]*0.0625))*1000" office:value-type="float" office:value="265.252202186112" calcext:value-type="float">
            <text:p>265</text:p>
          </table:table-cell>
          <table:table-cell table:style-name="ce18" table:formula="of:=PINTERP([.$A$15:.$A$205];[.$C$15:.$C$205];([.AB$31]*0.0625+[.$N48]*0.0625))*1000" office:value-type="float" office:value="260.28863689502" calcext:value-type="float">
            <text:p>260</text:p>
          </table:table-cell>
          <table:table-cell table:style-name="ce18" table:formula="of:=PINTERP([.$A$15:.$A$205];[.$C$15:.$C$205];([.AC$31]*0.0625+[.$N48]*0.0625))*1000" office:value-type="float" office:value="255.28458859403" calcext:value-type="float">
            <text:p>255</text:p>
          </table:table-cell>
          <table:table-cell table:style-name="ce18" table:formula="of:=PINTERP([.$A$15:.$A$205];[.$C$15:.$C$205];([.AD$31]*0.0625+[.$N48]*0.0625))*1000" office:value-type="float" office:value="250.240057283142" calcext:value-type="float">
            <text:p>250</text:p>
          </table:table-cell>
          <table:table-cell table:style-name="ce18" table:formula="of:=PINTERP([.$A$15:.$A$205];[.$C$15:.$C$205];([.AE$31]*0.0625+[.$N48]*0.0625))*1000" office:value-type="float" office:value="245.155042962357" calcext:value-type="float">
            <text:p>245</text:p>
          </table:table-cell>
          <table:table-cell table:style-name="ce18" table:formula="of:=PINTERP([.$A$15:.$A$205];[.$C$15:.$C$205];([.AF$31]*0.0625+[.$N48]*0.0625))*1000" office:value-type="float" office:value="240.029545631673" calcext:value-type="float">
            <text:p>240</text:p>
          </table:table-cell>
          <table:table-cell table:style-name="ce18" table:formula="of:=PINTERP([.$A$15:.$A$205];[.$C$15:.$C$205];([.AG$31]*0.0625+[.$N48]*0.0625))*1000" office:value-type="float" office:value="234.586683407738" calcext:value-type="float">
            <text:p>235</text:p>
          </table:table-cell>
          <table:table-cell table:style-name="ce18" table:formula="of:=PINTERP([.$A$15:.$A$205];[.$C$15:.$C$205];([.AH$31]*0.0625+[.$N48]*0.0625))*1000" office:value-type="float" office:value="227.916882440476" calcext:value-type="float">
            <text:p>228</text:p>
          </table:table-cell>
          <table:table-cell/>
          <table:table-cell table:style-name="ce14" office:value-type="float" office:value="300" calcext:value-type="float">
            <text:p>300</text:p>
          </table:table-cell>
          <table:table-cell table:style-name="ce14" table:formula="of:=[.O48]-(2^8)*1" office:value-type="float" office:value="78.4445200655889" calcext:value-type="float">
            <text:p>78</text:p>
          </table:table-cell>
          <table:table-cell table:style-name="ce14" table:formula="of:=[.P48]-(2^8)*1" office:value-type="float" office:value="73.3071660800385" calcext:value-type="float">
            <text:p>73</text:p>
          </table:table-cell>
          <table:table-cell table:style-name="ce14" table:formula="of:=[.Q48]-(2^8)*1" office:value-type="float" office:value="67.9781853382834" calcext:value-type="float">
            <text:p>68</text:p>
          </table:table-cell>
          <table:table-cell table:style-name="ce14" table:formula="of:=[.R48]-(2^8)*1" office:value-type="float" office:value="62.278440708228" calcext:value-type="float">
            <text:p>62</text:p>
          </table:table-cell>
          <table:table-cell table:style-name="ce14" table:formula="of:=[.S48]-(2^8)*1" office:value-type="float" office:value="55.9273675792293" calcext:value-type="float">
            <text:p>56</text:p>
          </table:table-cell>
          <table:table-cell table:style-name="ce14" table:formula="of:=[.T48]-(2^8)*1" office:value-type="float" office:value="49.5581609879483" calcext:value-type="float">
            <text:p>50</text:p>
          </table:table-cell>
          <table:table-cell table:style-name="ce14" table:formula="of:=[.U48]-(2^8)*1" office:value-type="float" office:value="43.1708209343847" calcext:value-type="float">
            <text:p>43</text:p>
          </table:table-cell>
          <table:table-cell table:style-name="ce14" table:formula="of:=[.V48]-(2^8)*1" office:value-type="float" office:value="36.765347418539" calcext:value-type="float">
            <text:p>37</text:p>
          </table:table-cell>
          <table:table-cell table:style-name="ce14" table:formula="of:=[.W48]-(2^8)*1" office:value-type="float" office:value="30.3417404404107" calcext:value-type="float">
            <text:p>30</text:p>
          </table:table-cell>
          <table:table-cell table:style-name="ce14" table:formula="of:=[.X48]-(2^8)*1" office:value-type="float" office:value="23.9" calcext:value-type="float">
            <text:p>24</text:p>
          </table:table-cell>
          <table:table-cell table:style-name="ce14" table:formula="of:=[.Y48]-(2^8)*1" office:value-type="float" office:value="19.0578837386018" calcext:value-type="float">
            <text:p>19</text:p>
          </table:table-cell>
          <table:table-cell table:style-name="ce14" table:formula="of:=[.Z48]-(2^8)*1" office:value-type="float" office:value="14.1752844673057" calcext:value-type="float">
            <text:p>14</text:p>
          </table:table-cell>
          <table:table-cell table:style-name="ce14" table:formula="of:=[.AA48]-(2^8)*1" office:value-type="float" office:value="9.25220218611173" calcext:value-type="float">
            <text:p>9</text:p>
          </table:table-cell>
          <table:table-cell table:style-name="ce14" table:formula="of:=[.AB48]-(2^8)*1" office:value-type="float" office:value="4.28863689501981" calcext:value-type="float">
            <text:p>4</text:p>
          </table:table-cell>
          <table:table-cell table:style-name="ce22" table:formula="of:=[.AC48]-(2^8)*0" office:value-type="float" office:value="255.28458859403" calcext:value-type="float">
            <text:p>255</text:p>
          </table:table-cell>
          <table:table-cell table:style-name="ce14" table:formula="of:=[.AD48]-(2^8)*0" office:value-type="float" office:value="250.240057283142" calcext:value-type="float">
            <text:p>250</text:p>
          </table:table-cell>
          <table:table-cell table:style-name="ce14" table:formula="of:=[.AE48]-(2^8)*0" office:value-type="float" office:value="245.155042962357" calcext:value-type="float">
            <text:p>245</text:p>
          </table:table-cell>
          <table:table-cell table:style-name="ce14" table:formula="of:=[.AF48]-(2^8)*0" office:value-type="float" office:value="240.029545631673" calcext:value-type="float">
            <text:p>240</text:p>
          </table:table-cell>
          <table:table-cell table:style-name="ce14" table:formula="of:=[.AG48]-(2^8)*0" office:value-type="float" office:value="234.586683407738" calcext:value-type="float">
            <text:p>235</text:p>
          </table:table-cell>
          <table:table-cell table:style-name="ce14" table:formula="of:=[.AH48]-(2^8)*0" office:value-type="float" office:value="227.916882440476" calcext:value-type="float">
            <text:p>228</text:p>
          </table:table-cell>
        </table:table-row>
        <table:table-row table:style-name="ro3">
          <table:table-cell office:value-type="float" office:value="79.183" calcext:value-type="float">
            <text:p>79,183</text:p>
          </table:table-cell>
          <table:table-cell office:value-type="percentage" office:value="0.8425" calcext:value-type="percentage">
            <text:p>84,25%</text:p>
          </table:table-cell>
          <table:table-cell office:value-type="percentage" office:value="0.8964" calcext:value-type="percentage">
            <text:p>89,64%</text:p>
          </table:table-cell>
          <table:table-cell/>
          <table:table-cell office:value-type="float" office:value="80.9375" calcext:value-type="float">
            <text:p>80,9375</text:p>
          </table:table-cell>
          <table:table-cell table:formula="of:=PINTERP([.$A$15:.$A$205];[.$B$15:.$B$205];[.E49])" office:value-type="percentage" office:value="0.684348687499999" calcext:value-type="percentage">
            <text:p>68,4%</text:p>
          </table:table-cell>
          <table:table-cell table:formula="of:=PINTERP([.$A$15:.$A$205];[.$C$15:.$C$205];[.E49])" office:value-type="percentage" office:value="0.85205109375" calcext:value-type="percentage">
            <text:p>85,2%</text:p>
          </table:table-cell>
          <table:table-cell/>
          <table:table-cell table:formula="of:=[.E49]/0.0625" office:value-type="float" office:value="1295" calcext:value-type="float">
            <text:p>1295</text:p>
          </table:table-cell>
          <table:table-cell table:formula="of:=[.F49]*1000" office:value-type="float" office:value="684.348687499999" calcext:value-type="float">
            <text:p>684</text:p>
          </table:table-cell>
          <table:table-cell table:formula="of:=[.G49]*1000" office:value-type="float" office:value="852.05109375" calcext:value-type="float">
            <text:p>852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style-name="ce18" table:formula="of:=PINTERP([.$A$15:.$A$205];[.$C$15:.$C$205];([.O$31]*0.0625+[.$N49]*0.0625))*1000" office:value-type="float" office:value="221.075051463293" calcext:value-type="float">
            <text:p>221</text:p>
          </table:table-cell>
          <table:table-cell table:style-name="ce18" table:formula="of:=PINTERP([.$A$15:.$A$205];[.$C$15:.$C$205];([.P$31]*0.0625+[.$N49]*0.0625))*1000" office:value-type="float" office:value="214.06119047619" calcext:value-type="float">
            <text:p>214</text:p>
          </table:table-cell>
          <table:table-cell table:style-name="ce18" table:formula="of:=PINTERP([.$A$15:.$A$205];[.$C$15:.$C$205];([.Q$31]*0.0625+[.$N49]*0.0625))*1000" office:value-type="float" office:value="206.875299479166" calcext:value-type="float">
            <text:p>207</text:p>
          </table:table-cell>
          <table:table-cell table:style-name="ce18" table:formula="of:=PINTERP([.$A$15:.$A$205];[.$C$15:.$C$205];([.R$31]*0.0625+[.$N49]*0.0625))*1000" office:value-type="float" office:value="199.517378472222" calcext:value-type="float">
            <text:p>200</text:p>
          </table:table-cell>
          <table:table-cell table:style-name="ce18" table:formula="of:=PINTERP([.$A$15:.$A$205];[.$C$15:.$C$205];([.S$31]*0.0625+[.$N49]*0.0625))*1000" office:value-type="float" office:value="191.987427455357" calcext:value-type="float">
            <text:p>192</text:p>
          </table:table-cell>
          <table:table-cell table:style-name="ce18" table:formula="of:=PINTERP([.$A$15:.$A$205];[.$C$15:.$C$205];([.T$31]*0.0625+[.$N49]*0.0625))*1000" office:value-type="float" office:value="184.285446428571" calcext:value-type="float">
            <text:p>184</text:p>
          </table:table-cell>
          <table:table-cell table:style-name="ce18" table:formula="of:=PINTERP([.$A$15:.$A$205];[.$C$15:.$C$205];([.U$31]*0.0625+[.$N49]*0.0625))*1000" office:value-type="float" office:value="176.384111088564" calcext:value-type="float">
            <text:p>176</text:p>
          </table:table-cell>
          <table:table-cell table:style-name="ce18" table:formula="of:=PINTERP([.$A$15:.$A$205];[.$C$15:.$C$205];([.V$31]*0.0625+[.$N49]*0.0625))*1000" office:value-type="float" office:value="168.35935741342" calcext:value-type="float">
            <text:p>168</text:p>
          </table:table-cell>
          <table:table-cell table:style-name="ce18" table:formula="of:=PINTERP([.$A$15:.$A$205];[.$C$15:.$C$205];([.W$31]*0.0625+[.$N49]*0.0625))*1000" office:value-type="float" office:value="160.425755208333" calcext:value-type="float">
            <text:p>160</text:p>
          </table:table-cell>
          <table:table-cell table:style-name="ce18" table:formula="of:=PINTERP([.$A$15:.$A$205];[.$C$15:.$C$205];([.X$31]*0.0625+[.$N49]*0.0625))*1000" office:value-type="float" office:value="152.583304473304" calcext:value-type="float">
            <text:p>153</text:p>
          </table:table-cell>
          <table:table-cell table:style-name="ce18" table:formula="of:=PINTERP([.$A$15:.$A$205];[.$C$15:.$C$205];([.Y$31]*0.0625+[.$N49]*0.0625))*1000" office:value-type="float" office:value="144.832005208333" calcext:value-type="float">
            <text:p>145</text:p>
          </table:table-cell>
          <table:table-cell table:style-name="ce18" table:formula="of:=PINTERP([.$A$15:.$A$205];[.$C$15:.$C$205];([.Z$31]*0.0625+[.$N49]*0.0625))*1000" office:value-type="float" office:value="137.17185741342" calcext:value-type="float">
            <text:p>137</text:p>
          </table:table-cell>
          <table:table-cell table:style-name="ce18" table:formula="of:=PINTERP([.$A$15:.$A$205];[.$C$15:.$C$205];([.AA$31]*0.0625+[.$N49]*0.0625))*1000" office:value-type="float" office:value="129.602861088565" calcext:value-type="float">
            <text:p>130</text:p>
          </table:table-cell>
          <table:table-cell table:style-name="ce18" table:formula="of:=PINTERP([.$A$15:.$A$205];[.$C$15:.$C$205];([.AB$31]*0.0625+[.$N49]*0.0625))*1000" office:value-type="float" office:value="122.611282467533" calcext:value-type="float">
            <text:p>123</text:p>
          </table:table-cell>
          <table:table-cell table:style-name="ce18" table:formula="of:=PINTERP([.$A$15:.$A$205];[.$C$15:.$C$205];([.AC$31]*0.0625+[.$N49]*0.0625))*1000" office:value-type="float" office:value="115.984380073052" calcext:value-type="float">
            <text:p>116</text:p>
          </table:table-cell>
          <table:table-cell table:style-name="ce18" table:formula="of:=PINTERP([.$A$15:.$A$205];[.$C$15:.$C$205];([.AD$31]*0.0625+[.$N49]*0.0625))*1000" office:value-type="float" office:value="109.61747159091" calcext:value-type="float">
            <text:p>110</text:p>
          </table:table-cell>
          <table:table-cell table:style-name="ce18" table:formula="of:=PINTERP([.$A$15:.$A$205];[.$C$15:.$C$205];([.AE$31]*0.0625+[.$N49]*0.0625))*1000" office:value-type="float" office:value="103.510557021104" calcext:value-type="float">
            <text:p>104</text:p>
          </table:table-cell>
          <table:table-cell table:style-name="ce18" table:formula="of:=PINTERP([.$A$15:.$A$205];[.$C$15:.$C$205];([.AF$31]*0.0625+[.$N49]*0.0625))*1000" office:value-type="float" office:value="97.6636363636369" calcext:value-type="float">
            <text:p>98</text:p>
          </table:table-cell>
          <table:table-cell table:style-name="ce18" table:formula="of:=PINTERP([.$A$15:.$A$205];[.$C$15:.$C$205];([.AG$31]*0.0625+[.$N49]*0.0625))*1000" office:value-type="float" office:value="92.076709618507" calcext:value-type="float">
            <text:p>92</text:p>
          </table:table-cell>
          <table:table-cell table:style-name="ce18" table:formula="of:=PINTERP([.$A$15:.$A$205];[.$C$15:.$C$205];([.AH$31]*0.0625+[.$N49]*0.0625))*1000" office:value-type="float" office:value="86.7497767857148" calcext:value-type="float">
            <text:p>87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ce14" table:formula="of:=[.O49]-(2^8)*0" office:value-type="float" office:value="221.075051463293" calcext:value-type="float">
            <text:p>221</text:p>
          </table:table-cell>
          <table:table-cell table:style-name="ce14" table:formula="of:=[.P49]-(2^8)*0" office:value-type="float" office:value="214.06119047619" calcext:value-type="float">
            <text:p>214</text:p>
          </table:table-cell>
          <table:table-cell table:style-name="ce14" table:formula="of:=[.Q49]-(2^8)*0" office:value-type="float" office:value="206.875299479166" calcext:value-type="float">
            <text:p>207</text:p>
          </table:table-cell>
          <table:table-cell table:style-name="ce14" table:formula="of:=[.R49]-(2^8)*0" office:value-type="float" office:value="199.517378472222" calcext:value-type="float">
            <text:p>200</text:p>
          </table:table-cell>
          <table:table-cell table:style-name="ce14" table:formula="of:=[.S49]-(2^8)*0" office:value-type="float" office:value="191.987427455357" calcext:value-type="float">
            <text:p>192</text:p>
          </table:table-cell>
          <table:table-cell table:style-name="ce14" table:formula="of:=[.T49]-(2^8)*0" office:value-type="float" office:value="184.285446428571" calcext:value-type="float">
            <text:p>184</text:p>
          </table:table-cell>
          <table:table-cell table:style-name="ce14" table:formula="of:=[.U49]-(2^8)*0" office:value-type="float" office:value="176.384111088564" calcext:value-type="float">
            <text:p>176</text:p>
          </table:table-cell>
          <table:table-cell table:style-name="ce14" table:formula="of:=[.V49]-(2^8)*0" office:value-type="float" office:value="168.35935741342" calcext:value-type="float">
            <text:p>168</text:p>
          </table:table-cell>
          <table:table-cell table:style-name="ce14" table:formula="of:=[.W49]-(2^8)*0" office:value-type="float" office:value="160.425755208333" calcext:value-type="float">
            <text:p>160</text:p>
          </table:table-cell>
          <table:table-cell table:style-name="ce14" table:formula="of:=[.X49]-(2^8)*0" office:value-type="float" office:value="152.583304473304" calcext:value-type="float">
            <text:p>153</text:p>
          </table:table-cell>
          <table:table-cell table:style-name="ce14" table:formula="of:=[.Y49]-(2^8)*0" office:value-type="float" office:value="144.832005208333" calcext:value-type="float">
            <text:p>145</text:p>
          </table:table-cell>
          <table:table-cell table:style-name="ce14" table:formula="of:=[.Z49]-(2^8)*0" office:value-type="float" office:value="137.17185741342" calcext:value-type="float">
            <text:p>137</text:p>
          </table:table-cell>
          <table:table-cell table:style-name="ce14" table:formula="of:=[.AA49]-(2^8)*0" office:value-type="float" office:value="129.602861088565" calcext:value-type="float">
            <text:p>130</text:p>
          </table:table-cell>
          <table:table-cell table:style-name="ce14" table:formula="of:=[.AB49]-(2^8)*0" office:value-type="float" office:value="122.611282467533" calcext:value-type="float">
            <text:p>123</text:p>
          </table:table-cell>
          <table:table-cell table:style-name="ce14" table:formula="of:=[.AC49]-(2^8)*0" office:value-type="float" office:value="115.984380073052" calcext:value-type="float">
            <text:p>116</text:p>
          </table:table-cell>
          <table:table-cell table:style-name="ce14" table:formula="of:=[.AD49]-(2^8)*0" office:value-type="float" office:value="109.61747159091" calcext:value-type="float">
            <text:p>110</text:p>
          </table:table-cell>
          <table:table-cell table:style-name="ce14" table:formula="of:=[.AE49]-(2^8)*0" office:value-type="float" office:value="103.510557021104" calcext:value-type="float">
            <text:p>104</text:p>
          </table:table-cell>
          <table:table-cell table:style-name="ce14" table:formula="of:=[.AF49]-(2^8)*0" office:value-type="float" office:value="97.6636363636369" calcext:value-type="float">
            <text:p>98</text:p>
          </table:table-cell>
          <table:table-cell table:style-name="ce14" table:formula="of:=[.AG49]-(2^8)*0" office:value-type="float" office:value="92.076709618507" calcext:value-type="float">
            <text:p>92</text:p>
          </table:table-cell>
          <table:table-cell table:style-name="ce14" table:formula="of:=[.AH49]-(2^8)*0" office:value-type="float" office:value="86.7497767857148" calcext:value-type="float">
            <text:p>87</text:p>
          </table:table-cell>
        </table:table-row>
        <table:table-row table:style-name="ro3">
          <table:table-cell office:value-type="float" office:value="79.227" calcext:value-type="float">
            <text:p>79,227</text:p>
          </table:table-cell>
          <table:table-cell office:value-type="percentage" office:value="0.8383" calcext:value-type="percentage">
            <text:p>83,83%</text:p>
          </table:table-cell>
          <table:table-cell office:value-type="percentage" office:value="0.8956" calcext:value-type="percentage">
            <text:p>89,56%</text:p>
          </table:table-cell>
          <table:table-cell/>
          <table:table-cell office:value-type="float" office:value="81" calcext:value-type="float">
            <text:p>81</text:p>
          </table:table-cell>
          <table:table-cell table:formula="of:=PINTERP([.$A$15:.$A$205];[.$B$15:.$B$205];[.E50])" office:value-type="percentage" office:value="0.6773" calcext:value-type="percentage">
            <text:p>67,7%</text:p>
          </table:table-cell>
          <table:table-cell table:formula="of:=PINTERP([.$A$15:.$A$205];[.$C$15:.$C$205];[.E50])" office:value-type="percentage" office:value="0.8499" calcext:value-type="percentage">
            <text:p>85,0%</text:p>
          </table:table-cell>
          <table:table-cell/>
          <table:table-cell table:formula="of:=[.E50]/0.0625" office:value-type="float" office:value="1296" calcext:value-type="float">
            <text:p>1296</text:p>
          </table:table-cell>
          <table:table-cell table:formula="of:=[.F50]*1000" office:value-type="float" office:value="677.3" calcext:value-type="float">
            <text:p>677</text:p>
          </table:table-cell>
          <table:table-cell table:formula="of:=[.G50]*1000" office:value-type="float" office:value="849.9" calcext:value-type="float">
            <text:p>85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style-name="ce18" table:formula="of:=PINTERP([.$A$15:.$A$205];[.$C$15:.$C$205];([.O$31]*0.0625+[.$N50]*0.0625))*1000" office:value-type="float" office:value="81.6828378652603" calcext:value-type="float">
            <text:p>82</text:p>
          </table:table-cell>
          <table:table-cell table:style-name="ce18" table:formula="of:=PINTERP([.$A$15:.$A$205];[.$C$15:.$C$205];([.P$31]*0.0625+[.$N50]*0.0625))*1000" office:value-type="float" office:value="76.8758928571434" calcext:value-type="float">
            <text:p>77</text:p>
          </table:table-cell>
          <table:table-cell table:style-name="ce18" table:formula="of:=PINTERP([.$A$15:.$A$205];[.$C$15:.$C$205];([.Q$31]*0.0625+[.$N50]*0.0625))*1000" office:value-type="float" office:value="72.3289417613641" calcext:value-type="float">
            <text:p>72</text:p>
          </table:table-cell>
          <table:table-cell table:style-name="ce18" table:formula="of:=PINTERP([.$A$15:.$A$205];[.$C$15:.$C$205];([.R$31]*0.0625+[.$N50]*0.0625))*1000" office:value-type="float" office:value="68.0419845779225" calcext:value-type="float">
            <text:p>68</text:p>
          </table:table-cell>
          <table:table-cell table:style-name="ce18" table:formula="of:=PINTERP([.$A$15:.$A$205];[.$C$15:.$C$205];([.S$31]*0.0625+[.$N50]*0.0625))*1000" office:value-type="float" office:value="64.0150213068185" calcext:value-type="float">
            <text:p>64</text:p>
          </table:table-cell>
          <table:table-cell table:style-name="ce18" table:formula="of:=PINTERP([.$A$15:.$A$205];[.$C$15:.$C$205];([.T$31]*0.0625+[.$N50]*0.0625))*1000" office:value-type="float" office:value="60.2480519480522" calcext:value-type="float">
            <text:p>6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10"/>
          <table:table-cell/>
          <table:table-cell office:value-type="float" office:value="340" calcext:value-type="float">
            <text:p>340</text:p>
          </table:table-cell>
          <table:table-cell table:style-name="ce14" table:formula="of:=[.O50]-(2^8)*0" office:value-type="float" office:value="81.6828378652603" calcext:value-type="float">
            <text:p>82</text:p>
          </table:table-cell>
          <table:table-cell table:style-name="ce14" table:formula="of:=[.P50]-(2^8)*0" office:value-type="float" office:value="76.8758928571434" calcext:value-type="float">
            <text:p>77</text:p>
          </table:table-cell>
          <table:table-cell table:style-name="ce14" table:formula="of:=[.Q50]-(2^8)*0" office:value-type="float" office:value="72.3289417613641" calcext:value-type="float">
            <text:p>72</text:p>
          </table:table-cell>
          <table:table-cell table:style-name="ce14" table:formula="of:=[.R50]-(2^8)*0" office:value-type="float" office:value="68.0419845779225" calcext:value-type="float">
            <text:p>68</text:p>
          </table:table-cell>
          <table:table-cell table:style-name="ce14" table:formula="of:=[.S50]-(2^8)*0" office:value-type="float" office:value="64.0150213068185" calcext:value-type="float">
            <text:p>64</text:p>
          </table:table-cell>
          <table:table-cell table:style-name="ce14" table:formula="of:=[.T50]-(2^8)*0" office:value-type="float" office:value="60.2480519480522" calcext:value-type="float">
            <text:p>60</text:p>
          </table:table-cell>
          <table:table-cell table:style-name="ce14" table:formula="of:=[.U50]-(2^8)*0" office:value-type="float" office:value="50" calcext:value-type="float">
            <text:p>50</text:p>
          </table:table-cell>
          <table:table-cell table:style-name="ce14" table:formula="of:=[.V50]-(2^8)*0" office:value-type="float" office:value="40" calcext:value-type="float">
            <text:p>40</text:p>
          </table:table-cell>
          <table:table-cell table:style-name="ce14" table:formula="of:=[.W50]-(2^8)*0" office:value-type="float" office:value="20" calcext:value-type="float">
            <text:p>20</text:p>
          </table:table-cell>
          <table:table-cell table:style-name="ce14" table:formula="of:=[.X50]-(2^8)*0" office:value-type="float" office:value="0" calcext:value-type="float">
            <text:p>0</text:p>
          </table:table-cell>
          <table:table-cell table:style-name="ce14" table:number-columns-repeated="10"/>
        </table:table-row>
        <table:table-row table:style-name="ro3">
          <table:table-cell office:value-type="float" office:value="79.271" calcext:value-type="float">
            <text:p>79,271</text:p>
          </table:table-cell>
          <table:table-cell office:value-type="percentage" office:value="0.8342" calcext:value-type="percentage">
            <text:p>83,42%</text:p>
          </table:table-cell>
          <table:table-cell office:value-type="percentage" office:value="0.894" calcext:value-type="percentage">
            <text:p>89,40%</text:p>
          </table:table-cell>
          <table:table-cell/>
          <table:table-cell office:value-type="float" office:value="81.0625" calcext:value-type="float">
            <text:p>81,0625</text:p>
          </table:table-cell>
          <table:table-cell table:formula="of:=PINTERP([.$A$15:.$A$205];[.$B$15:.$B$205];[.E51])" office:value-type="percentage" office:value="0.669853652343751" calcext:value-type="percentage">
            <text:p>67,0%</text:p>
          </table:table-cell>
          <table:table-cell table:formula="of:=PINTERP([.$A$15:.$A$205];[.$C$15:.$C$205];[.E51])" office:value-type="percentage" office:value="0.84858568359375" calcext:value-type="percentage">
            <text:p>84,9%</text:p>
          </table:table-cell>
          <table:table-cell/>
          <table:table-cell table:formula="of:=[.E51]/0.0625" office:value-type="float" office:value="1297" calcext:value-type="float">
            <text:p>1297</text:p>
          </table:table-cell>
          <table:table-cell table:formula="of:=[.F51]*1000" office:value-type="float" office:value="669.853652343751" calcext:value-type="float">
            <text:p>670</text:p>
          </table:table-cell>
          <table:table-cell table:formula="of:=[.G51]*1000" office:value-type="float" office:value="848.58568359375" calcext:value-type="float">
            <text:p>849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79.316" calcext:value-type="float">
            <text:p>79,316</text:p>
          </table:table-cell>
          <table:table-cell office:value-type="percentage" office:value="0.8299" calcext:value-type="percentage">
            <text:p>82,99%</text:p>
          </table:table-cell>
          <table:table-cell office:value-type="percentage" office:value="0.8925" calcext:value-type="percentage">
            <text:p>89,25%</text:p>
          </table:table-cell>
          <table:table-cell/>
          <table:table-cell office:value-type="float" office:value="81.125" calcext:value-type="float">
            <text:p>81,125</text:p>
          </table:table-cell>
          <table:table-cell table:formula="of:=PINTERP([.$A$15:.$A$205];[.$B$15:.$B$205];[.E52])" office:value-type="percentage" office:value="0.66345" calcext:value-type="percentage">
            <text:p>66,3%</text:p>
          </table:table-cell>
          <table:table-cell table:formula="of:=PINTERP([.$A$15:.$A$205];[.$C$15:.$C$205];[.E52])" office:value-type="percentage" office:value="0.847489875" calcext:value-type="percentage">
            <text:p>84,7%</text:p>
          </table:table-cell>
          <table:table-cell/>
          <table:table-cell table:formula="of:=[.E52]/0.0625" office:value-type="float" office:value="1298" calcext:value-type="float">
            <text:p>1298</text:p>
          </table:table-cell>
          <table:table-cell table:formula="of:=[.F52]*1000" office:value-type="float" office:value="663.45" calcext:value-type="float">
            <text:p>663</text:p>
          </table:table-cell>
          <table:table-cell table:formula="of:=[.G52]*1000" office:value-type="float" office:value="847.489875" calcext:value-type="float">
            <text:p>847</text:p>
          </table:table-cell>
          <table:table-cell table:number-columns-repeated="41"/>
          <table:table-cell table:style-name="ce23"/>
          <table:table-cell table:number-columns-repeated="3"/>
        </table:table-row>
        <table:table-row table:style-name="ro3">
          <table:table-cell office:value-type="float" office:value="79.362" calcext:value-type="float">
            <text:p>79,362</text:p>
          </table:table-cell>
          <table:table-cell office:value-type="percentage" office:value="0.8257" calcext:value-type="percentage">
            <text:p>82,57%</text:p>
          </table:table-cell>
          <table:table-cell office:value-type="percentage" office:value="0.8909" calcext:value-type="percentage">
            <text:p>89,09%</text:p>
          </table:table-cell>
          <table:table-cell/>
          <table:table-cell office:value-type="float" office:value="81.1875" calcext:value-type="float">
            <text:p>81,1875</text:p>
          </table:table-cell>
          <table:table-cell table:formula="of:=PINTERP([.$A$15:.$A$205];[.$B$15:.$B$205];[.E53])" office:value-type="percentage" office:value="0.657465000000001" calcext:value-type="percentage">
            <text:p>65,7%</text:p>
          </table:table-cell>
          <table:table-cell table:formula="of:=PINTERP([.$A$15:.$A$205];[.$C$15:.$C$205];[.E53])" office:value-type="percentage" office:value="0.8456545" calcext:value-type="percentage">
            <text:p>84,6%</text:p>
          </table:table-cell>
          <table:table-cell/>
          <table:table-cell table:formula="of:=[.E53]/0.0625" office:value-type="float" office:value="1299" calcext:value-type="float">
            <text:p>1299</text:p>
          </table:table-cell>
          <table:table-cell table:formula="of:=[.F53]*1000" office:value-type="float" office:value="657.465000000001" calcext:value-type="float">
            <text:p>657</text:p>
          </table:table-cell>
          <table:table-cell table:formula="of:=[.G53]*1000" office:value-type="float" office:value="845.6545" calcext:value-type="float">
            <text:p>846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79.404" calcext:value-type="float">
            <text:p>79,404</text:p>
          </table:table-cell>
          <table:table-cell office:value-type="percentage" office:value="0.8215" calcext:value-type="percentage">
            <text:p>82,15%</text:p>
          </table:table-cell>
          <table:table-cell office:value-type="percentage" office:value="0.8893" calcext:value-type="percentage">
            <text:p>88,93%</text:p>
          </table:table-cell>
          <table:table-cell/>
          <table:table-cell office:value-type="float" office:value="81.25" calcext:value-type="float">
            <text:p>81,25</text:p>
          </table:table-cell>
          <table:table-cell table:formula="of:=PINTERP([.$A$15:.$A$205];[.$B$15:.$B$205];[.E54])" office:value-type="percentage" office:value="0.65138" calcext:value-type="percentage">
            <text:p>65,1%</text:p>
          </table:table-cell>
          <table:table-cell table:formula="of:=PINTERP([.$A$15:.$A$205];[.$C$15:.$C$205];[.E54])" office:value-type="percentage" office:value="0.844686" calcext:value-type="percentage">
            <text:p>84,5%</text:p>
          </table:table-cell>
          <table:table-cell/>
          <table:table-cell table:formula="of:=[.E54]/0.0625" office:value-type="float" office:value="1300" calcext:value-type="float">
            <text:p>1300</text:p>
          </table:table-cell>
          <table:table-cell table:formula="of:=[.F54]*1000" office:value-type="float" office:value="651.38" calcext:value-type="float">
            <text:p>651</text:p>
          </table:table-cell>
          <table:table-cell table:formula="of:=[.G54]*1000" office:value-type="float" office:value="844.686" calcext:value-type="float">
            <text:p>845</text:p>
          </table:table-cell>
          <table:table-cell table:number-columns-repeated="45"/>
        </table:table-row>
        <table:table-row table:style-name="ro3">
          <table:table-cell office:value-type="float" office:value="79.452" calcext:value-type="float">
            <text:p>79,452</text:p>
          </table:table-cell>
          <table:table-cell office:value-type="percentage" office:value="0.8172" calcext:value-type="percentage">
            <text:p>81,72%</text:p>
          </table:table-cell>
          <table:table-cell office:value-type="percentage" office:value="0.8878" calcext:value-type="percentage">
            <text:p>88,78%</text:p>
          </table:table-cell>
          <table:table-cell/>
          <table:table-cell office:value-type="float" office:value="81.3125" calcext:value-type="float">
            <text:p>81,3125</text:p>
          </table:table-cell>
          <table:table-cell table:formula="of:=PINTERP([.$A$15:.$A$205];[.$B$15:.$B$205];[.E55])" office:value-type="percentage" office:value="0.6453206875" calcext:value-type="percentage">
            <text:p>64,5%</text:p>
          </table:table-cell>
          <table:table-cell table:formula="of:=PINTERP([.$A$15:.$A$205];[.$C$15:.$C$205];[.E55])" office:value-type="percentage" office:value="0.8436605" calcext:value-type="percentage">
            <text:p>84,4%</text:p>
          </table:table-cell>
          <table:table-cell/>
          <table:table-cell table:formula="of:=[.E55]/0.0625" office:value-type="float" office:value="1301" calcext:value-type="float">
            <text:p>1301</text:p>
          </table:table-cell>
          <table:table-cell table:formula="of:=[.F55]*1000" office:value-type="float" office:value="645.3206875" calcext:value-type="float">
            <text:p>645</text:p>
          </table:table-cell>
          <table:table-cell table:formula="of:=[.G55]*1000" office:value-type="float" office:value="843.6605" calcext:value-type="float">
            <text:p>844</text:p>
          </table:table-cell>
          <table:table-cell table:number-columns-repeated="45"/>
        </table:table-row>
        <table:table-row table:style-name="ro3">
          <table:table-cell office:value-type="float" office:value="79.505" calcext:value-type="float">
            <text:p>79,505</text:p>
          </table:table-cell>
          <table:table-cell office:value-type="percentage" office:value="0.813" calcext:value-type="percentage">
            <text:p>81,30%</text:p>
          </table:table-cell>
          <table:table-cell office:value-type="percentage" office:value="0.887" calcext:value-type="percentage">
            <text:p>88,70%</text:p>
          </table:table-cell>
          <table:table-cell/>
          <table:table-cell office:value-type="float" office:value="81.375" calcext:value-type="float">
            <text:p>81,375</text:p>
          </table:table-cell>
          <table:table-cell table:formula="of:=PINTERP([.$A$15:.$A$205];[.$B$15:.$B$205];[.E56])" office:value-type="percentage" office:value="0.639173295454545" calcext:value-type="percentage">
            <text:p>63,9%</text:p>
          </table:table-cell>
          <table:table-cell table:formula="of:=PINTERP([.$A$15:.$A$205];[.$C$15:.$C$205];[.E56])" office:value-type="percentage" office:value="0.841858363636364" calcext:value-type="percentage">
            <text:p>84,2%</text:p>
          </table:table-cell>
          <table:table-cell/>
          <table:table-cell table:formula="of:=[.E56]/0.0625" office:value-type="float" office:value="1302" calcext:value-type="float">
            <text:p>1302</text:p>
          </table:table-cell>
          <table:table-cell table:formula="of:=[.F56]*1000" office:value-type="float" office:value="639.173295454545" calcext:value-type="float">
            <text:p>639</text:p>
          </table:table-cell>
          <table:table-cell table:formula="of:=[.G56]*1000" office:value-type="float" office:value="841.858363636364" calcext:value-type="float">
            <text:p>842</text:p>
          </table:table-cell>
          <table:table-cell table:number-columns-repeated="45"/>
        </table:table-row>
        <table:table-row table:style-name="ro3">
          <table:table-cell office:value-type="float" office:value="79.541" calcext:value-type="float">
            <text:p>79,541</text:p>
          </table:table-cell>
          <table:table-cell office:value-type="percentage" office:value="0.8087" calcext:value-type="percentage">
            <text:p>80,87%</text:p>
          </table:table-cell>
          <table:table-cell office:value-type="percentage" office:value="0.8854" calcext:value-type="percentage">
            <text:p>88,54%</text:p>
          </table:table-cell>
          <table:table-cell/>
          <table:table-cell office:value-type="float" office:value="81.4375" calcext:value-type="float">
            <text:p>81,4375</text:p>
          </table:table-cell>
          <table:table-cell table:formula="of:=PINTERP([.$A$15:.$A$205];[.$B$15:.$B$205];[.E57])" office:value-type="percentage" office:value="0.634004166666666" calcext:value-type="percentage">
            <text:p>63,4%</text:p>
          </table:table-cell>
          <table:table-cell table:formula="of:=PINTERP([.$A$15:.$A$205];[.$C$15:.$C$205];[.E57])" office:value-type="percentage" office:value="0.840827045454545" calcext:value-type="percentage">
            <text:p>84,1%</text:p>
          </table:table-cell>
          <table:table-cell/>
          <table:table-cell table:formula="of:=[.E57]/0.0625" office:value-type="float" office:value="1303" calcext:value-type="float">
            <text:p>1303</text:p>
          </table:table-cell>
          <table:table-cell table:formula="of:=[.F57]*1000" office:value-type="float" office:value="634.004166666667" calcext:value-type="float">
            <text:p>634</text:p>
          </table:table-cell>
          <table:table-cell table:formula="of:=[.G57]*1000" office:value-type="float" office:value="840.827045454545" calcext:value-type="float">
            <text:p>841</text:p>
          </table:table-cell>
          <table:table-cell table:number-columns-repeated="45"/>
        </table:table-row>
        <table:table-row table:style-name="ro3">
          <table:table-cell office:value-type="float" office:value="79.585" calcext:value-type="float">
            <text:p>79,585</text:p>
          </table:table-cell>
          <table:table-cell office:value-type="percentage" office:value="0.8044" calcext:value-type="percentage">
            <text:p>80,44%</text:p>
          </table:table-cell>
          <table:table-cell office:value-type="percentage" office:value="0.8838" calcext:value-type="percentage">
            <text:p>88,38%</text:p>
          </table:table-cell>
          <table:table-cell/>
          <table:table-cell office:value-type="float" office:value="81.5" calcext:value-type="float">
            <text:p>81,5</text:p>
          </table:table-cell>
          <table:table-cell table:formula="of:=PINTERP([.$A$15:.$A$205];[.$B$15:.$B$205];[.E58])" office:value-type="percentage" office:value="0.628087878787878" calcext:value-type="percentage">
            <text:p>62,8%</text:p>
          </table:table-cell>
          <table:table-cell table:formula="of:=PINTERP([.$A$15:.$A$205];[.$C$15:.$C$205];[.E58])" office:value-type="percentage" office:value="0.839871212121212" calcext:value-type="percentage">
            <text:p>84,0%</text:p>
          </table:table-cell>
          <table:table-cell/>
          <table:table-cell table:formula="of:=[.E58]/0.0625" office:value-type="float" office:value="1304" calcext:value-type="float">
            <text:p>1304</text:p>
          </table:table-cell>
          <table:table-cell table:formula="of:=[.F58]*1000" office:value-type="float" office:value="628.087878787878" calcext:value-type="float">
            <text:p>628</text:p>
          </table:table-cell>
          <table:table-cell table:formula="of:=[.G58]*1000" office:value-type="float" office:value="839.871212121212" calcext:value-type="float">
            <text:p>840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79.63" calcext:value-type="float">
            <text:p>79,630</text:p>
          </table:table-cell>
          <table:table-cell table:style-name="ce9" office:value-type="percentage" office:value="0.8001" calcext:value-type="percentage">
            <text:p>80,01%</text:p>
          </table:table-cell>
          <table:table-cell table:style-name="ce9" office:value-type="percentage" office:value="0.8822" calcext:value-type="percentage">
            <text:p>88,22%</text:p>
          </table:table-cell>
          <table:table-cell/>
          <table:table-cell office:value-type="float" office:value="81.5625" calcext:value-type="float">
            <text:p>81,5625</text:p>
          </table:table-cell>
          <table:table-cell table:formula="of:=PINTERP([.$A$15:.$A$205];[.$B$15:.$B$205];[.E59])" office:value-type="percentage" office:value="0.622784374999999" calcext:value-type="percentage">
            <text:p>62,3%</text:p>
          </table:table-cell>
          <table:table-cell table:formula="of:=PINTERP([.$A$15:.$A$205];[.$C$15:.$C$205];[.E59])" office:value-type="percentage" office:value="0.838980255681818" calcext:value-type="percentage">
            <text:p>83,9%</text:p>
          </table:table-cell>
          <table:table-cell/>
          <table:table-cell table:formula="of:=[.E59]/0.0625" office:value-type="float" office:value="1305" calcext:value-type="float">
            <text:p>1305</text:p>
          </table:table-cell>
          <table:table-cell table:formula="of:=[.F59]*1000" office:value-type="float" office:value="622.784374999999" calcext:value-type="float">
            <text:p>623</text:p>
          </table:table-cell>
          <table:table-cell table:formula="of:=[.G59]*1000" office:value-type="float" office:value="838.980255681818" calcext:value-type="float">
            <text:p>839</text:p>
          </table:table-cell>
          <table:table-cell table:number-columns-repeated="45"/>
        </table:table-row>
        <table:table-row table:style-name="ro3">
          <table:table-cell office:value-type="float" office:value="79.683" calcext:value-type="float">
            <text:p>79,683</text:p>
          </table:table-cell>
          <table:table-cell office:value-type="percentage" office:value="0.7957" calcext:value-type="percentage">
            <text:p>79,57%</text:p>
          </table:table-cell>
          <table:table-cell office:value-type="percentage" office:value="0.8814" calcext:value-type="percentage">
            <text:p>88,14%</text:p>
          </table:table-cell>
          <table:table-cell/>
          <table:table-cell office:value-type="float" office:value="81.625" calcext:value-type="float">
            <text:p>81,625</text:p>
          </table:table-cell>
          <table:table-cell table:formula="of:=PINTERP([.$A$15:.$A$205];[.$B$15:.$B$205];[.E60])" office:value-type="percentage" office:value="0.61655" calcext:value-type="percentage">
            <text:p>61,7%</text:p>
          </table:table-cell>
          <table:table-cell table:formula="of:=PINTERP([.$A$15:.$A$205];[.$C$15:.$C$205];[.E60])" office:value-type="percentage" office:value="0.83789375" calcext:value-type="percentage">
            <text:p>83,8%</text:p>
          </table:table-cell>
          <table:table-cell/>
          <table:table-cell table:formula="of:=[.E60]/0.0625" office:value-type="float" office:value="1306" calcext:value-type="float">
            <text:p>1306</text:p>
          </table:table-cell>
          <table:table-cell table:formula="of:=[.F60]*1000" office:value-type="float" office:value="616.55" calcext:value-type="float">
            <text:p>617</text:p>
          </table:table-cell>
          <table:table-cell table:formula="of:=[.G60]*1000" office:value-type="float" office:value="837.89375" calcext:value-type="float">
            <text:p>838</text:p>
          </table:table-cell>
          <table:table-cell table:number-columns-repeated="45"/>
        </table:table-row>
        <table:table-row table:style-name="ro3">
          <table:table-cell office:value-type="float" office:value="79.721" calcext:value-type="float">
            <text:p>79,721</text:p>
          </table:table-cell>
          <table:table-cell office:value-type="percentage" office:value="0.7914" calcext:value-type="percentage">
            <text:p>79,14%</text:p>
          </table:table-cell>
          <table:table-cell office:value-type="percentage" office:value="0.8798" calcext:value-type="percentage">
            <text:p>87,98%</text:p>
          </table:table-cell>
          <table:table-cell/>
          <table:table-cell office:value-type="float" office:value="81.6875" calcext:value-type="float">
            <text:p>81,6875</text:p>
          </table:table-cell>
          <table:table-cell table:formula="of:=PINTERP([.$A$15:.$A$205];[.$B$15:.$B$205];[.E61])" office:value-type="percentage" office:value="0.610319176136364" calcext:value-type="percentage">
            <text:p>61,0%</text:p>
          </table:table-cell>
          <table:table-cell table:formula="of:=PINTERP([.$A$15:.$A$205];[.$C$15:.$C$205];[.E61])" office:value-type="percentage" office:value="0.836897869318182" calcext:value-type="percentage">
            <text:p>83,7%</text:p>
          </table:table-cell>
          <table:table-cell/>
          <table:table-cell table:formula="of:=[.E61]/0.0625" office:value-type="float" office:value="1307" calcext:value-type="float">
            <text:p>1307</text:p>
          </table:table-cell>
          <table:table-cell table:formula="of:=[.F61]*1000" office:value-type="float" office:value="610.319176136364" calcext:value-type="float">
            <text:p>610</text:p>
          </table:table-cell>
          <table:table-cell table:formula="of:=[.G61]*1000" office:value-type="float" office:value="836.897869318182" calcext:value-type="float">
            <text:p>837</text:p>
          </table:table-cell>
          <table:table-cell table:number-columns-repeated="45"/>
        </table:table-row>
        <table:table-row table:style-name="ro3">
          <table:table-cell office:value-type="float" office:value="79.767" calcext:value-type="float">
            <text:p>79,767</text:p>
          </table:table-cell>
          <table:table-cell office:value-type="percentage" office:value="0.7871" calcext:value-type="percentage">
            <text:p>78,71%</text:p>
          </table:table-cell>
          <table:table-cell office:value-type="percentage" office:value="0.8782" calcext:value-type="percentage">
            <text:p>87,82%</text:p>
          </table:table-cell>
          <table:table-cell/>
          <table:table-cell office:value-type="float" office:value="81.75" calcext:value-type="float">
            <text:p>81,75</text:p>
          </table:table-cell>
          <table:table-cell table:formula="of:=PINTERP([.$A$15:.$A$205];[.$B$15:.$B$205];[.E62])" office:value-type="percentage" office:value="0.604933333333334" calcext:value-type="percentage">
            <text:p>60,5%</text:p>
          </table:table-cell>
          <table:table-cell table:formula="of:=PINTERP([.$A$15:.$A$205];[.$C$15:.$C$205];[.E62])" office:value-type="percentage" office:value="0.835986363636364" calcext:value-type="percentage">
            <text:p>83,6%</text:p>
          </table:table-cell>
          <table:table-cell/>
          <table:table-cell table:formula="of:=[.E62]/0.0625" office:value-type="float" office:value="1308" calcext:value-type="float">
            <text:p>1308</text:p>
          </table:table-cell>
          <table:table-cell table:formula="of:=[.F62]*1000" office:value-type="float" office:value="604.933333333334" calcext:value-type="float">
            <text:p>605</text:p>
          </table:table-cell>
          <table:table-cell table:formula="of:=[.G62]*1000" office:value-type="float" office:value="835.986363636364" calcext:value-type="float">
            <text:p>836</text:p>
          </table:table-cell>
          <table:table-cell table:number-columns-repeated="45"/>
        </table:table-row>
        <table:table-row table:style-name="ro3">
          <table:table-cell office:value-type="float" office:value="79.813" calcext:value-type="float">
            <text:p>79,813</text:p>
          </table:table-cell>
          <table:table-cell office:value-type="percentage" office:value="0.7827" calcext:value-type="percentage">
            <text:p>78,27%</text:p>
          </table:table-cell>
          <table:table-cell office:value-type="percentage" office:value="0.8767" calcext:value-type="percentage">
            <text:p>87,67%</text:p>
          </table:table-cell>
          <table:table-cell/>
          <table:table-cell office:value-type="float" office:value="81.8125" calcext:value-type="float">
            <text:p>81,8125</text:p>
          </table:table-cell>
          <table:table-cell table:formula="of:=PINTERP([.$A$15:.$A$205];[.$B$15:.$B$205];[.E63])" office:value-type="percentage" office:value="0.598845" calcext:value-type="percentage">
            <text:p>59,9%</text:p>
          </table:table-cell>
          <table:table-cell table:formula="of:=PINTERP([.$A$15:.$A$205];[.$C$15:.$C$205];[.E63])" office:value-type="percentage" office:value="0.8341455" calcext:value-type="percentage">
            <text:p>83,4%</text:p>
          </table:table-cell>
          <table:table-cell/>
          <table:table-cell table:formula="of:=[.E63]/0.0625" office:value-type="float" office:value="1309" calcext:value-type="float">
            <text:p>1309</text:p>
          </table:table-cell>
          <table:table-cell table:formula="of:=[.F63]*1000" office:value-type="float" office:value="598.845" calcext:value-type="float">
            <text:p>599</text:p>
          </table:table-cell>
          <table:table-cell table:formula="of:=[.G63]*1000" office:value-type="float" office:value="834.1455" calcext:value-type="float">
            <text:p>834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table:style-name="ce5" office:value-type="float" office:value="79.862" calcext:value-type="float">
            <text:p>79,862</text:p>
          </table:table-cell>
          <table:table-cell table:style-name="ce9" office:value-type="percentage" office:value="0.7782" calcext:value-type="percentage">
            <text:p>77,82%</text:p>
          </table:table-cell>
          <table:table-cell table:style-name="ce9" office:value-type="percentage" office:value="0.8758" calcext:value-type="percentage">
            <text:p>87,58%</text:p>
          </table:table-cell>
          <table:table-cell/>
          <table:table-cell office:value-type="float" office:value="81.875" calcext:value-type="float">
            <text:p>81,875</text:p>
          </table:table-cell>
          <table:table-cell table:formula="of:=PINTERP([.$A$15:.$A$205];[.$B$15:.$B$205];[.E64])" office:value-type="percentage" office:value="0.5925" calcext:value-type="percentage">
            <text:p>59,3%</text:p>
          </table:table-cell>
          <table:table-cell table:formula="of:=PINTERP([.$A$15:.$A$205];[.$C$15:.$C$205];[.E64])" office:value-type="percentage" office:value="0.83306" calcext:value-type="percentage">
            <text:p>83,3%</text:p>
          </table:table-cell>
          <table:table-cell/>
          <table:table-cell table:formula="of:=[.E64]/0.0625" office:value-type="float" office:value="1310" calcext:value-type="float">
            <text:p>1310</text:p>
          </table:table-cell>
          <table:table-cell table:formula="of:=[.F64]*1000" office:value-type="float" office:value="592.5" calcext:value-type="float">
            <text:p>593</text:p>
          </table:table-cell>
          <table:table-cell table:formula="of:=[.G64]*1000" office:value-type="float" office:value="833.06" calcext:value-type="float">
            <text:p>833</text:p>
          </table:table-cell>
          <table:table-cell table:number-columns-repeated="45"/>
        </table:table-row>
        <table:table-row table:style-name="ro3">
          <table:table-cell table:style-name="ce5" office:value-type="float" office:value="79.906" calcext:value-type="float">
            <text:p>79,906</text:p>
          </table:table-cell>
          <table:table-cell table:style-name="ce9" office:value-type="percentage" office:value="0.7739" calcext:value-type="percentage">
            <text:p>77,39%</text:p>
          </table:table-cell>
          <table:table-cell table:style-name="ce9" office:value-type="percentage" office:value="0.8742" calcext:value-type="percentage">
            <text:p>87,42%</text:p>
          </table:table-cell>
          <table:table-cell/>
          <table:table-cell office:value-type="float" office:value="81.9375" calcext:value-type="float">
            <text:p>81,9375</text:p>
          </table:table-cell>
          <table:table-cell table:formula="of:=PINTERP([.$A$15:.$A$205];[.$B$15:.$B$205];[.E65])" office:value-type="percentage" office:value="0.586148687499999" calcext:value-type="percentage">
            <text:p>58,6%</text:p>
          </table:table-cell>
          <table:table-cell table:formula="of:=PINTERP([.$A$15:.$A$205];[.$C$15:.$C$205];[.E65])" office:value-type="percentage" office:value="0.8319980625" calcext:value-type="percentage">
            <text:p>83,2%</text:p>
          </table:table-cell>
          <table:table-cell/>
          <table:table-cell table:formula="of:=[.E65]/0.0625" office:value-type="float" office:value="1311" calcext:value-type="float">
            <text:p>1311</text:p>
          </table:table-cell>
          <table:table-cell table:formula="of:=[.F65]*1000" office:value-type="float" office:value="586.148687499999" calcext:value-type="float">
            <text:p>586</text:p>
          </table:table-cell>
          <table:table-cell table:formula="of:=[.G65]*1000" office:value-type="float" office:value="831.9980625" calcext:value-type="float">
            <text:p>832</text:p>
          </table:table-cell>
          <table:table-cell table:number-columns-repeated="45"/>
        </table:table-row>
        <table:table-row table:style-name="ro3">
          <table:table-cell office:value-type="float" office:value="79.952" calcext:value-type="float">
            <text:p>79,952</text:p>
          </table:table-cell>
          <table:table-cell office:value-type="percentage" office:value="0.7694" calcext:value-type="percentage">
            <text:p>76,94%</text:p>
          </table:table-cell>
          <table:table-cell office:value-type="percentage" office:value="0.8727" calcext:value-type="percentage">
            <text:p>87,27%</text:p>
          </table:table-cell>
          <table:table-cell/>
          <table:table-cell office:value-type="float" office:value="82" calcext:value-type="float">
            <text:p>82</text:p>
          </table:table-cell>
          <table:table-cell table:formula="of:=PINTERP([.$A$15:.$A$205];[.$B$15:.$B$205];[.E66])" office:value-type="percentage" office:value="0.580566666666666" calcext:value-type="percentage">
            <text:p>58,1%</text:p>
          </table:table-cell>
          <table:table-cell table:formula="of:=PINTERP([.$A$15:.$A$205];[.$C$15:.$C$205];[.E66])" office:value-type="percentage" office:value="0.831066666666667" calcext:value-type="percentage">
            <text:p>83,1%</text:p>
          </table:table-cell>
          <table:table-cell/>
          <table:table-cell table:formula="of:=[.E66]/0.0625" office:value-type="float" office:value="1312" calcext:value-type="float">
            <text:p>1312</text:p>
          </table:table-cell>
          <table:table-cell table:formula="of:=[.F66]*1000" office:value-type="float" office:value="580.566666666666" calcext:value-type="float">
            <text:p>581</text:p>
          </table:table-cell>
          <table:table-cell table:formula="of:=[.G66]*1000" office:value-type="float" office:value="831.066666666667" calcext:value-type="float">
            <text:p>831</text:p>
          </table:table-cell>
          <table:table-cell table:number-columns-repeated="45"/>
        </table:table-row>
        <table:table-row table:style-name="ro3">
          <table:table-cell table:style-name="ce5" office:value-type="float" office:value="80" calcext:value-type="float">
            <text:p>80,000</text:p>
          </table:table-cell>
          <table:table-cell office:value-type="percentage" office:value="0.765" calcext:value-type="percentage">
            <text:p>76,50%</text:p>
          </table:table-cell>
          <table:table-cell office:value-type="percentage" office:value="0.8718" calcext:value-type="percentage">
            <text:p>87,18%</text:p>
          </table:table-cell>
          <table:table-cell/>
          <table:table-cell office:value-type="float" office:value="82.0625" calcext:value-type="float">
            <text:p>82,0625</text:p>
          </table:table-cell>
          <table:table-cell table:formula="of:=PINTERP([.$A$15:.$A$205];[.$B$15:.$B$205];[.E67])" office:value-type="percentage" office:value="0.574567414772727" calcext:value-type="percentage">
            <text:p>57,5%</text:p>
          </table:table-cell>
          <table:table-cell table:formula="of:=PINTERP([.$A$15:.$A$205];[.$C$15:.$C$205];[.E67])" office:value-type="percentage" office:value="0.830035" calcext:value-type="percentage">
            <text:p>83,0%</text:p>
          </table:table-cell>
          <table:table-cell/>
          <table:table-cell table:formula="of:=[.E67]/0.0625" office:value-type="float" office:value="1313" calcext:value-type="float">
            <text:p>1313</text:p>
          </table:table-cell>
          <table:table-cell table:formula="of:=[.F67]*1000" office:value-type="float" office:value="574.567414772727" calcext:value-type="float">
            <text:p>575</text:p>
          </table:table-cell>
          <table:table-cell table:formula="of:=[.G67]*1000" office:value-type="float" office:value="830.035" calcext:value-type="float">
            <text:p>830</text:p>
          </table:table-cell>
          <table:table-cell table:number-columns-repeated="45"/>
        </table:table-row>
        <table:table-row table:style-name="ro3">
          <table:table-cell table:style-name="ce5" office:value-type="float" office:value="80.042" calcext:value-type="float">
            <text:p>80,042</text:p>
          </table:table-cell>
          <table:table-cell table:style-name="ce9" office:value-type="percentage" office:value="0.7605" calcext:value-type="percentage">
            <text:p>76,05%</text:p>
          </table:table-cell>
          <table:table-cell table:style-name="ce9" office:value-type="percentage" office:value="0.8702" calcext:value-type="percentage">
            <text:p>87,02%</text:p>
          </table:table-cell>
          <table:table-cell/>
          <table:table-cell office:value-type="float" office:value="82.125" calcext:value-type="float">
            <text:p>82,125</text:p>
          </table:table-cell>
          <table:table-cell table:formula="of:=PINTERP([.$A$15:.$A$205];[.$B$15:.$B$205];[.E68])" office:value-type="percentage" office:value="0.569105659722222" calcext:value-type="percentage">
            <text:p>56,9%</text:p>
          </table:table-cell>
          <table:table-cell table:formula="of:=PINTERP([.$A$15:.$A$205];[.$C$15:.$C$205];[.E68])" office:value-type="percentage" office:value="0.829162743055556" calcext:value-type="percentage">
            <text:p>82,9%</text:p>
          </table:table-cell>
          <table:table-cell/>
          <table:table-cell table:formula="of:=[.E68]/0.0625" office:value-type="float" office:value="1314" calcext:value-type="float">
            <text:p>1314</text:p>
          </table:table-cell>
          <table:table-cell table:formula="of:=[.F68]*1000" office:value-type="float" office:value="569.105659722222" calcext:value-type="float">
            <text:p>569</text:p>
          </table:table-cell>
          <table:table-cell table:formula="of:=[.G68]*1000" office:value-type="float" office:value="829.162743055556" calcext:value-type="float">
            <text:p>829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0.093" calcext:value-type="float">
            <text:p>80,093</text:p>
          </table:table-cell>
          <table:table-cell office:value-type="percentage" office:value="0.7561" calcext:value-type="percentage">
            <text:p>75,61%</text:p>
          </table:table-cell>
          <table:table-cell office:value-type="percentage" office:value="0.8694" calcext:value-type="percentage">
            <text:p>86,94%</text:p>
          </table:table-cell>
          <table:table-cell/>
          <table:table-cell office:value-type="float" office:value="82.1875" calcext:value-type="float">
            <text:p>82,1875</text:p>
          </table:table-cell>
          <table:table-cell table:formula="of:=PINTERP([.$A$15:.$A$205];[.$B$15:.$B$205];[.E69])" office:value-type="percentage" office:value="0.563716666666666" calcext:value-type="percentage">
            <text:p>56,4%</text:p>
          </table:table-cell>
          <table:table-cell table:formula="of:=PINTERP([.$A$15:.$A$205];[.$C$15:.$C$205];[.E69])" office:value-type="percentage" office:value="0.828245486111111" calcext:value-type="percentage">
            <text:p>82,8%</text:p>
          </table:table-cell>
          <table:table-cell/>
          <table:table-cell table:formula="of:=[.E69]/0.0625" office:value-type="float" office:value="1315" calcext:value-type="float">
            <text:p>1315</text:p>
          </table:table-cell>
          <table:table-cell table:formula="of:=[.F69]*1000" office:value-type="float" office:value="563.716666666666" calcext:value-type="float">
            <text:p>564</text:p>
          </table:table-cell>
          <table:table-cell table:formula="of:=[.G69]*1000" office:value-type="float" office:value="828.245486111111" calcext:value-type="float">
            <text:p>828</text:p>
          </table:table-cell>
          <table:table-cell table:number-columns-repeated="45"/>
        </table:table-row>
        <table:table-row table:style-name="ro3">
          <table:table-cell office:value-type="float" office:value="80.142" calcext:value-type="float">
            <text:p>80,142</text:p>
          </table:table-cell>
          <table:table-cell office:value-type="percentage" office:value="0.7515" calcext:value-type="percentage">
            <text:p>75,15%</text:p>
          </table:table-cell>
          <table:table-cell office:value-type="percentage" office:value="0.8687" calcext:value-type="percentage">
            <text:p>86,87%</text:p>
          </table:table-cell>
          <table:table-cell/>
          <table:table-cell office:value-type="float" office:value="82.25" calcext:value-type="float">
            <text:p>82,25</text:p>
          </table:table-cell>
          <table:table-cell table:formula="of:=PINTERP([.$A$15:.$A$205];[.$B$15:.$B$205];[.E70])" office:value-type="percentage" office:value="0.5584" calcext:value-type="percentage">
            <text:p>55,8%</text:p>
          </table:table-cell>
          <table:table-cell table:formula="of:=PINTERP([.$A$15:.$A$205];[.$C$15:.$C$205];[.E70])" office:value-type="percentage" office:value="0.8266" calcext:value-type="percentage">
            <text:p>82,7%</text:p>
          </table:table-cell>
          <table:table-cell/>
          <table:table-cell table:formula="of:=[.E70]/0.0625" office:value-type="float" office:value="1316" calcext:value-type="float">
            <text:p>1316</text:p>
          </table:table-cell>
          <table:table-cell table:formula="of:=[.F70]*1000" office:value-type="float" office:value="558.4" calcext:value-type="float">
            <text:p>558</text:p>
          </table:table-cell>
          <table:table-cell table:formula="of:=[.G70]*1000" office:value-type="float" office:value="826.6" calcext:value-type="float">
            <text:p>827</text:p>
          </table:table-cell>
          <table:table-cell table:number-columns-repeated="45"/>
        </table:table-row>
        <table:table-row table:style-name="ro3">
          <table:table-cell table:style-name="ce5" office:value-type="float" office:value="80.191" calcext:value-type="float">
            <text:p>80,191</text:p>
          </table:table-cell>
          <table:table-cell table:style-name="ce9" office:value-type="percentage" office:value="0.7471" calcext:value-type="percentage">
            <text:p>74,71%</text:p>
          </table:table-cell>
          <table:table-cell table:style-name="ce9" office:value-type="percentage" office:value="0.867" calcext:value-type="percentage">
            <text:p>86,70%</text:p>
          </table:table-cell>
          <table:table-cell/>
          <table:table-cell office:value-type="float" office:value="82.3125" calcext:value-type="float">
            <text:p>82,3125</text:p>
          </table:table-cell>
          <table:table-cell table:formula="of:=PINTERP([.$A$15:.$A$205];[.$B$15:.$B$205];[.E71])" office:value-type="percentage" office:value="0.552289285714286" calcext:value-type="percentage">
            <text:p>55,2%</text:p>
          </table:table-cell>
          <table:table-cell table:formula="of:=PINTERP([.$A$15:.$A$205];[.$C$15:.$C$205];[.E71])" office:value-type="percentage" office:value="0.825693191964286" calcext:value-type="percentage">
            <text:p>82,6%</text:p>
          </table:table-cell>
          <table:table-cell/>
          <table:table-cell table:formula="of:=[.E71]/0.0625" office:value-type="float" office:value="1317" calcext:value-type="float">
            <text:p>1317</text:p>
          </table:table-cell>
          <table:table-cell table:formula="of:=[.F71]*1000" office:value-type="float" office:value="552.289285714286" calcext:value-type="float">
            <text:p>552</text:p>
          </table:table-cell>
          <table:table-cell table:formula="of:=[.G71]*1000" office:value-type="float" office:value="825.693191964286" calcext:value-type="float">
            <text:p>826</text:p>
          </table:table-cell>
          <table:table-cell table:number-columns-repeated="45"/>
        </table:table-row>
        <table:table-row table:style-name="ro3">
          <table:table-cell office:value-type="float" office:value="80.237" calcext:value-type="float">
            <text:p>80,237</text:p>
          </table:table-cell>
          <table:table-cell office:value-type="percentage" office:value="0.7425" calcext:value-type="percentage">
            <text:p>74,25%</text:p>
          </table:table-cell>
          <table:table-cell table:style-name="ce9" office:value-type="percentage" office:value="0.8662" calcext:value-type="percentage">
            <text:p>86,62%</text:p>
          </table:table-cell>
          <table:table-cell/>
          <table:table-cell office:value-type="float" office:value="82.375" calcext:value-type="float">
            <text:p>82,375</text:p>
          </table:table-cell>
          <table:table-cell table:formula="of:=PINTERP([.$A$15:.$A$205];[.$B$15:.$B$205];[.E72])" office:value-type="percentage" office:value="0.547591469155845" calcext:value-type="percentage">
            <text:p>54,8%</text:p>
          </table:table-cell>
          <table:table-cell table:formula="of:=PINTERP([.$A$15:.$A$205];[.$C$15:.$C$205];[.E72])" office:value-type="percentage" office:value="0.82473038961039" calcext:value-type="percentage">
            <text:p>82,5%</text:p>
          </table:table-cell>
          <table:table-cell/>
          <table:table-cell table:formula="of:=[.E72]/0.0625" office:value-type="float" office:value="1318" calcext:value-type="float">
            <text:p>1318</text:p>
          </table:table-cell>
          <table:table-cell table:formula="of:=[.F72]*1000" office:value-type="float" office:value="547.591469155845" calcext:value-type="float">
            <text:p>548</text:p>
          </table:table-cell>
          <table:table-cell table:formula="of:=[.G72]*1000" office:value-type="float" office:value="824.73038961039" calcext:value-type="float">
            <text:p>825</text:p>
          </table:table-cell>
          <table:table-cell table:number-columns-repeated="45"/>
        </table:table-row>
        <table:table-row table:style-name="ro3">
          <table:table-cell office:value-type="float" office:value="80.291" calcext:value-type="float">
            <text:p>80,291</text:p>
          </table:table-cell>
          <table:table-cell office:value-type="percentage" office:value="0.738" calcext:value-type="percentage">
            <text:p>73,80%</text:p>
          </table:table-cell>
          <table:table-cell office:value-type="percentage" office:value="0.8646" calcext:value-type="percentage">
            <text:p>86,46%</text:p>
          </table:table-cell>
          <table:table-cell/>
          <table:table-cell office:value-type="float" office:value="82.4375" calcext:value-type="float">
            <text:p>82,4375</text:p>
          </table:table-cell>
          <table:table-cell table:formula="of:=PINTERP([.$A$15:.$A$205];[.$B$15:.$B$205];[.E73])" office:value-type="percentage" office:value="0.541329899779041" calcext:value-type="percentage">
            <text:p>54,1%</text:p>
          </table:table-cell>
          <table:table-cell table:formula="of:=PINTERP([.$A$15:.$A$205];[.$C$15:.$C$205];[.E73])" office:value-type="percentage" office:value="0.822868102114899" calcext:value-type="percentage">
            <text:p>82,3%</text:p>
          </table:table-cell>
          <table:table-cell/>
          <table:table-cell table:formula="of:=[.E73]/0.0625" office:value-type="float" office:value="1319" calcext:value-type="float">
            <text:p>1319</text:p>
          </table:table-cell>
          <table:table-cell table:formula="of:=[.F73]*1000" office:value-type="float" office:value="541.329899779041" calcext:value-type="float">
            <text:p>541</text:p>
          </table:table-cell>
          <table:table-cell table:formula="of:=[.G73]*1000" office:value-type="float" office:value="822.868102114899" calcext:value-type="float">
            <text:p>823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0.341" calcext:value-type="float">
            <text:p>80,341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638" calcext:value-type="percentage">
            <text:p>86,38%</text:p>
          </table:table-cell>
          <table:table-cell/>
          <table:table-cell office:value-type="float" office:value="82.5" calcext:value-type="float">
            <text:p>82,5</text:p>
          </table:table-cell>
          <table:table-cell table:formula="of:=PINTERP([.$A$15:.$A$205];[.$B$15:.$B$205];[.E74])" office:value-type="percentage" office:value="0.535933333333334" calcext:value-type="percentage">
            <text:p>53,6%</text:p>
          </table:table-cell>
          <table:table-cell table:formula="of:=PINTERP([.$A$15:.$A$205];[.$C$15:.$C$205];[.E74])" office:value-type="percentage" office:value="0.822027777777778" calcext:value-type="percentage">
            <text:p>82,2%</text:p>
          </table:table-cell>
          <table:table-cell/>
          <table:table-cell table:formula="of:=[.E74]/0.0625" office:value-type="float" office:value="1320" calcext:value-type="float">
            <text:p>1320</text:p>
          </table:table-cell>
          <table:table-cell table:formula="of:=[.F74]*1000" office:value-type="float" office:value="535.933333333334" calcext:value-type="float">
            <text:p>536</text:p>
          </table:table-cell>
          <table:table-cell table:formula="of:=[.G74]*1000" office:value-type="float" office:value="822.027777777778" calcext:value-type="float">
            <text:p>822</text:p>
          </table:table-cell>
          <table:table-cell table:number-columns-repeated="45"/>
        </table:table-row>
        <table:table-row table:style-name="ro3">
          <table:table-cell office:value-type="float" office:value="80.391" calcext:value-type="float">
            <text:p>80,391</text:p>
          </table:table-cell>
          <table:table-cell office:value-type="percentage" office:value="0.7288" calcext:value-type="percentage">
            <text:p>72,88%</text:p>
          </table:table-cell>
          <table:table-cell table:style-name="ce9" office:value-type="percentage" office:value="0.8622" calcext:value-type="percentage">
            <text:p>86,22%</text:p>
          </table:table-cell>
          <table:table-cell/>
          <table:table-cell office:value-type="float" office:value="82.5625" calcext:value-type="float">
            <text:p>82,5625</text:p>
          </table:table-cell>
          <table:table-cell table:formula="of:=PINTERP([.$A$15:.$A$205];[.$B$15:.$B$205];[.E75])" office:value-type="percentage" office:value="0.53045" calcext:value-type="percentage">
            <text:p>53,0%</text:p>
          </table:table-cell>
          <table:table-cell table:formula="of:=PINTERP([.$A$15:.$A$205];[.$C$15:.$C$205];[.E75])" office:value-type="percentage" office:value="0.82125859375" calcext:value-type="percentage">
            <text:p>82,1%</text:p>
          </table:table-cell>
          <table:table-cell/>
          <table:table-cell table:formula="of:=[.E75]/0.0625" office:value-type="float" office:value="1321" calcext:value-type="float">
            <text:p>1321</text:p>
          </table:table-cell>
          <table:table-cell table:formula="of:=[.F75]*1000" office:value-type="float" office:value="530.45" calcext:value-type="float">
            <text:p>530</text:p>
          </table:table-cell>
          <table:table-cell table:formula="of:=[.G75]*1000" office:value-type="float" office:value="821.25859375" calcext:value-type="float">
            <text:p>821</text:p>
          </table:table-cell>
          <table:table-cell table:number-columns-repeated="45"/>
        </table:table-row>
        <table:table-row table:style-name="ro3">
          <table:table-cell office:value-type="float" office:value="80.438" calcext:value-type="float">
            <text:p>80,438</text:p>
          </table:table-cell>
          <table:table-cell office:value-type="percentage" office:value="0.7242" calcext:value-type="percentage">
            <text:p>72,42%</text:p>
          </table:table-cell>
          <table:table-cell office:value-type="percentage" office:value="0.8613" calcext:value-type="percentage">
            <text:p>86,13%</text:p>
          </table:table-cell>
          <table:table-cell/>
          <table:table-cell office:value-type="float" office:value="82.625" calcext:value-type="float">
            <text:p>82,625</text:p>
          </table:table-cell>
          <table:table-cell table:formula="of:=PINTERP([.$A$15:.$A$205];[.$B$15:.$B$205];[.E76])" office:value-type="percentage" office:value="0.524991666666666" calcext:value-type="percentage">
            <text:p>52,5%</text:p>
          </table:table-cell>
          <table:table-cell table:formula="of:=PINTERP([.$A$15:.$A$205];[.$C$15:.$C$205];[.E76])" office:value-type="percentage" office:value="0.81995" calcext:value-type="percentage">
            <text:p>82,0%</text:p>
          </table:table-cell>
          <table:table-cell/>
          <table:table-cell table:formula="of:=[.E76]/0.0625" office:value-type="float" office:value="1322" calcext:value-type="float">
            <text:p>1322</text:p>
          </table:table-cell>
          <table:table-cell table:formula="of:=[.F76]*1000" office:value-type="float" office:value="524.991666666666" calcext:value-type="float">
            <text:p>525</text:p>
          </table:table-cell>
          <table:table-cell table:formula="of:=[.G76]*1000" office:value-type="float" office:value="819.95" calcext:value-type="float">
            <text:p>820</text:p>
          </table:table-cell>
          <table:table-cell table:number-columns-repeated="45"/>
        </table:table-row>
        <table:table-row table:style-name="ro3">
          <table:table-cell office:value-type="float" office:value="80.491" calcext:value-type="float">
            <text:p>80,491</text:p>
          </table:table-cell>
          <table:table-cell office:value-type="percentage" office:value="0.7196" calcext:value-type="percentage">
            <text:p>71,96%</text:p>
          </table:table-cell>
          <table:table-cell office:value-type="percentage" office:value="0.8598" calcext:value-type="percentage">
            <text:p>85,98%</text:p>
          </table:table-cell>
          <table:table-cell/>
          <table:table-cell office:value-type="float" office:value="82.6875" calcext:value-type="float">
            <text:p>82,6875</text:p>
          </table:table-cell>
          <table:table-cell table:formula="of:=PINTERP([.$A$15:.$A$205];[.$B$15:.$B$205];[.E77])" office:value-type="percentage" office:value="0.519516666666666" calcext:value-type="percentage">
            <text:p>52,0%</text:p>
          </table:table-cell>
          <table:table-cell table:formula="of:=PINTERP([.$A$15:.$A$205];[.$C$15:.$C$205];[.E77])" office:value-type="percentage" office:value="0.818440234375" calcext:value-type="percentage">
            <text:p>81,8%</text:p>
          </table:table-cell>
          <table:table-cell/>
          <table:table-cell table:formula="of:=[.E77]/0.0625" office:value-type="float" office:value="1323" calcext:value-type="float">
            <text:p>1323</text:p>
          </table:table-cell>
          <table:table-cell table:formula="of:=[.F77]*1000" office:value-type="float" office:value="519.516666666666" calcext:value-type="float">
            <text:p>520</text:p>
          </table:table-cell>
          <table:table-cell table:formula="of:=[.G77]*1000" office:value-type="float" office:value="818.440234375" calcext:value-type="float">
            <text:p>818</text:p>
          </table:table-cell>
          <table:table-cell table:number-columns-repeated="45"/>
        </table:table-row>
        <table:table-row table:style-name="ro3">
          <table:table-cell office:value-type="float" office:value="80.541" calcext:value-type="float">
            <text:p>80,541</text:p>
          </table:table-cell>
          <table:table-cell office:value-type="percentage" office:value="0.715" calcext:value-type="percentage">
            <text:p>71,50%</text:p>
          </table:table-cell>
          <table:table-cell office:value-type="percentage" office:value="0.8589" calcext:value-type="percentage">
            <text:p>85,89%</text:p>
          </table:table-cell>
          <table:table-cell/>
          <table:table-cell office:value-type="float" office:value="82.75" calcext:value-type="float">
            <text:p>82,75</text:p>
          </table:table-cell>
          <table:table-cell table:formula="of:=PINTERP([.$A$15:.$A$205];[.$B$15:.$B$205];[.E78])" office:value-type="percentage" office:value="0.514128522727273" calcext:value-type="percentage">
            <text:p>51,4%</text:p>
          </table:table-cell>
          <table:table-cell table:formula="of:=PINTERP([.$A$15:.$A$205];[.$C$15:.$C$205];[.E78])" office:value-type="percentage" office:value="0.818012840909091" calcext:value-type="percentage">
            <text:p>81,8%</text:p>
          </table:table-cell>
          <table:table-cell/>
          <table:table-cell table:formula="of:=[.E78]/0.0625" office:value-type="float" office:value="1324" calcext:value-type="float">
            <text:p>1324</text:p>
          </table:table-cell>
          <table:table-cell table:formula="of:=[.F78]*1000" office:value-type="float" office:value="514.128522727273" calcext:value-type="float">
            <text:p>514</text:p>
          </table:table-cell>
          <table:table-cell table:formula="of:=[.G78]*1000" office:value-type="float" office:value="818.012840909091" calcext:value-type="float">
            <text:p>818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0.592" calcext:value-type="float">
            <text:p>80,592</text:p>
          </table:table-cell>
          <table:table-cell office:value-type="percentage" office:value="0.7103" calcext:value-type="percentage">
            <text:p>71,03%</text:p>
          </table:table-cell>
          <table:table-cell office:value-type="percentage" office:value="0.8581" calcext:value-type="percentage">
            <text:p>85,81%</text:p>
          </table:table-cell>
          <table:table-cell/>
          <table:table-cell office:value-type="float" office:value="82.8125" calcext:value-type="float">
            <text:p>82,8125</text:p>
          </table:table-cell>
          <table:table-cell table:formula="of:=PINTERP([.$A$15:.$A$205];[.$B$15:.$B$205];[.E79])" office:value-type="percentage" office:value="0.507955" calcext:value-type="percentage">
            <text:p>50,8%</text:p>
          </table:table-cell>
          <table:table-cell table:formula="of:=PINTERP([.$A$15:.$A$205];[.$C$15:.$C$205];[.E79])" office:value-type="percentage" office:value="0.816950321969697" calcext:value-type="percentage">
            <text:p>81,7%</text:p>
          </table:table-cell>
          <table:table-cell/>
          <table:table-cell table:formula="of:=[.E79]/0.0625" office:value-type="float" office:value="1325" calcext:value-type="float">
            <text:p>1325</text:p>
          </table:table-cell>
          <table:table-cell table:formula="of:=[.F79]*1000" office:value-type="float" office:value="507.955" calcext:value-type="float">
            <text:p>508</text:p>
          </table:table-cell>
          <table:table-cell table:formula="of:=[.G79]*1000" office:value-type="float" office:value="816.950321969697" calcext:value-type="float">
            <text:p>817</text:p>
          </table:table-cell>
          <table:table-cell table:number-columns-repeated="45"/>
        </table:table-row>
        <table:table-row table:style-name="ro3">
          <table:table-cell office:value-type="float" office:value="80.642" calcext:value-type="float">
            <text:p>80,642</text:p>
          </table:table-cell>
          <table:table-cell office:value-type="percentage" office:value="0.7057" calcext:value-type="percentage">
            <text:p>70,57%</text:p>
          </table:table-cell>
          <table:table-cell office:value-type="percentage" office:value="0.8572" calcext:value-type="percentage">
            <text:p>85,72%</text:p>
          </table:table-cell>
          <table:table-cell/>
          <table:table-cell office:value-type="float" office:value="82.875" calcext:value-type="float">
            <text:p>82,875</text:p>
          </table:table-cell>
          <table:table-cell table:formula="of:=PINTERP([.$A$15:.$A$205];[.$B$15:.$B$205];[.E80])" office:value-type="percentage" office:value="0.502075482954545" calcext:value-type="percentage">
            <text:p>50,2%</text:p>
          </table:table-cell>
          <table:table-cell table:formula="of:=PINTERP([.$A$15:.$A$205];[.$C$15:.$C$205];[.E80])" office:value-type="percentage" office:value="0.815088522727273" calcext:value-type="percentage">
            <text:p>81,5%</text:p>
          </table:table-cell>
          <table:table-cell/>
          <table:table-cell table:formula="of:=[.E80]/0.0625" office:value-type="float" office:value="1326" calcext:value-type="float">
            <text:p>1326</text:p>
          </table:table-cell>
          <table:table-cell table:formula="of:=[.F80]*1000" office:value-type="float" office:value="502.075482954545" calcext:value-type="float">
            <text:p>502</text:p>
          </table:table-cell>
          <table:table-cell table:formula="of:=[.G80]*1000" office:value-type="float" office:value="815.088522727273" calcext:value-type="float">
            <text:p>815</text:p>
          </table:table-cell>
          <table:table-cell table:number-columns-repeated="45"/>
        </table:table-row>
        <table:table-row table:style-name="ro3">
          <table:table-cell office:value-type="float" office:value="80.74" calcext:value-type="float">
            <text:p>80,740</text:p>
          </table:table-cell>
          <table:table-cell office:value-type="percentage" office:value="0.701" calcext:value-type="percentage">
            <text:p>70,10%</text:p>
          </table:table-cell>
          <table:table-cell office:value-type="percentage" office:value="0.8557" calcext:value-type="percentage">
            <text:p>85,57%</text:p>
          </table:table-cell>
          <table:table-cell/>
          <table:table-cell office:value-type="float" office:value="82.9375" calcext:value-type="float">
            <text:p>82,9375</text:p>
          </table:table-cell>
          <table:table-cell table:formula="of:=PINTERP([.$A$15:.$A$205];[.$B$15:.$B$205];[.E81])" office:value-type="percentage" office:value="0.496525" calcext:value-type="percentage">
            <text:p>49,7%</text:p>
          </table:table-cell>
          <table:table-cell table:formula="of:=PINTERP([.$A$15:.$A$205];[.$C$15:.$C$205];[.E81])" office:value-type="percentage" office:value="0.813950390625" calcext:value-type="percentage">
            <text:p>81,4%</text:p>
          </table:table-cell>
          <table:table-cell/>
          <table:table-cell table:formula="of:=[.E81]/0.0625" office:value-type="float" office:value="1327" calcext:value-type="float">
            <text:p>1327</text:p>
          </table:table-cell>
          <table:table-cell table:formula="of:=[.F81]*1000" office:value-type="float" office:value="496.525" calcext:value-type="float">
            <text:p>497</text:p>
          </table:table-cell>
          <table:table-cell table:formula="of:=[.G81]*1000" office:value-type="float" office:value="813.950390625" calcext:value-type="float">
            <text:p>814</text:p>
          </table:table-cell>
          <table:table-cell table:number-columns-repeated="45"/>
        </table:table-row>
        <table:table-row table:style-name="ro3">
          <table:table-cell table:style-name="ce5" office:value-type="float" office:value="80.8" calcext:value-type="float">
            <text:p>80,800</text:p>
          </table:table-cell>
          <table:table-cell office:value-type="percentage" office:value="0.6963" calcext:value-type="percentage">
            <text:p>69,63%</text:p>
          </table:table-cell>
          <table:table-cell office:value-type="percentage" office:value="0.854" calcext:value-type="percentage">
            <text:p>85,40%</text:p>
          </table:table-cell>
          <table:table-cell/>
          <table:table-cell office:value-type="float" office:value="83" calcext:value-type="float">
            <text:p>83</text:p>
          </table:table-cell>
          <table:table-cell table:formula="of:=PINTERP([.$A$15:.$A$205];[.$B$15:.$B$205];[.E82])" office:value-type="percentage" office:value="0.490983333333334" calcext:value-type="percentage">
            <text:p>49,1%</text:p>
          </table:table-cell>
          <table:table-cell table:formula="of:=PINTERP([.$A$15:.$A$205];[.$C$15:.$C$205];[.E82])" office:value-type="percentage" office:value="0.813164583333334" calcext:value-type="percentage">
            <text:p>81,3%</text:p>
          </table:table-cell>
          <table:table-cell/>
          <table:table-cell table:formula="of:=[.E82]/0.0625" office:value-type="float" office:value="1328" calcext:value-type="float">
            <text:p>1328</text:p>
          </table:table-cell>
          <table:table-cell table:formula="of:=[.F82]*1000" office:value-type="float" office:value="490.983333333334" calcext:value-type="float">
            <text:p>491</text:p>
          </table:table-cell>
          <table:table-cell table:formula="of:=[.G82]*1000" office:value-type="float" office:value="813.164583333334" calcext:value-type="float">
            <text:p>813</text:p>
          </table:table-cell>
          <table:table-cell table:number-columns-repeated="45"/>
        </table:table-row>
        <table:table-row table:style-name="ro3">
          <table:table-cell table:style-name="ce5" office:value-type="float" office:value="80.86" calcext:value-type="float">
            <text:p>80,860</text:p>
          </table:table-cell>
          <table:table-cell office:value-type="percentage" office:value="0.6916" calcext:value-type="percentage">
            <text:p>69,16%</text:p>
          </table:table-cell>
          <table:table-cell office:value-type="percentage" office:value="0.8532" calcext:value-type="percentage">
            <text:p>85,32%</text:p>
          </table:table-cell>
          <table:table-cell/>
          <table:table-cell office:value-type="float" office:value="83.0625" calcext:value-type="float">
            <text:p>83,0625</text:p>
          </table:table-cell>
          <table:table-cell table:formula="of:=PINTERP([.$A$15:.$A$205];[.$B$15:.$B$205];[.E83])" office:value-type="percentage" office:value="0.485374999999999" calcext:value-type="percentage">
            <text:p>48,5%</text:p>
          </table:table-cell>
          <table:table-cell table:formula="of:=PINTERP([.$A$15:.$A$205];[.$C$15:.$C$205];[.E83])" office:value-type="percentage" office:value="0.811425" calcext:value-type="percentage">
            <text:p>81,1%</text:p>
          </table:table-cell>
          <table:table-cell/>
          <table:table-cell table:formula="of:=[.E83]/0.0625" office:value-type="float" office:value="1329" calcext:value-type="float">
            <text:p>1329</text:p>
          </table:table-cell>
          <table:table-cell table:formula="of:=[.F83]*1000" office:value-type="float" office:value="485.374999999999" calcext:value-type="float">
            <text:p>485</text:p>
          </table:table-cell>
          <table:table-cell table:formula="of:=[.G83]*1000" office:value-type="float" office:value="811.425" calcext:value-type="float">
            <text:p>811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0.91" calcext:value-type="float">
            <text:p>80,910</text:p>
          </table:table-cell>
          <table:table-cell office:value-type="percentage" office:value="0.6869" calcext:value-type="percentage">
            <text:p>68,69%</text:p>
          </table:table-cell>
          <table:table-cell office:value-type="percentage" office:value="0.8524" calcext:value-type="percentage">
            <text:p>85,24%</text:p>
          </table:table-cell>
          <table:table-cell/>
          <table:table-cell office:value-type="float" office:value="83.125" calcext:value-type="float">
            <text:p>83,125</text:p>
          </table:table-cell>
          <table:table-cell table:formula="of:=PINTERP([.$A$15:.$A$205];[.$B$15:.$B$205];[.E84])" office:value-type="percentage" office:value="0.479866840277777" calcext:value-type="percentage">
            <text:p>48,0%</text:p>
          </table:table-cell>
          <table:table-cell table:formula="of:=PINTERP([.$A$15:.$A$205];[.$C$15:.$C$205];[.E84])" office:value-type="percentage" office:value="0.810450902777778" calcext:value-type="percentage">
            <text:p>81,0%</text:p>
          </table:table-cell>
          <table:table-cell/>
          <table:table-cell table:formula="of:=[.E84]/0.0625" office:value-type="float" office:value="1330" calcext:value-type="float">
            <text:p>1330</text:p>
          </table:table-cell>
          <table:table-cell table:formula="of:=[.F84]*1000" office:value-type="float" office:value="479.866840277777" calcext:value-type="float">
            <text:p>480</text:p>
          </table:table-cell>
          <table:table-cell table:formula="of:=[.G84]*1000" office:value-type="float" office:value="810.450902777778" calcext:value-type="float">
            <text:p>810</text:p>
          </table:table-cell>
          <table:table-cell table:number-columns-repeated="45"/>
        </table:table-row>
        <table:table-row table:style-name="ro3">
          <table:table-cell office:value-type="float" office:value="80.96" calcext:value-type="float">
            <text:p>80,960</text:p>
          </table:table-cell>
          <table:table-cell table:style-name="ce9" office:value-type="percentage" office:value="0.6821" calcext:value-type="percentage">
            <text:p>68,21%</text:p>
          </table:table-cell>
          <table:table-cell office:value-type="percentage" office:value="0.8516" calcext:value-type="percentage">
            <text:p>85,16%</text:p>
          </table:table-cell>
          <table:table-cell/>
          <table:table-cell office:value-type="float" office:value="83.1875" calcext:value-type="float">
            <text:p>83,1875</text:p>
          </table:table-cell>
          <table:table-cell table:formula="of:=PINTERP([.$A$15:.$A$205];[.$B$15:.$B$205];[.E85])" office:value-type="percentage" office:value="0.473191938920455" calcext:value-type="percentage">
            <text:p>47,3%</text:p>
          </table:table-cell>
          <table:table-cell table:formula="of:=PINTERP([.$A$15:.$A$205];[.$C$15:.$C$205];[.E85])" office:value-type="percentage" office:value="0.809507585227273" calcext:value-type="percentage">
            <text:p>81,0%</text:p>
          </table:table-cell>
          <table:table-cell/>
          <table:table-cell table:formula="of:=[.E85]/0.0625" office:value-type="float" office:value="1331" calcext:value-type="float">
            <text:p>1331</text:p>
          </table:table-cell>
          <table:table-cell table:formula="of:=[.F85]*1000" office:value-type="float" office:value="473.191938920455" calcext:value-type="float">
            <text:p>473</text:p>
          </table:table-cell>
          <table:table-cell table:formula="of:=[.G85]*1000" office:value-type="float" office:value="809.507585227273" calcext:value-type="float">
            <text:p>810</text:p>
          </table:table-cell>
          <table:table-cell table:number-columns-repeated="45"/>
        </table:table-row>
        <table:table-row table:style-name="ro3">
          <table:table-cell table:style-name="ce5" office:value-type="float" office:value="81" calcext:value-type="float">
            <text:p>81,000</text:p>
          </table:table-cell>
          <table:table-cell office:value-type="percentage" office:value="0.6773" calcext:value-type="percentage">
            <text:p>67,73%</text:p>
          </table:table-cell>
          <table:table-cell office:value-type="percentage" office:value="0.8499" calcext:value-type="percentage">
            <text:p>84,99%</text:p>
          </table:table-cell>
          <table:table-cell/>
          <table:table-cell office:value-type="float" office:value="83.25" calcext:value-type="float">
            <text:p>83,25</text:p>
          </table:table-cell>
          <table:table-cell table:formula="of:=PINTERP([.$A$15:.$A$205];[.$B$15:.$B$205];[.E86])" office:value-type="percentage" office:value="0.467558875152625" calcext:value-type="percentage">
            <text:p>46,8%</text:p>
          </table:table-cell>
          <table:table-cell table:formula="of:=PINTERP([.$A$15:.$A$205];[.$C$15:.$C$205];[.E86])" office:value-type="percentage" office:value="0.808411935286935" calcext:value-type="percentage">
            <text:p>80,8%</text:p>
          </table:table-cell>
          <table:table-cell/>
          <table:table-cell table:formula="of:=[.E86]/0.0625" office:value-type="float" office:value="1332" calcext:value-type="float">
            <text:p>1332</text:p>
          </table:table-cell>
          <table:table-cell table:formula="of:=[.F86]*1000" office:value-type="float" office:value="467.558875152625" calcext:value-type="float">
            <text:p>468</text:p>
          </table:table-cell>
          <table:table-cell table:formula="of:=[.G86]*1000" office:value-type="float" office:value="808.411935286935" calcext:value-type="float">
            <text:p>808</text:p>
          </table:table-cell>
          <table:table-cell table:number-columns-repeated="45"/>
        </table:table-row>
        <table:table-row table:style-name="ro3">
          <table:table-cell office:value-type="float" office:value="81.04" calcext:value-type="float">
            <text:p>81,040</text:p>
          </table:table-cell>
          <table:table-cell office:value-type="percentage" office:value="0.6726" calcext:value-type="percentage">
            <text:p>67,26%</text:p>
          </table:table-cell>
          <table:table-cell office:value-type="percentage" office:value="0.8491" calcext:value-type="percentage">
            <text:p>84,91%</text:p>
          </table:table-cell>
          <table:table-cell/>
          <table:table-cell office:value-type="float" office:value="83.3125" calcext:value-type="float">
            <text:p>83,3125</text:p>
          </table:table-cell>
          <table:table-cell table:formula="of:=PINTERP([.$A$15:.$A$205];[.$B$15:.$B$205];[.E87])" office:value-type="percentage" office:value="0.461999231423339" calcext:value-type="percentage">
            <text:p>46,2%</text:p>
          </table:table-cell>
          <table:table-cell table:formula="of:=PINTERP([.$A$15:.$A$205];[.$C$15:.$C$205];[.E87])" office:value-type="percentage" office:value="0.806847081861591" calcext:value-type="percentage">
            <text:p>80,7%</text:p>
          </table:table-cell>
          <table:table-cell/>
          <table:table-cell table:formula="of:=[.E87]/0.0625" office:value-type="float" office:value="1333" calcext:value-type="float">
            <text:p>1333</text:p>
          </table:table-cell>
          <table:table-cell table:formula="of:=[.F87]*1000" office:value-type="float" office:value="461.999231423339" calcext:value-type="float">
            <text:p>462</text:p>
          </table:table-cell>
          <table:table-cell table:formula="of:=[.G87]*1000" office:value-type="float" office:value="806.847081861591" calcext:value-type="float">
            <text:p>807</text:p>
          </table:table-cell>
          <table:table-cell table:number-columns-repeated="45"/>
        </table:table-row>
        <table:table-row table:style-name="ro3">
          <table:table-cell table:style-name="ce5" office:value-type="float" office:value="81.08" calcext:value-type="float">
            <text:p>81,080</text:p>
          </table:table-cell>
          <table:table-cell office:value-type="percentage" office:value="0.6678" calcext:value-type="percentage">
            <text:p>66,78%</text:p>
          </table:table-cell>
          <table:table-cell office:value-type="percentage" office:value="0.8482" calcext:value-type="percentage">
            <text:p>84,82%</text:p>
          </table:table-cell>
          <table:table-cell/>
          <table:table-cell office:value-type="float" office:value="83.375" calcext:value-type="float">
            <text:p>83,375</text:p>
          </table:table-cell>
          <table:table-cell table:formula="of:=PINTERP([.$A$15:.$A$205];[.$B$15:.$B$205];[.E88])" office:value-type="percentage" office:value="0.457207142857143" calcext:value-type="percentage">
            <text:p>45,7%</text:p>
          </table:table-cell>
          <table:table-cell table:formula="of:=PINTERP([.$A$15:.$A$205];[.$C$15:.$C$205];[.E88])" office:value-type="percentage" office:value="0.806086352040816" calcext:value-type="percentage">
            <text:p>80,6%</text:p>
          </table:table-cell>
          <table:table-cell/>
          <table:table-cell table:formula="of:=[.E88]/0.0625" office:value-type="float" office:value="1334" calcext:value-type="float">
            <text:p>1334</text:p>
          </table:table-cell>
          <table:table-cell table:formula="of:=[.F88]*1000" office:value-type="float" office:value="457.207142857143" calcext:value-type="float">
            <text:p>457</text:p>
          </table:table-cell>
          <table:table-cell table:formula="of:=[.G88]*1000" office:value-type="float" office:value="806.086352040816" calcext:value-type="float">
            <text:p>806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1.13" calcext:value-type="float">
            <text:p>81,130</text:p>
          </table:table-cell>
          <table:table-cell office:value-type="percentage" office:value="0.663" calcext:value-type="percentage">
            <text:p>66,30%</text:p>
          </table:table-cell>
          <table:table-cell office:value-type="percentage" office:value="0.8474" calcext:value-type="percentage">
            <text:p>84,74%</text:p>
          </table:table-cell>
          <table:table-cell/>
          <table:table-cell office:value-type="float" office:value="83.4375" calcext:value-type="float">
            <text:p>83,4375</text:p>
          </table:table-cell>
          <table:table-cell table:formula="of:=PINTERP([.$A$15:.$A$205];[.$B$15:.$B$205];[.E89])" office:value-type="percentage" office:value="0.452296428571428" calcext:value-type="percentage">
            <text:p>45,2%</text:p>
          </table:table-cell>
          <table:table-cell table:formula="of:=PINTERP([.$A$15:.$A$205];[.$C$15:.$C$205];[.E89])" office:value-type="percentage" office:value="0.804472034438775" calcext:value-type="percentage">
            <text:p>80,4%</text:p>
          </table:table-cell>
          <table:table-cell/>
          <table:table-cell table:formula="of:=[.E89]/0.0625" office:value-type="float" office:value="1335" calcext:value-type="float">
            <text:p>1335</text:p>
          </table:table-cell>
          <table:table-cell table:formula="of:=[.F89]*1000" office:value-type="float" office:value="452.296428571428" calcext:value-type="float">
            <text:p>452</text:p>
          </table:table-cell>
          <table:table-cell table:formula="of:=[.G89]*1000" office:value-type="float" office:value="804.472034438775" calcext:value-type="float">
            <text:p>804</text:p>
          </table:table-cell>
          <table:table-cell table:number-columns-repeated="45"/>
        </table:table-row>
        <table:table-row table:style-name="ro3">
          <table:table-cell table:style-name="ce5" office:value-type="float" office:value="81.18" calcext:value-type="float">
            <text:p>81,180</text:p>
          </table:table-cell>
          <table:table-cell office:value-type="percentage" office:value="0.6582" calcext:value-type="percentage">
            <text:p>65,82%</text:p>
          </table:table-cell>
          <table:table-cell office:value-type="percentage" office:value="0.8458" calcext:value-type="percentage">
            <text:p>84,58%</text:p>
          </table:table-cell>
          <table:table-cell/>
          <table:table-cell office:value-type="float" office:value="83.5" calcext:value-type="float">
            <text:p>83,5</text:p>
          </table:table-cell>
          <table:table-cell table:formula="of:=PINTERP([.$A$15:.$A$205];[.$B$15:.$B$205];[.E90])" office:value-type="percentage" office:value="0.447474489795919" calcext:value-type="percentage">
            <text:p>44,7%</text:p>
          </table:table-cell>
          <table:table-cell table:formula="of:=PINTERP([.$A$15:.$A$205];[.$C$15:.$C$205];[.E90])" office:value-type="percentage" office:value="0.802915306122449" calcext:value-type="percentage">
            <text:p>80,3%</text:p>
          </table:table-cell>
          <table:table-cell/>
          <table:table-cell table:formula="of:=[.E90]/0.0625" office:value-type="float" office:value="1336" calcext:value-type="float">
            <text:p>1336</text:p>
          </table:table-cell>
          <table:table-cell table:formula="of:=[.F90]*1000" office:value-type="float" office:value="447.474489795919" calcext:value-type="float">
            <text:p>447</text:p>
          </table:table-cell>
          <table:table-cell table:formula="of:=[.G90]*1000" office:value-type="float" office:value="802.915306122449" calcext:value-type="float">
            <text:p>803</text:p>
          </table:table-cell>
          <table:table-cell table:number-columns-repeated="45"/>
        </table:table-row>
        <table:table-row table:style-name="ro3">
          <table:table-cell office:value-type="float" office:value="81.23" calcext:value-type="float">
            <text:p>81,230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845" calcext:value-type="percentage">
            <text:p>84,50%</text:p>
          </table:table-cell>
          <table:table-cell/>
          <table:table-cell office:value-type="float" office:value="83.5625" calcext:value-type="float">
            <text:p>83,5625</text:p>
          </table:table-cell>
          <table:table-cell table:formula="of:=PINTERP([.$A$15:.$A$205];[.$B$15:.$B$205];[.E91])" office:value-type="percentage" office:value="0.4425" calcext:value-type="percentage">
            <text:p>44,3%</text:p>
          </table:table-cell>
          <table:table-cell table:formula="of:=PINTERP([.$A$15:.$A$205];[.$C$15:.$C$205];[.E91])" office:value-type="percentage" office:value="0.8019828125" calcext:value-type="percentage">
            <text:p>80,2%</text:p>
          </table:table-cell>
          <table:table-cell/>
          <table:table-cell table:formula="of:=[.E91]/0.0625" office:value-type="float" office:value="1337" calcext:value-type="float">
            <text:p>1337</text:p>
          </table:table-cell>
          <table:table-cell table:formula="of:=[.F91]*1000" office:value-type="float" office:value="442.5" calcext:value-type="float">
            <text:p>443</text:p>
          </table:table-cell>
          <table:table-cell table:formula="of:=[.G91]*1000" office:value-type="float" office:value="801.9828125" calcext:value-type="float">
            <text:p>802</text:p>
          </table:table-cell>
          <table:table-cell table:number-columns-repeated="45"/>
        </table:table-row>
        <table:table-row table:style-name="ro3">
          <table:table-cell table:style-name="ce5" office:value-type="float" office:value="81.28" calcext:value-type="float">
            <text:p>81,280</text:p>
          </table:table-cell>
          <table:table-cell office:value-type="percentage" office:value="0.6485" calcext:value-type="percentage">
            <text:p>64,85%</text:p>
          </table:table-cell>
          <table:table-cell office:value-type="percentage" office:value="0.8442" calcext:value-type="percentage">
            <text:p>84,42%</text:p>
          </table:table-cell>
          <table:table-cell/>
          <table:table-cell office:value-type="float" office:value="83.625" calcext:value-type="float">
            <text:p>83,625</text:p>
          </table:table-cell>
          <table:table-cell table:formula="of:=PINTERP([.$A$15:.$A$205];[.$B$15:.$B$205];[.E92])" office:value-type="percentage" office:value="0.437628571428572" calcext:value-type="percentage">
            <text:p>43,8%</text:p>
          </table:table-cell>
          <table:table-cell table:formula="of:=PINTERP([.$A$15:.$A$205];[.$C$15:.$C$205];[.E92])" office:value-type="percentage" office:value="0.80133737244898" calcext:value-type="percentage">
            <text:p>80,1%</text:p>
          </table:table-cell>
          <table:table-cell/>
          <table:table-cell table:formula="of:=[.E92]/0.0625" office:value-type="float" office:value="1338" calcext:value-type="float">
            <text:p>1338</text:p>
          </table:table-cell>
          <table:table-cell table:formula="of:=[.F92]*1000" office:value-type="float" office:value="437.628571428572" calcext:value-type="float">
            <text:p>438</text:p>
          </table:table-cell>
          <table:table-cell table:formula="of:=[.G92]*1000" office:value-type="float" office:value="801.33737244898" calcext:value-type="float">
            <text:p>801</text:p>
          </table:table-cell>
          <table:table-cell table:number-columns-repeated="45"/>
        </table:table-row>
        <table:table-row table:style-name="ro3">
          <table:table-cell office:value-type="float" office:value="81.33" calcext:value-type="float">
            <text:p>81,330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8433" calcext:value-type="percentage">
            <text:p>84,33%</text:p>
          </table:table-cell>
          <table:table-cell/>
          <table:table-cell office:value-type="float" office:value="83.6875" calcext:value-type="float">
            <text:p>83,6875</text:p>
          </table:table-cell>
          <table:table-cell table:formula="of:=PINTERP([.$A$15:.$A$205];[.$B$15:.$B$205];[.E93])" office:value-type="percentage" office:value="0.432706218112245" calcext:value-type="percentage">
            <text:p>43,3%</text:p>
          </table:table-cell>
          <table:table-cell table:formula="of:=PINTERP([.$A$15:.$A$205];[.$C$15:.$C$205];[.E93])" office:value-type="percentage" office:value="0.800091677295919" calcext:value-type="percentage">
            <text:p>80,0%</text:p>
          </table:table-cell>
          <table:table-cell/>
          <table:table-cell table:formula="of:=[.E93]/0.0625" office:value-type="float" office:value="1339" calcext:value-type="float">
            <text:p>1339</text:p>
          </table:table-cell>
          <table:table-cell table:formula="of:=[.F93]*1000" office:value-type="float" office:value="432.706218112245" calcext:value-type="float">
            <text:p>433</text:p>
          </table:table-cell>
          <table:table-cell table:formula="of:=[.G93]*1000" office:value-type="float" office:value="800.091677295919" calcext:value-type="float">
            <text:p>800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1.38" calcext:value-type="float">
            <text:p>81,380</text:p>
          </table:table-cell>
          <table:table-cell office:value-type="percentage" office:value="0.6387" calcext:value-type="percentage">
            <text:p>63,87%</text:p>
          </table:table-cell>
          <table:table-cell office:value-type="percentage" office:value="0.8417" calcext:value-type="percentage">
            <text:p>84,17%</text:p>
          </table:table-cell>
          <table:table-cell/>
          <table:table-cell office:value-type="float" office:value="83.75" calcext:value-type="float">
            <text:p>83,75</text:p>
          </table:table-cell>
          <table:table-cell table:formula="of:=PINTERP([.$A$15:.$A$205];[.$B$15:.$B$205];[.E94])" office:value-type="percentage" office:value="0.427702448979592" calcext:value-type="percentage">
            <text:p>42,8%</text:p>
          </table:table-cell>
          <table:table-cell table:formula="of:=PINTERP([.$A$15:.$A$205];[.$C$15:.$C$205];[.E94])" office:value-type="percentage" office:value="0.798413163265306" calcext:value-type="percentage">
            <text:p>79,8%</text:p>
          </table:table-cell>
          <table:table-cell/>
          <table:table-cell table:formula="of:=[.E94]/0.0625" office:value-type="float" office:value="1340" calcext:value-type="float">
            <text:p>1340</text:p>
          </table:table-cell>
          <table:table-cell table:formula="of:=[.F94]*1000" office:value-type="float" office:value="427.702448979592" calcext:value-type="float">
            <text:p>428</text:p>
          </table:table-cell>
          <table:table-cell table:formula="of:=[.G94]*1000" office:value-type="float" office:value="798.413163265306" calcext:value-type="float">
            <text:p>798</text:p>
          </table:table-cell>
          <table:table-cell table:number-columns-repeated="45"/>
        </table:table-row>
        <table:table-row table:style-name="ro3">
          <table:table-cell office:value-type="float" office:value="81.44" calcext:value-type="float">
            <text:p>81,440</text:p>
          </table:table-cell>
          <table:table-cell office:value-type="percentage" office:value="0.6338" calcext:value-type="percentage">
            <text:p>63,38%</text:p>
          </table:table-cell>
          <table:table-cell office:value-type="percentage" office:value="0.8408" calcext:value-type="percentage">
            <text:p>84,08%</text:p>
          </table:table-cell>
          <table:table-cell/>
          <table:table-cell office:value-type="float" office:value="83.8125" calcext:value-type="float">
            <text:p>83,8125</text:p>
          </table:table-cell>
          <table:table-cell table:formula="of:=PINTERP([.$A$15:.$A$205];[.$B$15:.$B$205];[.E95])" office:value-type="percentage" office:value="0.422954212184874" calcext:value-type="percentage">
            <text:p>42,3%</text:p>
          </table:table-cell>
          <table:table-cell table:formula="of:=PINTERP([.$A$15:.$A$205];[.$C$15:.$C$205];[.E95])" office:value-type="percentage" office:value="0.797219725577731" calcext:value-type="percentage">
            <text:p>79,7%</text:p>
          </table:table-cell>
          <table:table-cell/>
          <table:table-cell table:formula="of:=[.E95]/0.0625" office:value-type="float" office:value="1341" calcext:value-type="float">
            <text:p>1341</text:p>
          </table:table-cell>
          <table:table-cell table:formula="of:=[.F95]*1000" office:value-type="float" office:value="422.954212184874" calcext:value-type="float">
            <text:p>423</text:p>
          </table:table-cell>
          <table:table-cell table:formula="of:=[.G95]*1000" office:value-type="float" office:value="797.219725577731" calcext:value-type="float">
            <text:p>797</text:p>
          </table:table-cell>
          <table:table-cell table:number-columns-repeated="45"/>
        </table:table-row>
        <table:table-row table:style-name="ro3">
          <table:table-cell office:value-type="float" office:value="81.49" calcext:value-type="float">
            <text:p>81,490</text:p>
          </table:table-cell>
          <table:table-cell office:value-type="percentage" office:value="0.6289" calcext:value-type="percentage">
            <text:p>62,89%</text:p>
          </table:table-cell>
          <table:table-cell office:value-type="percentage" office:value="0.84" calcext:value-type="percentage">
            <text:p>84,00%</text:p>
          </table:table-cell>
          <table:table-cell/>
          <table:table-cell office:value-type="float" office:value="83.875" calcext:value-type="float">
            <text:p>83,875</text:p>
          </table:table-cell>
          <table:table-cell table:formula="of:=PINTERP([.$A$15:.$A$205];[.$B$15:.$B$205];[.E96])" office:value-type="percentage" office:value="0.418696006944445" calcext:value-type="percentage">
            <text:p>41,9%</text:p>
          </table:table-cell>
          <table:table-cell table:formula="of:=PINTERP([.$A$15:.$A$205];[.$C$15:.$C$205];[.E96])" office:value-type="percentage" office:value="0.796505555555556" calcext:value-type="percentage">
            <text:p>79,7%</text:p>
          </table:table-cell>
          <table:table-cell/>
          <table:table-cell table:formula="of:=[.E96]/0.0625" office:value-type="float" office:value="1342" calcext:value-type="float">
            <text:p>1342</text:p>
          </table:table-cell>
          <table:table-cell table:formula="of:=[.F96]*1000" office:value-type="float" office:value="418.696006944445" calcext:value-type="float">
            <text:p>419</text:p>
          </table:table-cell>
          <table:table-cell table:formula="of:=[.G96]*1000" office:value-type="float" office:value="796.505555555556" calcext:value-type="float">
            <text:p>797</text:p>
          </table:table-cell>
          <table:table-cell table:number-columns-repeated="45"/>
        </table:table-row>
        <table:table-row table:style-name="ro3">
          <table:table-cell office:value-type="float" office:value="81.55" calcext:value-type="float">
            <text:p>81,550</text:p>
          </table:table-cell>
          <table:table-cell office:value-type="percentage" office:value="0.624" calcext:value-type="percentage">
            <text:p>62,40%</text:p>
          </table:table-cell>
          <table:table-cell office:value-type="percentage" office:value="0.8392" calcext:value-type="percentage">
            <text:p>83,92%</text:p>
          </table:table-cell>
          <table:table-cell/>
          <table:table-cell office:value-type="float" office:value="83.9375" calcext:value-type="float">
            <text:p>83,9375</text:p>
          </table:table-cell>
          <table:table-cell table:formula="of:=PINTERP([.$A$15:.$A$205];[.$B$15:.$B$205];[.E97])" office:value-type="percentage" office:value="0.414880583639706" calcext:value-type="percentage">
            <text:p>41,5%</text:p>
          </table:table-cell>
          <table:table-cell table:formula="of:=PINTERP([.$A$15:.$A$205];[.$C$15:.$C$205];[.E97])" office:value-type="percentage" office:value="0.795325" calcext:value-type="percentage">
            <text:p>79,5%</text:p>
          </table:table-cell>
          <table:table-cell/>
          <table:table-cell table:formula="of:=[.E97]/0.0625" office:value-type="float" office:value="1343" calcext:value-type="float">
            <text:p>1343</text:p>
          </table:table-cell>
          <table:table-cell table:formula="of:=[.F97]*1000" office:value-type="float" office:value="414.880583639706" calcext:value-type="float">
            <text:p>415</text:p>
          </table:table-cell>
          <table:table-cell table:formula="of:=[.G97]*1000" office:value-type="float" office:value="795.325" calcext:value-type="float">
            <text:p>795</text:p>
          </table:table-cell>
          <table:table-cell table:number-columns-repeated="45"/>
        </table:table-row>
        <table:table-row table:style-name="ro3">
          <table:table-cell table:style-name="ce5" office:value-type="float" office:value="81.6" calcext:value-type="float">
            <text:p>81,600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8383" calcext:value-type="percentage">
            <text:p>83,83%</text:p>
          </table:table-cell>
          <table:table-cell/>
          <table:table-cell office:value-type="float" office:value="84" calcext:value-type="float">
            <text:p>84</text:p>
          </table:table-cell>
          <table:table-cell table:formula="of:=PINTERP([.$A$15:.$A$205];[.$B$15:.$B$205];[.E98])" office:value-type="percentage" office:value="0.410691462418301" calcext:value-type="percentage">
            <text:p>41,1%</text:p>
          </table:table-cell>
          <table:table-cell table:formula="of:=PINTERP([.$A$15:.$A$205];[.$C$15:.$C$205];[.E98])" office:value-type="percentage" office:value="0.794432802287582" calcext:value-type="percentage">
            <text:p>79,4%</text:p>
          </table:table-cell>
          <table:table-cell/>
          <table:table-cell table:formula="of:=[.E98]/0.0625" office:value-type="float" office:value="1344" calcext:value-type="float">
            <text:p>1344</text:p>
          </table:table-cell>
          <table:table-cell table:formula="of:=[.F98]*1000" office:value-type="float" office:value="410.691462418301" calcext:value-type="float">
            <text:p>411</text:p>
          </table:table-cell>
          <table:table-cell table:formula="of:=[.G98]*1000" office:value-type="float" office:value="794.432802287582" calcext:value-type="float">
            <text:p>794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1.65" calcext:value-type="float">
            <text:p>81,650</text:p>
          </table:table-cell>
          <table:table-cell office:value-type="percentage" office:value="0.6141" calcext:value-type="percentage">
            <text:p>61,41%</text:p>
          </table:table-cell>
          <table:table-cell office:value-type="percentage" office:value="0.8375" calcext:value-type="percentage">
            <text:p>83,75%</text:p>
          </table:table-cell>
          <table:table-cell/>
          <table:table-cell office:value-type="float" office:value="84.0625" calcext:value-type="float">
            <text:p>84,0625</text:p>
          </table:table-cell>
          <table:table-cell table:formula="of:=PINTERP([.$A$15:.$A$205];[.$B$15:.$B$205];[.E99])" office:value-type="percentage" office:value="0.406219946289063" calcext:value-type="percentage">
            <text:p>40,6%</text:p>
          </table:table-cell>
          <table:table-cell table:formula="of:=PINTERP([.$A$15:.$A$205];[.$C$15:.$C$205];[.E99])" office:value-type="percentage" office:value="0.793733251953125" calcext:value-type="percentage">
            <text:p>79,4%</text:p>
          </table:table-cell>
          <table:table-cell/>
          <table:table-cell table:formula="of:=[.E99]/0.0625" office:value-type="float" office:value="1345" calcext:value-type="float">
            <text:p>1345</text:p>
          </table:table-cell>
          <table:table-cell table:formula="of:=[.F99]*1000" office:value-type="float" office:value="406.219946289063" calcext:value-type="float">
            <text:p>406</text:p>
          </table:table-cell>
          <table:table-cell table:formula="of:=[.G99]*1000" office:value-type="float" office:value="793.733251953125" calcext:value-type="float">
            <text:p>794</text:p>
          </table:table-cell>
          <table:table-cell table:number-columns-repeated="45"/>
        </table:table-row>
        <table:table-row table:style-name="ro3">
          <table:table-cell office:value-type="float" office:value="81.7" calcext:value-type="float">
            <text:p>81,700</text:p>
          </table:table-cell>
          <table:table-cell office:value-type="percentage" office:value="0.6091" calcext:value-type="percentage">
            <text:p>60,91%</text:p>
          </table:table-cell>
          <table:table-cell office:value-type="percentage" office:value="0.8367" calcext:value-type="percentage">
            <text:p>83,67%</text:p>
          </table:table-cell>
          <table:table-cell/>
          <table:table-cell office:value-type="float" office:value="84.125" calcext:value-type="float">
            <text:p>84,125</text:p>
          </table:table-cell>
          <table:table-cell table:formula="of:=PINTERP([.$A$15:.$A$205];[.$B$15:.$B$205];[.E100])" office:value-type="percentage" office:value="0.40185146484375" calcext:value-type="percentage">
            <text:p>40,2%</text:p>
          </table:table-cell>
          <table:table-cell table:formula="of:=PINTERP([.$A$15:.$A$205];[.$C$15:.$C$205];[.E100])" office:value-type="percentage" office:value="0.79266357421875" calcext:value-type="percentage">
            <text:p>79,3%</text:p>
          </table:table-cell>
          <table:table-cell/>
          <table:table-cell table:formula="of:=[.E100]/0.0625" office:value-type="float" office:value="1346" calcext:value-type="float">
            <text:p>1346</text:p>
          </table:table-cell>
          <table:table-cell table:formula="of:=[.F100]*1000" office:value-type="float" office:value="401.85146484375" calcext:value-type="float">
            <text:p>402</text:p>
          </table:table-cell>
          <table:table-cell table:formula="of:=[.G100]*1000" office:value-type="float" office:value="792.66357421875" calcext:value-type="float">
            <text:p>793</text:p>
          </table:table-cell>
          <table:table-cell table:number-columns-repeated="45"/>
        </table:table-row>
        <table:table-row table:style-name="ro3">
          <table:table-cell office:value-type="float" office:value="81.76" calcext:value-type="float">
            <text:p>81,760</text:p>
          </table:table-cell>
          <table:table-cell office:value-type="percentage" office:value="0.6041" calcext:value-type="percentage">
            <text:p>60,41%</text:p>
          </table:table-cell>
          <table:table-cell office:value-type="percentage" office:value="0.8358" calcext:value-type="percentage">
            <text:p>83,58%</text:p>
          </table:table-cell>
          <table:table-cell/>
          <table:table-cell office:value-type="float" office:value="84.1875" calcext:value-type="float">
            <text:p>84,1875</text:p>
          </table:table-cell>
          <table:table-cell table:formula="of:=PINTERP([.$A$15:.$A$205];[.$B$15:.$B$205];[.E101])" office:value-type="percentage" office:value="0.397478295898438" calcext:value-type="percentage">
            <text:p>39,7%</text:p>
          </table:table-cell>
          <table:table-cell table:formula="of:=PINTERP([.$A$15:.$A$205];[.$C$15:.$C$205];[.E101])" office:value-type="percentage" office:value="0.790875854492188" calcext:value-type="percentage">
            <text:p>79,1%</text:p>
          </table:table-cell>
          <table:table-cell/>
          <table:table-cell table:formula="of:=[.E101]/0.0625" office:value-type="float" office:value="1347" calcext:value-type="float">
            <text:p>1347</text:p>
          </table:table-cell>
          <table:table-cell table:formula="of:=[.F101]*1000" office:value-type="float" office:value="397.478295898438" calcext:value-type="float">
            <text:p>397</text:p>
          </table:table-cell>
          <table:table-cell table:formula="of:=[.G101]*1000" office:value-type="float" office:value="790.875854492188" calcext:value-type="float">
            <text:p>791</text:p>
          </table:table-cell>
          <table:table-cell table:number-columns-repeated="45"/>
        </table:table-row>
        <table:table-row table:style-name="ro3">
          <table:table-cell table:style-name="ce5" office:value-type="float" office:value="81.81" calcext:value-type="float">
            <text:p>81,810</text:p>
          </table:table-cell>
          <table:table-cell office:value-type="percentage" office:value="0.5991" calcext:value-type="percentage">
            <text:p>59,91%</text:p>
          </table:table-cell>
          <table:table-cell office:value-type="percentage" office:value="0.8342" calcext:value-type="percentage">
            <text:p>83,42%</text:p>
          </table:table-cell>
          <table:table-cell/>
          <table:table-cell office:value-type="float" office:value="84.25" calcext:value-type="float">
            <text:p>84,25</text:p>
          </table:table-cell>
          <table:table-cell table:formula="of:=PINTERP([.$A$15:.$A$205];[.$B$15:.$B$205];[.E102])" office:value-type="percentage" office:value="0.392998628982843" calcext:value-type="percentage">
            <text:p>39,3%</text:p>
          </table:table-cell>
          <table:table-cell table:formula="of:=PINTERP([.$A$15:.$A$205];[.$C$15:.$C$205];[.E102])" office:value-type="percentage" office:value="0.789391927083333" calcext:value-type="percentage">
            <text:p>78,9%</text:p>
          </table:table-cell>
          <table:table-cell/>
          <table:table-cell table:formula="of:=[.E102]/0.0625" office:value-type="float" office:value="1348" calcext:value-type="float">
            <text:p>1348</text:p>
          </table:table-cell>
          <table:table-cell table:formula="of:=[.F102]*1000" office:value-type="float" office:value="392.998628982843" calcext:value-type="float">
            <text:p>393</text:p>
          </table:table-cell>
          <table:table-cell table:formula="of:=[.G102]*1000" office:value-type="float" office:value="789.391927083333" calcext:value-type="float">
            <text:p>789</text:p>
          </table:table-cell>
          <table:table-cell table:number-columns-repeated="45"/>
        </table:table-row>
        <table:table-row table:style-name="ro3">
          <table:table-cell table:style-name="ce5" office:value-type="float" office:value="81.86" calcext:value-type="float">
            <text:p>81,860</text:p>
          </table:table-cell>
          <table:table-cell office:value-type="percentage" office:value="0.594" calcext:value-type="percentage">
            <text:p>59,40%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float" office:value="84.3125" calcext:value-type="float">
            <text:p>84,3125</text:p>
          </table:table-cell>
          <table:table-cell table:formula="of:=PINTERP([.$A$15:.$A$205];[.$B$15:.$B$205];[.E103])" office:value-type="percentage" office:value="0.388875465516068" calcext:value-type="percentage">
            <text:p>38,9%</text:p>
          </table:table-cell>
          <table:table-cell table:formula="of:=PINTERP([.$A$15:.$A$205];[.$C$15:.$C$205];[.E103])" office:value-type="percentage" office:value="0.788126991705247" calcext:value-type="percentage">
            <text:p>78,8%</text:p>
          </table:table-cell>
          <table:table-cell/>
          <table:table-cell table:formula="of:=[.E103]/0.0625" office:value-type="float" office:value="1349" calcext:value-type="float">
            <text:p>1349</text:p>
          </table:table-cell>
          <table:table-cell table:formula="of:=[.F103]*1000" office:value-type="float" office:value="388.875465516068" calcext:value-type="float">
            <text:p>389</text:p>
          </table:table-cell>
          <table:table-cell table:formula="of:=[.G103]*1000" office:value-type="float" office:value="788.126991705247" calcext:value-type="float">
            <text:p>788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table:style-name="ce5" office:value-type="float" office:value="81.91" calcext:value-type="float">
            <text:p>81,910</text:p>
          </table:table-cell>
          <table:table-cell table:style-name="ce9" office:value-type="percentage" office:value="0.589" calcext:value-type="percentage">
            <text:p>58,90%</text:p>
          </table:table-cell>
          <table:table-cell table:style-name="ce9" office:value-type="percentage" office:value="0.8325" calcext:value-type="percentage">
            <text:p>83,25%</text:p>
          </table:table-cell>
          <table:table-cell/>
          <table:table-cell office:value-type="float" office:value="84.375" calcext:value-type="float">
            <text:p>84,375</text:p>
          </table:table-cell>
          <table:table-cell table:formula="of:=PINTERP([.$A$15:.$A$205];[.$B$15:.$B$205];[.E104])" office:value-type="percentage" office:value="0.385090219907408" calcext:value-type="percentage">
            <text:p>38,5%</text:p>
          </table:table-cell>
          <table:table-cell table:formula="of:=PINTERP([.$A$15:.$A$205];[.$C$15:.$C$205];[.E104])" office:value-type="percentage" office:value="0.78705513117284" calcext:value-type="percentage">
            <text:p>78,7%</text:p>
          </table:table-cell>
          <table:table-cell/>
          <table:table-cell table:formula="of:=[.E104]/0.0625" office:value-type="float" office:value="1350" calcext:value-type="float">
            <text:p>1350</text:p>
          </table:table-cell>
          <table:table-cell table:formula="of:=[.F104]*1000" office:value-type="float" office:value="385.090219907408" calcext:value-type="float">
            <text:p>385</text:p>
          </table:table-cell>
          <table:table-cell table:formula="of:=[.G104]*1000" office:value-type="float" office:value="787.05513117284" calcext:value-type="float">
            <text:p>787</text:p>
          </table:table-cell>
          <table:table-cell table:number-columns-repeated="45"/>
        </table:table-row>
        <table:table-row table:style-name="ro3">
          <table:table-cell table:style-name="ce5" office:value-type="float" office:value="81.96" calcext:value-type="float">
            <text:p>81,960</text:p>
          </table:table-cell>
          <table:table-cell table:style-name="ce9" office:value-type="percentage" office:value="0.5839" calcext:value-type="percentage">
            <text:p>58,39%</text:p>
          </table:table-cell>
          <table:table-cell table:style-name="ce9" office:value-type="percentage" office:value="0.8316" calcext:value-type="percentage">
            <text:p>83,16%</text:p>
          </table:table-cell>
          <table:table-cell/>
          <table:table-cell office:value-type="float" office:value="84.4375" calcext:value-type="float">
            <text:p>84,4375</text:p>
          </table:table-cell>
          <table:table-cell table:formula="of:=PINTERP([.$A$15:.$A$205];[.$B$15:.$B$205];[.E105])" office:value-type="percentage" office:value="0.381094462316176" calcext:value-type="percentage">
            <text:p>38,1%</text:p>
          </table:table-cell>
          <table:table-cell table:formula="of:=PINTERP([.$A$15:.$A$205];[.$C$15:.$C$205];[.E105])" office:value-type="percentage" office:value="0.786443336397059" calcext:value-type="percentage">
            <text:p>78,6%</text:p>
          </table:table-cell>
          <table:table-cell/>
          <table:table-cell table:formula="of:=[.E105]/0.0625" office:value-type="float" office:value="1351" calcext:value-type="float">
            <text:p>1351</text:p>
          </table:table-cell>
          <table:table-cell table:formula="of:=[.F105]*1000" office:value-type="float" office:value="381.094462316176" calcext:value-type="float">
            <text:p>381</text:p>
          </table:table-cell>
          <table:table-cell table:formula="of:=[.G105]*1000" office:value-type="float" office:value="786.443336397059" calcext:value-type="float">
            <text:p>786</text:p>
          </table:table-cell>
          <table:table-cell table:number-columns-repeated="45"/>
        </table:table-row>
        <table:table-row table:style-name="ro3">
          <table:table-cell table:style-name="ce6" office:value-type="float" office:value="82.02" calcext:value-type="float">
            <text:p>82,020</text:p>
          </table:table-cell>
          <table:table-cell office:value-type="percentage" office:value="0.5789" calcext:value-type="percentage">
            <text:p>57,89%</text:p>
          </table:table-cell>
          <table:table-cell office:value-type="percentage" office:value="0.8308" calcext:value-type="percentage">
            <text:p>83,08%</text:p>
          </table:table-cell>
          <table:table-cell/>
          <table:table-cell office:value-type="float" office:value="84.5" calcext:value-type="float">
            <text:p>84,5</text:p>
          </table:table-cell>
          <table:table-cell table:formula="of:=PINTERP([.$A$15:.$A$205];[.$B$15:.$B$205];[.E106])" office:value-type="percentage" office:value="0.376782026143791" calcext:value-type="percentage">
            <text:p>37,7%</text:p>
          </table:table-cell>
          <table:table-cell table:formula="of:=PINTERP([.$A$15:.$A$205];[.$C$15:.$C$205];[.E106])" office:value-type="percentage" office:value="0.785358823529412" calcext:value-type="percentage">
            <text:p>78,5%</text:p>
          </table:table-cell>
          <table:table-cell/>
          <table:table-cell table:formula="of:=[.E106]/0.0625" office:value-type="float" office:value="1352" calcext:value-type="float">
            <text:p>1352</text:p>
          </table:table-cell>
          <table:table-cell table:formula="of:=[.F106]*1000" office:value-type="float" office:value="376.782026143791" calcext:value-type="float">
            <text:p>377</text:p>
          </table:table-cell>
          <table:table-cell table:formula="of:=[.G106]*1000" office:value-type="float" office:value="785.358823529412" calcext:value-type="float">
            <text:p>785</text:p>
          </table:table-cell>
          <table:table-cell table:number-columns-repeated="45"/>
        </table:table-row>
        <table:table-row table:style-name="ro3">
          <table:table-cell office:value-type="float" office:value="82.07" calcext:value-type="float">
            <text:p>82,070</text:p>
          </table:table-cell>
          <table:table-cell office:value-type="percentage" office:value="0.5738" calcext:value-type="percentage">
            <text:p>57,38%</text:p>
          </table:table-cell>
          <table:table-cell office:value-type="percentage" office:value="0.8299" calcext:value-type="percentage">
            <text:p>82,99%</text:p>
          </table:table-cell>
          <table:table-cell/>
          <table:table-cell office:value-type="float" office:value="84.5625" calcext:value-type="float">
            <text:p>84,5625</text:p>
          </table:table-cell>
          <table:table-cell table:formula="of:=PINTERP([.$A$15:.$A$205];[.$B$15:.$B$205];[.E107])" office:value-type="percentage" office:value="0.372291821289063" calcext:value-type="percentage">
            <text:p>37,2%</text:p>
          </table:table-cell>
          <table:table-cell table:formula="of:=PINTERP([.$A$15:.$A$205];[.$C$15:.$C$205];[.E107])" office:value-type="percentage" office:value="0.783888696289063" calcext:value-type="percentage">
            <text:p>78,4%</text:p>
          </table:table-cell>
          <table:table-cell/>
          <table:table-cell table:formula="of:=[.E107]/0.0625" office:value-type="float" office:value="1353" calcext:value-type="float">
            <text:p>1353</text:p>
          </table:table-cell>
          <table:table-cell table:formula="of:=[.F107]*1000" office:value-type="float" office:value="372.291821289063" calcext:value-type="float">
            <text:p>372</text:p>
          </table:table-cell>
          <table:table-cell table:formula="of:=[.G107]*1000" office:value-type="float" office:value="783.888696289063" calcext:value-type="float">
            <text:p>784</text:p>
          </table:table-cell>
          <table:table-cell table:number-columns-repeated="45"/>
        </table:table-row>
        <table:table-row table:style-name="ro3">
          <table:table-cell office:value-type="float" office:value="82.13" calcext:value-type="float">
            <text:p>82,130</text:p>
          </table:table-cell>
          <table:table-cell office:value-type="percentage" office:value="0.5687" calcext:value-type="percentage">
            <text:p>56,87%</text:p>
          </table:table-cell>
          <table:table-cell office:value-type="percentage" office:value="0.8291" calcext:value-type="percentage">
            <text:p>82,91%</text:p>
          </table:table-cell>
          <table:table-cell/>
          <table:table-cell office:value-type="float" office:value="84.625" calcext:value-type="float">
            <text:p>84,625</text:p>
          </table:table-cell>
          <table:table-cell table:formula="of:=PINTERP([.$A$15:.$A$205];[.$B$15:.$B$205];[.E108])" office:value-type="percentage" office:value="0.36784240770527" calcext:value-type="percentage">
            <text:p>36,8%</text:p>
          </table:table-cell>
          <table:table-cell table:formula="of:=PINTERP([.$A$15:.$A$205];[.$C$15:.$C$205];[.E108])" office:value-type="percentage" office:value="0.782489680989584" calcext:value-type="percentage">
            <text:p>78,2%</text:p>
          </table:table-cell>
          <table:table-cell/>
          <table:table-cell table:formula="of:=[.E108]/0.0625" office:value-type="float" office:value="1354" calcext:value-type="float">
            <text:p>1354</text:p>
          </table:table-cell>
          <table:table-cell table:formula="of:=[.F108]*1000" office:value-type="float" office:value="367.84240770527" calcext:value-type="float">
            <text:p>368</text:p>
          </table:table-cell>
          <table:table-cell table:formula="of:=[.G108]*1000" office:value-type="float" office:value="782.489680989584" calcext:value-type="float">
            <text:p>782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2.19" calcext:value-type="float">
            <text:p>82,190</text:p>
          </table:table-cell>
          <table:table-cell office:value-type="percentage" office:value="0.5635" calcext:value-type="percentage">
            <text:p>56,35%</text:p>
          </table:table-cell>
          <table:table-cell table:style-name="ce9" office:value-type="percentage" office:value="0.8282" calcext:value-type="percentage">
            <text:p>82,82%</text:p>
          </table:table-cell>
          <table:table-cell/>
          <table:table-cell office:value-type="float" office:value="84.6875" calcext:value-type="float">
            <text:p>84,6875</text:p>
          </table:table-cell>
          <table:table-cell table:formula="of:=PINTERP([.$A$15:.$A$205];[.$B$15:.$B$205];[.E109])" office:value-type="percentage" office:value="0.363457917336857" calcext:value-type="percentage">
            <text:p>36,3%</text:p>
          </table:table-cell>
          <table:table-cell table:formula="of:=PINTERP([.$A$15:.$A$205];[.$C$15:.$C$205];[.E109])" office:value-type="percentage" office:value="0.781156469726563" calcext:value-type="percentage">
            <text:p>78,1%</text:p>
          </table:table-cell>
          <table:table-cell/>
          <table:table-cell table:formula="of:=[.E109]/0.0625" office:value-type="float" office:value="1355" calcext:value-type="float">
            <text:p>1355</text:p>
          </table:table-cell>
          <table:table-cell table:formula="of:=[.F109]*1000" office:value-type="float" office:value="363.457917336857" calcext:value-type="float">
            <text:p>363</text:p>
          </table:table-cell>
          <table:table-cell table:formula="of:=[.G109]*1000" office:value-type="float" office:value="781.156469726563" calcext:value-type="float">
            <text:p>781</text:p>
          </table:table-cell>
          <table:table-cell table:number-columns-repeated="45"/>
        </table:table-row>
        <table:table-row table:style-name="ro3">
          <table:table-cell office:value-type="float" office:value="82.25" calcext:value-type="float">
            <text:p>82,250</text:p>
          </table:table-cell>
          <table:table-cell office:value-type="percentage" office:value="0.5584" calcext:value-type="percentage">
            <text:p>55,84%</text:p>
          </table:table-cell>
          <table:table-cell table:style-name="ce9" office:value-type="percentage" office:value="0.8266" calcext:value-type="percentage">
            <text:p>82,66%</text:p>
          </table:table-cell>
          <table:table-cell/>
          <table:table-cell office:value-type="float" office:value="84.75" calcext:value-type="float">
            <text:p>84,75</text:p>
          </table:table-cell>
          <table:table-cell table:formula="of:=PINTERP([.$A$15:.$A$205];[.$B$15:.$B$205];[.E110])" office:value-type="percentage" office:value="0.359460177404295" calcext:value-type="percentage">
            <text:p>35,9%</text:p>
          </table:table-cell>
          <table:table-cell table:formula="of:=PINTERP([.$A$15:.$A$205];[.$C$15:.$C$205];[.E110])" office:value-type="percentage" office:value="0.779984325396825" calcext:value-type="percentage">
            <text:p>78,0%</text:p>
          </table:table-cell>
          <table:table-cell/>
          <table:table-cell table:formula="of:=[.E110]/0.0625" office:value-type="float" office:value="1356" calcext:value-type="float">
            <text:p>1356</text:p>
          </table:table-cell>
          <table:table-cell table:formula="of:=[.F110]*1000" office:value-type="float" office:value="359.460177404295" calcext:value-type="float">
            <text:p>359</text:p>
          </table:table-cell>
          <table:table-cell table:formula="of:=[.G110]*1000" office:value-type="float" office:value="779.984325396826" calcext:value-type="float">
            <text:p>780</text:p>
          </table:table-cell>
          <table:table-cell table:number-columns-repeated="45"/>
        </table:table-row>
        <table:table-row table:style-name="ro3">
          <table:table-cell office:value-type="float" office:value="82.3" calcext:value-type="float">
            <text:p>82,300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8258" calcext:value-type="percentage">
            <text:p>82,58%</text:p>
          </table:table-cell>
          <table:table-cell/>
          <table:table-cell office:value-type="float" office:value="84.8125" calcext:value-type="float">
            <text:p>84,8125</text:p>
          </table:table-cell>
          <table:table-cell table:formula="of:=PINTERP([.$A$15:.$A$205];[.$B$15:.$B$205];[.E111])" office:value-type="percentage" office:value="0.354935714285715" calcext:value-type="percentage">
            <text:p>35,5%</text:p>
          </table:table-cell>
          <table:table-cell table:formula="of:=PINTERP([.$A$15:.$A$205];[.$C$15:.$C$205];[.E111])" office:value-type="percentage" office:value="0.778625139508929" calcext:value-type="percentage">
            <text:p>77,9%</text:p>
          </table:table-cell>
          <table:table-cell/>
          <table:table-cell table:formula="of:=[.E111]/0.0625" office:value-type="float" office:value="1357" calcext:value-type="float">
            <text:p>1357</text:p>
          </table:table-cell>
          <table:table-cell table:formula="of:=[.F111]*1000" office:value-type="float" office:value="354.935714285715" calcext:value-type="float">
            <text:p>355</text:p>
          </table:table-cell>
          <table:table-cell table:formula="of:=[.G111]*1000" office:value-type="float" office:value="778.625139508929" calcext:value-type="float">
            <text:p>779</text:p>
          </table:table-cell>
          <table:table-cell table:number-columns-repeated="45"/>
        </table:table-row>
        <table:table-row table:style-name="ro3">
          <table:table-cell office:value-type="float" office:value="82.37" calcext:value-type="float">
            <text:p>82,370</text:p>
          </table:table-cell>
          <table:table-cell office:value-type="percentage" office:value="0.5481" calcext:value-type="percentage">
            <text:p>54,81%</text:p>
          </table:table-cell>
          <table:table-cell office:value-type="percentage" office:value="0.8249" calcext:value-type="percentage">
            <text:p>82,49%</text:p>
          </table:table-cell>
          <table:table-cell/>
          <table:table-cell office:value-type="float" office:value="84.875" calcext:value-type="float">
            <text:p>84,875</text:p>
          </table:table-cell>
          <table:table-cell table:formula="of:=PINTERP([.$A$15:.$A$205];[.$B$15:.$B$205];[.E112])" office:value-type="percentage" office:value="0.349965128968254" calcext:value-type="percentage">
            <text:p>35,0%</text:p>
          </table:table-cell>
          <table:table-cell table:formula="of:=PINTERP([.$A$15:.$A$205];[.$C$15:.$C$205];[.E112])" office:value-type="percentage" office:value="0.777107688492064" calcext:value-type="percentage">
            <text:p>77,7%</text:p>
          </table:table-cell>
          <table:table-cell/>
          <table:table-cell table:formula="of:=[.E112]/0.0625" office:value-type="float" office:value="1358" calcext:value-type="float">
            <text:p>1358</text:p>
          </table:table-cell>
          <table:table-cell table:formula="of:=[.F112]*1000" office:value-type="float" office:value="349.965128968254" calcext:value-type="float">
            <text:p>350</text:p>
          </table:table-cell>
          <table:table-cell table:formula="of:=[.G112]*1000" office:value-type="float" office:value="777.107688492064" calcext:value-type="float">
            <text:p>777</text:p>
          </table:table-cell>
          <table:table-cell table:number-columns-repeated="45"/>
        </table:table-row>
        <table:table-row table:style-name="ro3">
          <table:table-cell office:value-type="float" office:value="82.42" calcext:value-type="float">
            <text:p>82,420</text:p>
          </table:table-cell>
          <table:table-cell office:value-type="percentage" office:value="0.5429" calcext:value-type="percentage">
            <text:p>54,29%</text:p>
          </table:table-cell>
          <table:table-cell office:value-type="percentage" office:value="0.8232" calcext:value-type="percentage">
            <text:p>82,32%</text:p>
          </table:table-cell>
          <table:table-cell/>
          <table:table-cell office:value-type="float" office:value="84.9375" calcext:value-type="float">
            <text:p>84,9375</text:p>
          </table:table-cell>
          <table:table-cell table:formula="of:=PINTERP([.$A$15:.$A$205];[.$B$15:.$B$205];[.E113])" office:value-type="percentage" office:value="0.34594682401896" calcext:value-type="percentage">
            <text:p>34,6%</text:p>
          </table:table-cell>
          <table:table-cell table:formula="of:=PINTERP([.$A$15:.$A$205];[.$C$15:.$C$205];[.E113])" office:value-type="percentage" office:value="0.775856620645944" calcext:value-type="percentage">
            <text:p>77,6%</text:p>
          </table:table-cell>
          <table:table-cell/>
          <table:table-cell table:formula="of:=[.E113]/0.0625" office:value-type="float" office:value="1359" calcext:value-type="float">
            <text:p>1359</text:p>
          </table:table-cell>
          <table:table-cell table:formula="of:=[.F113]*1000" office:value-type="float" office:value="345.94682401896" calcext:value-type="float">
            <text:p>346</text:p>
          </table:table-cell>
          <table:table-cell table:formula="of:=[.G113]*1000" office:value-type="float" office:value="775.856620645944" calcext:value-type="float">
            <text:p>776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2.48" calcext:value-type="float">
            <text:p>82,480</text:p>
          </table:table-cell>
          <table:table-cell office:value-type="percentage" office:value="0.5377" calcext:value-type="percentage">
            <text:p>53,77%</text:p>
          </table:table-cell>
          <table:table-cell office:value-type="percentage" office:value="0.8223" calcext:value-type="percentage">
            <text:p>82,23%</text:p>
          </table:table-cell>
          <table:table-cell/>
          <table:table-cell office:value-type="float" office:value="85" calcext:value-type="float">
            <text:p>85</text:p>
          </table:table-cell>
          <table:table-cell table:formula="of:=PINTERP([.$A$15:.$A$205];[.$B$15:.$B$205];[.E114])" office:value-type="percentage" office:value="0.342027160493827" calcext:value-type="percentage">
            <text:p>34,2%</text:p>
          </table:table-cell>
          <table:table-cell table:formula="of:=PINTERP([.$A$15:.$A$205];[.$C$15:.$C$205];[.E114])" office:value-type="percentage" office:value="0.774155555555556" calcext:value-type="percentage">
            <text:p>77,4%</text:p>
          </table:table-cell>
          <table:table-cell/>
          <table:table-cell table:formula="of:=[.E114]/0.0625" office:value-type="float" office:value="1360" calcext:value-type="float">
            <text:p>1360</text:p>
          </table:table-cell>
          <table:table-cell table:formula="of:=[.F114]*1000" office:value-type="float" office:value="342.027160493827" calcext:value-type="float">
            <text:p>342</text:p>
          </table:table-cell>
          <table:table-cell table:formula="of:=[.G114]*1000" office:value-type="float" office:value="774.155555555556" calcext:value-type="float">
            <text:p>774</text:p>
          </table:table-cell>
          <table:table-cell table:number-columns-repeated="45"/>
        </table:table-row>
        <table:table-row table:style-name="ro3">
          <table:table-cell office:value-type="float" office:value="82.54" calcext:value-type="float">
            <text:p>82,540</text:p>
          </table:table-cell>
          <table:table-cell office:value-type="percentage" office:value="0.5324" calcext:value-type="percentage">
            <text:p>53,24%</text:p>
          </table:table-cell>
          <table:table-cell office:value-type="percentage" office:value="0.8215" calcext:value-type="percentage">
            <text:p>82,15%</text:p>
          </table:table-cell>
          <table:table-cell/>
          <table:table-cell office:value-type="float" office:value="85.0625" calcext:value-type="float">
            <text:p>85,0625</text:p>
          </table:table-cell>
          <table:table-cell table:formula="of:=PINTERP([.$A$15:.$A$205];[.$B$15:.$B$205];[.E115])" office:value-type="percentage" office:value="0.338084375" calcext:value-type="percentage">
            <text:p>33,8%</text:p>
          </table:table-cell>
          <table:table-cell table:formula="of:=PINTERP([.$A$15:.$A$205];[.$C$15:.$C$205];[.E115])" office:value-type="percentage" office:value="0.7725125" calcext:value-type="percentage">
            <text:p>77,3%</text:p>
          </table:table-cell>
          <table:table-cell/>
          <table:table-cell table:formula="of:=[.E115]/0.0625" office:value-type="float" office:value="1361" calcext:value-type="float">
            <text:p>1361</text:p>
          </table:table-cell>
          <table:table-cell table:formula="of:=[.F115]*1000" office:value-type="float" office:value="338.084375" calcext:value-type="float">
            <text:p>338</text:p>
          </table:table-cell>
          <table:table-cell table:formula="of:=[.G115]*1000" office:value-type="float" office:value="772.5125" calcext:value-type="float">
            <text:p>773</text:p>
          </table:table-cell>
          <table:table-cell table:number-columns-repeated="45"/>
        </table:table-row>
        <table:table-row table:style-name="ro3">
          <table:table-cell table:style-name="ce5" office:value-type="float" office:value="82.6" calcext:value-type="float">
            <text:p>82,600</text:p>
          </table:table-cell>
          <table:table-cell office:value-type="percentage" office:value="0.5272" calcext:value-type="percentage">
            <text:p>52,72%</text:p>
          </table:table-cell>
          <table:table-cell office:value-type="percentage" office:value="0.8207" calcext:value-type="percentage">
            <text:p>82,07%</text:p>
          </table:table-cell>
          <table:table-cell/>
          <table:table-cell office:value-type="float" office:value="85.125" calcext:value-type="float">
            <text:p>85,125</text:p>
          </table:table-cell>
          <table:table-cell table:formula="of:=PINTERP([.$A$15:.$A$205];[.$B$15:.$B$205];[.E116])" office:value-type="percentage" office:value="0.334119290123457" calcext:value-type="percentage">
            <text:p>33,4%</text:p>
          </table:table-cell>
          <table:table-cell table:formula="of:=PINTERP([.$A$15:.$A$205];[.$C$15:.$C$205];[.E116])" office:value-type="percentage" office:value="0.77128950617284" calcext:value-type="percentage">
            <text:p>77,1%</text:p>
          </table:table-cell>
          <table:table-cell/>
          <table:table-cell table:formula="of:=[.E116]/0.0625" office:value-type="float" office:value="1362" calcext:value-type="float">
            <text:p>1362</text:p>
          </table:table-cell>
          <table:table-cell table:formula="of:=[.F116]*1000" office:value-type="float" office:value="334.119290123457" calcext:value-type="float">
            <text:p>334</text:p>
          </table:table-cell>
          <table:table-cell table:formula="of:=[.G116]*1000" office:value-type="float" office:value="771.28950617284" calcext:value-type="float">
            <text:p>771</text:p>
          </table:table-cell>
          <table:table-cell table:number-columns-repeated="45"/>
        </table:table-row>
        <table:table-row table:style-name="ro3">
          <table:table-cell table:style-name="ce5" office:value-type="float" office:value="82.66" calcext:value-type="float">
            <text:p>82,660</text:p>
          </table:table-cell>
          <table:table-cell table:style-name="ce9" office:value-type="percentage" office:value="0.5219" calcext:value-type="percentage">
            <text:p>52,19%</text:p>
          </table:table-cell>
          <table:table-cell table:style-name="ce9" office:value-type="percentage" office:value="0.8189" calcext:value-type="percentage">
            <text:p>81,89%</text:p>
          </table:table-cell>
          <table:table-cell/>
          <table:table-cell office:value-type="float" office:value="85.1875" calcext:value-type="float">
            <text:p>85,1875</text:p>
          </table:table-cell>
          <table:table-cell table:formula="of:=PINTERP([.$A$15:.$A$205];[.$B$15:.$B$205];[.E117])" office:value-type="percentage" office:value="0.330004934616634" calcext:value-type="percentage">
            <text:p>33,0%</text:p>
          </table:table-cell>
          <table:table-cell table:formula="of:=PINTERP([.$A$15:.$A$205];[.$C$15:.$C$205];[.E117])" office:value-type="percentage" office:value="0.770079506578947" calcext:value-type="percentage">
            <text:p>77,0%</text:p>
          </table:table-cell>
          <table:table-cell/>
          <table:table-cell table:formula="of:=[.E117]/0.0625" office:value-type="float" office:value="1363" calcext:value-type="float">
            <text:p>1363</text:p>
          </table:table-cell>
          <table:table-cell table:formula="of:=[.F117]*1000" office:value-type="float" office:value="330.004934616634" calcext:value-type="float">
            <text:p>330</text:p>
          </table:table-cell>
          <table:table-cell table:formula="of:=[.G117]*1000" office:value-type="float" office:value="770.079506578947" calcext:value-type="float">
            <text:p>770</text:p>
          </table:table-cell>
          <table:table-cell table:number-columns-repeated="45"/>
        </table:table-row>
        <table:table-row table:style-name="ro3">
          <table:table-cell office:value-type="float" office:value="82.72" calcext:value-type="float">
            <text:p>82,720</text:p>
          </table:table-cell>
          <table:table-cell office:value-type="percentage" office:value="0.5167" calcext:value-type="percentage">
            <text:p>51,67%</text:p>
          </table:table-cell>
          <table:table-cell table:style-name="ce9" office:value-type="percentage" office:value="0.8181" calcext:value-type="percentage">
            <text:p>81,81%</text:p>
          </table:table-cell>
          <table:table-cell/>
          <table:table-cell office:value-type="float" office:value="85.25" calcext:value-type="float">
            <text:p>85,25</text:p>
          </table:table-cell>
          <table:table-cell table:formula="of:=PINTERP([.$A$15:.$A$205];[.$B$15:.$B$205];[.E118])" office:value-type="percentage" office:value="0.32616" calcext:value-type="percentage">
            <text:p>32,6%</text:p>
          </table:table-cell>
          <table:table-cell table:formula="of:=PINTERP([.$A$15:.$A$205];[.$C$15:.$C$205];[.E118])" office:value-type="percentage" office:value="0.768675263157895" calcext:value-type="percentage">
            <text:p>76,9%</text:p>
          </table:table-cell>
          <table:table-cell/>
          <table:table-cell table:formula="of:=[.E118]/0.0625" office:value-type="float" office:value="1364" calcext:value-type="float">
            <text:p>1364</text:p>
          </table:table-cell>
          <table:table-cell table:formula="of:=[.F118]*1000" office:value-type="float" office:value="326.16" calcext:value-type="float">
            <text:p>326</text:p>
          </table:table-cell>
          <table:table-cell table:formula="of:=[.G118]*1000" office:value-type="float" office:value="768.675263157895" calcext:value-type="float">
            <text:p>769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table:style-name="ce5" office:value-type="float" office:value="82.78" calcext:value-type="float">
            <text:p>82,780</text:p>
          </table:table-cell>
          <table:table-cell table:style-name="ce9" office:value-type="percentage" office:value="0.5114" calcext:value-type="percentage">
            <text:p>51,14%</text:p>
          </table:table-cell>
          <table:table-cell table:style-name="ce9" office:value-type="percentage" office:value="0.8178" calcext:value-type="percentage">
            <text:p>81,78%</text:p>
          </table:table-cell>
          <table:table-cell/>
          <table:table-cell office:value-type="float" office:value="85.3125" calcext:value-type="float">
            <text:p>85,3125</text:p>
          </table:table-cell>
          <table:table-cell table:formula="of:=PINTERP([.$A$15:.$A$205];[.$B$15:.$B$205];[.E119])" office:value-type="percentage" office:value="0.322535" calcext:value-type="percentage">
            <text:p>32,3%</text:p>
          </table:table-cell>
          <table:table-cell table:formula="of:=PINTERP([.$A$15:.$A$205];[.$C$15:.$C$205];[.E119])" office:value-type="percentage" office:value="0.767013256578947" calcext:value-type="percentage">
            <text:p>76,7%</text:p>
          </table:table-cell>
          <table:table-cell/>
          <table:table-cell table:formula="of:=[.E119]/0.0625" office:value-type="float" office:value="1365" calcext:value-type="float">
            <text:p>1365</text:p>
          </table:table-cell>
          <table:table-cell table:formula="of:=[.F119]*1000" office:value-type="float" office:value="322.535" calcext:value-type="float">
            <text:p>323</text:p>
          </table:table-cell>
          <table:table-cell table:formula="of:=[.G119]*1000" office:value-type="float" office:value="767.013256578947" calcext:value-type="float">
            <text:p>767</text:p>
          </table:table-cell>
          <table:table-cell table:number-columns-repeated="45"/>
        </table:table-row>
        <table:table-row table:style-name="ro3">
          <table:table-cell office:value-type="float" office:value="82.83" calcext:value-type="float">
            <text:p>82,830</text:p>
          </table:table-cell>
          <table:table-cell office:value-type="percentage" office:value="0.5061" calcext:value-type="percentage">
            <text:p>50,61%</text:p>
          </table:table-cell>
          <table:table-cell office:value-type="percentage" office:value="0.8164" calcext:value-type="percentage">
            <text:p>81,64%</text:p>
          </table:table-cell>
          <table:table-cell/>
          <table:table-cell office:value-type="float" office:value="85.375" calcext:value-type="float">
            <text:p>85,375</text:p>
          </table:table-cell>
          <table:table-cell table:formula="of:=PINTERP([.$A$15:.$A$205];[.$B$15:.$B$205];[.E120])" office:value-type="percentage" office:value="0.318520836582196" calcext:value-type="percentage">
            <text:p>31,9%</text:p>
          </table:table-cell>
          <table:table-cell table:formula="of:=PINTERP([.$A$15:.$A$205];[.$C$15:.$C$205];[.E120])" office:value-type="percentage" office:value="0.765116790935672" calcext:value-type="percentage">
            <text:p>76,5%</text:p>
          </table:table-cell>
          <table:table-cell/>
          <table:table-cell table:formula="of:=[.E120]/0.0625" office:value-type="float" office:value="1366" calcext:value-type="float">
            <text:p>1366</text:p>
          </table:table-cell>
          <table:table-cell table:formula="of:=[.F120]*1000" office:value-type="float" office:value="318.520836582196" calcext:value-type="float">
            <text:p>319</text:p>
          </table:table-cell>
          <table:table-cell table:formula="of:=[.G120]*1000" office:value-type="float" office:value="765.116790935672" calcext:value-type="float">
            <text:p>765</text:p>
          </table:table-cell>
          <table:table-cell table:number-columns-repeated="45"/>
        </table:table-row>
        <table:table-row table:style-name="ro3">
          <table:table-cell office:value-type="float" office:value="82.89" calcext:value-type="float">
            <text:p>82,890</text:p>
          </table:table-cell>
          <table:table-cell office:value-type="percentage" office:value="0.5008" calcext:value-type="percentage">
            <office:annotation draw:style-name="gr1" draw:text-style-name="P2" svg:width="28.99mm" svg:height="9.91mm" svg:x="72.58mm" svg:y="635.46mm" draw:caption-point-x="-6.1mm" draw:caption-point-y="15.1mm">
              <dc:date>2015-10-19T00:00:00</dc:date>
              <text:p text:style-name="P1"><text:span text:style-name="T1">Was 50,8 in original table</text:span></text:p>
            </office:annotation>
            <text:p>50,08%</text:p>
          </table:table-cell>
          <table:table-cell office:value-type="percentage" office:value="0.8147" calcext:value-type="percentage">
            <text:p>81,47%</text:p>
          </table:table-cell>
          <table:table-cell/>
          <table:table-cell office:value-type="float" office:value="85.4375" calcext:value-type="float">
            <text:p>85,4375</text:p>
          </table:table-cell>
          <table:table-cell table:formula="of:=PINTERP([.$A$15:.$A$205];[.$B$15:.$B$205];[.E121])" office:value-type="percentage" office:value="0.314500381547295" calcext:value-type="percentage">
            <text:p>31,5%</text:p>
          </table:table-cell>
          <table:table-cell table:formula="of:=PINTERP([.$A$15:.$A$205];[.$C$15:.$C$205];[.E121])" office:value-type="percentage" office:value="0.763571765216503" calcext:value-type="percentage">
            <text:p>76,4%</text:p>
          </table:table-cell>
          <table:table-cell/>
          <table:table-cell table:formula="of:=[.E121]/0.0625" office:value-type="float" office:value="1367" calcext:value-type="float">
            <text:p>1367</text:p>
          </table:table-cell>
          <table:table-cell table:formula="of:=[.F121]*1000" office:value-type="float" office:value="314.500381547295" calcext:value-type="float">
            <text:p>315</text:p>
          </table:table-cell>
          <table:table-cell table:formula="of:=[.G121]*1000" office:value-type="float" office:value="763.571765216503" calcext:value-type="float">
            <text:p>764</text:p>
          </table:table-cell>
          <table:table-cell table:number-columns-repeated="45"/>
        </table:table-row>
        <table:table-row table:style-name="ro3">
          <table:table-cell table:style-name="ce5" office:value-type="float" office:value="82.95" calcext:value-type="float">
            <text:p>82,950</text:p>
          </table:table-cell>
          <table:table-cell table:style-name="ce9" office:value-type="percentage" office:value="0.4954" calcext:value-type="percentage">
            <text:p>49,54%</text:p>
          </table:table-cell>
          <table:table-cell table:style-name="ce9" office:value-type="percentage" office:value="0.8138" calcext:value-type="percentage">
            <text:p>81,38%</text:p>
          </table:table-cell>
          <table:table-cell/>
          <table:table-cell office:value-type="float" office:value="85.5" calcext:value-type="float">
            <text:p>85,5</text:p>
          </table:table-cell>
          <table:table-cell table:formula="of:=PINTERP([.$A$15:.$A$205];[.$B$15:.$B$205];[.E122])" office:value-type="percentage" office:value="0.3105" calcext:value-type="percentage">
            <text:p>31,1%</text:p>
          </table:table-cell>
          <table:table-cell table:formula="of:=PINTERP([.$A$15:.$A$205];[.$C$15:.$C$205];[.E122])" office:value-type="percentage" office:value="0.7623" calcext:value-type="percentage">
            <text:p>76,2%</text:p>
          </table:table-cell>
          <table:table-cell/>
          <table:table-cell table:formula="of:=[.E122]/0.0625" office:value-type="float" office:value="1368" calcext:value-type="float">
            <text:p>1368</text:p>
          </table:table-cell>
          <table:table-cell table:formula="of:=[.F122]*1000" office:value-type="float" office:value="310.5" calcext:value-type="float">
            <text:p>311</text:p>
          </table:table-cell>
          <table:table-cell table:formula="of:=[.G122]*1000" office:value-type="float" office:value="762.3" calcext:value-type="float">
            <text:p>762</text:p>
          </table:table-cell>
          <table:table-cell table:number-columns-repeated="45"/>
        </table:table-row>
        <table:table-row table:style-name="ro3">
          <table:table-cell office:value-type="float" office:value="83.01" calcext:value-type="float">
            <text:p>83,010</text:p>
          </table:table-cell>
          <table:table-cell office:value-type="percentage" office:value="0.4901" calcext:value-type="percentage">
            <text:p>49,01%</text:p>
          </table:table-cell>
          <table:table-cell office:value-type="percentage" office:value="0.813" calcext:value-type="percentage">
            <text:p>81,30%</text:p>
          </table:table-cell>
          <table:table-cell/>
          <table:table-cell office:value-type="float" office:value="85.5625" calcext:value-type="float">
            <text:p>85,5625</text:p>
          </table:table-cell>
          <table:table-cell table:formula="of:=PINTERP([.$A$15:.$A$205];[.$B$15:.$B$205];[.E123])" office:value-type="percentage" office:value="0.305894199346405" calcext:value-type="percentage">
            <text:p>30,6%</text:p>
          </table:table-cell>
          <table:table-cell table:formula="of:=PINTERP([.$A$15:.$A$205];[.$C$15:.$C$205];[.E123])" office:value-type="percentage" office:value="0.760190625" calcext:value-type="percentage">
            <text:p>76,0%</text:p>
          </table:table-cell>
          <table:table-cell/>
          <table:table-cell table:formula="of:=[.E123]/0.0625" office:value-type="float" office:value="1369" calcext:value-type="float">
            <text:p>1369</text:p>
          </table:table-cell>
          <table:table-cell table:formula="of:=[.F123]*1000" office:value-type="float" office:value="305.894199346405" calcext:value-type="float">
            <text:p>306</text:p>
          </table:table-cell>
          <table:table-cell table:formula="of:=[.G123]*1000" office:value-type="float" office:value="760.190625" calcext:value-type="float">
            <text:p>760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3.07" calcext:value-type="float">
            <text:p>83,070</text:p>
          </table:table-cell>
          <table:table-cell office:value-type="percentage" office:value="0.4847" calcext:value-type="percentage">
            <text:p>48,47%</text:p>
          </table:table-cell>
          <table:table-cell table:style-name="ce9" office:value-type="percentage" office:value="0.8112" calcext:value-type="percentage">
            <text:p>81,12%</text:p>
          </table:table-cell>
          <table:table-cell/>
          <table:table-cell office:value-type="float" office:value="85.625" calcext:value-type="float">
            <text:p>85,625</text:p>
          </table:table-cell>
          <table:table-cell table:formula="of:=PINTERP([.$A$15:.$A$205];[.$B$15:.$B$205];[.E124])" office:value-type="percentage" office:value="0.301650827205882" calcext:value-type="percentage">
            <text:p>30,2%</text:p>
          </table:table-cell>
          <table:table-cell table:formula="of:=PINTERP([.$A$15:.$A$205];[.$C$15:.$C$205];[.E124])" office:value-type="percentage" office:value="0.758668106617647" calcext:value-type="percentage">
            <text:p>75,9%</text:p>
          </table:table-cell>
          <table:table-cell/>
          <table:table-cell table:formula="of:=[.E124]/0.0625" office:value-type="float" office:value="1370" calcext:value-type="float">
            <text:p>1370</text:p>
          </table:table-cell>
          <table:table-cell table:formula="of:=[.F124]*1000" office:value-type="float" office:value="301.650827205882" calcext:value-type="float">
            <text:p>302</text:p>
          </table:table-cell>
          <table:table-cell table:formula="of:=[.G124]*1000" office:value-type="float" office:value="758.668106617647" calcext:value-type="float">
            <text:p>759</text:p>
          </table:table-cell>
          <table:table-cell table:number-columns-repeated="45"/>
        </table:table-row>
        <table:table-row table:style-name="ro3">
          <table:table-cell office:value-type="float" office:value="83.13" calcext:value-type="float">
            <text:p>83,130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8104" calcext:value-type="percentage">
            <text:p>81,04%</text:p>
          </table:table-cell>
          <table:table-cell/>
          <table:table-cell office:value-type="float" office:value="85.6875" calcext:value-type="float">
            <text:p>85,6875</text:p>
          </table:table-cell>
          <table:table-cell table:formula="of:=PINTERP([.$A$15:.$A$205];[.$B$15:.$B$205];[.E125])" office:value-type="percentage" office:value="0.297660609567901" calcext:value-type="percentage">
            <text:p>29,8%</text:p>
          </table:table-cell>
          <table:table-cell table:formula="of:=PINTERP([.$A$15:.$A$205];[.$C$15:.$C$205];[.E125])" office:value-type="percentage" office:value="0.757333603395062" calcext:value-type="percentage">
            <text:p>75,7%</text:p>
          </table:table-cell>
          <table:table-cell/>
          <table:table-cell table:formula="of:=[.E125]/0.0625" office:value-type="float" office:value="1371" calcext:value-type="float">
            <text:p>1371</text:p>
          </table:table-cell>
          <table:table-cell table:formula="of:=[.F125]*1000" office:value-type="float" office:value="297.660609567901" calcext:value-type="float">
            <text:p>298</text:p>
          </table:table-cell>
          <table:table-cell table:formula="of:=[.G125]*1000" office:value-type="float" office:value="757.333603395062" calcext:value-type="float">
            <text:p>757</text:p>
          </table:table-cell>
          <table:table-cell table:number-columns-repeated="45"/>
        </table:table-row>
        <table:table-row table:style-name="ro3">
          <table:table-cell office:value-type="float" office:value="83.18" calcext:value-type="float">
            <text:p>83,180</text:p>
          </table:table-cell>
          <table:table-cell office:value-type="percentage" office:value="0.4739" calcext:value-type="percentage">
            <text:p>47,39%</text:p>
          </table:table-cell>
          <table:table-cell office:value-type="percentage" office:value="0.8096" calcext:value-type="percentage">
            <text:p>80,96%</text:p>
          </table:table-cell>
          <table:table-cell/>
          <table:table-cell office:value-type="float" office:value="85.75" calcext:value-type="float">
            <text:p>85,75</text:p>
          </table:table-cell>
          <table:table-cell table:formula="of:=PINTERP([.$A$15:.$A$205];[.$B$15:.$B$205];[.E126])" office:value-type="percentage" office:value="0.293560493827161" calcext:value-type="percentage">
            <text:p>29,4%</text:p>
          </table:table-cell>
          <table:table-cell table:formula="of:=PINTERP([.$A$15:.$A$205];[.$C$15:.$C$205];[.E126])" office:value-type="percentage" office:value="0.755513580246914" calcext:value-type="percentage">
            <text:p>75,6%</text:p>
          </table:table-cell>
          <table:table-cell/>
          <table:table-cell table:formula="of:=[.E126]/0.0625" office:value-type="float" office:value="1372" calcext:value-type="float">
            <text:p>1372</text:p>
          </table:table-cell>
          <table:table-cell table:formula="of:=[.F126]*1000" office:value-type="float" office:value="293.560493827161" calcext:value-type="float">
            <text:p>294</text:p>
          </table:table-cell>
          <table:table-cell table:formula="of:=[.G126]*1000" office:value-type="float" office:value="755.513580246914" calcext:value-type="float">
            <text:p>756</text:p>
          </table:table-cell>
          <table:table-cell table:number-columns-repeated="45"/>
        </table:table-row>
        <table:table-row table:style-name="ro3">
          <table:table-cell table:style-name="ce5" office:value-type="float" office:value="83.24" calcext:value-type="float">
            <text:p>83,240</text:p>
          </table:table-cell>
          <table:table-cell table:style-name="ce9" office:value-type="percentage" office:value="0.4685" calcext:value-type="percentage">
            <text:p>46,85%</text:p>
          </table:table-cell>
          <table:table-cell table:style-name="ce9" office:value-type="percentage" office:value="0.8087" calcext:value-type="percentage">
            <text:p>80,87%</text:p>
          </table:table-cell>
          <table:table-cell/>
          <table:table-cell office:value-type="float" office:value="85.8125" calcext:value-type="float">
            <text:p>85,8125</text:p>
          </table:table-cell>
          <table:table-cell table:formula="of:=PINTERP([.$A$15:.$A$205];[.$B$15:.$B$205];[.E127])" office:value-type="percentage" office:value="0.2894" calcext:value-type="percentage">
            <text:p>28,9%</text:p>
          </table:table-cell>
          <table:table-cell table:formula="of:=PINTERP([.$A$15:.$A$205];[.$C$15:.$C$205];[.E127])" office:value-type="percentage" office:value="0.753572743055555" calcext:value-type="percentage">
            <text:p>75,4%</text:p>
          </table:table-cell>
          <table:table-cell/>
          <table:table-cell table:formula="of:=[.E127]/0.0625" office:value-type="float" office:value="1373" calcext:value-type="float">
            <text:p>1373</text:p>
          </table:table-cell>
          <table:table-cell table:formula="of:=[.F127]*1000" office:value-type="float" office:value="289.4" calcext:value-type="float">
            <text:p>289</text:p>
          </table:table-cell>
          <table:table-cell table:formula="of:=[.G127]*1000" office:value-type="float" office:value="753.572743055555" calcext:value-type="float">
            <text:p>754</text:p>
          </table:table-cell>
          <table:table-cell table:number-columns-repeated="45"/>
        </table:table-row>
        <table:table-row table:style-name="ro3">
          <table:table-cell office:value-type="float" office:value="83.3" calcext:value-type="float">
            <text:p>83,300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807" calcext:value-type="percentage">
            <text:p>80,70%</text:p>
          </table:table-cell>
          <table:table-cell/>
          <table:table-cell office:value-type="float" office:value="85.875" calcext:value-type="float">
            <text:p>85,875</text:p>
          </table:table-cell>
          <table:table-cell table:formula="of:=PINTERP([.$A$15:.$A$205];[.$B$15:.$B$205];[.E128])" office:value-type="percentage" office:value="0.285295260303195" calcext:value-type="percentage">
            <text:p>28,5%</text:p>
          </table:table-cell>
          <table:table-cell table:formula="of:=PINTERP([.$A$15:.$A$205];[.$C$15:.$C$205];[.E128])" office:value-type="percentage" office:value="0.751656933097313" calcext:value-type="percentage">
            <text:p>75,2%</text:p>
          </table:table-cell>
          <table:table-cell/>
          <table:table-cell table:formula="of:=[.E128]/0.0625" office:value-type="float" office:value="1374" calcext:value-type="float">
            <text:p>1374</text:p>
          </table:table-cell>
          <table:table-cell table:formula="of:=[.F128]*1000" office:value-type="float" office:value="285.295260303195" calcext:value-type="float">
            <text:p>285</text:p>
          </table:table-cell>
          <table:table-cell table:formula="of:=[.G128]*1000" office:value-type="float" office:value="751.656933097313" calcext:value-type="float">
            <text:p>752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3.37" calcext:value-type="float">
            <text:p>83,370</text:p>
          </table:table-cell>
          <table:table-cell office:value-type="percentage" office:value="0.4576" calcext:value-type="percentage">
            <text:p>45,76%</text:p>
          </table:table-cell>
          <table:table-cell table:style-name="ce9" office:value-type="percentage" office:value="0.8062" calcext:value-type="percentage">
            <text:p>80,62%</text:p>
          </table:table-cell>
          <table:table-cell/>
          <table:table-cell office:value-type="float" office:value="85.9375" calcext:value-type="float">
            <text:p>85,9375</text:p>
          </table:table-cell>
          <table:table-cell table:formula="of:=PINTERP([.$A$15:.$A$205];[.$B$15:.$B$205];[.E129])" office:value-type="percentage" office:value="0.281168485895515" calcext:value-type="percentage">
            <text:p>28,1%</text:p>
          </table:table-cell>
          <table:table-cell table:formula="of:=PINTERP([.$A$15:.$A$205];[.$C$15:.$C$205];[.E129])" office:value-type="percentage" office:value="0.749775933301561" calcext:value-type="percentage">
            <text:p>75,0%</text:p>
          </table:table-cell>
          <table:table-cell/>
          <table:table-cell table:formula="of:=[.E129]/0.0625" office:value-type="float" office:value="1375" calcext:value-type="float">
            <text:p>1375</text:p>
          </table:table-cell>
          <table:table-cell table:formula="of:=[.F129]*1000" office:value-type="float" office:value="281.168485895515" calcext:value-type="float">
            <text:p>281</text:p>
          </table:table-cell>
          <table:table-cell table:formula="of:=[.G129]*1000" office:value-type="float" office:value="749.775933301561" calcext:value-type="float">
            <text:p>750</text:p>
          </table:table-cell>
          <table:table-cell table:number-columns-repeated="45"/>
        </table:table-row>
        <table:table-row table:style-name="ro3">
          <table:table-cell table:style-name="ce5" office:value-type="float" office:value="83.44" calcext:value-type="float">
            <text:p>83,440</text:p>
          </table:table-cell>
          <table:table-cell table:style-name="ce9" office:value-type="percentage" office:value="0.4521" calcext:value-type="percentage">
            <text:p>45,21%</text:p>
          </table:table-cell>
          <table:table-cell table:style-name="ce9" office:value-type="percentage" office:value="0.8044" calcext:value-type="percentage">
            <text:p>80,44%</text:p>
          </table:table-cell>
          <table:table-cell/>
          <table:table-cell office:value-type="float" office:value="86" calcext:value-type="float">
            <text:p>86</text:p>
          </table:table-cell>
          <table:table-cell table:formula="of:=PINTERP([.$A$15:.$A$205];[.$B$15:.$B$205];[.E130])" office:value-type="percentage" office:value="0.276575" calcext:value-type="percentage">
            <text:p>27,7%</text:p>
          </table:table-cell>
          <table:table-cell table:formula="of:=PINTERP([.$A$15:.$A$205];[.$C$15:.$C$205];[.E130])" office:value-type="percentage" office:value="0.74775" calcext:value-type="percentage">
            <text:p>74,8%</text:p>
          </table:table-cell>
          <table:table-cell/>
          <table:table-cell table:formula="of:=[.E130]/0.0625" office:value-type="float" office:value="1376" calcext:value-type="float">
            <text:p>1376</text:p>
          </table:table-cell>
          <table:table-cell table:formula="of:=[.F130]*1000" office:value-type="float" office:value="276.575" calcext:value-type="float">
            <text:p>277</text:p>
          </table:table-cell>
          <table:table-cell table:formula="of:=[.G130]*1000" office:value-type="float" office:value="747.75" calcext:value-type="float">
            <text:p>748</text:p>
          </table:table-cell>
          <table:table-cell table:number-columns-repeated="45"/>
        </table:table-row>
        <table:table-row table:style-name="ro3">
          <table:table-cell office:value-type="float" office:value="83.51" calcext:value-type="float">
            <text:p>83,510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8027" calcext:value-type="percentage">
            <text:p>80,27%</text:p>
          </table:table-cell>
          <table:table-cell/>
          <table:table-cell office:value-type="float" office:value="86.0625" calcext:value-type="float">
            <text:p>86,0625</text:p>
          </table:table-cell>
          <table:table-cell table:formula="of:=PINTERP([.$A$15:.$A$205];[.$B$15:.$B$205];[.E131])" office:value-type="percentage" office:value="0.272147330172721" calcext:value-type="percentage">
            <text:p>27,2%</text:p>
          </table:table-cell>
          <table:table-cell table:formula="of:=PINTERP([.$A$15:.$A$205];[.$C$15:.$C$205];[.E131])" office:value-type="percentage" office:value="0.745764432425214" calcext:value-type="percentage">
            <text:p>74,6%</text:p>
          </table:table-cell>
          <table:table-cell/>
          <table:table-cell table:formula="of:=[.E131]/0.0625" office:value-type="float" office:value="1377" calcext:value-type="float">
            <text:p>1377</text:p>
          </table:table-cell>
          <table:table-cell table:formula="of:=[.F131]*1000" office:value-type="float" office:value="272.147330172721" calcext:value-type="float">
            <text:p>272</text:p>
          </table:table-cell>
          <table:table-cell table:formula="of:=[.G131]*1000" office:value-type="float" office:value="745.764432425214" calcext:value-type="float">
            <text:p>746</text:p>
          </table:table-cell>
          <table:table-cell table:number-columns-repeated="45"/>
        </table:table-row>
        <table:table-row table:style-name="ro3">
          <table:table-cell office:value-type="float" office:value="83.58" calcext:value-type="float">
            <text:p>83,580</text:p>
          </table:table-cell>
          <table:table-cell office:value-type="percentage" office:value="0.4411" calcext:value-type="percentage">
            <text:p>44,11%</text:p>
          </table:table-cell>
          <table:table-cell table:style-name="ce9" office:value-type="percentage" office:value="0.8018" calcext:value-type="percentage">
            <text:p>80,18%</text:p>
          </table:table-cell>
          <table:table-cell/>
          <table:table-cell office:value-type="float" office:value="86.125" calcext:value-type="float">
            <text:p>86,125</text:p>
          </table:table-cell>
          <table:table-cell table:formula="of:=PINTERP([.$A$15:.$A$205];[.$B$15:.$B$205];[.E132])" office:value-type="percentage" office:value="0.268647945512821" calcext:value-type="percentage">
            <text:p>26,9%</text:p>
          </table:table-cell>
          <table:table-cell table:formula="of:=PINTERP([.$A$15:.$A$205];[.$C$15:.$C$205];[.E132])" office:value-type="percentage" office:value="0.744116985576923" calcext:value-type="percentage">
            <text:p>74,4%</text:p>
          </table:table-cell>
          <table:table-cell/>
          <table:table-cell table:formula="of:=[.E132]/0.0625" office:value-type="float" office:value="1378" calcext:value-type="float">
            <text:p>1378</text:p>
          </table:table-cell>
          <table:table-cell table:formula="of:=[.F132]*1000" office:value-type="float" office:value="268.647945512821" calcext:value-type="float">
            <text:p>269</text:p>
          </table:table-cell>
          <table:table-cell table:formula="of:=[.G132]*1000" office:value-type="float" office:value="744.116985576923" calcext:value-type="float">
            <text:p>744</text:p>
          </table:table-cell>
          <table:table-cell table:number-columns-repeated="45"/>
        </table:table-row>
        <table:table-row table:style-name="ro3">
          <table:table-cell office:value-type="float" office:value="83.65" calcext:value-type="float">
            <text:p>83,650</text:p>
          </table:table-cell>
          <table:table-cell office:value-type="percentage" office:value="0.4357" calcext:value-type="percentage">
            <text:p>43,57%</text:p>
          </table:table-cell>
          <table:table-cell table:style-name="ce9" office:value-type="percentage" office:value="0.801" calcext:value-type="percentage">
            <text:p>80,10%</text:p>
          </table:table-cell>
          <table:table-cell/>
          <table:table-cell office:value-type="float" office:value="86.1875" calcext:value-type="float">
            <text:p>86,1875</text:p>
          </table:table-cell>
          <table:table-cell table:formula="of:=PINTERP([.$A$15:.$A$205];[.$B$15:.$B$205];[.E133])" office:value-type="percentage" office:value="0.2666333065349" calcext:value-type="percentage">
            <text:p>26,7%</text:p>
          </table:table-cell>
          <table:table-cell table:formula="of:=PINTERP([.$A$15:.$A$205];[.$C$15:.$C$205];[.E133])" office:value-type="percentage" office:value="0.743048813167735" calcext:value-type="percentage">
            <text:p>74,3%</text:p>
          </table:table-cell>
          <table:table-cell/>
          <table:table-cell table:formula="of:=[.E133]/0.0625" office:value-type="float" office:value="1379" calcext:value-type="float">
            <text:p>1379</text:p>
          </table:table-cell>
          <table:table-cell table:formula="of:=[.F133]*1000" office:value-type="float" office:value="266.6333065349" calcext:value-type="float">
            <text:p>267</text:p>
          </table:table-cell>
          <table:table-cell table:formula="of:=[.G133]*1000" office:value-type="float" office:value="743.048813167735" calcext:value-type="float">
            <text:p>743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3.72" calcext:value-type="float">
            <text:p>83,720</text:p>
          </table:table-cell>
          <table:table-cell office:value-type="percentage" office:value="0.4301" calcext:value-type="percentage">
            <text:p>43,01%</text:p>
          </table:table-cell>
          <table:table-cell office:value-type="percentage" office:value="0.7992" calcext:value-type="percentage">
            <text:p>79,92%</text:p>
          </table:table-cell>
          <table:table-cell/>
          <table:table-cell office:value-type="float" office:value="86.25" calcext:value-type="float">
            <text:p>86,25</text:p>
          </table:table-cell>
          <table:table-cell table:formula="of:=PINTERP([.$A$15:.$A$205];[.$B$15:.$B$205];[.E134])" office:value-type="percentage" office:value="0.265079293447293" calcext:value-type="percentage">
            <text:p>26,5%</text:p>
          </table:table-cell>
          <table:table-cell table:formula="of:=PINTERP([.$A$15:.$A$205];[.$C$15:.$C$205];[.E134])" office:value-type="percentage" office:value="0.742159760683761" calcext:value-type="percentage">
            <text:p>74,2%</text:p>
          </table:table-cell>
          <table:table-cell/>
          <table:table-cell table:formula="of:=[.E134]/0.0625" office:value-type="float" office:value="1380" calcext:value-type="float">
            <text:p>1380</text:p>
          </table:table-cell>
          <table:table-cell table:formula="of:=[.F134]*1000" office:value-type="float" office:value="265.079293447294" calcext:value-type="float">
            <text:p>265</text:p>
          </table:table-cell>
          <table:table-cell table:formula="of:=[.G134]*1000" office:value-type="float" office:value="742.159760683761" calcext:value-type="float">
            <text:p>742</text:p>
          </table:table-cell>
          <table:table-cell table:number-columns-repeated="45"/>
        </table:table-row>
        <table:table-row table:style-name="ro3">
          <table:table-cell office:value-type="float" office:value="83.79" calcext:value-type="float">
            <text:p>83,790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7975" calcext:value-type="percentage">
            <text:p>79,75%</text:p>
          </table:table-cell>
          <table:table-cell/>
          <table:table-cell office:value-type="float" office:value="86.3125" calcext:value-type="float">
            <text:p>86,3125</text:p>
          </table:table-cell>
          <table:table-cell table:formula="of:=PINTERP([.$A$15:.$A$205];[.$B$15:.$B$205];[.E135])" office:value-type="percentage" office:value="0.26398590625" calcext:value-type="percentage">
            <text:p>26,4%</text:p>
          </table:table-cell>
          <table:table-cell table:formula="of:=PINTERP([.$A$15:.$A$205];[.$C$15:.$C$205];[.E135])" office:value-type="percentage" office:value="0.741449828125" calcext:value-type="percentage">
            <text:p>74,1%</text:p>
          </table:table-cell>
          <table:table-cell/>
          <table:table-cell table:formula="of:=[.E135]/0.0625" office:value-type="float" office:value="1381" calcext:value-type="float">
            <text:p>1381</text:p>
          </table:table-cell>
          <table:table-cell table:formula="of:=[.F135]*1000" office:value-type="float" office:value="263.98590625" calcext:value-type="float">
            <text:p>264</text:p>
          </table:table-cell>
          <table:table-cell table:formula="of:=[.G135]*1000" office:value-type="float" office:value="741.449828125" calcext:value-type="float">
            <text:p>741</text:p>
          </table:table-cell>
          <table:table-cell table:number-columns-repeated="45"/>
        </table:table-row>
        <table:table-row table:style-name="ro3">
          <table:table-cell office:value-type="float" office:value="83.87" calcext:value-type="float">
            <text:p>83,870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7966" calcext:value-type="percentage">
            <text:p>79,66%</text:p>
          </table:table-cell>
          <table:table-cell/>
          <table:table-cell office:value-type="float" office:value="86.375" calcext:value-type="float">
            <text:p>86,375</text:p>
          </table:table-cell>
          <table:table-cell table:formula="of:=PINTERP([.$A$15:.$A$205];[.$B$15:.$B$205];[.E136])" office:value-type="percentage" office:value="0.26335314494302" calcext:value-type="percentage">
            <text:p>26,3%</text:p>
          </table:table-cell>
          <table:table-cell table:formula="of:=PINTERP([.$A$15:.$A$205];[.$C$15:.$C$205];[.E136])" office:value-type="percentage" office:value="0.740919015491453" calcext:value-type="percentage">
            <text:p>74,1%</text:p>
          </table:table-cell>
          <table:table-cell/>
          <table:table-cell table:formula="of:=[.E136]/0.0625" office:value-type="float" office:value="1382" calcext:value-type="float">
            <text:p>1382</text:p>
          </table:table-cell>
          <table:table-cell table:formula="of:=[.F136]*1000" office:value-type="float" office:value="263.35314494302" calcext:value-type="float">
            <text:p>263</text:p>
          </table:table-cell>
          <table:table-cell table:formula="of:=[.G136]*1000" office:value-type="float" office:value="740.919015491453" calcext:value-type="float">
            <text:p>741</text:p>
          </table:table-cell>
          <table:table-cell table:number-columns-repeated="45"/>
        </table:table-row>
        <table:table-row table:style-name="ro3">
          <table:table-cell office:value-type="float" office:value="83.96" calcext:value-type="float">
            <text:p>83,960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7949" calcext:value-type="percentage">
            <text:p>79,49%</text:p>
          </table:table-cell>
          <table:table-cell/>
          <table:table-cell office:value-type="float" office:value="86.4375" calcext:value-type="float">
            <text:p>86,4375</text:p>
          </table:table-cell>
          <table:table-cell table:formula="of:=PINTERP([.$A$15:.$A$205];[.$B$15:.$B$205];[.E137])" office:value-type="percentage" office:value="0.2626643022339" calcext:value-type="percentage">
            <text:p>26,3%</text:p>
          </table:table-cell>
          <table:table-cell table:formula="of:=PINTERP([.$A$15:.$A$205];[.$C$15:.$C$205];[.E137])" office:value-type="percentage" office:value="0.740367522117743" calcext:value-type="percentage">
            <text:p>74,0%</text:p>
          </table:table-cell>
          <table:table-cell/>
          <table:table-cell table:formula="of:=[.E137]/0.0625" office:value-type="float" office:value="1383" calcext:value-type="float">
            <text:p>1383</text:p>
          </table:table-cell>
          <table:table-cell table:formula="of:=[.F137]*1000" office:value-type="float" office:value="262.6643022339" calcext:value-type="float">
            <text:p>263</text:p>
          </table:table-cell>
          <table:table-cell table:formula="of:=[.G137]*1000" office:value-type="float" office:value="740.367522117744" calcext:value-type="float">
            <text:p>740</text:p>
          </table:table-cell>
          <table:table-cell table:number-columns-repeated="45"/>
        </table:table-row>
        <table:table-row table:style-name="ro3">
          <table:table-cell table:style-name="ce5" office:value-type="float" office:value="84.04" calcext:value-type="float">
            <text:p>84,040</text:p>
          </table:table-cell>
          <table:table-cell table:style-name="ce9" office:value-type="percentage" office:value="0.4078" calcext:value-type="percentage">
            <text:p>40,78%</text:p>
          </table:table-cell>
          <table:table-cell table:style-name="ce9" office:value-type="percentage" office:value="0.794" calcext:value-type="percentage">
            <text:p>79,40%</text:p>
          </table:table-cell>
          <table:table-cell/>
          <table:table-cell office:value-type="float" office:value="86.5" calcext:value-type="float">
            <text:p>86,5</text:p>
          </table:table-cell>
          <table:table-cell table:formula="of:=PINTERP([.$A$15:.$A$205];[.$B$15:.$B$205];[.E138])" office:value-type="percentage" office:value="0.26144983315706" calcext:value-type="percentage">
            <text:p>26,1%</text:p>
          </table:table-cell>
          <table:table-cell table:formula="of:=PINTERP([.$A$15:.$A$205];[.$C$15:.$C$205];[.E138])" office:value-type="percentage" office:value="0.739613750528821" calcext:value-type="percentage">
            <text:p>74,0%</text:p>
          </table:table-cell>
          <table:table-cell/>
          <table:table-cell table:formula="of:=[.E138]/0.0625" office:value-type="float" office:value="1384" calcext:value-type="float">
            <text:p>1384</text:p>
          </table:table-cell>
          <table:table-cell table:formula="of:=[.F138]*1000" office:value-type="float" office:value="261.44983315706" calcext:value-type="float">
            <text:p>261</text:p>
          </table:table-cell>
          <table:table-cell table:formula="of:=[.G138]*1000" office:value-type="float" office:value="739.613750528821" calcext:value-type="float">
            <text:p>740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table:style-name="ce5" office:value-type="float" office:value="84.12" calcext:value-type="float">
            <text:p>84,120</text:p>
          </table:table-cell>
          <table:table-cell table:style-name="ce9" office:value-type="percentage" office:value="0.4022" calcext:value-type="percentage">
            <text:p>40,22%</text:p>
          </table:table-cell>
          <table:table-cell table:style-name="ce9" office:value-type="percentage" office:value="0.7928" calcext:value-type="percentage">
            <text:p>79,28%</text:p>
          </table:table-cell>
          <table:table-cell/>
          <table:table-cell office:value-type="float" office:value="86.5625" calcext:value-type="float">
            <text:p>86,5625</text:p>
          </table:table-cell>
          <table:table-cell table:formula="of:=PINTERP([.$A$15:.$A$205];[.$B$15:.$B$205];[.E139])" office:value-type="percentage" office:value="0.260239566644265" calcext:value-type="percentage">
            <text:p>26,0%</text:p>
          </table:table-cell>
          <table:table-cell table:formula="of:=PINTERP([.$A$15:.$A$205];[.$C$15:.$C$205];[.E139])" office:value-type="percentage" office:value="0.738862562219982" calcext:value-type="percentage">
            <text:p>73,9%</text:p>
          </table:table-cell>
          <table:table-cell/>
          <table:table-cell table:formula="of:=[.E139]/0.0625" office:value-type="float" office:value="1385" calcext:value-type="float">
            <text:p>1385</text:p>
          </table:table-cell>
          <table:table-cell table:formula="of:=[.F139]*1000" office:value-type="float" office:value="260.239566644265" calcext:value-type="float">
            <text:p>260</text:p>
          </table:table-cell>
          <table:table-cell table:formula="of:=[.G139]*1000" office:value-type="float" office:value="738.862562219982" calcext:value-type="float">
            <text:p>739</text:p>
          </table:table-cell>
          <table:table-cell table:number-columns-repeated="45"/>
        </table:table-row>
        <table:table-row table:style-name="ro3">
          <table:table-cell office:value-type="float" office:value="84.2" calcext:value-type="float">
            <text:p>84,200</text:p>
          </table:table-cell>
          <table:table-cell office:value-type="percentage" office:value="0.3966" calcext:value-type="percentage">
            <text:p>39,66%</text:p>
          </table:table-cell>
          <table:table-cell office:value-type="percentage" office:value="0.7905" calcext:value-type="percentage">
            <text:p>79,05%</text:p>
          </table:table-cell>
          <table:table-cell/>
          <table:table-cell office:value-type="float" office:value="86.625" calcext:value-type="float">
            <text:p>86,625</text:p>
          </table:table-cell>
          <table:table-cell table:formula="of:=PINTERP([.$A$15:.$A$205];[.$B$15:.$B$205];[.E140])" office:value-type="percentage" office:value="0.259033502695517" calcext:value-type="percentage">
            <text:p>25,9%</text:p>
          </table:table-cell>
          <table:table-cell table:formula="of:=PINTERP([.$A$15:.$A$205];[.$C$15:.$C$205];[.E140])" office:value-type="percentage" office:value="0.738113957191227" calcext:value-type="percentage">
            <text:p>73,8%</text:p>
          </table:table-cell>
          <table:table-cell/>
          <table:table-cell table:formula="of:=[.E140]/0.0625" office:value-type="float" office:value="1386" calcext:value-type="float">
            <text:p>1386</text:p>
          </table:table-cell>
          <table:table-cell table:formula="of:=[.F140]*1000" office:value-type="float" office:value="259.033502695517" calcext:value-type="float">
            <text:p>259</text:p>
          </table:table-cell>
          <table:table-cell table:formula="of:=[.G140]*1000" office:value-type="float" office:value="738.113957191227" calcext:value-type="float">
            <text:p>738</text:p>
          </table:table-cell>
          <table:table-cell table:number-columns-repeated="45"/>
        </table:table-row>
        <table:table-row table:style-name="ro3">
          <table:table-cell office:value-type="float" office:value="84.28" calcext:value-type="float">
            <text:p>84,280</text:p>
          </table:table-cell>
          <table:table-cell office:value-type="percentage" office:value="0.3909" calcext:value-type="percentage">
            <text:p>39,09%</text:p>
          </table:table-cell>
          <table:table-cell office:value-type="percentage" office:value="0.7888" calcext:value-type="percentage">
            <text:p>78,88%</text:p>
          </table:table-cell>
          <table:table-cell/>
          <table:table-cell office:value-type="float" office:value="86.6875" calcext:value-type="float">
            <text:p>86,6875</text:p>
          </table:table-cell>
          <table:table-cell table:formula="of:=PINTERP([.$A$15:.$A$205];[.$B$15:.$B$205];[.E141])" office:value-type="percentage" office:value="0.257831641310814" calcext:value-type="percentage">
            <text:p>25,8%</text:p>
          </table:table-cell>
          <table:table-cell table:formula="of:=PINTERP([.$A$15:.$A$205];[.$C$15:.$C$205];[.E141])" office:value-type="percentage" office:value="0.737367935442557" calcext:value-type="percentage">
            <text:p>73,7%</text:p>
          </table:table-cell>
          <table:table-cell/>
          <table:table-cell table:formula="of:=[.E141]/0.0625" office:value-type="float" office:value="1387" calcext:value-type="float">
            <text:p>1387</text:p>
          </table:table-cell>
          <table:table-cell table:formula="of:=[.F141]*1000" office:value-type="float" office:value="257.831641310814" calcext:value-type="float">
            <text:p>258</text:p>
          </table:table-cell>
          <table:table-cell table:formula="of:=[.G141]*1000" office:value-type="float" office:value="737.367935442557" calcext:value-type="float">
            <text:p>737</text:p>
          </table:table-cell>
          <table:table-cell table:number-columns-repeated="45"/>
        </table:table-row>
        <table:table-row table:style-name="ro3">
          <table:table-cell office:value-type="float" office:value="84.37" calcext:value-type="float">
            <text:p>84,370</text:p>
          </table:table-cell>
          <table:table-cell office:value-type="percentage" office:value="0.3854" calcext:value-type="percentage">
            <text:p>38,54%</text:p>
          </table:table-cell>
          <table:table-cell office:value-type="percentage" office:value="0.7871" calcext:value-type="percentage">
            <text:p>78,71%</text:p>
          </table:table-cell>
          <table:table-cell/>
          <table:table-cell office:value-type="float" office:value="86.75" calcext:value-type="float">
            <text:p>86,75</text:p>
          </table:table-cell>
          <table:table-cell table:formula="of:=PINTERP([.$A$15:.$A$205];[.$B$15:.$B$205];[.E142])" office:value-type="percentage" office:value="0.256628757271285" calcext:value-type="percentage">
            <text:p>25,7%</text:p>
          </table:table-cell>
          <table:table-cell table:formula="of:=PINTERP([.$A$15:.$A$205];[.$C$15:.$C$205];[.E142])" office:value-type="percentage" office:value="0.736625531464833" calcext:value-type="percentage">
            <text:p>73,7%</text:p>
          </table:table-cell>
          <table:table-cell/>
          <table:table-cell table:formula="of:=[.E142]/0.0625" office:value-type="float" office:value="1388" calcext:value-type="float">
            <text:p>1388</text:p>
          </table:table-cell>
          <table:table-cell table:formula="of:=[.F142]*1000" office:value-type="float" office:value="256.628757271285" calcext:value-type="float">
            <text:p>257</text:p>
          </table:table-cell>
          <table:table-cell table:formula="of:=[.G142]*1000" office:value-type="float" office:value="736.625531464834" calcext:value-type="float">
            <text:p>737</text:p>
          </table:table-cell>
          <table:table-cell table:number-columns-repeated="45"/>
        </table:table-row>
        <table:table-row table:style-name="ro3">
          <table:table-cell office:value-type="float" office:value="84.46" calcext:value-type="float">
            <text:p>84,460</text:p>
          </table:table-cell>
          <table:table-cell office:value-type="percentage" office:value="0.3796" calcext:value-type="percentage">
            <text:p>37,96%</text:p>
          </table:table-cell>
          <table:table-cell office:value-type="percentage" office:value="0.7862" calcext:value-type="percentage">
            <text:p>78,62%</text:p>
          </table:table-cell>
          <table:table-cell/>
          <table:table-cell office:value-type="float" office:value="86.8125" calcext:value-type="float">
            <text:p>86,8125</text:p>
          </table:table-cell>
          <table:table-cell table:formula="of:=PINTERP([.$A$15:.$A$205];[.$B$15:.$B$205];[.E143])" office:value-type="percentage" office:value="0.255421940166138" calcext:value-type="percentage">
            <text:p>25,5%</text:p>
          </table:table-cell>
          <table:table-cell table:formula="of:=PINTERP([.$A$15:.$A$205];[.$C$15:.$C$205];[.E143])" office:value-type="percentage" office:value="0.735882424037106" calcext:value-type="percentage">
            <text:p>73,6%</text:p>
          </table:table-cell>
          <table:table-cell/>
          <table:table-cell table:formula="of:=[.E143]/0.0625" office:value-type="float" office:value="1389" calcext:value-type="float">
            <text:p>1389</text:p>
          </table:table-cell>
          <table:table-cell table:formula="of:=[.F143]*1000" office:value-type="float" office:value="255.421940166138" calcext:value-type="float">
            <text:p>255</text:p>
          </table:table-cell>
          <table:table-cell table:formula="of:=[.G143]*1000" office:value-type="float" office:value="735.882424037106" calcext:value-type="float">
            <text:p>736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4.54" calcext:value-type="float">
            <text:p>84,540</text:p>
          </table:table-cell>
          <table:table-cell office:value-type="percentage" office:value="0.3739" calcext:value-type="percentage">
            <text:p>37,39%</text:p>
          </table:table-cell>
          <table:table-cell office:value-type="percentage" office:value="0.7844" calcext:value-type="percentage">
            <text:p>78,44%</text:p>
          </table:table-cell>
          <table:table-cell/>
          <table:table-cell office:value-type="float" office:value="86.875" calcext:value-type="float">
            <text:p>86,875</text:p>
          </table:table-cell>
          <table:table-cell table:formula="of:=PINTERP([.$A$15:.$A$205];[.$B$15:.$B$205];[.E144])" office:value-type="percentage" office:value="0.254212988498149" calcext:value-type="percentage">
            <text:p>25,4%</text:p>
          </table:table-cell>
          <table:table-cell table:formula="of:=PINTERP([.$A$15:.$A$205];[.$C$15:.$C$205];[.E144])" office:value-type="percentage" office:value="0.735137182046536" calcext:value-type="percentage">
            <text:p>73,5%</text:p>
          </table:table-cell>
          <table:table-cell/>
          <table:table-cell table:formula="of:=[.E144]/0.0625" office:value-type="float" office:value="1390" calcext:value-type="float">
            <text:p>1390</text:p>
          </table:table-cell>
          <table:table-cell table:formula="of:=[.F144]*1000" office:value-type="float" office:value="254.212988498149" calcext:value-type="float">
            <text:p>254</text:p>
          </table:table-cell>
          <table:table-cell table:formula="of:=[.G144]*1000" office:value-type="float" office:value="735.137182046536" calcext:value-type="float">
            <text:p>735</text:p>
          </table:table-cell>
          <table:table-cell table:number-columns-repeated="45"/>
        </table:table-row>
        <table:table-row table:style-name="ro3">
          <table:table-cell office:value-type="float" office:value="84.62" calcext:value-type="float">
            <text:p>84,620</text:p>
          </table:table-cell>
          <table:table-cell office:value-type="percentage" office:value="0.3682" calcext:value-type="percentage">
            <text:p>36,82%</text:p>
          </table:table-cell>
          <table:table-cell office:value-type="percentage" office:value="0.7826" calcext:value-type="percentage">
            <text:p>78,26%</text:p>
          </table:table-cell>
          <table:table-cell/>
          <table:table-cell office:value-type="float" office:value="86.9375" calcext:value-type="float">
            <text:p>86,9375</text:p>
          </table:table-cell>
          <table:table-cell table:formula="of:=PINTERP([.$A$15:.$A$205];[.$B$15:.$B$205];[.E145])" office:value-type="percentage" office:value="0.253001902267319" calcext:value-type="percentage">
            <text:p>25,3%</text:p>
          </table:table-cell>
          <table:table-cell table:formula="of:=PINTERP([.$A$15:.$A$205];[.$C$15:.$C$205];[.E145])" office:value-type="percentage" office:value="0.734389805493125" calcext:value-type="percentage">
            <text:p>73,4%</text:p>
          </table:table-cell>
          <table:table-cell/>
          <table:table-cell table:formula="of:=[.E145]/0.0625" office:value-type="float" office:value="1391" calcext:value-type="float">
            <text:p>1391</text:p>
          </table:table-cell>
          <table:table-cell table:formula="of:=[.F145]*1000" office:value-type="float" office:value="253.001902267319" calcext:value-type="float">
            <text:p>253</text:p>
          </table:table-cell>
          <table:table-cell table:formula="of:=[.G145]*1000" office:value-type="float" office:value="734.389805493125" calcext:value-type="float">
            <text:p>734</text:p>
          </table:table-cell>
          <table:table-cell table:number-columns-repeated="45"/>
        </table:table-row>
        <table:table-row table:style-name="ro3">
          <table:table-cell office:value-type="float" office:value="84.7" calcext:value-type="float">
            <text:p>84,700</text:p>
          </table:table-cell>
          <table:table-cell office:value-type="percentage" office:value="0.3626" calcext:value-type="percentage">
            <text:p>36,26%</text:p>
          </table:table-cell>
          <table:table-cell office:value-type="percentage" office:value="0.7809" calcext:value-type="percentage">
            <text:p>78,09%</text:p>
          </table:table-cell>
          <table:table-cell/>
          <table:table-cell office:value-type="float" office:value="87" calcext:value-type="float">
            <text:p>87</text:p>
          </table:table-cell>
          <table:table-cell table:formula="of:=PINTERP([.$A$15:.$A$205];[.$B$15:.$B$205];[.E146])" office:value-type="percentage" office:value="0.251788681473647" calcext:value-type="percentage">
            <text:p>25,2%</text:p>
          </table:table-cell>
          <table:table-cell table:formula="of:=PINTERP([.$A$15:.$A$205];[.$C$15:.$C$205];[.E146])" office:value-type="percentage" office:value="0.733640294376873" calcext:value-type="percentage">
            <text:p>73,4%</text:p>
          </table:table-cell>
          <table:table-cell/>
          <table:table-cell table:formula="of:=[.E146]/0.0625" office:value-type="float" office:value="1392" calcext:value-type="float">
            <text:p>1392</text:p>
          </table:table-cell>
          <table:table-cell table:formula="of:=[.F146]*1000" office:value-type="float" office:value="251.788681473647" calcext:value-type="float">
            <text:p>252</text:p>
          </table:table-cell>
          <table:table-cell table:formula="of:=[.G146]*1000" office:value-type="float" office:value="733.640294376873" calcext:value-type="float">
            <text:p>734</text:p>
          </table:table-cell>
          <table:table-cell table:number-columns-repeated="45"/>
        </table:table-row>
        <table:table-row table:style-name="ro3">
          <table:table-cell office:value-type="float" office:value="84.79" calcext:value-type="float">
            <text:p>84,790</text:p>
          </table:table-cell>
          <table:table-cell office:value-type="percentage" office:value="0.3568" calcext:value-type="percentage">
            <text:p>35,68%</text:p>
          </table:table-cell>
          <table:table-cell office:value-type="percentage" office:value="0.7792" calcext:value-type="percentage">
            <text:p>77,92%</text:p>
          </table:table-cell>
          <table:table-cell/>
          <table:table-cell office:value-type="float" office:value="87.0625" calcext:value-type="float">
            <text:p>87,0625</text:p>
          </table:table-cell>
          <table:table-cell table:formula="of:=PINTERP([.$A$15:.$A$205];[.$B$15:.$B$205];[.E147])" office:value-type="percentage" office:value="0.250814211538085" calcext:value-type="percentage">
            <text:p>25,1%</text:p>
          </table:table-cell>
          <table:table-cell table:formula="of:=PINTERP([.$A$15:.$A$205];[.$C$15:.$C$205];[.E147])" office:value-type="percentage" office:value="0.733021265583074" calcext:value-type="percentage">
            <text:p>73,3%</text:p>
          </table:table-cell>
          <table:table-cell/>
          <table:table-cell table:formula="of:=[.E147]/0.0625" office:value-type="float" office:value="1393" calcext:value-type="float">
            <text:p>1393</text:p>
          </table:table-cell>
          <table:table-cell table:formula="of:=[.F147]*1000" office:value-type="float" office:value="250.814211538085" calcext:value-type="float">
            <text:p>251</text:p>
          </table:table-cell>
          <table:table-cell table:formula="of:=[.G147]*1000" office:value-type="float" office:value="733.021265583074" calcext:value-type="float">
            <text:p>733</text:p>
          </table:table-cell>
          <table:table-cell table:number-columns-repeated="45"/>
        </table:table-row>
        <table:table-row table:style-name="ro3">
          <table:table-cell office:value-type="float" office:value="84.86" calcext:value-type="float">
            <text:p>84,860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7774" calcext:value-type="percentage">
            <text:p>77,74%</text:p>
          </table:table-cell>
          <table:table-cell/>
          <table:table-cell office:value-type="float" office:value="87.125" calcext:value-type="float">
            <text:p>87,125</text:p>
          </table:table-cell>
          <table:table-cell table:formula="of:=PINTERP([.$A$15:.$A$205];[.$B$15:.$B$205];[.E148])" office:value-type="percentage" office:value="0.24980281667548" calcext:value-type="percentage">
            <text:p>25,0%</text:p>
          </table:table-cell>
          <table:table-cell table:formula="of:=PINTERP([.$A$15:.$A$205];[.$C$15:.$C$205];[.E148])" office:value-type="percentage" office:value="0.732377093689406" calcext:value-type="percentage">
            <text:p>73,2%</text:p>
          </table:table-cell>
          <table:table-cell/>
          <table:table-cell table:formula="of:=[.E148]/0.0625" office:value-type="float" office:value="1394" calcext:value-type="float">
            <text:p>1394</text:p>
          </table:table-cell>
          <table:table-cell table:formula="of:=[.F148]*1000" office:value-type="float" office:value="249.80281667548" calcext:value-type="float">
            <text:p>250</text:p>
          </table:table-cell>
          <table:table-cell table:formula="of:=[.G148]*1000" office:value-type="float" office:value="732.377093689406" calcext:value-type="float">
            <text:p>732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4.95" calcext:value-type="float">
            <text:p>84,950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7756" calcext:value-type="percentage">
            <text:p>77,56%</text:p>
          </table:table-cell>
          <table:table-cell/>
          <table:table-cell office:value-type="float" office:value="87.1875" calcext:value-type="float">
            <text:p>87,1875</text:p>
          </table:table-cell>
          <table:table-cell table:formula="of:=PINTERP([.$A$15:.$A$205];[.$B$15:.$B$205];[.E149])" office:value-type="percentage" office:value="0.248612920334136" calcext:value-type="percentage">
            <text:p>24,9%</text:p>
          </table:table-cell>
          <table:table-cell table:formula="of:=PINTERP([.$A$15:.$A$205];[.$C$15:.$C$205];[.E149])" office:value-type="percentage" office:value="0.731629100943553" calcext:value-type="percentage">
            <text:p>73,2%</text:p>
          </table:table-cell>
          <table:table-cell/>
          <table:table-cell table:formula="of:=[.E149]/0.0625" office:value-type="float" office:value="1395" calcext:value-type="float">
            <text:p>1395</text:p>
          </table:table-cell>
          <table:table-cell table:formula="of:=[.F149]*1000" office:value-type="float" office:value="248.612920334136" calcext:value-type="float">
            <text:p>249</text:p>
          </table:table-cell>
          <table:table-cell table:formula="of:=[.G149]*1000" office:value-type="float" office:value="731.629100943553" calcext:value-type="float">
            <text:p>732</text:p>
          </table:table-cell>
          <table:table-cell table:number-columns-repeated="45"/>
        </table:table-row>
        <table:table-row table:style-name="ro3">
          <table:table-cell table:style-name="ce5" office:value-type="float" office:value="85.04" calcext:value-type="float">
            <text:p>85,040</text:p>
          </table:table-cell>
          <table:table-cell table:style-name="ce9" office:value-type="percentage" office:value="0.3395" calcext:value-type="percentage">
            <text:p>33,95%</text:p>
          </table:table-cell>
          <table:table-cell table:style-name="ce9" office:value-type="percentage" office:value="0.773" calcext:value-type="percentage">
            <text:p>77,30%</text:p>
          </table:table-cell>
          <table:table-cell/>
          <table:table-cell office:value-type="float" office:value="87.25" calcext:value-type="float">
            <text:p>87,25</text:p>
          </table:table-cell>
          <table:table-cell table:formula="of:=PINTERP([.$A$15:.$A$205];[.$B$15:.$B$205];[.E150])" office:value-type="percentage" office:value="0.247244522514053" calcext:value-type="percentage">
            <text:p>24,7%</text:p>
          </table:table-cell>
          <table:table-cell table:formula="of:=PINTERP([.$A$15:.$A$205];[.$C$15:.$C$205];[.E150])" office:value-type="percentage" office:value="0.730777287345516" calcext:value-type="percentage">
            <text:p>73,1%</text:p>
          </table:table-cell>
          <table:table-cell/>
          <table:table-cell table:formula="of:=[.E150]/0.0625" office:value-type="float" office:value="1396" calcext:value-type="float">
            <text:p>1396</text:p>
          </table:table-cell>
          <table:table-cell table:formula="of:=[.F150]*1000" office:value-type="float" office:value="247.244522514053" calcext:value-type="float">
            <text:p>247</text:p>
          </table:table-cell>
          <table:table-cell table:formula="of:=[.G150]*1000" office:value-type="float" office:value="730.777287345516" calcext:value-type="float">
            <text:p>731</text:p>
          </table:table-cell>
          <table:table-cell table:number-columns-repeated="45"/>
        </table:table-row>
        <table:table-row table:style-name="ro3">
          <table:table-cell office:value-type="float" office:value="85.13" calcext:value-type="float">
            <text:p>85,130</text:p>
          </table:table-cell>
          <table:table-cell office:value-type="percentage" office:value="0.3338" calcext:value-type="percentage">
            <text:p>33,38%</text:p>
          </table:table-cell>
          <table:table-cell office:value-type="percentage" office:value="0.7712" calcext:value-type="percentage">
            <text:p>77,12%</text:p>
          </table:table-cell>
          <table:table-cell/>
          <table:table-cell office:value-type="float" office:value="87.3125" calcext:value-type="float">
            <text:p>87,3125</text:p>
          </table:table-cell>
          <table:table-cell table:formula="of:=PINTERP([.$A$15:.$A$205];[.$B$15:.$B$205];[.E151])" office:value-type="percentage" office:value="0.24569762321523" calcext:value-type="percentage">
            <text:p>24,6%</text:p>
          </table:table-cell>
          <table:table-cell table:formula="of:=PINTERP([.$A$15:.$A$205];[.$C$15:.$C$205];[.E151])" office:value-type="percentage" office:value="0.729821652895293" calcext:value-type="percentage">
            <text:p>73,0%</text:p>
          </table:table-cell>
          <table:table-cell/>
          <table:table-cell table:formula="of:=[.E151]/0.0625" office:value-type="float" office:value="1397" calcext:value-type="float">
            <text:p>1397</text:p>
          </table:table-cell>
          <table:table-cell table:formula="of:=[.F151]*1000" office:value-type="float" office:value="245.69762321523" calcext:value-type="float">
            <text:p>246</text:p>
          </table:table-cell>
          <table:table-cell table:formula="of:=[.G151]*1000" office:value-type="float" office:value="729.821652895293" calcext:value-type="float">
            <text:p>730</text:p>
          </table:table-cell>
          <table:table-cell table:number-columns-repeated="45"/>
        </table:table-row>
        <table:table-row table:style-name="ro3">
          <table:table-cell office:value-type="float" office:value="85.22" calcext:value-type="float">
            <text:p>85,220</text:p>
          </table:table-cell>
          <table:table-cell office:value-type="percentage" office:value="0.3279" calcext:value-type="percentage">
            <text:p>32,79%</text:p>
          </table:table-cell>
          <table:table-cell office:value-type="percentage" office:value="0.7694" calcext:value-type="percentage">
            <text:p>76,94%</text:p>
          </table:table-cell>
          <table:table-cell/>
          <table:table-cell office:value-type="float" office:value="87.375" calcext:value-type="float">
            <text:p>87,375</text:p>
          </table:table-cell>
          <table:table-cell table:formula="of:=PINTERP([.$A$15:.$A$205];[.$B$15:.$B$205];[.E152])" office:value-type="percentage" office:value="0.243418046296296" calcext:value-type="percentage">
            <text:p>24,3%</text:p>
          </table:table-cell>
          <table:table-cell table:formula="of:=PINTERP([.$A$15:.$A$205];[.$C$15:.$C$205];[.E152])" office:value-type="percentage" office:value="0.728459342592593" calcext:value-type="percentage">
            <text:p>72,8%</text:p>
          </table:table-cell>
          <table:table-cell/>
          <table:table-cell table:formula="of:=[.E152]/0.0625" office:value-type="float" office:value="1398" calcext:value-type="float">
            <text:p>1398</text:p>
          </table:table-cell>
          <table:table-cell table:formula="of:=[.F152]*1000" office:value-type="float" office:value="243.418046296296" calcext:value-type="float">
            <text:p>243</text:p>
          </table:table-cell>
          <table:table-cell table:formula="of:=[.G152]*1000" office:value-type="float" office:value="728.459342592593" calcext:value-type="float">
            <text:p>728</text:p>
          </table:table-cell>
          <table:table-cell table:number-columns-repeated="45"/>
        </table:table-row>
        <table:table-row table:style-name="ro3">
          <table:table-cell office:value-type="float" office:value="85.32" calcext:value-type="float">
            <text:p>85,320</text:p>
          </table:table-cell>
          <table:table-cell office:value-type="percentage" office:value="0.3221" calcext:value-type="percentage">
            <text:p>32,21%</text:p>
          </table:table-cell>
          <table:table-cell office:value-type="percentage" office:value="0.7668" calcext:value-type="percentage">
            <text:p>76,68%</text:p>
          </table:table-cell>
          <table:table-cell/>
          <table:table-cell office:value-type="float" office:value="87.4375" calcext:value-type="float">
            <text:p>87,4375</text:p>
          </table:table-cell>
          <table:table-cell table:formula="of:=PINTERP([.$A$15:.$A$205];[.$B$15:.$B$205];[.E153])" office:value-type="percentage" office:value="0.240886275462963" calcext:value-type="percentage">
            <text:p>24,1%</text:p>
          </table:table-cell>
          <table:table-cell table:formula="of:=PINTERP([.$A$15:.$A$205];[.$C$15:.$C$205];[.E153])" office:value-type="percentage" office:value="0.726937988425926" calcext:value-type="percentage">
            <text:p>72,7%</text:p>
          </table:table-cell>
          <table:table-cell/>
          <table:table-cell table:formula="of:=[.E153]/0.0625" office:value-type="float" office:value="1399" calcext:value-type="float">
            <text:p>1399</text:p>
          </table:table-cell>
          <table:table-cell table:formula="of:=[.F153]*1000" office:value-type="float" office:value="240.886275462963" calcext:value-type="float">
            <text:p>241</text:p>
          </table:table-cell>
          <table:table-cell table:formula="of:=[.G153]*1000" office:value-type="float" office:value="726.937988425926" calcext:value-type="float">
            <text:p>727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table:style-name="ce5" office:value-type="float" office:value="85.41" calcext:value-type="float">
            <text:p>85,410</text:p>
          </table:table-cell>
          <table:table-cell table:style-name="ce9" office:value-type="percentage" office:value="0.3162" calcext:value-type="percentage">
            <text:p>31,62%</text:p>
          </table:table-cell>
          <table:table-cell table:style-name="ce9" office:value-type="percentage" office:value="0.7641" calcext:value-type="percentage">
            <text:p>76,41%</text:p>
          </table:table-cell>
          <table:table-cell/>
          <table:table-cell office:value-type="float" office:value="87.5" calcext:value-type="float">
            <text:p>87,5</text:p>
          </table:table-cell>
          <table:table-cell table:formula="of:=PINTERP([.$A$15:.$A$205];[.$B$15:.$B$205];[.E154])" office:value-type="percentage" office:value="0.2383" calcext:value-type="percentage">
            <text:p>23,8%</text:p>
          </table:table-cell>
          <table:table-cell table:formula="of:=PINTERP([.$A$15:.$A$205];[.$C$15:.$C$205];[.E154])" office:value-type="percentage" office:value="0.725376" calcext:value-type="percentage">
            <text:p>72,5%</text:p>
          </table:table-cell>
          <table:table-cell/>
          <table:table-cell table:formula="of:=[.E154]/0.0625" office:value-type="float" office:value="1400" calcext:value-type="float">
            <text:p>1400</text:p>
          </table:table-cell>
          <table:table-cell table:formula="of:=[.F154]*1000" office:value-type="float" office:value="238.3" calcext:value-type="float">
            <text:p>238</text:p>
          </table:table-cell>
          <table:table-cell table:formula="of:=[.G154]*1000" office:value-type="float" office:value="725.376" calcext:value-type="float">
            <text:p>725</text:p>
          </table:table-cell>
          <table:table-cell table:number-columns-repeated="45"/>
        </table:table-row>
        <table:table-row table:style-name="ro3">
          <table:table-cell office:value-type="float" office:value="85.5" calcext:value-type="float">
            <text:p>85,500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7623" calcext:value-type="percentage">
            <text:p>76,23%</text:p>
          </table:table-cell>
          <table:table-cell/>
          <table:table-cell office:value-type="float" office:value="87.5625" calcext:value-type="float">
            <text:p>87,5625</text:p>
          </table:table-cell>
          <table:table-cell table:formula="of:=PINTERP([.$A$15:.$A$205];[.$B$15:.$B$205];[.E155])" office:value-type="percentage" office:value="0.2358" calcext:value-type="percentage">
            <text:p>23,6%</text:p>
          </table:table-cell>
          <table:table-cell table:formula="of:=PINTERP([.$A$15:.$A$205];[.$C$15:.$C$205];[.E155])" office:value-type="percentage" office:value="0.723809854166667" calcext:value-type="percentage">
            <text:p>72,4%</text:p>
          </table:table-cell>
          <table:table-cell/>
          <table:table-cell table:formula="of:=[.E155]/0.0625" office:value-type="float" office:value="1401" calcext:value-type="float">
            <text:p>1401</text:p>
          </table:table-cell>
          <table:table-cell table:formula="of:=[.F155]*1000" office:value-type="float" office:value="235.8" calcext:value-type="float">
            <text:p>236</text:p>
          </table:table-cell>
          <table:table-cell table:formula="of:=[.G155]*1000" office:value-type="float" office:value="723.809854166667" calcext:value-type="float">
            <text:p>724</text:p>
          </table:table-cell>
          <table:table-cell table:number-columns-repeated="45"/>
        </table:table-row>
        <table:table-row table:style-name="ro3">
          <table:table-cell office:value-type="float" office:value="85.58" calcext:value-type="float">
            <text:p>85,580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7596" calcext:value-type="percentage">
            <text:p>75,96%</text:p>
          </table:table-cell>
          <table:table-cell/>
          <table:table-cell office:value-type="float" office:value="87.625" calcext:value-type="float">
            <text:p>87,625</text:p>
          </table:table-cell>
          <table:table-cell table:formula="of:=PINTERP([.$A$15:.$A$205];[.$B$15:.$B$205];[.E156])" office:value-type="percentage" office:value="0.2333" calcext:value-type="percentage">
            <text:p>23,3%</text:p>
          </table:table-cell>
          <table:table-cell table:formula="of:=PINTERP([.$A$15:.$A$205];[.$C$15:.$C$205];[.E156])" office:value-type="percentage" office:value="0.722149194444445" calcext:value-type="percentage">
            <text:p>72,2%</text:p>
          </table:table-cell>
          <table:table-cell/>
          <table:table-cell table:formula="of:=[.E156]/0.0625" office:value-type="float" office:value="1402" calcext:value-type="float">
            <text:p>1402</text:p>
          </table:table-cell>
          <table:table-cell table:formula="of:=[.F156]*1000" office:value-type="float" office:value="233.3" calcext:value-type="float">
            <text:p>233</text:p>
          </table:table-cell>
          <table:table-cell table:formula="of:=[.G156]*1000" office:value-type="float" office:value="722.149194444445" calcext:value-type="float">
            <text:p>722</text:p>
          </table:table-cell>
          <table:table-cell table:number-columns-repeated="45"/>
        </table:table-row>
        <table:table-row table:style-name="ro3">
          <table:table-cell table:style-name="ce5" office:value-type="float" office:value="85.67" calcext:value-type="float">
            <text:p>85,670</text:p>
          </table:table-cell>
          <table:table-cell table:style-name="ce9" office:value-type="percentage" office:value="0.2988" calcext:value-type="percentage">
            <text:p>29,88%</text:p>
          </table:table-cell>
          <table:table-cell table:style-name="ce9" office:value-type="percentage" office:value="0.7578" calcext:value-type="percentage">
            <text:p>75,78%</text:p>
          </table:table-cell>
          <table:table-cell/>
          <table:table-cell office:value-type="float" office:value="87.6875" calcext:value-type="float">
            <text:p>87,6875</text:p>
          </table:table-cell>
          <table:table-cell table:formula="of:=PINTERP([.$A$15:.$A$205];[.$B$15:.$B$205];[.E157])" office:value-type="percentage" office:value="0.2308" calcext:value-type="percentage">
            <text:p>23,1%</text:p>
          </table:table-cell>
          <table:table-cell table:formula="of:=PINTERP([.$A$15:.$A$205];[.$C$15:.$C$205];[.E157])" office:value-type="percentage" office:value="0.7202688125" calcext:value-type="percentage">
            <text:p>72,0%</text:p>
          </table:table-cell>
          <table:table-cell/>
          <table:table-cell table:formula="of:=[.E157]/0.0625" office:value-type="float" office:value="1403" calcext:value-type="float">
            <text:p>1403</text:p>
          </table:table-cell>
          <table:table-cell table:formula="of:=[.F157]*1000" office:value-type="float" office:value="230.8" calcext:value-type="float">
            <text:p>231</text:p>
          </table:table-cell>
          <table:table-cell table:formula="of:=[.G157]*1000" office:value-type="float" office:value="720.2688125" calcext:value-type="float">
            <text:p>720</text:p>
          </table:table-cell>
          <table:table-cell table:number-columns-repeated="45"/>
        </table:table-row>
        <table:table-row table:style-name="ro3">
          <table:table-cell table:style-name="ce5" office:value-type="float" office:value="85.76" calcext:value-type="float">
            <text:p>85,760</text:p>
          </table:table-cell>
          <table:table-cell table:style-name="ce9" office:value-type="percentage" office:value="0.2929" calcext:value-type="percentage">
            <text:p>29,29%</text:p>
          </table:table-cell>
          <table:table-cell table:style-name="ce9" office:value-type="percentage" office:value="0.7552" calcext:value-type="percentage">
            <text:p>75,52%</text:p>
          </table:table-cell>
          <table:table-cell/>
          <table:table-cell office:value-type="float" office:value="87.75" calcext:value-type="float">
            <text:p>87,75</text:p>
          </table:table-cell>
          <table:table-cell table:formula="of:=PINTERP([.$A$15:.$A$205];[.$B$15:.$B$205];[.E158])" office:value-type="percentage" office:value="0.2283" calcext:value-type="percentage">
            <text:p>22,8%</text:p>
          </table:table-cell>
          <table:table-cell table:formula="of:=PINTERP([.$A$15:.$A$205];[.$C$15:.$C$205];[.E158])" office:value-type="percentage" office:value="0.718397111111111" calcext:value-type="percentage">
            <text:p>71,8%</text:p>
          </table:table-cell>
          <table:table-cell/>
          <table:table-cell table:formula="of:=[.E158]/0.0625" office:value-type="float" office:value="1404" calcext:value-type="float">
            <text:p>1404</text:p>
          </table:table-cell>
          <table:table-cell table:formula="of:=[.F158]*1000" office:value-type="float" office:value="228.3" calcext:value-type="float">
            <text:p>228</text:p>
          </table:table-cell>
          <table:table-cell table:formula="of:=[.G158]*1000" office:value-type="float" office:value="718.397111111111" calcext:value-type="float">
            <text:p>718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5.85" calcext:value-type="float">
            <text:p>85,850</text:p>
          </table:table-cell>
          <table:table-cell office:value-type="percentage" office:value="0.2869" calcext:value-type="percentage">
            <text:p>28,69%</text:p>
          </table:table-cell>
          <table:table-cell office:value-type="percentage" office:value="0.7524" calcext:value-type="percentage">
            <text:p>75,24%</text:p>
          </table:table-cell>
          <table:table-cell/>
          <table:table-cell office:value-type="float" office:value="87.8125" calcext:value-type="float">
            <text:p>87,8125</text:p>
          </table:table-cell>
          <table:table-cell table:formula="of:=PINTERP([.$A$15:.$A$205];[.$B$15:.$B$205];[.E159])" office:value-type="percentage" office:value="0.225743421052631" calcext:value-type="percentage">
            <text:p>22,6%</text:p>
          </table:table-cell>
          <table:table-cell table:formula="of:=PINTERP([.$A$15:.$A$205];[.$C$15:.$C$205];[.E159])" office:value-type="percentage" office:value="0.716711527046784" calcext:value-type="percentage">
            <text:p>71,7%</text:p>
          </table:table-cell>
          <table:table-cell/>
          <table:table-cell table:formula="of:=[.E159]/0.0625" office:value-type="float" office:value="1405" calcext:value-type="float">
            <text:p>1405</text:p>
          </table:table-cell>
          <table:table-cell table:formula="of:=[.F159]*1000" office:value-type="float" office:value="225.743421052631" calcext:value-type="float">
            <text:p>226</text:p>
          </table:table-cell>
          <table:table-cell table:formula="of:=[.G159]*1000" office:value-type="float" office:value="716.711527046784" calcext:value-type="float">
            <text:p>717</text:p>
          </table:table-cell>
          <table:table-cell table:number-columns-repeated="45"/>
        </table:table-row>
        <table:table-row table:style-name="ro3">
          <table:table-cell office:value-type="float" office:value="85.94" calcext:value-type="float">
            <text:p>85,940</text:p>
          </table:table-cell>
          <table:table-cell table:style-name="ce9" office:value-type="percentage" office:value="0.281" calcext:value-type="percentage">
            <text:p>28,10%</text:p>
          </table:table-cell>
          <table:table-cell office:value-type="percentage" office:value="0.7497" calcext:value-type="percentage">
            <text:p>74,97%</text:p>
          </table:table-cell>
          <table:table-cell/>
          <table:table-cell office:value-type="float" office:value="87.875" calcext:value-type="float">
            <text:p>87,875</text:p>
          </table:table-cell>
          <table:table-cell table:formula="of:=PINTERP([.$A$15:.$A$205];[.$B$15:.$B$205];[.E160])" office:value-type="percentage" office:value="0.223241486068111" calcext:value-type="percentage">
            <text:p>22,3%</text:p>
          </table:table-cell>
          <table:table-cell table:formula="of:=PINTERP([.$A$15:.$A$205];[.$C$15:.$C$205];[.E160])" office:value-type="percentage" office:value="0.715168487616099" calcext:value-type="percentage">
            <text:p>71,5%</text:p>
          </table:table-cell>
          <table:table-cell/>
          <table:table-cell table:formula="of:=[.E160]/0.0625" office:value-type="float" office:value="1406" calcext:value-type="float">
            <text:p>1406</text:p>
          </table:table-cell>
          <table:table-cell table:formula="of:=[.F160]*1000" office:value-type="float" office:value="223.241486068111" calcext:value-type="float">
            <text:p>223</text:p>
          </table:table-cell>
          <table:table-cell table:formula="of:=[.G160]*1000" office:value-type="float" office:value="715.168487616099" calcext:value-type="float">
            <text:p>715</text:p>
          </table:table-cell>
          <table:table-cell table:number-columns-repeated="45"/>
        </table:table-row>
        <table:table-row table:style-name="ro3">
          <table:table-cell table:style-name="ce5" office:value-type="float" office:value="86.02" calcext:value-type="float">
            <text:p>86,020</text:p>
          </table:table-cell>
          <table:table-cell office:value-type="percentage" office:value="0.2751" calcext:value-type="percentage">
            <text:p>27,51%</text:p>
          </table:table-cell>
          <table:table-cell office:value-type="percentage" office:value="0.7471" calcext:value-type="percentage">
            <text:p>74,71%</text:p>
          </table:table-cell>
          <table:table-cell/>
          <table:table-cell office:value-type="float" office:value="87.9375" calcext:value-type="float">
            <text:p>87,9375</text:p>
          </table:table-cell>
          <table:table-cell table:formula="of:=PINTERP([.$A$15:.$A$205];[.$B$15:.$B$205];[.E161])" office:value-type="percentage" office:value="0.220898635835913" calcext:value-type="percentage">
            <text:p>22,1%</text:p>
          </table:table-cell>
          <table:table-cell table:formula="of:=PINTERP([.$A$15:.$A$205];[.$C$15:.$C$205];[.E161])" office:value-type="percentage" office:value="0.713656730118034" calcext:value-type="percentage">
            <text:p>71,4%</text:p>
          </table:table-cell>
          <table:table-cell/>
          <table:table-cell table:formula="of:=[.E161]/0.0625" office:value-type="float" office:value="1407" calcext:value-type="float">
            <text:p>1407</text:p>
          </table:table-cell>
          <table:table-cell table:formula="of:=[.F161]*1000" office:value-type="float" office:value="220.898635835913" calcext:value-type="float">
            <text:p>221</text:p>
          </table:table-cell>
          <table:table-cell table:formula="of:=[.G161]*1000" office:value-type="float" office:value="713.656730118034" calcext:value-type="float">
            <text:p>714</text:p>
          </table:table-cell>
          <table:table-cell table:number-columns-repeated="45"/>
        </table:table-row>
        <table:table-row table:style-name="ro3">
          <table:table-cell table:style-name="ce5" office:value-type="float" office:value="86.11" calcext:value-type="float">
            <text:p>86,110</text:p>
          </table:table-cell>
          <table:table-cell office:value-type="percentage" office:value="0.2692" calcext:value-type="percentage">
            <text:p>26,92%</text:p>
          </table:table-cell>
          <table:table-cell office:value-type="percentage" office:value="0.7444" calcext:value-type="percentage">
            <text:p>74,44%</text:p>
          </table:table-cell>
          <table:table-cell/>
          <table:table-cell office:value-type="float" office:value="88" calcext:value-type="float">
            <text:p>88</text:p>
          </table:table-cell>
          <table:table-cell table:formula="of:=PINTERP([.$A$15:.$A$205];[.$B$15:.$B$205];[.E162])" office:value-type="percentage" office:value="0.218831623175586" calcext:value-type="percentage">
            <text:p>21,9%</text:p>
          </table:table-cell>
          <table:table-cell table:formula="of:=PINTERP([.$A$15:.$A$205];[.$C$15:.$C$205];[.E162])" office:value-type="percentage" office:value="0.712090807902108" calcext:value-type="percentage">
            <text:p>71,2%</text:p>
          </table:table-cell>
          <table:table-cell/>
          <table:table-cell table:formula="of:=[.E162]/0.0625" office:value-type="float" office:value="1408" calcext:value-type="float">
            <text:p>1408</text:p>
          </table:table-cell>
          <table:table-cell table:formula="of:=[.F162]*1000" office:value-type="float" office:value="218.831623175586" calcext:value-type="float">
            <text:p>219</text:p>
          </table:table-cell>
          <table:table-cell table:formula="of:=[.G162]*1000" office:value-type="float" office:value="712.090807902108" calcext:value-type="float">
            <text:p>712</text:p>
          </table:table-cell>
          <table:table-cell table:number-columns-repeated="45"/>
        </table:table-row>
        <table:table-row table:style-name="ro3">
          <table:table-cell office:value-type="float" office:value="86.41" calcext:value-type="float">
            <text:p>86,410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7407" calcext:value-type="percentage">
            <text:p>74,07%</text:p>
          </table:table-cell>
          <table:table-cell/>
          <table:table-cell office:value-type="float" office:value="88.0625" calcext:value-type="float">
            <text:p>88,0625</text:p>
          </table:table-cell>
          <table:table-cell table:formula="of:=PINTERP([.$A$15:.$A$205];[.$B$15:.$B$205];[.E163])" office:value-type="percentage" office:value="0.216890730042017" calcext:value-type="percentage">
            <text:p>21,7%</text:p>
          </table:table-cell>
          <table:table-cell table:formula="of:=PINTERP([.$A$15:.$A$205];[.$C$15:.$C$205];[.E163])" office:value-type="percentage" office:value="0.710551736475841" calcext:value-type="percentage">
            <text:p>71,1%</text:p>
          </table:table-cell>
          <table:table-cell/>
          <table:table-cell table:formula="of:=[.E163]/0.0625" office:value-type="float" office:value="1409" calcext:value-type="float">
            <text:p>1409</text:p>
          </table:table-cell>
          <table:table-cell table:formula="of:=[.F163]*1000" office:value-type="float" office:value="216.890730042017" calcext:value-type="float">
            <text:p>217</text:p>
          </table:table-cell>
          <table:table-cell table:formula="of:=[.G163]*1000" office:value-type="float" office:value="710.551736475841" calcext:value-type="float">
            <text:p>711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6.71" calcext:value-type="float">
            <text:p>86,710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7371" calcext:value-type="percentage">
            <text:p>73,71%</text:p>
          </table:table-cell>
          <table:table-cell/>
          <table:table-cell office:value-type="float" office:value="88.125" calcext:value-type="float">
            <text:p>88,125</text:p>
          </table:table-cell>
          <table:table-cell table:formula="of:=PINTERP([.$A$15:.$A$205];[.$B$15:.$B$205];[.E164])" office:value-type="percentage" office:value="0.215065528149642" calcext:value-type="percentage">
            <text:p>21,5%</text:p>
          </table:table-cell>
          <table:table-cell table:formula="of:=PINTERP([.$A$15:.$A$205];[.$C$15:.$C$205];[.E164])" office:value-type="percentage" office:value="0.709066764109206" calcext:value-type="percentage">
            <text:p>70,9%</text:p>
          </table:table-cell>
          <table:table-cell/>
          <table:table-cell table:formula="of:=[.E164]/0.0625" office:value-type="float" office:value="1410" calcext:value-type="float">
            <text:p>1410</text:p>
          </table:table-cell>
          <table:table-cell table:formula="of:=[.F164]*1000" office:value-type="float" office:value="215.065528149642" calcext:value-type="float">
            <text:p>215</text:p>
          </table:table-cell>
          <table:table-cell table:formula="of:=[.G164]*1000" office:value-type="float" office:value="709.066764109206" calcext:value-type="float">
            <text:p>709</text:p>
          </table:table-cell>
          <table:table-cell table:number-columns-repeated="45"/>
        </table:table-row>
        <table:table-row table:style-name="ro3">
          <table:table-cell office:value-type="float" office:value="87.02" calcext:value-type="float">
            <text:p>87,020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7334" calcext:value-type="percentage">
            <text:p>73,34%</text:p>
          </table:table-cell>
          <table:table-cell/>
          <table:table-cell office:value-type="float" office:value="88.1875" calcext:value-type="float">
            <text:p>88,1875</text:p>
          </table:table-cell>
          <table:table-cell table:formula="of:=PINTERP([.$A$15:.$A$205];[.$B$15:.$B$205];[.E165])" office:value-type="percentage" office:value="0.213264999770768" calcext:value-type="percentage">
            <text:p>21,3%</text:p>
          </table:table-cell>
          <table:table-cell table:formula="of:=PINTERP([.$A$15:.$A$205];[.$C$15:.$C$205];[.E165])" office:value-type="percentage" office:value="0.707686005500604" calcext:value-type="percentage">
            <text:p>70,8%</text:p>
          </table:table-cell>
          <table:table-cell/>
          <table:table-cell table:formula="of:=[.E165]/0.0625" office:value-type="float" office:value="1411" calcext:value-type="float">
            <text:p>1411</text:p>
          </table:table-cell>
          <table:table-cell table:formula="of:=[.F165]*1000" office:value-type="float" office:value="213.264999770768" calcext:value-type="float">
            <text:p>213</text:p>
          </table:table-cell>
          <table:table-cell table:formula="of:=[.G165]*1000" office:value-type="float" office:value="707.686005500604" calcext:value-type="float">
            <text:p>708</text:p>
          </table:table-cell>
          <table:table-cell table:number-columns-repeated="45"/>
        </table:table-row>
        <table:table-row table:style-name="ro3">
          <table:table-cell table:style-name="ce5" office:value-type="float" office:value="87.32" calcext:value-type="float">
            <text:p>87,320</text:p>
          </table:table-cell>
          <table:table-cell table:style-name="ce9" office:value-type="percentage" office:value="0.2455" calcext:value-type="percentage">
            <text:p>24,55%</text:p>
          </table:table-cell>
          <table:table-cell table:style-name="ce9" office:value-type="percentage" office:value="0.7297" calcext:value-type="percentage">
            <text:p>72,97%</text:p>
          </table:table-cell>
          <table:table-cell/>
          <table:table-cell office:value-type="float" office:value="88.25" calcext:value-type="float">
            <text:p>88,25</text:p>
          </table:table-cell>
          <table:table-cell table:formula="of:=PINTERP([.$A$15:.$A$205];[.$B$15:.$B$205];[.E166])" office:value-type="percentage" office:value="0.211480231065468" calcext:value-type="percentage">
            <text:p>21,1%</text:p>
          </table:table-cell>
          <table:table-cell table:formula="of:=PINTERP([.$A$15:.$A$205];[.$C$15:.$C$205];[.E166])" office:value-type="percentage" office:value="0.706317705391527" calcext:value-type="percentage">
            <text:p>70,6%</text:p>
          </table:table-cell>
          <table:table-cell/>
          <table:table-cell table:formula="of:=[.E166]/0.0625" office:value-type="float" office:value="1412" calcext:value-type="float">
            <text:p>1412</text:p>
          </table:table-cell>
          <table:table-cell table:formula="of:=[.F166]*1000" office:value-type="float" office:value="211.480231065468" calcext:value-type="float">
            <text:p>211</text:p>
          </table:table-cell>
          <table:table-cell table:formula="of:=[.G166]*1000" office:value-type="float" office:value="706.317705391528" calcext:value-type="float">
            <text:p>706</text:p>
          </table:table-cell>
          <table:table-cell table:number-columns-repeated="45"/>
        </table:table-row>
        <table:table-row table:style-name="ro3">
          <table:table-cell office:value-type="float" office:value="87.47" calcext:value-type="float">
            <text:p>87,470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7261" calcext:value-type="percentage">
            <text:p>72,61%</text:p>
          </table:table-cell>
          <table:table-cell/>
          <table:table-cell office:value-type="float" office:value="88.3125" calcext:value-type="float">
            <text:p>88,3125</text:p>
          </table:table-cell>
          <table:table-cell table:formula="of:=PINTERP([.$A$15:.$A$205];[.$B$15:.$B$205];[.E167])" office:value-type="percentage" office:value="0.209711222033743" calcext:value-type="percentage">
            <text:p>21,0%</text:p>
          </table:table-cell>
          <table:table-cell table:formula="of:=PINTERP([.$A$15:.$A$205];[.$C$15:.$C$205];[.E167])" office:value-type="percentage" office:value="0.704961863781978" calcext:value-type="percentage">
            <text:p>70,5%</text:p>
          </table:table-cell>
          <table:table-cell/>
          <table:table-cell table:formula="of:=[.E167]/0.0625" office:value-type="float" office:value="1413" calcext:value-type="float">
            <text:p>1413</text:p>
          </table:table-cell>
          <table:table-cell table:formula="of:=[.F167]*1000" office:value-type="float" office:value="209.711222033743" calcext:value-type="float">
            <text:p>210</text:p>
          </table:table-cell>
          <table:table-cell table:formula="of:=[.G167]*1000" office:value-type="float" office:value="704.961863781978" calcext:value-type="float">
            <text:p>705</text:p>
          </table:table-cell>
          <table:table-cell table:number-columns-repeated="45"/>
        </table:table-row>
        <table:table-row table:style-name="ro3">
          <table:table-cell office:value-type="float" office:value="87.62" calcext:value-type="float">
            <text:p>87,620</text:p>
          </table:table-cell>
          <table:table-cell office:value-type="percentage" office:value="0.2335" calcext:value-type="percentage">
            <text:p>23,35%</text:p>
          </table:table-cell>
          <table:table-cell office:value-type="percentage" office:value="0.7223" calcext:value-type="percentage">
            <text:p>72,23%</text:p>
          </table:table-cell>
          <table:table-cell/>
          <table:table-cell office:value-type="float" office:value="88.375" calcext:value-type="float">
            <text:p>88,375</text:p>
          </table:table-cell>
          <table:table-cell table:formula="of:=PINTERP([.$A$15:.$A$205];[.$B$15:.$B$205];[.E168])" office:value-type="percentage" office:value="0.207868878103223" calcext:value-type="percentage">
            <text:p>20,8%</text:p>
          </table:table-cell>
          <table:table-cell table:formula="of:=PINTERP([.$A$15:.$A$205];[.$C$15:.$C$205];[.E168])" office:value-type="percentage" office:value="0.703527999038182" calcext:value-type="percentage">
            <text:p>70,4%</text:p>
          </table:table-cell>
          <table:table-cell/>
          <table:table-cell table:formula="of:=[.E168]/0.0625" office:value-type="float" office:value="1414" calcext:value-type="float">
            <text:p>1414</text:p>
          </table:table-cell>
          <table:table-cell table:formula="of:=[.F168]*1000" office:value-type="float" office:value="207.868878103223" calcext:value-type="float">
            <text:p>208</text:p>
          </table:table-cell>
          <table:table-cell table:formula="of:=[.G168]*1000" office:value-type="float" office:value="703.527999038182" calcext:value-type="float">
            <text:p>704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7.77" calcext:value-type="float">
            <text:p>87,770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7178" calcext:value-type="percentage">
            <text:p>71,78%</text:p>
          </table:table-cell>
          <table:table-cell/>
          <table:table-cell office:value-type="float" office:value="88.4375" calcext:value-type="float">
            <text:p>88,4375</text:p>
          </table:table-cell>
          <table:table-cell table:formula="of:=PINTERP([.$A$15:.$A$205];[.$B$15:.$B$205];[.E169])" office:value-type="percentage" office:value="0.205997946659952" calcext:value-type="percentage">
            <text:p>20,6%</text:p>
          </table:table-cell>
          <table:table-cell table:formula="of:=PINTERP([.$A$15:.$A$205];[.$C$15:.$C$205];[.E169])" office:value-type="percentage" office:value="0.702063666934342" calcext:value-type="percentage">
            <text:p>70,2%</text:p>
          </table:table-cell>
          <table:table-cell/>
          <table:table-cell table:formula="of:=[.E169]/0.0625" office:value-type="float" office:value="1415" calcext:value-type="float">
            <text:p>1415</text:p>
          </table:table-cell>
          <table:table-cell table:formula="of:=[.F169]*1000" office:value-type="float" office:value="205.997946659952" calcext:value-type="float">
            <text:p>206</text:p>
          </table:table-cell>
          <table:table-cell table:formula="of:=[.G169]*1000" office:value-type="float" office:value="702.063666934342" calcext:value-type="float">
            <text:p>702</text:p>
          </table:table-cell>
          <table:table-cell table:number-columns-repeated="45"/>
        </table:table-row>
        <table:table-row table:style-name="ro3">
          <table:table-cell office:value-type="float" office:value="87.92" calcext:value-type="float">
            <text:p>87,920</text:p>
          </table:table-cell>
          <table:table-cell office:value-type="percentage" office:value="0.2215" calcext:value-type="percentage">
            <text:p>22,15%</text:p>
          </table:table-cell>
          <table:table-cell office:value-type="percentage" office:value="0.7141" calcext:value-type="percentage">
            <text:p>71,41%</text:p>
          </table:table-cell>
          <table:table-cell/>
          <table:table-cell office:value-type="float" office:value="88.5" calcext:value-type="float">
            <text:p>88,5</text:p>
          </table:table-cell>
          <table:table-cell table:formula="of:=PINTERP([.$A$15:.$A$205];[.$B$15:.$B$205];[.E170])" office:value-type="percentage" office:value="0.204108521777003" calcext:value-type="percentage">
            <text:p>20,4%</text:p>
          </table:table-cell>
          <table:table-cell table:formula="of:=PINTERP([.$A$15:.$A$205];[.$C$15:.$C$205];[.E170])" office:value-type="percentage" office:value="0.700579253484321" calcext:value-type="percentage">
            <text:p>70,1%</text:p>
          </table:table-cell>
          <table:table-cell/>
          <table:table-cell table:formula="of:=[.E170]/0.0625" office:value-type="float" office:value="1416" calcext:value-type="float">
            <text:p>1416</text:p>
          </table:table-cell>
          <table:table-cell table:formula="of:=[.F170]*1000" office:value-type="float" office:value="204.108521777003" calcext:value-type="float">
            <text:p>204</text:p>
          </table:table-cell>
          <table:table-cell table:formula="of:=[.G170]*1000" office:value-type="float" office:value="700.579253484321" calcext:value-type="float">
            <text:p>701</text:p>
          </table:table-cell>
          <table:table-cell table:number-columns-repeated="45"/>
        </table:table-row>
        <table:table-row table:style-name="ro3">
          <table:table-cell table:style-name="ce5" office:value-type="float" office:value="88.11" calcext:value-type="float">
            <text:p>88,110</text:p>
          </table:table-cell>
          <table:table-cell table:style-name="ce9" office:value-type="percentage" office:value="0.2155" calcext:value-type="percentage">
            <text:p>21,55%</text:p>
          </table:table-cell>
          <table:table-cell table:style-name="ce9" office:value-type="percentage" office:value="0.7094" calcext:value-type="percentage">
            <text:p>70,94%</text:p>
          </table:table-cell>
          <table:table-cell/>
          <table:table-cell office:value-type="float" office:value="88.5625" calcext:value-type="float">
            <text:p>88,5625</text:p>
          </table:table-cell>
          <table:table-cell table:formula="of:=PINTERP([.$A$15:.$A$205];[.$B$15:.$B$205];[.E171])" office:value-type="percentage" office:value="0.202182216264204" calcext:value-type="percentage">
            <text:p>20,2%</text:p>
          </table:table-cell>
          <table:table-cell table:formula="of:=PINTERP([.$A$15:.$A$205];[.$C$15:.$C$205];[.E171])" office:value-type="percentage" office:value="0.699095774502841" calcext:value-type="percentage">
            <text:p>69,9%</text:p>
          </table:table-cell>
          <table:table-cell/>
          <table:table-cell table:formula="of:=[.E171]/0.0625" office:value-type="float" office:value="1417" calcext:value-type="float">
            <text:p>1417</text:p>
          </table:table-cell>
          <table:table-cell table:formula="of:=[.F171]*1000" office:value-type="float" office:value="202.182216264204" calcext:value-type="float">
            <text:p>202</text:p>
          </table:table-cell>
          <table:table-cell table:formula="of:=[.G171]*1000" office:value-type="float" office:value="699.095774502841" calcext:value-type="float">
            <text:p>699</text:p>
          </table:table-cell>
          <table:table-cell table:number-columns-repeated="45"/>
        </table:table-row>
        <table:table-row table:style-name="ro3">
          <table:table-cell office:value-type="float" office:value="88.32" calcext:value-type="float">
            <text:p>88,320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7048" calcext:value-type="percentage">
            <text:p>70,48%</text:p>
          </table:table-cell>
          <table:table-cell/>
          <table:table-cell office:value-type="float" office:value="88.625" calcext:value-type="float">
            <text:p>88,625</text:p>
          </table:table-cell>
          <table:table-cell table:formula="of:=PINTERP([.$A$15:.$A$205];[.$B$15:.$B$205];[.E172])" office:value-type="percentage" office:value="0.200265410511364" calcext:value-type="percentage">
            <text:p>20,0%</text:p>
          </table:table-cell>
          <table:table-cell table:formula="of:=PINTERP([.$A$15:.$A$205];[.$C$15:.$C$205];[.E172])" office:value-type="percentage" office:value="0.697603507102273" calcext:value-type="percentage">
            <text:p>69,8%</text:p>
          </table:table-cell>
          <table:table-cell/>
          <table:table-cell table:formula="of:=[.E172]/0.0625" office:value-type="float" office:value="1418" calcext:value-type="float">
            <text:p>1418</text:p>
          </table:table-cell>
          <table:table-cell table:formula="of:=[.F172]*1000" office:value-type="float" office:value="200.265410511364" calcext:value-type="float">
            <text:p>200</text:p>
          </table:table-cell>
          <table:table-cell table:formula="of:=[.G172]*1000" office:value-type="float" office:value="697.603507102273" calcext:value-type="float">
            <text:p>698</text:p>
          </table:table-cell>
          <table:table-cell table:number-columns-repeated="45"/>
        </table:table-row>
        <table:table-row table:style-name="ro3">
          <table:table-cell table:style-name="ce5" office:value-type="float" office:value="88.52" calcext:value-type="float">
            <text:p>88,520</text:p>
          </table:table-cell>
          <table:table-cell table:style-name="ce9" office:value-type="percentage" office:value="0.2035" calcext:value-type="percentage">
            <text:p>20,35%</text:p>
          </table:table-cell>
          <table:table-cell table:style-name="ce9" office:value-type="percentage" office:value="0.7001" calcext:value-type="percentage">
            <text:p>70,01%</text:p>
          </table:table-cell>
          <table:table-cell/>
          <table:table-cell office:value-type="float" office:value="88.6875" calcext:value-type="float">
            <text:p>88,6875</text:p>
          </table:table-cell>
          <table:table-cell table:formula="of:=PINTERP([.$A$15:.$A$205];[.$B$15:.$B$205];[.E173])" office:value-type="percentage" office:value="0.198373737503382" calcext:value-type="percentage">
            <text:p>19,8%</text:p>
          </table:table-cell>
          <table:table-cell table:formula="of:=PINTERP([.$A$15:.$A$205];[.$C$15:.$C$205];[.E173])" office:value-type="percentage" office:value="0.696092828750676" calcext:value-type="percentage">
            <text:p>69,6%</text:p>
          </table:table-cell>
          <table:table-cell/>
          <table:table-cell table:formula="of:=[.E173]/0.0625" office:value-type="float" office:value="1419" calcext:value-type="float">
            <text:p>1419</text:p>
          </table:table-cell>
          <table:table-cell table:formula="of:=[.F173]*1000" office:value-type="float" office:value="198.373737503382" calcext:value-type="float">
            <text:p>198</text:p>
          </table:table-cell>
          <table:table-cell table:formula="of:=[.G173]*1000" office:value-type="float" office:value="696.092828750676" calcext:value-type="float">
            <text:p>696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8.72" calcext:value-type="float">
            <text:p>88,720</text:p>
          </table:table-cell>
          <table:table-cell office:value-type="percentage" office:value="0.1974" calcext:value-type="percentage">
            <text:p>19,74%</text:p>
          </table:table-cell>
          <table:table-cell office:value-type="percentage" office:value="0.6953" calcext:value-type="percentage">
            <text:p>69,53%</text:p>
          </table:table-cell>
          <table:table-cell/>
          <table:table-cell office:value-type="float" office:value="88.75" calcext:value-type="float">
            <text:p>88,75</text:p>
          </table:table-cell>
          <table:table-cell table:formula="of:=PINTERP([.$A$15:.$A$205];[.$B$15:.$B$205];[.E174])" office:value-type="percentage" office:value="0.196559918831169" calcext:value-type="percentage">
            <text:p>19,7%</text:p>
          </table:table-cell>
          <table:table-cell table:formula="of:=PINTERP([.$A$15:.$A$205];[.$C$15:.$C$205];[.E174])" office:value-type="percentage" office:value="0.69454917798111" calcext:value-type="percentage">
            <text:p>69,5%</text:p>
          </table:table-cell>
          <table:table-cell/>
          <table:table-cell table:formula="of:=[.E174]/0.0625" office:value-type="float" office:value="1420" calcext:value-type="float">
            <text:p>1420</text:p>
          </table:table-cell>
          <table:table-cell table:formula="of:=[.F174]*1000" office:value-type="float" office:value="196.559918831169" calcext:value-type="float">
            <text:p>197</text:p>
          </table:table-cell>
          <table:table-cell table:formula="of:=[.G174]*1000" office:value-type="float" office:value="694.54917798111" calcext:value-type="float">
            <text:p>695</text:p>
          </table:table-cell>
          <table:table-cell table:number-columns-repeated="45"/>
        </table:table-row>
        <table:table-row table:style-name="ro3">
          <table:table-cell office:value-type="float" office:value="88.94" calcext:value-type="float">
            <text:p>88,940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6897" calcext:value-type="percentage">
            <text:p>68,97%</text:p>
          </table:table-cell>
          <table:table-cell/>
          <table:table-cell office:value-type="float" office:value="88.8125" calcext:value-type="float">
            <text:p>88,8125</text:p>
          </table:table-cell>
          <table:table-cell table:formula="of:=PINTERP([.$A$15:.$A$205];[.$B$15:.$B$205];[.E175])" office:value-type="percentage" office:value="0.194831961241883" calcext:value-type="percentage">
            <text:p>19,5%</text:p>
          </table:table-cell>
          <table:table-cell table:formula="of:=PINTERP([.$A$15:.$A$205];[.$C$15:.$C$205];[.E175])" office:value-type="percentage" office:value="0.692971968436393" calcext:value-type="percentage">
            <text:p>69,3%</text:p>
          </table:table-cell>
          <table:table-cell/>
          <table:table-cell table:formula="of:=[.E175]/0.0625" office:value-type="float" office:value="1421" calcext:value-type="float">
            <text:p>1421</text:p>
          </table:table-cell>
          <table:table-cell table:formula="of:=[.F175]*1000" office:value-type="float" office:value="194.831961241883" calcext:value-type="float">
            <text:p>195</text:p>
          </table:table-cell>
          <table:table-cell table:formula="of:=[.G175]*1000" office:value-type="float" office:value="692.971968436393" calcext:value-type="float">
            <text:p>693</text:p>
          </table:table-cell>
          <table:table-cell table:number-columns-repeated="45"/>
        </table:table-row>
        <table:table-row table:style-name="ro3">
          <table:table-cell table:style-name="ce5" office:value-type="float" office:value="89.16" calcext:value-type="float">
            <text:p>89,160</text:p>
          </table:table-cell>
          <table:table-cell table:style-name="ce9" office:value-type="percentage" office:value="0.1854" calcext:value-type="percentage">
            <text:p>18,54%</text:p>
          </table:table-cell>
          <table:table-cell table:style-name="ce9" office:value-type="percentage" office:value="0.684" calcext:value-type="percentage">
            <text:p>68,40%</text:p>
          </table:table-cell>
          <table:table-cell/>
          <table:table-cell office:value-type="float" office:value="88.875" calcext:value-type="float">
            <text:p>88,875</text:p>
          </table:table-cell>
          <table:table-cell table:formula="of:=PINTERP([.$A$15:.$A$205];[.$B$15:.$B$205];[.E176])" office:value-type="percentage" office:value="0.193134019209957" calcext:value-type="percentage">
            <text:p>19,3%</text:p>
          </table:table-cell>
          <table:table-cell table:formula="of:=PINTERP([.$A$15:.$A$205];[.$C$15:.$C$205];[.E176])" office:value-type="percentage" office:value="0.691377195370917" calcext:value-type="percentage">
            <text:p>69,1%</text:p>
          </table:table-cell>
          <table:table-cell/>
          <table:table-cell table:formula="of:=[.E176]/0.0625" office:value-type="float" office:value="1422" calcext:value-type="float">
            <text:p>1422</text:p>
          </table:table-cell>
          <table:table-cell table:formula="of:=[.F176]*1000" office:value-type="float" office:value="193.134019209957" calcext:value-type="float">
            <text:p>193</text:p>
          </table:table-cell>
          <table:table-cell table:formula="of:=[.G176]*1000" office:value-type="float" office:value="691.377195370917" calcext:value-type="float">
            <text:p>691</text:p>
          </table:table-cell>
          <table:table-cell table:number-columns-repeated="45"/>
        </table:table-row>
        <table:table-row table:style-name="ro3">
          <table:table-cell office:value-type="float" office:value="89.36" calcext:value-type="float">
            <text:p>89,360</text:p>
          </table:table-cell>
          <table:table-cell office:value-type="percentage" office:value="0.1792" calcext:value-type="percentage">
            <text:p>17,92%</text:p>
          </table:table-cell>
          <table:table-cell office:value-type="percentage" office:value="0.6783" calcext:value-type="percentage">
            <text:p>67,83%</text:p>
          </table:table-cell>
          <table:table-cell/>
          <table:table-cell office:value-type="float" office:value="88.9375" calcext:value-type="float">
            <text:p>88,9375</text:p>
          </table:table-cell>
          <table:table-cell table:formula="of:=PINTERP([.$A$15:.$A$205];[.$B$15:.$B$205];[.E177])" office:value-type="percentage" office:value="0.19146609273539" calcext:value-type="percentage">
            <text:p>19,1%</text:p>
          </table:table-cell>
          <table:table-cell table:formula="of:=PINTERP([.$A$15:.$A$205];[.$C$15:.$C$205];[.E177])" office:value-type="percentage" office:value="0.689764858784681" calcext:value-type="percentage">
            <text:p>69,0%</text:p>
          </table:table-cell>
          <table:table-cell/>
          <table:table-cell table:formula="of:=[.E177]/0.0625" office:value-type="float" office:value="1423" calcext:value-type="float">
            <text:p>1423</text:p>
          </table:table-cell>
          <table:table-cell table:formula="of:=[.F177]*1000" office:value-type="float" office:value="191.46609273539" calcext:value-type="float">
            <text:p>191</text:p>
          </table:table-cell>
          <table:table-cell table:formula="of:=[.G177]*1000" office:value-type="float" office:value="689.764858784681" calcext:value-type="float">
            <text:p>690</text:p>
          </table:table-cell>
          <table:table-cell table:number-columns-repeated="45"/>
        </table:table-row>
        <table:table-row table:style-name="ro3">
          <table:table-cell office:value-type="float" office:value="89.56" calcext:value-type="float">
            <text:p>89,560</text:p>
          </table:table-cell>
          <table:table-cell office:value-type="percentage" office:value="0.1732" calcext:value-type="percentage">
            <text:p>17,32%</text:p>
          </table:table-cell>
          <table:table-cell office:value-type="percentage" office:value="0.6726" calcext:value-type="percentage">
            <text:p>67,26%</text:p>
          </table:table-cell>
          <table:table-cell/>
          <table:table-cell office:value-type="float" office:value="89" calcext:value-type="float">
            <text:p>89</text:p>
          </table:table-cell>
          <table:table-cell table:formula="of:=PINTERP([.$A$15:.$A$205];[.$B$15:.$B$205];[.E178])" office:value-type="percentage" office:value="0.189806233766234" calcext:value-type="percentage">
            <text:p>19,0%</text:p>
          </table:table-cell>
          <table:table-cell table:formula="of:=PINTERP([.$A$15:.$A$205];[.$C$15:.$C$205];[.E178])" office:value-type="percentage" office:value="0.688180023612751" calcext:value-type="percentage">
            <text:p>68,8%</text:p>
          </table:table-cell>
          <table:table-cell/>
          <table:table-cell table:formula="of:=[.E178]/0.0625" office:value-type="float" office:value="1424" calcext:value-type="float">
            <text:p>1424</text:p>
          </table:table-cell>
          <table:table-cell table:formula="of:=[.F178]*1000" office:value-type="float" office:value="189.806233766234" calcext:value-type="float">
            <text:p>190</text:p>
          </table:table-cell>
          <table:table-cell table:formula="of:=[.G178]*1000" office:value-type="float" office:value="688.180023612751" calcext:value-type="float">
            <text:p>688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89.79" calcext:value-type="float">
            <text:p>89,790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6659" calcext:value-type="percentage">
            <text:p>66,59%</text:p>
          </table:table-cell>
          <table:table-cell/>
          <table:table-cell office:value-type="float" office:value="89.0625" calcext:value-type="float">
            <text:p>89,0625</text:p>
          </table:table-cell>
          <table:table-cell table:formula="of:=PINTERP([.$A$15:.$A$205];[.$B$15:.$B$205];[.E179])" office:value-type="percentage" office:value="0.188112088068182" calcext:value-type="percentage">
            <text:p>18,8%</text:p>
          </table:table-cell>
          <table:table-cell table:formula="of:=PINTERP([.$A$15:.$A$205];[.$C$15:.$C$205];[.E179])" office:value-type="percentage" office:value="0.686569145144628" calcext:value-type="percentage">
            <text:p>68,7%</text:p>
          </table:table-cell>
          <table:table-cell/>
          <table:table-cell table:formula="of:=[.E179]/0.0625" office:value-type="float" office:value="1425" calcext:value-type="float">
            <text:p>1425</text:p>
          </table:table-cell>
          <table:table-cell table:formula="of:=[.F179]*1000" office:value-type="float" office:value="188.112088068182" calcext:value-type="float">
            <text:p>188</text:p>
          </table:table-cell>
          <table:table-cell table:formula="of:=[.G179]*1000" office:value-type="float" office:value="686.569145144628" calcext:value-type="float">
            <text:p>687</text:p>
          </table:table-cell>
          <table:table-cell table:number-columns-repeated="45"/>
        </table:table-row>
        <table:table-row table:style-name="ro3">
          <table:table-cell office:value-type="float" office:value="90.02" calcext:value-type="float">
            <text:p>90,020</text:p>
          </table:table-cell>
          <table:table-cell table:style-name="ce9" office:value-type="percentage" office:value="0.161" calcext:value-type="percentage">
            <text:p>16,10%</text:p>
          </table:table-cell>
          <table:table-cell office:value-type="percentage" office:value="0.6591" calcext:value-type="percentage">
            <text:p>65,91%</text:p>
          </table:table-cell>
          <table:table-cell/>
          <table:table-cell office:value-type="float" office:value="89.125" calcext:value-type="float">
            <text:p>89,125</text:p>
          </table:table-cell>
          <table:table-cell table:formula="of:=PINTERP([.$A$15:.$A$205];[.$B$15:.$B$205];[.E180])" office:value-type="percentage" office:value="0.186383276515151" calcext:value-type="percentage">
            <text:p>18,6%</text:p>
          </table:table-cell>
          <table:table-cell table:formula="of:=PINTERP([.$A$15:.$A$205];[.$C$15:.$C$205];[.E180])" office:value-type="percentage" office:value="0.684930134297521" calcext:value-type="percentage">
            <text:p>68,5%</text:p>
          </table:table-cell>
          <table:table-cell/>
          <table:table-cell table:formula="of:=[.E180]/0.0625" office:value-type="float" office:value="1426" calcext:value-type="float">
            <text:p>1426</text:p>
          </table:table-cell>
          <table:table-cell table:formula="of:=[.F180]*1000" office:value-type="float" office:value="186.383276515151" calcext:value-type="float">
            <text:p>186</text:p>
          </table:table-cell>
          <table:table-cell table:formula="of:=[.G180]*1000" office:value-type="float" office:value="684.930134297521" calcext:value-type="float">
            <text:p>685</text:p>
          </table:table-cell>
          <table:table-cell table:number-columns-repeated="45"/>
        </table:table-row>
        <table:table-row table:style-name="ro3">
          <table:table-cell office:value-type="float" office:value="90.3" calcext:value-type="float">
            <text:p>90,300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6514" calcext:value-type="percentage">
            <text:p>65,14%</text:p>
          </table:table-cell>
          <table:table-cell/>
          <table:table-cell office:value-type="float" office:value="89.1875" calcext:value-type="float">
            <text:p>89,1875</text:p>
          </table:table-cell>
          <table:table-cell table:formula="of:=PINTERP([.$A$15:.$A$205];[.$B$15:.$B$205];[.E181])" office:value-type="percentage" office:value="0.184562619419643" calcext:value-type="percentage">
            <text:p>18,5%</text:p>
          </table:table-cell>
          <table:table-cell table:formula="of:=PINTERP([.$A$15:.$A$205];[.$C$15:.$C$205];[.E181])" office:value-type="percentage" office:value="0.683230881696429" calcext:value-type="percentage">
            <text:p>68,3%</text:p>
          </table:table-cell>
          <table:table-cell/>
          <table:table-cell table:formula="of:=[.E181]/0.0625" office:value-type="float" office:value="1427" calcext:value-type="float">
            <text:p>1427</text:p>
          </table:table-cell>
          <table:table-cell table:formula="of:=[.F181]*1000" office:value-type="float" office:value="184.562619419643" calcext:value-type="float">
            <text:p>185</text:p>
          </table:table-cell>
          <table:table-cell table:formula="of:=[.G181]*1000" office:value-type="float" office:value="683.230881696429" calcext:value-type="float">
            <text:p>683</text:p>
          </table:table-cell>
          <table:table-cell table:number-columns-repeated="45"/>
        </table:table-row>
        <table:table-row table:style-name="ro3">
          <table:table-cell office:value-type="float" office:value="90.54" calcext:value-type="float">
            <text:p>90,540</text:p>
          </table:table-cell>
          <table:table-cell office:value-type="percentage" office:value="0.1489" calcext:value-type="percentage">
            <text:p>14,89%</text:p>
          </table:table-cell>
          <table:table-cell office:value-type="percentage" office:value="0.6436" calcext:value-type="percentage">
            <text:p>64,36%</text:p>
          </table:table-cell>
          <table:table-cell/>
          <table:table-cell office:value-type="float" office:value="89.25" calcext:value-type="float">
            <text:p>89,25</text:p>
          </table:table-cell>
          <table:table-cell table:formula="of:=PINTERP([.$A$15:.$A$205];[.$B$15:.$B$205];[.E182])" office:value-type="percentage" office:value="0.182641553571428" calcext:value-type="percentage">
            <text:p>18,3%</text:p>
          </table:table-cell>
          <table:table-cell table:formula="of:=PINTERP([.$A$15:.$A$205];[.$C$15:.$C$205];[.E182])" office:value-type="percentage" office:value="0.681465535714286" calcext:value-type="percentage">
            <text:p>68,1%</text:p>
          </table:table-cell>
          <table:table-cell/>
          <table:table-cell table:formula="of:=[.E182]/0.0625" office:value-type="float" office:value="1428" calcext:value-type="float">
            <text:p>1428</text:p>
          </table:table-cell>
          <table:table-cell table:formula="of:=[.F182]*1000" office:value-type="float" office:value="182.641553571428" calcext:value-type="float">
            <text:p>183</text:p>
          </table:table-cell>
          <table:table-cell table:formula="of:=[.G182]*1000" office:value-type="float" office:value="681.465535714286" calcext:value-type="float">
            <text:p>681</text:p>
          </table:table-cell>
          <table:table-cell table:number-columns-repeated="45"/>
        </table:table-row>
        <table:table-row table:style-name="ro3">
          <table:table-cell office:value-type="float" office:value="90.84" calcext:value-type="float">
            <text:p>90,840</text:p>
          </table:table-cell>
          <table:table-cell office:value-type="percentage" office:value="0.1428" calcext:value-type="percentage">
            <text:p>14,28%</text:p>
          </table:table-cell>
          <table:table-cell office:value-type="percentage" office:value="0.6348" calcext:value-type="percentage">
            <text:p>63,48%</text:p>
          </table:table-cell>
          <table:table-cell/>
          <table:table-cell office:value-type="float" office:value="89.3125" calcext:value-type="float">
            <text:p>89,3125</text:p>
          </table:table-cell>
          <table:table-cell table:formula="of:=PINTERP([.$A$15:.$A$205];[.$B$15:.$B$205];[.E183])" office:value-type="percentage" office:value="0.180695587493236" calcext:value-type="percentage">
            <text:p>18,1%</text:p>
          </table:table-cell>
          <table:table-cell table:formula="of:=PINTERP([.$A$15:.$A$205];[.$C$15:.$C$205];[.E183])" office:value-type="percentage" office:value="0.67967609273539" calcext:value-type="percentage">
            <text:p>68,0%</text:p>
          </table:table-cell>
          <table:table-cell/>
          <table:table-cell table:formula="of:=[.E183]/0.0625" office:value-type="float" office:value="1429" calcext:value-type="float">
            <text:p>1429</text:p>
          </table:table-cell>
          <table:table-cell table:formula="of:=[.F183]*1000" office:value-type="float" office:value="180.695587493236" calcext:value-type="float">
            <text:p>181</text:p>
          </table:table-cell>
          <table:table-cell table:formula="of:=[.G183]*1000" office:value-type="float" office:value="679.67609273539" calcext:value-type="float">
            <text:p>680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91.12" calcext:value-type="float">
            <text:p>91,120</text:p>
          </table:table-cell>
          <table:table-cell office:value-type="percentage" office:value="0.1366" calcext:value-type="percentage">
            <text:p>13,66%</text:p>
          </table:table-cell>
          <table:table-cell office:value-type="percentage" office:value="0.625" calcext:value-type="percentage">
            <text:p>62,50%</text:p>
          </table:table-cell>
          <table:table-cell/>
          <table:table-cell office:value-type="float" office:value="89.375" calcext:value-type="float">
            <text:p>89,375</text:p>
          </table:table-cell>
          <table:table-cell table:formula="of:=PINTERP([.$A$15:.$A$205];[.$B$15:.$B$205];[.E184])" office:value-type="percentage" office:value="0.178735307791962" calcext:value-type="percentage">
            <text:p>17,9%</text:p>
          </table:table-cell>
          <table:table-cell table:formula="of:=PINTERP([.$A$15:.$A$205];[.$C$15:.$C$205];[.E184])" office:value-type="percentage" office:value="0.677874534251769" calcext:value-type="percentage">
            <text:p>67,8%</text:p>
          </table:table-cell>
          <table:table-cell/>
          <table:table-cell table:formula="of:=[.E184]/0.0625" office:value-type="float" office:value="1430" calcext:value-type="float">
            <text:p>1430</text:p>
          </table:table-cell>
          <table:table-cell table:formula="of:=[.F184]*1000" office:value-type="float" office:value="178.735307791962" calcext:value-type="float">
            <text:p>179</text:p>
          </table:table-cell>
          <table:table-cell table:formula="of:=[.G184]*1000" office:value-type="float" office:value="677.874534251769" calcext:value-type="float">
            <text:p>678</text:p>
          </table:table-cell>
          <table:table-cell table:number-columns-repeated="45"/>
        </table:table-row>
        <table:table-row table:style-name="ro3">
          <table:table-cell office:value-type="float" office:value="91.46" calcext:value-type="float">
            <text:p>91,460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615" calcext:value-type="percentage">
            <text:p>61,50%</text:p>
          </table:table-cell>
          <table:table-cell/>
          <table:table-cell office:value-type="float" office:value="89.4375" calcext:value-type="float">
            <text:p>89,4375</text:p>
          </table:table-cell>
          <table:table-cell table:formula="of:=PINTERP([.$A$15:.$A$205];[.$B$15:.$B$205];[.E185])" office:value-type="percentage" office:value="0.176824735441418" calcext:value-type="percentage">
            <text:p>17,7%</text:p>
          </table:table-cell>
          <table:table-cell table:formula="of:=PINTERP([.$A$15:.$A$205];[.$C$15:.$C$205];[.E185])" office:value-type="percentage" office:value="0.676098209523509" calcext:value-type="percentage">
            <text:p>67,6%</text:p>
          </table:table-cell>
          <table:table-cell/>
          <table:table-cell table:formula="of:=[.E185]/0.0625" office:value-type="float" office:value="1431" calcext:value-type="float">
            <text:p>1431</text:p>
          </table:table-cell>
          <table:table-cell table:formula="of:=[.F185]*1000" office:value-type="float" office:value="176.824735441418" calcext:value-type="float">
            <text:p>177</text:p>
          </table:table-cell>
          <table:table-cell table:formula="of:=[.G185]*1000" office:value-type="float" office:value="676.098209523509" calcext:value-type="float">
            <text:p>676</text:p>
          </table:table-cell>
          <table:table-cell table:number-columns-repeated="45"/>
        </table:table-row>
        <table:table-row table:style-name="ro3">
          <table:table-cell office:value-type="float" office:value="91.8" calcext:value-type="float">
            <text:p>91,800</text:p>
          </table:table-cell>
          <table:table-cell office:value-type="percentage" office:value="0.1244" calcext:value-type="percentage">
            <text:p>12,44%</text:p>
          </table:table-cell>
          <table:table-cell table:style-name="ce9" office:value-type="percentage" office:value="0.6061" calcext:value-type="percentage">
            <text:p>60,61%</text:p>
          </table:table-cell>
          <table:table-cell/>
          <table:table-cell office:value-type="float" office:value="89.5" calcext:value-type="float">
            <text:p>89,5</text:p>
          </table:table-cell>
          <table:table-cell table:formula="of:=PINTERP([.$A$15:.$A$205];[.$B$15:.$B$205];[.E186])" office:value-type="percentage" office:value="0.174955526289181" calcext:value-type="percentage">
            <text:p>17,5%</text:p>
          </table:table-cell>
          <table:table-cell table:formula="of:=PINTERP([.$A$15:.$A$205];[.$C$15:.$C$205];[.E186])" office:value-type="percentage" office:value="0.674316157735086" calcext:value-type="percentage">
            <text:p>67,4%</text:p>
          </table:table-cell>
          <table:table-cell/>
          <table:table-cell table:formula="of:=[.E186]/0.0625" office:value-type="float" office:value="1432" calcext:value-type="float">
            <text:p>1432</text:p>
          </table:table-cell>
          <table:table-cell table:formula="of:=[.F186]*1000" office:value-type="float" office:value="174.955526289181" calcext:value-type="float">
            <text:p>175</text:p>
          </table:table-cell>
          <table:table-cell table:formula="of:=[.G186]*1000" office:value-type="float" office:value="674.316157735086" calcext:value-type="float">
            <text:p>674</text:p>
          </table:table-cell>
          <table:table-cell table:number-columns-repeated="45"/>
        </table:table-row>
        <table:table-row table:style-name="ro3">
          <table:table-cell office:value-type="float" office:value="92.1" calcext:value-type="float">
            <text:p>92,100</text:p>
          </table:table-cell>
          <table:table-cell table:style-name="ce9" office:value-type="percentage" office:value="0.1182" calcext:value-type="percentage">
            <text:p>11,82%</text:p>
          </table:table-cell>
          <table:table-cell office:value-type="percentage" office:value="0.595" calcext:value-type="percentage">
            <text:p>59,50%</text:p>
          </table:table-cell>
          <table:table-cell/>
          <table:table-cell office:value-type="float" office:value="89.5625" calcext:value-type="float">
            <text:p>89,5625</text:p>
          </table:table-cell>
          <table:table-cell table:formula="of:=PINTERP([.$A$15:.$A$205];[.$B$15:.$B$205];[.E187])" office:value-type="percentage" office:value="0.173131395348837" calcext:value-type="percentage">
            <text:p>17,3%</text:p>
          </table:table-cell>
          <table:table-cell table:formula="of:=PINTERP([.$A$15:.$A$205];[.$C$15:.$C$205];[.E187])" office:value-type="percentage" office:value="0.672527859628468" calcext:value-type="percentage">
            <text:p>67,3%</text:p>
          </table:table-cell>
          <table:table-cell/>
          <table:table-cell table:formula="of:=[.E187]/0.0625" office:value-type="float" office:value="1433" calcext:value-type="float">
            <text:p>1433</text:p>
          </table:table-cell>
          <table:table-cell table:formula="of:=[.F187]*1000" office:value-type="float" office:value="173.131395348837" calcext:value-type="float">
            <text:p>173</text:p>
          </table:table-cell>
          <table:table-cell table:formula="of:=[.G187]*1000" office:value-type="float" office:value="672.527859628468" calcext:value-type="float">
            <text:p>673</text:p>
          </table:table-cell>
          <table:table-cell table:number-columns-repeated="45"/>
        </table:table-row>
        <table:table-row table:style-name="ro3">
          <table:table-cell office:value-type="float" office:value="92.42" calcext:value-type="float">
            <text:p>92,420</text:p>
          </table:table-cell>
          <table:table-cell table:style-name="ce9" office:value-type="percentage" office:value="0.1121" calcext:value-type="percentage">
            <text:p>11,21%</text:p>
          </table:table-cell>
          <table:table-cell office:value-type="percentage" office:value="0.5839" calcext:value-type="percentage">
            <text:p>58,39%</text:p>
          </table:table-cell>
          <table:table-cell/>
          <table:table-cell office:value-type="float" office:value="89.625" calcext:value-type="float">
            <text:p>89,625</text:p>
          </table:table-cell>
          <table:table-cell table:formula="of:=PINTERP([.$A$15:.$A$205];[.$B$15:.$B$205];[.E188])" office:value-type="percentage" office:value="0.171432709807887" calcext:value-type="percentage">
            <text:p>17,1%</text:p>
          </table:table-cell>
          <table:table-cell table:formula="of:=PINTERP([.$A$15:.$A$205];[.$C$15:.$C$205];[.E188])" office:value-type="percentage" office:value="0.67071945237284" calcext:value-type="percentage">
            <text:p>67,1%</text:p>
          </table:table-cell>
          <table:table-cell/>
          <table:table-cell table:formula="of:=[.E188]/0.0625" office:value-type="float" office:value="1434" calcext:value-type="float">
            <text:p>1434</text:p>
          </table:table-cell>
          <table:table-cell table:formula="of:=[.F188]*1000" office:value-type="float" office:value="171.432709807887" calcext:value-type="float">
            <text:p>171</text:p>
          </table:table-cell>
          <table:table-cell table:formula="of:=[.G188]*1000" office:value-type="float" office:value="670.719452372841" calcext:value-type="float">
            <text:p>671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92.78" calcext:value-type="float">
            <text:p>92,780</text:p>
          </table:table-cell>
          <table:table-cell table:style-name="ce9" office:value-type="percentage" office:value="0.106" calcext:value-type="percentage">
            <text:p>10,60%</text:p>
          </table:table-cell>
          <table:table-cell office:value-type="percentage" office:value="0.5717" calcext:value-type="percentage">
            <text:p>57,17%</text:p>
          </table:table-cell>
          <table:table-cell/>
          <table:table-cell office:value-type="float" office:value="89.6875" calcext:value-type="float">
            <text:p>89,6875</text:p>
          </table:table-cell>
          <table:table-cell table:formula="of:=PINTERP([.$A$15:.$A$205];[.$B$15:.$B$205];[.E189])" office:value-type="percentage" office:value="0.169765621840243" calcext:value-type="percentage">
            <text:p>17,0%</text:p>
          </table:table-cell>
          <table:table-cell table:formula="of:=PINTERP([.$A$15:.$A$205];[.$C$15:.$C$205];[.E189])" office:value-type="percentage" office:value="0.668901625949301" calcext:value-type="percentage">
            <text:p>66,9%</text:p>
          </table:table-cell>
          <table:table-cell/>
          <table:table-cell table:formula="of:=[.E189]/0.0625" office:value-type="float" office:value="1435" calcext:value-type="float">
            <text:p>1435</text:p>
          </table:table-cell>
          <table:table-cell table:formula="of:=[.F189]*1000" office:value-type="float" office:value="169.765621840243" calcext:value-type="float">
            <text:p>170</text:p>
          </table:table-cell>
          <table:table-cell table:formula="of:=[.G189]*1000" office:value-type="float" office:value="668.901625949301" calcext:value-type="float">
            <text:p>669</text:p>
          </table:table-cell>
          <table:table-cell table:number-columns-repeated="45"/>
        </table:table-row>
        <table:table-row table:style-name="ro3">
          <table:table-cell office:value-type="float" office:value="93.1" calcext:value-type="float">
            <text:p>93,100</text:p>
          </table:table-cell>
          <table:table-cell office:value-type="percentage" office:value="0.0998" calcext:value-type="percentage">
            <text:p>9,98%</text:p>
          </table:table-cell>
          <table:table-cell office:value-type="percentage" office:value="0.5594" calcext:value-type="percentage">
            <text:p>55,94%</text:p>
          </table:table-cell>
          <table:table-cell/>
          <table:table-cell office:value-type="float" office:value="89.75" calcext:value-type="float">
            <text:p>89,75</text:p>
          </table:table-cell>
          <table:table-cell table:formula="of:=PINTERP([.$A$15:.$A$205];[.$B$15:.$B$205];[.E190])" office:value-type="percentage" office:value="0.168130131445905" calcext:value-type="percentage">
            <text:p>16,8%</text:p>
          </table:table-cell>
          <table:table-cell table:formula="of:=PINTERP([.$A$15:.$A$205];[.$C$15:.$C$205];[.E190])" office:value-type="percentage" office:value="0.66707438035785" calcext:value-type="percentage">
            <text:p>66,7%</text:p>
          </table:table-cell>
          <table:table-cell/>
          <table:table-cell table:formula="of:=[.E190]/0.0625" office:value-type="float" office:value="1436" calcext:value-type="float">
            <text:p>1436</text:p>
          </table:table-cell>
          <table:table-cell table:formula="of:=[.F190]*1000" office:value-type="float" office:value="168.130131445905" calcext:value-type="float">
            <text:p>168</text:p>
          </table:table-cell>
          <table:table-cell table:formula="of:=[.G190]*1000" office:value-type="float" office:value="667.07438035785" calcext:value-type="float">
            <text:p>667</text:p>
          </table:table-cell>
          <table:table-cell table:number-columns-repeated="45"/>
        </table:table-row>
        <table:table-row table:style-name="ro3">
          <table:table-cell office:value-type="float" office:value="93.4" calcext:value-type="float">
            <text:p>93,400</text:p>
          </table:table-cell>
          <table:table-cell office:value-type="percentage" office:value="0.0936" calcext:value-type="percentage">
            <text:p>9,36%</text:p>
          </table:table-cell>
          <table:table-cell office:value-type="percentage" office:value="0.5449" calcext:value-type="percentage">
            <text:p>54,49%</text:p>
          </table:table-cell>
          <table:table-cell/>
          <table:table-cell office:value-type="float" office:value="89.8125" calcext:value-type="float">
            <text:p>89,8125</text:p>
          </table:table-cell>
          <table:table-cell table:formula="of:=PINTERP([.$A$15:.$A$205];[.$B$15:.$B$205];[.E191])" office:value-type="percentage" office:value="0.166479948392401" calcext:value-type="percentage">
            <text:p>16,6%</text:p>
          </table:table-cell>
          <table:table-cell table:formula="of:=PINTERP([.$A$15:.$A$205];[.$C$15:.$C$205];[.E191])" office:value-type="percentage" office:value="0.665227536087096" calcext:value-type="percentage">
            <text:p>66,5%</text:p>
          </table:table-cell>
          <table:table-cell/>
          <table:table-cell table:formula="of:=[.E191]/0.0625" office:value-type="float" office:value="1437" calcext:value-type="float">
            <text:p>1437</text:p>
          </table:table-cell>
          <table:table-cell table:formula="of:=[.F191]*1000" office:value-type="float" office:value="166.479948392401" calcext:value-type="float">
            <text:p>166</text:p>
          </table:table-cell>
          <table:table-cell table:formula="of:=[.G191]*1000" office:value-type="float" office:value="665.227536087096" calcext:value-type="float">
            <text:p>665</text:p>
          </table:table-cell>
          <table:table-cell table:number-columns-repeated="45"/>
        </table:table-row>
        <table:table-row table:style-name="ro3">
          <table:table-cell office:value-type="float" office:value="93.73" calcext:value-type="float">
            <text:p>93,730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5304" calcext:value-type="percentage">
            <text:p>53,04%</text:p>
          </table:table-cell>
          <table:table-cell/>
          <table:table-cell office:value-type="float" office:value="89.875" calcext:value-type="float">
            <text:p>89,875</text:p>
          </table:table-cell>
          <table:table-cell table:formula="of:=PINTERP([.$A$15:.$A$205];[.$B$15:.$B$205];[.E192])" office:value-type="percentage" office:value="0.164784109730849" calcext:value-type="percentage">
            <text:p>16,5%</text:p>
          </table:table-cell>
          <table:table-cell table:formula="of:=PINTERP([.$A$15:.$A$205];[.$C$15:.$C$205];[.E192])" office:value-type="percentage" office:value="0.663367826480781" calcext:value-type="percentage">
            <text:p>66,3%</text:p>
          </table:table-cell>
          <table:table-cell/>
          <table:table-cell table:formula="of:=[.E192]/0.0625" office:value-type="float" office:value="1438" calcext:value-type="float">
            <text:p>1438</text:p>
          </table:table-cell>
          <table:table-cell table:formula="of:=[.F192]*1000" office:value-type="float" office:value="164.784109730849" calcext:value-type="float">
            <text:p>165</text:p>
          </table:table-cell>
          <table:table-cell table:formula="of:=[.G192]*1000" office:value-type="float" office:value="663.367826480782" calcext:value-type="float">
            <text:p>663</text:p>
          </table:table-cell>
          <table:table-cell table:number-columns-repeated="45"/>
        </table:table-row>
        <table:table-row table:style-name="ro3">
          <table:table-cell office:value-type="float" office:value="94.1" calcext:value-type="float">
            <text:p>94,100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5135" calcext:value-type="percentage">
            <text:p>51,35%</text:p>
          </table:table-cell>
          <table:table-cell/>
          <table:table-cell office:value-type="float" office:value="89.9375" calcext:value-type="float">
            <text:p>89,9375</text:p>
          </table:table-cell>
          <table:table-cell table:formula="of:=PINTERP([.$A$15:.$A$205];[.$B$15:.$B$205];[.E193])" office:value-type="percentage" office:value="0.163127281238582" calcext:value-type="percentage">
            <text:p>16,3%</text:p>
          </table:table-cell>
          <table:table-cell table:formula="of:=PINTERP([.$A$15:.$A$205];[.$C$15:.$C$205];[.E193])" office:value-type="percentage" office:value="0.661520242914628" calcext:value-type="percentage">
            <text:p>66,2%</text:p>
          </table:table-cell>
          <table:table-cell/>
          <table:table-cell table:formula="of:=[.E193]/0.0625" office:value-type="float" office:value="1439" calcext:value-type="float">
            <text:p>1439</text:p>
          </table:table-cell>
          <table:table-cell table:formula="of:=[.F193]*1000" office:value-type="float" office:value="163.127281238582" calcext:value-type="float">
            <text:p>163</text:p>
          </table:table-cell>
          <table:table-cell table:formula="of:=[.G193]*1000" office:value-type="float" office:value="661.520242914628" calcext:value-type="float">
            <text:p>662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94.56" calcext:value-type="float">
            <text:p>94,560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4942" calcext:value-type="percentage">
            <text:p>49,42%</text:p>
          </table:table-cell>
          <table:table-cell/>
          <table:table-cell office:value-type="float" office:value="90" calcext:value-type="float">
            <text:p>90</text:p>
          </table:table-cell>
          <table:table-cell table:formula="of:=PINTERP([.$A$15:.$A$205];[.$B$15:.$B$205];[.E194])" office:value-type="percentage" office:value="0.161509462915601" calcext:value-type="percentage">
            <text:p>16,2%</text:p>
          </table:table-cell>
          <table:table-cell table:formula="of:=PINTERP([.$A$15:.$A$205];[.$C$15:.$C$205];[.E194])" office:value-type="percentage" office:value="0.659684785388636" calcext:value-type="percentage">
            <text:p>66,0%</text:p>
          </table:table-cell>
          <table:table-cell/>
          <table:table-cell table:formula="of:=[.E194]/0.0625" office:value-type="float" office:value="1440" calcext:value-type="float">
            <text:p>1440</text:p>
          </table:table-cell>
          <table:table-cell table:formula="of:=[.F194]*1000" office:value-type="float" office:value="161.509462915601" calcext:value-type="float">
            <text:p>162</text:p>
          </table:table-cell>
          <table:table-cell table:formula="of:=[.G194]*1000" office:value-type="float" office:value="659.684785388636" calcext:value-type="float">
            <text:p>660</text:p>
          </table:table-cell>
          <table:table-cell table:number-columns-repeated="45"/>
        </table:table-row>
        <table:table-row table:style-name="ro3">
          <table:table-cell office:value-type="float" office:value="94.84" calcext:value-type="float">
            <text:p>94,840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4739" calcext:value-type="percentage">
            <text:p>47,39%</text:p>
          </table:table-cell>
          <table:table-cell/>
          <table:table-cell office:value-type="float" office:value="90.0625" calcext:value-type="float">
            <text:p>90,0625</text:p>
          </table:table-cell>
          <table:table-cell table:formula="of:=PINTERP([.$A$15:.$A$205];[.$B$15:.$B$205];[.E195])" office:value-type="percentage" office:value="0.160077591148944" calcext:value-type="percentage">
            <text:p>16,0%</text:p>
          </table:table-cell>
          <table:table-cell table:formula="of:=PINTERP([.$A$15:.$A$205];[.$C$15:.$C$205];[.E195])" office:value-type="percentage" office:value="0.657959340597129" calcext:value-type="percentage">
            <text:p>65,8%</text:p>
          </table:table-cell>
          <table:table-cell/>
          <table:table-cell table:formula="of:=[.E195]/0.0625" office:value-type="float" office:value="1441" calcext:value-type="float">
            <text:p>1441</text:p>
          </table:table-cell>
          <table:table-cell table:formula="of:=[.F195]*1000" office:value-type="float" office:value="160.077591148944" calcext:value-type="float">
            <text:p>160</text:p>
          </table:table-cell>
          <table:table-cell table:formula="of:=[.G195]*1000" office:value-type="float" office:value="657.959340597129" calcext:value-type="float">
            <text:p>658</text:p>
          </table:table-cell>
          <table:table-cell table:number-columns-repeated="45"/>
        </table:table-row>
        <table:table-row table:style-name="ro3">
          <table:table-cell office:value-type="float" office:value="95.22" calcext:value-type="float">
            <text:p>95,220</text:p>
          </table:table-cell>
          <table:table-cell table:style-name="ce9" office:value-type="percentage" office:value="0.0626" calcext:value-type="percentage">
            <text:p>6,26%</text:p>
          </table:table-cell>
          <table:table-cell office:value-type="percentage" office:value="0.4467" calcext:value-type="percentage">
            <text:p>44,67%</text:p>
          </table:table-cell>
          <table:table-cell/>
          <table:table-cell office:value-type="float" office:value="90.125" calcext:value-type="float">
            <text:p>90,125</text:p>
          </table:table-cell>
          <table:table-cell table:formula="of:=PINTERP([.$A$15:.$A$205];[.$B$15:.$B$205];[.E196])" office:value-type="percentage" office:value="0.158728710822226" calcext:value-type="percentage">
            <text:p>15,9%</text:p>
          </table:table-cell>
          <table:table-cell table:formula="of:=PINTERP([.$A$15:.$A$205];[.$C$15:.$C$205];[.E196])" office:value-type="percentage" office:value="0.656263637062266" calcext:value-type="percentage">
            <text:p>65,6%</text:p>
          </table:table-cell>
          <table:table-cell/>
          <table:table-cell table:formula="of:=[.E196]/0.0625" office:value-type="float" office:value="1442" calcext:value-type="float">
            <text:p>1442</text:p>
          </table:table-cell>
          <table:table-cell table:formula="of:=[.F196]*1000" office:value-type="float" office:value="158.728710822226" calcext:value-type="float">
            <text:p>159</text:p>
          </table:table-cell>
          <table:table-cell table:formula="of:=[.G196]*1000" office:value-type="float" office:value="656.263637062266" calcext:value-type="float">
            <text:p>656</text:p>
          </table:table-cell>
          <table:table-cell table:number-columns-repeated="45"/>
        </table:table-row>
        <table:table-row table:style-name="ro3">
          <table:table-cell office:value-type="float" office:value="95.63" calcext:value-type="float">
            <text:p>95,630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4235" calcext:value-type="percentage">
            <text:p>42,35%</text:p>
          </table:table-cell>
          <table:table-cell/>
          <table:table-cell office:value-type="float" office:value="90.1875" calcext:value-type="float">
            <text:p>90,1875</text:p>
          </table:table-cell>
          <table:table-cell table:formula="of:=PINTERP([.$A$15:.$A$205];[.$B$15:.$B$205];[.E197])" office:value-type="percentage" office:value="0.15738888201667" calcext:value-type="percentage">
            <text:p>15,7%</text:p>
          </table:table-cell>
          <table:table-cell table:formula="of:=PINTERP([.$A$15:.$A$205];[.$C$15:.$C$205];[.E197])" office:value-type="percentage" office:value="0.654546191579161" calcext:value-type="percentage">
            <text:p>65,5%</text:p>
          </table:table-cell>
          <table:table-cell/>
          <table:table-cell table:formula="of:=[.E197]/0.0625" office:value-type="float" office:value="1443" calcext:value-type="float">
            <text:p>1443</text:p>
          </table:table-cell>
          <table:table-cell table:formula="of:=[.F197]*1000" office:value-type="float" office:value="157.38888201667" calcext:value-type="float">
            <text:p>157</text:p>
          </table:table-cell>
          <table:table-cell table:formula="of:=[.G197]*1000" office:value-type="float" office:value="654.546191579161" calcext:value-type="float">
            <text:p>655</text:p>
          </table:table-cell>
          <table:table-cell table:number-columns-repeated="45"/>
        </table:table-row>
        <table:table-row table:style-name="ro3">
          <table:table-cell office:value-type="float" office:value="96" calcext:value-type="float">
            <text:p>96,000</text:p>
          </table:table-cell>
          <table:table-cell office:value-type="percentage" office:value="0.0502" calcext:value-type="percentage">
            <text:p>5,02%</text:p>
          </table:table-cell>
          <table:table-cell office:value-type="percentage" office:value="0.3909" calcext:value-type="percentage">
            <text:p>39,09%</text:p>
          </table:table-cell>
          <table:table-cell/>
          <table:table-cell office:value-type="float" office:value="90.25" calcext:value-type="float">
            <text:p>90,25</text:p>
          </table:table-cell>
          <table:table-cell table:formula="of:=PINTERP([.$A$15:.$A$205];[.$B$15:.$B$205];[.E198])" office:value-type="percentage" office:value="0.156058104732277" calcext:value-type="percentage">
            <text:p>15,6%</text:p>
          </table:table-cell>
          <table:table-cell table:formula="of:=PINTERP([.$A$15:.$A$205];[.$C$15:.$C$205];[.E198])" office:value-type="percentage" office:value="0.652807004147813" calcext:value-type="percentage">
            <text:p>65,3%</text:p>
          </table:table-cell>
          <table:table-cell/>
          <table:table-cell table:formula="of:=[.E198]/0.0625" office:value-type="float" office:value="1444" calcext:value-type="float">
            <text:p>1444</text:p>
          </table:table-cell>
          <table:table-cell table:formula="of:=[.F198]*1000" office:value-type="float" office:value="156.058104732277" calcext:value-type="float">
            <text:p>156</text:p>
          </table:table-cell>
          <table:table-cell table:formula="of:=[.G198]*1000" office:value-type="float" office:value="652.807004147813" calcext:value-type="float">
            <text:p>653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96.56" calcext:value-type="float">
            <text:p>96,560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3614" calcext:value-type="percentage">
            <text:p>36,14%</text:p>
          </table:table-cell>
          <table:table-cell/>
          <table:table-cell office:value-type="float" office:value="90.3125" calcext:value-type="float">
            <text:p>90,3125</text:p>
          </table:table-cell>
          <table:table-cell table:formula="of:=PINTERP([.$A$15:.$A$205];[.$B$15:.$B$205];[.E199])" office:value-type="percentage" office:value="0.15467981168017" calcext:value-type="percentage">
            <text:p>15,5%</text:p>
          </table:table-cell>
          <table:table-cell table:formula="of:=PINTERP([.$A$15:.$A$205];[.$C$15:.$C$205];[.E199])" office:value-type="percentage" office:value="0.650999083719136" calcext:value-type="percentage">
            <text:p>65,1%</text:p>
          </table:table-cell>
          <table:table-cell/>
          <table:table-cell table:formula="of:=[.E199]/0.0625" office:value-type="float" office:value="1445" calcext:value-type="float">
            <text:p>1445</text:p>
          </table:table-cell>
          <table:table-cell table:formula="of:=[.F199]*1000" office:value-type="float" office:value="154.67981168017" calcext:value-type="float">
            <text:p>155</text:p>
          </table:table-cell>
          <table:table-cell table:formula="of:=[.G199]*1000" office:value-type="float" office:value="650.999083719136" calcext:value-type="float">
            <text:p>651</text:p>
          </table:table-cell>
          <table:table-cell table:number-columns-repeated="45"/>
        </table:table-row>
        <table:table-row table:style-name="ro3">
          <table:table-cell office:value-type="float" office:value="97.11" calcext:value-type="float">
            <text:p>97,110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3198" calcext:value-type="percentage">
            <text:p>31,98%</text:p>
          </table:table-cell>
          <table:table-cell/>
          <table:table-cell office:value-type="float" office:value="90.375" calcext:value-type="float">
            <text:p>90,375</text:p>
          </table:table-cell>
          <table:table-cell table:formula="of:=PINTERP([.$A$15:.$A$205];[.$B$15:.$B$205];[.E200])" office:value-type="percentage" office:value="0.153082957970849" calcext:value-type="percentage">
            <text:p>15,3%</text:p>
          </table:table-cell>
          <table:table-cell table:formula="of:=PINTERP([.$A$15:.$A$205];[.$C$15:.$C$205];[.E200])" office:value-type="percentage" office:value="0.648985710470086" calcext:value-type="percentage">
            <text:p>64,9%</text:p>
          </table:table-cell>
          <table:table-cell/>
          <table:table-cell table:formula="of:=[.E200]/0.0625" office:value-type="float" office:value="1446" calcext:value-type="float">
            <text:p>1446</text:p>
          </table:table-cell>
          <table:table-cell table:formula="of:=[.F200]*1000" office:value-type="float" office:value="153.082957970849" calcext:value-type="float">
            <text:p>153</text:p>
          </table:table-cell>
          <table:table-cell table:formula="of:=[.G200]*1000" office:value-type="float" office:value="648.985710470086" calcext:value-type="float">
            <text:p>649</text:p>
          </table:table-cell>
          <table:table-cell table:number-columns-repeated="45"/>
        </table:table-row>
        <table:table-row table:style-name="ro3">
          <table:table-cell office:value-type="float" office:value="97.5" calcext:value-type="float">
            <text:p>97,500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2799" calcext:value-type="percentage">
            <text:p>27,99%</text:p>
          </table:table-cell>
          <table:table-cell/>
          <table:table-cell office:value-type="float" office:value="90.4375" calcext:value-type="float">
            <text:p>90,4375</text:p>
          </table:table-cell>
          <table:table-cell table:formula="of:=PINTERP([.$A$15:.$A$205];[.$B$15:.$B$205];[.E201])" office:value-type="percentage" office:value="0.151492917411244" calcext:value-type="percentage">
            <text:p>15,1%</text:p>
          </table:table-cell>
          <table:table-cell table:formula="of:=PINTERP([.$A$15:.$A$205];[.$C$15:.$C$205];[.E201])" office:value-type="percentage" office:value="0.646957684146486" calcext:value-type="percentage">
            <text:p>64,7%</text:p>
          </table:table-cell>
          <table:table-cell/>
          <table:table-cell table:formula="of:=[.E201]/0.0625" office:value-type="float" office:value="1447" calcext:value-type="float">
            <text:p>1447</text:p>
          </table:table-cell>
          <table:table-cell table:formula="of:=[.F201]*1000" office:value-type="float" office:value="151.492917411244" calcext:value-type="float">
            <text:p>151</text:p>
          </table:table-cell>
          <table:table-cell table:formula="of:=[.G201]*1000" office:value-type="float" office:value="646.957684146486" calcext:value-type="float">
            <text:p>647</text:p>
          </table:table-cell>
          <table:table-cell table:number-columns-repeated="45"/>
        </table:table-row>
        <table:table-row table:style-name="ro3">
          <table:table-cell office:value-type="float" office:value="98.05" calcext:value-type="float">
            <text:p>98,050</text:p>
          </table:table-cell>
          <table:table-cell office:value-type="percentage" office:value="0.0252" calcext:value-type="percentage">
            <text:p>2,52%</text:p>
          </table:table-cell>
          <table:table-cell office:value-type="percentage" office:value="0.2359" calcext:value-type="percentage">
            <text:p>23,59%</text:p>
          </table:table-cell>
          <table:table-cell/>
          <table:table-cell office:value-type="float" office:value="90.5" calcext:value-type="float">
            <text:p>90,5</text:p>
          </table:table-cell>
          <table:table-cell table:formula="of:=PINTERP([.$A$15:.$A$205];[.$B$15:.$B$205];[.E202])" office:value-type="percentage" office:value="0.149909690001357" calcext:value-type="percentage">
            <text:p>15,0%</text:p>
          </table:table-cell>
          <table:table-cell table:formula="of:=PINTERP([.$A$15:.$A$205];[.$C$15:.$C$205];[.E202])" office:value-type="percentage" office:value="0.644915004748338" calcext:value-type="percentage">
            <text:p>64,5%</text:p>
          </table:table-cell>
          <table:table-cell/>
          <table:table-cell table:formula="of:=[.E202]/0.0625" office:value-type="float" office:value="1448" calcext:value-type="float">
            <text:p>1448</text:p>
          </table:table-cell>
          <table:table-cell table:formula="of:=[.F202]*1000" office:value-type="float" office:value="149.909690001357" calcext:value-type="float">
            <text:p>150</text:p>
          </table:table-cell>
          <table:table-cell table:formula="of:=[.G202]*1000" office:value-type="float" office:value="644.915004748338" calcext:value-type="float">
            <text:p>645</text:p>
          </table:table-cell>
          <table:table-cell table:number-columns-repeated="45"/>
        </table:table-row>
        <table:table-row table:style-name="ro3">
          <table:table-cell office:value-type="float" office:value="98.55" calcext:value-type="float">
            <text:p>98,550</text:p>
          </table:table-cell>
          <table:table-cell office:value-type="percentage" office:value="0.0189" calcext:value-type="percentage">
            <text:p>1,89%</text:p>
          </table:table-cell>
          <table:table-cell office:value-type="percentage" office:value="0.178" calcext:value-type="percentage">
            <text:p>17,80%</text:p>
          </table:table-cell>
          <table:table-cell/>
          <table:table-cell office:value-type="float" office:value="90.5625" calcext:value-type="float">
            <text:p>90,5625</text:p>
          </table:table-cell>
          <table:table-cell table:formula="of:=PINTERP([.$A$15:.$A$205];[.$B$15:.$B$205];[.E203])" office:value-type="percentage" office:value="0.148422851819068" calcext:value-type="percentage">
            <text:p>14,8%</text:p>
          </table:table-cell>
          <table:table-cell table:formula="of:=PINTERP([.$A$15:.$A$205];[.$C$15:.$C$205];[.E203])" office:value-type="percentage" office:value="0.64295219378592" calcext:value-type="percentage">
            <text:p>64,3%</text:p>
          </table:table-cell>
          <table:table-cell/>
          <table:table-cell table:formula="of:=[.E203]/0.0625" office:value-type="float" office:value="1449" calcext:value-type="float">
            <text:p>1449</text:p>
          </table:table-cell>
          <table:table-cell table:formula="of:=[.F203]*1000" office:value-type="float" office:value="148.422851819068" calcext:value-type="float">
            <text:p>148</text:p>
          </table:table-cell>
          <table:table-cell table:formula="of:=[.G203]*1000" office:value-type="float" office:value="642.95219378592" calcext:value-type="float">
            <text:p>643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3">
          <table:table-cell office:value-type="float" office:value="98.95" calcext:value-type="float">
            <text:p>98,950</text:p>
          </table:table-cell>
          <table:table-cell table:style-name="ce9" office:value-type="percentage" office:value="0.0126" calcext:value-type="percentage">
            <text:p>1,26%</text:p>
          </table:table-cell>
          <table:table-cell table:style-name="ce9" office:value-type="percentage" office:value="0.1281" calcext:value-type="percentage">
            <text:p>12,81%</text:p>
          </table:table-cell>
          <table:table-cell/>
          <table:table-cell office:value-type="float" office:value="90.625" calcext:value-type="float">
            <text:p>90,625</text:p>
          </table:table-cell>
          <table:table-cell table:formula="of:=PINTERP([.$A$15:.$A$205];[.$B$15:.$B$205];[.E204])" office:value-type="percentage" office:value="0.147114157876832" calcext:value-type="percentage">
            <text:p>14,7%</text:p>
          </table:table-cell>
          <table:table-cell table:formula="of:=PINTERP([.$A$15:.$A$205];[.$C$15:.$C$205];[.E204])" office:value-type="percentage" office:value="0.641142356987016" calcext:value-type="percentage">
            <text:p>64,1%</text:p>
          </table:table-cell>
          <table:table-cell/>
          <table:table-cell table:formula="of:=[.E204]/0.0625" office:value-type="float" office:value="1450" calcext:value-type="float">
            <text:p>1450</text:p>
          </table:table-cell>
          <table:table-cell table:formula="of:=[.F204]*1000" office:value-type="float" office:value="147.114157876832" calcext:value-type="float">
            <text:p>147</text:p>
          </table:table-cell>
          <table:table-cell table:formula="of:=[.G204]*1000" office:value-type="float" office:value="641.142356987016" calcext:value-type="float">
            <text:p>641</text:p>
          </table:table-cell>
          <table:table-cell table:number-columns-repeated="45"/>
        </table:table-row>
        <table:table-row table:style-name="ro3">
          <table:table-cell table:style-name="ce5" office:value-type="float" office:value="99.65" calcext:value-type="float">
            <text:p>99,650</text:p>
          </table:table-cell>
          <table:table-cell table:style-name="ce9" office:value-type="percentage" office:value="0.0064" calcext:value-type="percentage">
            <text:p>0,64%</text:p>
          </table:table-cell>
          <table:table-cell table:style-name="ce9" office:value-type="percentage" office:value="0.0664" calcext:value-type="percentage">
            <text:p>6,64%</text:p>
          </table:table-cell>
          <table:table-cell/>
          <table:table-cell office:value-type="float" office:value="90.6875" calcext:value-type="float">
            <text:p>90,6875</text:p>
          </table:table-cell>
          <table:table-cell table:formula="of:=PINTERP([.$A$15:.$A$205];[.$B$15:.$B$205];[.E205])" office:value-type="percentage" office:value="0.145830048745572" calcext:value-type="percentage">
            <text:p>14,6%</text:p>
          </table:table-cell>
          <table:table-cell table:formula="of:=PINTERP([.$A$15:.$A$205];[.$C$15:.$C$205];[.E205])" office:value-type="percentage" office:value="0.639317262698223" calcext:value-type="percentage">
            <text:p>63,9%</text:p>
          </table:table-cell>
          <table:table-cell/>
          <table:table-cell table:formula="of:=[.E205]/0.0625" office:value-type="float" office:value="1451" calcext:value-type="float">
            <text:p>1451</text:p>
          </table:table-cell>
          <table:table-cell table:formula="of:=[.F205]*1000" office:value-type="float" office:value="145.830048745572" calcext:value-type="float">
            <text:p>146</text:p>
          </table:table-cell>
          <table:table-cell table:formula="of:=[.G205]*1000" office:value-type="float" office:value="639.317262698223" calcext:value-type="float">
            <text:p>639</text:p>
          </table:table-cell>
          <table:table-cell table:number-columns-repeated="45"/>
        </table:table-row>
        <table:table-row table:style-name="ro3">
          <table:table-cell table:style-name="ce5" office:value-type="float" office:value="100" calcext:value-type="float">
            <text:p>100,000</text:p>
          </table:table-cell>
          <table:table-cell table:number-columns-repeated="2" table:style-name="ce9" office:value-type="percentage" office:value="0" calcext:value-type="percentage">
            <text:p>0,00%</text:p>
          </table:table-cell>
          <table:table-cell/>
          <table:table-cell office:value-type="float" office:value="90.75" calcext:value-type="float">
            <text:p>90,75</text:p>
          </table:table-cell>
          <table:table-cell table:formula="of:=PINTERP([.$A$15:.$A$205];[.$B$15:.$B$205];[.E206])" office:value-type="percentage" office:value="0.144570524425288" calcext:value-type="percentage">
            <text:p>14,5%</text:p>
          </table:table-cell>
          <table:table-cell table:formula="of:=PINTERP([.$A$15:.$A$205];[.$C$15:.$C$205];[.E206])" office:value-type="percentage" office:value="0.63747691091954" calcext:value-type="percentage">
            <text:p>63,7%</text:p>
          </table:table-cell>
          <table:table-cell/>
          <table:table-cell table:formula="of:=[.E206]/0.0625" office:value-type="float" office:value="1452" calcext:value-type="float">
            <text:p>1452</text:p>
          </table:table-cell>
          <table:table-cell table:formula="of:=[.F206]*1000" office:value-type="float" office:value="144.570524425288" calcext:value-type="float">
            <text:p>145</text:p>
          </table:table-cell>
          <table:table-cell table:formula="of:=[.G206]*1000" office:value-type="float" office:value="637.476910919541" calcext:value-type="float">
            <text:p>637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0.8125" calcext:value-type="float">
            <text:p>90,8125</text:p>
          </table:table-cell>
          <table:table-cell table:formula="of:=PINTERP([.$A$15:.$A$205];[.$B$15:.$B$205];[.E207])" office:value-type="percentage" office:value="0.143335584915979" calcext:value-type="percentage">
            <text:p>14,3%</text:p>
          </table:table-cell>
          <table:table-cell table:formula="of:=PINTERP([.$A$15:.$A$205];[.$C$15:.$C$205];[.E207])" office:value-type="percentage" office:value="0.635621301650968" calcext:value-type="percentage">
            <text:p>63,6%</text:p>
          </table:table-cell>
          <table:table-cell/>
          <table:table-cell table:formula="of:=[.E207]/0.0625" office:value-type="float" office:value="1453" calcext:value-type="float">
            <text:p>1453</text:p>
          </table:table-cell>
          <table:table-cell table:formula="of:=[.F207]*1000" office:value-type="float" office:value="143.335584915979" calcext:value-type="float">
            <text:p>143</text:p>
          </table:table-cell>
          <table:table-cell table:formula="of:=[.G207]*1000" office:value-type="float" office:value="635.621301650969" calcext:value-type="float">
            <text:p>636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0.875" calcext:value-type="float">
            <text:p>90,875</text:p>
          </table:table-cell>
          <table:table-cell table:formula="of:=PINTERP([.$A$15:.$A$205];[.$B$15:.$B$205];[.E208])" office:value-type="percentage" office:value="0.142009320459552" calcext:value-type="percentage">
            <text:p>14,2%</text:p>
          </table:table-cell>
          <table:table-cell table:formula="of:=PINTERP([.$A$15:.$A$205];[.$C$15:.$C$205];[.E208])" office:value-type="percentage" office:value="0.633578244918101" calcext:value-type="percentage">
            <text:p>63,4%</text:p>
          </table:table-cell>
          <table:table-cell/>
          <table:table-cell table:formula="of:=[.E208]/0.0625" office:value-type="float" office:value="1454" calcext:value-type="float">
            <text:p>1454</text:p>
          </table:table-cell>
          <table:table-cell table:formula="of:=[.F208]*1000" office:value-type="float" office:value="142.009320459552" calcext:value-type="float">
            <text:p>142</text:p>
          </table:table-cell>
          <table:table-cell table:formula="of:=[.G208]*1000" office:value-type="float" office:value="633.578244918101" calcext:value-type="float">
            <text:p>634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4">
          <table:table-cell table:style-name="Default" table:number-columns-repeated="3"/>
          <table:table-cell/>
          <table:table-cell office:value-type="float" office:value="90.9375" calcext:value-type="float">
            <text:p>90,9375</text:p>
          </table:table-cell>
          <table:table-cell table:formula="of:=PINTERP([.$A$15:.$A$205];[.$B$15:.$B$205];[.E209])" office:value-type="percentage" office:value="0.140608535239318" calcext:value-type="percentage">
            <text:p>14,1%</text:p>
          </table:table-cell>
          <table:table-cell table:formula="of:=PINTERP([.$A$15:.$A$205];[.$C$15:.$C$205];[.E209])" office:value-type="percentage" office:value="0.631394233441569" calcext:value-type="percentage">
            <text:p>63,1%</text:p>
          </table:table-cell>
          <table:table-cell/>
          <table:table-cell table:formula="of:=[.E209]/0.0625" office:value-type="float" office:value="1455" calcext:value-type="float">
            <text:p>1455</text:p>
          </table:table-cell>
          <table:table-cell table:formula="of:=[.F209]*1000" office:value-type="float" office:value="140.608535239318" calcext:value-type="float">
            <text:p>141</text:p>
          </table:table-cell>
          <table:table-cell table:formula="of:=[.G209]*1000" office:value-type="float" office:value="631.394233441569" calcext:value-type="float">
            <text:p>631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" calcext:value-type="float">
            <text:p>91</text:p>
          </table:table-cell>
          <table:table-cell table:formula="of:=PINTERP([.$A$15:.$A$205];[.$B$15:.$B$205];[.E210])" office:value-type="percentage" office:value="0.139222035314682" calcext:value-type="percentage">
            <text:p>13,9%</text:p>
          </table:table-cell>
          <table:table-cell table:formula="of:=PINTERP([.$A$15:.$A$205];[.$C$15:.$C$205];[.E210])" office:value-type="percentage" office:value="0.629207265589217" calcext:value-type="percentage">
            <text:p>62,9%</text:p>
          </table:table-cell>
          <table:table-cell/>
          <table:table-cell table:formula="of:=[.E210]/0.0625" office:value-type="float" office:value="1456" calcext:value-type="float">
            <text:p>1456</text:p>
          </table:table-cell>
          <table:table-cell table:formula="of:=[.F210]*1000" office:value-type="float" office:value="139.222035314682" calcext:value-type="float">
            <text:p>139</text:p>
          </table:table-cell>
          <table:table-cell table:formula="of:=[.G210]*1000" office:value-type="float" office:value="629.207265589217" calcext:value-type="float">
            <text:p>629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0625" calcext:value-type="float">
            <text:p>91,0625</text:p>
          </table:table-cell>
          <table:table-cell table:formula="of:=PINTERP([.$A$15:.$A$205];[.$B$15:.$B$205];[.E211])" office:value-type="percentage" office:value="0.137849820685644" calcext:value-type="percentage">
            <text:p>13,8%</text:p>
          </table:table-cell>
          <table:table-cell table:formula="of:=PINTERP([.$A$15:.$A$205];[.$C$15:.$C$205];[.E211])" office:value-type="percentage" office:value="0.627017341361044" calcext:value-type="percentage">
            <text:p>62,7%</text:p>
          </table:table-cell>
          <table:table-cell/>
          <table:table-cell table:formula="of:=[.E211]/0.0625" office:value-type="float" office:value="1457" calcext:value-type="float">
            <text:p>1457</text:p>
          </table:table-cell>
          <table:table-cell table:formula="of:=[.F211]*1000" office:value-type="float" office:value="137.849820685644" calcext:value-type="float">
            <text:p>138</text:p>
          </table:table-cell>
          <table:table-cell table:formula="of:=[.G211]*1000" office:value-type="float" office:value="627.017341361044" calcext:value-type="float">
            <text:p>627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125" calcext:value-type="float">
            <text:p>91,125</text:p>
          </table:table-cell>
          <table:table-cell table:formula="of:=PINTERP([.$A$15:.$A$205];[.$B$15:.$B$205];[.E212])" office:value-type="percentage" office:value="0.136504618460287" calcext:value-type="percentage">
            <text:p>13,7%</text:p>
          </table:table-cell>
          <table:table-cell table:formula="of:=PINTERP([.$A$15:.$A$205];[.$C$15:.$C$205];[.E212])" office:value-type="percentage" office:value="0.624841407906854" calcext:value-type="percentage">
            <text:p>62,5%</text:p>
          </table:table-cell>
          <table:table-cell/>
          <table:table-cell table:formula="of:=[.E212]/0.0625" office:value-type="float" office:value="1458" calcext:value-type="float">
            <text:p>1458</text:p>
          </table:table-cell>
          <table:table-cell table:formula="of:=[.F212]*1000" office:value-type="float" office:value="136.504618460287" calcext:value-type="float">
            <text:p>137</text:p>
          </table:table-cell>
          <table:table-cell table:formula="of:=[.G212]*1000" office:value-type="float" office:value="624.841407906854" calcext:value-type="float">
            <text:p>625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1875" calcext:value-type="float">
            <text:p>91,1875</text:p>
          </table:table-cell>
          <table:table-cell table:formula="of:=PINTERP([.$A$15:.$A$205];[.$B$15:.$B$205];[.E213])" office:value-type="percentage" office:value="0.135326644246408" calcext:value-type="percentage">
            <text:p>13,5%</text:p>
          </table:table-cell>
          <table:table-cell table:formula="of:=PINTERP([.$A$15:.$A$205];[.$C$15:.$C$205];[.E213])" office:value-type="percentage" office:value="0.622888055089505" calcext:value-type="percentage">
            <text:p>62,3%</text:p>
          </table:table-cell>
          <table:table-cell/>
          <table:table-cell table:formula="of:=[.E213]/0.0625" office:value-type="float" office:value="1459" calcext:value-type="float">
            <text:p>1459</text:p>
          </table:table-cell>
          <table:table-cell table:formula="of:=[.F213]*1000" office:value-type="float" office:value="135.326644246408" calcext:value-type="float">
            <text:p>135</text:p>
          </table:table-cell>
          <table:table-cell table:formula="of:=[.G213]*1000" office:value-type="float" office:value="622.888055089505" calcext:value-type="float">
            <text:p>623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4">
          <table:table-cell table:style-name="Default" table:number-columns-repeated="3"/>
          <table:table-cell/>
          <table:table-cell office:value-type="float" office:value="91.25" calcext:value-type="float">
            <text:p>91,25</text:p>
          </table:table-cell>
          <table:table-cell table:formula="of:=PINTERP([.$A$15:.$A$205];[.$B$15:.$B$205];[.E214])" office:value-type="percentage" office:value="0.134175142314991" calcext:value-type="percentage">
            <text:p>13,4%</text:p>
          </table:table-cell>
          <table:table-cell table:formula="of:=PINTERP([.$A$15:.$A$205];[.$C$15:.$C$205];[.E214])" office:value-type="percentage" office:value="0.620988495507311" calcext:value-type="percentage">
            <text:p>62,1%</text:p>
          </table:table-cell>
          <table:table-cell/>
          <table:table-cell table:formula="of:=[.E214]/0.0625" office:value-type="float" office:value="1460" calcext:value-type="float">
            <text:p>1460</text:p>
          </table:table-cell>
          <table:table-cell table:formula="of:=[.F214]*1000" office:value-type="float" office:value="134.175142314991" calcext:value-type="float">
            <text:p>134</text:p>
          </table:table-cell>
          <table:table-cell table:formula="of:=[.G214]*1000" office:value-type="float" office:value="620.988495507311" calcext:value-type="float">
            <text:p>621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3125" calcext:value-type="float">
            <text:p>91,3125</text:p>
          </table:table-cell>
          <table:table-cell table:formula="of:=PINTERP([.$A$15:.$A$205];[.$B$15:.$B$205];[.E215])" office:value-type="percentage" office:value="0.133050112666034" calcext:value-type="percentage">
            <text:p>13,3%</text:p>
          </table:table-cell>
          <table:table-cell table:formula="of:=PINTERP([.$A$15:.$A$205];[.$C$15:.$C$205];[.E215])" office:value-type="percentage" office:value="0.619142729160272" calcext:value-type="percentage">
            <text:p>61,9%</text:p>
          </table:table-cell>
          <table:table-cell/>
          <table:table-cell table:formula="of:=[.E215]/0.0625" office:value-type="float" office:value="1461" calcext:value-type="float">
            <text:p>1461</text:p>
          </table:table-cell>
          <table:table-cell table:formula="of:=[.F215]*1000" office:value-type="float" office:value="133.050112666034" calcext:value-type="float">
            <text:p>133</text:p>
          </table:table-cell>
          <table:table-cell table:formula="of:=[.G215]*1000" office:value-type="float" office:value="619.142729160272" calcext:value-type="float">
            <text:p>619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375" calcext:value-type="float">
            <text:p>91,375</text:p>
          </table:table-cell>
          <table:table-cell table:formula="of:=PINTERP([.$A$15:.$A$205];[.$B$15:.$B$205];[.E216])" office:value-type="percentage" office:value="0.131951555299539" calcext:value-type="percentage">
            <text:p>13,2%</text:p>
          </table:table-cell>
          <table:table-cell table:formula="of:=PINTERP([.$A$15:.$A$205];[.$C$15:.$C$205];[.E216])" office:value-type="percentage" office:value="0.617350756048387" calcext:value-type="percentage">
            <text:p>61,7%</text:p>
          </table:table-cell>
          <table:table-cell/>
          <table:table-cell table:formula="of:=[.E216]/0.0625" office:value-type="float" office:value="1462" calcext:value-type="float">
            <text:p>1462</text:p>
          </table:table-cell>
          <table:table-cell table:formula="of:=[.F216]*1000" office:value-type="float" office:value="131.951555299539" calcext:value-type="float">
            <text:p>132</text:p>
          </table:table-cell>
          <table:table-cell table:formula="of:=[.G216]*1000" office:value-type="float" office:value="617.350756048387" calcext:value-type="float">
            <text:p>617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4375" calcext:value-type="float">
            <text:p>91,4375</text:p>
          </table:table-cell>
          <table:table-cell table:formula="of:=PINTERP([.$A$15:.$A$205];[.$B$15:.$B$205];[.E217])" office:value-type="percentage" office:value="0.130879470215506" calcext:value-type="percentage">
            <text:p>13,1%</text:p>
          </table:table-cell>
          <table:table-cell table:formula="of:=PINTERP([.$A$15:.$A$205];[.$C$15:.$C$205];[.E217])" office:value-type="percentage" office:value="0.615612576171657" calcext:value-type="percentage">
            <text:p>61,6%</text:p>
          </table:table-cell>
          <table:table-cell/>
          <table:table-cell table:formula="of:=[.E217]/0.0625" office:value-type="float" office:value="1463" calcext:value-type="float">
            <text:p>1463</text:p>
          </table:table-cell>
          <table:table-cell table:formula="of:=[.F217]*1000" office:value-type="float" office:value="130.879470215506" calcext:value-type="float">
            <text:p>131</text:p>
          </table:table-cell>
          <table:table-cell table:formula="of:=[.G217]*1000" office:value-type="float" office:value="615.612576171657" calcext:value-type="float">
            <text:p>616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5" calcext:value-type="float">
            <text:p>91,5</text:p>
          </table:table-cell>
          <table:table-cell table:formula="of:=PINTERP([.$A$15:.$A$205];[.$B$15:.$B$205];[.E218])" office:value-type="percentage" office:value="0.129807904411765" calcext:value-type="percentage">
            <text:p>13,0%</text:p>
          </table:table-cell>
          <table:table-cell table:formula="of:=PINTERP([.$A$15:.$A$205];[.$C$15:.$C$205];[.E218])" office:value-type="percentage" office:value="0.614025865051903" calcext:value-type="percentage">
            <text:p>61,4%</text:p>
          </table:table-cell>
          <table:table-cell/>
          <table:table-cell table:formula="of:=[.E218]/0.0625" office:value-type="float" office:value="1464" calcext:value-type="float">
            <text:p>1464</text:p>
          </table:table-cell>
          <table:table-cell table:formula="of:=[.F218]*1000" office:value-type="float" office:value="129.807904411765" calcext:value-type="float">
            <text:p>130</text:p>
          </table:table-cell>
          <table:table-cell table:formula="of:=[.G218]*1000" office:value-type="float" office:value="614.025865051903" calcext:value-type="float">
            <text:p>614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4">
          <table:table-cell table:style-name="Default" table:number-columns-repeated="3"/>
          <table:table-cell/>
          <table:table-cell office:value-type="float" office:value="91.5625" calcext:value-type="float">
            <text:p>91,5625</text:p>
          </table:table-cell>
          <table:table-cell table:formula="of:=PINTERP([.$A$15:.$A$205];[.$B$15:.$B$205];[.E219])" office:value-type="percentage" office:value="0.128712864296109" calcext:value-type="percentage">
            <text:p>12,9%</text:p>
          </table:table-cell>
          <table:table-cell table:formula="of:=PINTERP([.$A$15:.$A$205];[.$C$15:.$C$205];[.E219])" office:value-type="percentage" office:value="0.612464848480753" calcext:value-type="percentage">
            <text:p>61,2%</text:p>
          </table:table-cell>
          <table:table-cell/>
          <table:table-cell table:formula="of:=[.E219]/0.0625" office:value-type="float" office:value="1465" calcext:value-type="float">
            <text:p>1465</text:p>
          </table:table-cell>
          <table:table-cell table:formula="of:=[.F219]*1000" office:value-type="float" office:value="128.712864296109" calcext:value-type="float">
            <text:p>129</text:p>
          </table:table-cell>
          <table:table-cell table:formula="of:=[.G219]*1000" office:value-type="float" office:value="612.464848480753" calcext:value-type="float">
            <text:p>612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625" calcext:value-type="float">
            <text:p>91,625</text:p>
          </table:table-cell>
          <table:table-cell table:formula="of:=PINTERP([.$A$15:.$A$205];[.$B$15:.$B$205];[.E220])" office:value-type="percentage" office:value="0.127601189108456" calcext:value-type="percentage">
            <text:p>12,8%</text:p>
          </table:table-cell>
          <table:table-cell table:formula="of:=PINTERP([.$A$15:.$A$205];[.$C$15:.$C$205];[.E220])" office:value-type="percentage" office:value="0.610856355428201" calcext:value-type="percentage">
            <text:p>61,1%</text:p>
          </table:table-cell>
          <table:table-cell/>
          <table:table-cell table:formula="of:=[.E220]/0.0625" office:value-type="float" office:value="1466" calcext:value-type="float">
            <text:p>1466</text:p>
          </table:table-cell>
          <table:table-cell table:formula="of:=[.F220]*1000" office:value-type="float" office:value="127.601189108456" calcext:value-type="float">
            <text:p>128</text:p>
          </table:table-cell>
          <table:table-cell table:formula="of:=[.G220]*1000" office:value-type="float" office:value="610.856355428201" calcext:value-type="float">
            <text:p>611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6875" calcext:value-type="float">
            <text:p>91,6875</text:p>
          </table:table-cell>
          <table:table-cell table:formula="of:=PINTERP([.$A$15:.$A$205];[.$B$15:.$B$205];[.E221])" office:value-type="percentage" office:value="0.126472878848805" calcext:value-type="percentage">
            <text:p>12,6%</text:p>
          </table:table-cell>
          <table:table-cell table:formula="of:=PINTERP([.$A$15:.$A$205];[.$C$15:.$C$205];[.E221])" office:value-type="percentage" office:value="0.609200385894247" calcext:value-type="percentage">
            <text:p>60,9%</text:p>
          </table:table-cell>
          <table:table-cell/>
          <table:table-cell table:formula="of:=[.E221]/0.0625" office:value-type="float" office:value="1467" calcext:value-type="float">
            <text:p>1467</text:p>
          </table:table-cell>
          <table:table-cell table:formula="of:=[.F221]*1000" office:value-type="float" office:value="126.472878848805" calcext:value-type="float">
            <text:p>126</text:p>
          </table:table-cell>
          <table:table-cell table:formula="of:=[.G221]*1000" office:value-type="float" office:value="609.200385894247" calcext:value-type="float">
            <text:p>609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75" calcext:value-type="float">
            <text:p>91,75</text:p>
          </table:table-cell>
          <table:table-cell table:formula="of:=PINTERP([.$A$15:.$A$205];[.$B$15:.$B$205];[.E222])" office:value-type="percentage" office:value="0.125327933517157" calcext:value-type="percentage">
            <text:p>12,5%</text:p>
          </table:table-cell>
          <table:table-cell table:formula="of:=PINTERP([.$A$15:.$A$205];[.$C$15:.$C$205];[.E222])" office:value-type="percentage" office:value="0.607496939878893" calcext:value-type="percentage">
            <text:p>60,7%</text:p>
          </table:table-cell>
          <table:table-cell/>
          <table:table-cell table:formula="of:=[.E222]/0.0625" office:value-type="float" office:value="1468" calcext:value-type="float">
            <text:p>1468</text:p>
          </table:table-cell>
          <table:table-cell table:formula="of:=[.F222]*1000" office:value-type="float" office:value="125.327933517157" calcext:value-type="float">
            <text:p>125</text:p>
          </table:table-cell>
          <table:table-cell table:formula="of:=[.G222]*1000" office:value-type="float" office:value="607.496939878893" calcext:value-type="float">
            <text:p>607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8125" calcext:value-type="float">
            <text:p>91,8125</text:p>
          </table:table-cell>
          <table:table-cell table:formula="of:=PINTERP([.$A$15:.$A$205];[.$B$15:.$B$205];[.E223])" office:value-type="percentage" office:value="0.124144669627238" calcext:value-type="percentage">
            <text:p>12,4%</text:p>
          </table:table-cell>
          <table:table-cell table:formula="of:=PINTERP([.$A$15:.$A$205];[.$C$15:.$C$205];[.E223])" office:value-type="percentage" office:value="0.605661186273274" calcext:value-type="percentage">
            <text:p>60,6%</text:p>
          </table:table-cell>
          <table:table-cell/>
          <table:table-cell table:formula="of:=[.E223]/0.0625" office:value-type="float" office:value="1469" calcext:value-type="float">
            <text:p>1469</text:p>
          </table:table-cell>
          <table:table-cell table:formula="of:=[.F223]*1000" office:value-type="float" office:value="124.144669627238" calcext:value-type="float">
            <text:p>124</text:p>
          </table:table-cell>
          <table:table-cell table:formula="of:=[.G223]*1000" office:value-type="float" office:value="605.661186273274" calcext:value-type="float">
            <text:p>606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4">
          <table:table-cell table:style-name="Default" table:number-columns-repeated="3"/>
          <table:table-cell/>
          <table:table-cell office:value-type="float" office:value="91.875" calcext:value-type="float">
            <text:p>91,875</text:p>
          </table:table-cell>
          <table:table-cell table:formula="of:=PINTERP([.$A$15:.$A$205];[.$B$15:.$B$205];[.E224])" office:value-type="percentage" office:value="0.122864100858337" calcext:value-type="percentage">
            <text:p>12,3%</text:p>
          </table:table-cell>
          <table:table-cell table:formula="of:=PINTERP([.$A$15:.$A$205];[.$C$15:.$C$205];[.E224])" office:value-type="percentage" office:value="0.603436222500593" calcext:value-type="percentage">
            <text:p>60,3%</text:p>
          </table:table-cell>
          <table:table-cell/>
          <table:table-cell table:formula="of:=[.E224]/0.0625" office:value-type="float" office:value="1470" calcext:value-type="float">
            <text:p>1470</text:p>
          </table:table-cell>
          <table:table-cell table:formula="of:=[.F224]*1000" office:value-type="float" office:value="122.864100858337" calcext:value-type="float">
            <text:p>123</text:p>
          </table:table-cell>
          <table:table-cell table:formula="of:=[.G224]*1000" office:value-type="float" office:value="603.436222500593" calcext:value-type="float">
            <text:p>603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1.9375" calcext:value-type="float">
            <text:p>91,9375</text:p>
          </table:table-cell>
          <table:table-cell table:formula="of:=PINTERP([.$A$15:.$A$205];[.$B$15:.$B$205];[.E225])" office:value-type="percentage" office:value="0.12157700391428" calcext:value-type="percentage">
            <text:p>12,2%</text:p>
          </table:table-cell>
          <table:table-cell table:formula="of:=PINTERP([.$A$15:.$A$205];[.$C$15:.$C$205];[.E225])" office:value-type="percentage" office:value="0.601159766829489" calcext:value-type="percentage">
            <text:p>60,1%</text:p>
          </table:table-cell>
          <table:table-cell/>
          <table:table-cell table:formula="of:=[.E225]/0.0625" office:value-type="float" office:value="1471" calcext:value-type="float">
            <text:p>1471</text:p>
          </table:table-cell>
          <table:table-cell table:formula="of:=[.F225]*1000" office:value-type="float" office:value="121.57700391428" calcext:value-type="float">
            <text:p>122</text:p>
          </table:table-cell>
          <table:table-cell table:formula="of:=[.G225]*1000" office:value-type="float" office:value="601.159766829489" calcext:value-type="float">
            <text:p>601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2" calcext:value-type="float">
            <text:p>92</text:p>
          </table:table-cell>
          <table:table-cell table:formula="of:=PINTERP([.$A$15:.$A$205];[.$B$15:.$B$205];[.E226])" office:value-type="percentage" office:value="0.120283378795066" calcext:value-type="percentage">
            <text:p>12,0%</text:p>
          </table:table-cell>
          <table:table-cell table:formula="of:=PINTERP([.$A$15:.$A$205];[.$C$15:.$C$205];[.E226])" office:value-type="percentage" office:value="0.598831819259962" calcext:value-type="percentage">
            <text:p>59,9%</text:p>
          </table:table-cell>
          <table:table-cell/>
          <table:table-cell table:formula="of:=[.E226]/0.0625" office:value-type="float" office:value="1472" calcext:value-type="float">
            <text:p>1472</text:p>
          </table:table-cell>
          <table:table-cell table:formula="of:=[.F226]*1000" office:value-type="float" office:value="120.283378795066" calcext:value-type="float">
            <text:p>120</text:p>
          </table:table-cell>
          <table:table-cell table:formula="of:=[.G226]*1000" office:value-type="float" office:value="598.831819259962" calcext:value-type="float">
            <text:p>599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2.0625" calcext:value-type="float">
            <text:p>92,0625</text:p>
          </table:table-cell>
          <table:table-cell table:formula="of:=PINTERP([.$A$15:.$A$205];[.$B$15:.$B$205];[.E227])" office:value-type="percentage" office:value="0.118983225500697" calcext:value-type="percentage">
            <text:p>11,9%</text:p>
          </table:table-cell>
          <table:table-cell table:formula="of:=PINTERP([.$A$15:.$A$205];[.$C$15:.$C$205];[.E227])" office:value-type="percentage" office:value="0.596452379792012" calcext:value-type="percentage">
            <text:p>59,6%</text:p>
          </table:table-cell>
          <table:table-cell/>
          <table:table-cell table:formula="of:=[.E227]/0.0625" office:value-type="float" office:value="1473" calcext:value-type="float">
            <text:p>1473</text:p>
          </table:table-cell>
          <table:table-cell table:formula="of:=[.F227]*1000" office:value-type="float" office:value="118.983225500697" calcext:value-type="float">
            <text:p>119</text:p>
          </table:table-cell>
          <table:table-cell table:formula="of:=[.G227]*1000" office:value-type="float" office:value="596.452379792012" calcext:value-type="float">
            <text:p>596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2.125" calcext:value-type="float">
            <text:p>92,125</text:p>
          </table:table-cell>
          <table:table-cell table:formula="of:=PINTERP([.$A$15:.$A$205];[.$B$15:.$B$205];[.E228])" office:value-type="percentage" office:value="0.117702410810174" calcext:value-type="percentage">
            <text:p>11,8%</text:p>
          </table:table-cell>
          <table:table-cell table:formula="of:=PINTERP([.$A$15:.$A$205];[.$C$15:.$C$205];[.E228])" office:value-type="percentage" office:value="0.594114728016122" calcext:value-type="percentage">
            <text:p>59,4%</text:p>
          </table:table-cell>
          <table:table-cell/>
          <table:table-cell table:formula="of:=[.E228]/0.0625" office:value-type="float" office:value="1474" calcext:value-type="float">
            <text:p>1474</text:p>
          </table:table-cell>
          <table:table-cell table:formula="of:=[.F228]*1000" office:value-type="float" office:value="117.702410810174" calcext:value-type="float">
            <text:p>118</text:p>
          </table:table-cell>
          <table:table-cell table:formula="of:=[.G228]*1000" office:value-type="float" office:value="594.114728016122" calcext:value-type="float">
            <text:p>594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4">
          <table:table-cell table:style-name="Default" table:number-columns-repeated="3"/>
          <table:table-cell/>
          <table:table-cell office:value-type="float" office:value="92.1875" calcext:value-type="float">
            <text:p>92,1875</text:p>
          </table:table-cell>
          <table:table-cell table:formula="of:=PINTERP([.$A$15:.$A$205];[.$B$15:.$B$205];[.E229])" office:value-type="percentage" office:value="0.116474029660692" calcext:value-type="percentage">
            <text:p>11,6%</text:p>
          </table:table-cell>
          <table:table-cell table:formula="of:=PINTERP([.$A$15:.$A$205];[.$C$15:.$C$205];[.E229])" office:value-type="percentage" office:value="0.591914958160999" calcext:value-type="percentage">
            <text:p>59,2%</text:p>
          </table:table-cell>
          <table:table-cell/>
          <table:table-cell table:formula="of:=[.E229]/0.0625" office:value-type="float" office:value="1475" calcext:value-type="float">
            <text:p>1475</text:p>
          </table:table-cell>
          <table:table-cell table:formula="of:=[.F229]*1000" office:value-type="float" office:value="116.474029660692" calcext:value-type="float">
            <text:p>116</text:p>
          </table:table-cell>
          <table:table-cell table:formula="of:=[.G229]*1000" office:value-type="float" office:value="591.914958160999" calcext:value-type="float">
            <text:p>592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2.25" calcext:value-type="float">
            <text:p>92,25</text:p>
          </table:table-cell>
          <table:table-cell table:formula="of:=PINTERP([.$A$15:.$A$205];[.$B$15:.$B$205];[.E230])" office:value-type="percentage" office:value="0.115267922547043" calcext:value-type="percentage">
            <text:p>11,5%</text:p>
          </table:table-cell>
          <table:table-cell table:formula="of:=PINTERP([.$A$15:.$A$205];[.$C$15:.$C$205];[.E230])" office:value-type="percentage" office:value="0.589734345598118" calcext:value-type="percentage">
            <text:p>59,0%</text:p>
          </table:table-cell>
          <table:table-cell/>
          <table:table-cell table:formula="of:=[.E230]/0.0625" office:value-type="float" office:value="1476" calcext:value-type="float">
            <text:p>1476</text:p>
          </table:table-cell>
          <table:table-cell table:formula="of:=[.F230]*1000" office:value-type="float" office:value="115.267922547043" calcext:value-type="float">
            <text:p>115</text:p>
          </table:table-cell>
          <table:table-cell table:formula="of:=[.G230]*1000" office:value-type="float" office:value="589.734345598118" calcext:value-type="float">
            <text:p>590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2.3125" calcext:value-type="float">
            <text:p>92,3125</text:p>
          </table:table-cell>
          <table:table-cell table:formula="of:=PINTERP([.$A$15:.$A$205];[.$B$15:.$B$205];[.E231])" office:value-type="percentage" office:value="0.114084089469226" calcext:value-type="percentage">
            <text:p>11,4%</text:p>
          </table:table-cell>
          <table:table-cell table:formula="of:=PINTERP([.$A$15:.$A$205];[.$C$15:.$C$205];[.E231])" office:value-type="percentage" office:value="0.587572890327481" calcext:value-type="percentage">
            <text:p>58,8%</text:p>
          </table:table-cell>
          <table:table-cell/>
          <table:table-cell table:formula="of:=[.E231]/0.0625" office:value-type="float" office:value="1477" calcext:value-type="float">
            <text:p>1477</text:p>
          </table:table-cell>
          <table:table-cell table:formula="of:=[.F231]*1000" office:value-type="float" office:value="114.084089469226" calcext:value-type="float">
            <text:p>114</text:p>
          </table:table-cell>
          <table:table-cell table:formula="of:=[.G231]*1000" office:value-type="float" office:value="587.572890327481" calcext:value-type="float">
            <text:p>588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2.375" calcext:value-type="float">
            <text:p>92,375</text:p>
          </table:table-cell>
          <table:table-cell table:formula="of:=PINTERP([.$A$15:.$A$205];[.$B$15:.$B$205];[.E232])" office:value-type="percentage" office:value="0.112922530427241" calcext:value-type="percentage">
            <text:p>11,3%</text:p>
          </table:table-cell>
          <table:table-cell table:formula="of:=PINTERP([.$A$15:.$A$205];[.$C$15:.$C$205];[.E232])" office:value-type="percentage" office:value="0.585430592349087" calcext:value-type="percentage">
            <text:p>58,5%</text:p>
          </table:table-cell>
          <table:table-cell/>
          <table:table-cell table:formula="of:=[.E232]/0.0625" office:value-type="float" office:value="1478" calcext:value-type="float">
            <text:p>1478</text:p>
          </table:table-cell>
          <table:table-cell table:formula="of:=[.F232]*1000" office:value-type="float" office:value="112.922530427241" calcext:value-type="float">
            <text:p>113</text:p>
          </table:table-cell>
          <table:table-cell table:formula="of:=[.G232]*1000" office:value-type="float" office:value="585.430592349087" calcext:value-type="float">
            <text:p>585</text:p>
          </table:table-cell>
          <table:table-cell table:number-columns-repeated="45"/>
        </table:table-row>
        <table:table-row table:style-name="ro4">
          <table:table-cell table:style-name="Default" table:number-columns-repeated="3"/>
          <table:table-cell/>
          <table:table-cell office:value-type="float" office:value="92.4375" calcext:value-type="float">
            <text:p>92,4375</text:p>
          </table:table-cell>
          <table:table-cell table:formula="of:=PINTERP([.$A$15:.$A$205];[.$B$15:.$B$205];[.E233])" office:value-type="percentage" office:value="0.111804849462572" calcext:value-type="percentage">
            <text:p>11,2%</text:p>
          </table:table-cell>
          <table:table-cell table:formula="of:=PINTERP([.$A$15:.$A$205];[.$C$15:.$C$205];[.E233])" office:value-type="percentage" office:value="0.583323471328635" calcext:value-type="percentage">
            <text:p>58,3%</text:p>
          </table:table-cell>
          <table:table-cell/>
          <table:table-cell table:formula="of:=[.E233]/0.0625" office:value-type="float" office:value="1479" calcext:value-type="float">
            <text:p>1479</text:p>
          </table:table-cell>
          <table:table-cell table:formula="of:=[.F233]*1000" office:value-type="float" office:value="111.804849462572" calcext:value-type="float">
            <text:p>112</text:p>
          </table:table-cell>
          <table:table-cell table:formula="of:=[.G233]*1000" office:value-type="float" office:value="583.323471328636" calcext:value-type="float">
            <text:p>583</text:p>
          </table:table-cell>
          <table:table-cell table:number-columns-repeated="9"/>
          <table:table-cell table:style-name="ce16"/>
          <table:table-cell table:number-columns-repeated="35"/>
        </table:table-row>
        <table:table-row table:style-name="ro4">
          <table:table-cell table:style-name="Default" table:number-columns-repeated="3"/>
          <table:table-cell/>
          <table:table-cell office:value-type="float" office:value="92.5" calcext:value-type="float">
            <text:p>92,5</text:p>
          </table:table-cell>
          <table:table-cell table:formula="of:=PINTERP([.$A$15:.$A$205];[.$B$15:.$B$205];[.E234])" office:value-type="percentage" office:value="0.110749591503268" calcext:value-type="percentage">
            <text:p>11,1%</text:p>
          </table:table-cell>
          <table:table-cell table:formula="of:=PINTERP([.$A$15:.$A$205];[.$C$15:.$C$205];[.E234])" office:value-type="percentage" office:value="0.581250653594771" calcext:value-type="percentage">
            <text:p>58,1%</text:p>
          </table:table-cell>
          <table:table-cell/>
          <table:table-cell table:formula="of:=[.E234]/0.0625" office:value-type="float" office:value="1480" calcext:value-type="float">
            <text:p>1480</text:p>
          </table:table-cell>
          <table:table-cell table:formula="of:=[.F234]*1000" office:value-type="float" office:value="110.749591503268" calcext:value-type="float">
            <text:p>111</text:p>
          </table:table-cell>
          <table:table-cell table:formula="of:=[.G234]*1000" office:value-type="float" office:value="581.250653594771" calcext:value-type="float">
            <text:p>581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2.5625" calcext:value-type="float">
            <text:p>92,5625</text:p>
          </table:table-cell>
          <table:table-cell table:formula="of:=PINTERP([.$A$15:.$A$205];[.$B$15:.$B$205];[.E235])" office:value-type="percentage" office:value="0.10969253839231" calcext:value-type="percentage">
            <text:p>11,0%</text:p>
          </table:table-cell>
          <table:table-cell table:formula="of:=PINTERP([.$A$15:.$A$205];[.$C$15:.$C$205];[.E235])" office:value-type="percentage" office:value="0.579156294041054" calcext:value-type="percentage">
            <text:p>57,9%</text:p>
          </table:table-cell>
          <table:table-cell/>
          <table:table-cell table:formula="of:=[.E235]/0.0625" office:value-type="float" office:value="1481" calcext:value-type="float">
            <text:p>1481</text:p>
          </table:table-cell>
          <table:table-cell table:formula="of:=[.F235]*1000" office:value-type="float" office:value="109.69253839231" calcext:value-type="float">
            <text:p>110</text:p>
          </table:table-cell>
          <table:table-cell table:formula="of:=[.G235]*1000" office:value-type="float" office:value="579.156294041054" calcext:value-type="float">
            <text:p>579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2.625" calcext:value-type="float">
            <text:p>92,625</text:p>
          </table:table-cell>
          <table:table-cell table:formula="of:=PINTERP([.$A$15:.$A$205];[.$B$15:.$B$205];[.E236])" office:value-type="percentage" office:value="0.108633690129698" calcext:value-type="percentage">
            <text:p>10,9%</text:p>
          </table:table-cell>
          <table:table-cell table:formula="of:=PINTERP([.$A$15:.$A$205];[.$C$15:.$C$205];[.E236])" office:value-type="percentage" office:value="0.577040392667484" calcext:value-type="percentage">
            <text:p>57,7%</text:p>
          </table:table-cell>
          <table:table-cell/>
          <table:table-cell table:formula="of:=[.E236]/0.0625" office:value-type="float" office:value="1482" calcext:value-type="float">
            <text:p>1482</text:p>
          </table:table-cell>
          <table:table-cell table:formula="of:=[.F236]*1000" office:value-type="float" office:value="108.633690129698" calcext:value-type="float">
            <text:p>109</text:p>
          </table:table-cell>
          <table:table-cell table:formula="of:=[.G236]*1000" office:value-type="float" office:value="577.040392667484" calcext:value-type="float">
            <text:p>577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2.6875" calcext:value-type="float">
            <text:p>92,6875</text:p>
          </table:table-cell>
          <table:table-cell table:formula="of:=PINTERP([.$A$15:.$A$205];[.$B$15:.$B$205];[.E237])" office:value-type="percentage" office:value="0.107573046715431" calcext:value-type="percentage">
            <text:p>10,8%</text:p>
          </table:table-cell>
          <table:table-cell table:formula="of:=PINTERP([.$A$15:.$A$205];[.$C$15:.$C$205];[.E237])" office:value-type="percentage" office:value="0.574902949474061" calcext:value-type="percentage">
            <text:p>57,5%</text:p>
          </table:table-cell>
          <table:table-cell/>
          <table:table-cell table:formula="of:=[.E237]/0.0625" office:value-type="float" office:value="1483" calcext:value-type="float">
            <text:p>1483</text:p>
          </table:table-cell>
          <table:table-cell table:formula="of:=[.F237]*1000" office:value-type="float" office:value="107.573046715431" calcext:value-type="float">
            <text:p>108</text:p>
          </table:table-cell>
          <table:table-cell table:formula="of:=[.G237]*1000" office:value-type="float" office:value="574.902949474061" calcext:value-type="float">
            <text:p>57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2.75" calcext:value-type="float">
            <text:p>92,75</text:p>
          </table:table-cell>
          <table:table-cell table:formula="of:=PINTERP([.$A$15:.$A$205];[.$B$15:.$B$205];[.E238])" office:value-type="percentage" office:value="0.10651060814951" calcext:value-type="percentage">
            <text:p>10,7%</text:p>
          </table:table-cell>
          <table:table-cell table:formula="of:=PINTERP([.$A$15:.$A$205];[.$C$15:.$C$205];[.E238])" office:value-type="percentage" office:value="0.572743964460784" calcext:value-type="percentage">
            <text:p>57,3%</text:p>
          </table:table-cell>
          <table:table-cell/>
          <table:table-cell table:formula="of:=[.E238]/0.0625" office:value-type="float" office:value="1484" calcext:value-type="float">
            <text:p>1484</text:p>
          </table:table-cell>
          <table:table-cell table:formula="of:=[.F238]*1000" office:value-type="float" office:value="106.51060814951" calcext:value-type="float">
            <text:p>107</text:p>
          </table:table-cell>
          <table:table-cell table:formula="of:=[.G238]*1000" office:value-type="float" office:value="572.743964460785" calcext:value-type="float">
            <text:p>573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2.8125" calcext:value-type="float">
            <text:p>92,8125</text:p>
          </table:table-cell>
          <table:table-cell table:formula="of:=PINTERP([.$A$15:.$A$205];[.$B$15:.$B$205];[.E239])" office:value-type="percentage" office:value="0.105396744472529" calcext:value-type="percentage">
            <text:p>10,5%</text:p>
          </table:table-cell>
          <table:table-cell table:formula="of:=PINTERP([.$A$15:.$A$205];[.$C$15:.$C$205];[.E239])" office:value-type="percentage" office:value="0.570556599945191" calcext:value-type="percentage">
            <text:p>57,1%</text:p>
          </table:table-cell>
          <table:table-cell/>
          <table:table-cell table:formula="of:=[.E239]/0.0625" office:value-type="float" office:value="1485" calcext:value-type="float">
            <text:p>1485</text:p>
          </table:table-cell>
          <table:table-cell table:formula="of:=[.F239]*1000" office:value-type="float" office:value="105.396744472529" calcext:value-type="float">
            <text:p>105</text:p>
          </table:table-cell>
          <table:table-cell table:formula="of:=[.G239]*1000" office:value-type="float" office:value="570.556599945191" calcext:value-type="float">
            <text:p>571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2.875" calcext:value-type="float">
            <text:p>92,875</text:p>
          </table:table-cell>
          <table:table-cell table:formula="of:=PINTERP([.$A$15:.$A$205];[.$B$15:.$B$205];[.E240])" office:value-type="percentage" office:value="0.104219841452206" calcext:value-type="percentage">
            <text:p>10,4%</text:p>
          </table:table-cell>
          <table:table-cell table:formula="of:=PINTERP([.$A$15:.$A$205];[.$C$15:.$C$205];[.E240])" office:value-type="percentage" office:value="0.568290511036824" calcext:value-type="percentage">
            <text:p>56,8%</text:p>
          </table:table-cell>
          <table:table-cell/>
          <table:table-cell table:formula="of:=[.E240]/0.0625" office:value-type="float" office:value="1486" calcext:value-type="float">
            <text:p>1486</text:p>
          </table:table-cell>
          <table:table-cell table:formula="of:=[.F240]*1000" office:value-type="float" office:value="104.219841452206" calcext:value-type="float">
            <text:p>104</text:p>
          </table:table-cell>
          <table:table-cell table:formula="of:=[.G240]*1000" office:value-type="float" office:value="568.290511036824" calcext:value-type="float">
            <text:p>56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2.9375" calcext:value-type="float">
            <text:p>92,9375</text:p>
          </table:table-cell>
          <table:table-cell table:formula="of:=PINTERP([.$A$15:.$A$205];[.$B$15:.$B$205];[.E241])" office:value-type="percentage" office:value="0.103020838120404" calcext:value-type="percentage">
            <text:p>10,3%</text:p>
          </table:table-cell>
          <table:table-cell table:formula="of:=PINTERP([.$A$15:.$A$205];[.$C$15:.$C$205];[.E241])" office:value-type="percentage" office:value="0.565935944958565" calcext:value-type="percentage">
            <text:p>56,6%</text:p>
          </table:table-cell>
          <table:table-cell/>
          <table:table-cell table:formula="of:=[.E241]/0.0625" office:value-type="float" office:value="1487" calcext:value-type="float">
            <text:p>1487</text:p>
          </table:table-cell>
          <table:table-cell table:formula="of:=[.F241]*1000" office:value-type="float" office:value="103.020838120404" calcext:value-type="float">
            <text:p>103</text:p>
          </table:table-cell>
          <table:table-cell table:formula="of:=[.G241]*1000" office:value-type="float" office:value="565.935944958566" calcext:value-type="float">
            <text:p>566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" calcext:value-type="float">
            <text:p>93</text:p>
          </table:table-cell>
          <table:table-cell table:formula="of:=PINTERP([.$A$15:.$A$205];[.$B$15:.$B$205];[.E242])" office:value-type="percentage" office:value="0.101799734477124" calcext:value-type="percentage">
            <text:p>10,2%</text:p>
          </table:table-cell>
          <table:table-cell table:formula="of:=PINTERP([.$A$15:.$A$205];[.$C$15:.$C$205];[.E242])" office:value-type="percentage" office:value="0.563492901710415" calcext:value-type="percentage">
            <text:p>56,3%</text:p>
          </table:table-cell>
          <table:table-cell/>
          <table:table-cell table:formula="of:=[.E242]/0.0625" office:value-type="float" office:value="1488" calcext:value-type="float">
            <text:p>1488</text:p>
          </table:table-cell>
          <table:table-cell table:formula="of:=[.F242]*1000" office:value-type="float" office:value="101.799734477124" calcext:value-type="float">
            <text:p>102</text:p>
          </table:table-cell>
          <table:table-cell table:formula="of:=[.G242]*1000" office:value-type="float" office:value="563.492901710415" calcext:value-type="float">
            <text:p>563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0625" calcext:value-type="float">
            <text:p>93,0625</text:p>
          </table:table-cell>
          <table:table-cell table:formula="of:=PINTERP([.$A$15:.$A$205];[.$B$15:.$B$205];[.E243])" office:value-type="percentage" office:value="0.100556530522365" calcext:value-type="percentage">
            <text:p>10,1%</text:p>
          </table:table-cell>
          <table:table-cell table:formula="of:=PINTERP([.$A$15:.$A$205];[.$C$15:.$C$205];[.E243])" office:value-type="percentage" office:value="0.560961381292373" calcext:value-type="percentage">
            <text:p>56,1%</text:p>
          </table:table-cell>
          <table:table-cell/>
          <table:table-cell table:formula="of:=[.E243]/0.0625" office:value-type="float" office:value="1489" calcext:value-type="float">
            <text:p>1489</text:p>
          </table:table-cell>
          <table:table-cell table:formula="of:=[.F243]*1000" office:value-type="float" office:value="100.556530522365" calcext:value-type="float">
            <text:p>101</text:p>
          </table:table-cell>
          <table:table-cell table:formula="of:=[.G243]*1000" office:value-type="float" office:value="560.961381292373" calcext:value-type="float">
            <text:p>561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125" calcext:value-type="float">
            <text:p>93,125</text:p>
          </table:table-cell>
          <table:table-cell table:formula="of:=PINTERP([.$A$15:.$A$205];[.$B$15:.$B$205];[.E244])" office:value-type="percentage" office:value="0.0992785900297618" calcext:value-type="percentage">
            <text:p>9,9%</text:p>
          </table:table-cell>
          <table:table-cell table:formula="of:=PINTERP([.$A$15:.$A$205];[.$C$15:.$C$205];[.E244])" office:value-type="percentage" office:value="0.558222557810366" calcext:value-type="percentage">
            <text:p>55,8%</text:p>
          </table:table-cell>
          <table:table-cell/>
          <table:table-cell table:formula="of:=[.E244]/0.0625" office:value-type="float" office:value="1490" calcext:value-type="float">
            <text:p>1490</text:p>
          </table:table-cell>
          <table:table-cell table:formula="of:=[.F244]*1000" office:value-type="float" office:value="99.2785900297618" calcext:value-type="float">
            <text:p>99</text:p>
          </table:table-cell>
          <table:table-cell table:formula="of:=[.G244]*1000" office:value-type="float" office:value="558.222557810366" calcext:value-type="float">
            <text:p>55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1875" calcext:value-type="float">
            <text:p>93,1875</text:p>
          </table:table-cell>
          <table:table-cell table:formula="of:=PINTERP([.$A$15:.$A$205];[.$B$15:.$B$205];[.E245])" office:value-type="percentage" office:value="0.097978838186553" calcext:value-type="percentage">
            <text:p>9,8%</text:p>
          </table:table-cell>
          <table:table-cell table:formula="of:=PINTERP([.$A$15:.$A$205];[.$C$15:.$C$205];[.E245])" office:value-type="percentage" office:value="0.555254379835612" calcext:value-type="percentage">
            <text:p>55,5%</text:p>
          </table:table-cell>
          <table:table-cell/>
          <table:table-cell table:formula="of:=[.E245]/0.0625" office:value-type="float" office:value="1491" calcext:value-type="float">
            <text:p>1491</text:p>
          </table:table-cell>
          <table:table-cell table:formula="of:=[.F245]*1000" office:value-type="float" office:value="97.978838186553" calcext:value-type="float">
            <text:p>98</text:p>
          </table:table-cell>
          <table:table-cell table:formula="of:=[.G245]*1000" office:value-type="float" office:value="555.254379835612" calcext:value-type="float">
            <text:p>55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25" calcext:value-type="float">
            <text:p>93,25</text:p>
          </table:table-cell>
          <table:table-cell table:formula="of:=PINTERP([.$A$15:.$A$205];[.$B$15:.$B$205];[.E246])" office:value-type="percentage" office:value="0.096684476461039" calcext:value-type="percentage">
            <text:p>9,7%</text:p>
          </table:table-cell>
          <table:table-cell table:formula="of:=PINTERP([.$A$15:.$A$205];[.$C$15:.$C$205];[.E246])" office:value-type="percentage" office:value="0.552251098288472" calcext:value-type="percentage">
            <text:p>55,2%</text:p>
          </table:table-cell>
          <table:table-cell/>
          <table:table-cell table:formula="of:=[.E246]/0.0625" office:value-type="float" office:value="1492" calcext:value-type="float">
            <text:p>1492</text:p>
          </table:table-cell>
          <table:table-cell table:formula="of:=[.F246]*1000" office:value-type="float" office:value="96.684476461039" calcext:value-type="float">
            <text:p>97</text:p>
          </table:table-cell>
          <table:table-cell table:formula="of:=[.G246]*1000" office:value-type="float" office:value="552.251098288472" calcext:value-type="float">
            <text:p>552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3125" calcext:value-type="float">
            <text:p>93,3125</text:p>
          </table:table-cell>
          <table:table-cell table:formula="of:=PINTERP([.$A$15:.$A$205];[.$B$15:.$B$205];[.E247])" office:value-type="percentage" office:value="0.0953955048532197" calcext:value-type="percentage">
            <text:p>9,5%</text:p>
          </table:table-cell>
          <table:table-cell table:formula="of:=PINTERP([.$A$15:.$A$205];[.$C$15:.$C$205];[.E247])" office:value-type="percentage" office:value="0.549212713168946" calcext:value-type="percentage">
            <text:p>54,9%</text:p>
          </table:table-cell>
          <table:table-cell/>
          <table:table-cell table:formula="of:=[.E247]/0.0625" office:value-type="float" office:value="1493" calcext:value-type="float">
            <text:p>1493</text:p>
          </table:table-cell>
          <table:table-cell table:formula="of:=[.F247]*1000" office:value-type="float" office:value="95.3955048532197" calcext:value-type="float">
            <text:p>95</text:p>
          </table:table-cell>
          <table:table-cell table:formula="of:=[.G247]*1000" office:value-type="float" office:value="549.212713168946" calcext:value-type="float">
            <text:p>549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375" calcext:value-type="float">
            <text:p>93,375</text:p>
          </table:table-cell>
          <table:table-cell table:formula="of:=PINTERP([.$A$15:.$A$205];[.$B$15:.$B$205];[.E248])" office:value-type="percentage" office:value="0.0941119233630953" calcext:value-type="percentage">
            <text:p>9,4%</text:p>
          </table:table-cell>
          <table:table-cell table:formula="of:=PINTERP([.$A$15:.$A$205];[.$C$15:.$C$205];[.E248])" office:value-type="percentage" office:value="0.546139224477033" calcext:value-type="percentage">
            <text:p>54,6%</text:p>
          </table:table-cell>
          <table:table-cell/>
          <table:table-cell table:formula="of:=[.E248]/0.0625" office:value-type="float" office:value="1494" calcext:value-type="float">
            <text:p>1494</text:p>
          </table:table-cell>
          <table:table-cell table:formula="of:=[.F248]*1000" office:value-type="float" office:value="94.1119233630953" calcext:value-type="float">
            <text:p>94</text:p>
          </table:table-cell>
          <table:table-cell table:formula="of:=[.G248]*1000" office:value-type="float" office:value="546.139224477033" calcext:value-type="float">
            <text:p>546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4375" calcext:value-type="float">
            <text:p>93,4375</text:p>
          </table:table-cell>
          <table:table-cell table:formula="of:=PINTERP([.$A$15:.$A$205];[.$B$15:.$B$205];[.E249])" office:value-type="percentage" office:value="0.092874285385223" calcext:value-type="percentage">
            <text:p>9,3%</text:p>
          </table:table-cell>
          <table:table-cell table:formula="of:=PINTERP([.$A$15:.$A$205];[.$C$15:.$C$205];[.E249])" office:value-type="percentage" office:value="0.543227625372938" calcext:value-type="percentage">
            <text:p>54,3%</text:p>
          </table:table-cell>
          <table:table-cell/>
          <table:table-cell table:formula="of:=[.E249]/0.0625" office:value-type="float" office:value="1495" calcext:value-type="float">
            <text:p>1495</text:p>
          </table:table-cell>
          <table:table-cell table:formula="of:=[.F249]*1000" office:value-type="float" office:value="92.874285385223" calcext:value-type="float">
            <text:p>93</text:p>
          </table:table-cell>
          <table:table-cell table:formula="of:=[.G249]*1000" office:value-type="float" office:value="543.227625372938" calcext:value-type="float">
            <text:p>543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5" calcext:value-type="float">
            <text:p>93,5</text:p>
          </table:table-cell>
          <table:table-cell table:formula="of:=PINTERP([.$A$15:.$A$205];[.$B$15:.$B$205];[.E250])" office:value-type="percentage" office:value="0.0916832982332984" calcext:value-type="percentage">
            <text:p>9,2%</text:p>
          </table:table-cell>
          <table:table-cell table:formula="of:=PINTERP([.$A$15:.$A$205];[.$C$15:.$C$205];[.E250])" office:value-type="percentage" office:value="0.540454378404379" calcext:value-type="percentage">
            <text:p>54,0%</text:p>
          </table:table-cell>
          <table:table-cell/>
          <table:table-cell table:formula="of:=[.E250]/0.0625" office:value-type="float" office:value="1496" calcext:value-type="float">
            <text:p>1496</text:p>
          </table:table-cell>
          <table:table-cell table:formula="of:=[.F250]*1000" office:value-type="float" office:value="91.6832982332984" calcext:value-type="float">
            <text:p>92</text:p>
          </table:table-cell>
          <table:table-cell table:formula="of:=[.G250]*1000" office:value-type="float" office:value="540.454378404379" calcext:value-type="float">
            <text:p>54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5625" calcext:value-type="float">
            <text:p>93,5625</text:p>
          </table:table-cell>
          <table:table-cell table:formula="of:=PINTERP([.$A$15:.$A$205];[.$B$15:.$B$205];[.E251])" office:value-type="percentage" office:value="0.0905154825889202" calcext:value-type="percentage">
            <text:p>9,1%</text:p>
          </table:table-cell>
          <table:table-cell table:formula="of:=PINTERP([.$A$15:.$A$205];[.$C$15:.$C$205];[.E251])" office:value-type="percentage" office:value="0.537698686531499" calcext:value-type="percentage">
            <text:p>53,8%</text:p>
          </table:table-cell>
          <table:table-cell/>
          <table:table-cell table:formula="of:=[.E251]/0.0625" office:value-type="float" office:value="1497" calcext:value-type="float">
            <text:p>1497</text:p>
          </table:table-cell>
          <table:table-cell table:formula="of:=[.F251]*1000" office:value-type="float" office:value="90.5154825889202" calcext:value-type="float">
            <text:p>91</text:p>
          </table:table-cell>
          <table:table-cell table:formula="of:=[.G251]*1000" office:value-type="float" office:value="537.698686531499" calcext:value-type="float">
            <text:p>53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625" calcext:value-type="float">
            <text:p>93,625</text:p>
          </table:table-cell>
          <table:table-cell table:formula="of:=PINTERP([.$A$15:.$A$205];[.$B$15:.$B$205];[.E252])" office:value-type="percentage" office:value="0.0893708384520886" calcext:value-type="percentage">
            <text:p>8,9%</text:p>
          </table:table-cell>
          <table:table-cell table:formula="of:=PINTERP([.$A$15:.$A$205];[.$C$15:.$C$205];[.E252])" office:value-type="percentage" office:value="0.5349605497543" calcext:value-type="percentage">
            <text:p>53,5%</text:p>
          </table:table-cell>
          <table:table-cell/>
          <table:table-cell table:formula="of:=[.E252]/0.0625" office:value-type="float" office:value="1498" calcext:value-type="float">
            <text:p>1498</text:p>
          </table:table-cell>
          <table:table-cell table:formula="of:=[.F252]*1000" office:value-type="float" office:value="89.3708384520886" calcext:value-type="float">
            <text:p>89</text:p>
          </table:table-cell>
          <table:table-cell table:formula="of:=[.G252]*1000" office:value-type="float" office:value="534.9605497543" calcext:value-type="float">
            <text:p>53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6875" calcext:value-type="float">
            <text:p>93,6875</text:p>
          </table:table-cell>
          <table:table-cell table:formula="of:=PINTERP([.$A$15:.$A$205];[.$B$15:.$B$205];[.E253])" office:value-type="percentage" office:value="0.0882493658228034" calcext:value-type="percentage">
            <text:p>8,8%</text:p>
          </table:table-cell>
          <table:table-cell table:formula="of:=PINTERP([.$A$15:.$A$205];[.$C$15:.$C$205];[.E253])" office:value-type="percentage" office:value="0.532239968072781" calcext:value-type="percentage">
            <text:p>53,2%</text:p>
          </table:table-cell>
          <table:table-cell/>
          <table:table-cell table:formula="of:=[.E253]/0.0625" office:value-type="float" office:value="1499" calcext:value-type="float">
            <text:p>1499</text:p>
          </table:table-cell>
          <table:table-cell table:formula="of:=[.F253]*1000" office:value-type="float" office:value="88.2493658228034" calcext:value-type="float">
            <text:p>88</text:p>
          </table:table-cell>
          <table:table-cell table:formula="of:=[.G253]*1000" office:value-type="float" office:value="532.239968072781" calcext:value-type="float">
            <text:p>532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75" calcext:value-type="float">
            <text:p>93,75</text:p>
          </table:table-cell>
          <table:table-cell table:formula="of:=PINTERP([.$A$15:.$A$205];[.$B$15:.$B$205];[.E254])" office:value-type="percentage" office:value="0.0871423994235676" calcext:value-type="percentage">
            <text:p>8,7%</text:p>
          </table:table-cell>
          <table:table-cell table:formula="of:=PINTERP([.$A$15:.$A$205];[.$C$15:.$C$205];[.E254])" office:value-type="percentage" office:value="0.529479484715917" calcext:value-type="percentage">
            <text:p>52,9%</text:p>
          </table:table-cell>
          <table:table-cell/>
          <table:table-cell table:formula="of:=[.E254]/0.0625" office:value-type="float" office:value="1500" calcext:value-type="float">
            <text:p>1500</text:p>
          </table:table-cell>
          <table:table-cell table:formula="of:=[.F254]*1000" office:value-type="float" office:value="87.1423994235677" calcext:value-type="float">
            <text:p>87</text:p>
          </table:table-cell>
          <table:table-cell table:formula="of:=[.G254]*1000" office:value-type="float" office:value="529.479484715917" calcext:value-type="float">
            <text:p>529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8125" calcext:value-type="float">
            <text:p>93,8125</text:p>
          </table:table-cell>
          <table:table-cell table:formula="of:=PINTERP([.$A$15:.$A$205];[.$B$15:.$B$205];[.E255])" office:value-type="percentage" office:value="0.0860414458267433" calcext:value-type="percentage">
            <text:p>8,6%</text:p>
          </table:table-cell>
          <table:table-cell table:formula="of:=PINTERP([.$A$15:.$A$205];[.$C$15:.$C$205];[.E255])" office:value-type="percentage" office:value="0.526608032007373" calcext:value-type="percentage">
            <text:p>52,7%</text:p>
          </table:table-cell>
          <table:table-cell/>
          <table:table-cell table:formula="of:=[.E255]/0.0625" office:value-type="float" office:value="1501" calcext:value-type="float">
            <text:p>1501</text:p>
          </table:table-cell>
          <table:table-cell table:formula="of:=[.F255]*1000" office:value-type="float" office:value="86.0414458267433" calcext:value-type="float">
            <text:p>86</text:p>
          </table:table-cell>
          <table:table-cell table:formula="of:=[.G255]*1000" office:value-type="float" office:value="526.608032007373" calcext:value-type="float">
            <text:p>527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875" calcext:value-type="float">
            <text:p>93,875</text:p>
          </table:table-cell>
          <table:table-cell table:formula="of:=PINTERP([.$A$15:.$A$205];[.$B$15:.$B$205];[.E256])" office:value-type="percentage" office:value="0.0849655652670811" calcext:value-type="percentage">
            <text:p>8,5%</text:p>
          </table:table-cell>
          <table:table-cell table:formula="of:=PINTERP([.$A$15:.$A$205];[.$C$15:.$C$205];[.E256])" office:value-type="percentage" office:value="0.52374439377491" calcext:value-type="percentage">
            <text:p>52,4%</text:p>
          </table:table-cell>
          <table:table-cell/>
          <table:table-cell table:formula="of:=[.E256]/0.0625" office:value-type="float" office:value="1502" calcext:value-type="float">
            <text:p>1502</text:p>
          </table:table-cell>
          <table:table-cell table:formula="of:=[.F256]*1000" office:value-type="float" office:value="84.9655652670811" calcext:value-type="float">
            <text:p>85</text:p>
          </table:table-cell>
          <table:table-cell table:formula="of:=[.G256]*1000" office:value-type="float" office:value="523.74439377491" calcext:value-type="float">
            <text:p>52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3.9375" calcext:value-type="float">
            <text:p>93,9375</text:p>
          </table:table-cell>
          <table:table-cell table:formula="of:=PINTERP([.$A$15:.$A$205];[.$B$15:.$B$205];[.E257])" office:value-type="percentage" office:value="0.0839147577445811" calcext:value-type="percentage">
            <text:p>8,4%</text:p>
          </table:table-cell>
          <table:table-cell table:formula="of:=PINTERP([.$A$15:.$A$205];[.$C$15:.$C$205];[.E257])" office:value-type="percentage" office:value="0.520888570018529" calcext:value-type="percentage">
            <text:p>52,1%</text:p>
          </table:table-cell>
          <table:table-cell/>
          <table:table-cell table:formula="of:=[.E257]/0.0625" office:value-type="float" office:value="1503" calcext:value-type="float">
            <text:p>1503</text:p>
          </table:table-cell>
          <table:table-cell table:formula="of:=[.F257]*1000" office:value-type="float" office:value="83.9147577445811" calcext:value-type="float">
            <text:p>84</text:p>
          </table:table-cell>
          <table:table-cell table:formula="of:=[.G257]*1000" office:value-type="float" office:value="520.888570018529" calcext:value-type="float">
            <text:p>521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" calcext:value-type="float">
            <text:p>94</text:p>
          </table:table-cell>
          <table:table-cell table:formula="of:=PINTERP([.$A$15:.$A$205];[.$B$15:.$B$205];[.E258])" office:value-type="percentage" office:value="0.0828890232592432" calcext:value-type="percentage">
            <text:p>8,3%</text:p>
          </table:table-cell>
          <table:table-cell table:formula="of:=PINTERP([.$A$15:.$A$205];[.$C$15:.$C$205];[.E258])" office:value-type="percentage" office:value="0.51804056073823" calcext:value-type="percentage">
            <text:p>51,8%</text:p>
          </table:table-cell>
          <table:table-cell/>
          <table:table-cell table:formula="of:=[.E258]/0.0625" office:value-type="float" office:value="1504" calcext:value-type="float">
            <text:p>1504</text:p>
          </table:table-cell>
          <table:table-cell table:formula="of:=[.F258]*1000" office:value-type="float" office:value="82.8890232592432" calcext:value-type="float">
            <text:p>83</text:p>
          </table:table-cell>
          <table:table-cell table:formula="of:=[.G258]*1000" office:value-type="float" office:value="518.04056073823" calcext:value-type="float">
            <text:p>51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0625" calcext:value-type="float">
            <text:p>94,0625</text:p>
          </table:table-cell>
          <table:table-cell table:formula="of:=PINTERP([.$A$15:.$A$205];[.$B$15:.$B$205];[.E259])" office:value-type="percentage" office:value="0.0818883618110675" calcext:value-type="percentage">
            <text:p>8,2%</text:p>
          </table:table-cell>
          <table:table-cell table:formula="of:=PINTERP([.$A$15:.$A$205];[.$C$15:.$C$205];[.E259])" office:value-type="percentage" office:value="0.515200365934011" calcext:value-type="percentage">
            <text:p>51,5%</text:p>
          </table:table-cell>
          <table:table-cell/>
          <table:table-cell table:formula="of:=[.E259]/0.0625" office:value-type="float" office:value="1505" calcext:value-type="float">
            <text:p>1505</text:p>
          </table:table-cell>
          <table:table-cell table:formula="of:=[.F259]*1000" office:value-type="float" office:value="81.8883618110675" calcext:value-type="float">
            <text:p>82</text:p>
          </table:table-cell>
          <table:table-cell table:formula="of:=[.G259]*1000" office:value-type="float" office:value="515.200365934012" calcext:value-type="float">
            <text:p>51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125" calcext:value-type="float">
            <text:p>94,125</text:p>
          </table:table-cell>
          <table:table-cell table:formula="of:=PINTERP([.$A$15:.$A$205];[.$B$15:.$B$205];[.E260])" office:value-type="percentage" office:value="0.0810052325994425" calcext:value-type="percentage">
            <text:p>8,1%</text:p>
          </table:table-cell>
          <table:table-cell table:formula="of:=PINTERP([.$A$15:.$A$205];[.$C$15:.$C$205];[.E260])" office:value-type="percentage" office:value="0.51265115467009" calcext:value-type="percentage">
            <text:p>51,3%</text:p>
          </table:table-cell>
          <table:table-cell/>
          <table:table-cell table:formula="of:=[.E260]/0.0625" office:value-type="float" office:value="1506" calcext:value-type="float">
            <text:p>1506</text:p>
          </table:table-cell>
          <table:table-cell table:formula="of:=[.F260]*1000" office:value-type="float" office:value="81.0052325994425" calcext:value-type="float">
            <text:p>81</text:p>
          </table:table-cell>
          <table:table-cell table:formula="of:=[.G260]*1000" office:value-type="float" office:value="512.65115467009" calcext:value-type="float">
            <text:p>513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1875" calcext:value-type="float">
            <text:p>94,1875</text:p>
          </table:table-cell>
          <table:table-cell table:formula="of:=PINTERP([.$A$15:.$A$205];[.$B$15:.$B$205];[.E261])" office:value-type="percentage" office:value="0.0802470983043513" calcext:value-type="percentage">
            <text:p>8,0%</text:p>
          </table:table-cell>
          <table:table-cell table:formula="of:=PINTERP([.$A$15:.$A$205];[.$C$15:.$C$205];[.E261])" office:value-type="percentage" office:value="0.510428432581309" calcext:value-type="percentage">
            <text:p>51,0%</text:p>
          </table:table-cell>
          <table:table-cell/>
          <table:table-cell table:formula="of:=[.E261]/0.0625" office:value-type="float" office:value="1507" calcext:value-type="float">
            <text:p>1507</text:p>
          </table:table-cell>
          <table:table-cell table:formula="of:=[.F261]*1000" office:value-type="float" office:value="80.2470983043513" calcext:value-type="float">
            <text:p>80</text:p>
          </table:table-cell>
          <table:table-cell table:formula="of:=[.G261]*1000" office:value-type="float" office:value="510.428432581309" calcext:value-type="float">
            <text:p>51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25" calcext:value-type="float">
            <text:p>94,25</text:p>
          </table:table-cell>
          <table:table-cell table:formula="of:=PINTERP([.$A$15:.$A$205];[.$B$15:.$B$205];[.E262])" office:value-type="percentage" office:value="0.0794586557325491" calcext:value-type="percentage">
            <text:p>7,9%</text:p>
          </table:table-cell>
          <table:table-cell table:formula="of:=PINTERP([.$A$15:.$A$205];[.$C$15:.$C$205];[.E262])" office:value-type="percentage" office:value="0.508061983686804" calcext:value-type="percentage">
            <text:p>50,8%</text:p>
          </table:table-cell>
          <table:table-cell/>
          <table:table-cell table:formula="of:=[.E262]/0.0625" office:value-type="float" office:value="1508" calcext:value-type="float">
            <text:p>1508</text:p>
          </table:table-cell>
          <table:table-cell table:formula="of:=[.F262]*1000" office:value-type="float" office:value="79.4586557325491" calcext:value-type="float">
            <text:p>79</text:p>
          </table:table-cell>
          <table:table-cell table:formula="of:=[.G262]*1000" office:value-type="float" office:value="508.061983686804" calcext:value-type="float">
            <text:p>50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3125" calcext:value-type="float">
            <text:p>94,3125</text:p>
          </table:table-cell>
          <table:table-cell table:formula="of:=PINTERP([.$A$15:.$A$205];[.$B$15:.$B$205];[.E263])" office:value-type="percentage" office:value="0.0786399048840358" calcext:value-type="percentage">
            <text:p>7,9%</text:p>
          </table:table-cell>
          <table:table-cell table:formula="of:=PINTERP([.$A$15:.$A$205];[.$C$15:.$C$205];[.E263])" office:value-type="percentage" office:value="0.505551807986573" calcext:value-type="percentage">
            <text:p>50,6%</text:p>
          </table:table-cell>
          <table:table-cell/>
          <table:table-cell table:formula="of:=[.E263]/0.0625" office:value-type="float" office:value="1509" calcext:value-type="float">
            <text:p>1509</text:p>
          </table:table-cell>
          <table:table-cell table:formula="of:=[.F263]*1000" office:value-type="float" office:value="78.6399048840358" calcext:value-type="float">
            <text:p>79</text:p>
          </table:table-cell>
          <table:table-cell table:formula="of:=[.G263]*1000" office:value-type="float" office:value="505.551807986573" calcext:value-type="float">
            <text:p>506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375" calcext:value-type="float">
            <text:p>94,375</text:p>
          </table:table-cell>
          <table:table-cell table:formula="of:=PINTERP([.$A$15:.$A$205];[.$B$15:.$B$205];[.E264])" office:value-type="percentage" office:value="0.0777908457588116" calcext:value-type="percentage">
            <text:p>7,8%</text:p>
          </table:table-cell>
          <table:table-cell table:formula="of:=PINTERP([.$A$15:.$A$205];[.$C$15:.$C$205];[.E264])" office:value-type="percentage" office:value="0.502897905480618" calcext:value-type="percentage">
            <text:p>50,3%</text:p>
          </table:table-cell>
          <table:table-cell/>
          <table:table-cell table:formula="of:=[.E264]/0.0625" office:value-type="float" office:value="1510" calcext:value-type="float">
            <text:p>1510</text:p>
          </table:table-cell>
          <table:table-cell table:formula="of:=[.F264]*1000" office:value-type="float" office:value="77.7908457588116" calcext:value-type="float">
            <text:p>78</text:p>
          </table:table-cell>
          <table:table-cell table:formula="of:=[.G264]*1000" office:value-type="float" office:value="502.897905480618" calcext:value-type="float">
            <text:p>503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4375" calcext:value-type="float">
            <text:p>94,4375</text:p>
          </table:table-cell>
          <table:table-cell table:formula="of:=PINTERP([.$A$15:.$A$205];[.$B$15:.$B$205];[.E265])" office:value-type="percentage" office:value="0.0769114783568764" calcext:value-type="percentage">
            <text:p>7,7%</text:p>
          </table:table-cell>
          <table:table-cell table:formula="of:=PINTERP([.$A$15:.$A$205];[.$C$15:.$C$205];[.E265])" office:value-type="percentage" office:value="0.500100276168938" calcext:value-type="percentage">
            <text:p>50,0%</text:p>
          </table:table-cell>
          <table:table-cell/>
          <table:table-cell table:formula="of:=[.E265]/0.0625" office:value-type="float" office:value="1511" calcext:value-type="float">
            <text:p>1511</text:p>
          </table:table-cell>
          <table:table-cell table:formula="of:=[.F265]*1000" office:value-type="float" office:value="76.9114783568764" calcext:value-type="float">
            <text:p>77</text:p>
          </table:table-cell>
          <table:table-cell table:formula="of:=[.G265]*1000" office:value-type="float" office:value="500.100276168938" calcext:value-type="float">
            <text:p>50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5" calcext:value-type="float">
            <text:p>94,5</text:p>
          </table:table-cell>
          <table:table-cell table:formula="of:=PINTERP([.$A$15:.$A$205];[.$B$15:.$B$205];[.E266])" office:value-type="percentage" office:value="0.0760018026782301" calcext:value-type="percentage">
            <text:p>7,6%</text:p>
          </table:table-cell>
          <table:table-cell table:formula="of:=PINTERP([.$A$15:.$A$205];[.$C$15:.$C$205];[.E266])" office:value-type="percentage" office:value="0.497158920051534" calcext:value-type="percentage">
            <text:p>49,7%</text:p>
          </table:table-cell>
          <table:table-cell/>
          <table:table-cell table:formula="of:=[.E266]/0.0625" office:value-type="float" office:value="1512" calcext:value-type="float">
            <text:p>1512</text:p>
          </table:table-cell>
          <table:table-cell table:formula="of:=[.F266]*1000" office:value-type="float" office:value="76.0018026782301" calcext:value-type="float">
            <text:p>76</text:p>
          </table:table-cell>
          <table:table-cell table:formula="of:=[.G266]*1000" office:value-type="float" office:value="497.158920051534" calcext:value-type="float">
            <text:p>497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5625" calcext:value-type="float">
            <text:p>94,5625</text:p>
          </table:table-cell>
          <table:table-cell table:formula="of:=PINTERP([.$A$15:.$A$205];[.$B$15:.$B$205];[.E267])" office:value-type="percentage" office:value="0.0750457801727021" calcext:value-type="percentage">
            <text:p>7,5%</text:p>
          </table:table-cell>
          <table:table-cell table:formula="of:=PINTERP([.$A$15:.$A$205];[.$C$15:.$C$205];[.E267])" office:value-type="percentage" office:value="0.494032583179478" calcext:value-type="percentage">
            <text:p>49,4%</text:p>
          </table:table-cell>
          <table:table-cell/>
          <table:table-cell table:formula="of:=[.E267]/0.0625" office:value-type="float" office:value="1513" calcext:value-type="float">
            <text:p>1513</text:p>
          </table:table-cell>
          <table:table-cell table:formula="of:=[.F267]*1000" office:value-type="float" office:value="75.0457801727021" calcext:value-type="float">
            <text:p>75</text:p>
          </table:table-cell>
          <table:table-cell table:formula="of:=[.G267]*1000" office:value-type="float" office:value="494.032583179478" calcext:value-type="float">
            <text:p>49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625" calcext:value-type="float">
            <text:p>94,625</text:p>
          </table:table-cell>
          <table:table-cell table:formula="of:=PINTERP([.$A$15:.$A$205];[.$B$15:.$B$205];[.E268])" office:value-type="percentage" office:value="0.0736836245342753" calcext:value-type="percentage">
            <text:p>7,4%</text:p>
          </table:table-cell>
          <table:table-cell table:formula="of:=PINTERP([.$A$15:.$A$205];[.$C$15:.$C$205];[.E268])" office:value-type="percentage" office:value="0.489766157561374" calcext:value-type="percentage">
            <text:p>49,0%</text:p>
          </table:table-cell>
          <table:table-cell/>
          <table:table-cell table:formula="of:=[.E268]/0.0625" office:value-type="float" office:value="1514" calcext:value-type="float">
            <text:p>1514</text:p>
          </table:table-cell>
          <table:table-cell table:formula="of:=[.F268]*1000" office:value-type="float" office:value="73.6836245342753" calcext:value-type="float">
            <text:p>74</text:p>
          </table:table-cell>
          <table:table-cell table:formula="of:=[.G268]*1000" office:value-type="float" office:value="489.766157561374" calcext:value-type="float">
            <text:p>49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6875" calcext:value-type="float">
            <text:p>94,6875</text:p>
          </table:table-cell>
          <table:table-cell table:formula="of:=PINTERP([.$A$15:.$A$205];[.$B$15:.$B$205];[.E269])" office:value-type="percentage" office:value="0.0723086612882005" calcext:value-type="percentage">
            <text:p>7,2%</text:p>
          </table:table-cell>
          <table:table-cell table:formula="of:=PINTERP([.$A$15:.$A$205];[.$C$15:.$C$205];[.E269])" office:value-type="percentage" office:value="0.485343952895096" calcext:value-type="percentage">
            <text:p>48,5%</text:p>
          </table:table-cell>
          <table:table-cell/>
          <table:table-cell table:formula="of:=[.E269]/0.0625" office:value-type="float" office:value="1515" calcext:value-type="float">
            <text:p>1515</text:p>
          </table:table-cell>
          <table:table-cell table:formula="of:=[.F269]*1000" office:value-type="float" office:value="72.3086612882005" calcext:value-type="float">
            <text:p>72</text:p>
          </table:table-cell>
          <table:table-cell table:formula="of:=[.G269]*1000" office:value-type="float" office:value="485.343952895096" calcext:value-type="float">
            <text:p>48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75" calcext:value-type="float">
            <text:p>94,75</text:p>
          </table:table-cell>
          <table:table-cell table:formula="of:=PINTERP([.$A$15:.$A$205];[.$B$15:.$B$205];[.E270])" office:value-type="percentage" office:value="0.0709208904344775" calcext:value-type="percentage">
            <text:p>7,1%</text:p>
          </table:table-cell>
          <table:table-cell table:formula="of:=PINTERP([.$A$15:.$A$205];[.$C$15:.$C$205];[.E270])" office:value-type="percentage" office:value="0.480765969180643" calcext:value-type="percentage">
            <text:p>48,1%</text:p>
          </table:table-cell>
          <table:table-cell/>
          <table:table-cell table:formula="of:=[.E270]/0.0625" office:value-type="float" office:value="1516" calcext:value-type="float">
            <text:p>1516</text:p>
          </table:table-cell>
          <table:table-cell table:formula="of:=[.F270]*1000" office:value-type="float" office:value="70.9208904344775" calcext:value-type="float">
            <text:p>71</text:p>
          </table:table-cell>
          <table:table-cell table:formula="of:=[.G270]*1000" office:value-type="float" office:value="480.765969180643" calcext:value-type="float">
            <text:p>481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8125" calcext:value-type="float">
            <text:p>94,8125</text:p>
          </table:table-cell>
          <table:table-cell table:formula="of:=PINTERP([.$A$15:.$A$205];[.$B$15:.$B$205];[.E271])" office:value-type="percentage" office:value="0.0695203119731063" calcext:value-type="percentage">
            <text:p>7,0%</text:p>
          </table:table-cell>
          <table:table-cell table:formula="of:=PINTERP([.$A$15:.$A$205];[.$C$15:.$C$205];[.E271])" office:value-type="percentage" office:value="0.476032206418017" calcext:value-type="percentage">
            <text:p>47,6%</text:p>
          </table:table-cell>
          <table:table-cell/>
          <table:table-cell table:formula="of:=[.E271]/0.0625" office:value-type="float" office:value="1517" calcext:value-type="float">
            <text:p>1517</text:p>
          </table:table-cell>
          <table:table-cell table:formula="of:=[.F271]*1000" office:value-type="float" office:value="69.5203119731063" calcext:value-type="float">
            <text:p>70</text:p>
          </table:table-cell>
          <table:table-cell table:formula="of:=[.G271]*1000" office:value-type="float" office:value="476.032206418017" calcext:value-type="float">
            <text:p>476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875" calcext:value-type="float">
            <text:p>94,875</text:p>
          </table:table-cell>
          <table:table-cell table:formula="of:=PINTERP([.$A$15:.$A$205];[.$B$15:.$B$205];[.E272])" office:value-type="percentage" office:value="0.0682558407569382" calcext:value-type="percentage">
            <text:p>6,8%</text:p>
          </table:table-cell>
          <table:table-cell table:formula="of:=PINTERP([.$A$15:.$A$205];[.$C$15:.$C$205];[.E272])" office:value-type="percentage" office:value="0.471271724280543" calcext:value-type="percentage">
            <text:p>47,1%</text:p>
          </table:table-cell>
          <table:table-cell/>
          <table:table-cell table:formula="of:=[.E272]/0.0625" office:value-type="float" office:value="1518" calcext:value-type="float">
            <text:p>1518</text:p>
          </table:table-cell>
          <table:table-cell table:formula="of:=[.F272]*1000" office:value-type="float" office:value="68.2558407569382" calcext:value-type="float">
            <text:p>68</text:p>
          </table:table-cell>
          <table:table-cell table:formula="of:=[.G272]*1000" office:value-type="float" office:value="471.271724280543" calcext:value-type="float">
            <text:p>471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4.9375" calcext:value-type="float">
            <text:p>94,9375</text:p>
          </table:table-cell>
          <table:table-cell table:formula="of:=PINTERP([.$A$15:.$A$205];[.$B$15:.$B$205];[.E273])" office:value-type="percentage" office:value="0.0671378020894819" calcext:value-type="percentage">
            <text:p>6,7%</text:p>
          </table:table-cell>
          <table:table-cell table:formula="of:=PINTERP([.$A$15:.$A$205];[.$C$15:.$C$205];[.E273])" office:value-type="percentage" office:value="0.466640454102176" calcext:value-type="percentage">
            <text:p>46,7%</text:p>
          </table:table-cell>
          <table:table-cell/>
          <table:table-cell table:formula="of:=[.E273]/0.0625" office:value-type="float" office:value="1519" calcext:value-type="float">
            <text:p>1519</text:p>
          </table:table-cell>
          <table:table-cell table:formula="of:=[.F273]*1000" office:value-type="float" office:value="67.1378020894819" calcext:value-type="float">
            <text:p>67</text:p>
          </table:table-cell>
          <table:table-cell table:formula="of:=[.G273]*1000" office:value-type="float" office:value="466.640454102176" calcext:value-type="float">
            <text:p>467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" calcext:value-type="float">
            <text:p>95</text:p>
          </table:table-cell>
          <table:table-cell table:formula="of:=PINTERP([.$A$15:.$A$205];[.$B$15:.$B$205];[.E274])" office:value-type="percentage" office:value="0.0660611040568386" calcext:value-type="percentage">
            <text:p>6,6%</text:p>
          </table:table-cell>
          <table:table-cell table:formula="of:=PINTERP([.$A$15:.$A$205];[.$C$15:.$C$205];[.E274])" office:value-type="percentage" office:value="0.462088772796456" calcext:value-type="percentage">
            <text:p>46,2%</text:p>
          </table:table-cell>
          <table:table-cell/>
          <table:table-cell table:formula="of:=[.E274]/0.0625" office:value-type="float" office:value="1520" calcext:value-type="float">
            <text:p>1520</text:p>
          </table:table-cell>
          <table:table-cell table:formula="of:=[.F274]*1000" office:value-type="float" office:value="66.0611040568386" calcext:value-type="float">
            <text:p>66</text:p>
          </table:table-cell>
          <table:table-cell table:formula="of:=[.G274]*1000" office:value-type="float" office:value="462.088772796456" calcext:value-type="float">
            <text:p>462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0625" calcext:value-type="float">
            <text:p>95,0625</text:p>
          </table:table-cell>
          <table:table-cell table:formula="of:=PINTERP([.$A$15:.$A$205];[.$B$15:.$B$205];[.E275])" office:value-type="percentage" office:value="0.0650257466590086" calcext:value-type="percentage">
            <text:p>6,5%</text:p>
          </table:table-cell>
          <table:table-cell table:formula="of:=PINTERP([.$A$15:.$A$205];[.$C$15:.$C$205];[.E275])" office:value-type="percentage" office:value="0.457616680363382" calcext:value-type="percentage">
            <text:p>45,8%</text:p>
          </table:table-cell>
          <table:table-cell/>
          <table:table-cell table:formula="of:=[.E275]/0.0625" office:value-type="float" office:value="1521" calcext:value-type="float">
            <text:p>1521</text:p>
          </table:table-cell>
          <table:table-cell table:formula="of:=[.F275]*1000" office:value-type="float" office:value="65.0257466590086" calcext:value-type="float">
            <text:p>65</text:p>
          </table:table-cell>
          <table:table-cell table:formula="of:=[.G275]*1000" office:value-type="float" office:value="457.616680363382" calcext:value-type="float">
            <text:p>45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125" calcext:value-type="float">
            <text:p>95,125</text:p>
          </table:table-cell>
          <table:table-cell table:formula="of:=PINTERP([.$A$15:.$A$205];[.$B$15:.$B$205];[.E276])" office:value-type="percentage" office:value="0.0640317298959916" calcext:value-type="percentage">
            <text:p>6,4%</text:p>
          </table:table-cell>
          <table:table-cell table:formula="of:=PINTERP([.$A$15:.$A$205];[.$C$15:.$C$205];[.E276])" office:value-type="percentage" office:value="0.453224176802956" calcext:value-type="percentage">
            <text:p>45,3%</text:p>
          </table:table-cell>
          <table:table-cell/>
          <table:table-cell table:formula="of:=[.E276]/0.0625" office:value-type="float" office:value="1522" calcext:value-type="float">
            <text:p>1522</text:p>
          </table:table-cell>
          <table:table-cell table:formula="of:=[.F276]*1000" office:value-type="float" office:value="64.0317298959916" calcext:value-type="float">
            <text:p>64</text:p>
          </table:table-cell>
          <table:table-cell table:formula="of:=[.G276]*1000" office:value-type="float" office:value="453.224176802956" calcext:value-type="float">
            <text:p>453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1875" calcext:value-type="float">
            <text:p>95,1875</text:p>
          </table:table-cell>
          <table:table-cell table:formula="of:=PINTERP([.$A$15:.$A$205];[.$B$15:.$B$205];[.E277])" office:value-type="percentage" office:value="0.0630790537677878" calcext:value-type="percentage">
            <text:p>6,3%</text:p>
          </table:table-cell>
          <table:table-cell table:formula="of:=PINTERP([.$A$15:.$A$205];[.$C$15:.$C$205];[.E277])" office:value-type="percentage" office:value="0.448911262115176" calcext:value-type="percentage">
            <text:p>44,9%</text:p>
          </table:table-cell>
          <table:table-cell/>
          <table:table-cell table:formula="of:=[.E277]/0.0625" office:value-type="float" office:value="1523" calcext:value-type="float">
            <text:p>1523</text:p>
          </table:table-cell>
          <table:table-cell table:formula="of:=[.F277]*1000" office:value-type="float" office:value="63.0790537677878" calcext:value-type="float">
            <text:p>63</text:p>
          </table:table-cell>
          <table:table-cell table:formula="of:=[.G277]*1000" office:value-type="float" office:value="448.911262115176" calcext:value-type="float">
            <text:p>449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25" calcext:value-type="float">
            <text:p>95,25</text:p>
          </table:table-cell>
          <table:table-cell table:formula="of:=PINTERP([.$A$15:.$A$205];[.$B$15:.$B$205];[.E278])" office:value-type="percentage" office:value="0.0621570903021196" calcext:value-type="percentage">
            <text:p>6,2%</text:p>
          </table:table-cell>
          <table:table-cell table:formula="of:=PINTERP([.$A$15:.$A$205];[.$C$15:.$C$205];[.E278])" office:value-type="percentage" office:value="0.445124615987969" calcext:value-type="percentage">
            <text:p>44,5%</text:p>
          </table:table-cell>
          <table:table-cell/>
          <table:table-cell table:formula="of:=[.E278]/0.0625" office:value-type="float" office:value="1524" calcext:value-type="float">
            <text:p>1524</text:p>
          </table:table-cell>
          <table:table-cell table:formula="of:=[.F278]*1000" office:value-type="float" office:value="62.1570903021196" calcext:value-type="float">
            <text:p>62</text:p>
          </table:table-cell>
          <table:table-cell table:formula="of:=[.G278]*1000" office:value-type="float" office:value="445.124615987969" calcext:value-type="float">
            <text:p>44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3125" calcext:value-type="float">
            <text:p>95,3125</text:p>
          </table:table-cell>
          <table:table-cell table:formula="of:=PINTERP([.$A$15:.$A$205];[.$B$15:.$B$205];[.E279])" office:value-type="percentage" office:value="0.0612326214232465" calcext:value-type="percentage">
            <text:p>6,1%</text:p>
          </table:table-cell>
          <table:table-cell table:formula="of:=PINTERP([.$A$15:.$A$205];[.$C$15:.$C$205];[.E279])" office:value-type="percentage" office:value="0.441780606702317" calcext:value-type="percentage">
            <text:p>44,2%</text:p>
          </table:table-cell>
          <table:table-cell/>
          <table:table-cell table:formula="of:=[.E279]/0.0625" office:value-type="float" office:value="1525" calcext:value-type="float">
            <text:p>1525</text:p>
          </table:table-cell>
          <table:table-cell table:formula="of:=[.F279]*1000" office:value-type="float" office:value="61.2326214232465" calcext:value-type="float">
            <text:p>61</text:p>
          </table:table-cell>
          <table:table-cell table:formula="of:=[.G279]*1000" office:value-type="float" office:value="441.780606702317" calcext:value-type="float">
            <text:p>442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375" calcext:value-type="float">
            <text:p>95,375</text:p>
          </table:table-cell>
          <table:table-cell table:formula="of:=PINTERP([.$A$15:.$A$205];[.$B$15:.$B$205];[.E280])" office:value-type="percentage" office:value="0.0603058007313701" calcext:value-type="percentage">
            <text:p>6,0%</text:p>
          </table:table-cell>
          <table:table-cell table:formula="of:=PINTERP([.$A$15:.$A$205];[.$C$15:.$C$205];[.E280])" office:value-type="percentage" office:value="0.438352868686143" calcext:value-type="percentage">
            <text:p>43,8%</text:p>
          </table:table-cell>
          <table:table-cell/>
          <table:table-cell table:formula="of:=[.E280]/0.0625" office:value-type="float" office:value="1526" calcext:value-type="float">
            <text:p>1526</text:p>
          </table:table-cell>
          <table:table-cell table:formula="of:=[.F280]*1000" office:value-type="float" office:value="60.3058007313701" calcext:value-type="float">
            <text:p>60</text:p>
          </table:table-cell>
          <table:table-cell table:formula="of:=[.G280]*1000" office:value-type="float" office:value="438.352868686143" calcext:value-type="float">
            <text:p>43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4375" calcext:value-type="float">
            <text:p>95,4375</text:p>
          </table:table-cell>
          <table:table-cell table:formula="of:=PINTERP([.$A$15:.$A$205];[.$B$15:.$B$205];[.E281])" office:value-type="percentage" office:value="0.0593766282264906" calcext:value-type="percentage">
            <text:p>5,9%</text:p>
          </table:table-cell>
          <table:table-cell table:formula="of:=PINTERP([.$A$15:.$A$205];[.$C$15:.$C$205];[.E281])" office:value-type="percentage" office:value="0.434841401939446" calcext:value-type="percentage">
            <text:p>43,5%</text:p>
          </table:table-cell>
          <table:table-cell/>
          <table:table-cell table:formula="of:=[.E281]/0.0625" office:value-type="float" office:value="1527" calcext:value-type="float">
            <text:p>1527</text:p>
          </table:table-cell>
          <table:table-cell table:formula="of:=[.F281]*1000" office:value-type="float" office:value="59.3766282264906" calcext:value-type="float">
            <text:p>59</text:p>
          </table:table-cell>
          <table:table-cell table:formula="of:=[.G281]*1000" office:value-type="float" office:value="434.841401939446" calcext:value-type="float">
            <text:p>43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5" calcext:value-type="float">
            <text:p>95,5</text:p>
          </table:table-cell>
          <table:table-cell table:formula="of:=PINTERP([.$A$15:.$A$205];[.$B$15:.$B$205];[.E282])" office:value-type="percentage" office:value="0.0584451039086079" calcext:value-type="percentage">
            <text:p>5,8%</text:p>
          </table:table-cell>
          <table:table-cell table:formula="of:=PINTERP([.$A$15:.$A$205];[.$C$15:.$C$205];[.E282])" office:value-type="percentage" office:value="0.431246206462227" calcext:value-type="percentage">
            <text:p>43,1%</text:p>
          </table:table-cell>
          <table:table-cell/>
          <table:table-cell table:formula="of:=[.E282]/0.0625" office:value-type="float" office:value="1528" calcext:value-type="float">
            <text:p>1528</text:p>
          </table:table-cell>
          <table:table-cell table:formula="of:=[.F282]*1000" office:value-type="float" office:value="58.4451039086079" calcext:value-type="float">
            <text:p>58</text:p>
          </table:table-cell>
          <table:table-cell table:formula="of:=[.G282]*1000" office:value-type="float" office:value="431.246206462227" calcext:value-type="float">
            <text:p>431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5625" calcext:value-type="float">
            <text:p>95,5625</text:p>
          </table:table-cell>
          <table:table-cell table:formula="of:=PINTERP([.$A$15:.$A$205];[.$B$15:.$B$205];[.E283])" office:value-type="percentage" office:value="0.0575112277777219" calcext:value-type="percentage">
            <text:p>5,8%</text:p>
          </table:table-cell>
          <table:table-cell table:formula="of:=PINTERP([.$A$15:.$A$205];[.$C$15:.$C$205];[.E283])" office:value-type="percentage" office:value="0.427567282254484" calcext:value-type="percentage">
            <text:p>42,8%</text:p>
          </table:table-cell>
          <table:table-cell/>
          <table:table-cell table:formula="of:=[.E283]/0.0625" office:value-type="float" office:value="1529" calcext:value-type="float">
            <text:p>1529</text:p>
          </table:table-cell>
          <table:table-cell table:formula="of:=[.F283]*1000" office:value-type="float" office:value="57.5112277777219" calcext:value-type="float">
            <text:p>58</text:p>
          </table:table-cell>
          <table:table-cell table:formula="of:=[.G283]*1000" office:value-type="float" office:value="427.567282254484" calcext:value-type="float">
            <text:p>42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625" calcext:value-type="float">
            <text:p>95,625</text:p>
          </table:table-cell>
          <table:table-cell table:formula="of:=PINTERP([.$A$15:.$A$205];[.$B$15:.$B$205];[.E284])" office:value-type="percentage" office:value="0.0565749998338328" calcext:value-type="percentage">
            <text:p>5,7%</text:p>
          </table:table-cell>
          <table:table-cell table:formula="of:=PINTERP([.$A$15:.$A$205];[.$C$15:.$C$205];[.E284])" office:value-type="percentage" office:value="0.42380462931622" calcext:value-type="percentage">
            <text:p>42,4%</text:p>
          </table:table-cell>
          <table:table-cell/>
          <table:table-cell table:formula="of:=[.E284]/0.0625" office:value-type="float" office:value="1530" calcext:value-type="float">
            <text:p>1530</text:p>
          </table:table-cell>
          <table:table-cell table:formula="of:=[.F284]*1000" office:value-type="float" office:value="56.5749998338328" calcext:value-type="float">
            <text:p>57</text:p>
          </table:table-cell>
          <table:table-cell table:formula="of:=[.G284]*1000" office:value-type="float" office:value="423.80462931622" calcext:value-type="float">
            <text:p>42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6875" calcext:value-type="float">
            <text:p>95,6875</text:p>
          </table:table-cell>
          <table:table-cell table:formula="of:=PINTERP([.$A$15:.$A$205];[.$B$15:.$B$205];[.E285])" office:value-type="percentage" office:value="0.0554881640370422" calcext:value-type="percentage">
            <text:p>5,5%</text:p>
          </table:table-cell>
          <table:table-cell table:formula="of:=PINTERP([.$A$15:.$A$205];[.$C$15:.$C$205];[.E285])" office:value-type="percentage" office:value="0.418454605038001" calcext:value-type="percentage">
            <text:p>41,8%</text:p>
          </table:table-cell>
          <table:table-cell/>
          <table:table-cell table:formula="of:=[.E285]/0.0625" office:value-type="float" office:value="1531" calcext:value-type="float">
            <text:p>1531</text:p>
          </table:table-cell>
          <table:table-cell table:formula="of:=[.F285]*1000" office:value-type="float" office:value="55.4881640370422" calcext:value-type="float">
            <text:p>55</text:p>
          </table:table-cell>
          <table:table-cell table:formula="of:=[.G285]*1000" office:value-type="float" office:value="418.454605038001" calcext:value-type="float">
            <text:p>41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75" calcext:value-type="float">
            <text:p>95,75</text:p>
          </table:table-cell>
          <table:table-cell table:formula="of:=PINTERP([.$A$15:.$A$205];[.$B$15:.$B$205];[.E286])" office:value-type="percentage" office:value="0.0544020252218914" calcext:value-type="percentage">
            <text:p>5,4%</text:p>
          </table:table-cell>
          <table:table-cell table:formula="of:=PINTERP([.$A$15:.$A$205];[.$C$15:.$C$205];[.E286])" office:value-type="percentage" office:value="0.412961789468851" calcext:value-type="percentage">
            <text:p>41,3%</text:p>
          </table:table-cell>
          <table:table-cell/>
          <table:table-cell table:formula="of:=[.E286]/0.0625" office:value-type="float" office:value="1532" calcext:value-type="float">
            <text:p>1532</text:p>
          </table:table-cell>
          <table:table-cell table:formula="of:=[.F286]*1000" office:value-type="float" office:value="54.4020252218914" calcext:value-type="float">
            <text:p>54</text:p>
          </table:table-cell>
          <table:table-cell table:formula="of:=[.G286]*1000" office:value-type="float" office:value="412.961789468851" calcext:value-type="float">
            <text:p>413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8125" calcext:value-type="float">
            <text:p>95,8125</text:p>
          </table:table-cell>
          <table:table-cell table:formula="of:=PINTERP([.$A$15:.$A$205];[.$B$15:.$B$205];[.E287])" office:value-type="percentage" office:value="0.0533301394106118" calcext:value-type="percentage">
            <text:p>5,3%</text:p>
          </table:table-cell>
          <table:table-cell table:formula="of:=PINTERP([.$A$15:.$A$205];[.$C$15:.$C$205];[.E287])" office:value-type="percentage" office:value="0.407459921180475" calcext:value-type="percentage">
            <text:p>40,7%</text:p>
          </table:table-cell>
          <table:table-cell/>
          <table:table-cell table:formula="of:=[.E287]/0.0625" office:value-type="float" office:value="1533" calcext:value-type="float">
            <text:p>1533</text:p>
          </table:table-cell>
          <table:table-cell table:formula="of:=[.F287]*1000" office:value-type="float" office:value="53.3301394106118" calcext:value-type="float">
            <text:p>53</text:p>
          </table:table-cell>
          <table:table-cell table:formula="of:=[.G287]*1000" office:value-type="float" office:value="407.459921180475" calcext:value-type="float">
            <text:p>407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875" calcext:value-type="float">
            <text:p>95,875</text:p>
          </table:table-cell>
          <table:table-cell table:formula="of:=PINTERP([.$A$15:.$A$205];[.$B$15:.$B$205];[.E288])" office:value-type="percentage" office:value="0.0522725066032034" calcext:value-type="percentage">
            <text:p>5,2%</text:p>
          </table:table-cell>
          <table:table-cell table:formula="of:=PINTERP([.$A$15:.$A$205];[.$C$15:.$C$205];[.E288])" office:value-type="percentage" office:value="0.401949000172875" calcext:value-type="percentage">
            <text:p>40,2%</text:p>
          </table:table-cell>
          <table:table-cell/>
          <table:table-cell table:formula="of:=[.E288]/0.0625" office:value-type="float" office:value="1534" calcext:value-type="float">
            <text:p>1534</text:p>
          </table:table-cell>
          <table:table-cell table:formula="of:=[.F288]*1000" office:value-type="float" office:value="52.2725066032034" calcext:value-type="float">
            <text:p>52</text:p>
          </table:table-cell>
          <table:table-cell table:formula="of:=[.G288]*1000" office:value-type="float" office:value="401.949000172875" calcext:value-type="float">
            <text:p>402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5.9375" calcext:value-type="float">
            <text:p>95,9375</text:p>
          </table:table-cell>
          <table:table-cell table:formula="of:=PINTERP([.$A$15:.$A$205];[.$B$15:.$B$205];[.E289])" office:value-type="percentage" office:value="0.0512291267996661" calcext:value-type="percentage">
            <text:p>5,1%</text:p>
          </table:table-cell>
          <table:table-cell table:formula="of:=PINTERP([.$A$15:.$A$205];[.$C$15:.$C$205];[.E289])" office:value-type="percentage" office:value="0.39642902644605" calcext:value-type="percentage">
            <text:p>39,6%</text:p>
          </table:table-cell>
          <table:table-cell/>
          <table:table-cell table:formula="of:=[.E289]/0.0625" office:value-type="float" office:value="1535" calcext:value-type="float">
            <text:p>1535</text:p>
          </table:table-cell>
          <table:table-cell table:formula="of:=[.F289]*1000" office:value-type="float" office:value="51.2291267996661" calcext:value-type="float">
            <text:p>51</text:p>
          </table:table-cell>
          <table:table-cell table:formula="of:=[.G289]*1000" office:value-type="float" office:value="396.42902644605" calcext:value-type="float">
            <text:p>396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" calcext:value-type="float">
            <text:p>96</text:p>
          </table:table-cell>
          <table:table-cell table:formula="of:=PINTERP([.$A$15:.$A$205];[.$B$15:.$B$205];[.E290])" office:value-type="percentage" office:value="0.0502" calcext:value-type="percentage">
            <text:p>5,0%</text:p>
          </table:table-cell>
          <table:table-cell table:formula="of:=PINTERP([.$A$15:.$A$205];[.$C$15:.$C$205];[.E290])" office:value-type="percentage" office:value="0.3909" calcext:value-type="percentage">
            <text:p>39,1%</text:p>
          </table:table-cell>
          <table:table-cell/>
          <table:table-cell table:formula="of:=[.E290]/0.0625" office:value-type="float" office:value="1536" calcext:value-type="float">
            <text:p>1536</text:p>
          </table:table-cell>
          <table:table-cell table:formula="of:=[.F290]*1000" office:value-type="float" office:value="50.2" calcext:value-type="float">
            <text:p>50</text:p>
          </table:table-cell>
          <table:table-cell table:formula="of:=[.G290]*1000" office:value-type="float" office:value="390.9" calcext:value-type="float">
            <text:p>391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0625" calcext:value-type="float">
            <text:p>96,0625</text:p>
          </table:table-cell>
          <table:table-cell table:formula="of:=PINTERP([.$A$15:.$A$205];[.$B$15:.$B$205];[.E291])" office:value-type="percentage" office:value="0.0494112949872527" calcext:value-type="percentage">
            <text:p>4,9%</text:p>
          </table:table-cell>
          <table:table-cell table:formula="of:=PINTERP([.$A$15:.$A$205];[.$C$15:.$C$205];[.E291])" office:value-type="percentage" office:value="0.387336862529227" calcext:value-type="percentage">
            <text:p>38,7%</text:p>
          </table:table-cell>
          <table:table-cell/>
          <table:table-cell table:formula="of:=[.E291]/0.0625" office:value-type="float" office:value="1537" calcext:value-type="float">
            <text:p>1537</text:p>
          </table:table-cell>
          <table:table-cell table:formula="of:=[.F291]*1000" office:value-type="float" office:value="49.4112949872527" calcext:value-type="float">
            <text:p>49</text:p>
          </table:table-cell>
          <table:table-cell table:formula="of:=[.G291]*1000" office:value-type="float" office:value="387.336862529227" calcext:value-type="float">
            <text:p>387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125" calcext:value-type="float">
            <text:p>96,125</text:p>
          </table:table-cell>
          <table:table-cell table:formula="of:=PINTERP([.$A$15:.$A$205];[.$B$15:.$B$205];[.E292])" office:value-type="percentage" office:value="0.0486468966898403" calcext:value-type="percentage">
            <text:p>4,9%</text:p>
          </table:table-cell>
          <table:table-cell table:formula="of:=PINTERP([.$A$15:.$A$205];[.$C$15:.$C$205];[.E292])" office:value-type="percentage" office:value="0.383841746856565" calcext:value-type="percentage">
            <text:p>38,4%</text:p>
          </table:table-cell>
          <table:table-cell/>
          <table:table-cell table:formula="of:=[.E292]/0.0625" office:value-type="float" office:value="1538" calcext:value-type="float">
            <text:p>1538</text:p>
          </table:table-cell>
          <table:table-cell table:formula="of:=[.F292]*1000" office:value-type="float" office:value="48.6468966898403" calcext:value-type="float">
            <text:p>49</text:p>
          </table:table-cell>
          <table:table-cell table:formula="of:=[.G292]*1000" office:value-type="float" office:value="383.841746856565" calcext:value-type="float">
            <text:p>38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1875" calcext:value-type="float">
            <text:p>96,1875</text:p>
          </table:table-cell>
          <table:table-cell table:formula="of:=PINTERP([.$A$15:.$A$205];[.$B$15:.$B$205];[.E293])" office:value-type="percentage" office:value="0.0479068051077628" calcext:value-type="percentage">
            <text:p>4,8%</text:p>
          </table:table-cell>
          <table:table-cell table:formula="of:=PINTERP([.$A$15:.$A$205];[.$C$15:.$C$205];[.E293])" office:value-type="percentage" office:value="0.380414652982017" calcext:value-type="percentage">
            <text:p>38,0%</text:p>
          </table:table-cell>
          <table:table-cell/>
          <table:table-cell table:formula="of:=[.E293]/0.0625" office:value-type="float" office:value="1539" calcext:value-type="float">
            <text:p>1539</text:p>
          </table:table-cell>
          <table:table-cell table:formula="of:=[.F293]*1000" office:value-type="float" office:value="47.9068051077628" calcext:value-type="float">
            <text:p>48</text:p>
          </table:table-cell>
          <table:table-cell table:formula="of:=[.G293]*1000" office:value-type="float" office:value="380.414652982017" calcext:value-type="float">
            <text:p>38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25" calcext:value-type="float">
            <text:p>96,25</text:p>
          </table:table-cell>
          <table:table-cell table:formula="of:=PINTERP([.$A$15:.$A$205];[.$B$15:.$B$205];[.E294])" office:value-type="percentage" office:value="0.0471910202410203" calcext:value-type="percentage">
            <text:p>4,7%</text:p>
          </table:table-cell>
          <table:table-cell table:formula="of:=PINTERP([.$A$15:.$A$205];[.$C$15:.$C$205];[.E294])" office:value-type="percentage" office:value="0.377055580905581" calcext:value-type="percentage">
            <text:p>37,7%</text:p>
          </table:table-cell>
          <table:table-cell/>
          <table:table-cell table:formula="of:=[.E294]/0.0625" office:value-type="float" office:value="1540" calcext:value-type="float">
            <text:p>1540</text:p>
          </table:table-cell>
          <table:table-cell table:formula="of:=[.F294]*1000" office:value-type="float" office:value="47.1910202410203" calcext:value-type="float">
            <text:p>47</text:p>
          </table:table-cell>
          <table:table-cell table:formula="of:=[.G294]*1000" office:value-type="float" office:value="377.055580905581" calcext:value-type="float">
            <text:p>377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3125" calcext:value-type="float">
            <text:p>96,3125</text:p>
          </table:table-cell>
          <table:table-cell table:formula="of:=PINTERP([.$A$15:.$A$205];[.$B$15:.$B$205];[.E295])" office:value-type="percentage" office:value="0.0464995420896127" calcext:value-type="percentage">
            <text:p>4,6%</text:p>
          </table:table-cell>
          <table:table-cell table:formula="of:=PINTERP([.$A$15:.$A$205];[.$C$15:.$C$205];[.E295])" office:value-type="percentage" office:value="0.373764530627258" calcext:value-type="percentage">
            <text:p>37,4%</text:p>
          </table:table-cell>
          <table:table-cell/>
          <table:table-cell table:formula="of:=[.E295]/0.0625" office:value-type="float" office:value="1541" calcext:value-type="float">
            <text:p>1541</text:p>
          </table:table-cell>
          <table:table-cell table:formula="of:=[.F295]*1000" office:value-type="float" office:value="46.4995420896127" calcext:value-type="float">
            <text:p>46</text:p>
          </table:table-cell>
          <table:table-cell table:formula="of:=[.G295]*1000" office:value-type="float" office:value="373.764530627258" calcext:value-type="float">
            <text:p>37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375" calcext:value-type="float">
            <text:p>96,375</text:p>
          </table:table-cell>
          <table:table-cell table:formula="of:=PINTERP([.$A$15:.$A$205];[.$B$15:.$B$205];[.E296])" office:value-type="percentage" office:value="0.04583237065354" calcext:value-type="percentage">
            <text:p>4,6%</text:p>
          </table:table-cell>
          <table:table-cell table:formula="of:=PINTERP([.$A$15:.$A$205];[.$C$15:.$C$205];[.E296])" office:value-type="percentage" office:value="0.370541502147047" calcext:value-type="percentage">
            <text:p>37,1%</text:p>
          </table:table-cell>
          <table:table-cell/>
          <table:table-cell table:formula="of:=[.E296]/0.0625" office:value-type="float" office:value="1542" calcext:value-type="float">
            <text:p>1542</text:p>
          </table:table-cell>
          <table:table-cell table:formula="of:=[.F296]*1000" office:value-type="float" office:value="45.83237065354" calcext:value-type="float">
            <text:p>46</text:p>
          </table:table-cell>
          <table:table-cell table:formula="of:=[.G296]*1000" office:value-type="float" office:value="370.541502147047" calcext:value-type="float">
            <text:p>371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4375" calcext:value-type="float">
            <text:p>96,4375</text:p>
          </table:table-cell>
          <table:table-cell table:formula="of:=PINTERP([.$A$15:.$A$205];[.$B$15:.$B$205];[.E297])" office:value-type="percentage" office:value="0.0451895059328023" calcext:value-type="percentage">
            <text:p>4,5%</text:p>
          </table:table-cell>
          <table:table-cell table:formula="of:=PINTERP([.$A$15:.$A$205];[.$C$15:.$C$205];[.E297])" office:value-type="percentage" office:value="0.367386495464948" calcext:value-type="percentage">
            <text:p>36,7%</text:p>
          </table:table-cell>
          <table:table-cell/>
          <table:table-cell table:formula="of:=[.E297]/0.0625" office:value-type="float" office:value="1543" calcext:value-type="float">
            <text:p>1543</text:p>
          </table:table-cell>
          <table:table-cell table:formula="of:=[.F297]*1000" office:value-type="float" office:value="45.1895059328023" calcext:value-type="float">
            <text:p>45</text:p>
          </table:table-cell>
          <table:table-cell table:formula="of:=[.G297]*1000" office:value-type="float" office:value="367.386495464948" calcext:value-type="float">
            <text:p>367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5" calcext:value-type="float">
            <text:p>96,5</text:p>
          </table:table-cell>
          <table:table-cell table:formula="of:=PINTERP([.$A$15:.$A$205];[.$B$15:.$B$205];[.E298])" office:value-type="percentage" office:value="0.0445709479273996" calcext:value-type="percentage">
            <text:p>4,5%</text:p>
          </table:table-cell>
          <table:table-cell table:formula="of:=PINTERP([.$A$15:.$A$205];[.$C$15:.$C$205];[.E298])" office:value-type="percentage" office:value="0.364299510580962" calcext:value-type="percentage">
            <text:p>36,4%</text:p>
          </table:table-cell>
          <table:table-cell/>
          <table:table-cell table:formula="of:=[.E298]/0.0625" office:value-type="float" office:value="1544" calcext:value-type="float">
            <text:p>1544</text:p>
          </table:table-cell>
          <table:table-cell table:formula="of:=[.F298]*1000" office:value-type="float" office:value="44.5709479273996" calcext:value-type="float">
            <text:p>45</text:p>
          </table:table-cell>
          <table:table-cell table:formula="of:=[.G298]*1000" office:value-type="float" office:value="364.299510580962" calcext:value-type="float">
            <text:p>36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5625" calcext:value-type="float">
            <text:p>96,5625</text:p>
          </table:table-cell>
          <table:table-cell table:formula="of:=PINTERP([.$A$15:.$A$205];[.$B$15:.$B$205];[.E299])" office:value-type="percentage" office:value="0.0439754960334914" calcext:value-type="percentage">
            <text:p>4,4%</text:p>
          </table:table-cell>
          <table:table-cell table:formula="of:=PINTERP([.$A$15:.$A$205];[.$C$15:.$C$205];[.E299])" office:value-type="percentage" office:value="0.361244482098596" calcext:value-type="percentage">
            <text:p>36,1%</text:p>
          </table:table-cell>
          <table:table-cell/>
          <table:table-cell table:formula="of:=[.E299]/0.0625" office:value-type="float" office:value="1545" calcext:value-type="float">
            <text:p>1545</text:p>
          </table:table-cell>
          <table:table-cell table:formula="of:=[.F299]*1000" office:value-type="float" office:value="43.9754960334914" calcext:value-type="float">
            <text:p>44</text:p>
          </table:table-cell>
          <table:table-cell table:formula="of:=[.G299]*1000" office:value-type="float" office:value="361.244482098596" calcext:value-type="float">
            <text:p>361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625" calcext:value-type="float">
            <text:p>96,625</text:p>
          </table:table-cell>
          <table:table-cell table:formula="of:=PINTERP([.$A$15:.$A$205];[.$B$15:.$B$205];[.E300])" office:value-type="percentage" office:value="0.0433519808726591" calcext:value-type="percentage">
            <text:p>4,3%</text:p>
          </table:table-cell>
          <table:table-cell table:formula="of:=PINTERP([.$A$15:.$A$205];[.$C$15:.$C$205];[.E300])" office:value-type="percentage" office:value="0.357256888650273" calcext:value-type="percentage">
            <text:p>35,7%</text:p>
          </table:table-cell>
          <table:table-cell/>
          <table:table-cell table:formula="of:=[.E300]/0.0625" office:value-type="float" office:value="1546" calcext:value-type="float">
            <text:p>1546</text:p>
          </table:table-cell>
          <table:table-cell table:formula="of:=[.F300]*1000" office:value-type="float" office:value="43.3519808726591" calcext:value-type="float">
            <text:p>43</text:p>
          </table:table-cell>
          <table:table-cell table:formula="of:=[.G300]*1000" office:value-type="float" office:value="357.256888650273" calcext:value-type="float">
            <text:p>357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6875" calcext:value-type="float">
            <text:p>96,6875</text:p>
          </table:table-cell>
          <table:table-cell table:formula="of:=PINTERP([.$A$15:.$A$205];[.$B$15:.$B$205];[.E301])" office:value-type="percentage" office:value="0.042707473407756" calcext:value-type="percentage">
            <text:p>4,3%</text:p>
          </table:table-cell>
          <table:table-cell table:formula="of:=PINTERP([.$A$15:.$A$205];[.$C$15:.$C$205];[.E301])" office:value-type="percentage" office:value="0.353077668445745" calcext:value-type="percentage">
            <text:p>35,3%</text:p>
          </table:table-cell>
          <table:table-cell/>
          <table:table-cell table:formula="of:=[.E301]/0.0625" office:value-type="float" office:value="1547" calcext:value-type="float">
            <text:p>1547</text:p>
          </table:table-cell>
          <table:table-cell table:formula="of:=[.F301]*1000" office:value-type="float" office:value="42.707473407756" calcext:value-type="float">
            <text:p>43</text:p>
          </table:table-cell>
          <table:table-cell table:formula="of:=[.G301]*1000" office:value-type="float" office:value="353.077668445745" calcext:value-type="float">
            <text:p>353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75" calcext:value-type="float">
            <text:p>96,75</text:p>
          </table:table-cell>
          <table:table-cell table:formula="of:=PINTERP([.$A$15:.$A$205];[.$B$15:.$B$205];[.E302])" office:value-type="percentage" office:value="0.0420419736387822" calcext:value-type="percentage">
            <text:p>4,2%</text:p>
          </table:table-cell>
          <table:table-cell table:formula="of:=PINTERP([.$A$15:.$A$205];[.$C$15:.$C$205];[.E302])" office:value-type="percentage" office:value="0.348706821485013" calcext:value-type="percentage">
            <text:p>34,9%</text:p>
          </table:table-cell>
          <table:table-cell/>
          <table:table-cell table:formula="of:=[.E302]/0.0625" office:value-type="float" office:value="1548" calcext:value-type="float">
            <text:p>1548</text:p>
          </table:table-cell>
          <table:table-cell table:formula="of:=[.F302]*1000" office:value-type="float" office:value="42.0419736387822" calcext:value-type="float">
            <text:p>42</text:p>
          </table:table-cell>
          <table:table-cell table:formula="of:=[.G302]*1000" office:value-type="float" office:value="348.706821485013" calcext:value-type="float">
            <text:p>349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8125" calcext:value-type="float">
            <text:p>96,8125</text:p>
          </table:table-cell>
          <table:table-cell table:formula="of:=PINTERP([.$A$15:.$A$205];[.$B$15:.$B$205];[.E303])" office:value-type="percentage" office:value="0.0413554815657376" calcext:value-type="percentage">
            <text:p>4,1%</text:p>
          </table:table-cell>
          <table:table-cell table:formula="of:=PINTERP([.$A$15:.$A$205];[.$C$15:.$C$205];[.E303])" office:value-type="percentage" office:value="0.344144347768076" calcext:value-type="percentage">
            <text:p>34,4%</text:p>
          </table:table-cell>
          <table:table-cell/>
          <table:table-cell table:formula="of:=[.E303]/0.0625" office:value-type="float" office:value="1549" calcext:value-type="float">
            <text:p>1549</text:p>
          </table:table-cell>
          <table:table-cell table:formula="of:=[.F303]*1000" office:value-type="float" office:value="41.3554815657376" calcext:value-type="float">
            <text:p>41</text:p>
          </table:table-cell>
          <table:table-cell table:formula="of:=[.G303]*1000" office:value-type="float" office:value="344.144347768076" calcext:value-type="float">
            <text:p>34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875" calcext:value-type="float">
            <text:p>96,875</text:p>
          </table:table-cell>
          <table:table-cell table:formula="of:=PINTERP([.$A$15:.$A$205];[.$B$15:.$B$205];[.E304])" office:value-type="percentage" office:value="0.0406479971886222" calcext:value-type="percentage">
            <text:p>4,1%</text:p>
          </table:table-cell>
          <table:table-cell table:formula="of:=PINTERP([.$A$15:.$A$205];[.$C$15:.$C$205];[.E304])" office:value-type="percentage" office:value="0.339390247294935" calcext:value-type="percentage">
            <text:p>33,9%</text:p>
          </table:table-cell>
          <table:table-cell/>
          <table:table-cell table:formula="of:=[.E304]/0.0625" office:value-type="float" office:value="1550" calcext:value-type="float">
            <text:p>1550</text:p>
          </table:table-cell>
          <table:table-cell table:formula="of:=[.F304]*1000" office:value-type="float" office:value="40.6479971886222" calcext:value-type="float">
            <text:p>41</text:p>
          </table:table-cell>
          <table:table-cell table:formula="of:=[.G304]*1000" office:value-type="float" office:value="339.390247294935" calcext:value-type="float">
            <text:p>339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6.9375" calcext:value-type="float">
            <text:p>96,9375</text:p>
          </table:table-cell>
          <table:table-cell table:formula="of:=PINTERP([.$A$15:.$A$205];[.$B$15:.$B$205];[.E305])" office:value-type="percentage" office:value="0.0399195205074361" calcext:value-type="percentage">
            <text:p>4,0%</text:p>
          </table:table-cell>
          <table:table-cell table:formula="of:=PINTERP([.$A$15:.$A$205];[.$C$15:.$C$205];[.E305])" office:value-type="percentage" office:value="0.334444520065589" calcext:value-type="percentage">
            <text:p>33,4%</text:p>
          </table:table-cell>
          <table:table-cell/>
          <table:table-cell table:formula="of:=[.E305]/0.0625" office:value-type="float" office:value="1551" calcext:value-type="float">
            <text:p>1551</text:p>
          </table:table-cell>
          <table:table-cell table:formula="of:=[.F305]*1000" office:value-type="float" office:value="39.9195205074361" calcext:value-type="float">
            <text:p>40</text:p>
          </table:table-cell>
          <table:table-cell table:formula="of:=[.G305]*1000" office:value-type="float" office:value="334.444520065589" calcext:value-type="float">
            <text:p>33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" calcext:value-type="float">
            <text:p>97</text:p>
          </table:table-cell>
          <table:table-cell table:formula="of:=PINTERP([.$A$15:.$A$205];[.$B$15:.$B$205];[.E306])" office:value-type="percentage" office:value="0.0391700515221792" calcext:value-type="percentage">
            <text:p>3,9%</text:p>
          </table:table-cell>
          <table:table-cell table:formula="of:=PINTERP([.$A$15:.$A$205];[.$C$15:.$C$205];[.E306])" office:value-type="percentage" office:value="0.329307166080038" calcext:value-type="percentage">
            <text:p>32,9%</text:p>
          </table:table-cell>
          <table:table-cell/>
          <table:table-cell table:formula="of:=[.E306]/0.0625" office:value-type="float" office:value="1552" calcext:value-type="float">
            <text:p>1552</text:p>
          </table:table-cell>
          <table:table-cell table:formula="of:=[.F306]*1000" office:value-type="float" office:value="39.1700515221792" calcext:value-type="float">
            <text:p>39</text:p>
          </table:table-cell>
          <table:table-cell table:formula="of:=[.G306]*1000" office:value-type="float" office:value="329.307166080038" calcext:value-type="float">
            <text:p>329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0625" calcext:value-type="float">
            <text:p>97,0625</text:p>
          </table:table-cell>
          <table:table-cell table:formula="of:=PINTERP([.$A$15:.$A$205];[.$B$15:.$B$205];[.E307])" office:value-type="percentage" office:value="0.0383995902328515" calcext:value-type="percentage">
            <text:p>3,8%</text:p>
          </table:table-cell>
          <table:table-cell table:formula="of:=PINTERP([.$A$15:.$A$205];[.$C$15:.$C$205];[.E307])" office:value-type="percentage" office:value="0.323978185338283" calcext:value-type="percentage">
            <text:p>32,4%</text:p>
          </table:table-cell>
          <table:table-cell/>
          <table:table-cell table:formula="of:=[.E307]/0.0625" office:value-type="float" office:value="1553" calcext:value-type="float">
            <text:p>1553</text:p>
          </table:table-cell>
          <table:table-cell table:formula="of:=[.F307]*1000" office:value-type="float" office:value="38.3995902328515" calcext:value-type="float">
            <text:p>38</text:p>
          </table:table-cell>
          <table:table-cell table:formula="of:=[.G307]*1000" office:value-type="float" office:value="323.978185338283" calcext:value-type="float">
            <text:p>32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125" calcext:value-type="float">
            <text:p>97,125</text:p>
          </table:table-cell>
          <table:table-cell table:formula="of:=PINTERP([.$A$15:.$A$205];[.$B$15:.$B$205];[.E308])" office:value-type="percentage" office:value="0.0375582363115608" calcext:value-type="percentage">
            <text:p>3,8%</text:p>
          </table:table-cell>
          <table:table-cell table:formula="of:=PINTERP([.$A$15:.$A$205];[.$C$15:.$C$205];[.E308])" office:value-type="percentage" office:value="0.318278440708228" calcext:value-type="percentage">
            <text:p>31,8%</text:p>
          </table:table-cell>
          <table:table-cell/>
          <table:table-cell table:formula="of:=[.E308]/0.0625" office:value-type="float" office:value="1554" calcext:value-type="float">
            <text:p>1554</text:p>
          </table:table-cell>
          <table:table-cell table:formula="of:=[.F308]*1000" office:value-type="float" office:value="37.5582363115608" calcext:value-type="float">
            <text:p>38</text:p>
          </table:table-cell>
          <table:table-cell table:formula="of:=[.G308]*1000" office:value-type="float" office:value="318.278440708228" calcext:value-type="float">
            <text:p>31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1875" calcext:value-type="float">
            <text:p>97,1875</text:p>
          </table:table-cell>
          <table:table-cell table:formula="of:=PINTERP([.$A$15:.$A$205];[.$B$15:.$B$205];[.E309])" office:value-type="percentage" office:value="0.0365504191619551" calcext:value-type="percentage">
            <text:p>3,7%</text:p>
          </table:table-cell>
          <table:table-cell table:formula="of:=PINTERP([.$A$15:.$A$205];[.$C$15:.$C$205];[.E309])" office:value-type="percentage" office:value="0.311927367579229" calcext:value-type="percentage">
            <text:p>31,2%</text:p>
          </table:table-cell>
          <table:table-cell/>
          <table:table-cell table:formula="of:=[.E309]/0.0625" office:value-type="float" office:value="1555" calcext:value-type="float">
            <text:p>1555</text:p>
          </table:table-cell>
          <table:table-cell table:formula="of:=[.F309]*1000" office:value-type="float" office:value="36.5504191619551" calcext:value-type="float">
            <text:p>37</text:p>
          </table:table-cell>
          <table:table-cell table:formula="of:=[.G309]*1000" office:value-type="float" office:value="311.927367579229" calcext:value-type="float">
            <text:p>312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25" calcext:value-type="float">
            <text:p>97,25</text:p>
          </table:table-cell>
          <table:table-cell table:formula="of:=PINTERP([.$A$15:.$A$205];[.$B$15:.$B$205];[.E310])" office:value-type="percentage" office:value="0.0355418464514209" calcext:value-type="percentage">
            <text:p>3,6%</text:p>
          </table:table-cell>
          <table:table-cell table:formula="of:=PINTERP([.$A$15:.$A$205];[.$C$15:.$C$205];[.E310])" office:value-type="percentage" office:value="0.305558160987948" calcext:value-type="percentage">
            <text:p>30,6%</text:p>
          </table:table-cell>
          <table:table-cell/>
          <table:table-cell table:formula="of:=[.E310]/0.0625" office:value-type="float" office:value="1556" calcext:value-type="float">
            <text:p>1556</text:p>
          </table:table-cell>
          <table:table-cell table:formula="of:=[.F310]*1000" office:value-type="float" office:value="35.5418464514209" calcext:value-type="float">
            <text:p>36</text:p>
          </table:table-cell>
          <table:table-cell table:formula="of:=[.G310]*1000" office:value-type="float" office:value="305.558160987948" calcext:value-type="float">
            <text:p>306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3125" calcext:value-type="float">
            <text:p>97,3125</text:p>
          </table:table-cell>
          <table:table-cell table:formula="of:=PINTERP([.$A$15:.$A$205];[.$B$15:.$B$205];[.E311])" office:value-type="percentage" office:value="0.0345325181799583" calcext:value-type="percentage">
            <text:p>3,5%</text:p>
          </table:table-cell>
          <table:table-cell table:formula="of:=PINTERP([.$A$15:.$A$205];[.$C$15:.$C$205];[.E311])" office:value-type="percentage" office:value="0.299170820934385" calcext:value-type="percentage">
            <text:p>29,9%</text:p>
          </table:table-cell>
          <table:table-cell/>
          <table:table-cell table:formula="of:=[.E311]/0.0625" office:value-type="float" office:value="1557" calcext:value-type="float">
            <text:p>1557</text:p>
          </table:table-cell>
          <table:table-cell table:formula="of:=[.F311]*1000" office:value-type="float" office:value="34.5325181799583" calcext:value-type="float">
            <text:p>35</text:p>
          </table:table-cell>
          <table:table-cell table:formula="of:=[.G311]*1000" office:value-type="float" office:value="299.170820934385" calcext:value-type="float">
            <text:p>299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375" calcext:value-type="float">
            <text:p>97,375</text:p>
          </table:table-cell>
          <table:table-cell table:formula="of:=PINTERP([.$A$15:.$A$205];[.$B$15:.$B$205];[.E312])" office:value-type="percentage" office:value="0.0335224343475673" calcext:value-type="percentage">
            <text:p>3,4%</text:p>
          </table:table-cell>
          <table:table-cell table:formula="of:=PINTERP([.$A$15:.$A$205];[.$C$15:.$C$205];[.E312])" office:value-type="percentage" office:value="0.292765347418539" calcext:value-type="percentage">
            <text:p>29,3%</text:p>
          </table:table-cell>
          <table:table-cell/>
          <table:table-cell table:formula="of:=[.E312]/0.0625" office:value-type="float" office:value="1558" calcext:value-type="float">
            <text:p>1558</text:p>
          </table:table-cell>
          <table:table-cell table:formula="of:=[.F312]*1000" office:value-type="float" office:value="33.5224343475673" calcext:value-type="float">
            <text:p>34</text:p>
          </table:table-cell>
          <table:table-cell table:formula="of:=[.G312]*1000" office:value-type="float" office:value="292.765347418539" calcext:value-type="float">
            <text:p>293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4375" calcext:value-type="float">
            <text:p>97,4375</text:p>
          </table:table-cell>
          <table:table-cell table:formula="of:=PINTERP([.$A$15:.$A$205];[.$B$15:.$B$205];[.E313])" office:value-type="percentage" office:value="0.0325115949542479" calcext:value-type="percentage">
            <text:p>3,3%</text:p>
          </table:table-cell>
          <table:table-cell table:formula="of:=PINTERP([.$A$15:.$A$205];[.$C$15:.$C$205];[.E313])" office:value-type="percentage" office:value="0.286341740440411" calcext:value-type="percentage">
            <text:p>28,6%</text:p>
          </table:table-cell>
          <table:table-cell/>
          <table:table-cell table:formula="of:=[.E313]/0.0625" office:value-type="float" office:value="1559" calcext:value-type="float">
            <text:p>1559</text:p>
          </table:table-cell>
          <table:table-cell table:formula="of:=[.F313]*1000" office:value-type="float" office:value="32.5115949542479" calcext:value-type="float">
            <text:p>33</text:p>
          </table:table-cell>
          <table:table-cell table:formula="of:=[.G313]*1000" office:value-type="float" office:value="286.341740440411" calcext:value-type="float">
            <text:p>286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5" calcext:value-type="float">
            <text:p>97,5</text:p>
          </table:table-cell>
          <table:table-cell table:formula="of:=PINTERP([.$A$15:.$A$205];[.$B$15:.$B$205];[.E314])" office:value-type="percentage" office:value="0.0315" calcext:value-type="percentage">
            <text:p>3,2%</text:p>
          </table:table-cell>
          <table:table-cell table:formula="of:=PINTERP([.$A$15:.$A$205];[.$C$15:.$C$205];[.E314])" office:value-type="percentage" office:value="0.2799" calcext:value-type="percentage">
            <text:p>28,0%</text:p>
          </table:table-cell>
          <table:table-cell/>
          <table:table-cell table:formula="of:=[.E314]/0.0625" office:value-type="float" office:value="1560" calcext:value-type="float">
            <text:p>1560</text:p>
          </table:table-cell>
          <table:table-cell table:formula="of:=[.F314]*1000" office:value-type="float" office:value="31.5" calcext:value-type="float">
            <text:p>32</text:p>
          </table:table-cell>
          <table:table-cell table:formula="of:=[.G314]*1000" office:value-type="float" office:value="279.9" calcext:value-type="float">
            <text:p>28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5625" calcext:value-type="float">
            <text:p>97,5625</text:p>
          </table:table-cell>
          <table:table-cell table:formula="of:=PINTERP([.$A$15:.$A$205];[.$B$15:.$B$205];[.E315])" office:value-type="percentage" office:value="0.0307245496856866" calcext:value-type="percentage">
            <text:p>3,1%</text:p>
          </table:table-cell>
          <table:table-cell table:formula="of:=PINTERP([.$A$15:.$A$205];[.$C$15:.$C$205];[.E315])" office:value-type="percentage" office:value="0.275057883738602" calcext:value-type="percentage">
            <text:p>27,5%</text:p>
          </table:table-cell>
          <table:table-cell/>
          <table:table-cell table:formula="of:=[.E315]/0.0625" office:value-type="float" office:value="1561" calcext:value-type="float">
            <text:p>1561</text:p>
          </table:table-cell>
          <table:table-cell table:formula="of:=[.F315]*1000" office:value-type="float" office:value="30.7245496856866" calcext:value-type="float">
            <text:p>31</text:p>
          </table:table-cell>
          <table:table-cell table:formula="of:=[.G315]*1000" office:value-type="float" office:value="275.057883738602" calcext:value-type="float">
            <text:p>27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625" calcext:value-type="float">
            <text:p>97,625</text:p>
          </table:table-cell>
          <table:table-cell table:formula="of:=PINTERP([.$A$15:.$A$205];[.$B$15:.$B$205];[.E316])" office:value-type="percentage" office:value="0.0299643663517334" calcext:value-type="percentage">
            <text:p>3,0%</text:p>
          </table:table-cell>
          <table:table-cell table:formula="of:=PINTERP([.$A$15:.$A$205];[.$C$15:.$C$205];[.E316])" office:value-type="percentage" office:value="0.270175284467306" calcext:value-type="percentage">
            <text:p>27,0%</text:p>
          </table:table-cell>
          <table:table-cell/>
          <table:table-cell table:formula="of:=[.E316]/0.0625" office:value-type="float" office:value="1562" calcext:value-type="float">
            <text:p>1562</text:p>
          </table:table-cell>
          <table:table-cell table:formula="of:=[.F316]*1000" office:value-type="float" office:value="29.9643663517334" calcext:value-type="float">
            <text:p>30</text:p>
          </table:table-cell>
          <table:table-cell table:formula="of:=[.G316]*1000" office:value-type="float" office:value="270.175284467306" calcext:value-type="float">
            <text:p>27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6875" calcext:value-type="float">
            <text:p>97,6875</text:p>
          </table:table-cell>
          <table:table-cell table:formula="of:=PINTERP([.$A$15:.$A$205];[.$B$15:.$B$205];[.E317])" office:value-type="percentage" office:value="0.0292194499981401" calcext:value-type="percentage">
            <text:p>2,9%</text:p>
          </table:table-cell>
          <table:table-cell table:formula="of:=PINTERP([.$A$15:.$A$205];[.$C$15:.$C$205];[.E317])" office:value-type="percentage" office:value="0.265252202186112" calcext:value-type="percentage">
            <text:p>26,5%</text:p>
          </table:table-cell>
          <table:table-cell/>
          <table:table-cell table:formula="of:=[.E317]/0.0625" office:value-type="float" office:value="1563" calcext:value-type="float">
            <text:p>1563</text:p>
          </table:table-cell>
          <table:table-cell table:formula="of:=[.F317]*1000" office:value-type="float" office:value="29.2194499981401" calcext:value-type="float">
            <text:p>29</text:p>
          </table:table-cell>
          <table:table-cell table:formula="of:=[.G317]*1000" office:value-type="float" office:value="265.252202186112" calcext:value-type="float">
            <text:p>26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75" calcext:value-type="float">
            <text:p>97,75</text:p>
          </table:table-cell>
          <table:table-cell table:formula="of:=PINTERP([.$A$15:.$A$205];[.$B$15:.$B$205];[.E318])" office:value-type="percentage" office:value="0.028489800624907" calcext:value-type="percentage">
            <text:p>2,8%</text:p>
          </table:table-cell>
          <table:table-cell table:formula="of:=PINTERP([.$A$15:.$A$205];[.$C$15:.$C$205];[.E318])" office:value-type="percentage" office:value="0.26028863689502" calcext:value-type="percentage">
            <text:p>26,0%</text:p>
          </table:table-cell>
          <table:table-cell/>
          <table:table-cell table:formula="of:=[.E318]/0.0625" office:value-type="float" office:value="1564" calcext:value-type="float">
            <text:p>1564</text:p>
          </table:table-cell>
          <table:table-cell table:formula="of:=[.F318]*1000" office:value-type="float" office:value="28.489800624907" calcext:value-type="float">
            <text:p>28</text:p>
          </table:table-cell>
          <table:table-cell table:formula="of:=[.G318]*1000" office:value-type="float" office:value="260.28863689502" calcext:value-type="float">
            <text:p>26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8125" calcext:value-type="float">
            <text:p>97,8125</text:p>
          </table:table-cell>
          <table:table-cell table:formula="of:=PINTERP([.$A$15:.$A$205];[.$B$15:.$B$205];[.E319])" office:value-type="percentage" office:value="0.0277754182320339" calcext:value-type="percentage">
            <text:p>2,8%</text:p>
          </table:table-cell>
          <table:table-cell table:formula="of:=PINTERP([.$A$15:.$A$205];[.$C$15:.$C$205];[.E319])" office:value-type="percentage" office:value="0.25528458859403" calcext:value-type="percentage">
            <text:p>25,5%</text:p>
          </table:table-cell>
          <table:table-cell/>
          <table:table-cell table:formula="of:=[.E319]/0.0625" office:value-type="float" office:value="1565" calcext:value-type="float">
            <text:p>1565</text:p>
          </table:table-cell>
          <table:table-cell table:formula="of:=[.F319]*1000" office:value-type="float" office:value="27.7754182320339" calcext:value-type="float">
            <text:p>28</text:p>
          </table:table-cell>
          <table:table-cell table:formula="of:=[.G319]*1000" office:value-type="float" office:value="255.28458859403" calcext:value-type="float">
            <text:p>25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875" calcext:value-type="float">
            <text:p>97,875</text:p>
          </table:table-cell>
          <table:table-cell table:formula="of:=PINTERP([.$A$15:.$A$205];[.$B$15:.$B$205];[.E320])" office:value-type="percentage" office:value="0.0270763028195209" calcext:value-type="percentage">
            <text:p>2,7%</text:p>
          </table:table-cell>
          <table:table-cell table:formula="of:=PINTERP([.$A$15:.$A$205];[.$C$15:.$C$205];[.E320])" office:value-type="percentage" office:value="0.250240057283142" calcext:value-type="percentage">
            <text:p>25,0%</text:p>
          </table:table-cell>
          <table:table-cell/>
          <table:table-cell table:formula="of:=[.E320]/0.0625" office:value-type="float" office:value="1566" calcext:value-type="float">
            <text:p>1566</text:p>
          </table:table-cell>
          <table:table-cell table:formula="of:=[.F320]*1000" office:value-type="float" office:value="27.0763028195209" calcext:value-type="float">
            <text:p>27</text:p>
          </table:table-cell>
          <table:table-cell table:formula="of:=[.G320]*1000" office:value-type="float" office:value="250.240057283142" calcext:value-type="float">
            <text:p>25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7.9375" calcext:value-type="float">
            <text:p>97,9375</text:p>
          </table:table-cell>
          <table:table-cell table:formula="of:=PINTERP([.$A$15:.$A$205];[.$B$15:.$B$205];[.E321])" office:value-type="percentage" office:value="0.0263924543873679" calcext:value-type="percentage">
            <text:p>2,6%</text:p>
          </table:table-cell>
          <table:table-cell table:formula="of:=PINTERP([.$A$15:.$A$205];[.$C$15:.$C$205];[.E321])" office:value-type="percentage" office:value="0.245155042962357" calcext:value-type="percentage">
            <text:p>24,5%</text:p>
          </table:table-cell>
          <table:table-cell/>
          <table:table-cell table:formula="of:=[.E321]/0.0625" office:value-type="float" office:value="1567" calcext:value-type="float">
            <text:p>1567</text:p>
          </table:table-cell>
          <table:table-cell table:formula="of:=[.F321]*1000" office:value-type="float" office:value="26.3924543873679" calcext:value-type="float">
            <text:p>26</text:p>
          </table:table-cell>
          <table:table-cell table:formula="of:=[.G321]*1000" office:value-type="float" office:value="245.155042962357" calcext:value-type="float">
            <text:p>24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" calcext:value-type="float">
            <text:p>98</text:p>
          </table:table-cell>
          <table:table-cell table:formula="of:=PINTERP([.$A$15:.$A$205];[.$B$15:.$B$205];[.E322])" office:value-type="percentage" office:value="0.025723872935575" calcext:value-type="percentage">
            <text:p>2,6%</text:p>
          </table:table-cell>
          <table:table-cell table:formula="of:=PINTERP([.$A$15:.$A$205];[.$C$15:.$C$205];[.E322])" office:value-type="percentage" office:value="0.240029545631673" calcext:value-type="percentage">
            <text:p>24,0%</text:p>
          </table:table-cell>
          <table:table-cell/>
          <table:table-cell table:formula="of:=[.E322]/0.0625" office:value-type="float" office:value="1568" calcext:value-type="float">
            <text:p>1568</text:p>
          </table:table-cell>
          <table:table-cell table:formula="of:=[.F322]*1000" office:value-type="float" office:value="25.723872935575" calcext:value-type="float">
            <text:p>26</text:p>
          </table:table-cell>
          <table:table-cell table:formula="of:=[.G322]*1000" office:value-type="float" office:value="240.029545631673" calcext:value-type="float">
            <text:p>24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0625" calcext:value-type="float">
            <text:p>98,0625</text:p>
          </table:table-cell>
          <table:table-cell table:formula="of:=PINTERP([.$A$15:.$A$205];[.$B$15:.$B$205];[.E323])" office:value-type="percentage" office:value="0.0250564879261363" calcext:value-type="percentage">
            <text:p>2,5%</text:p>
          </table:table-cell>
          <table:table-cell table:formula="of:=PINTERP([.$A$15:.$A$205];[.$C$15:.$C$205];[.E323])" office:value-type="percentage" office:value="0.234586683407738" calcext:value-type="percentage">
            <text:p>23,5%</text:p>
          </table:table-cell>
          <table:table-cell/>
          <table:table-cell table:formula="of:=[.E323]/0.0625" office:value-type="float" office:value="1569" calcext:value-type="float">
            <text:p>1569</text:p>
          </table:table-cell>
          <table:table-cell table:formula="of:=[.F323]*1000" office:value-type="float" office:value="25.0564879261363" calcext:value-type="float">
            <text:p>25</text:p>
          </table:table-cell>
          <table:table-cell table:formula="of:=[.G323]*1000" office:value-type="float" office:value="234.586683407738" calcext:value-type="float">
            <text:p>23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125" calcext:value-type="float">
            <text:p>98,125</text:p>
          </table:table-cell>
          <table:table-cell table:formula="of:=PINTERP([.$A$15:.$A$205];[.$B$15:.$B$205];[.E324])" office:value-type="percentage" office:value="0.0243281676136363" calcext:value-type="percentage">
            <text:p>2,4%</text:p>
          </table:table-cell>
          <table:table-cell table:formula="of:=PINTERP([.$A$15:.$A$205];[.$C$15:.$C$205];[.E324])" office:value-type="percentage" office:value="0.227916882440476" calcext:value-type="percentage">
            <text:p>22,8%</text:p>
          </table:table-cell>
          <table:table-cell/>
          <table:table-cell table:formula="of:=[.E324]/0.0625" office:value-type="float" office:value="1570" calcext:value-type="float">
            <text:p>1570</text:p>
          </table:table-cell>
          <table:table-cell table:formula="of:=[.F324]*1000" office:value-type="float" office:value="24.3281676136363" calcext:value-type="float">
            <text:p>24</text:p>
          </table:table-cell>
          <table:table-cell table:formula="of:=[.G324]*1000" office:value-type="float" office:value="227.916882440476" calcext:value-type="float">
            <text:p>22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1875" calcext:value-type="float">
            <text:p>98,1875</text:p>
          </table:table-cell>
          <table:table-cell table:formula="of:=PINTERP([.$A$15:.$A$205];[.$B$15:.$B$205];[.E325])" office:value-type="percentage" office:value="0.0235819140625" calcext:value-type="percentage">
            <text:p>2,4%</text:p>
          </table:table-cell>
          <table:table-cell table:formula="of:=PINTERP([.$A$15:.$A$205];[.$C$15:.$C$205];[.E325])" office:value-type="percentage" office:value="0.221075051463293" calcext:value-type="percentage">
            <text:p>22,1%</text:p>
          </table:table-cell>
          <table:table-cell/>
          <table:table-cell table:formula="of:=[.E325]/0.0625" office:value-type="float" office:value="1571" calcext:value-type="float">
            <text:p>1571</text:p>
          </table:table-cell>
          <table:table-cell table:formula="of:=[.F325]*1000" office:value-type="float" office:value="23.5819140625" calcext:value-type="float">
            <text:p>24</text:p>
          </table:table-cell>
          <table:table-cell table:formula="of:=[.G325]*1000" office:value-type="float" office:value="221.075051463293" calcext:value-type="float">
            <text:p>221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25" calcext:value-type="float">
            <text:p>98,25</text:p>
          </table:table-cell>
          <table:table-cell table:formula="of:=PINTERP([.$A$15:.$A$205];[.$B$15:.$B$205];[.E326])" office:value-type="percentage" office:value="0.0228177272727272" calcext:value-type="percentage">
            <text:p>2,3%</text:p>
          </table:table-cell>
          <table:table-cell table:formula="of:=PINTERP([.$A$15:.$A$205];[.$C$15:.$C$205];[.E326])" office:value-type="percentage" office:value="0.21406119047619" calcext:value-type="percentage">
            <text:p>21,4%</text:p>
          </table:table-cell>
          <table:table-cell/>
          <table:table-cell table:formula="of:=[.E326]/0.0625" office:value-type="float" office:value="1572" calcext:value-type="float">
            <text:p>1572</text:p>
          </table:table-cell>
          <table:table-cell table:formula="of:=[.F326]*1000" office:value-type="float" office:value="22.8177272727272" calcext:value-type="float">
            <text:p>23</text:p>
          </table:table-cell>
          <table:table-cell table:formula="of:=[.G326]*1000" office:value-type="float" office:value="214.06119047619" calcext:value-type="float">
            <text:p>21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3125" calcext:value-type="float">
            <text:p>98,3125</text:p>
          </table:table-cell>
          <table:table-cell table:formula="of:=PINTERP([.$A$15:.$A$205];[.$B$15:.$B$205];[.E327])" office:value-type="percentage" office:value="0.0220356072443181" calcext:value-type="percentage">
            <text:p>2,2%</text:p>
          </table:table-cell>
          <table:table-cell table:formula="of:=PINTERP([.$A$15:.$A$205];[.$C$15:.$C$205];[.E327])" office:value-type="percentage" office:value="0.206875299479166" calcext:value-type="percentage">
            <text:p>20,7%</text:p>
          </table:table-cell>
          <table:table-cell/>
          <table:table-cell table:formula="of:=[.E327]/0.0625" office:value-type="float" office:value="1573" calcext:value-type="float">
            <text:p>1573</text:p>
          </table:table-cell>
          <table:table-cell table:formula="of:=[.F327]*1000" office:value-type="float" office:value="22.0356072443181" calcext:value-type="float">
            <text:p>22</text:p>
          </table:table-cell>
          <table:table-cell table:formula="of:=[.G327]*1000" office:value-type="float" office:value="206.875299479166" calcext:value-type="float">
            <text:p>207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375" calcext:value-type="float">
            <text:p>98,375</text:p>
          </table:table-cell>
          <table:table-cell table:formula="of:=PINTERP([.$A$15:.$A$205];[.$B$15:.$B$205];[.E328])" office:value-type="percentage" office:value="0.0212355539772727" calcext:value-type="percentage">
            <text:p>2,1%</text:p>
          </table:table-cell>
          <table:table-cell table:formula="of:=PINTERP([.$A$15:.$A$205];[.$C$15:.$C$205];[.E328])" office:value-type="percentage" office:value="0.199517378472222" calcext:value-type="percentage">
            <text:p>20,0%</text:p>
          </table:table-cell>
          <table:table-cell/>
          <table:table-cell table:formula="of:=[.E328]/0.0625" office:value-type="float" office:value="1574" calcext:value-type="float">
            <text:p>1574</text:p>
          </table:table-cell>
          <table:table-cell table:formula="of:=[.F328]*1000" office:value-type="float" office:value="21.2355539772727" calcext:value-type="float">
            <text:p>21</text:p>
          </table:table-cell>
          <table:table-cell table:formula="of:=[.G328]*1000" office:value-type="float" office:value="199.517378472222" calcext:value-type="float">
            <text:p>20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4375" calcext:value-type="float">
            <text:p>98,4375</text:p>
          </table:table-cell>
          <table:table-cell table:formula="of:=PINTERP([.$A$15:.$A$205];[.$B$15:.$B$205];[.E329])" office:value-type="percentage" office:value="0.0204175674715909" calcext:value-type="percentage">
            <text:p>2,0%</text:p>
          </table:table-cell>
          <table:table-cell table:formula="of:=PINTERP([.$A$15:.$A$205];[.$C$15:.$C$205];[.E329])" office:value-type="percentage" office:value="0.191987427455357" calcext:value-type="percentage">
            <text:p>19,2%</text:p>
          </table:table-cell>
          <table:table-cell/>
          <table:table-cell table:formula="of:=[.E329]/0.0625" office:value-type="float" office:value="1575" calcext:value-type="float">
            <text:p>1575</text:p>
          </table:table-cell>
          <table:table-cell table:formula="of:=[.F329]*1000" office:value-type="float" office:value="20.4175674715909" calcext:value-type="float">
            <text:p>20</text:p>
          </table:table-cell>
          <table:table-cell table:formula="of:=[.G329]*1000" office:value-type="float" office:value="191.987427455357" calcext:value-type="float">
            <text:p>192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5" calcext:value-type="float">
            <text:p>98,5</text:p>
          </table:table-cell>
          <table:table-cell table:formula="of:=PINTERP([.$A$15:.$A$205];[.$B$15:.$B$205];[.E330])" office:value-type="percentage" office:value="0.0195816477272727" calcext:value-type="percentage">
            <text:p>2,0%</text:p>
          </table:table-cell>
          <table:table-cell table:formula="of:=PINTERP([.$A$15:.$A$205];[.$C$15:.$C$205];[.E330])" office:value-type="percentage" office:value="0.184285446428571" calcext:value-type="percentage">
            <text:p>18,4%</text:p>
          </table:table-cell>
          <table:table-cell/>
          <table:table-cell table:formula="of:=[.E330]/0.0625" office:value-type="float" office:value="1576" calcext:value-type="float">
            <text:p>1576</text:p>
          </table:table-cell>
          <table:table-cell table:formula="of:=[.F330]*1000" office:value-type="float" office:value="19.5816477272727" calcext:value-type="float">
            <text:p>20</text:p>
          </table:table-cell>
          <table:table-cell table:formula="of:=[.G330]*1000" office:value-type="float" office:value="184.285446428571" calcext:value-type="float">
            <text:p>18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5625" calcext:value-type="float">
            <text:p>98,5625</text:p>
          </table:table-cell>
          <table:table-cell table:formula="of:=PINTERP([.$A$15:.$A$205];[.$B$15:.$B$205];[.E331])" office:value-type="percentage" office:value="0.0186964255275974" calcext:value-type="percentage">
            <text:p>1,9%</text:p>
          </table:table-cell>
          <table:table-cell table:formula="of:=PINTERP([.$A$15:.$A$205];[.$C$15:.$C$205];[.E331])" office:value-type="percentage" office:value="0.176384111088564" calcext:value-type="percentage">
            <text:p>17,6%</text:p>
          </table:table-cell>
          <table:table-cell/>
          <table:table-cell table:formula="of:=[.E331]/0.0625" office:value-type="float" office:value="1577" calcext:value-type="float">
            <text:p>1577</text:p>
          </table:table-cell>
          <table:table-cell table:formula="of:=[.F331]*1000" office:value-type="float" office:value="18.6964255275974" calcext:value-type="float">
            <text:p>19</text:p>
          </table:table-cell>
          <table:table-cell table:formula="of:=[.G331]*1000" office:value-type="float" office:value="176.384111088564" calcext:value-type="float">
            <text:p>176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625" calcext:value-type="float">
            <text:p>98,625</text:p>
          </table:table-cell>
          <table:table-cell table:formula="of:=PINTERP([.$A$15:.$A$205];[.$B$15:.$B$205];[.E332])" office:value-type="percentage" office:value="0.017685036525974" calcext:value-type="percentage">
            <text:p>1,8%</text:p>
          </table:table-cell>
          <table:table-cell table:formula="of:=PINTERP([.$A$15:.$A$205];[.$C$15:.$C$205];[.E332])" office:value-type="percentage" office:value="0.16835935741342" calcext:value-type="percentage">
            <text:p>16,8%</text:p>
          </table:table-cell>
          <table:table-cell/>
          <table:table-cell table:formula="of:=[.E332]/0.0625" office:value-type="float" office:value="1578" calcext:value-type="float">
            <text:p>1578</text:p>
          </table:table-cell>
          <table:table-cell table:formula="of:=[.F332]*1000" office:value-type="float" office:value="17.685036525974" calcext:value-type="float">
            <text:p>18</text:p>
          </table:table-cell>
          <table:table-cell table:formula="of:=[.G332]*1000" office:value-type="float" office:value="168.35935741342" calcext:value-type="float">
            <text:p>16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6875" calcext:value-type="float">
            <text:p>98,6875</text:p>
          </table:table-cell>
          <table:table-cell table:formula="of:=PINTERP([.$A$15:.$A$205];[.$B$15:.$B$205];[.E333])" office:value-type="percentage" office:value="0.016684453125" calcext:value-type="percentage">
            <text:p>1,7%</text:p>
          </table:table-cell>
          <table:table-cell table:formula="of:=PINTERP([.$A$15:.$A$205];[.$C$15:.$C$205];[.E333])" office:value-type="percentage" office:value="0.160425755208333" calcext:value-type="percentage">
            <text:p>16,0%</text:p>
          </table:table-cell>
          <table:table-cell/>
          <table:table-cell table:formula="of:=[.E333]/0.0625" office:value-type="float" office:value="1579" calcext:value-type="float">
            <text:p>1579</text:p>
          </table:table-cell>
          <table:table-cell table:formula="of:=[.F333]*1000" office:value-type="float" office:value="16.684453125" calcext:value-type="float">
            <text:p>17</text:p>
          </table:table-cell>
          <table:table-cell table:formula="of:=[.G333]*1000" office:value-type="float" office:value="160.425755208333" calcext:value-type="float">
            <text:p>16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75" calcext:value-type="float">
            <text:p>98,75</text:p>
          </table:table-cell>
          <table:table-cell table:formula="of:=PINTERP([.$A$15:.$A$205];[.$B$15:.$B$205];[.E334])" office:value-type="percentage" office:value="0.0156946753246753" calcext:value-type="percentage">
            <text:p>1,6%</text:p>
          </table:table-cell>
          <table:table-cell table:formula="of:=PINTERP([.$A$15:.$A$205];[.$C$15:.$C$205];[.E334])" office:value-type="percentage" office:value="0.152583304473304" calcext:value-type="percentage">
            <text:p>15,3%</text:p>
          </table:table-cell>
          <table:table-cell/>
          <table:table-cell table:formula="of:=[.E334]/0.0625" office:value-type="float" office:value="1580" calcext:value-type="float">
            <text:p>1580</text:p>
          </table:table-cell>
          <table:table-cell table:formula="of:=[.F334]*1000" office:value-type="float" office:value="15.6946753246753" calcext:value-type="float">
            <text:p>16</text:p>
          </table:table-cell>
          <table:table-cell table:formula="of:=[.G334]*1000" office:value-type="float" office:value="152.583304473304" calcext:value-type="float">
            <text:p>153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8125" calcext:value-type="float">
            <text:p>98,8125</text:p>
          </table:table-cell>
          <table:table-cell table:formula="of:=PINTERP([.$A$15:.$A$205];[.$B$15:.$B$205];[.E335])" office:value-type="percentage" office:value="0.014715703125" calcext:value-type="percentage">
            <text:p>1,5%</text:p>
          </table:table-cell>
          <table:table-cell table:formula="of:=PINTERP([.$A$15:.$A$205];[.$C$15:.$C$205];[.E335])" office:value-type="percentage" office:value="0.144832005208333" calcext:value-type="percentage">
            <text:p>14,5%</text:p>
          </table:table-cell>
          <table:table-cell/>
          <table:table-cell table:formula="of:=[.E335]/0.0625" office:value-type="float" office:value="1581" calcext:value-type="float">
            <text:p>1581</text:p>
          </table:table-cell>
          <table:table-cell table:formula="of:=[.F335]*1000" office:value-type="float" office:value="14.715703125" calcext:value-type="float">
            <text:p>15</text:p>
          </table:table-cell>
          <table:table-cell table:formula="of:=[.G335]*1000" office:value-type="float" office:value="144.832005208333" calcext:value-type="float">
            <text:p>145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875" calcext:value-type="float">
            <text:p>98,875</text:p>
          </table:table-cell>
          <table:table-cell table:formula="of:=PINTERP([.$A$15:.$A$205];[.$B$15:.$B$205];[.E336])" office:value-type="percentage" office:value="0.0137475365259741" calcext:value-type="percentage">
            <text:p>1,4%</text:p>
          </table:table-cell>
          <table:table-cell table:formula="of:=PINTERP([.$A$15:.$A$205];[.$C$15:.$C$205];[.E336])" office:value-type="percentage" office:value="0.13717185741342" calcext:value-type="percentage">
            <text:p>13,7%</text:p>
          </table:table-cell>
          <table:table-cell/>
          <table:table-cell table:formula="of:=[.E336]/0.0625" office:value-type="float" office:value="1582" calcext:value-type="float">
            <text:p>1582</text:p>
          </table:table-cell>
          <table:table-cell table:formula="of:=[.F336]*1000" office:value-type="float" office:value="13.7475365259741" calcext:value-type="float">
            <text:p>14</text:p>
          </table:table-cell>
          <table:table-cell table:formula="of:=[.G336]*1000" office:value-type="float" office:value="137.17185741342" calcext:value-type="float">
            <text:p>137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8.9375" calcext:value-type="float">
            <text:p>98,9375</text:p>
          </table:table-cell>
          <table:table-cell table:formula="of:=PINTERP([.$A$15:.$A$205];[.$B$15:.$B$205];[.E337])" office:value-type="percentage" office:value="0.0127901755275974" calcext:value-type="percentage">
            <text:p>1,3%</text:p>
          </table:table-cell>
          <table:table-cell table:formula="of:=PINTERP([.$A$15:.$A$205];[.$C$15:.$C$205];[.E337])" office:value-type="percentage" office:value="0.129602861088565" calcext:value-type="percentage">
            <text:p>13,0%</text:p>
          </table:table-cell>
          <table:table-cell/>
          <table:table-cell table:formula="of:=[.E337]/0.0625" office:value-type="float" office:value="1583" calcext:value-type="float">
            <text:p>1583</text:p>
          </table:table-cell>
          <table:table-cell table:formula="of:=[.F337]*1000" office:value-type="float" office:value="12.7901755275974" calcext:value-type="float">
            <text:p>13</text:p>
          </table:table-cell>
          <table:table-cell table:formula="of:=[.G337]*1000" office:value-type="float" office:value="129.602861088565" calcext:value-type="float">
            <text:p>13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" calcext:value-type="float">
            <text:p>99</text:p>
          </table:table-cell>
          <table:table-cell table:formula="of:=PINTERP([.$A$15:.$A$205];[.$B$15:.$B$205];[.E338])" office:value-type="percentage" office:value="0.0119534902597403" calcext:value-type="percentage">
            <text:p>1,2%</text:p>
          </table:table-cell>
          <table:table-cell table:formula="of:=PINTERP([.$A$15:.$A$205];[.$C$15:.$C$205];[.E338])" office:value-type="percentage" office:value="0.122611282467533" calcext:value-type="percentage">
            <text:p>12,3%</text:p>
          </table:table-cell>
          <table:table-cell/>
          <table:table-cell table:formula="of:=[.E338]/0.0625" office:value-type="float" office:value="1584" calcext:value-type="float">
            <text:p>1584</text:p>
          </table:table-cell>
          <table:table-cell table:formula="of:=[.F338]*1000" office:value-type="float" office:value="11.9534902597403" calcext:value-type="float">
            <text:p>12</text:p>
          </table:table-cell>
          <table:table-cell table:formula="of:=[.G338]*1000" office:value-type="float" office:value="122.611282467533" calcext:value-type="float">
            <text:p>123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0625" calcext:value-type="float">
            <text:p>99,0625</text:p>
          </table:table-cell>
          <table:table-cell table:formula="of:=PINTERP([.$A$15:.$A$205];[.$B$15:.$B$205];[.E339])" office:value-type="percentage" office:value="0.0111894125405845" calcext:value-type="percentage">
            <text:p>1,1%</text:p>
          </table:table-cell>
          <table:table-cell table:formula="of:=PINTERP([.$A$15:.$A$205];[.$C$15:.$C$205];[.E339])" office:value-type="percentage" office:value="0.115984380073052" calcext:value-type="percentage">
            <text:p>11,6%</text:p>
          </table:table-cell>
          <table:table-cell/>
          <table:table-cell table:formula="of:=[.E339]/0.0625" office:value-type="float" office:value="1585" calcext:value-type="float">
            <text:p>1585</text:p>
          </table:table-cell>
          <table:table-cell table:formula="of:=[.F339]*1000" office:value-type="float" office:value="11.1894125405845" calcext:value-type="float">
            <text:p>11</text:p>
          </table:table-cell>
          <table:table-cell table:formula="of:=[.G339]*1000" office:value-type="float" office:value="115.984380073052" calcext:value-type="float">
            <text:p>116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125" calcext:value-type="float">
            <text:p>99,125</text:p>
          </table:table-cell>
          <table:table-cell table:formula="of:=PINTERP([.$A$15:.$A$205];[.$B$15:.$B$205];[.E340])" office:value-type="percentage" office:value="0.0104742897727273" calcext:value-type="percentage">
            <text:p>1,0%</text:p>
          </table:table-cell>
          <table:table-cell table:formula="of:=PINTERP([.$A$15:.$A$205];[.$C$15:.$C$205];[.E340])" office:value-type="percentage" office:value="0.10961747159091" calcext:value-type="percentage">
            <text:p>11,0%</text:p>
          </table:table-cell>
          <table:table-cell/>
          <table:table-cell table:formula="of:=[.E340]/0.0625" office:value-type="float" office:value="1586" calcext:value-type="float">
            <text:p>1586</text:p>
          </table:table-cell>
          <table:table-cell table:formula="of:=[.F340]*1000" office:value-type="float" office:value="10.4742897727273" calcext:value-type="float">
            <text:p>10</text:p>
          </table:table-cell>
          <table:table-cell table:formula="of:=[.G340]*1000" office:value-type="float" office:value="109.61747159091" calcext:value-type="float">
            <text:p>110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1875" calcext:value-type="float">
            <text:p>99,1875</text:p>
          </table:table-cell>
          <table:table-cell table:formula="of:=PINTERP([.$A$15:.$A$205];[.$B$15:.$B$205];[.E341])" office:value-type="percentage" office:value="0.00980812195616889" calcext:value-type="percentage">
            <text:p>1,0%</text:p>
          </table:table-cell>
          <table:table-cell table:formula="of:=PINTERP([.$A$15:.$A$205];[.$C$15:.$C$205];[.E341])" office:value-type="percentage" office:value="0.103510557021104" calcext:value-type="percentage">
            <text:p>10,4%</text:p>
          </table:table-cell>
          <table:table-cell/>
          <table:table-cell table:formula="of:=[.E341]/0.0625" office:value-type="float" office:value="1587" calcext:value-type="float">
            <text:p>1587</text:p>
          </table:table-cell>
          <table:table-cell table:formula="of:=[.F341]*1000" office:value-type="float" office:value="9.80812195616889" calcext:value-type="float">
            <text:p>10</text:p>
          </table:table-cell>
          <table:table-cell table:formula="of:=[.G341]*1000" office:value-type="float" office:value="103.510557021104" calcext:value-type="float">
            <text:p>104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25" calcext:value-type="float">
            <text:p>99,25</text:p>
          </table:table-cell>
          <table:table-cell table:formula="of:=PINTERP([.$A$15:.$A$205];[.$B$15:.$B$205];[.E342])" office:value-type="percentage" office:value="0.00919090909090915" calcext:value-type="percentage">
            <text:p>0,9%</text:p>
          </table:table-cell>
          <table:table-cell table:formula="of:=PINTERP([.$A$15:.$A$205];[.$C$15:.$C$205];[.E342])" office:value-type="percentage" office:value="0.0976636363636369" calcext:value-type="percentage">
            <text:p>9,8%</text:p>
          </table:table-cell>
          <table:table-cell/>
          <table:table-cell table:formula="of:=[.E342]/0.0625" office:value-type="float" office:value="1588" calcext:value-type="float">
            <text:p>1588</text:p>
          </table:table-cell>
          <table:table-cell table:formula="of:=[.F342]*1000" office:value-type="float" office:value="9.19090909090915" calcext:value-type="float">
            <text:p>9</text:p>
          </table:table-cell>
          <table:table-cell table:formula="of:=[.G342]*1000" office:value-type="float" office:value="97.6636363636369" calcext:value-type="float">
            <text:p>98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3125" calcext:value-type="float">
            <text:p>99,3125</text:p>
          </table:table-cell>
          <table:table-cell table:formula="of:=PINTERP([.$A$15:.$A$205];[.$B$15:.$B$205];[.E343])" office:value-type="percentage" office:value="0.00862265117694811" calcext:value-type="percentage">
            <text:p>0,9%</text:p>
          </table:table-cell>
          <table:table-cell table:formula="of:=PINTERP([.$A$15:.$A$205];[.$C$15:.$C$205];[.E343])" office:value-type="percentage" office:value="0.092076709618507" calcext:value-type="percentage">
            <text:p>9,2%</text:p>
          </table:table-cell>
          <table:table-cell/>
          <table:table-cell table:formula="of:=[.E343]/0.0625" office:value-type="float" office:value="1589" calcext:value-type="float">
            <text:p>1589</text:p>
          </table:table-cell>
          <table:table-cell table:formula="of:=[.F343]*1000" office:value-type="float" office:value="8.62265117694811" calcext:value-type="float">
            <text:p>9</text:p>
          </table:table-cell>
          <table:table-cell table:formula="of:=[.G343]*1000" office:value-type="float" office:value="92.076709618507" calcext:value-type="float">
            <text:p>92</text:p>
          </table:table-cell>
          <table:table-cell table:number-columns-repeated="6"/>
          <table:table-cell table:style-name="Default" table:number-columns-repeated="3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375" calcext:value-type="float">
            <text:p>99,375</text:p>
          </table:table-cell>
          <table:table-cell table:formula="of:=PINTERP([.$A$15:.$A$205];[.$B$15:.$B$205];[.E344])" office:value-type="percentage" office:value="0.00810334821428577" calcext:value-type="percentage">
            <text:p>0,8%</text:p>
          </table:table-cell>
          <table:table-cell table:formula="of:=PINTERP([.$A$15:.$A$205];[.$C$15:.$C$205];[.E344])" office:value-type="percentage" office:value="0.0867497767857148" calcext:value-type="percentage">
            <text:p>8,7%</text:p>
          </table:table-cell>
          <table:table-cell/>
          <table:table-cell table:formula="of:=[.E344]/0.0625" office:value-type="float" office:value="1590" calcext:value-type="float">
            <text:p>1590</text:p>
          </table:table-cell>
          <table:table-cell table:formula="of:=[.F344]*1000" office:value-type="float" office:value="8.10334821428577" calcext:value-type="float">
            <text:p>8</text:p>
          </table:table-cell>
          <table:table-cell table:formula="of:=[.G344]*1000" office:value-type="float" office:value="86.7497767857148" calcext:value-type="float">
            <text:p>87</text:p>
          </table:table-cell>
          <table:table-cell table:number-columns-repeated="2"/>
          <table:table-cell table:style-name="ce16" table:number-columns-repeated="2"/>
          <table:table-cell table:style-name="ce19" table:number-columns-repeated="2"/>
          <table:table-cell/>
          <table:table-cell table:style-name="Default" table:number-columns-repeated="2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4375" calcext:value-type="float">
            <text:p>99,4375</text:p>
          </table:table-cell>
          <table:table-cell table:formula="of:=PINTERP([.$A$15:.$A$205];[.$B$15:.$B$205];[.E345])" office:value-type="percentage" office:value="0.00763300020292213" calcext:value-type="percentage">
            <text:p>0,8%</text:p>
          </table:table-cell>
          <table:table-cell table:formula="of:=PINTERP([.$A$15:.$A$205];[.$C$15:.$C$205];[.E345])" office:value-type="percentage" office:value="0.0816828378652603" calcext:value-type="percentage">
            <text:p>8,2%</text:p>
          </table:table-cell>
          <table:table-cell/>
          <table:table-cell table:formula="of:=[.E345]/0.0625" office:value-type="float" office:value="1591" calcext:value-type="float">
            <text:p>1591</text:p>
          </table:table-cell>
          <table:table-cell table:formula="of:=[.F345]*1000" office:value-type="float" office:value="7.63300020292213" calcext:value-type="float">
            <text:p>8</text:p>
          </table:table-cell>
          <table:table-cell table:formula="of:=[.G345]*1000" office:value-type="float" office:value="81.6828378652603" calcext:value-type="float">
            <text:p>82</text:p>
          </table:table-cell>
          <table:table-cell table:number-columns-repeated="2"/>
          <table:table-cell table:style-name="ce16" table:number-columns-repeated="2"/>
          <table:table-cell table:style-name="ce19" table:number-columns-repeated="2"/>
          <table:table-cell/>
          <table:table-cell table:style-name="Default" table:number-columns-repeated="2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5" calcext:value-type="float">
            <text:p>99,5</text:p>
          </table:table-cell>
          <table:table-cell table:formula="of:=PINTERP([.$A$15:.$A$205];[.$B$15:.$B$205];[.E346])" office:value-type="percentage" office:value="0.00721160714285719" calcext:value-type="percentage">
            <text:p>0,7%</text:p>
          </table:table-cell>
          <table:table-cell table:formula="of:=PINTERP([.$A$15:.$A$205];[.$C$15:.$C$205];[.E346])" office:value-type="percentage" office:value="0.0768758928571434" calcext:value-type="percentage">
            <text:p>7,7%</text:p>
          </table:table-cell>
          <table:table-cell/>
          <table:table-cell table:formula="of:=[.E346]/0.0625" office:value-type="float" office:value="1592" calcext:value-type="float">
            <text:p>1592</text:p>
          </table:table-cell>
          <table:table-cell table:formula="of:=[.F346]*1000" office:value-type="float" office:value="7.21160714285719" calcext:value-type="float">
            <text:p>7</text:p>
          </table:table-cell>
          <table:table-cell table:formula="of:=[.G346]*1000" office:value-type="float" office:value="76.8758928571434" calcext:value-type="float">
            <text:p>77</text:p>
          </table:table-cell>
          <table:table-cell table:number-columns-repeated="2"/>
          <table:table-cell table:style-name="ce16" table:number-columns-repeated="2"/>
          <table:table-cell table:style-name="ce19" table:number-columns-repeated="2"/>
          <table:table-cell/>
          <table:table-cell table:style-name="Default" table:number-columns-repeated="2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5625" calcext:value-type="float">
            <text:p>99,5625</text:p>
          </table:table-cell>
          <table:table-cell table:formula="of:=PINTERP([.$A$15:.$A$205];[.$B$15:.$B$205];[.E347])" office:value-type="percentage" office:value="0.00683916903409095" calcext:value-type="percentage">
            <text:p>0,7%</text:p>
          </table:table-cell>
          <table:table-cell table:formula="of:=PINTERP([.$A$15:.$A$205];[.$C$15:.$C$205];[.E347])" office:value-type="percentage" office:value="0.0723289417613641" calcext:value-type="percentage">
            <text:p>7,2%</text:p>
          </table:table-cell>
          <table:table-cell/>
          <table:table-cell table:formula="of:=[.E347]/0.0625" office:value-type="float" office:value="1593" calcext:value-type="float">
            <text:p>1593</text:p>
          </table:table-cell>
          <table:table-cell table:formula="of:=[.F347]*1000" office:value-type="float" office:value="6.83916903409095" calcext:value-type="float">
            <text:p>7</text:p>
          </table:table-cell>
          <table:table-cell table:formula="of:=[.G347]*1000" office:value-type="float" office:value="72.3289417613641" calcext:value-type="float">
            <text:p>72</text:p>
          </table:table-cell>
          <table:table-cell table:number-columns-repeated="2"/>
          <table:table-cell table:style-name="ce16" table:number-columns-repeated="2"/>
          <table:table-cell table:style-name="ce19" table:number-columns-repeated="2"/>
          <table:table-cell/>
          <table:table-cell table:style-name="Default" table:number-columns-repeated="2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625" calcext:value-type="float">
            <text:p>99,625</text:p>
          </table:table-cell>
          <table:table-cell table:formula="of:=PINTERP([.$A$15:.$A$205];[.$B$15:.$B$205];[.E348])" office:value-type="percentage" office:value="0.00651568587662341" calcext:value-type="percentage">
            <text:p>0,7%</text:p>
          </table:table-cell>
          <table:table-cell table:formula="of:=PINTERP([.$A$15:.$A$205];[.$C$15:.$C$205];[.E348])" office:value-type="percentage" office:value="0.0680419845779225" calcext:value-type="percentage">
            <text:p>6,8%</text:p>
          </table:table-cell>
          <table:table-cell/>
          <table:table-cell table:formula="of:=[.E348]/0.0625" office:value-type="float" office:value="1594" calcext:value-type="float">
            <text:p>1594</text:p>
          </table:table-cell>
          <table:table-cell table:formula="of:=[.F348]*1000" office:value-type="float" office:value="6.51568587662341" calcext:value-type="float">
            <text:p>7</text:p>
          </table:table-cell>
          <table:table-cell table:formula="of:=[.G348]*1000" office:value-type="float" office:value="68.0419845779225" calcext:value-type="float">
            <text:p>68</text:p>
          </table:table-cell>
          <table:table-cell/>
          <table:table-cell office:value-type="string" calcext:value-type="string">
            <text:p>Lower ABV's needs further improvement</text:p>
          </table:table-cell>
          <table:table-cell table:number-columns-repeated="2"/>
          <table:table-cell table:style-name="ce19" table:number-columns-repeated="2"/>
          <table:table-cell/>
          <table:table-cell table:style-name="Default" table:number-columns-repeated="2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6875" calcext:value-type="float">
            <text:p>99,6875</text:p>
          </table:table-cell>
          <table:table-cell table:formula="of:=PINTERP([.$A$15:.$A$205];[.$B$15:.$B$205];[.E349])" office:value-type="percentage" office:value="0.00624115767045456" calcext:value-type="percentage">
            <text:p>0,6%</text:p>
          </table:table-cell>
          <table:table-cell table:formula="of:=PINTERP([.$A$15:.$A$205];[.$C$15:.$C$205];[.E349])" office:value-type="percentage" office:value="0.0640150213068185" calcext:value-type="percentage">
            <text:p>6,4%</text:p>
          </table:table-cell>
          <table:table-cell/>
          <table:table-cell table:formula="of:=[.E349]/0.0625" office:value-type="float" office:value="1595" calcext:value-type="float">
            <text:p>1595</text:p>
          </table:table-cell>
          <table:table-cell table:formula="of:=[.F349]*1000" office:value-type="float" office:value="6.24115767045456" calcext:value-type="float">
            <text:p>6</text:p>
          </table:table-cell>
          <table:table-cell table:formula="of:=[.G349]*1000" office:value-type="float" office:value="64.0150213068185" calcext:value-type="float">
            <text:p>64</text:p>
          </table:table-cell>
          <table:table-cell table:number-columns-repeated="2"/>
          <table:table-cell table:style-name="ce16" table:number-columns-repeated="2"/>
          <table:table-cell table:style-name="ce19" table:number-columns-repeated="2"/>
          <table:table-cell/>
          <table:table-cell table:style-name="Default" table:number-columns-repeated="2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75" calcext:value-type="float">
            <text:p>99,75</text:p>
          </table:table-cell>
          <table:table-cell table:formula="of:=PINTERP([.$A$15:.$A$205];[.$B$15:.$B$205];[.E350])" office:value-type="percentage" office:value="0.00601558441558442" calcext:value-type="percentage">
            <text:p>0,6%</text:p>
          </table:table-cell>
          <table:table-cell table:formula="of:=PINTERP([.$A$15:.$A$205];[.$C$15:.$C$205];[.E350])" office:value-type="percentage" office:value="0.0602480519480522" calcext:value-type="percentage">
            <text:p>6,0%</text:p>
          </table:table-cell>
          <table:table-cell/>
          <table:table-cell table:formula="of:=[.E350]/0.0625" office:value-type="float" office:value="1596" calcext:value-type="float">
            <text:p>1596</text:p>
          </table:table-cell>
          <table:table-cell table:formula="of:=[.F350]*1000" office:value-type="float" office:value="6.01558441558442" calcext:value-type="float">
            <text:p>6</text:p>
          </table:table-cell>
          <table:table-cell table:formula="of:=[.G350]*1000" office:value-type="float" office:value="60.2480519480522" calcext:value-type="float">
            <text:p>60</text:p>
          </table:table-cell>
          <table:table-cell table:number-columns-repeated="2"/>
          <table:table-cell table:style-name="ce16" table:number-columns-repeated="2"/>
          <table:table-cell table:style-name="ce19" table:number-columns-repeated="2"/>
          <table:table-cell/>
          <table:table-cell table:style-name="Default" table:number-columns-repeated="2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8125" calcext:value-type="float">
            <text:p>99,8125</text:p>
          </table:table-cell>
          <table:table-cell table:style-name="Default" table:formula="of:=PINTERP([.$A$15:.$A$205];[.$B$15:.$B$205];[.E351])" office:value-type="string" office:string-value="Error: &gt;20% extrapolation" calcext:value-type="string">
            <text:p>Error: &gt;20% extrapolation</text:p>
          </table:table-cell>
          <table:table-cell table:style-name="Default" table:formula="of:=PINTERP([.$A$15:.$A$205];[.$C$15:.$C$205];[.E351])" office:value-type="string" office:string-value="Error: &gt;20% extrapolation" calcext:value-type="string">
            <text:p>Error: &gt;20% extrapolation</text:p>
          </table:table-cell>
          <table:table-cell/>
          <table:table-cell table:formula="of:=[.E351]/0.0625" office:value-type="float" office:value="1597" calcext:value-type="float">
            <text:p>15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6" table:number-columns-repeated="2"/>
          <table:table-cell table:style-name="ce19" table:number-columns-repeated="2"/>
          <table:table-cell/>
          <table:table-cell table:style-name="Default" table:number-columns-repeated="2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875" calcext:value-type="float">
            <text:p>99,875</text:p>
          </table:table-cell>
          <table:table-cell table:style-name="Default" table:formula="of:=PINTERP([.$A$15:.$A$205];[.$B$15:.$B$205];[.E352])" office:value-type="string" office:string-value="Error: &gt;20% extrapolation" calcext:value-type="string">
            <text:p>Error: &gt;20% extrapolation</text:p>
          </table:table-cell>
          <table:table-cell table:style-name="Default" table:formula="of:=PINTERP([.$A$15:.$A$205];[.$C$15:.$C$205];[.E352])" office:value-type="string" office:string-value="Error: &gt;20% extrapolation" calcext:value-type="string">
            <text:p>Error: &gt;20% extrapolation</text:p>
          </table:table-cell>
          <table:table-cell/>
          <table:table-cell table:formula="of:=[.E352]/0.0625" office:value-type="float" office:value="1598" calcext:value-type="float">
            <text:p>159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6" table:number-columns-repeated="2"/>
          <table:table-cell table:style-name="ce19" table:number-columns-repeated="2"/>
          <table:table-cell/>
          <table:table-cell table:style-name="Default" table:number-columns-repeated="2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99.9375" calcext:value-type="float">
            <text:p>99,9375</text:p>
          </table:table-cell>
          <table:table-cell table:style-name="Default" table:formula="of:=PINTERP([.$A$15:.$A$205];[.$B$15:.$B$205];[.E353])" office:value-type="string" office:string-value="Error: &gt;20% extrapolation" calcext:value-type="string">
            <text:p>Error: &gt;20% extrapolation</text:p>
          </table:table-cell>
          <table:table-cell table:style-name="Default" table:formula="of:=PINTERP([.$A$15:.$A$205];[.$C$15:.$C$205];[.E353])" office:value-type="string" office:string-value="Error: &gt;20% extrapolation" calcext:value-type="string">
            <text:p>Error: &gt;20% extrapolation</text:p>
          </table:table-cell>
          <table:table-cell/>
          <table:table-cell table:formula="of:=[.E353]/0.0625" office:value-type="float" office:value="1599" calcext:value-type="float">
            <text:p>159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6" table:number-columns-repeated="2"/>
          <table:table-cell table:style-name="ce19" table:number-columns-repeated="2"/>
          <table:table-cell/>
          <table:table-cell table:style-name="Default" table:number-columns-repeated="2"/>
          <table:table-cell table:number-columns-repeated="36"/>
        </table:table-row>
        <table:table-row table:style-name="ro4">
          <table:table-cell table:style-name="Default" table:number-columns-repeated="3"/>
          <table:table-cell/>
          <table:table-cell office:value-type="float" office:value="100" calcext:value-type="float">
            <text:p>100</text:p>
          </table:table-cell>
          <table:table-cell table:style-name="Default" table:formula="of:=PINTERP([.$A$15:.$A$205];[.$B$15:.$B$205];[.E354])" office:value-type="string" office:string-value="Error: &gt;20% extrapolation" calcext:value-type="string">
            <text:p>Error: &gt;20% extrapolation</text:p>
          </table:table-cell>
          <table:table-cell table:style-name="Default" table:formula="of:=PINTERP([.$A$15:.$A$205];[.$C$15:.$C$205];[.E354])" office:value-type="string" office:string-value="Error: &gt;20% extrapolation" calcext:value-type="string">
            <text:p>Error: &gt;20% extrapolation</text:p>
          </table:table-cell>
          <table:table-cell/>
          <table:table-cell table:formula="of:=[.E354]/0.0625"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6" table:number-columns-repeated="2"/>
          <table:table-cell table:style-name="ce19" table:number-columns-repeated="2"/>
          <table:table-cell/>
          <table:table-cell table:style-name="Default" table:number-columns-repeated="2"/>
          <table:table-cell table:number-columns-repeated="36"/>
        </table:table-row>
      </table:table>
      <table:table table:name="Liquid Array" table:style-name="ta1">
        <table:table-column table:style-name="co6" table:number-columns-repeated="20" table:default-cell-style-name="ce21"/>
        <table:table-column table:style-name="co4" table:default-cell-style-name="Default"/>
        <table:table-row table:style-name="ro4">
          <table:table-cell table:formula="of:=ADDCOMMA([Blad1.AK8];0)" office:value-type="string" office:string-value="196," calcext:value-type="string">
            <text:p>196,</text:p>
          </table:table-cell>
          <table:table-cell table:formula="of:=ADDCOMMA([Blad1.AL8];0)" office:value-type="string" office:string-value="181," calcext:value-type="string">
            <text:p>181,</text:p>
          </table:table-cell>
          <table:table-cell table:formula="of:=ADDCOMMA([Blad1.AM8];0)" office:value-type="string" office:string-value="166," calcext:value-type="string">
            <text:p>166,</text:p>
          </table:table-cell>
          <table:table-cell table:formula="of:=ADDCOMMA([Blad1.AN8];0)" office:value-type="string" office:string-value="158," calcext:value-type="string">
            <text:p>158,</text:p>
          </table:table-cell>
          <table:table-cell table:formula="of:=ADDCOMMA([Blad1.AO8];0)" office:value-type="string" office:string-value="151," calcext:value-type="string">
            <text:p>151,</text:p>
          </table:table-cell>
          <table:table-cell table:formula="of:=ADDCOMMA([Blad1.AP8];0)" office:value-type="string" office:string-value="145," calcext:value-type="string">
            <text:p>145,</text:p>
          </table:table-cell>
          <table:table-cell table:formula="of:=ADDCOMMA([Blad1.AQ8];0)" office:value-type="string" office:string-value="136," calcext:value-type="string">
            <text:p>136,</text:p>
          </table:table-cell>
          <table:table-cell table:formula="of:=ADDCOMMA([Blad1.AR8];0)" office:value-type="string" office:string-value="129," calcext:value-type="string">
            <text:p>129,</text:p>
          </table:table-cell>
          <table:table-cell table:formula="of:=ADDCOMMA([Blad1.AS8];0)" office:value-type="string" office:string-value="123," calcext:value-type="string">
            <text:p>123,</text:p>
          </table:table-cell>
          <table:table-cell table:formula="of:=ADDCOMMA([Blad1.AT8];0)" office:value-type="string" office:string-value="117," calcext:value-type="string">
            <text:p>117,</text:p>
          </table:table-cell>
          <table:table-cell table:formula="of:=ADDCOMMA([Blad1.AU8];0)" office:value-type="string" office:string-value="110," calcext:value-type="string">
            <text:p>110,</text:p>
          </table:table-cell>
          <table:table-cell table:formula="of:=ADDCOMMA([Blad1.AV8];0)" office:value-type="string" office:string-value="104," calcext:value-type="string">
            <text:p>104,</text:p>
          </table:table-cell>
          <table:table-cell table:formula="of:=ADDCOMMA([Blad1.AW8];0)" office:value-type="string" office:string-value="98," calcext:value-type="string">
            <text:p>98,</text:p>
          </table:table-cell>
          <table:table-cell table:formula="of:=ADDCOMMA([Blad1.AX8];0)" office:value-type="string" office:string-value="92," calcext:value-type="string">
            <text:p>92,</text:p>
          </table:table-cell>
          <table:table-cell table:formula="of:=ADDCOMMA([Blad1.AY8];0)" office:value-type="string" office:string-value="86," calcext:value-type="string">
            <text:p>86,</text:p>
          </table:table-cell>
          <table:table-cell table:formula="of:=ADDCOMMA([Blad1.AZ8];0)" office:value-type="string" office:string-value="79," calcext:value-type="string">
            <text:p>79,</text:p>
          </table:table-cell>
          <table:table-cell table:formula="of:=ADDCOMMA([Blad1.BA8];0)" office:value-type="string" office:string-value="74," calcext:value-type="string">
            <text:p>74,</text:p>
          </table:table-cell>
          <table:table-cell table:formula="of:=ADDCOMMA([Blad1.BB8];0)" office:value-type="string" office:string-value="68," calcext:value-type="string">
            <text:p>68,</text:p>
          </table:table-cell>
          <table:table-cell table:formula="of:=ADDCOMMA([Blad1.BC8];0)" office:value-type="string" office:string-value="62," calcext:value-type="string">
            <text:p>62,</text:p>
          </table:table-cell>
          <table:table-cell table:formula="of:=ADDCOMMA([Blad1.BD8];0)" office:value-type="string" office:string-value="56," calcext:value-type="string">
            <text:p>56,</text:p>
          </table:table-cell>
          <table:table-cell table:style-name="ce21"/>
        </table:table-row>
        <table:table-row table:style-name="ro4">
          <table:table-cell table:formula="of:=ADDCOMMA([Blad1.AK9];0)" office:value-type="string" office:string-value="50," calcext:value-type="string">
            <text:p>50,</text:p>
          </table:table-cell>
          <table:table-cell table:formula="of:=ADDCOMMA([Blad1.AL9];0)" office:value-type="string" office:string-value="45," calcext:value-type="string">
            <text:p>45,</text:p>
          </table:table-cell>
          <table:table-cell table:formula="of:=ADDCOMMA([Blad1.AM9];0)" office:value-type="string" office:string-value="39," calcext:value-type="string">
            <text:p>39,</text:p>
          </table:table-cell>
          <table:table-cell table:formula="of:=ADDCOMMA([Blad1.AN9];0)" office:value-type="string" office:string-value="33," calcext:value-type="string">
            <text:p>33,</text:p>
          </table:table-cell>
          <table:table-cell table:formula="of:=ADDCOMMA([Blad1.AO9];0)" office:value-type="string" office:string-value="27," calcext:value-type="string">
            <text:p>27,</text:p>
          </table:table-cell>
          <table:table-cell table:formula="of:=ADDCOMMA([Blad1.AP9];0)" office:value-type="string" office:string-value="21," calcext:value-type="string">
            <text:p>21,</text:p>
          </table:table-cell>
          <table:table-cell table:formula="of:=ADDCOMMA([Blad1.AQ9];0)" office:value-type="string" office:string-value="15," calcext:value-type="string">
            <text:p>15,</text:p>
          </table:table-cell>
          <table:table-cell table:formula="of:=ADDCOMMA([Blad1.AR9];0)" office:value-type="string" office:string-value="9," calcext:value-type="string">
            <text:p>9,</text:p>
          </table:table-cell>
          <table:table-cell table:formula="of:=ADDCOMMA([Blad1.AS9];0)" office:value-type="string" office:string-value="3," calcext:value-type="string">
            <text:p>3,</text:p>
          </table:table-cell>
          <table:table-cell table:formula="of:=ADDCOMMA([Blad1.AT9];0)" office:value-type="string" office:string-value="253," calcext:value-type="string">
            <text:p>253,</text:p>
          </table:table-cell>
          <table:table-cell table:formula="of:=ADDCOMMA([Blad1.AU9];0)" office:value-type="string" office:string-value="247," calcext:value-type="string">
            <text:p>247,</text:p>
          </table:table-cell>
          <table:table-cell table:formula="of:=ADDCOMMA([Blad1.AV9];0)" office:value-type="string" office:string-value="241," calcext:value-type="string">
            <text:p>241,</text:p>
          </table:table-cell>
          <table:table-cell table:formula="of:=ADDCOMMA([Blad1.AW9];0)" office:value-type="string" office:string-value="235," calcext:value-type="string">
            <text:p>235,</text:p>
          </table:table-cell>
          <table:table-cell table:formula="of:=ADDCOMMA([Blad1.AX9];0)" office:value-type="string" office:string-value="229," calcext:value-type="string">
            <text:p>229,</text:p>
          </table:table-cell>
          <table:table-cell table:formula="of:=ADDCOMMA([Blad1.AY9];0)" office:value-type="string" office:string-value="224," calcext:value-type="string">
            <text:p>224,</text:p>
          </table:table-cell>
          <table:table-cell table:formula="of:=ADDCOMMA([Blad1.AZ9];0)" office:value-type="string" office:string-value="218," calcext:value-type="string">
            <text:p>218,</text:p>
          </table:table-cell>
          <table:table-cell table:formula="of:=ADDCOMMA([Blad1.BA9];0)" office:value-type="string" office:string-value="212," calcext:value-type="string">
            <text:p>212,</text:p>
          </table:table-cell>
          <table:table-cell table:formula="of:=ADDCOMMA([Blad1.BB9];0)" office:value-type="string" office:string-value="207," calcext:value-type="string">
            <text:p>207,</text:p>
          </table:table-cell>
          <table:table-cell table:formula="of:=ADDCOMMA([Blad1.BC9];0)" office:value-type="string" office:string-value="201," calcext:value-type="string">
            <text:p>201,</text:p>
          </table:table-cell>
          <table:table-cell table:formula="of:=ADDCOMMA([Blad1.BD9];0)" office:value-type="string" office:string-value="195," calcext:value-type="string">
            <text:p>195,</text:p>
          </table:table-cell>
          <table:table-cell/>
        </table:table-row>
        <table:table-row table:style-name="ro4">
          <table:table-cell table:formula="of:=ADDCOMMA([Blad1.AK10];0)" office:value-type="string" office:string-value="191," calcext:value-type="string">
            <text:p>191,</text:p>
          </table:table-cell>
          <table:table-cell table:formula="of:=ADDCOMMA([Blad1.AL10];0)" office:value-type="string" office:string-value="188," calcext:value-type="string">
            <text:p>188,</text:p>
          </table:table-cell>
          <table:table-cell table:formula="of:=ADDCOMMA([Blad1.AM10];0)" office:value-type="string" office:string-value="183," calcext:value-type="string">
            <text:p>183,</text:p>
          </table:table-cell>
          <table:table-cell table:formula="of:=ADDCOMMA([Blad1.AN10];0)" office:value-type="string" office:string-value="178," calcext:value-type="string">
            <text:p>178,</text:p>
          </table:table-cell>
          <table:table-cell table:formula="of:=ADDCOMMA([Blad1.AO10];0)" office:value-type="string" office:string-value="172," calcext:value-type="string">
            <text:p>172,</text:p>
          </table:table-cell>
          <table:table-cell table:formula="of:=ADDCOMMA([Blad1.AP10];0)" office:value-type="string" office:string-value="165," calcext:value-type="string">
            <text:p>165,</text:p>
          </table:table-cell>
          <table:table-cell table:formula="of:=ADDCOMMA([Blad1.AQ10];0)" office:value-type="string" office:string-value="158," calcext:value-type="string">
            <text:p>158,</text:p>
          </table:table-cell>
          <table:table-cell table:formula="of:=ADDCOMMA([Blad1.AR10];0)" office:value-type="string" office:string-value="151," calcext:value-type="string">
            <text:p>151,</text:p>
          </table:table-cell>
          <table:table-cell table:formula="of:=ADDCOMMA([Blad1.AS10];0)" office:value-type="string" office:string-value="145," calcext:value-type="string">
            <text:p>145,</text:p>
          </table:table-cell>
          <table:table-cell table:formula="of:=ADDCOMMA([Blad1.AT10];0)" office:value-type="string" office:string-value="139," calcext:value-type="string">
            <text:p>139,</text:p>
          </table:table-cell>
          <table:table-cell table:formula="of:=ADDCOMMA([Blad1.AU10];0)" office:value-type="string" office:string-value="133," calcext:value-type="string">
            <text:p>133,</text:p>
          </table:table-cell>
          <table:table-cell table:formula="of:=ADDCOMMA([Blad1.AV10];0)" office:value-type="string" office:string-value="127," calcext:value-type="string">
            <text:p>127,</text:p>
          </table:table-cell>
          <table:table-cell table:formula="of:=ADDCOMMA([Blad1.AW10];0)" office:value-type="string" office:string-value="122," calcext:value-type="string">
            <text:p>122,</text:p>
          </table:table-cell>
          <table:table-cell table:formula="of:=ADDCOMMA([Blad1.AX10];0)" office:value-type="string" office:string-value="116," calcext:value-type="string">
            <text:p>116,</text:p>
          </table:table-cell>
          <table:table-cell table:formula="of:=ADDCOMMA([Blad1.AY10];0)" office:value-type="string" office:string-value="111," calcext:value-type="string">
            <text:p>111,</text:p>
          </table:table-cell>
          <table:table-cell table:formula="of:=ADDCOMMA([Blad1.AZ10];0)" office:value-type="string" office:string-value="105," calcext:value-type="string">
            <text:p>105,</text:p>
          </table:table-cell>
          <table:table-cell table:formula="of:=ADDCOMMA([Blad1.BA10];0)" office:value-type="string" office:string-value="98," calcext:value-type="string">
            <text:p>98,</text:p>
          </table:table-cell>
          <table:table-cell table:formula="of:=ADDCOMMA([Blad1.BB10];0)" office:value-type="string" office:string-value="93," calcext:value-type="string">
            <text:p>93,</text:p>
          </table:table-cell>
          <table:table-cell table:formula="of:=ADDCOMMA([Blad1.BC10];0)" office:value-type="string" office:string-value="87," calcext:value-type="string">
            <text:p>87,</text:p>
          </table:table-cell>
          <table:table-cell table:formula="of:=ADDCOMMA([Blad1.BD10];0)" office:value-type="string" office:string-value="80," calcext:value-type="string">
            <text:p>80,</text:p>
          </table:table-cell>
          <table:table-cell/>
        </table:table-row>
        <table:table-row table:style-name="ro4">
          <table:table-cell table:formula="of:=ADDCOMMA([Blad1.AK11];0)" office:value-type="string" office:string-value="74," calcext:value-type="string">
            <text:p>74,</text:p>
          </table:table-cell>
          <table:table-cell table:formula="of:=ADDCOMMA([Blad1.AL11];0)" office:value-type="string" office:string-value="69," calcext:value-type="string">
            <text:p>69,</text:p>
          </table:table-cell>
          <table:table-cell table:formula="of:=ADDCOMMA([Blad1.AM11];0)" office:value-type="string" office:string-value="63," calcext:value-type="string">
            <text:p>63,</text:p>
          </table:table-cell>
          <table:table-cell table:formula="of:=ADDCOMMA([Blad1.AN11];0)" office:value-type="string" office:string-value="57," calcext:value-type="string">
            <text:p>57,</text:p>
          </table:table-cell>
          <table:table-cell table:formula="of:=ADDCOMMA([Blad1.AO11];0)" office:value-type="string" office:string-value="52," calcext:value-type="string">
            <text:p>52,</text:p>
          </table:table-cell>
          <table:table-cell table:formula="of:=ADDCOMMA([Blad1.AP11];0)" office:value-type="string" office:string-value="46," calcext:value-type="string">
            <text:p>46,</text:p>
          </table:table-cell>
          <table:table-cell table:formula="of:=ADDCOMMA([Blad1.AQ11];0)" office:value-type="string" office:string-value="40," calcext:value-type="string">
            <text:p>40,</text:p>
          </table:table-cell>
          <table:table-cell table:formula="of:=ADDCOMMA([Blad1.AR11];0)" office:value-type="string" office:string-value="36," calcext:value-type="string">
            <text:p>36,</text:p>
          </table:table-cell>
          <table:table-cell table:formula="of:=ADDCOMMA([Blad1.AS11];0)" office:value-type="string" office:string-value="29," calcext:value-type="string">
            <text:p>29,</text:p>
          </table:table-cell>
          <table:table-cell table:formula="of:=ADDCOMMA([Blad1.AT11];0)" office:value-type="string" office:string-value="24," calcext:value-type="string">
            <text:p>24,</text:p>
          </table:table-cell>
          <table:table-cell table:formula="of:=ADDCOMMA([Blad1.AU11];0)" office:value-type="string" office:string-value="18," calcext:value-type="string">
            <text:p>18,</text:p>
          </table:table-cell>
          <table:table-cell table:formula="of:=ADDCOMMA([Blad1.AV11];0)" office:value-type="string" office:string-value="13," calcext:value-type="string">
            <text:p>13,</text:p>
          </table:table-cell>
          <table:table-cell table:formula="of:=ADDCOMMA([Blad1.AW11];0)" office:value-type="string" office:string-value="8," calcext:value-type="string">
            <text:p>8,</text:p>
          </table:table-cell>
          <table:table-cell table:formula="of:=ADDCOMMA([Blad1.AX11];0)" office:value-type="string" office:string-value="2," calcext:value-type="string">
            <text:p>2,</text:p>
          </table:table-cell>
          <table:table-cell table:formula="of:=ADDCOMMA([Blad1.AY11];0)" office:value-type="string" office:string-value="252," calcext:value-type="string">
            <text:p>252,</text:p>
          </table:table-cell>
          <table:table-cell table:formula="of:=ADDCOMMA([Blad1.AZ11];0)" office:value-type="string" office:string-value="246," calcext:value-type="string">
            <text:p>246,</text:p>
          </table:table-cell>
          <table:table-cell table:formula="of:=ADDCOMMA([Blad1.BA11];0)" office:value-type="string" office:string-value="241," calcext:value-type="string">
            <text:p>241,</text:p>
          </table:table-cell>
          <table:table-cell table:formula="of:=ADDCOMMA([Blad1.BB11];0)" office:value-type="string" office:string-value="235," calcext:value-type="string">
            <text:p>235,</text:p>
          </table:table-cell>
          <table:table-cell table:formula="of:=ADDCOMMA([Blad1.BC11];0)" office:value-type="string" office:string-value="229," calcext:value-type="string">
            <text:p>229,</text:p>
          </table:table-cell>
          <table:table-cell table:formula="of:=ADDCOMMA([Blad1.BD11];0)" office:value-type="string" office:string-value="224," calcext:value-type="string">
            <text:p>224,</text:p>
          </table:table-cell>
          <table:table-cell/>
        </table:table-row>
        <table:table-row table:style-name="ro4">
          <table:table-cell table:formula="of:=ADDCOMMA([Blad1.AK12];0)" office:value-type="string" office:string-value="217," calcext:value-type="string">
            <text:p>217,</text:p>
          </table:table-cell>
          <table:table-cell table:formula="of:=ADDCOMMA([Blad1.AL12];0)" office:value-type="string" office:string-value="212," calcext:value-type="string">
            <text:p>212,</text:p>
          </table:table-cell>
          <table:table-cell table:formula="of:=ADDCOMMA([Blad1.AM12];0)" office:value-type="string" office:string-value="206," calcext:value-type="string">
            <text:p>206,</text:p>
          </table:table-cell>
          <table:table-cell table:formula="of:=ADDCOMMA([Blad1.AN12];0)" office:value-type="string" office:string-value="201," calcext:value-type="string">
            <text:p>201,</text:p>
          </table:table-cell>
          <table:table-cell table:formula="of:=ADDCOMMA([Blad1.AO12];0)" office:value-type="string" office:string-value="196," calcext:value-type="string">
            <text:p>196,</text:p>
          </table:table-cell>
          <table:table-cell table:formula="of:=ADDCOMMA([Blad1.AP12];0)" office:value-type="string" office:string-value="191," calcext:value-type="string">
            <text:p>191,</text:p>
          </table:table-cell>
          <table:table-cell table:formula="of:=ADDCOMMA([Blad1.AQ12];0)" office:value-type="string" office:string-value="187," calcext:value-type="string">
            <text:p>187,</text:p>
          </table:table-cell>
          <table:table-cell table:formula="of:=ADDCOMMA([Blad1.AR12];0)" office:value-type="string" office:string-value="182," calcext:value-type="string">
            <text:p>182,</text:p>
          </table:table-cell>
          <table:table-cell table:formula="of:=ADDCOMMA([Blad1.AS12];0)" office:value-type="string" office:string-value="177," calcext:value-type="string">
            <text:p>177,</text:p>
          </table:table-cell>
          <table:table-cell table:formula="of:=ADDCOMMA([Blad1.AT12];0)" office:value-type="string" office:string-value="172," calcext:value-type="string">
            <text:p>172,</text:p>
          </table:table-cell>
          <table:table-cell table:formula="of:=ADDCOMMA([Blad1.AU12];0)" office:value-type="string" office:string-value="167," calcext:value-type="string">
            <text:p>167,</text:p>
          </table:table-cell>
          <table:table-cell table:formula="of:=ADDCOMMA([Blad1.AV12];0)" office:value-type="string" office:string-value="163," calcext:value-type="string">
            <text:p>163,</text:p>
          </table:table-cell>
          <table:table-cell table:formula="of:=ADDCOMMA([Blad1.AW12];0)" office:value-type="string" office:string-value="159," calcext:value-type="string">
            <text:p>159,</text:p>
          </table:table-cell>
          <table:table-cell table:formula="of:=ADDCOMMA([Blad1.AX12];0)" office:value-type="string" office:string-value="155," calcext:value-type="string">
            <text:p>155,</text:p>
          </table:table-cell>
          <table:table-cell table:formula="of:=ADDCOMMA([Blad1.AY12];0)" office:value-type="string" office:string-value="150," calcext:value-type="string">
            <text:p>150,</text:p>
          </table:table-cell>
          <table:table-cell table:formula="of:=ADDCOMMA([Blad1.AZ12];0)" office:value-type="string" office:string-value="146," calcext:value-type="string">
            <text:p>146,</text:p>
          </table:table-cell>
          <table:table-cell table:formula="of:=ADDCOMMA([Blad1.BA12];0)" office:value-type="string" office:string-value="141," calcext:value-type="string">
            <text:p>141,</text:p>
          </table:table-cell>
          <table:table-cell table:formula="of:=ADDCOMMA([Blad1.BB12];0)" office:value-type="string" office:string-value="137," calcext:value-type="string">
            <text:p>137,</text:p>
          </table:table-cell>
          <table:table-cell table:formula="of:=ADDCOMMA([Blad1.BC12];0)" office:value-type="string" office:string-value="133," calcext:value-type="string">
            <text:p>133,</text:p>
          </table:table-cell>
          <table:table-cell table:formula="of:=ADDCOMMA([Blad1.BD12];0)" office:value-type="string" office:string-value="129," calcext:value-type="string">
            <text:p>129,</text:p>
          </table:table-cell>
          <table:table-cell/>
        </table:table-row>
        <table:table-row table:style-name="ro4">
          <table:table-cell table:formula="of:=ADDCOMMA([Blad1.AK13];0)" office:value-type="string" office:string-value="125," calcext:value-type="string">
            <text:p>125,</text:p>
          </table:table-cell>
          <table:table-cell table:formula="of:=ADDCOMMA([Blad1.AL13];0)" office:value-type="string" office:string-value="121," calcext:value-type="string">
            <text:p>121,</text:p>
          </table:table-cell>
          <table:table-cell table:formula="of:=ADDCOMMA([Blad1.AM13];0)" office:value-type="string" office:string-value="116," calcext:value-type="string">
            <text:p>116,</text:p>
          </table:table-cell>
          <table:table-cell table:formula="of:=ADDCOMMA([Blad1.AN13];0)" office:value-type="string" office:string-value="112," calcext:value-type="string">
            <text:p>112,</text:p>
          </table:table-cell>
          <table:table-cell table:formula="of:=ADDCOMMA([Blad1.AO13];0)" office:value-type="string" office:string-value="107," calcext:value-type="string">
            <text:p>107,</text:p>
          </table:table-cell>
          <table:table-cell table:formula="of:=ADDCOMMA([Blad1.AP13];0)" office:value-type="string" office:string-value="103," calcext:value-type="string">
            <text:p>103,</text:p>
          </table:table-cell>
          <table:table-cell table:formula="of:=ADDCOMMA([Blad1.AQ13];0)" office:value-type="string" office:string-value="99," calcext:value-type="string">
            <text:p>99,</text:p>
          </table:table-cell>
          <table:table-cell table:formula="of:=ADDCOMMA([Blad1.AR13];0)" office:value-type="string" office:string-value="94," calcext:value-type="string">
            <text:p>94,</text:p>
          </table:table-cell>
          <table:table-cell table:formula="of:=ADDCOMMA([Blad1.AS13];0)" office:value-type="string" office:string-value="90," calcext:value-type="string">
            <text:p>90,</text:p>
          </table:table-cell>
          <table:table-cell table:formula="of:=ADDCOMMA([Blad1.AT13];0)" office:value-type="string" office:string-value="86," calcext:value-type="string">
            <text:p>86,</text:p>
          </table:table-cell>
          <table:table-cell table:formula="of:=ADDCOMMA([Blad1.AU13];0)" office:value-type="string" office:string-value="82," calcext:value-type="string">
            <text:p>82,</text:p>
          </table:table-cell>
          <table:table-cell table:formula="of:=ADDCOMMA([Blad1.AV13];0)" office:value-type="string" office:string-value="78," calcext:value-type="string">
            <text:p>78,</text:p>
          </table:table-cell>
          <table:table-cell table:formula="of:=ADDCOMMA([Blad1.AW13];0)" office:value-type="string" office:string-value="74," calcext:value-type="string">
            <text:p>74,</text:p>
          </table:table-cell>
          <table:table-cell table:formula="of:=ADDCOMMA([Blad1.AX13];0)" office:value-type="string" office:string-value="70," calcext:value-type="string">
            <text:p>70,</text:p>
          </table:table-cell>
          <table:table-cell table:formula="of:=ADDCOMMA([Blad1.AY13];0)" office:value-type="string" office:string-value="67," calcext:value-type="string">
            <text:p>67,</text:p>
          </table:table-cell>
          <table:table-cell table:formula="of:=ADDCOMMA([Blad1.AZ13];0)" office:value-type="string" office:string-value="63," calcext:value-type="string">
            <text:p>63,</text:p>
          </table:table-cell>
          <table:table-cell table:formula="of:=ADDCOMMA([Blad1.BA13];0)" office:value-type="string" office:string-value="59," calcext:value-type="string">
            <text:p>59,</text:p>
          </table:table-cell>
          <table:table-cell table:formula="of:=ADDCOMMA([Blad1.BB13];0)" office:value-type="string" office:string-value="55," calcext:value-type="string">
            <text:p>55,</text:p>
          </table:table-cell>
          <table:table-cell table:formula="of:=ADDCOMMA([Blad1.BC13];0)" office:value-type="string" office:string-value="50," calcext:value-type="string">
            <text:p>50,</text:p>
          </table:table-cell>
          <table:table-cell table:formula="of:=ADDCOMMA([Blad1.BD13];0)" office:value-type="string" office:string-value="46," calcext:value-type="string">
            <text:p>46,</text:p>
          </table:table-cell>
          <table:table-cell/>
        </table:table-row>
        <table:table-row table:style-name="ro4">
          <table:table-cell table:formula="of:=ADDCOMMA([Blad1.AK14];0)" office:value-type="string" office:string-value="42," calcext:value-type="string">
            <text:p>42,</text:p>
          </table:table-cell>
          <table:table-cell table:formula="of:=ADDCOMMA([Blad1.AL14];0)" office:value-type="string" office:string-value="38," calcext:value-type="string">
            <text:p>38,</text:p>
          </table:table-cell>
          <table:table-cell table:formula="of:=ADDCOMMA([Blad1.AM14];0)" office:value-type="string" office:string-value="33," calcext:value-type="string">
            <text:p>33,</text:p>
          </table:table-cell>
          <table:table-cell table:formula="of:=ADDCOMMA([Blad1.AN14];0)" office:value-type="string" office:string-value="29," calcext:value-type="string">
            <text:p>29,</text:p>
          </table:table-cell>
          <table:table-cell table:formula="of:=ADDCOMMA([Blad1.AO14];0)" office:value-type="string" office:string-value="25," calcext:value-type="string">
            <text:p>25,</text:p>
          </table:table-cell>
          <table:table-cell table:formula="of:=ADDCOMMA([Blad1.AP14];0)" office:value-type="string" office:string-value="21," calcext:value-type="string">
            <text:p>21,</text:p>
          </table:table-cell>
          <table:table-cell table:formula="of:=ADDCOMMA([Blad1.AQ14];0)" office:value-type="string" office:string-value="16," calcext:value-type="string">
            <text:p>16,</text:p>
          </table:table-cell>
          <table:table-cell table:formula="of:=ADDCOMMA([Blad1.AR14];0)" office:value-type="string" office:string-value="13," calcext:value-type="string">
            <text:p>13,</text:p>
          </table:table-cell>
          <table:table-cell table:formula="of:=ADDCOMMA([Blad1.AS14];0)" office:value-type="string" office:string-value="11," calcext:value-type="string">
            <text:p>11,</text:p>
          </table:table-cell>
          <table:table-cell table:formula="of:=ADDCOMMA([Blad1.AT14];0)" office:value-type="string" office:string-value="9," calcext:value-type="string">
            <text:p>9,</text:p>
          </table:table-cell>
          <table:table-cell table:formula="of:=ADDCOMMA([Blad1.AU14];0)" office:value-type="string" office:string-value="8," calcext:value-type="string">
            <text:p>8,</text:p>
          </table:table-cell>
          <table:table-cell table:formula="of:=ADDCOMMA([Blad1.AV14];0)" office:value-type="string" office:string-value="7," calcext:value-type="string">
            <text:p>7,</text:p>
          </table:table-cell>
          <table:table-cell table:formula="of:=ADDCOMMA([Blad1.AW14];0)" office:value-type="string" office:string-value="7," calcext:value-type="string">
            <text:p>7,</text:p>
          </table:table-cell>
          <table:table-cell table:formula="of:=ADDCOMMA([Blad1.AX14];0)" office:value-type="string" office:string-value="5," calcext:value-type="string">
            <text:p>5,</text:p>
          </table:table-cell>
          <table:table-cell table:formula="of:=ADDCOMMA([Blad1.AY14];0)" office:value-type="string" office:string-value="4," calcext:value-type="string">
            <text:p>4,</text:p>
          </table:table-cell>
          <table:table-cell table:formula="of:=ADDCOMMA([Blad1.AZ14];0)" office:value-type="string" office:string-value="3," calcext:value-type="string">
            <text:p>3,</text:p>
          </table:table-cell>
          <table:table-cell table:formula="of:=ADDCOMMA([Blad1.BA14];0)" office:value-type="string" office:string-value="2," calcext:value-type="string">
            <text:p>2,</text:p>
          </table:table-cell>
          <table:table-cell table:formula="of:=ADDCOMMA([Blad1.BB14];0)" office:value-type="string" office:string-value="1," calcext:value-type="string">
            <text:p>1,</text:p>
          </table:table-cell>
          <table:table-cell table:formula="of:=ADDCOMMA([Blad1.BC14];0)" office:value-type="string" office:string-value="255," calcext:value-type="string">
            <text:p>255,</text:p>
          </table:table-cell>
          <table:table-cell table:formula="of:=ADDCOMMA([Blad1.BD14];0)" office:value-type="string" office:string-value="254," calcext:value-type="string">
            <text:p>254,</text:p>
          </table:table-cell>
          <table:table-cell/>
        </table:table-row>
        <table:table-row table:style-name="ro4">
          <table:table-cell table:formula="of:=ADDCOMMA([Blad1.AK15];0)" office:value-type="string" office:string-value="253," calcext:value-type="string">
            <text:p>253,</text:p>
          </table:table-cell>
          <table:table-cell table:formula="of:=ADDCOMMA([Blad1.AL15];0)" office:value-type="string" office:string-value="252," calcext:value-type="string">
            <text:p>252,</text:p>
          </table:table-cell>
          <table:table-cell table:formula="of:=ADDCOMMA([Blad1.AM15];0)" office:value-type="string" office:string-value="251," calcext:value-type="string">
            <text:p>251,</text:p>
          </table:table-cell>
          <table:table-cell table:formula="of:=ADDCOMMA([Blad1.AN15];0)" office:value-type="string" office:string-value="250," calcext:value-type="string">
            <text:p>250,</text:p>
          </table:table-cell>
          <table:table-cell table:formula="of:=ADDCOMMA([Blad1.AO15];0)" office:value-type="string" office:string-value="249," calcext:value-type="string">
            <text:p>249,</text:p>
          </table:table-cell>
          <table:table-cell table:formula="of:=ADDCOMMA([Blad1.AP15];0)" office:value-type="string" office:string-value="247," calcext:value-type="string">
            <text:p>247,</text:p>
          </table:table-cell>
          <table:table-cell table:formula="of:=ADDCOMMA([Blad1.AQ15];0)" office:value-type="string" office:string-value="246," calcext:value-type="string">
            <text:p>246,</text:p>
          </table:table-cell>
          <table:table-cell table:formula="of:=ADDCOMMA([Blad1.AR15];0)" office:value-type="string" office:string-value="243," calcext:value-type="string">
            <text:p>243,</text:p>
          </table:table-cell>
          <table:table-cell table:formula="of:=ADDCOMMA([Blad1.AS15];0)" office:value-type="string" office:string-value="241," calcext:value-type="string">
            <text:p>241,</text:p>
          </table:table-cell>
          <table:table-cell table:formula="of:=ADDCOMMA([Blad1.AT15];0)" office:value-type="string" office:string-value="238," calcext:value-type="string">
            <text:p>238,</text:p>
          </table:table-cell>
          <table:table-cell table:formula="of:=ADDCOMMA([Blad1.AU15];0)" office:value-type="string" office:string-value="236," calcext:value-type="string">
            <text:p>236,</text:p>
          </table:table-cell>
          <table:table-cell table:formula="of:=ADDCOMMA([Blad1.AV15];0)" office:value-type="string" office:string-value="233," calcext:value-type="string">
            <text:p>233,</text:p>
          </table:table-cell>
          <table:table-cell table:formula="of:=ADDCOMMA([Blad1.AW15];0)" office:value-type="string" office:string-value="231," calcext:value-type="string">
            <text:p>231,</text:p>
          </table:table-cell>
          <table:table-cell table:formula="of:=ADDCOMMA([Blad1.AX15];0)" office:value-type="string" office:string-value="228," calcext:value-type="string">
            <text:p>228,</text:p>
          </table:table-cell>
          <table:table-cell table:formula="of:=ADDCOMMA([Blad1.AY15];0)" office:value-type="string" office:string-value="226," calcext:value-type="string">
            <text:p>226,</text:p>
          </table:table-cell>
          <table:table-cell table:formula="of:=ADDCOMMA([Blad1.AZ15];0)" office:value-type="string" office:string-value="223," calcext:value-type="string">
            <text:p>223,</text:p>
          </table:table-cell>
          <table:table-cell table:formula="of:=ADDCOMMA([Blad1.BA15];0)" office:value-type="string" office:string-value="221," calcext:value-type="string">
            <text:p>221,</text:p>
          </table:table-cell>
          <table:table-cell table:formula="of:=ADDCOMMA([Blad1.BB15];0)" office:value-type="string" office:string-value="219," calcext:value-type="string">
            <text:p>219,</text:p>
          </table:table-cell>
          <table:table-cell table:formula="of:=ADDCOMMA([Blad1.BC15];0)" office:value-type="string" office:string-value="217," calcext:value-type="string">
            <text:p>217,</text:p>
          </table:table-cell>
          <table:table-cell table:formula="of:=ADDCOMMA([Blad1.BD15];0)" office:value-type="string" office:string-value="215," calcext:value-type="string">
            <text:p>215,</text:p>
          </table:table-cell>
          <table:table-cell/>
        </table:table-row>
        <table:table-row table:style-name="ro4">
          <table:table-cell table:formula="of:=ADDCOMMA([Blad1.AK16];0)" office:value-type="string" office:string-value="213," calcext:value-type="string">
            <text:p>213,</text:p>
          </table:table-cell>
          <table:table-cell table:formula="of:=ADDCOMMA([Blad1.AL16];0)" office:value-type="string" office:string-value="211," calcext:value-type="string">
            <text:p>211,</text:p>
          </table:table-cell>
          <table:table-cell table:formula="of:=ADDCOMMA([Blad1.AM16];0)" office:value-type="string" office:string-value="210," calcext:value-type="string">
            <text:p>210,</text:p>
          </table:table-cell>
          <table:table-cell table:formula="of:=ADDCOMMA([Blad1.AN16];0)" office:value-type="string" office:string-value="208," calcext:value-type="string">
            <text:p>208,</text:p>
          </table:table-cell>
          <table:table-cell table:formula="of:=ADDCOMMA([Blad1.AO16];0)" office:value-type="string" office:string-value="206," calcext:value-type="string">
            <text:p>206,</text:p>
          </table:table-cell>
          <table:table-cell table:formula="of:=ADDCOMMA([Blad1.AP16];0)" office:value-type="string" office:string-value="204," calcext:value-type="string">
            <text:p>204,</text:p>
          </table:table-cell>
          <table:table-cell table:formula="of:=ADDCOMMA([Blad1.AQ16];0)" office:value-type="string" office:string-value="202," calcext:value-type="string">
            <text:p>202,</text:p>
          </table:table-cell>
          <table:table-cell table:formula="of:=ADDCOMMA([Blad1.AR16];0)" office:value-type="string" office:string-value="200," calcext:value-type="string">
            <text:p>200,</text:p>
          </table:table-cell>
          <table:table-cell table:formula="of:=ADDCOMMA([Blad1.AS16];0)" office:value-type="string" office:string-value="198," calcext:value-type="string">
            <text:p>198,</text:p>
          </table:table-cell>
          <table:table-cell table:formula="of:=ADDCOMMA([Blad1.AT16];0)" office:value-type="string" office:string-value="197," calcext:value-type="string">
            <text:p>197,</text:p>
          </table:table-cell>
          <table:table-cell table:formula="of:=ADDCOMMA([Blad1.AU16];0)" office:value-type="string" office:string-value="195," calcext:value-type="string">
            <text:p>195,</text:p>
          </table:table-cell>
          <table:table-cell table:formula="of:=ADDCOMMA([Blad1.AV16];0)" office:value-type="string" office:string-value="193," calcext:value-type="string">
            <text:p>193,</text:p>
          </table:table-cell>
          <table:table-cell table:formula="of:=ADDCOMMA([Blad1.AW16];0)" office:value-type="string" office:string-value="191," calcext:value-type="string">
            <text:p>191,</text:p>
          </table:table-cell>
          <table:table-cell table:formula="of:=ADDCOMMA([Blad1.AX16];0)" office:value-type="string" office:string-value="190," calcext:value-type="string">
            <text:p>190,</text:p>
          </table:table-cell>
          <table:table-cell table:formula="of:=ADDCOMMA([Blad1.AY16];0)" office:value-type="string" office:string-value="188," calcext:value-type="string">
            <text:p>188,</text:p>
          </table:table-cell>
          <table:table-cell table:formula="of:=ADDCOMMA([Blad1.AZ16];0)" office:value-type="string" office:string-value="186," calcext:value-type="string">
            <text:p>186,</text:p>
          </table:table-cell>
          <table:table-cell table:formula="of:=ADDCOMMA([Blad1.BA16];0)" office:value-type="string" office:string-value="185," calcext:value-type="string">
            <text:p>185,</text:p>
          </table:table-cell>
          <table:table-cell table:formula="of:=ADDCOMMA([Blad1.BB16];0)" office:value-type="string" office:string-value="183," calcext:value-type="string">
            <text:p>183,</text:p>
          </table:table-cell>
          <table:table-cell table:formula="of:=ADDCOMMA([Blad1.BC16];0)" office:value-type="string" office:string-value="181," calcext:value-type="string">
            <text:p>181,</text:p>
          </table:table-cell>
          <table:table-cell table:formula="of:=ADDCOMMA([Blad1.BD16];0)" office:value-type="string" office:string-value="179," calcext:value-type="string">
            <text:p>179,</text:p>
          </table:table-cell>
          <table:table-cell/>
        </table:table-row>
        <table:table-row table:style-name="ro4">
          <table:table-cell table:formula="of:=ADDCOMMA([Blad1.AK17];0)" office:value-type="string" office:string-value="177," calcext:value-type="string">
            <text:p>177,</text:p>
          </table:table-cell>
          <table:table-cell table:formula="of:=ADDCOMMA([Blad1.AL17];0)" office:value-type="string" office:string-value="175," calcext:value-type="string">
            <text:p>175,</text:p>
          </table:table-cell>
          <table:table-cell table:formula="of:=ADDCOMMA([Blad1.AM17];0)" office:value-type="string" office:string-value="173," calcext:value-type="string">
            <text:p>173,</text:p>
          </table:table-cell>
          <table:table-cell table:formula="of:=ADDCOMMA([Blad1.AN17];0)" office:value-type="string" office:string-value="171," calcext:value-type="string">
            <text:p>171,</text:p>
          </table:table-cell>
          <table:table-cell table:formula="of:=ADDCOMMA([Blad1.AO17];0)" office:value-type="string" office:string-value="170," calcext:value-type="string">
            <text:p>170,</text:p>
          </table:table-cell>
          <table:table-cell table:formula="of:=ADDCOMMA([Blad1.AP17];0)" office:value-type="string" office:string-value="168," calcext:value-type="string">
            <text:p>168,</text:p>
          </table:table-cell>
          <table:table-cell table:formula="of:=ADDCOMMA([Blad1.AQ17];0)" office:value-type="string" office:string-value="166," calcext:value-type="string">
            <text:p>166,</text:p>
          </table:table-cell>
          <table:table-cell table:formula="of:=ADDCOMMA([Blad1.AR17];0)" office:value-type="string" office:string-value="165," calcext:value-type="string">
            <text:p>165,</text:p>
          </table:table-cell>
          <table:table-cell table:formula="of:=ADDCOMMA([Blad1.AS17];0)" office:value-type="string" office:string-value="163," calcext:value-type="string">
            <text:p>163,</text:p>
          </table:table-cell>
          <table:table-cell table:formula="of:=ADDCOMMA([Blad1.AT17];0)" office:value-type="string" office:string-value="162," calcext:value-type="string">
            <text:p>162,</text:p>
          </table:table-cell>
          <table:table-cell table:formula="of:=ADDCOMMA([Blad1.AU17];0)" office:value-type="string" office:string-value="160," calcext:value-type="string">
            <text:p>160,</text:p>
          </table:table-cell>
          <table:table-cell table:formula="of:=ADDCOMMA([Blad1.AV17];0)" office:value-type="string" office:string-value="159," calcext:value-type="string">
            <text:p>159,</text:p>
          </table:table-cell>
          <table:table-cell table:formula="of:=ADDCOMMA([Blad1.AW17];0)" office:value-type="string" office:string-value="157," calcext:value-type="string">
            <text:p>157,</text:p>
          </table:table-cell>
          <table:table-cell table:formula="of:=ADDCOMMA([Blad1.AX17];0)" office:value-type="string" office:string-value="156," calcext:value-type="string">
            <text:p>156,</text:p>
          </table:table-cell>
          <table:table-cell table:formula="of:=ADDCOMMA([Blad1.AY17];0)" office:value-type="string" office:string-value="155," calcext:value-type="string">
            <text:p>155,</text:p>
          </table:table-cell>
          <table:table-cell table:formula="of:=ADDCOMMA([Blad1.AZ17];0)" office:value-type="string" office:string-value="153," calcext:value-type="string">
            <text:p>153,</text:p>
          </table:table-cell>
          <table:table-cell table:formula="of:=ADDCOMMA([Blad1.BA17];0)" office:value-type="string" office:string-value="151," calcext:value-type="string">
            <text:p>151,</text:p>
          </table:table-cell>
          <table:table-cell table:formula="of:=ADDCOMMA([Blad1.BB17];0)" office:value-type="string" office:string-value="150," calcext:value-type="string">
            <text:p>150,</text:p>
          </table:table-cell>
          <table:table-cell table:formula="of:=ADDCOMMA([Blad1.BC17];0)" office:value-type="string" office:string-value="148," calcext:value-type="string">
            <text:p>148,</text:p>
          </table:table-cell>
          <table:table-cell table:formula="of:=ADDCOMMA([Blad1.BD17];0)" office:value-type="string" office:string-value="147," calcext:value-type="string">
            <text:p>147,</text:p>
          </table:table-cell>
          <table:table-cell/>
        </table:table-row>
        <table:table-row table:style-name="ro4">
          <table:table-cell table:formula="of:=ADDCOMMA([Blad1.AK18];0)" office:value-type="string" office:string-value="146," calcext:value-type="string">
            <text:p>146,</text:p>
          </table:table-cell>
          <table:table-cell table:formula="of:=ADDCOMMA([Blad1.AL18];0)" office:value-type="string" office:string-value="145," calcext:value-type="string">
            <text:p>145,</text:p>
          </table:table-cell>
          <table:table-cell table:formula="of:=ADDCOMMA([Blad1.AM18];0)" office:value-type="string" office:string-value="143," calcext:value-type="string">
            <text:p>143,</text:p>
          </table:table-cell>
          <table:table-cell table:formula="of:=ADDCOMMA([Blad1.AN18];0)" office:value-type="string" office:string-value="142," calcext:value-type="string">
            <text:p>142,</text:p>
          </table:table-cell>
          <table:table-cell table:formula="of:=ADDCOMMA([Blad1.AO18];0)" office:value-type="string" office:string-value="141," calcext:value-type="string">
            <text:p>141,</text:p>
          </table:table-cell>
          <table:table-cell table:formula="of:=ADDCOMMA([Blad1.AP18];0)" office:value-type="string" office:string-value="139," calcext:value-type="string">
            <text:p>139,</text:p>
          </table:table-cell>
          <table:table-cell table:formula="of:=ADDCOMMA([Blad1.AQ18];0)" office:value-type="string" office:string-value="138," calcext:value-type="string">
            <text:p>138,</text:p>
          </table:table-cell>
          <table:table-cell table:formula="of:=ADDCOMMA([Blad1.AR18];0)" office:value-type="string" office:string-value="137," calcext:value-type="string">
            <text:p>137,</text:p>
          </table:table-cell>
          <table:table-cell table:formula="of:=ADDCOMMA([Blad1.AS18];0)" office:value-type="string" office:string-value="135," calcext:value-type="string">
            <text:p>135,</text:p>
          </table:table-cell>
          <table:table-cell table:formula="of:=ADDCOMMA([Blad1.AT18];0)" office:value-type="string" office:string-value="134," calcext:value-type="string">
            <text:p>134,</text:p>
          </table:table-cell>
          <table:table-cell table:formula="of:=ADDCOMMA([Blad1.AU18];0)" office:value-type="string" office:string-value="133," calcext:value-type="string">
            <text:p>133,</text:p>
          </table:table-cell>
          <table:table-cell table:formula="of:=ADDCOMMA([Blad1.AV18];0)" office:value-type="string" office:string-value="132," calcext:value-type="string">
            <text:p>132,</text:p>
          </table:table-cell>
          <table:table-cell table:formula="of:=ADDCOMMA([Blad1.AW18];0)" office:value-type="string" office:string-value="131," calcext:value-type="string">
            <text:p>131,</text:p>
          </table:table-cell>
          <table:table-cell table:formula="of:=ADDCOMMA([Blad1.AX18];0)" office:value-type="string" office:string-value="130," calcext:value-type="string">
            <text:p>130,</text:p>
          </table:table-cell>
          <table:table-cell table:formula="of:=ADDCOMMA([Blad1.AY18];0)" office:value-type="string" office:string-value="129," calcext:value-type="string">
            <text:p>129,</text:p>
          </table:table-cell>
          <table:table-cell table:formula="of:=ADDCOMMA([Blad1.AZ18];0)" office:value-type="string" office:string-value="128," calcext:value-type="string">
            <text:p>128,</text:p>
          </table:table-cell>
          <table:table-cell table:formula="of:=ADDCOMMA([Blad1.BA18];0)" office:value-type="string" office:string-value="126," calcext:value-type="string">
            <text:p>126,</text:p>
          </table:table-cell>
          <table:table-cell table:formula="of:=ADDCOMMA([Blad1.BB18];0)" office:value-type="string" office:string-value="125," calcext:value-type="string">
            <text:p>125,</text:p>
          </table:table-cell>
          <table:table-cell table:formula="of:=ADDCOMMA([Blad1.BC18];0)" office:value-type="string" office:string-value="124," calcext:value-type="string">
            <text:p>124,</text:p>
          </table:table-cell>
          <table:table-cell table:formula="of:=ADDCOMMA([Blad1.BD18];0)" office:value-type="string" office:string-value="123," calcext:value-type="string">
            <text:p>123,</text:p>
          </table:table-cell>
          <table:table-cell/>
        </table:table-row>
        <table:table-row table:style-name="ro4">
          <table:table-cell table:formula="of:=ADDCOMMA([Blad1.AK19];0)" office:value-type="string" office:string-value="122," calcext:value-type="string">
            <text:p>122,</text:p>
          </table:table-cell>
          <table:table-cell table:formula="of:=ADDCOMMA([Blad1.AL19];0)" office:value-type="string" office:string-value="120," calcext:value-type="string">
            <text:p>120,</text:p>
          </table:table-cell>
          <table:table-cell table:formula="of:=ADDCOMMA([Blad1.AM19];0)" office:value-type="string" office:string-value="119," calcext:value-type="string">
            <text:p>119,</text:p>
          </table:table-cell>
          <table:table-cell table:formula="of:=ADDCOMMA([Blad1.AN19];0)" office:value-type="string" office:string-value="118," calcext:value-type="string">
            <text:p>118,</text:p>
          </table:table-cell>
          <table:table-cell table:formula="of:=ADDCOMMA([Blad1.AO19];0)" office:value-type="string" office:string-value="116," calcext:value-type="string">
            <text:p>116,</text:p>
          </table:table-cell>
          <table:table-cell table:formula="of:=ADDCOMMA([Blad1.AP19];0)" office:value-type="string" office:string-value="115," calcext:value-type="string">
            <text:p>115,</text:p>
          </table:table-cell>
          <table:table-cell table:formula="of:=ADDCOMMA([Blad1.AQ19];0)" office:value-type="string" office:string-value="114," calcext:value-type="string">
            <text:p>114,</text:p>
          </table:table-cell>
          <table:table-cell table:formula="of:=ADDCOMMA([Blad1.AR19];0)" office:value-type="string" office:string-value="113," calcext:value-type="string">
            <text:p>113,</text:p>
          </table:table-cell>
          <table:table-cell table:formula="of:=ADDCOMMA([Blad1.AS19];0)" office:value-type="string" office:string-value="112," calcext:value-type="string">
            <text:p>112,</text:p>
          </table:table-cell>
          <table:table-cell table:formula="of:=ADDCOMMA([Blad1.AT19];0)" office:value-type="string" office:string-value="111," calcext:value-type="string">
            <text:p>111,</text:p>
          </table:table-cell>
          <table:table-cell table:formula="of:=ADDCOMMA([Blad1.AU19];0)" office:value-type="string" office:string-value="110," calcext:value-type="string">
            <text:p>110,</text:p>
          </table:table-cell>
          <table:table-cell table:formula="of:=ADDCOMMA([Blad1.AV19];0)" office:value-type="string" office:string-value="109," calcext:value-type="string">
            <text:p>109,</text:p>
          </table:table-cell>
          <table:table-cell table:formula="of:=ADDCOMMA([Blad1.AW19];0)" office:value-type="string" office:string-value="108," calcext:value-type="string">
            <text:p>108,</text:p>
          </table:table-cell>
          <table:table-cell table:formula="of:=ADDCOMMA([Blad1.AX19];0)" office:value-type="string" office:string-value="107," calcext:value-type="string">
            <text:p>107,</text:p>
          </table:table-cell>
          <table:table-cell table:formula="of:=ADDCOMMA([Blad1.AY19];0)" office:value-type="string" office:string-value="105," calcext:value-type="string">
            <text:p>105,</text:p>
          </table:table-cell>
          <table:table-cell table:formula="of:=ADDCOMMA([Blad1.AZ19];0)" office:value-type="string" office:string-value="104," calcext:value-type="string">
            <text:p>104,</text:p>
          </table:table-cell>
          <table:table-cell table:formula="of:=ADDCOMMA([Blad1.BA19];0)" office:value-type="string" office:string-value="103," calcext:value-type="string">
            <text:p>103,</text:p>
          </table:table-cell>
          <table:table-cell table:formula="of:=ADDCOMMA([Blad1.BB19];0)" office:value-type="string" office:string-value="102," calcext:value-type="string">
            <text:p>102,</text:p>
          </table:table-cell>
          <table:table-cell table:formula="of:=ADDCOMMA([Blad1.BC19];0)" office:value-type="string" office:string-value="101," calcext:value-type="string">
            <text:p>101,</text:p>
          </table:table-cell>
          <table:table-cell table:formula="of:=ADDCOMMA([Blad1.BD19];0)" office:value-type="string" office:string-value="99," calcext:value-type="string">
            <text:p>99,</text:p>
          </table:table-cell>
          <table:table-cell/>
        </table:table-row>
        <table:table-row table:style-name="ro4">
          <table:table-cell table:formula="of:=ADDCOMMA([Blad1.AK20];0)" office:value-type="string" office:string-value="98," calcext:value-type="string">
            <text:p>98,</text:p>
          </table:table-cell>
          <table:table-cell table:formula="of:=ADDCOMMA([Blad1.AL20];0)" office:value-type="string" office:string-value="97," calcext:value-type="string">
            <text:p>97,</text:p>
          </table:table-cell>
          <table:table-cell table:formula="of:=ADDCOMMA([Blad1.AM20];0)" office:value-type="string" office:string-value="95," calcext:value-type="string">
            <text:p>95,</text:p>
          </table:table-cell>
          <table:table-cell table:formula="of:=ADDCOMMA([Blad1.AN20];0)" office:value-type="string" office:string-value="94," calcext:value-type="string">
            <text:p>94,</text:p>
          </table:table-cell>
          <table:table-cell table:formula="of:=ADDCOMMA([Blad1.AO20];0)" office:value-type="string" office:string-value="93," calcext:value-type="string">
            <text:p>93,</text:p>
          </table:table-cell>
          <table:table-cell table:formula="of:=ADDCOMMA([Blad1.AP20];0)" office:value-type="string" office:string-value="92," calcext:value-type="string">
            <text:p>92,</text:p>
          </table:table-cell>
          <table:table-cell table:formula="of:=ADDCOMMA([Blad1.AQ20];0)" office:value-type="string" office:string-value="91," calcext:value-type="string">
            <text:p>91,</text:p>
          </table:table-cell>
          <table:table-cell table:formula="of:=ADDCOMMA([Blad1.AR20];0)" office:value-type="string" office:string-value="89," calcext:value-type="string">
            <text:p>89,</text:p>
          </table:table-cell>
          <table:table-cell table:formula="of:=ADDCOMMA([Blad1.AS20];0)" office:value-type="string" office:string-value="88," calcext:value-type="string">
            <text:p>88,</text:p>
          </table:table-cell>
          <table:table-cell table:formula="of:=ADDCOMMA([Blad1.AT20];0)" office:value-type="string" office:string-value="87," calcext:value-type="string">
            <text:p>87,</text:p>
          </table:table-cell>
          <table:table-cell table:formula="of:=ADDCOMMA([Blad1.AU20];0)" office:value-type="string" office:string-value="86," calcext:value-type="string">
            <text:p>86,</text:p>
          </table:table-cell>
          <table:table-cell table:formula="of:=ADDCOMMA([Blad1.AV20];0)" office:value-type="string" office:string-value="85," calcext:value-type="string">
            <text:p>85,</text:p>
          </table:table-cell>
          <table:table-cell table:formula="of:=ADDCOMMA([Blad1.AW20];0)" office:value-type="string" office:string-value="84," calcext:value-type="string">
            <text:p>84,</text:p>
          </table:table-cell>
          <table:table-cell table:formula="of:=ADDCOMMA([Blad1.AX20];0)" office:value-type="string" office:string-value="83," calcext:value-type="string">
            <text:p>83,</text:p>
          </table:table-cell>
          <table:table-cell table:formula="of:=ADDCOMMA([Blad1.AY20];0)" office:value-type="string" office:string-value="82," calcext:value-type="string">
            <text:p>82,</text:p>
          </table:table-cell>
          <table:table-cell table:formula="of:=ADDCOMMA([Blad1.AZ20];0)" office:value-type="string" office:string-value="81," calcext:value-type="string">
            <text:p>81,</text:p>
          </table:table-cell>
          <table:table-cell table:formula="of:=ADDCOMMA([Blad1.BA20];0)" office:value-type="string" office:string-value="80," calcext:value-type="string">
            <text:p>80,</text:p>
          </table:table-cell>
          <table:table-cell table:formula="of:=ADDCOMMA([Blad1.BB20];0)" office:value-type="string" office:string-value="79," calcext:value-type="string">
            <text:p>79,</text:p>
          </table:table-cell>
          <table:table-cell table:formula="of:=ADDCOMMA([Blad1.BC20];0)" office:value-type="string" office:string-value="79," calcext:value-type="string">
            <text:p>79,</text:p>
          </table:table-cell>
          <table:table-cell table:formula="of:=ADDCOMMA([Blad1.BD20];0)" office:value-type="string" office:string-value="78," calcext:value-type="string">
            <text:p>78,</text:p>
          </table:table-cell>
          <table:table-cell/>
        </table:table-row>
        <table:table-row table:style-name="ro4">
          <table:table-cell table:formula="of:=ADDCOMMA([Blad1.AK21];0)" office:value-type="string" office:string-value="77," calcext:value-type="string">
            <text:p>77,</text:p>
          </table:table-cell>
          <table:table-cell table:formula="of:=ADDCOMMA([Blad1.AL21];0)" office:value-type="string" office:string-value="76," calcext:value-type="string">
            <text:p>76,</text:p>
          </table:table-cell>
          <table:table-cell table:formula="of:=ADDCOMMA([Blad1.AM21];0)" office:value-type="string" office:string-value="75," calcext:value-type="string">
            <text:p>75,</text:p>
          </table:table-cell>
          <table:table-cell table:formula="of:=ADDCOMMA([Blad1.AN21];0)" office:value-type="string" office:string-value="74," calcext:value-type="string">
            <text:p>74,</text:p>
          </table:table-cell>
          <table:table-cell table:formula="of:=ADDCOMMA([Blad1.AO21];0)" office:value-type="string" office:string-value="72," calcext:value-type="string">
            <text:p>72,</text:p>
          </table:table-cell>
          <table:table-cell table:formula="of:=ADDCOMMA([Blad1.AP21];0)" office:value-type="string" office:string-value="71," calcext:value-type="string">
            <text:p>71,</text:p>
          </table:table-cell>
          <table:table-cell table:formula="of:=ADDCOMMA([Blad1.AQ21];0)" office:value-type="string" office:string-value="70," calcext:value-type="string">
            <text:p>70,</text:p>
          </table:table-cell>
          <table:table-cell table:formula="of:=ADDCOMMA([Blad1.AR21];0)" office:value-type="string" office:string-value="68," calcext:value-type="string">
            <text:p>68,</text:p>
          </table:table-cell>
          <table:table-cell table:formula="of:=ADDCOMMA([Blad1.AS21];0)" office:value-type="string" office:string-value="67," calcext:value-type="string">
            <text:p>67,</text:p>
          </table:table-cell>
          <table:table-cell table:formula="of:=ADDCOMMA([Blad1.AT21];0)" office:value-type="string" office:string-value="66," calcext:value-type="string">
            <text:p>66,</text:p>
          </table:table-cell>
          <table:table-cell table:formula="of:=ADDCOMMA([Blad1.AU21];0)" office:value-type="string" office:string-value="65," calcext:value-type="string">
            <text:p>65,</text:p>
          </table:table-cell>
          <table:table-cell table:formula="of:=ADDCOMMA([Blad1.AV21];0)" office:value-type="string" office:string-value="64," calcext:value-type="string">
            <text:p>64,</text:p>
          </table:table-cell>
          <table:table-cell table:formula="of:=ADDCOMMA([Blad1.AW21];0)" office:value-type="string" office:string-value="63," calcext:value-type="string">
            <text:p>63,</text:p>
          </table:table-cell>
          <table:table-cell table:formula="of:=ADDCOMMA([Blad1.AX21];0)" office:value-type="string" office:string-value="62," calcext:value-type="string">
            <text:p>62,</text:p>
          </table:table-cell>
          <table:table-cell table:formula="of:=ADDCOMMA([Blad1.AY21];0)" office:value-type="string" office:string-value="61," calcext:value-type="string">
            <text:p>61,</text:p>
          </table:table-cell>
          <table:table-cell table:formula="of:=ADDCOMMA([Blad1.AZ21];0)" office:value-type="string" office:string-value="60," calcext:value-type="string">
            <text:p>60,</text:p>
          </table:table-cell>
          <table:table-cell table:formula="of:=ADDCOMMA([Blad1.BA21];0)" office:value-type="string" office:string-value="59," calcext:value-type="string">
            <text:p>59,</text:p>
          </table:table-cell>
          <table:table-cell table:formula="of:=ADDCOMMA([Blad1.BB21];0)" office:value-type="string" office:string-value="58," calcext:value-type="string">
            <text:p>58,</text:p>
          </table:table-cell>
          <table:table-cell table:formula="of:=ADDCOMMA([Blad1.BC21];0)" office:value-type="string" office:string-value="58," calcext:value-type="string">
            <text:p>58,</text:p>
          </table:table-cell>
          <table:table-cell table:formula="of:=ADDCOMMA([Blad1.BD21];0)" office:value-type="string" office:string-value="57," calcext:value-type="string">
            <text:p>57,</text:p>
          </table:table-cell>
          <table:table-cell/>
        </table:table-row>
        <table:table-row table:style-name="ro4">
          <table:table-cell table:formula="of:=ADDCOMMA([Blad1.AK22];0)" office:value-type="string" office:string-value="55," calcext:value-type="string">
            <text:p>55,</text:p>
          </table:table-cell>
          <table:table-cell table:formula="of:=ADDCOMMA([Blad1.AL22];0)" office:value-type="string" office:string-value="54," calcext:value-type="string">
            <text:p>54,</text:p>
          </table:table-cell>
          <table:table-cell table:formula="of:=ADDCOMMA([Blad1.AM22];0)" office:value-type="string" office:string-value="53," calcext:value-type="string">
            <text:p>53,</text:p>
          </table:table-cell>
          <table:table-cell table:formula="of:=ADDCOMMA([Blad1.AN22];0)" office:value-type="string" office:string-value="52," calcext:value-type="string">
            <text:p>52,</text:p>
          </table:table-cell>
          <table:table-cell table:formula="of:=ADDCOMMA([Blad1.AO22];0)" office:value-type="string" office:string-value="51," calcext:value-type="string">
            <text:p>51,</text:p>
          </table:table-cell>
          <table:table-cell table:formula="of:=ADDCOMMA([Blad1.AP22];0)" office:value-type="string" office:string-value="50," calcext:value-type="string">
            <text:p>50,</text:p>
          </table:table-cell>
          <table:table-cell table:formula="of:=ADDCOMMA([Blad1.AQ22];0)" office:value-type="string" office:string-value="49," calcext:value-type="string">
            <text:p>49,</text:p>
          </table:table-cell>
          <table:table-cell table:formula="of:=ADDCOMMA([Blad1.AR22];0)" office:value-type="string" office:string-value="49," calcext:value-type="string">
            <text:p>49,</text:p>
          </table:table-cell>
          <table:table-cell table:formula="of:=ADDCOMMA([Blad1.AS22];0)" office:value-type="string" office:string-value="48," calcext:value-type="string">
            <text:p>48,</text:p>
          </table:table-cell>
          <table:table-cell table:formula="of:=ADDCOMMA([Blad1.AT22];0)" office:value-type="string" office:string-value="47," calcext:value-type="string">
            <text:p>47,</text:p>
          </table:table-cell>
          <table:table-cell table:formula="of:=ADDCOMMA([Blad1.AU22];0)" office:value-type="string" office:string-value="46," calcext:value-type="string">
            <text:p>46,</text:p>
          </table:table-cell>
          <table:table-cell table:formula="of:=ADDCOMMA([Blad1.AV22];0)" office:value-type="string" office:string-value="46," calcext:value-type="string">
            <text:p>46,</text:p>
          </table:table-cell>
          <table:table-cell table:formula="of:=ADDCOMMA([Blad1.AW22];0)" office:value-type="string" office:string-value="45," calcext:value-type="string">
            <text:p>45,</text:p>
          </table:table-cell>
          <table:table-cell table:formula="of:=ADDCOMMA([Blad1.AX22];0)" office:value-type="string" office:string-value="45," calcext:value-type="string">
            <text:p>45,</text:p>
          </table:table-cell>
          <table:table-cell table:formula="of:=ADDCOMMA([Blad1.AY22];0)" office:value-type="string" office:string-value="44," calcext:value-type="string">
            <text:p>44,</text:p>
          </table:table-cell>
          <table:table-cell table:formula="of:=ADDCOMMA([Blad1.AZ22];0)" office:value-type="string" office:string-value="43," calcext:value-type="string">
            <text:p>43,</text:p>
          </table:table-cell>
          <table:table-cell table:formula="of:=ADDCOMMA([Blad1.BA22];0)" office:value-type="string" office:string-value="43," calcext:value-type="string">
            <text:p>43,</text:p>
          </table:table-cell>
          <table:table-cell table:formula="of:=ADDCOMMA([Blad1.BB22];0)" office:value-type="string" office:string-value="42," calcext:value-type="string">
            <text:p>42,</text:p>
          </table:table-cell>
          <table:table-cell table:formula="of:=ADDCOMMA([Blad1.BC22];0)" office:value-type="string" office:string-value="41," calcext:value-type="string">
            <text:p>41,</text:p>
          </table:table-cell>
          <table:table-cell table:formula="of:=ADDCOMMA([Blad1.BD22];0)" office:value-type="string" office:string-value="41," calcext:value-type="string">
            <text:p>41,</text:p>
          </table:table-cell>
          <table:table-cell/>
        </table:table-row>
        <table:table-row table:style-name="ro4">
          <table:table-cell table:formula="of:=ADDCOMMA([Blad1.AK23];0)" office:value-type="string" office:string-value="40," calcext:value-type="string">
            <text:p>40,</text:p>
          </table:table-cell>
          <table:table-cell table:formula="of:=ADDCOMMA([Blad1.AL23];0)" office:value-type="string" office:string-value="39," calcext:value-type="string">
            <text:p>39,</text:p>
          </table:table-cell>
          <table:table-cell table:formula="of:=ADDCOMMA([Blad1.AM23];0)" office:value-type="string" office:string-value="38," calcext:value-type="string">
            <text:p>38,</text:p>
          </table:table-cell>
          <table:table-cell table:formula="of:=ADDCOMMA([Blad1.AN23];0)" office:value-type="string" office:string-value="38," calcext:value-type="string">
            <text:p>38,</text:p>
          </table:table-cell>
          <table:table-cell table:formula="of:=ADDCOMMA([Blad1.AO23];0)" office:value-type="string" office:string-value="37," calcext:value-type="string">
            <text:p>37,</text:p>
          </table:table-cell>
          <table:table-cell table:formula="of:=ADDCOMMA([Blad1.AP23];0)" office:value-type="string" office:string-value="36," calcext:value-type="string">
            <text:p>36,</text:p>
          </table:table-cell>
          <table:table-cell table:formula="of:=ADDCOMMA([Blad1.AQ23];0)" office:value-type="string" office:string-value="35," calcext:value-type="string">
            <text:p>35,</text:p>
          </table:table-cell>
          <table:table-cell table:formula="of:=ADDCOMMA([Blad1.AR23];0)" office:value-type="string" office:string-value="34," calcext:value-type="string">
            <text:p>34,</text:p>
          </table:table-cell>
          <table:table-cell table:formula="of:=ADDCOMMA([Blad1.AS23];0)" office:value-type="string" office:string-value="33," calcext:value-type="string">
            <text:p>33,</text:p>
          </table:table-cell>
          <table:table-cell table:formula="of:=ADDCOMMA([Blad1.AT23];0)" office:value-type="string" office:string-value="32," calcext:value-type="string">
            <text:p>32,</text:p>
          </table:table-cell>
          <table:table-cell table:formula="of:=ADDCOMMA([Blad1.AU23];0)" office:value-type="string" office:string-value="31," calcext:value-type="string">
            <text:p>31,</text:p>
          </table:table-cell>
          <table:table-cell table:formula="of:=ADDCOMMA([Blad1.AV23];0)" office:value-type="string" office:string-value="30," calcext:value-type="string">
            <text:p>30,</text:p>
          </table:table-cell>
          <table:table-cell table:formula="of:=ADDCOMMA([Blad1.AW23];0)" office:value-type="string" office:string-value="29," calcext:value-type="string">
            <text:p>29,</text:p>
          </table:table-cell>
          <table:table-cell table:formula="of:=ADDCOMMA([Blad1.AX23];0)" office:value-type="string" office:string-value="28," calcext:value-type="string">
            <text:p>28,</text:p>
          </table:table-cell>
          <table:table-cell table:formula="of:=ADDCOMMA([Blad1.AY23];0)" office:value-type="string" office:string-value="28," calcext:value-type="string">
            <text:p>28,</text:p>
          </table:table-cell>
          <table:table-cell table:formula="of:=ADDCOMMA([Blad1.AZ23];0)" office:value-type="string" office:string-value="27," calcext:value-type="string">
            <text:p>27,</text:p>
          </table:table-cell>
          <table:table-cell table:formula="of:=ADDCOMMA([Blad1.BA23];0)" office:value-type="string" office:string-value="26," calcext:value-type="string">
            <text:p>26,</text:p>
          </table:table-cell>
          <table:table-cell table:formula="of:=ADDCOMMA([Blad1.BB23];0)" office:value-type="string" office:string-value="26," calcext:value-type="string">
            <text:p>26,</text:p>
          </table:table-cell>
          <table:table-cell table:formula="of:=ADDCOMMA([Blad1.BC23];0)" office:value-type="string" office:string-value="25," calcext:value-type="string">
            <text:p>25,</text:p>
          </table:table-cell>
          <table:table-cell table:formula="of:=ADDCOMMA([Blad1.BD23];0)" office:value-type="string" office:string-value="24," calcext:value-type="string">
            <text:p>24,</text:p>
          </table:table-cell>
          <table:table-cell/>
        </table:table-row>
        <table:table-row table:style-name="ro4">
          <table:table-cell table:formula="of:=ADDCOMMA([Blad1.AK24];0)" office:value-type="string" office:string-value="24," calcext:value-type="string">
            <text:p>24,</text:p>
          </table:table-cell>
          <table:table-cell table:formula="of:=ADDCOMMA([Blad1.AL24];0)" office:value-type="string" office:string-value="23," calcext:value-type="string">
            <text:p>23,</text:p>
          </table:table-cell>
          <table:table-cell table:formula="of:=ADDCOMMA([Blad1.AM24];0)" office:value-type="string" office:string-value="22," calcext:value-type="string">
            <text:p>22,</text:p>
          </table:table-cell>
          <table:table-cell table:formula="of:=ADDCOMMA([Blad1.AN24];0)" office:value-type="string" office:string-value="21," calcext:value-type="string">
            <text:p>21,</text:p>
          </table:table-cell>
          <table:table-cell table:formula="of:=ADDCOMMA([Blad1.AO24];0)" office:value-type="string" office:string-value="20," calcext:value-type="string">
            <text:p>20,</text:p>
          </table:table-cell>
          <table:table-cell table:formula="of:=ADDCOMMA([Blad1.AP24];0)" office:value-type="string" office:string-value="20," calcext:value-type="string">
            <text:p>20,</text:p>
          </table:table-cell>
          <table:table-cell table:formula="of:=ADDCOMMA([Blad1.AQ24];0)" office:value-type="string" office:string-value="19," calcext:value-type="string">
            <text:p>19,</text:p>
          </table:table-cell>
          <table:table-cell table:formula="of:=ADDCOMMA([Blad1.AR24];0)" office:value-type="string" office:string-value="18," calcext:value-type="string">
            <text:p>18,</text:p>
          </table:table-cell>
          <table:table-cell table:formula="of:=ADDCOMMA([Blad1.AS24];0)" office:value-type="string" office:string-value="17," calcext:value-type="string">
            <text:p>17,</text:p>
          </table:table-cell>
          <table:table-cell table:formula="of:=ADDCOMMA([Blad1.AT24];0)" office:value-type="string" office:string-value="16," calcext:value-type="string">
            <text:p>16,</text:p>
          </table:table-cell>
          <table:table-cell table:formula="of:=ADDCOMMA([Blad1.AU24];0)" office:value-type="string" office:string-value="15," calcext:value-type="string">
            <text:p>15,</text:p>
          </table:table-cell>
          <table:table-cell table:formula="of:=ADDCOMMA([Blad1.AV24];0)" office:value-type="string" office:string-value="14," calcext:value-type="string">
            <text:p>14,</text:p>
          </table:table-cell>
          <table:table-cell table:formula="of:=ADDCOMMA([Blad1.AW24];0)" office:value-type="string" office:string-value="13," calcext:value-type="string">
            <text:p>13,</text:p>
          </table:table-cell>
          <table:table-cell table:formula="of:=ADDCOMMA([Blad1.AX24];0)" office:value-type="string" office:string-value="12," calcext:value-type="string">
            <text:p>12,</text:p>
          </table:table-cell>
          <table:table-cell table:formula="of:=ADDCOMMA([Blad1.AY24];0)" office:value-type="string" office:string-value="11," calcext:value-type="string">
            <text:p>11,</text:p>
          </table:table-cell>
          <table:table-cell table:formula="of:=ADDCOMMA([Blad1.AZ24];0)" office:value-type="string" office:string-value="10," calcext:value-type="string">
            <text:p>10,</text:p>
          </table:table-cell>
          <table:table-cell table:formula="of:=ADDCOMMA([Blad1.BA24];0)" office:value-type="string" office:string-value="10," calcext:value-type="string">
            <text:p>10,</text:p>
          </table:table-cell>
          <table:table-cell table:formula="of:=ADDCOMMA([Blad1.BB24];0)" office:value-type="string" office:string-value="9," calcext:value-type="string">
            <text:p>9,</text:p>
          </table:table-cell>
          <table:table-cell table:formula="of:=ADDCOMMA([Blad1.BC24];0)" office:value-type="string" office:string-value="9," calcext:value-type="string">
            <text:p>9,</text:p>
          </table:table-cell>
          <table:table-cell table:formula="of:=ADDCOMMA([Blad1.BD24];0)" office:value-type="string" office:string-value="8," calcext:value-type="string">
            <text:p>8,</text:p>
          </table:table-cell>
          <table:table-cell/>
        </table:table-row>
        <table:table-row table:style-name="ro4">
          <table:table-cell table:formula="of:=ADDCOMMA([Blad1.AK25];0)" office:value-type="string" office:string-value="8," calcext:value-type="string">
            <text:p>8,</text:p>
          </table:table-cell>
          <table:table-cell table:formula="of:=ADDCOMMA([Blad1.AL25];0)" office:value-type="string" office:string-value="7," calcext:value-type="string">
            <text:p>7,</text:p>
          </table:table-cell>
          <table:table-cell table:formula="of:=ADDCOMMA([Blad1.AM25];0)" office:value-type="string" office:string-value="7," calcext:value-type="string">
            <text:p>7,</text:p>
          </table:table-cell>
          <table:table-cell table:formula="of:=ADDCOMMA([Blad1.AN25];0)" office:value-type="string" office:string-value="7," calcext:value-type="string">
            <text:p>7,</text:p>
          </table:table-cell>
          <table:table-cell table:formula="of:=ADDCOMMA([Blad1.AO25];0)" office:value-type="string" office:string-value="6," calcext:value-type="string">
            <text:p>6,</text:p>
          </table:table-cell>
          <table:table-cell table:formula="of:=ADDCOMMA([Blad1.AP25];0)" office:value-type="string" office:string-value="6," calcext:value-type="string">
            <text:p>6,</text:p>
          </table:table-cell>
          <table:table-cell table:formula="of:=ADDCOMMA([Blad1.AQ25];0)" office:value-type="string" office:string-value="5," calcext:value-type="string">
            <text:p>5,</text:p>
          </table:table-cell>
          <table:table-cell table:formula="of:=ADDCOMMA([Blad1.AR25];0)" office:value-type="string" office:string-value="4," calcext:value-type="string">
            <text:p>4,</text:p>
          </table:table-cell>
          <table:table-cell table:formula="of:=ADDCOMMA([Blad1.AS25];0)" office:value-type="string" office:string-value="2," calcext:value-type="string">
            <text:p>2,</text:p>
          </table:table-cell>
          <table:table-cell table:formula="of:=ADDCOMMA([Blad1.AT25];0)" office:value-type="string" office:string-value="0," calcext:value-type="string">
            <text:p>0,</text:p>
          </table:table-cell>
          <table:table-cell table:number-columns-repeated="11"/>
        </table:table-row>
        <table:table-row table:style-name="ro4">
          <table:table-cell table:number-columns-repeated="21"/>
        </table:table-row>
      </table:table>
      <table:table table:name="Vapor Array" table:style-name="ta1">
        <table:table-column table:style-name="co6" table:number-columns-repeated="20" table:default-cell-style-name="ce21"/>
        <table:table-column table:style-name="co4" table:number-columns-repeated="2" table:default-cell-style-name="Default"/>
        <table:table-row table:style-name="ro4">
          <table:table-cell table:formula="of:=ADDCOMMA([Blad1.AK33];0)" office:value-type="string" office:string-value="197," calcext:value-type="string">
            <text:p>197,</text:p>
          </table:table-cell>
          <table:table-cell table:formula="of:=ADDCOMMA([Blad1.AL33];0)" office:value-type="string" office:string-value="185," calcext:value-type="string">
            <text:p>185,</text:p>
          </table:table-cell>
          <table:table-cell table:formula="of:=ADDCOMMA([Blad1.AM33];0)" office:value-type="string" office:string-value="174," calcext:value-type="string">
            <text:p>174,</text:p>
          </table:table-cell>
          <table:table-cell table:formula="of:=ADDCOMMA([Blad1.AN33];0)" office:value-type="string" office:string-value="170," calcext:value-type="string">
            <text:p>170,</text:p>
          </table:table-cell>
          <table:table-cell table:formula="of:=ADDCOMMA([Blad1.AO33];0)" office:value-type="string" office:string-value="165," calcext:value-type="string">
            <text:p>165,</text:p>
          </table:table-cell>
          <table:table-cell table:formula="of:=ADDCOMMA([Blad1.AP33];0)" office:value-type="string" office:string-value="162," calcext:value-type="string">
            <text:p>162,</text:p>
          </table:table-cell>
          <table:table-cell table:formula="of:=ADDCOMMA([Blad1.AQ33];0)" office:value-type="string" office:string-value="156," calcext:value-type="string">
            <text:p>156,</text:p>
          </table:table-cell>
          <table:table-cell table:formula="of:=ADDCOMMA([Blad1.AR33];0)" office:value-type="string" office:string-value="153," calcext:value-type="string">
            <text:p>153,</text:p>
          </table:table-cell>
          <table:table-cell table:formula="of:=ADDCOMMA([Blad1.AS33];0)" office:value-type="string" office:string-value="150," calcext:value-type="string">
            <text:p>150,</text:p>
          </table:table-cell>
          <table:table-cell table:formula="of:=ADDCOMMA([Blad1.AT33];0)" office:value-type="string" office:string-value="147," calcext:value-type="string">
            <text:p>147,</text:p>
          </table:table-cell>
          <table:table-cell table:formula="of:=ADDCOMMA([Blad1.AU33];0)" office:value-type="string" office:string-value="143," calcext:value-type="string">
            <text:p>143,</text:p>
          </table:table-cell>
          <table:table-cell table:formula="of:=ADDCOMMA([Blad1.AV33];0)" office:value-type="string" office:string-value="141," calcext:value-type="string">
            <text:p>141,</text:p>
          </table:table-cell>
          <table:table-cell table:formula="of:=ADDCOMMA([Blad1.AW33];0)" office:value-type="string" office:string-value="138," calcext:value-type="string">
            <text:p>138,</text:p>
          </table:table-cell>
          <table:table-cell table:formula="of:=ADDCOMMA([Blad1.AX33];0)" office:value-type="string" office:string-value="136," calcext:value-type="string">
            <text:p>136,</text:p>
          </table:table-cell>
          <table:table-cell table:formula="of:=ADDCOMMA([Blad1.AY33];0)" office:value-type="string" office:string-value="133," calcext:value-type="string">
            <text:p>133,</text:p>
          </table:table-cell>
          <table:table-cell table:formula="of:=ADDCOMMA([Blad1.AZ33];0)" office:value-type="string" office:string-value="130," calcext:value-type="string">
            <text:p>130,</text:p>
          </table:table-cell>
          <table:table-cell table:formula="of:=ADDCOMMA([Blad1.BA33];0)" office:value-type="string" office:string-value="128," calcext:value-type="string">
            <text:p>128,</text:p>
          </table:table-cell>
          <table:table-cell table:formula="of:=ADDCOMMA([Blad1.BB33];0)" office:value-type="string" office:string-value="127," calcext:value-type="string">
            <text:p>127,</text:p>
          </table:table-cell>
          <table:table-cell table:formula="of:=ADDCOMMA([Blad1.BC33];0)" office:value-type="string" office:string-value="125," calcext:value-type="string">
            <text:p>125,</text:p>
          </table:table-cell>
          <table:table-cell table:formula="of:=ADDCOMMA([Blad1.BD33];0)" office:value-type="string" office:string-value="122," calcext:value-type="string">
            <text:p>122,</text:p>
          </table:table-cell>
          <table:table-cell table:style-name="ce21" table:number-columns-repeated="2"/>
        </table:table-row>
        <table:table-row table:style-name="ro4">
          <table:table-cell table:formula="of:=ADDCOMMA([Blad1.AK34];0)" office:value-type="string" office:string-value="120," calcext:value-type="string">
            <text:p>120,</text:p>
          </table:table-cell>
          <table:table-cell table:formula="of:=ADDCOMMA([Blad1.AL34];0)" office:value-type="string" office:string-value="119," calcext:value-type="string">
            <text:p>119,</text:p>
          </table:table-cell>
          <table:table-cell table:formula="of:=ADDCOMMA([Blad1.AM34];0)" office:value-type="string" office:string-value="117," calcext:value-type="string">
            <text:p>117,</text:p>
          </table:table-cell>
          <table:table-cell table:formula="of:=ADDCOMMA([Blad1.AN34];0)" office:value-type="string" office:string-value="114," calcext:value-type="string">
            <text:p>114,</text:p>
          </table:table-cell>
          <table:table-cell table:formula="of:=ADDCOMMA([Blad1.AO34];0)" office:value-type="string" office:string-value="113," calcext:value-type="string">
            <text:p>113,</text:p>
          </table:table-cell>
          <table:table-cell table:formula="of:=ADDCOMMA([Blad1.AP34];0)" office:value-type="string" office:string-value="111," calcext:value-type="string">
            <text:p>111,</text:p>
          </table:table-cell>
          <table:table-cell table:formula="of:=ADDCOMMA([Blad1.AQ34];0)" office:value-type="string" office:string-value="109," calcext:value-type="string">
            <text:p>109,</text:p>
          </table:table-cell>
          <table:table-cell table:formula="of:=ADDCOMMA([Blad1.AR34];0)" office:value-type="string" office:string-value="107," calcext:value-type="string">
            <text:p>107,</text:p>
          </table:table-cell>
          <table:table-cell table:formula="of:=ADDCOMMA([Blad1.AS34];0)" office:value-type="string" office:string-value="105," calcext:value-type="string">
            <text:p>105,</text:p>
          </table:table-cell>
          <table:table-cell table:formula="of:=ADDCOMMA([Blad1.AT34];0)" office:value-type="string" office:string-value="104," calcext:value-type="string">
            <text:p>104,</text:p>
          </table:table-cell>
          <table:table-cell table:formula="of:=ADDCOMMA([Blad1.AU34];0)" office:value-type="string" office:string-value="102," calcext:value-type="string">
            <text:p>102,</text:p>
          </table:table-cell>
          <table:table-cell table:formula="of:=ADDCOMMA([Blad1.AV34];0)" office:value-type="string" office:string-value="101," calcext:value-type="string">
            <text:p>101,</text:p>
          </table:table-cell>
          <table:table-cell table:formula="of:=ADDCOMMA([Blad1.AW34];0)" office:value-type="string" office:string-value="99," calcext:value-type="string">
            <text:p>99,</text:p>
          </table:table-cell>
          <table:table-cell table:formula="of:=ADDCOMMA([Blad1.AX34];0)" office:value-type="string" office:string-value="98," calcext:value-type="string">
            <text:p>98,</text:p>
          </table:table-cell>
          <table:table-cell table:formula="of:=ADDCOMMA([Blad1.AY34];0)" office:value-type="string" office:string-value="96," calcext:value-type="string">
            <text:p>96,</text:p>
          </table:table-cell>
          <table:table-cell table:formula="of:=ADDCOMMA([Blad1.AZ34];0)" office:value-type="string" office:string-value="95," calcext:value-type="string">
            <text:p>95,</text:p>
          </table:table-cell>
          <table:table-cell table:formula="of:=ADDCOMMA([Blad1.BA34];0)" office:value-type="string" office:string-value="93," calcext:value-type="string">
            <text:p>93,</text:p>
          </table:table-cell>
          <table:table-cell table:formula="of:=ADDCOMMA([Blad1.BB34];0)" office:value-type="string" office:string-value="92," calcext:value-type="string">
            <text:p>92,</text:p>
          </table:table-cell>
          <table:table-cell table:formula="of:=ADDCOMMA([Blad1.BC34];0)" office:value-type="string" office:string-value="91," calcext:value-type="string">
            <text:p>91,</text:p>
          </table:table-cell>
          <table:table-cell table:formula="of:=ADDCOMMA([Blad1.BD34];0)" office:value-type="string" office:string-value="90," calcext:value-type="string">
            <text:p>90,</text:p>
          </table:table-cell>
          <table:table-cell table:number-columns-repeated="2"/>
        </table:table-row>
        <table:table-row table:style-name="ro4">
          <table:table-cell table:formula="of:=ADDCOMMA([Blad1.AK35];0)" office:value-type="string" office:string-value="89," calcext:value-type="string">
            <text:p>89,</text:p>
          </table:table-cell>
          <table:table-cell table:formula="of:=ADDCOMMA([Blad1.AL35];0)" office:value-type="string" office:string-value="87," calcext:value-type="string">
            <text:p>87,</text:p>
          </table:table-cell>
          <table:table-cell table:formula="of:=ADDCOMMA([Blad1.AM35];0)" office:value-type="string" office:string-value="86," calcext:value-type="string">
            <text:p>86,</text:p>
          </table:table-cell>
          <table:table-cell table:formula="of:=ADDCOMMA([Blad1.AN35];0)" office:value-type="string" office:string-value="85," calcext:value-type="string">
            <text:p>85,</text:p>
          </table:table-cell>
          <table:table-cell table:formula="of:=ADDCOMMA([Blad1.AO35];0)" office:value-type="string" office:string-value="84," calcext:value-type="string">
            <text:p>84,</text:p>
          </table:table-cell>
          <table:table-cell table:formula="of:=ADDCOMMA([Blad1.AP35];0)" office:value-type="string" office:string-value="82," calcext:value-type="string">
            <text:p>82,</text:p>
          </table:table-cell>
          <table:table-cell table:formula="of:=ADDCOMMA([Blad1.AQ35];0)" office:value-type="string" office:string-value="81," calcext:value-type="string">
            <text:p>81,</text:p>
          </table:table-cell>
          <table:table-cell table:formula="of:=ADDCOMMA([Blad1.AR35];0)" office:value-type="string" office:string-value="79," calcext:value-type="string">
            <text:p>79,</text:p>
          </table:table-cell>
          <table:table-cell table:formula="of:=ADDCOMMA([Blad1.AS35];0)" office:value-type="string" office:string-value="78," calcext:value-type="string">
            <text:p>78,</text:p>
          </table:table-cell>
          <table:table-cell table:formula="of:=ADDCOMMA([Blad1.AT35];0)" office:value-type="string" office:string-value="77," calcext:value-type="string">
            <text:p>77,</text:p>
          </table:table-cell>
          <table:table-cell table:formula="of:=ADDCOMMA([Blad1.AU35];0)" office:value-type="string" office:string-value="76," calcext:value-type="string">
            <text:p>76,</text:p>
          </table:table-cell>
          <table:table-cell table:formula="of:=ADDCOMMA([Blad1.AV35];0)" office:value-type="string" office:string-value="74," calcext:value-type="string">
            <text:p>74,</text:p>
          </table:table-cell>
          <table:table-cell table:formula="of:=ADDCOMMA([Blad1.AW35];0)" office:value-type="string" office:string-value="73," calcext:value-type="string">
            <text:p>73,</text:p>
          </table:table-cell>
          <table:table-cell table:formula="of:=ADDCOMMA([Blad1.AX35];0)" office:value-type="string" office:string-value="72," calcext:value-type="string">
            <text:p>72,</text:p>
          </table:table-cell>
          <table:table-cell table:formula="of:=ADDCOMMA([Blad1.AY35];0)" office:value-type="string" office:string-value="71," calcext:value-type="string">
            <text:p>71,</text:p>
          </table:table-cell>
          <table:table-cell table:formula="of:=ADDCOMMA([Blad1.AZ35];0)" office:value-type="string" office:string-value="70," calcext:value-type="string">
            <text:p>70,</text:p>
          </table:table-cell>
          <table:table-cell table:formula="of:=ADDCOMMA([Blad1.BA35];0)" office:value-type="string" office:string-value="69," calcext:value-type="string">
            <text:p>69,</text:p>
          </table:table-cell>
          <table:table-cell table:formula="of:=ADDCOMMA([Blad1.BB35];0)" office:value-type="string" office:string-value="68," calcext:value-type="string">
            <text:p>68,</text:p>
          </table:table-cell>
          <table:table-cell table:formula="of:=ADDCOMMA([Blad1.BC35];0)" office:value-type="string" office:string-value="66," calcext:value-type="string">
            <text:p>66,</text:p>
          </table:table-cell>
          <table:table-cell table:formula="of:=ADDCOMMA([Blad1.BD35];0)" office:value-type="string" office:string-value="65," calcext:value-type="string">
            <text:p>65,</text:p>
          </table:table-cell>
          <table:table-cell table:number-columns-repeated="2"/>
        </table:table-row>
        <table:table-row table:style-name="ro4">
          <table:table-cell table:formula="of:=ADDCOMMA([Blad1.AK36];0)" office:value-type="string" office:string-value="64," calcext:value-type="string">
            <text:p>64,</text:p>
          </table:table-cell>
          <table:table-cell table:formula="of:=ADDCOMMA([Blad1.AL36];0)" office:value-type="string" office:string-value="63," calcext:value-type="string">
            <text:p>63,</text:p>
          </table:table-cell>
          <table:table-cell table:formula="of:=ADDCOMMA([Blad1.AM36];0)" office:value-type="string" office:string-value="62," calcext:value-type="string">
            <text:p>62,</text:p>
          </table:table-cell>
          <table:table-cell table:formula="of:=ADDCOMMA([Blad1.AN36];0)" office:value-type="string" office:string-value="61," calcext:value-type="string">
            <text:p>61,</text:p>
          </table:table-cell>
          <table:table-cell table:formula="of:=ADDCOMMA([Blad1.AO36];0)" office:value-type="string" office:string-value="60," calcext:value-type="string">
            <text:p>60,</text:p>
          </table:table-cell>
          <table:table-cell table:formula="of:=ADDCOMMA([Blad1.AP36];0)" office:value-type="string" office:string-value="59," calcext:value-type="string">
            <text:p>59,</text:p>
          </table:table-cell>
          <table:table-cell table:formula="of:=ADDCOMMA([Blad1.AQ36];0)" office:value-type="string" office:string-value="58," calcext:value-type="string">
            <text:p>58,</text:p>
          </table:table-cell>
          <table:table-cell table:formula="of:=ADDCOMMA([Blad1.AR36];0)" office:value-type="string" office:string-value="57," calcext:value-type="string">
            <text:p>57,</text:p>
          </table:table-cell>
          <table:table-cell table:formula="of:=ADDCOMMA([Blad1.AS36];0)" office:value-type="string" office:string-value="55," calcext:value-type="string">
            <text:p>55,</text:p>
          </table:table-cell>
          <table:table-cell table:formula="of:=ADDCOMMA([Blad1.AT36];0)" office:value-type="string" office:string-value="54," calcext:value-type="string">
            <text:p>54,</text:p>
          </table:table-cell>
          <table:table-cell table:formula="of:=ADDCOMMA([Blad1.AU36];0)" office:value-type="string" office:string-value="53," calcext:value-type="string">
            <text:p>53,</text:p>
          </table:table-cell>
          <table:table-cell table:formula="of:=ADDCOMMA([Blad1.AV36];0)" office:value-type="string" office:string-value="52," calcext:value-type="string">
            <text:p>52,</text:p>
          </table:table-cell>
          <table:table-cell table:formula="of:=ADDCOMMA([Blad1.AW36];0)" office:value-type="string" office:string-value="50," calcext:value-type="string">
            <text:p>50,</text:p>
          </table:table-cell>
          <table:table-cell table:formula="of:=ADDCOMMA([Blad1.AX36];0)" office:value-type="string" office:string-value="50," calcext:value-type="string">
            <text:p>50,</text:p>
          </table:table-cell>
          <table:table-cell table:formula="of:=ADDCOMMA([Blad1.AY36];0)" office:value-type="string" office:string-value="49," calcext:value-type="string">
            <text:p>49,</text:p>
          </table:table-cell>
          <table:table-cell table:formula="of:=ADDCOMMA([Blad1.AZ36];0)" office:value-type="string" office:string-value="47," calcext:value-type="string">
            <text:p>47,</text:p>
          </table:table-cell>
          <table:table-cell table:formula="of:=ADDCOMMA([Blad1.BA36];0)" office:value-type="string" office:string-value="46," calcext:value-type="string">
            <text:p>46,</text:p>
          </table:table-cell>
          <table:table-cell table:formula="of:=ADDCOMMA([Blad1.BB36];0)" office:value-type="string" office:string-value="45," calcext:value-type="string">
            <text:p>45,</text:p>
          </table:table-cell>
          <table:table-cell table:formula="of:=ADDCOMMA([Blad1.BC36];0)" office:value-type="string" office:string-value="43," calcext:value-type="string">
            <text:p>43,</text:p>
          </table:table-cell>
          <table:table-cell table:formula="of:=ADDCOMMA([Blad1.BD36];0)" office:value-type="string" office:string-value="42," calcext:value-type="string">
            <text:p>42,</text:p>
          </table:table-cell>
          <table:table-cell table:number-columns-repeated="2"/>
        </table:table-row>
        <table:table-row table:style-name="ro4">
          <table:table-cell table:formula="of:=ADDCOMMA([Blad1.AK37];0)" office:value-type="string" office:string-value="42," calcext:value-type="string">
            <text:p>42,</text:p>
          </table:table-cell>
          <table:table-cell table:formula="of:=ADDCOMMA([Blad1.AL37];0)" office:value-type="string" office:string-value="40," calcext:value-type="string">
            <text:p>40,</text:p>
          </table:table-cell>
          <table:table-cell table:formula="of:=ADDCOMMA([Blad1.AM37];0)" office:value-type="string" office:string-value="39," calcext:value-type="string">
            <text:p>39,</text:p>
          </table:table-cell>
          <table:table-cell table:formula="of:=ADDCOMMA([Blad1.AN37];0)" office:value-type="string" office:string-value="38," calcext:value-type="string">
            <text:p>38,</text:p>
          </table:table-cell>
          <table:table-cell table:formula="of:=ADDCOMMA([Blad1.AO37];0)" office:value-type="string" office:string-value="36," calcext:value-type="string">
            <text:p>36,</text:p>
          </table:table-cell>
          <table:table-cell table:formula="of:=ADDCOMMA([Blad1.AP37];0)" office:value-type="string" office:string-value="35," calcext:value-type="string">
            <text:p>35,</text:p>
          </table:table-cell>
          <table:table-cell table:formula="of:=ADDCOMMA([Blad1.AQ37];0)" office:value-type="string" office:string-value="34," calcext:value-type="string">
            <text:p>34,</text:p>
          </table:table-cell>
          <table:table-cell table:formula="of:=ADDCOMMA([Blad1.AR37];0)" office:value-type="string" office:string-value="33," calcext:value-type="string">
            <text:p>33,</text:p>
          </table:table-cell>
          <table:table-cell table:formula="of:=ADDCOMMA([Blad1.AS37];0)" office:value-type="string" office:string-value="32," calcext:value-type="string">
            <text:p>32,</text:p>
          </table:table-cell>
          <table:table-cell table:formula="of:=ADDCOMMA([Blad1.AT37];0)" office:value-type="string" office:string-value="30," calcext:value-type="string">
            <text:p>30,</text:p>
          </table:table-cell>
          <table:table-cell table:formula="of:=ADDCOMMA([Blad1.AU37];0)" office:value-type="string" office:string-value="29," calcext:value-type="string">
            <text:p>29,</text:p>
          </table:table-cell>
          <table:table-cell table:formula="of:=ADDCOMMA([Blad1.AV37];0)" office:value-type="string" office:string-value="29," calcext:value-type="string">
            <text:p>29,</text:p>
          </table:table-cell>
          <table:table-cell table:formula="of:=ADDCOMMA([Blad1.AW37];0)" office:value-type="string" office:string-value="27," calcext:value-type="string">
            <text:p>27,</text:p>
          </table:table-cell>
          <table:table-cell table:formula="of:=ADDCOMMA([Blad1.AX37];0)" office:value-type="string" office:string-value="26," calcext:value-type="string">
            <text:p>26,</text:p>
          </table:table-cell>
          <table:table-cell table:formula="of:=ADDCOMMA([Blad1.AY37];0)" office:value-type="string" office:string-value="26," calcext:value-type="string">
            <text:p>26,</text:p>
          </table:table-cell>
          <table:table-cell table:formula="of:=ADDCOMMA([Blad1.AZ37];0)" office:value-type="string" office:string-value="25," calcext:value-type="string">
            <text:p>25,</text:p>
          </table:table-cell>
          <table:table-cell table:formula="of:=ADDCOMMA([Blad1.BA37];0)" office:value-type="string" office:string-value="23," calcext:value-type="string">
            <text:p>23,</text:p>
          </table:table-cell>
          <table:table-cell table:formula="of:=ADDCOMMA([Blad1.BB37];0)" office:value-type="string" office:string-value="21," calcext:value-type="string">
            <text:p>21,</text:p>
          </table:table-cell>
          <table:table-cell table:formula="of:=ADDCOMMA([Blad1.BC37];0)" office:value-type="string" office:string-value="20," calcext:value-type="string">
            <text:p>20,</text:p>
          </table:table-cell>
          <table:table-cell table:formula="of:=ADDCOMMA([Blad1.BD37];0)" office:value-type="string" office:string-value="19," calcext:value-type="string">
            <text:p>19,</text:p>
          </table:table-cell>
          <table:table-cell table:number-columns-repeated="2"/>
        </table:table-row>
        <table:table-row table:style-name="ro4">
          <table:table-cell table:formula="of:=ADDCOMMA([Blad1.AK38];0)" office:value-type="string" office:string-value="18," calcext:value-type="string">
            <text:p>18,</text:p>
          </table:table-cell>
          <table:table-cell table:formula="of:=ADDCOMMA([Blad1.AL38];0)" office:value-type="string" office:string-value="17," calcext:value-type="string">
            <text:p>17,</text:p>
          </table:table-cell>
          <table:table-cell table:formula="of:=ADDCOMMA([Blad1.AM38];0)" office:value-type="string" office:string-value="16," calcext:value-type="string">
            <text:p>16,</text:p>
          </table:table-cell>
          <table:table-cell table:formula="of:=ADDCOMMA([Blad1.AN38];0)" office:value-type="string" office:string-value="14," calcext:value-type="string">
            <text:p>14,</text:p>
          </table:table-cell>
          <table:table-cell table:formula="of:=ADDCOMMA([Blad1.AO38];0)" office:value-type="string" office:string-value="13," calcext:value-type="string">
            <text:p>13,</text:p>
          </table:table-cell>
          <table:table-cell table:formula="of:=ADDCOMMA([Blad1.AP38];0)" office:value-type="string" office:string-value="12," calcext:value-type="string">
            <text:p>12,</text:p>
          </table:table-cell>
          <table:table-cell table:formula="of:=ADDCOMMA([Blad1.AQ38];0)" office:value-type="string" office:string-value="11," calcext:value-type="string">
            <text:p>11,</text:p>
          </table:table-cell>
          <table:table-cell table:formula="of:=ADDCOMMA([Blad1.AR38];0)" office:value-type="string" office:string-value="9," calcext:value-type="string">
            <text:p>9,</text:p>
          </table:table-cell>
          <table:table-cell table:formula="of:=ADDCOMMA([Blad1.AS38];0)" office:value-type="string" office:string-value="8," calcext:value-type="string">
            <text:p>8,</text:p>
          </table:table-cell>
          <table:table-cell table:formula="of:=ADDCOMMA([Blad1.AT38];0)" office:value-type="string" office:string-value="6," calcext:value-type="string">
            <text:p>6,</text:p>
          </table:table-cell>
          <table:table-cell table:formula="of:=ADDCOMMA([Blad1.AU38];0)" office:value-type="string" office:string-value="5," calcext:value-type="string">
            <text:p>5,</text:p>
          </table:table-cell>
          <table:table-cell table:formula="of:=ADDCOMMA([Blad1.AV38];0)" office:value-type="string" office:string-value="3," calcext:value-type="string">
            <text:p>3,</text:p>
          </table:table-cell>
          <table:table-cell table:formula="of:=ADDCOMMA([Blad1.AW38];0)" office:value-type="string" office:string-value="2," calcext:value-type="string">
            <text:p>2,</text:p>
          </table:table-cell>
          <table:table-cell table:formula="of:=ADDCOMMA([Blad1.AX38];0)" office:value-type="string" office:string-value="1," calcext:value-type="string">
            <text:p>1,</text:p>
          </table:table-cell>
          <table:table-cell table:formula="of:=ADDCOMMA([Blad1.AY38];0)" office:value-type="string" office:string-value="255," calcext:value-type="string">
            <text:p>255,</text:p>
          </table:table-cell>
          <table:table-cell table:formula="of:=ADDCOMMA([Blad1.AZ38];0)" office:value-type="string" office:string-value="253," calcext:value-type="string">
            <text:p>253,</text:p>
          </table:table-cell>
          <table:table-cell table:formula="of:=ADDCOMMA([Blad1.BA38];0)" office:value-type="string" office:string-value="252," calcext:value-type="string">
            <text:p>252,</text:p>
          </table:table-cell>
          <table:table-cell table:formula="of:=ADDCOMMA([Blad1.BB38];0)" office:value-type="string" office:string-value="250," calcext:value-type="string">
            <text:p>250,</text:p>
          </table:table-cell>
          <table:table-cell table:formula="of:=ADDCOMMA([Blad1.BC38];0)" office:value-type="string" office:string-value="248," calcext:value-type="string">
            <text:p>248,</text:p>
          </table:table-cell>
          <table:table-cell table:formula="of:=ADDCOMMA([Blad1.BD38];0)" office:value-type="string" office:string-value="247," calcext:value-type="string">
            <text:p>247,</text:p>
          </table:table-cell>
          <table:table-cell table:number-columns-repeated="2"/>
        </table:table-row>
        <table:table-row table:style-name="ro4">
          <table:table-cell table:formula="of:=ADDCOMMA([Blad1.AK39];0)" office:value-type="string" office:string-value="245," calcext:value-type="string">
            <text:p>245,</text:p>
          </table:table-cell>
          <table:table-cell table:formula="of:=ADDCOMMA([Blad1.AL39];0)" office:value-type="string" office:string-value="244," calcext:value-type="string">
            <text:p>244,</text:p>
          </table:table-cell>
          <table:table-cell table:formula="of:=ADDCOMMA([Blad1.AM39];0)" office:value-type="string" office:string-value="242," calcext:value-type="string">
            <text:p>242,</text:p>
          </table:table-cell>
          <table:table-cell table:formula="of:=ADDCOMMA([Blad1.AN39];0)" office:value-type="string" office:string-value="240," calcext:value-type="string">
            <text:p>240,</text:p>
          </table:table-cell>
          <table:table-cell table:formula="of:=ADDCOMMA([Blad1.AO39];0)" office:value-type="string" office:string-value="238," calcext:value-type="string">
            <text:p>238,</text:p>
          </table:table-cell>
          <table:table-cell table:formula="of:=ADDCOMMA([Blad1.AP39];0)" office:value-type="string" office:string-value="236," calcext:value-type="string">
            <text:p>236,</text:p>
          </table:table-cell>
          <table:table-cell table:formula="of:=ADDCOMMA([Blad1.AQ39];0)" office:value-type="string" office:string-value="234," calcext:value-type="string">
            <text:p>234,</text:p>
          </table:table-cell>
          <table:table-cell table:formula="of:=ADDCOMMA([Blad1.AR39];0)" office:value-type="string" office:string-value="232," calcext:value-type="string">
            <text:p>232,</text:p>
          </table:table-cell>
          <table:table-cell table:formula="of:=ADDCOMMA([Blad1.AS39];0)" office:value-type="string" office:string-value="231," calcext:value-type="string">
            <text:p>231,</text:p>
          </table:table-cell>
          <table:table-cell table:formula="of:=ADDCOMMA([Blad1.AT39];0)" office:value-type="string" office:string-value="230," calcext:value-type="string">
            <text:p>230,</text:p>
          </table:table-cell>
          <table:table-cell table:formula="of:=ADDCOMMA([Blad1.AU39];0)" office:value-type="string" office:string-value="229," calcext:value-type="string">
            <text:p>229,</text:p>
          </table:table-cell>
          <table:table-cell table:formula="of:=ADDCOMMA([Blad1.AV39];0)" office:value-type="string" office:string-value="229," calcext:value-type="string">
            <text:p>229,</text:p>
          </table:table-cell>
          <table:table-cell table:formula="of:=ADDCOMMA([Blad1.AW39];0)" office:value-type="string" office:string-value="228," calcext:value-type="string">
            <text:p>228,</text:p>
          </table:table-cell>
          <table:table-cell table:formula="of:=ADDCOMMA([Blad1.AX39];0)" office:value-type="string" office:string-value="228," calcext:value-type="string">
            <text:p>228,</text:p>
          </table:table-cell>
          <table:table-cell table:formula="of:=ADDCOMMA([Blad1.AY39];0)" office:value-type="string" office:string-value="227," calcext:value-type="string">
            <text:p>227,</text:p>
          </table:table-cell>
          <table:table-cell table:formula="of:=ADDCOMMA([Blad1.AZ39];0)" office:value-type="string" office:string-value="226," calcext:value-type="string">
            <text:p>226,</text:p>
          </table:table-cell>
          <table:table-cell table:formula="of:=ADDCOMMA([Blad1.BA39];0)" office:value-type="string" office:string-value="225," calcext:value-type="string">
            <text:p>225,</text:p>
          </table:table-cell>
          <table:table-cell table:formula="of:=ADDCOMMA([Blad1.BB39];0)" office:value-type="string" office:string-value="225," calcext:value-type="string">
            <text:p>225,</text:p>
          </table:table-cell>
          <table:table-cell table:formula="of:=ADDCOMMA([Blad1.BC39];0)" office:value-type="string" office:string-value="224," calcext:value-type="string">
            <text:p>224,</text:p>
          </table:table-cell>
          <table:table-cell table:formula="of:=ADDCOMMA([Blad1.BD39];0)" office:value-type="string" office:string-value="223," calcext:value-type="string">
            <text:p>223,</text:p>
          </table:table-cell>
          <table:table-cell table:number-columns-repeated="2"/>
        </table:table-row>
        <table:table-row table:style-name="ro4">
          <table:table-cell table:formula="of:=ADDCOMMA([Blad1.AK40];0)" office:value-type="string" office:string-value="222," calcext:value-type="string">
            <text:p>222,</text:p>
          </table:table-cell>
          <table:table-cell table:formula="of:=ADDCOMMA([Blad1.AL40];0)" office:value-type="string" office:string-value="222," calcext:value-type="string">
            <text:p>222,</text:p>
          </table:table-cell>
          <table:table-cell table:formula="of:=ADDCOMMA([Blad1.AM40];0)" office:value-type="string" office:string-value="221," calcext:value-type="string">
            <text:p>221,</text:p>
          </table:table-cell>
          <table:table-cell table:formula="of:=ADDCOMMA([Blad1.AN40];0)" office:value-type="string" office:string-value="220," calcext:value-type="string">
            <text:p>220,</text:p>
          </table:table-cell>
          <table:table-cell table:formula="of:=ADDCOMMA([Blad1.AO40];0)" office:value-type="string" office:string-value="220," calcext:value-type="string">
            <text:p>220,</text:p>
          </table:table-cell>
          <table:table-cell table:formula="of:=ADDCOMMA([Blad1.AP40];0)" office:value-type="string" office:string-value="219," calcext:value-type="string">
            <text:p>219,</text:p>
          </table:table-cell>
          <table:table-cell table:formula="of:=ADDCOMMA([Blad1.AQ40];0)" office:value-type="string" office:string-value="218," calcext:value-type="string">
            <text:p>218,</text:p>
          </table:table-cell>
          <table:table-cell table:formula="of:=ADDCOMMA([Blad1.AR40];0)" office:value-type="string" office:string-value="216," calcext:value-type="string">
            <text:p>216,</text:p>
          </table:table-cell>
          <table:table-cell table:formula="of:=ADDCOMMA([Blad1.AS40];0)" office:value-type="string" office:string-value="215," calcext:value-type="string">
            <text:p>215,</text:p>
          </table:table-cell>
          <table:table-cell table:formula="of:=ADDCOMMA([Blad1.AT40];0)" office:value-type="string" office:string-value="213," calcext:value-type="string">
            <text:p>213,</text:p>
          </table:table-cell>
          <table:table-cell table:formula="of:=ADDCOMMA([Blad1.AU40];0)" office:value-type="string" office:string-value="212," calcext:value-type="string">
            <text:p>212,</text:p>
          </table:table-cell>
          <table:table-cell table:formula="of:=ADDCOMMA([Blad1.AV40];0)" office:value-type="string" office:string-value="210," calcext:value-type="string">
            <text:p>210,</text:p>
          </table:table-cell>
          <table:table-cell table:formula="of:=ADDCOMMA([Blad1.AW40];0)" office:value-type="string" office:string-value="208," calcext:value-type="string">
            <text:p>208,</text:p>
          </table:table-cell>
          <table:table-cell table:formula="of:=ADDCOMMA([Blad1.AX40];0)" office:value-type="string" office:string-value="206," calcext:value-type="string">
            <text:p>206,</text:p>
          </table:table-cell>
          <table:table-cell table:formula="of:=ADDCOMMA([Blad1.AY40];0)" office:value-type="string" office:string-value="205," calcext:value-type="string">
            <text:p>205,</text:p>
          </table:table-cell>
          <table:table-cell table:formula="of:=ADDCOMMA([Blad1.AZ40];0)" office:value-type="string" office:string-value="203," calcext:value-type="string">
            <text:p>203,</text:p>
          </table:table-cell>
          <table:table-cell table:formula="of:=ADDCOMMA([Blad1.BA40];0)" office:value-type="string" office:string-value="202," calcext:value-type="string">
            <text:p>202,</text:p>
          </table:table-cell>
          <table:table-cell table:formula="of:=ADDCOMMA([Blad1.BB40];0)" office:value-type="string" office:string-value="200," calcext:value-type="string">
            <text:p>200,</text:p>
          </table:table-cell>
          <table:table-cell table:formula="of:=ADDCOMMA([Blad1.BC40];0)" office:value-type="string" office:string-value="199," calcext:value-type="string">
            <text:p>199,</text:p>
          </table:table-cell>
          <table:table-cell table:formula="of:=ADDCOMMA([Blad1.BD40];0)" office:value-type="string" office:string-value="197," calcext:value-type="string">
            <text:p>197,</text:p>
          </table:table-cell>
          <table:table-cell table:number-columns-repeated="2"/>
        </table:table-row>
        <table:table-row table:style-name="ro4">
          <table:table-cell table:formula="of:=ADDCOMMA([Blad1.AK41];0)" office:value-type="string" office:string-value="196," calcext:value-type="string">
            <text:p>196,</text:p>
          </table:table-cell>
          <table:table-cell table:formula="of:=ADDCOMMA([Blad1.AL41];0)" office:value-type="string" office:string-value="194," calcext:value-type="string">
            <text:p>194,</text:p>
          </table:table-cell>
          <table:table-cell table:formula="of:=ADDCOMMA([Blad1.AM41];0)" office:value-type="string" office:string-value="193," calcext:value-type="string">
            <text:p>193,</text:p>
          </table:table-cell>
          <table:table-cell table:formula="of:=ADDCOMMA([Blad1.AN41];0)" office:value-type="string" office:string-value="192," calcext:value-type="string">
            <text:p>192,</text:p>
          </table:table-cell>
          <table:table-cell table:formula="of:=ADDCOMMA([Blad1.AO41];0)" office:value-type="string" office:string-value="190," calcext:value-type="string">
            <text:p>190,</text:p>
          </table:table-cell>
          <table:table-cell table:formula="of:=ADDCOMMA([Blad1.AP41];0)" office:value-type="string" office:string-value="189," calcext:value-type="string">
            <text:p>189,</text:p>
          </table:table-cell>
          <table:table-cell table:formula="of:=ADDCOMMA([Blad1.AQ41];0)" office:value-type="string" office:string-value="187," calcext:value-type="string">
            <text:p>187,</text:p>
          </table:table-cell>
          <table:table-cell table:formula="of:=ADDCOMMA([Blad1.AR41];0)" office:value-type="string" office:string-value="186," calcext:value-type="string">
            <text:p>186,</text:p>
          </table:table-cell>
          <table:table-cell table:formula="of:=ADDCOMMA([Blad1.AS41];0)" office:value-type="string" office:string-value="184," calcext:value-type="string">
            <text:p>184,</text:p>
          </table:table-cell>
          <table:table-cell table:formula="of:=ADDCOMMA([Blad1.AT41];0)" office:value-type="string" office:string-value="183," calcext:value-type="string">
            <text:p>183,</text:p>
          </table:table-cell>
          <table:table-cell table:formula="of:=ADDCOMMA([Blad1.AU41];0)" office:value-type="string" office:string-value="181," calcext:value-type="string">
            <text:p>181,</text:p>
          </table:table-cell>
          <table:table-cell table:formula="of:=ADDCOMMA([Blad1.AV41];0)" office:value-type="string" office:string-value="179," calcext:value-type="string">
            <text:p>179,</text:p>
          </table:table-cell>
          <table:table-cell table:formula="of:=ADDCOMMA([Blad1.AW41];0)" office:value-type="string" office:string-value="178," calcext:value-type="string">
            <text:p>178,</text:p>
          </table:table-cell>
          <table:table-cell table:formula="of:=ADDCOMMA([Blad1.AX41];0)" office:value-type="string" office:string-value="176," calcext:value-type="string">
            <text:p>176,</text:p>
          </table:table-cell>
          <table:table-cell table:formula="of:=ADDCOMMA([Blad1.AY41];0)" office:value-type="string" office:string-value="175," calcext:value-type="string">
            <text:p>175,</text:p>
          </table:table-cell>
          <table:table-cell table:formula="of:=ADDCOMMA([Blad1.AZ41];0)" office:value-type="string" office:string-value="173," calcext:value-type="string">
            <text:p>173,</text:p>
          </table:table-cell>
          <table:table-cell table:formula="of:=ADDCOMMA([Blad1.BA41];0)" office:value-type="string" office:string-value="171," calcext:value-type="string">
            <text:p>171,</text:p>
          </table:table-cell>
          <table:table-cell table:formula="of:=ADDCOMMA([Blad1.BB41];0)" office:value-type="string" office:string-value="169," calcext:value-type="string">
            <text:p>169,</text:p>
          </table:table-cell>
          <table:table-cell table:formula="of:=ADDCOMMA([Blad1.BC41];0)" office:value-type="string" office:string-value="168," calcext:value-type="string">
            <text:p>168,</text:p>
          </table:table-cell>
          <table:table-cell table:formula="of:=ADDCOMMA([Blad1.BD41];0)" office:value-type="string" office:string-value="166," calcext:value-type="string">
            <text:p>166,</text:p>
          </table:table-cell>
          <table:table-cell table:number-columns-repeated="2"/>
        </table:table-row>
        <table:table-row table:style-name="ro4">
          <table:table-cell table:formula="of:=ADDCOMMA([Blad1.AK42];0)" office:value-type="string" office:string-value="164," calcext:value-type="string">
            <text:p>164,</text:p>
          </table:table-cell>
          <table:table-cell table:formula="of:=ADDCOMMA([Blad1.AL42];0)" office:value-type="string" office:string-value="162," calcext:value-type="string">
            <text:p>162,</text:p>
          </table:table-cell>
          <table:table-cell table:formula="of:=ADDCOMMA([Blad1.AM42];0)" office:value-type="string" office:string-value="161," calcext:value-type="string">
            <text:p>161,</text:p>
          </table:table-cell>
          <table:table-cell table:formula="of:=ADDCOMMA([Blad1.AN42];0)" office:value-type="string" office:string-value="159," calcext:value-type="string">
            <text:p>159,</text:p>
          </table:table-cell>
          <table:table-cell table:formula="of:=ADDCOMMA([Blad1.AO42];0)" office:value-type="string" office:string-value="157," calcext:value-type="string">
            <text:p>157,</text:p>
          </table:table-cell>
          <table:table-cell table:formula="of:=ADDCOMMA([Blad1.AP42];0)" office:value-type="string" office:string-value="155," calcext:value-type="string">
            <text:p>155,</text:p>
          </table:table-cell>
          <table:table-cell table:formula="of:=ADDCOMMA([Blad1.AQ42];0)" office:value-type="string" office:string-value="153," calcext:value-type="string">
            <text:p>153,</text:p>
          </table:table-cell>
          <table:table-cell table:formula="of:=ADDCOMMA([Blad1.AR42];0)" office:value-type="string" office:string-value="151," calcext:value-type="string">
            <text:p>151,</text:p>
          </table:table-cell>
          <table:table-cell table:formula="of:=ADDCOMMA([Blad1.AS42];0)" office:value-type="string" office:string-value="150," calcext:value-type="string">
            <text:p>150,</text:p>
          </table:table-cell>
          <table:table-cell table:formula="of:=ADDCOMMA([Blad1.AT42];0)" office:value-type="string" office:string-value="148," calcext:value-type="string">
            <text:p>148,</text:p>
          </table:table-cell>
          <table:table-cell table:formula="of:=ADDCOMMA([Blad1.AU42];0)" office:value-type="string" office:string-value="146," calcext:value-type="string">
            <text:p>146,</text:p>
          </table:table-cell>
          <table:table-cell table:formula="of:=ADDCOMMA([Blad1.AV42];0)" office:value-type="string" office:string-value="144," calcext:value-type="string">
            <text:p>144,</text:p>
          </table:table-cell>
          <table:table-cell table:formula="of:=ADDCOMMA([Blad1.AW42];0)" office:value-type="string" office:string-value="143," calcext:value-type="string">
            <text:p>143,</text:p>
          </table:table-cell>
          <table:table-cell table:formula="of:=ADDCOMMA([Blad1.AX42];0)" office:value-type="string" office:string-value="141," calcext:value-type="string">
            <text:p>141,</text:p>
          </table:table-cell>
          <table:table-cell table:formula="of:=ADDCOMMA([Blad1.AY42];0)" office:value-type="string" office:string-value="139," calcext:value-type="string">
            <text:p>139,</text:p>
          </table:table-cell>
          <table:table-cell table:formula="of:=ADDCOMMA([Blad1.AZ42];0)" office:value-type="string" office:string-value="137," calcext:value-type="string">
            <text:p>137,</text:p>
          </table:table-cell>
          <table:table-cell table:formula="of:=ADDCOMMA([Blad1.BA42];0)" office:value-type="string" office:string-value="135," calcext:value-type="string">
            <text:p>135,</text:p>
          </table:table-cell>
          <table:table-cell table:formula="of:=ADDCOMMA([Blad1.BB42];0)" office:value-type="string" office:string-value="133," calcext:value-type="string">
            <text:p>133,</text:p>
          </table:table-cell>
          <table:table-cell table:formula="of:=ADDCOMMA([Blad1.BC42];0)" office:value-type="string" office:string-value="131," calcext:value-type="string">
            <text:p>131,</text:p>
          </table:table-cell>
          <table:table-cell table:formula="of:=ADDCOMMA([Blad1.BD42];0)" office:value-type="string" office:string-value="129," calcext:value-type="string">
            <text:p>129,</text:p>
          </table:table-cell>
          <table:table-cell table:number-columns-repeated="2"/>
        </table:table-row>
        <table:table-row table:style-name="ro4">
          <table:table-cell table:formula="of:=ADDCOMMA([Blad1.AK43];0)" office:value-type="string" office:string-value="127," calcext:value-type="string">
            <text:p>127,</text:p>
          </table:table-cell>
          <table:table-cell table:formula="of:=ADDCOMMA([Blad1.AL43];0)" office:value-type="string" office:string-value="125," calcext:value-type="string">
            <text:p>125,</text:p>
          </table:table-cell>
          <table:table-cell table:formula="of:=ADDCOMMA([Blad1.AM43];0)" office:value-type="string" office:string-value="124," calcext:value-type="string">
            <text:p>124,</text:p>
          </table:table-cell>
          <table:table-cell table:formula="of:=ADDCOMMA([Blad1.AN43];0)" office:value-type="string" office:string-value="122," calcext:value-type="string">
            <text:p>122,</text:p>
          </table:table-cell>
          <table:table-cell table:formula="of:=ADDCOMMA([Blad1.AO43];0)" office:value-type="string" office:string-value="119," calcext:value-type="string">
            <text:p>119,</text:p>
          </table:table-cell>
          <table:table-cell table:formula="of:=ADDCOMMA([Blad1.AP43];0)" office:value-type="string" office:string-value="117," calcext:value-type="string">
            <text:p>117,</text:p>
          </table:table-cell>
          <table:table-cell table:formula="of:=ADDCOMMA([Blad1.AQ43];0)" office:value-type="string" office:string-value="115," calcext:value-type="string">
            <text:p>115,</text:p>
          </table:table-cell>
          <table:table-cell table:formula="of:=ADDCOMMA([Blad1.AR43];0)" office:value-type="string" office:string-value="113," calcext:value-type="string">
            <text:p>113,</text:p>
          </table:table-cell>
          <table:table-cell table:formula="of:=ADDCOMMA([Blad1.AS43];0)" office:value-type="string" office:string-value="111," calcext:value-type="string">
            <text:p>111,</text:p>
          </table:table-cell>
          <table:table-cell table:formula="of:=ADDCOMMA([Blad1.AT43];0)" office:value-type="string" office:string-value="109," calcext:value-type="string">
            <text:p>109,</text:p>
          </table:table-cell>
          <table:table-cell table:formula="of:=ADDCOMMA([Blad1.AU43];0)" office:value-type="string" office:string-value="107," calcext:value-type="string">
            <text:p>107,</text:p>
          </table:table-cell>
          <table:table-cell table:formula="of:=ADDCOMMA([Blad1.AV43];0)" office:value-type="string" office:string-value="105," calcext:value-type="string">
            <text:p>105,</text:p>
          </table:table-cell>
          <table:table-cell table:formula="of:=ADDCOMMA([Blad1.AW43];0)" office:value-type="string" office:string-value="104," calcext:value-type="string">
            <text:p>104,</text:p>
          </table:table-cell>
          <table:table-cell table:formula="of:=ADDCOMMA([Blad1.AX43];0)" office:value-type="string" office:string-value="102," calcext:value-type="string">
            <text:p>102,</text:p>
          </table:table-cell>
          <table:table-cell table:formula="of:=ADDCOMMA([Blad1.AY43];0)" office:value-type="string" office:string-value="100," calcext:value-type="string">
            <text:p>100,</text:p>
          </table:table-cell>
          <table:table-cell table:formula="of:=ADDCOMMA([Blad1.AZ43];0)" office:value-type="string" office:string-value="99," calcext:value-type="string">
            <text:p>99,</text:p>
          </table:table-cell>
          <table:table-cell table:formula="of:=ADDCOMMA([Blad1.BA43];0)" office:value-type="string" office:string-value="97," calcext:value-type="string">
            <text:p>97,</text:p>
          </table:table-cell>
          <table:table-cell table:formula="of:=ADDCOMMA([Blad1.BB43];0)" office:value-type="string" office:string-value="95," calcext:value-type="string">
            <text:p>95,</text:p>
          </table:table-cell>
          <table:table-cell table:formula="of:=ADDCOMMA([Blad1.BC43];0)" office:value-type="string" office:string-value="94," calcext:value-type="string">
            <text:p>94,</text:p>
          </table:table-cell>
          <table:table-cell table:formula="of:=ADDCOMMA([Blad1.BD43];0)" office:value-type="string" office:string-value="91," calcext:value-type="string">
            <text:p>91,</text:p>
          </table:table-cell>
          <table:table-cell table:number-columns-repeated="2"/>
        </table:table-row>
        <table:table-row table:style-name="ro4">
          <table:table-cell table:formula="of:=ADDCOMMA([Blad1.AK44];0)" office:value-type="string" office:string-value="89," calcext:value-type="string">
            <text:p>89,</text:p>
          </table:table-cell>
          <table:table-cell table:formula="of:=ADDCOMMA([Blad1.AL44];0)" office:value-type="string" office:string-value="87," calcext:value-type="string">
            <text:p>87,</text:p>
          </table:table-cell>
          <table:table-cell table:formula="of:=ADDCOMMA([Blad1.AM44];0)" office:value-type="string" office:string-value="84," calcext:value-type="string">
            <text:p>84,</text:p>
          </table:table-cell>
          <table:table-cell table:formula="of:=ADDCOMMA([Blad1.AN44];0)" office:value-type="string" office:string-value="82," calcext:value-type="string">
            <text:p>82,</text:p>
          </table:table-cell>
          <table:table-cell table:formula="of:=ADDCOMMA([Blad1.AO44];0)" office:value-type="string" office:string-value="80," calcext:value-type="string">
            <text:p>80,</text:p>
          </table:table-cell>
          <table:table-cell table:formula="of:=ADDCOMMA([Blad1.AP44];0)" office:value-type="string" office:string-value="78," calcext:value-type="string">
            <text:p>78,</text:p>
          </table:table-cell>
          <table:table-cell table:formula="of:=ADDCOMMA([Blad1.AQ44];0)" office:value-type="string" office:string-value="76," calcext:value-type="string">
            <text:p>76,</text:p>
          </table:table-cell>
          <table:table-cell table:formula="of:=ADDCOMMA([Blad1.AR44];0)" office:value-type="string" office:string-value="73," calcext:value-type="string">
            <text:p>73,</text:p>
          </table:table-cell>
          <table:table-cell table:formula="of:=ADDCOMMA([Blad1.AS44];0)" office:value-type="string" office:string-value="71," calcext:value-type="string">
            <text:p>71,</text:p>
          </table:table-cell>
          <table:table-cell table:formula="of:=ADDCOMMA([Blad1.AT44];0)" office:value-type="string" office:string-value="69," calcext:value-type="string">
            <text:p>69,</text:p>
          </table:table-cell>
          <table:table-cell table:formula="of:=ADDCOMMA([Blad1.AU44];0)" office:value-type="string" office:string-value="67," calcext:value-type="string">
            <text:p>67,</text:p>
          </table:table-cell>
          <table:table-cell table:formula="of:=ADDCOMMA([Blad1.AV44];0)" office:value-type="string" office:string-value="65," calcext:value-type="string">
            <text:p>65,</text:p>
          </table:table-cell>
          <table:table-cell table:formula="of:=ADDCOMMA([Blad1.AW44];0)" office:value-type="string" office:string-value="63," calcext:value-type="string">
            <text:p>63,</text:p>
          </table:table-cell>
          <table:table-cell table:formula="of:=ADDCOMMA([Blad1.AX44];0)" office:value-type="string" office:string-value="61," calcext:value-type="string">
            <text:p>61,</text:p>
          </table:table-cell>
          <table:table-cell table:formula="of:=ADDCOMMA([Blad1.AY44];0)" office:value-type="string" office:string-value="59," calcext:value-type="string">
            <text:p>59,</text:p>
          </table:table-cell>
          <table:table-cell table:formula="of:=ADDCOMMA([Blad1.AZ44];0)" office:value-type="string" office:string-value="56," calcext:value-type="string">
            <text:p>56,</text:p>
          </table:table-cell>
          <table:table-cell table:formula="of:=ADDCOMMA([Blad1.BA44];0)" office:value-type="string" office:string-value="54," calcext:value-type="string">
            <text:p>54,</text:p>
          </table:table-cell>
          <table:table-cell table:formula="of:=ADDCOMMA([Blad1.BB44];0)" office:value-type="string" office:string-value="51," calcext:value-type="string">
            <text:p>51,</text:p>
          </table:table-cell>
          <table:table-cell table:formula="of:=ADDCOMMA([Blad1.BC44];0)" office:value-type="string" office:string-value="49," calcext:value-type="string">
            <text:p>49,</text:p>
          </table:table-cell>
          <table:table-cell table:formula="of:=ADDCOMMA([Blad1.BD44];0)" office:value-type="string" office:string-value="46," calcext:value-type="string">
            <text:p>46,</text:p>
          </table:table-cell>
          <table:table-cell table:number-columns-repeated="2"/>
        </table:table-row>
        <table:table-row table:style-name="ro4">
          <table:table-cell table:formula="of:=ADDCOMMA([Blad1.AK45];0)" office:value-type="string" office:string-value="43," calcext:value-type="string">
            <text:p>43,</text:p>
          </table:table-cell>
          <table:table-cell table:formula="of:=ADDCOMMA([Blad1.AL45];0)" office:value-type="string" office:string-value="40," calcext:value-type="string">
            <text:p>40,</text:p>
          </table:table-cell>
          <table:table-cell table:formula="of:=ADDCOMMA([Blad1.AM45];0)" office:value-type="string" office:string-value="37," calcext:value-type="string">
            <text:p>37,</text:p>
          </table:table-cell>
          <table:table-cell table:formula="of:=ADDCOMMA([Blad1.AN45];0)" office:value-type="string" office:string-value="34," calcext:value-type="string">
            <text:p>34,</text:p>
          </table:table-cell>
          <table:table-cell table:formula="of:=ADDCOMMA([Blad1.AO45];0)" office:value-type="string" office:string-value="31," calcext:value-type="string">
            <text:p>31,</text:p>
          </table:table-cell>
          <table:table-cell table:formula="of:=ADDCOMMA([Blad1.AP45];0)" office:value-type="string" office:string-value="28," calcext:value-type="string">
            <text:p>28,</text:p>
          </table:table-cell>
          <table:table-cell table:formula="of:=ADDCOMMA([Blad1.AQ45];0)" office:value-type="string" office:string-value="26," calcext:value-type="string">
            <text:p>26,</text:p>
          </table:table-cell>
          <table:table-cell table:formula="of:=ADDCOMMA([Blad1.AR45];0)" office:value-type="string" office:string-value="23," calcext:value-type="string">
            <text:p>23,</text:p>
          </table:table-cell>
          <table:table-cell table:formula="of:=ADDCOMMA([Blad1.AS45];0)" office:value-type="string" office:string-value="20," calcext:value-type="string">
            <text:p>20,</text:p>
          </table:table-cell>
          <table:table-cell table:formula="of:=ADDCOMMA([Blad1.AT45];0)" office:value-type="string" office:string-value="17," calcext:value-type="string">
            <text:p>17,</text:p>
          </table:table-cell>
          <table:table-cell table:formula="of:=ADDCOMMA([Blad1.AU45];0)" office:value-type="string" office:string-value="15," calcext:value-type="string">
            <text:p>15,</text:p>
          </table:table-cell>
          <table:table-cell table:formula="of:=ADDCOMMA([Blad1.AV45];0)" office:value-type="string" office:string-value="12," calcext:value-type="string">
            <text:p>12,</text:p>
          </table:table-cell>
          <table:table-cell table:formula="of:=ADDCOMMA([Blad1.AW45];0)" office:value-type="string" office:string-value="9," calcext:value-type="string">
            <text:p>9,</text:p>
          </table:table-cell>
          <table:table-cell table:formula="of:=ADDCOMMA([Blad1.AX45];0)" office:value-type="string" office:string-value="6," calcext:value-type="string">
            <text:p>6,</text:p>
          </table:table-cell>
          <table:table-cell table:formula="of:=ADDCOMMA([Blad1.AY45];0)" office:value-type="string" office:string-value="3," calcext:value-type="string">
            <text:p>3,</text:p>
          </table:table-cell>
          <table:table-cell table:formula="of:=ADDCOMMA([Blad1.AZ45];0)" office:value-type="string" office:string-value="1," calcext:value-type="string">
            <text:p>1,</text:p>
          </table:table-cell>
          <table:table-cell table:formula="of:=ADDCOMMA([Blad1.BA45];0)" office:value-type="string" office:string-value="254," calcext:value-type="string">
            <text:p>254,</text:p>
          </table:table-cell>
          <table:table-cell table:formula="of:=ADDCOMMA([Blad1.BB45];0)" office:value-type="string" office:string-value="252," calcext:value-type="string">
            <text:p>252,</text:p>
          </table:table-cell>
          <table:table-cell table:formula="of:=ADDCOMMA([Blad1.BC45];0)" office:value-type="string" office:string-value="250," calcext:value-type="string">
            <text:p>250,</text:p>
          </table:table-cell>
          <table:table-cell table:formula="of:=ADDCOMMA([Blad1.BD45];0)" office:value-type="string" office:string-value="247," calcext:value-type="string">
            <text:p>247,</text:p>
          </table:table-cell>
          <table:table-cell table:number-columns-repeated="2"/>
        </table:table-row>
        <table:table-row table:style-name="ro4">
          <table:table-cell table:formula="of:=ADDCOMMA([Blad1.AK46];0)" office:value-type="string" office:string-value="244," calcext:value-type="string">
            <text:p>244,</text:p>
          </table:table-cell>
          <table:table-cell table:formula="of:=ADDCOMMA([Blad1.AL46];0)" office:value-type="string" office:string-value="241," calcext:value-type="string">
            <text:p>241,</text:p>
          </table:table-cell>
          <table:table-cell table:formula="of:=ADDCOMMA([Blad1.AM46];0)" office:value-type="string" office:string-value="238," calcext:value-type="string">
            <text:p>238,</text:p>
          </table:table-cell>
          <table:table-cell table:formula="of:=ADDCOMMA([Blad1.AN46];0)" office:value-type="string" office:string-value="234," calcext:value-type="string">
            <text:p>234,</text:p>
          </table:table-cell>
          <table:table-cell table:formula="of:=ADDCOMMA([Blad1.AO46];0)" office:value-type="string" office:string-value="229," calcext:value-type="string">
            <text:p>229,</text:p>
          </table:table-cell>
          <table:table-cell table:formula="of:=ADDCOMMA([Blad1.AP46];0)" office:value-type="string" office:string-value="225," calcext:value-type="string">
            <text:p>225,</text:p>
          </table:table-cell>
          <table:table-cell table:formula="of:=ADDCOMMA([Blad1.AQ46];0)" office:value-type="string" office:string-value="220," calcext:value-type="string">
            <text:p>220,</text:p>
          </table:table-cell>
          <table:table-cell table:formula="of:=ADDCOMMA([Blad1.AR46];0)" office:value-type="string" office:string-value="215," calcext:value-type="string">
            <text:p>215,</text:p>
          </table:table-cell>
          <table:table-cell table:formula="of:=ADDCOMMA([Blad1.AS46];0)" office:value-type="string" office:string-value="211," calcext:value-type="string">
            <text:p>211,</text:p>
          </table:table-cell>
          <table:table-cell table:formula="of:=ADDCOMMA([Blad1.AT46];0)" office:value-type="string" office:string-value="206," calcext:value-type="string">
            <text:p>206,</text:p>
          </table:table-cell>
          <table:table-cell table:formula="of:=ADDCOMMA([Blad1.AU46];0)" office:value-type="string" office:string-value="202," calcext:value-type="string">
            <text:p>202,</text:p>
          </table:table-cell>
          <table:table-cell table:formula="of:=ADDCOMMA([Blad1.AV46];0)" office:value-type="string" office:string-value="197," calcext:value-type="string">
            <text:p>197,</text:p>
          </table:table-cell>
          <table:table-cell table:formula="of:=ADDCOMMA([Blad1.AW46];0)" office:value-type="string" office:string-value="193," calcext:value-type="string">
            <text:p>193,</text:p>
          </table:table-cell>
          <table:table-cell table:formula="of:=ADDCOMMA([Blad1.AX46];0)" office:value-type="string" office:string-value="189," calcext:value-type="string">
            <text:p>189,</text:p>
          </table:table-cell>
          <table:table-cell table:formula="of:=ADDCOMMA([Blad1.AY46];0)" office:value-type="string" office:string-value="186," calcext:value-type="string">
            <text:p>186,</text:p>
          </table:table-cell>
          <table:table-cell table:formula="of:=ADDCOMMA([Blad1.AZ46];0)" office:value-type="string" office:string-value="182," calcext:value-type="string">
            <text:p>182,</text:p>
          </table:table-cell>
          <table:table-cell table:formula="of:=ADDCOMMA([Blad1.BA46];0)" office:value-type="string" office:string-value="179," calcext:value-type="string">
            <text:p>179,</text:p>
          </table:table-cell>
          <table:table-cell table:formula="of:=ADDCOMMA([Blad1.BB46];0)" office:value-type="string" office:string-value="175," calcext:value-type="string">
            <text:p>175,</text:p>
          </table:table-cell>
          <table:table-cell table:formula="of:=ADDCOMMA([Blad1.BC46];0)" office:value-type="string" office:string-value="172," calcext:value-type="string">
            <text:p>172,</text:p>
          </table:table-cell>
          <table:table-cell table:formula="of:=ADDCOMMA([Blad1.BD46];0)" office:value-type="string" office:string-value="168," calcext:value-type="string">
            <text:p>168,</text:p>
          </table:table-cell>
          <table:table-cell table:number-columns-repeated="2"/>
        </table:table-row>
        <table:table-row table:style-name="ro4">
          <table:table-cell table:formula="of:=ADDCOMMA([Blad1.AK47];0)" office:value-type="string" office:string-value="162," calcext:value-type="string">
            <text:p>162,</text:p>
          </table:table-cell>
          <table:table-cell table:formula="of:=ADDCOMMA([Blad1.AL47];0)" office:value-type="string" office:string-value="157," calcext:value-type="string">
            <text:p>157,</text:p>
          </table:table-cell>
          <table:table-cell table:formula="of:=ADDCOMMA([Blad1.AM47];0)" office:value-type="string" office:string-value="151," calcext:value-type="string">
            <text:p>151,</text:p>
          </table:table-cell>
          <table:table-cell table:formula="of:=ADDCOMMA([Blad1.AN47];0)" office:value-type="string" office:string-value="146," calcext:value-type="string">
            <text:p>146,</text:p>
          </table:table-cell>
          <table:table-cell table:formula="of:=ADDCOMMA([Blad1.AO47];0)" office:value-type="string" office:string-value="140," calcext:value-type="string">
            <text:p>140,</text:p>
          </table:table-cell>
          <table:table-cell table:formula="of:=ADDCOMMA([Blad1.AP47];0)" office:value-type="string" office:string-value="135," calcext:value-type="string">
            <text:p>135,</text:p>
          </table:table-cell>
          <table:table-cell table:formula="of:=ADDCOMMA([Blad1.AQ47];0)" office:value-type="string" office:string-value="131," calcext:value-type="string">
            <text:p>131,</text:p>
          </table:table-cell>
          <table:table-cell table:formula="of:=ADDCOMMA([Blad1.AR47];0)" office:value-type="string" office:string-value="128," calcext:value-type="string">
            <text:p>128,</text:p>
          </table:table-cell>
          <table:table-cell table:formula="of:=ADDCOMMA([Blad1.AS47];0)" office:value-type="string" office:string-value="124," calcext:value-type="string">
            <text:p>124,</text:p>
          </table:table-cell>
          <table:table-cell table:formula="of:=ADDCOMMA([Blad1.AT47];0)" office:value-type="string" office:string-value="121," calcext:value-type="string">
            <text:p>121,</text:p>
          </table:table-cell>
          <table:table-cell table:formula="of:=ADDCOMMA([Blad1.AU47];0)" office:value-type="string" office:string-value="118," calcext:value-type="string">
            <text:p>118,</text:p>
          </table:table-cell>
          <table:table-cell table:formula="of:=ADDCOMMA([Blad1.AV47];0)" office:value-type="string" office:string-value="115," calcext:value-type="string">
            <text:p>115,</text:p>
          </table:table-cell>
          <table:table-cell table:formula="of:=ADDCOMMA([Blad1.AW47];0)" office:value-type="string" office:string-value="111," calcext:value-type="string">
            <text:p>111,</text:p>
          </table:table-cell>
          <table:table-cell table:formula="of:=ADDCOMMA([Blad1.AX47];0)" office:value-type="string" office:string-value="108," calcext:value-type="string">
            <text:p>108,</text:p>
          </table:table-cell>
          <table:table-cell table:formula="of:=ADDCOMMA([Blad1.AY47];0)" office:value-type="string" office:string-value="105," calcext:value-type="string">
            <text:p>105,</text:p>
          </table:table-cell>
          <table:table-cell table:formula="of:=ADDCOMMA([Blad1.AZ47];0)" office:value-type="string" office:string-value="101," calcext:value-type="string">
            <text:p>101,</text:p>
          </table:table-cell>
          <table:table-cell table:formula="of:=ADDCOMMA([Blad1.BA47];0)" office:value-type="string" office:string-value="97," calcext:value-type="string">
            <text:p>97,</text:p>
          </table:table-cell>
          <table:table-cell table:formula="of:=ADDCOMMA([Blad1.BB47];0)" office:value-type="string" office:string-value="93," calcext:value-type="string">
            <text:p>93,</text:p>
          </table:table-cell>
          <table:table-cell table:formula="of:=ADDCOMMA([Blad1.BC47];0)" office:value-type="string" office:string-value="88," calcext:value-type="string">
            <text:p>88,</text:p>
          </table:table-cell>
          <table:table-cell table:formula="of:=ADDCOMMA([Blad1.BD47];0)" office:value-type="string" office:string-value="83," calcext:value-type="string">
            <text:p>83,</text:p>
          </table:table-cell>
          <table:table-cell table:number-columns-repeated="2"/>
        </table:table-row>
        <table:table-row table:style-name="ro4">
          <table:table-cell table:formula="of:=ADDCOMMA([Blad1.AK48];0)" office:value-type="string" office:string-value="78," calcext:value-type="string">
            <text:p>78,</text:p>
          </table:table-cell>
          <table:table-cell table:formula="of:=ADDCOMMA([Blad1.AL48];0)" office:value-type="string" office:string-value="73," calcext:value-type="string">
            <text:p>73,</text:p>
          </table:table-cell>
          <table:table-cell table:formula="of:=ADDCOMMA([Blad1.AM48];0)" office:value-type="string" office:string-value="68," calcext:value-type="string">
            <text:p>68,</text:p>
          </table:table-cell>
          <table:table-cell table:formula="of:=ADDCOMMA([Blad1.AN48];0)" office:value-type="string" office:string-value="62," calcext:value-type="string">
            <text:p>62,</text:p>
          </table:table-cell>
          <table:table-cell table:formula="of:=ADDCOMMA([Blad1.AO48];0)" office:value-type="string" office:string-value="56," calcext:value-type="string">
            <text:p>56,</text:p>
          </table:table-cell>
          <table:table-cell table:formula="of:=ADDCOMMA([Blad1.AP48];0)" office:value-type="string" office:string-value="50," calcext:value-type="string">
            <text:p>50,</text:p>
          </table:table-cell>
          <table:table-cell table:formula="of:=ADDCOMMA([Blad1.AQ48];0)" office:value-type="string" office:string-value="43," calcext:value-type="string">
            <text:p>43,</text:p>
          </table:table-cell>
          <table:table-cell table:formula="of:=ADDCOMMA([Blad1.AR48];0)" office:value-type="string" office:string-value="37," calcext:value-type="string">
            <text:p>37,</text:p>
          </table:table-cell>
          <table:table-cell table:formula="of:=ADDCOMMA([Blad1.AS48];0)" office:value-type="string" office:string-value="30," calcext:value-type="string">
            <text:p>30,</text:p>
          </table:table-cell>
          <table:table-cell table:formula="of:=ADDCOMMA([Blad1.AT48];0)" office:value-type="string" office:string-value="24," calcext:value-type="string">
            <text:p>24,</text:p>
          </table:table-cell>
          <table:table-cell table:formula="of:=ADDCOMMA([Blad1.AU48];0)" office:value-type="string" office:string-value="19," calcext:value-type="string">
            <text:p>19,</text:p>
          </table:table-cell>
          <table:table-cell table:formula="of:=ADDCOMMA([Blad1.AV48];0)" office:value-type="string" office:string-value="14," calcext:value-type="string">
            <text:p>14,</text:p>
          </table:table-cell>
          <table:table-cell table:formula="of:=ADDCOMMA([Blad1.AW48];0)" office:value-type="string" office:string-value="9," calcext:value-type="string">
            <text:p>9,</text:p>
          </table:table-cell>
          <table:table-cell table:formula="of:=ADDCOMMA([Blad1.AX48];0)" office:value-type="string" office:string-value="4," calcext:value-type="string">
            <text:p>4,</text:p>
          </table:table-cell>
          <table:table-cell table:formula="of:=ADDCOMMA([Blad1.AY48];0)" office:value-type="string" office:string-value="255," calcext:value-type="string">
            <text:p>255,</text:p>
          </table:table-cell>
          <table:table-cell table:formula="of:=ADDCOMMA([Blad1.AZ48];0)" office:value-type="string" office:string-value="250," calcext:value-type="string">
            <text:p>250,</text:p>
          </table:table-cell>
          <table:table-cell table:formula="of:=ADDCOMMA([Blad1.BA48];0)" office:value-type="string" office:string-value="245," calcext:value-type="string">
            <text:p>245,</text:p>
          </table:table-cell>
          <table:table-cell table:formula="of:=ADDCOMMA([Blad1.BB48];0)" office:value-type="string" office:string-value="240," calcext:value-type="string">
            <text:p>240,</text:p>
          </table:table-cell>
          <table:table-cell table:formula="of:=ADDCOMMA([Blad1.BC48];0)" office:value-type="string" office:string-value="235," calcext:value-type="string">
            <text:p>235,</text:p>
          </table:table-cell>
          <table:table-cell table:formula="of:=ADDCOMMA([Blad1.BD48];0)" office:value-type="string" office:string-value="228," calcext:value-type="string">
            <text:p>228,</text:p>
          </table:table-cell>
          <table:table-cell table:number-columns-repeated="2"/>
        </table:table-row>
        <table:table-row table:style-name="ro4">
          <table:table-cell table:formula="of:=ADDCOMMA([Blad1.AK49];0)" office:value-type="string" office:string-value="221," calcext:value-type="string">
            <text:p>221,</text:p>
          </table:table-cell>
          <table:table-cell table:formula="of:=ADDCOMMA([Blad1.AL49];0)" office:value-type="string" office:string-value="214," calcext:value-type="string">
            <text:p>214,</text:p>
          </table:table-cell>
          <table:table-cell table:formula="of:=ADDCOMMA([Blad1.AM49];0)" office:value-type="string" office:string-value="207," calcext:value-type="string">
            <text:p>207,</text:p>
          </table:table-cell>
          <table:table-cell table:formula="of:=ADDCOMMA([Blad1.AN49];0)" office:value-type="string" office:string-value="200," calcext:value-type="string">
            <text:p>200,</text:p>
          </table:table-cell>
          <table:table-cell table:formula="of:=ADDCOMMA([Blad1.AO49];0)" office:value-type="string" office:string-value="192," calcext:value-type="string">
            <text:p>192,</text:p>
          </table:table-cell>
          <table:table-cell table:formula="of:=ADDCOMMA([Blad1.AP49];0)" office:value-type="string" office:string-value="184," calcext:value-type="string">
            <text:p>184,</text:p>
          </table:table-cell>
          <table:table-cell table:formula="of:=ADDCOMMA([Blad1.AQ49];0)" office:value-type="string" office:string-value="176," calcext:value-type="string">
            <text:p>176,</text:p>
          </table:table-cell>
          <table:table-cell table:formula="of:=ADDCOMMA([Blad1.AR49];0)" office:value-type="string" office:string-value="168," calcext:value-type="string">
            <text:p>168,</text:p>
          </table:table-cell>
          <table:table-cell table:formula="of:=ADDCOMMA([Blad1.AS49];0)" office:value-type="string" office:string-value="160," calcext:value-type="string">
            <text:p>160,</text:p>
          </table:table-cell>
          <table:table-cell table:formula="of:=ADDCOMMA([Blad1.AT49];0)" office:value-type="string" office:string-value="153," calcext:value-type="string">
            <text:p>153,</text:p>
          </table:table-cell>
          <table:table-cell table:formula="of:=ADDCOMMA([Blad1.AU49];0)" office:value-type="string" office:string-value="145," calcext:value-type="string">
            <text:p>145,</text:p>
          </table:table-cell>
          <table:table-cell table:formula="of:=ADDCOMMA([Blad1.AV49];0)" office:value-type="string" office:string-value="137," calcext:value-type="string">
            <text:p>137,</text:p>
          </table:table-cell>
          <table:table-cell table:formula="of:=ADDCOMMA([Blad1.AW49];0)" office:value-type="string" office:string-value="130," calcext:value-type="string">
            <text:p>130,</text:p>
          </table:table-cell>
          <table:table-cell table:formula="of:=ADDCOMMA([Blad1.AX49];0)" office:value-type="string" office:string-value="123," calcext:value-type="string">
            <text:p>123,</text:p>
          </table:table-cell>
          <table:table-cell table:formula="of:=ADDCOMMA([Blad1.AY49];0)" office:value-type="string" office:string-value="116," calcext:value-type="string">
            <text:p>116,</text:p>
          </table:table-cell>
          <table:table-cell table:formula="of:=ADDCOMMA([Blad1.AZ49];0)" office:value-type="string" office:string-value="110," calcext:value-type="string">
            <text:p>110,</text:p>
          </table:table-cell>
          <table:table-cell table:formula="of:=ADDCOMMA([Blad1.BA49];0)" office:value-type="string" office:string-value="104," calcext:value-type="string">
            <text:p>104,</text:p>
          </table:table-cell>
          <table:table-cell table:formula="of:=ADDCOMMA([Blad1.BB49];0)" office:value-type="string" office:string-value="98," calcext:value-type="string">
            <text:p>98,</text:p>
          </table:table-cell>
          <table:table-cell table:formula="of:=ADDCOMMA([Blad1.BC49];0)" office:value-type="string" office:string-value="92," calcext:value-type="string">
            <text:p>92,</text:p>
          </table:table-cell>
          <table:table-cell table:formula="of:=ADDCOMMA([Blad1.BD49];0)" office:value-type="string" office:string-value="87," calcext:value-type="string">
            <text:p>87,</text:p>
          </table:table-cell>
          <table:table-cell table:number-columns-repeated="2"/>
        </table:table-row>
        <table:table-row table:style-name="ro4">
          <table:table-cell table:formula="of:=ADDCOMMA([Blad1.AK50];0)" office:value-type="string" office:string-value="82," calcext:value-type="string">
            <text:p>82,</text:p>
          </table:table-cell>
          <table:table-cell table:formula="of:=ADDCOMMA([Blad1.AL50];0)" office:value-type="string" office:string-value="77," calcext:value-type="string">
            <text:p>77,</text:p>
          </table:table-cell>
          <table:table-cell table:formula="of:=ADDCOMMA([Blad1.AM50];0)" office:value-type="string" office:string-value="72," calcext:value-type="string">
            <text:p>72,</text:p>
          </table:table-cell>
          <table:table-cell table:formula="of:=ADDCOMMA([Blad1.AN50];0)" office:value-type="string" office:string-value="68," calcext:value-type="string">
            <text:p>68,</text:p>
          </table:table-cell>
          <table:table-cell table:formula="of:=ADDCOMMA([Blad1.AO50];0)" office:value-type="string" office:string-value="64," calcext:value-type="string">
            <text:p>64,</text:p>
          </table:table-cell>
          <table:table-cell table:formula="of:=ADDCOMMA([Blad1.AP50];0)" office:value-type="string" office:string-value="60," calcext:value-type="string">
            <text:p>60,</text:p>
          </table:table-cell>
          <table:table-cell table:formula="of:=ADDCOMMA([Blad1.AQ50];0)" office:value-type="string" office:string-value="50," calcext:value-type="string">
            <text:p>50,</text:p>
          </table:table-cell>
          <table:table-cell table:formula="of:=ADDCOMMA([Blad1.AR50];0)" office:value-type="string" office:string-value="40," calcext:value-type="string">
            <text:p>40,</text:p>
          </table:table-cell>
          <table:table-cell table:formula="of:=ADDCOMMA([Blad1.AS50];0)" office:value-type="string" office:string-value="20," calcext:value-type="string">
            <text:p>20,</text:p>
          </table:table-cell>
          <table:table-cell table:formula="of:=ADDCOMMA([Blad1.AT50];0)" office:value-type="string" office:string-value="0," calcext:value-type="string">
            <text:p>0,</text:p>
          </table:table-cell>
          <table:table-cell table:number-columns-repeated="12"/>
        </table:table-row>
        <table:table-row table:style-name="ro4">
          <table:table-cell table:number-columns-repeated="22"/>
        </table:table-row>
      </table:table>
      <table:named-expressions/>
      <table:database-ranges>
        <table:database-range table:name="__Anonymous_Sheet_DB__0" table:target-range-address="Blad1.N347:Blad1.R35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percentage-style style:name="N119">
      <number:number number:decimal-places="1" loext:min-decimal-places="1" number:min-integer-digits="1"/>
      <number:text>%</number:text>
    </number:percentage-style>
    <number:number-style style:name="N120">
      <number:number number:decimal-places="4" loext:min-decimal-places="4" number:min-integer-digits="1"/>
    </number:number-style>
    <number:percentage-style style:name="N121">
      <number:number number:decimal-places="4" loext:min-decimal-places="4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-00-0000</text:date>, <text:time style:data-style-name="N2" text:time-value="16:18:49.834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0:13:28.922000000</meta:creation-date>
    <dc:date>2016-03-04T16:19:44.412000000</dc:date>
    <meta:editing-duration>PT3H7M28S</meta:editing-duration>
    <meta:editing-cycles>18</meta:editing-cycles>
    <meta:generator>LibreOffice/5.1.0.3$Windows_x86 LibreOffice_project/5e3e00a007d9b3b6efb6797a8b8e57b51ab1f737</meta:generator>
    <meta:document-statistic meta:table-count="3" meta:cell-count="497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    Function PINTERP(xtab, ytab, x, Optional Linear)
    '
    ' PINTERP Version 1.0.0
    '
    ' OpenOffice.org Calc BASIC Spreadsheet Interpolation Macro
    '
    ' Copyright (C) 2010  Eric J. Geyer
    '
    ' This PINTERP function is free software: you can redistribute it
    ' and/or modify it under the terms of the GNU Lesser General Public
    ' License as published by the Free Software Foundation, either
    ' version 3 of the License, or (at your option) any later version.
    '
    ' This program is distributed in the hope that it will be useful,
    ' but WITHOUT ANY WARRANTY; without even the implied warranty of
    ' MERCHANTABILITY or FITNESS FOR A PARTICULAR PURPOSE.  See the
    ' GNU Lesser General Public License for more details.
    '
    ' You should have received a copy of the GNU Lesser General Public License
    ' along with this program.  If not, see &lt;http://www.gnu.org/licenses/&gt;.
    '
    ' Eric J. Geyer
    ' geyerej@gmail.com
    ' 405 Lippershey Ct.
    ' Cary, NC 27513
    '
    ' Input:
    '   xtab:  array of n x values
    '   ytab:  array of n y values
    '      x:  interpolant
    ' Linear:  optional boolean; forces linear interpolation if &gt;0
    '
    ' Output:
    '      y:  interpolated y at x
    '
    ' Interpolation method:
    '     n=2: linear
    '     n=3: quadratic
    '     n&gt;3: average of two possible quadratics through nearest 4 local points
    '  Linear: linear if optional Linear argument is true
    '
    ' Cubic spline not used due to spreadsheet macro run time issues.
    ' Calculation time is prohibitive if calls to such a macro were copied to a
    ' very large number of spreadsheet cells with potential for different table
    ' input on each call, because this would require solving the spline matrix
    ' for every call.  A simple average of the two possible quadratics through
    ' the nearest 4 local points (excepting single quadratic for end intervals)
    ' is nearly as good (i.e., cubic for equal spaced interior points), without
    ' this run time penalty.
    '
    Dim coltables, descending As Boolean
    Dim nx, lo, hi, mid, nquad As Long
    Dim quad, b1, b2 As Double
    Dim delhilo, dellolo1, delhilo1, delhi1hi,delhi1lo As Double
    '
    ' Default is more accurate quadratic interpolation
    ' Linear interpolation is for exceptional cases only
    '
    If IsMissing(Linear) Then Linear=0
    '
    ' Determine if input tables are in columns or rows
    '
    coltables=(UBound(xtab,1)&gt; UBound(xtab,2))
    '
    If (coltables) Then
    '
    ' Data tables are arranged in columns
    '
    ' Check Input Data
    ' Avoid loop counting data as it is inefficient for large tables
    '
      nx=UBound(xtab,1)
      If (nx&lt;2) Then
        PINTERP="Error: nX&lt;2"
        Exit Function
      End If
    '
      If (nx&lt;&gt;UBound(ytab,1)) Then
        PINTERP="Error: nX&lt;&gt;nY"
        Exit Function
      End If
    '
    ' Allow limited extrapolation
    '
      If (((xtab(1,1)-x(1,1))/(xtab(2,1)-xtab(1,1))) &gt;0.20 or _
      ((x(1,1)-xtab(nx,1))/(xtab(nx,1)-xtab(nx-1,1)))&gt;0.20) Then
        PINTERP="Error: &gt;20% extrapolation"
        Exit Function
      End If
    '
    ' Locate interval containing x with bisection
    ' Run time is very important for huge spreadsheet tables:
    '  a) Do not test for table order(via descending Xor...) inside Loop
    '  b) Do not check equality inside Loop
    ' Run time is not important at all for small tables:
    '  a) Accept 1 extra iteration to avoid equality check in loop
    '
      descending=(xtab(1,1)&gt;xtab(nx,1))
      lo=1
      hi=nX
      If (descending) Then
        Do While (lo&lt;hi)
          'do not use average to avoid addition overflow; note backslash integer divide
          mid=lo+(hi-lo)\2
          If (x(1,1)&lt;xtab(mid,1)) Then
            lo=mid+1
          Else
            hi=mid
          End If
        Loop
      Else
        Do While (lo&lt;hi)
          'note no averaging to prevent addition overflow; and backslash integer divide
          mid=lo+(hi-lo)\2
          If (x(1,1)&gt;xtab(mid,1)) Then
            lo=mid+1
          Else
            hi=mid
          End If
        Loop
      End If
      If (descending Xor (x(1,1)&gt;xtab(1,1))) Then
        lo=hi-1
      Else
        hi=lo+1
      End If
    '
    ' Check for divide by zero and save result for re-use.
    '
      delhilo=(xtab(hi,1)-xtab(lo,1))
      If (delhilo=0) Then
        PINTERP="Error: Equal X values"
        Exit Function
      End If
    '
    ' Linear for 2 points
    '
      If nx&lt;3 or Linear Then
        PINTERP=ytab(lo,1)+(x(1,1)-xtab(lo,1))/delhilo*(ytab(hi,1)-ytab(lo,1))
        Exit Function
      End IF
    '
    ' Compute possible Newton quadratic polynomials
    '
      nquad=0
      quad=0
      If lo&gt;1 Then
    '
        dellolo1=(xtab(lo,1)-xtab(lo-1,1))
        If (dellolo1=0) Then
          PINTERP="Error: Equal X values"
          Exit Function
        End If
    '
        delhilo1=(xtab(hi,1)-xtab(lo-1,1))
        If (delhilo1=0) Then
          PINTERP="Error: Equal X values"
          Exit Function
        End If
    '
        b1=(ytab(lo,1)-ytab(lo-1,1))/dellolo1
        b2=((ytab(hi,1)-ytab(lo,1))/delhilo-b1)/delhilo1
        quad=ytab(lo-1,1)+b1*(x(1,1)-xtab(lo-1,1))+b2*(x(1,1)-xtab(lo-1,1))*(x(1,1)-xtab(lo,1))
        nquad=nquad+1
      End If
      If hi&lt;nx Then
    '
        delhi1hi=(xtab(hi+1,1)-xtab(hi,1))
        If (delhi1hi=0) Then
          PINTERP="Error: Equal X values"
          Exit Function
        End If
    '
        delhi1lo=(xtab(hi+1,1)-xtab(lo,1))
        If (delhi1lo=0) Then
          PINTERP="Error: Equal X values"
          Exit Function
        End If
    ' 
        b1=(ytab(hi,1)-ytab(lo,1))/delhilo
        b2=((ytab(hi+1,1)-ytab(hi,1))/delhi1hi-b1)/delhi1lo
        quad=quad+ytab(lo,1)+b1*(x(1,1)-xtab(lo,1))+b2*(x(1,1)-xtab(lo,1))*(x(1,1)-xtab(hi,1))
        nquad=nquad+1
      End If
    '
      PINTERP=quad/nquad
    Else
    '
    ' Data tables are arranged in rows
    '
    ' Check Input Data
    ' Avoid loop counting data as it is inefficient for large tables
    '
      nx=UBound(xtab,2)
      If (nx&lt;2) Then
        PINTERP="Error: nX&lt;2"
        Exit Function
      End If
    '
      If (nx&lt;&gt;UBound(ytab,2)) Then
        PINTERP="Error: nX&lt;&gt;nY"
        Exit Function
      End If
    '
    ' Allow limited extrapolation
    '
      If (((xtab(1,1)-x(1,1))/(xtab(1,2)-xtab(1,1))) &gt;0.20 or _
      ((x(1,1)-xtab(1,nx))/(xtab(1,nx)-xtab(1,nx-1)))&gt;0.20) Then
        PINTERP="Error: &gt;20% extrapolation"
        Exit Function
      End If
    '
    ' Locate interval containing x with bisection
    ' Run time is very important for huge spreadsheet tables:
    '  a) Do not test for table order(via descending Xor...) inside Loop
    '  b) Do not check equality inside Loop
    ' Run time is not important at all for small tables:
    '  a) Accept 1 extra iteration to avoid equality check in loop
    '
      descending=(xtab(1,1)&gt;xtab(1,nx))
      lo=1
      hi=nX
      If (descending) Then
        Do While (lo&lt;hi)
          'do not use average to avoid addition overflow; note backslash integer divide
          mid=lo+(hi-lo)\2
          If (x(1,1)&lt;xtab(1,mid)) Then
            lo=mid+1
          Else
            hi=mid
          End If
        Loop
      Else
        Do While (lo&lt;hi)
          'note no averaging to prevent addition overflow; and backslash integer divide
          mid=lo+(hi-lo)\2
          If (x(1,1)&gt;xtab(1,mid)) Then
            lo=mid+1
          Else
            hi=mid
          End If
        Loop
      End If
      If (descending Xor (x(1,1)&gt;xtab(1,1))) Then
        lo=hi-1
      Else
        hi=lo+1
      End If
    '
    ' Check for divide by zero and save result for re-use.
    '
      delhilo=(xtab(1,hi)-xtab(1,lo))
      If (delhilo=0) Then
        PINTERP="Error: Equal X values"
        Exit Function
      End If
    '
    ' Linear for 2 points
    '
      If nx&lt;3 or Linear Then
        PINTERP=ytab(1,lo)+(x(1,1)-xtab(1,lo))/delhilo*(ytab(1,hi)-ytab(1,lo))
        Exit Function
      End IF
    '
    ' Compute possible Newton quadratic polynomials
    '
      nquad=0
      quad=0
      If lo&gt;1 Then
    '
        dellolo1=(xtab(1,lo)-xtab(1,lo-1))
        If (dellolo1=0) Then
          PINTERP="Error: Equal X values"
          Exit Function
        End If
    '
        delhilo1=(xtab(1,hi)-xtab(1,lo-1))
        If (delhilo1=0) Then
          PINTERP="Error: Equal X values"
          Exit Function
        End If
    '
        b1=(ytab(1,lo)-ytab(1,lo-1))/dellolo1
        b2=((ytab(1,hi)-ytab(1,lo))/delhilo-b1)/delhilo1
        quad=ytab(1,lo-1)+b1*(x(1,1)-xtab(1,lo-1))+b2*(x(1,1)-xtab(1,lo-1))*(x(1,1)-xtab(1,lo))
        nquad=nquad+1
      End If
      If hi&lt;nx Then
    '
        delhi1hi=(xtab(1,hi+1)-xtab(1,hi))
        If (delhi1hi=0) Then
          PINTERP="Error: Equal X values"
          Exit Function
        End If
    '
        delhi1lo=(xtab(1,hi+1)-xtab(1,lo))
        If (delhi1lo=0) Then
          PINTERP="Error: Equal X values"
          Exit Function
        End If
    ' 
        b1=(ytab(1,hi)-ytab(1,lo))/delhilo
        b2=((ytab(1,hi+1)-ytab(1,hi))/delhi1hi-b1)/delhi1lo
        quad=quad+ytab(1,lo)+b1*(x(1,1)-xtab(1,lo))+b2*(x(1,1)-xtab(1,lo))*(x(1,1)-xtab(1,hi))
        nquad=nquad+1
      End If
    '
      PINTERP=quad/nquad
    End If
    End Function

Sub Macro1

End Sub

Sub Macro2
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
End Sub

Public Function AddComma(n)

AddComma = Format(n, "##0") + ","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